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E1000000EE426FBB72.png" manifest:media-type="image/png"/>
  <manifest:file-entry manifest:full-path="Pictures/100000000000030C000002AFF556B41D.png" manifest:media-type="image/png"/>
  <manifest:file-entry manifest:full-path="Pictures/10000000000003C40000038208362CB4.png" manifest:media-type="image/png"/>
  <manifest:file-entry manifest:full-path="Pictures/10000000000003AA000000D5EC4B7808.png" manifest:media-type="image/png"/>
  <manifest:file-entry manifest:full-path="Pictures/1000000000000337000003ADAF29FA76.png" manifest:media-type="image/png"/>
  <manifest:file-entry manifest:full-path="Pictures/10000000000003B200000382700002A1.png" manifest:media-type="image/png"/>
  <manifest:file-entry manifest:full-path="Pictures/10000000000003E70000018B9A11047C.png" manifest:media-type="image/png"/>
  <manifest:file-entry manifest:full-path="Pictures/10000000000003A1000000FCDDD589B7.png" manifest:media-type="image/png"/>
  <manifest:file-entry manifest:full-path="Pictures/10000000000002120000019177DFC08D.png" manifest:media-type="image/png"/>
  <manifest:file-entry manifest:full-path="Pictures/100000000000041C000001295AF1BA20.png" manifest:media-type="image/png"/>
  <manifest:file-entry manifest:full-path="Pictures/10000000000005080000008E7D3884A0.png" manifest:media-type="image/png"/>
  <manifest:file-entry manifest:full-path="Pictures/100000000000008000000080F867FF6B.png" manifest:media-type="image/png"/>
  <manifest:file-entry manifest:full-path="Pictures/10000000000003E7000000EF8868190B.png" manifest:media-type="image/png"/>
  <manifest:file-entry manifest:full-path="Pictures/10000000000002E60000015F07DE1FFD.png" manifest:media-type="image/png"/>
  <manifest:file-entry manifest:full-path="Pictures/10000000000003D50000023B2E81DD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2.191cm"/>
    </style:style>
    <style:style style:name="co3" style:family="table-column">
      <style:table-column-properties fo:break-before="auto" style:column-width="2.145cm"/>
    </style:style>
    <style:style style:name="co4" style:family="table-column">
      <style:table-column-properties fo:break-before="auto" style:column-width="2.651cm"/>
    </style:style>
    <style:style style:name="co5" style:family="table-column">
      <style:table-column-properties fo:break-before="auto" style:column-width="3.66cm"/>
    </style:style>
    <style:style style:name="co6" style:family="table-column">
      <style:table-column-properties fo:break-before="auto" style:column-width="0.781cm"/>
    </style:style>
    <style:style style:name="co7" style:family="table-column">
      <style:table-column-properties fo:break-before="auto" style:column-width="3.219cm"/>
    </style:style>
    <style:style style:name="co8" style:family="table-column">
      <style:table-column-properties fo:break-before="auto" style:column-width="0.732cm"/>
    </style:style>
    <style:style style:name="co9" style:family="table-column">
      <style:table-column-properties fo:break-before="auto" style:column-width="0.679cm"/>
    </style:style>
    <style:style style:name="co10" style:family="table-column">
      <style:table-column-properties fo:break-before="auto" style:column-width="8.617cm"/>
    </style:style>
    <style:style style:name="co11" style:family="table-column">
      <style:table-column-properties fo:break-before="auto" style:column-width="3.106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9.798cm"/>
    </style:style>
    <style:style style:name="co15" style:family="table-column">
      <style:table-column-properties fo:break-before="auto" style:column-width="3.849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1.88cm" fo:break-before="auto" style:use-optimal-row-height="false"/>
    </style:style>
    <style:style style:name="ro6" style:family="table-row">
      <style:table-row-properties style:row-height="0.993cm" fo:break-before="auto" style:use-optimal-row-height="false"/>
    </style:style>
    <style:style style:name="ro7" style:family="table-row">
      <style:table-row-properties style:row-height="1.737cm" fo:break-before="auto" style:use-optimal-row-height="false"/>
    </style:style>
    <style:style style:name="ro8" style:family="table-row">
      <style:table-row-properties style:row-height="0.863cm" fo:break-before="auto" style:use-optimal-row-height="true"/>
    </style:style>
    <style:style style:name="ro9" style:family="table-row">
      <style:table-row-properties style:row-height="1.362cm" fo:break-before="auto" style:use-optimal-row-height="true"/>
    </style:style>
    <style:style style:name="ro10" style:family="table-row">
      <style:table-row-properties style:row-height="1.628cm" fo:break-before="auto" style:use-optimal-row-height="true"/>
    </style:style>
    <style:style style:name="ro11" style:family="table-row">
      <style:table-row-properties style:row-height="0.88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dd4814" style:text-align-source="fix" style:repeat-content="false" fo:border="0.06pt solid #000000" style:vertical-align="middle"/>
      <style:paragraph-properties fo:text-align="center"/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99cc66" fo:border="0.06pt solid #000000"/>
    </style:style>
    <style:style style:name="ce4" style:family="table-cell" style:parent-style-name="Default" style:data-style-name="N366">
      <style:table-cell-properties fo:background-color="#99cc66" fo:border="0.06pt solid #000000"/>
    </style:style>
    <style:style style:name="ce5" style:family="table-cell" style:parent-style-name="Default" style:data-style-name="N366">
      <style:table-cell-properties fo:background-color="#dd4814" style:text-align-source="fix" style:repeat-content="false" fo:border="0.06pt solid #000000" style:vertical-align="middle"/>
      <style:paragraph-properties fo:text-align="center" fo:margin-left="0cm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.176cm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.176cm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</style:style>
    <style:style style:name="ce16" style:family="table-cell" style:parent-style-name="Default">
      <style:text-properties fo:font-size="32pt" style:font-size-asian="32pt" style:font-size-complex="3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8" style:family="table-cell" style:parent-style-name="Default">
      <style:text-properties fo:font-size="20pt" style:font-size-asian="20pt" style:font-size-complex="20pt"/>
    </style:style>
    <style:style style:name="ce19" style:family="table-cell" style:parent-style-name="Default" style:data-style-name="N2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font-name="Arial1" style:font-name-asian="Lucida Sans Unicode" style:font-name-complex="Arial1"/>
    </style:style>
    <style:style style:name="ce20" style:family="table-cell" style:parent-style-name="Default">
      <style:table-cell-properties fo:background-color="#dd4814" style:text-align-source="fix" style:repeat-content="false" fo:border="0.06pt solid #000000" style:vertical-align="middle"/>
      <style:paragraph-properties fo:text-align="center" fo:margin-left="0cm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ce21" style:family="table-cell" style:parent-style-name="Default">
      <style:table-cell-properties fo:border="0.06pt solid #000000"/>
      <style:text-properties fo:font-size="20pt" style:font-size-asian="20pt" style:font-size-complex="20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24pt" fo:font-weight="bold" style:font-size-asian="24pt" style:font-weight-asian="bold" style:font-size-complex="24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24pt" style:font-size-asian="24pt" style:font-size-complex="24pt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  <style:text-properties fo:font-size="32pt" style:font-size-asian="32pt" style:font-size-complex="32pt"/>
    </style:style>
    <style:style style:name="ce2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ext-properties fo:font-size="24pt" style:font-size-asian="24pt" style:font-size-complex="24pt"/>
    </style:style>
    <style:style style:name="ce28" style:family="table-cell" style:parent-style-name="Default">
      <style:table-cell-properties fo:background-color="#94bd5e"/>
    </style:style>
    <style:style style:name="ce29" style:family="table-cell" style:parent-style-name="Default">
      <style:table-cell-properties fo:background-color="#94bd5e" fo:border="0.06pt solid #000000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38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fo:font-size="20pt" style:font-size-asian="20pt" style:font-size-complex="20pt"/>
    </style:style>
    <style:style style:name="ce40" style:family="table-cell" style:parent-style-name="Default" style:data-style-name="N367"/>
    <style:style style:name="ce41" style:family="table-cell" style:parent-style-name="Default" style:data-style-name="N341">
      <style:text-properties style:font-name="Arial1" style:font-name-asian="Lucida Sans Unicode" style:font-name-complex="Arial1"/>
    </style:style>
    <style:style style:name="ce42" style:family="table-cell" style:parent-style-name="Default" style:data-style-name="N368"/>
    <style:style style:name="ce43" style:family="table-cell" style:parent-style-name="Default" style:data-style-name="N369"/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 style:data-style-name="N184">
      <style:table-cell-properties fo:background-color="#ffff66"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46" style:family="table-cell" style:parent-style-name="Default" style:data-style-name="N184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47" style:family="table-cell" style:parent-style-name="Default" style:data-style-name="N184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6pt" style:font-size-asian="16pt" style:font-size-complex="16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24pt" style:font-size-asian="24pt" style:font-size-complex="24pt"/>
    </style:style>
    <style:style style:name="ce53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4" style:family="table-cell" style:parent-style-name="Default" style:data-style-name="N341">
      <style:table-cell-properties fo:background-color="#99cc66" style:text-align-source="fix" style:repeat-content="false" fo:border="0.06pt solid #000000" style:vertical-align="middle"/>
      <style:paragraph-properties fo:text-align="center" fo:margin-left="0cm"/>
      <style:text-properties style:font-name="Arial1" fo:font-size="16pt" style:font-name-asian="Lucida Sans Unicode" style:font-size-asian="16pt" style:font-name-complex="Arial1" style:font-size-complex="16pt"/>
    </style:style>
    <style:style style:name="ce55" style:family="table-cell" style:parent-style-name="Default" style:data-style-name="N341">
      <style:table-cell-properties fo:background-color="#99cc66" style:text-align-source="fix" style:repeat-content="false" fo:border="0.06pt solid #000000" style:vertical-align="middle"/>
      <style:paragraph-properties fo:text-align="center" fo:margin-left="0cm"/>
      <style:text-properties style:font-name="Arial1" fo:font-size="24pt" fo:font-weight="bold" style:font-name-asian="Lucida Sans Unicode" style:font-size-asian="24pt" style:font-weight-asian="bold" style:font-name-complex="Arial1" style:font-size-complex="24pt" style:font-weight-complex="bold"/>
    </style:style>
    <style:style style:name="ce56" style:family="table-cell" style:parent-style-name="Default" style:data-style-name="N341">
      <style:table-cell-properties fo:background-color="#99cc66" style:text-align-source="fix" style:repeat-content="false" fo:border="0.06pt solid #000000" style:vertical-align="middle"/>
      <style:paragraph-properties fo:text-align="center" fo:margin-left="0cm"/>
      <style:text-properties style:font-name="Arial1" fo:font-size="24pt" style:font-name-asian="Lucida Sans Unicode" style:font-size-asian="24pt" style:font-weight-asian="bold" style:font-name-complex="Arial1" style:font-size-complex="24pt" style:font-weight-complex="bold"/>
    </style:style>
    <style:style style:name="ce57" style:family="table-cell" style:parent-style-name="Default">
      <style:table-cell-properties fo:background-color="#99cc66" fo:border="0.06pt solid #000000"/>
      <style:text-properties fo:font-size="20pt" fo:font-weight="bold" style:font-size-asian="20pt" style:font-weight-asian="bold" style:font-size-complex="20pt" style:font-weight-complex="bold"/>
    </style:style>
    <style:style style:name="ce58" style:family="table-cell" style:parent-style-name="Default" style:data-style-name="N191">
      <style:table-cell-properties fo:background-color="#99cc66" style:text-align-source="fix" style:repeat-content="false" fo:border="0.06pt solid #000000" style:vertical-align="middle"/>
      <style:paragraph-properties fo:text-align="center" fo:margin-left="0cm"/>
      <style:text-properties style:font-name="Arial1" fo:font-size="16pt" style:font-name-asian="Lucida Sans Unicode" style:font-size-asian="16pt" style:font-name-complex="Arial1" style:font-size-complex="16pt"/>
    </style:style>
    <style:style style:name="ce59" style:family="table-cell" style:parent-style-name="Default" style:data-style-name="N191">
      <style:table-cell-properties fo:background-color="#99cc66" style:text-align-source="fix" style:repeat-content="false" fo:border="0.06pt solid #000000" style:vertical-align="middle"/>
      <style:paragraph-properties fo:text-align="center" fo:margin-left="0cm"/>
      <style:text-properties style:font-name="Arial1" fo:font-size="24pt" fo:font-weight="bold" style:font-name-asian="Lucida Sans Unicode" style:font-size-asian="24pt" style:font-weight-asian="bold" style:font-name-complex="Arial1" style:font-size-complex="24pt" style:font-weight-complex="bold"/>
    </style:style>
    <style:style style:name="ce60" style:family="table-cell" style:parent-style-name="Default" style:data-style-name="N191">
      <style:table-cell-properties fo:background-color="#99cc66" style:text-align-source="fix" style:repeat-content="false" fo:border="0.06pt solid #000000" style:vertical-align="middle"/>
      <style:paragraph-properties fo:text-align="center" fo:margin-left="0cm"/>
      <style:text-properties style:font-name="Arial1" fo:font-size="24pt" style:font-name-asian="Lucida Sans Unicode" style:font-size-asian="24pt" style:font-name-complex="Arial1" style:font-size-complex="24pt"/>
    </style:style>
    <style:style style:name="ce61" style:family="table-cell" style:parent-style-name="Default" style:data-style-name="N192">
      <style:table-cell-properties fo:background-color="#99cc66" style:text-align-source="fix" style:repeat-content="false" fo:border="0.06pt solid #000000" style:vertical-align="middle"/>
      <style:paragraph-properties fo:text-align="center" fo:margin-left="0cm"/>
      <style:text-properties style:font-name="Arial1" fo:font-size="16pt" style:font-name-asian="Lucida Sans Unicode" style:font-size-asian="16pt" style:font-name-complex="Arial1" style:font-size-complex="16pt"/>
    </style:style>
    <style:style style:name="ce62" style:family="table-cell" style:parent-style-name="Default" style:data-style-name="N192">
      <style:table-cell-properties fo:background-color="#99cc66" style:text-align-source="fix" style:repeat-content="false" fo:border="0.06pt solid #000000" style:vertical-align="middle"/>
      <style:paragraph-properties fo:text-align="center" fo:margin-left="0cm"/>
      <style:text-properties style:font-name="Arial1" fo:font-size="24pt" fo:font-weight="bold" style:font-name-asian="Lucida Sans Unicode" style:font-size-asian="24pt" style:font-weight-asian="bold" style:font-name-complex="Arial1" style:font-size-complex="24pt" style:font-weight-complex="bold"/>
    </style:style>
    <style:style style:name="ce63" style:family="table-cell" style:parent-style-name="Default" style:data-style-name="N192">
      <style:table-cell-properties fo:background-color="#99cc66" style:text-align-source="fix" style:repeat-content="false" fo:border="0.06pt solid #000000" style:vertical-align="middle"/>
      <style:paragraph-properties fo:text-align="center" fo:margin-left="0cm"/>
      <style:text-properties style:font-name="Arial1" fo:font-size="24pt" style:font-name-asian="Lucida Sans Unicode" style:font-size-asian="24pt" style:font-name-complex="Arial1" style:font-size-complex="24pt"/>
    </style:style>
    <style:style style:name="ce64" style:family="table-cell" style:parent-style-name="Default">
      <style:table-cell-properties fo:wrap-option="no-wrap"/>
    </style:style>
    <style:style style:name="ce6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66" style:family="table-cell" style:parent-style-name="Default">
      <style:table-cell-properties fo:border="0.06pt solid #000000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6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20pt" fo:font-style="italic" style:font-size-asian="20pt" style:font-style-asian="italic" style:font-size-complex="20pt" style:font-style-complex="italic"/>
    </style:style>
    <style:style style:name="ce68" style:family="table-cell" style:parent-style-name="Default">
      <style:table-cell-properties fo:background-color="#ffffcc" fo:border="0.06pt solid #000000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69" style:family="table-cell" style:parent-style-name="Default">
      <style:table-cell-properties fo:background-color="#ffffcc" fo:border="0.06pt solid #000000"/>
      <style:text-properties fo:font-size="20pt" fo:font-style="italic" style:font-size-asian="20pt" style:font-style-asian="italic" style:font-size-complex="20pt" style:font-style-complex="italic"/>
    </style:style>
    <style:style style:name="ce7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72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75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cm"/>
      <style:text-properties fo:font-size="20pt" fo:font-weight="normal" style:font-size-asian="20pt" style:font-weight-asian="normal" style:font-size-complex="20pt" style:font-weight-complex="normal"/>
    </style:style>
    <style:style style:name="ce76" style:family="table-cell" style:parent-style-name="Default">
      <style:table-cell-properties fo:background-color="#ffffcc" fo:border="0.06pt solid #000000"/>
      <style:text-properties fo:font-size="20pt" fo:font-weight="normal" style:font-size-asian="20pt" style:font-weight-asian="normal" style:font-size-complex="20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78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cm"/>
      <style:text-properties fo:font-size="20pt" style:font-size-asian="20pt" style:font-size-complex="20pt"/>
    </style:style>
    <style:style style:name="ce79" style:family="table-cell" style:parent-style-name="Default" style:data-style-name="N18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80" style:family="table-cell" style:parent-style-name="Default" style:data-style-name="N184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20pt" style:font-size-asian="20pt" style:font-size-complex="20pt"/>
    </style:style>
    <style:style style:name="ce81" style:family="table-cell" style:parent-style-name="Default" style:data-style-name="N355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20pt" style:font-size-asian="20pt" style:font-size-complex="20pt"/>
    </style:style>
    <style:style style:name="ce82" style:family="table-cell" style:parent-style-name="Default" style:data-style-name="N191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85" style:family="table-cell" style:parent-style-name="Default">
      <style:table-cell-properties fo:background-color="#ffffcc" fo:border="0.06pt solid #000000"/>
      <style:text-properties fo:font-size="20pt" style:font-size-asian="20pt" style:font-size-complex="20pt"/>
    </style:style>
    <style:style style:name="ce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7" style:family="table-cell" style:parent-style-name="Default">
      <style:text-properties fo:font-size="16pt" style:font-size-asian="16pt" style:font-size-complex="16pt"/>
    </style:style>
    <style:style style:name="ce8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6pt" style:font-size-asian="16pt" style:font-size-complex="16pt"/>
    </style:style>
    <style:style style:name="ce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size="16pt" style:font-size-asian="16pt" style:font-size-complex="16pt"/>
    </style:style>
    <style:style style:name="ce90" style:family="table-cell" style:parent-style-name="Default" style:data-style-name="N2">
      <style:text-properties fo:font-size="20pt" style:font-size-asian="20pt" style:font-size-complex="20pt"/>
    </style:style>
    <style:style style:name="T1" style:family="text">
      <style:text-properties fo:font-size="18pt" style:text-position="super" style:font-size-asian="18pt" style:font-size-complex="18pt"/>
    </style:style>
  </office:automatic-styles>
  <office:body>
    <office:spreadsheet>
      <table:content-validations>
        <table:content-validation table:name="val1" table:condition="of:cell-content-is-in-list(&quot;+&quot;;&quot;-&quot;)" table:allow-empty-cell="false" table:display-list="unsorted" table:base-cell-address="Métrés.G49"/>
      </table:content-validations>
      <table:table table:name="Métré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3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column table:style-name="co12" table:number-columns-repeated="996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Tableau récapitulatif</text:p>
          </table:table-cell>
          <table:covered-table-cell table:number-columns-repeated="3" table:style-name="ce13"/>
          <table:covered-table-cell table:style-name="ce28"/>
          <table:covered-table-cell table:style-name="ce30"/>
          <table:covered-table-cell table:number-columns-repeated="10" table:style-name="ce28"/>
          <table:table-cell/>
          <table:table-cell table:style-name="ce64"/>
          <table:table-cell table:number-columns-repeated="11"/>
          <table:table-cell office:value-type="string" calcext:value-type="string">
            <text:p>lignes</text:p>
          </table:table-cell>
          <table:table-cell table:number-columns-repeated="994"/>
        </table:table-row>
        <table:table-row table:style-name="ro2">
          <table:table-cell table:style-name="ce2" table:number-columns-spanned="16" table:number-rows-spanned="1"/>
          <table:covered-table-cell table:number-columns-repeated="4"/>
          <table:covered-table-cell table:style-name="Default"/>
          <table:covered-table-cell table:number-columns-repeated="10"/>
          <table:table-cell table:number-columns-repeated="1008"/>
        </table:table-row>
        <table:table-row table:style-name="ro3">
          <table:table-cell table:style-name="ce3"/>
          <table:table-cell table:style-name="ce14" office:value-type="string" calcext:value-type="string">
            <text:p>Désignation du lot</text:p>
          </table:table-cell>
          <table:table-cell table:style-name="ce14" office:value-type="string" calcext:value-type="string">
            <text:p>Résultats</text:p>
          </table:table-cell>
          <table:table-cell table:number-columns-repeated="2"/>
          <table:table-cell table:style-name="Default"/>
          <table:table-cell table:number-columns-repeated="23"/>
          <table:table-cell office:value-type="float" office:value="65" calcext:value-type="float">
            <text:p>65</text:p>
          </table:table-cell>
          <table:table-cell table:number-columns-repeated="994"/>
        </table:table-row>
        <table:table-row table:style-name="ro4">
          <table:table-cell table:style-name="ce4" table:formula="of:=[.A20]" office:value-type="float" office:value="1" calcext:value-type="float">
            <text:p>Lot n° 1</text:p>
          </table:table-cell>
          <table:table-cell table:style-name="ce15" table:formula="of:=IF([.C20]=&quot;&quot;;&quot;&quot;;[.C20])" office:value-type="string" office:string-value="Linéaire d'une poutre en I – Maison" calcext:value-type="string">
            <text:p>Linéaire d'une poutre en I – Maison</text:p>
          </table:table-cell>
          <table:table-cell table:style-name="ce19" table:formula="of:=IF([.N56]=&quot;&quot;;IF([.O56]=&quot;&quot;;IF([.P56]=&quot;&quot;;&quot;&quot;;[.P56]&amp;&quot; m3&quot;);[.O56]&amp;&quot; m²&quot;);[.N56]&amp;&quot; ml&quot;)" office:value-type="string" office:string-value="43,1 ml" calcext:value-type="string">
            <text:p>43,1 ml</text:p>
          </table:table-cell>
          <table:table-cell/>
          <table:table-cell office:value-type="string" calcext:value-type="string">
            <text:p>Longueur d'une botte</text:p>
          </table:table-cell>
          <table:table-cell table:style-name="Default"/>
          <table:table-cell/>
          <table:table-cell table:style-name="ce40" office:value-type="float" office:value="1.2" calcext:value-type="float">
            <text:p>1,2 ml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table:number-columns-repeated="994"/>
        </table:table-row>
        <table:table-row table:style-name="ro4">
          <table:table-cell table:style-name="ce4" table:formula="of:=[.A58]" office:value-type="float" office:value="2" calcext:value-type="float">
            <text:p>Lot n° 2</text:p>
          </table:table-cell>
          <table:table-cell table:style-name="ce15" table:formula="of:=IF([.C58]=&quot;&quot;;&quot;&quot;;[.C58])" office:value-type="string" office:string-value="Murs – Surface isolation paille porteuse" calcext:value-type="string">
            <text:p>Murs – Surface isolation paille porteuse</text:p>
          </table:table-cell>
          <table:table-cell table:style-name="ce19" table:formula="of:=IF([.N101]=&quot;&quot;;IF([.O101]=&quot;&quot;;IF([.P101]=&quot;&quot;;&quot;&quot;;[.P101]&amp;&quot; m3&quot;);[.O101]&amp;&quot; m²&quot;);[.N101]&amp;&quot; ml&quot;)">
            <text:p/>
          </table:table-cell>
          <table:table-cell/>
          <table:table-cell office:value-type="string" calcext:value-type="string">
            <text:p>Linéaire de la paille porteuse</text:p>
          </table:table-cell>
          <table:table-cell table:style-name="Default"/>
          <table:table-cell/>
          <table:table-cell table:style-name="ce41" table:formula="of:=[.N56]" office:value-type="float" office:value="43.1" calcext:value-type="float">
            <text:p>43,100 ml</text:p>
          </table:table-cell>
          <table:table-cell table:number-columns-repeated="21"/>
          <table:table-cell office:value-type="float" office:value="155" calcext:value-type="float">
            <text:p>155</text:p>
          </table:table-cell>
          <table:table-cell table:number-columns-repeated="994"/>
        </table:table-row>
        <table:table-row table:style-name="ro4">
          <table:table-cell table:style-name="ce4" table:formula="of:=[.A103]" office:value-type="float" office:value="3" calcext:value-type="float">
            <text:p>Lot n° 3</text:p>
          </table:table-cell>
          <table:table-cell table:style-name="ce15" table:formula="of:=IF([.C103]=&quot;&quot;;&quot;&quot;;[.C103])" office:value-type="string" office:string-value="Cloisons intérieures - Linéaire" calcext:value-type="string">
            <text:p>Cloisons intérieures - Linéaire</text:p>
          </table:table-cell>
          <table:table-cell table:style-name="ce19"/>
          <table:table-cell/>
          <table:table-cell office:value-type="string" calcext:value-type="string">
            <text:p>Nombre de bottes par rang</text:p>
          </table:table-cell>
          <table:table-cell table:style-name="Default"/>
          <table:table-cell/>
          <table:table-cell table:style-name="ce42" table:formula="of:=[.H5]/1.2" office:value-type="float" office:value="35.9166666666667" calcext:value-type="float">
            <text:p>35,92 bottes</text:p>
          </table:table-cell>
          <table:table-cell table:number-columns-repeated="21"/>
          <table:table-cell office:value-type="float" office:value="200" calcext:value-type="float">
            <text:p>200</text:p>
          </table:table-cell>
          <table:table-cell table:number-columns-repeated="994"/>
        </table:table-row>
        <table:table-row table:style-name="ro4">
          <table:table-cell table:style-name="ce4" table:formula="of:=[.A148]" office:value-type="float" office:value="4" calcext:value-type="float">
            <text:p>Lot n° 4</text:p>
          </table:table-cell>
          <table:table-cell table:style-name="ce15" table:formula="of:=IF([.C148]=&quot;&quot;;&quot;&quot;;[.C148])" office:value-type="string" office:string-value="Cloisons intérieures – Surface" calcext:value-type="string">
            <text:p>Cloisons intérieures – Surface</text:p>
          </table:table-cell>
          <table:table-cell table:style-name="ce19"/>
          <table:table-cell/>
          <table:table-cell office:value-type="string" calcext:value-type="string">
            <text:p>Nombre de rang</text:p>
          </table:table-cell>
          <table:table-cell table:style-name="Default"/>
          <table:table-cell/>
          <table:table-cell table:style-name="ce43" office:value-type="float" office:value="7" calcext:value-type="float">
            <text:p>7 rangs</text:p>
          </table:table-cell>
          <table:table-cell table:number-columns-repeated="21"/>
          <table:table-cell office:value-type="float" office:value="290" calcext:value-type="float">
            <text:p>290</text:p>
          </table:table-cell>
          <table:table-cell table:number-columns-repeated="994"/>
        </table:table-row>
        <table:table-row table:style-name="ro4">
          <table:table-cell table:style-name="ce4" table:formula="of:=[.A193]" office:value-type="float" office:value="5" calcext:value-type="float">
            <text:p>Lot n° 5</text:p>
          </table:table-cell>
          <table:table-cell table:style-name="ce15" table:formula="of:=IF([.C193]=&quot;&quot;;&quot;&quot;;[.C193])">
            <text:p/>
          </table:table-cell>
          <table:table-cell table:style-name="ce19"/>
          <table:table-cell/>
          <table:table-cell office:value-type="string" calcext:value-type="string">
            <text:p>Nombre total de bottes pour PP</text:p>
          </table:table-cell>
          <table:table-cell table:style-name="Default"/>
          <table:table-cell/>
          <table:table-cell table:style-name="ce42" table:formula="of:=[.H6]*[.H7]" office:value-type="float" office:value="251.416666666667" calcext:value-type="float">
            <text:p>251,42 bottes</text:p>
          </table:table-cell>
          <table:table-cell table:number-columns-repeated="21"/>
          <table:table-cell office:value-type="float" office:value="335" calcext:value-type="float">
            <text:p>335</text:p>
          </table:table-cell>
          <table:table-cell table:number-columns-repeated="994"/>
        </table:table-row>
        <table:table-row table:style-name="ro4">
          <table:table-cell table:style-name="ce4" table:formula="of:=[.A283]" office:value-type="float" office:value="7" calcext:value-type="float">
            <text:p>Lot n° 7</text:p>
          </table:table-cell>
          <table:table-cell table:style-name="ce15" table:formula="of:=IF([.C283]=&quot;&quot;;&quot;&quot;;[.C283])">
            <text:p/>
          </table:table-cell>
          <table:table-cell table:style-name="ce19"/>
          <table:table-cell table:number-columns-repeated="2"/>
          <table:table-cell table:style-name="Default"/>
          <table:table-cell table:number-columns-repeated="23"/>
          <table:table-cell office:value-type="float" office:value="380" calcext:value-type="float">
            <text:p>380</text:p>
          </table:table-cell>
          <table:table-cell table:number-columns-repeated="994"/>
        </table:table-row>
        <table:table-row table:style-name="ro4">
          <table:table-cell table:style-name="ce4" table:formula="of:=[.A328]" office:value-type="float" office:value="8" calcext:value-type="float">
            <text:p>Lot n° 8</text:p>
          </table:table-cell>
          <table:table-cell table:style-name="ce15" table:formula="of:=IF([.C328]=&quot;&quot;;&quot;&quot;;[.C328])">
            <text:p/>
          </table:table-cell>
          <table:table-cell table:style-name="ce19"/>
          <table:table-cell table:number-columns-repeated="2"/>
          <table:table-cell table:style-name="Default"/>
          <table:table-cell table:number-columns-repeated="23"/>
          <table:table-cell office:value-type="float" office:value="425" calcext:value-type="float">
            <text:p>425</text:p>
          </table:table-cell>
          <table:table-cell table:number-columns-repeated="994"/>
        </table:table-row>
        <table:table-row table:style-name="ro4">
          <table:table-cell table:style-name="ce4" table:formula="of:=[.A373]" office:value-type="float" office:value="9" calcext:value-type="float">
            <text:p>Lot n° 9</text:p>
          </table:table-cell>
          <table:table-cell table:style-name="ce15" table:formula="of:=IF([.C373]=&quot;&quot;;&quot;&quot;;[.C373])">
            <text:p/>
          </table:table-cell>
          <table:table-cell table:style-name="ce19"/>
          <table:table-cell table:number-columns-repeated="2"/>
          <table:table-cell table:style-name="Default"/>
          <table:table-cell table:number-columns-repeated="23"/>
          <table:table-cell office:value-type="float" office:value="470" calcext:value-type="float">
            <text:p>470</text:p>
          </table:table-cell>
          <table:table-cell table:number-columns-repeated="994"/>
        </table:table-row>
        <table:table-row table:style-name="ro4">
          <table:table-cell table:style-name="ce4" table:formula="of:=[.A418]" office:value-type="float" office:value="10" calcext:value-type="float">
            <text:p>Lot n° 10</text:p>
          </table:table-cell>
          <table:table-cell table:style-name="ce15" table:formula="of:=IF([.C418]=&quot;&quot;;&quot;&quot;;[.C418])">
            <text:p/>
          </table:table-cell>
          <table:table-cell table:style-name="ce19"/>
          <table:table-cell table:number-columns-repeated="2"/>
          <table:table-cell table:style-name="Default"/>
          <table:table-cell table:number-columns-repeated="1018"/>
        </table:table-row>
        <table:table-row table:style-name="ro4">
          <table:table-cell table:style-name="ce4" table:formula="of:=[.A463]" office:value-type="float" office:value="11" calcext:value-type="float">
            <text:p>Lot n° 11</text:p>
          </table:table-cell>
          <table:table-cell table:style-name="ce15" table:formula="of:=IF([.C463]=&quot;&quot;;&quot;&quot;;[.C463])">
            <text:p/>
          </table:table-cell>
          <table:table-cell table:style-name="ce19"/>
          <table:table-cell table:number-columns-repeated="2"/>
          <table:table-cell table:style-name="Default"/>
          <table:table-cell table:number-columns-repeated="1018"/>
        </table:table-row>
        <table:table-row table:style-name="ro4" table:number-rows-repeated="5">
          <table:table-cell table:style-name="ce4"/>
          <table:table-cell table:style-name="ce15"/>
          <table:table-cell table:style-name="ce19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" table:number-columns-spanned="16" table:number-rows-spanned="1"/>
          <table:covered-table-cell table:number-columns-repeated="4"/>
          <table:covered-table-cell table:style-name="Default"/>
          <table:covered-table-cell table:number-columns-repeated="10"/>
          <table:table-cell table:number-columns-repeated="1008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Lot n° 1</text:p>
          </table:table-cell>
          <table:covered-table-cell table:style-name="ce16"/>
          <table:table-cell table:style-name="ce20" office:value-type="string" calcext:value-type="string" table:number-columns-spanned="14" table:number-rows-spanned="1">
            <text:p>Linéaire d'une poutre en I – Maison</text:p>
          </table:table-cell>
          <table:covered-table-cell table:number-columns-repeated="13" table:style-name="ce25"/>
          <table:table-cell table:number-columns-repeated="1008"/>
        </table:table-row>
        <table:table-row table:style-name="ro6">
          <table:table-cell table:style-name="ce6" office:value-type="string" calcext:value-type="string" table:number-columns-spanned="2" table:number-rows-spanned="2">
            <text:p>Remarques</text:p>
          </table:table-cell>
          <table:covered-table-cell table:style-name="ce13"/>
          <table:table-cell table:style-name="ce6" office:value-type="string" calcext:value-type="string" table:number-columns-spanned="3" table:number-rows-spanned="2">
            <text:p>Localisations</text:p>
          </table:table-cell>
          <table:covered-table-cell table:style-name="ce13"/>
          <table:covered-table-cell table:style-name="ce29"/>
          <table:table-cell table:style-name="ce31" office:value-type="string" calcext:value-type="string" table:number-columns-spanned="1" table:number-rows-spanned="2">
            <text:p>+ / -</text:p>
          </table:table-cell>
          <table:table-cell table:style-name="ce32" office:value-type="string" calcext:value-type="string" table:number-columns-spanned="1" table:number-rows-spanned="2">
            <text:p>Nb</text:p>
          </table:table-cell>
          <table:table-cell table:style-name="ce31" office:value-type="string" calcext:value-type="string" table:number-columns-spanned="1" table:number-rows-spanned="2">
            <text:p>Larg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Haut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Longueur</text:p>
            <text:p>(en m)</text:p>
          </table:table-cell>
          <table:table-cell table:style-name="ce48" office:value-type="string" calcext:value-type="string" table:number-columns-spanned="1" table:number-rows-spanned="2">
            <text:p>=</text:p>
          </table:table-cell>
          <table:table-cell table:style-name="ce53" office:value-type="string" calcext:value-type="string" table:number-columns-spanned="3" table:number-rows-spanned="1">
            <text:p>Résultats des calculs</text:p>
          </table:table-cell>
          <table:covered-table-cell table:number-columns-repeated="2" table:style-name="ce57"/>
          <table:table-cell/>
          <table:table-cell table:style-name="ce64"/>
          <table:table-cell table:number-columns-repeated="1006"/>
        </table:table-row>
        <table:table-row table:style-name="ro7">
          <table:covered-table-cell table:number-columns-repeated="5" table:style-name="ce7"/>
          <table:covered-table-cell table:style-name="ce32"/>
          <table:covered-table-cell table:style-name="ce38"/>
          <table:covered-table-cell table:style-name="ce44"/>
          <table:covered-table-cell table:style-name="ce49"/>
          <table:covered-table-cell table:style-name="ce32"/>
          <table:covered-table-cell table:style-name="ce49"/>
          <table:covered-table-cell table:style-name="ce32"/>
          <table:covered-table-cell table:style-name="ce49"/>
          <table:table-cell table:style-name="ce53" office:value-type="string" calcext:value-type="string">
            <text:p>Longueur</text:p>
            <text:p>ml</text:p>
          </table:table-cell>
          <table:table-cell table:style-name="ce53" office:value-type="string" calcext:value-type="string">
            <text:p>Surface</text:p>
            <text:p>m²</text:p>
          </table:table-cell>
          <table:table-cell table:style-name="ce53" office:value-type="string" calcext:value-type="string">
            <text:p>Cubage</text:p>
            <text:p>m<text:span text:style-name="T1">3</text:span></text:p>
          </table:table-cell>
          <table:table-cell/>
          <table:table-cell office:value-type="string" calcext:value-type="string">
            <text:p>N°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sultat</text:p>
          </table:table-cell>
          <table:table-cell table:number-columns-repeated="1004"/>
        </table:table-row>
        <table:table-row table:style-name="ro4">
          <table:table-cell table:style-name="ce8" table:number-columns-spanned="2" table:number-rows-spanned="34"/>
          <table:covered-table-cell table:style-name="ce17"/>
          <table:table-cell table:style-name="ce21" office:value-type="string" calcext:value-type="string" table:number-columns-spanned="3" table:number-rows-spanned="1">
            <text:p>Montant du haut 50 X 75</text:p>
          </table:table-cell>
          <table:covered-table-cell table:style-name="ce17"/>
          <table:covered-table-cell table:style-name="ce10"/>
          <table:table-cell table:style-name="ce33" office:value-type="string" calcext:value-type="string">
            <text:p>+</text:p>
          </table:table-cell>
          <table:table-cell table:style-name="ce39" office:value-type="float" office:value="2" calcext:value-type="float">
            <text:p>2</text:p>
          </table:table-cell>
          <table:table-cell table:style-name="ce45" office:value-type="float" office:value="10.439" calcext:value-type="float">
            <text:p>10,439 m</text:p>
          </table:table-cell>
          <table:table-cell table:style-name="ce50" table:formula="of:=IF(OR([.J23]=0;[.J23]=&quot;&quot;);&quot;&quot;;&quot;X&quot;)">
            <text:p/>
          </table:table-cell>
          <table:table-cell table:style-name="ce45"/>
          <table:table-cell table:style-name="ce50" table:formula="of:=IF(OR([.L23]=0;[.L23]=&quot;&quot;);&quot;&quot;;&quot;X&quot;)">
            <text:p/>
          </table:table-cell>
          <table:table-cell table:style-name="ce45"/>
          <table:table-cell table:style-name="ce50" table:formula="of:=IF(OR([.H23]=&quot;&quot;;[.H23]=0);&quot;&quot;;&quot;=&quot;)" office:value-type="string" office:string-value="=" calcext:value-type="string">
            <text:p>=</text:p>
          </table:table-cell>
          <table:table-cell table:style-name="ce54" table:formula="of:=IF(OR([.F23]=&quot;&quot;;[.G23]=&quot;&quot;);&quot;&quot;;IF([.G23]=&quot;&quot;;&quot;&quot;;IF(OR([.H23]=0;[.H23]=0);&quot;&quot;;IF([.J23]=0;IF([.F23]=&quot;-&quot;;-1*[.H23]*[.G23];[.H23]*[.G23]);&quot;&quot;))))" office:value-type="float" office:value="20.878" calcext:value-type="float">
            <text:p>20,878 ml</text:p>
          </table:table-cell>
          <table:table-cell table:style-name="ce58" table:formula="of:=IF(OR([.F23]=&quot;&quot;;[.G23]=&quot;&quot;);&quot;&quot;;IF(OR([.J23]=&quot;&quot;;[.J23]=0);&quot;&quot;;IF([.L23]=0;IF([.F23]=&quot;-&quot;;-1*[.H23]*[.J23]*[.G23];[.H23]*[.J23]*[.G23]);&quot;&quot;)))">
            <text:p/>
          </table:table-cell>
          <table:table-cell table:style-name="ce61" table:formula="of:=IF(OR([.L23]=&quot;&quot;;[.L23]=0);&quot;&quot;;IF([.F23]=&quot;-&quot;;-1*[.H23]*[.J23]*[.L23]*[.G23];[.H23]*[.J23]*[.L23]*[.G23]))">
            <text:p/>
          </table:table-cell>
          <table:table-cell/>
          <table:table-cell table:style-name="ce65" office:value-type="string" calcext:value-type="string" table:number-columns-spanned="3" table:number-rows-spanned="1">
            <text:p>Surface d'un pan de toiture</text:p>
          </table:table-cell>
          <table:covered-table-cell table:number-columns-repeated="2" table:style-name="ce74"/>
          <table:table-cell table:style-name="ce86"/>
          <table:table-cell table:style-name="ce88"/>
          <table:table-cell table:style-name="ce89" table:content-validation-name="val1"/>
          <table:table-cell table:number-columns-repeated="1001"/>
        </table:table-row>
        <table:table-row table:style-name="ro4">
          <table:covered-table-cell table:number-columns-repeated="2" table:style-name="ce9"/>
          <table:table-cell table:style-name="ce21" office:value-type="string" calcext:value-type="string" table:number-columns-spanned="3" table:number-rows-spanned="1">
            <text:p>Montant du bas 50 X 75</text:p>
          </table:table-cell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2" calcext:value-type="float">
            <text:p>2</text:p>
          </table:table-cell>
          <table:table-cell table:style-name="ce45" office:value-type="float" office:value="8.4" calcext:value-type="float">
            <text:p>8,400 m</text:p>
          </table:table-cell>
          <table:table-cell table:style-name="ce50" table:formula="of:=IF(OR([.J24]=0;[.J24]=&quot;&quot;);&quot;&quot;;&quot;X&quot;)">
            <text:p/>
          </table:table-cell>
          <table:table-cell table:style-name="ce45"/>
          <table:table-cell table:style-name="ce50" table:formula="of:=IF(OR([.L24]=0;[.L24]=&quot;&quot;);&quot;&quot;;&quot;X&quot;)">
            <text:p/>
          </table:table-cell>
          <table:table-cell table:style-name="ce45"/>
          <table:table-cell table:style-name="ce50" table:formula="of:=IF(OR([.H24]=&quot;&quot;;[.H24]=0);&quot;&quot;;&quot;=&quot;)" office:value-type="string" office:string-value="=" calcext:value-type="string">
            <text:p>=</text:p>
          </table:table-cell>
          <table:table-cell table:style-name="ce54" table:formula="of:=IF(OR([.F24]=&quot;&quot;;[.G24]=&quot;&quot;);&quot;&quot;;IF([.G24]=&quot;&quot;;&quot;&quot;;IF(OR([.H24]=0;[.H24]=0);&quot;&quot;;IF([.J24]=0;IF([.F24]=&quot;-&quot;;-1*[.H24]*[.G24];[.H24]*[.G24]);&quot;&quot;))))" office:value-type="float" office:value="16.8" calcext:value-type="float">
            <text:p>16,800 ml</text:p>
          </table:table-cell>
          <table:table-cell table:style-name="ce58" table:formula="of:=IF(OR([.F24]=&quot;&quot;;[.G24]=&quot;&quot;);&quot;&quot;;IF(OR([.J24]=&quot;&quot;;[.J24]=0);&quot;&quot;;IF([.L24]=0;IF([.F24]=&quot;-&quot;;-1*[.H24]*[.J24]*[.G24];[.H24]*[.J24]*[.G24]);&quot;&quot;)))">
            <text:p/>
          </table:table-cell>
          <table:table-cell table:style-name="ce61" table:formula="of:=IF(OR([.L24]=&quot;&quot;;[.L24]=0);&quot;&quot;;IF([.F24]=&quot;-&quot;;-1*[.H24]*[.J24]*[.L24]*[.G24];[.H24]*[.J24]*[.L24]*[.G24]))">
            <text:p/>
          </table:table-cell>
          <table:table-cell/>
          <table:table-cell table:style-name="ce66" office:value-type="string" calcext:value-type="string" table:number-columns-spanned="2" table:number-rows-spanned="1">
            <text:p>Hauteur de faîtage</text:p>
          </table:table-cell>
          <table:covered-table-cell table:style-name="ce66"/>
          <table:table-cell table:style-name="ce79" office:value-type="float" office:value="5" calcext:value-type="float">
            <text:p>5,000 m</text:p>
          </table:table-cell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office:value-type="string" calcext:value-type="string" table:number-columns-spanned="3" table:number-rows-spanned="1">
            <text:p>Montant intermédiaire 1</text:p>
          </table:table-cell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2" calcext:value-type="float">
            <text:p>2</text:p>
          </table:table-cell>
          <table:table-cell table:style-name="ce45" office:value-type="float" office:value="0.316" calcext:value-type="float">
            <text:p>0,316 m</text:p>
          </table:table-cell>
          <table:table-cell table:style-name="ce50" table:formula="of:=IF(OR([.J25]=0;[.J25]=&quot;&quot;);&quot;&quot;;&quot;X&quot;)">
            <text:p/>
          </table:table-cell>
          <table:table-cell table:style-name="ce45"/>
          <table:table-cell table:style-name="ce50" table:formula="of:=IF(OR([.L25]=0;[.L25]=&quot;&quot;);&quot;&quot;;&quot;X&quot;)">
            <text:p/>
          </table:table-cell>
          <table:table-cell table:style-name="ce45"/>
          <table:table-cell table:style-name="ce50" table:formula="of:=IF(OR([.H25]=&quot;&quot;;[.H25]=0);&quot;&quot;;&quot;=&quot;)" office:value-type="string" office:string-value="=" calcext:value-type="string">
            <text:p>=</text:p>
          </table:table-cell>
          <table:table-cell table:style-name="ce54" table:formula="of:=IF(OR([.F25]=&quot;&quot;;[.G25]=&quot;&quot;);&quot;&quot;;IF([.G25]=&quot;&quot;;&quot;&quot;;IF(OR([.H25]=0;[.H25]=0);&quot;&quot;;IF([.J25]=0;IF([.F25]=&quot;-&quot;;-1*[.H25]*[.G25];[.H25]*[.G25]);&quot;&quot;))))" office:value-type="float" office:value="0.632" calcext:value-type="float">
            <text:p>0,632 ml</text:p>
          </table:table-cell>
          <table:table-cell table:style-name="ce58" table:formula="of:=IF(OR([.F25]=&quot;&quot;;[.G25]=&quot;&quot;);&quot;&quot;;IF(OR([.J25]=&quot;&quot;;[.J25]=0);&quot;&quot;;IF([.L25]=0;IF([.F25]=&quot;-&quot;;-1*[.H25]*[.J25]*[.G25];[.H25]*[.J25]*[.G25]);&quot;&quot;)))">
            <text:p/>
          </table:table-cell>
          <table:table-cell table:style-name="ce61" table:formula="of:=IF(OR([.L25]=&quot;&quot;;[.L25]=0);&quot;&quot;;IF([.F25]=&quot;-&quot;;-1*[.H25]*[.J25]*[.L25]*[.G25];[.H25]*[.J25]*[.L25]*[.G25]))">
            <text:p/>
          </table:table-cell>
          <table:table-cell/>
          <table:table-cell table:style-name="ce66" office:value-type="string" calcext:value-type="string" table:number-columns-spanned="2" table:number-rows-spanned="1">
            <text:p>Hauteur de sablière</text:p>
          </table:table-cell>
          <table:covered-table-cell table:style-name="ce66"/>
          <table:table-cell table:style-name="ce79" office:value-type="float" office:value="2.5" calcext:value-type="float">
            <text:p>2,500 m</text:p>
          </table:table-cell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office:value-type="string" calcext:value-type="string" table:number-columns-spanned="3" table:number-rows-spanned="1">
            <text:p>Montant intermédiaire 2</text:p>
          </table:table-cell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2" calcext:value-type="float">
            <text:p>2</text:p>
          </table:table-cell>
          <table:table-cell table:style-name="ce45" office:value-type="float" office:value="0.422" calcext:value-type="float">
            <text:p>0,422 m</text:p>
          </table:table-cell>
          <table:table-cell table:style-name="ce50" table:formula="of:=IF(OR([.J26]=0;[.J26]=&quot;&quot;);&quot;&quot;;&quot;X&quot;)">
            <text:p/>
          </table:table-cell>
          <table:table-cell table:style-name="ce45"/>
          <table:table-cell table:style-name="ce50" table:formula="of:=IF(OR([.L26]=0;[.L26]=&quot;&quot;);&quot;&quot;;&quot;X&quot;)">
            <text:p/>
          </table:table-cell>
          <table:table-cell table:style-name="ce45"/>
          <table:table-cell table:style-name="ce50" table:formula="of:=IF(OR([.H26]=&quot;&quot;;[.H26]=0);&quot;&quot;;&quot;=&quot;)" office:value-type="string" office:string-value="=" calcext:value-type="string">
            <text:p>=</text:p>
          </table:table-cell>
          <table:table-cell table:style-name="ce54" table:formula="of:=IF(OR([.F26]=&quot;&quot;;[.G26]=&quot;&quot;);&quot;&quot;;IF([.G26]=&quot;&quot;;&quot;&quot;;IF(OR([.H26]=0;[.H26]=0);&quot;&quot;;IF([.J26]=0;IF([.F26]=&quot;-&quot;;-1*[.H26]*[.G26];[.H26]*[.G26]);&quot;&quot;))))" office:value-type="float" office:value="0.844" calcext:value-type="float">
            <text:p>0,844 ml</text:p>
          </table:table-cell>
          <table:table-cell table:style-name="ce58" table:formula="of:=IF(OR([.F26]=&quot;&quot;;[.G26]=&quot;&quot;);&quot;&quot;;IF(OR([.J26]=&quot;&quot;;[.J26]=0);&quot;&quot;;IF([.L26]=0;IF([.F26]=&quot;-&quot;;-1*[.H26]*[.J26]*[.G26];[.H26]*[.J26]*[.G26]);&quot;&quot;)))">
            <text:p/>
          </table:table-cell>
          <table:table-cell table:style-name="ce61" table:formula="of:=IF(OR([.L26]=&quot;&quot;;[.L26]=0);&quot;&quot;;IF([.F26]=&quot;-&quot;;-1*[.H26]*[.J26]*[.L26]*[.G26];[.H26]*[.J26]*[.L26]*[.G26]))">
            <text:p/>
          </table:table-cell>
          <table:table-cell/>
          <table:table-cell table:style-name="ce66" office:value-type="string" calcext:value-type="string" table:number-columns-spanned="2" table:number-rows-spanned="1">
            <text:p>Longueur de faîtage</text:p>
          </table:table-cell>
          <table:covered-table-cell table:style-name="ce66"/>
          <table:table-cell table:style-name="ce79" office:value-type="float" office:value="5" calcext:value-type="float">
            <text:p>5,000 m</text:p>
          </table:table-cell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10"/>
          <table:table-cell table:style-name="ce21" office:value-type="string" calcext:value-type="string" table:number-columns-spanned="3" table:number-rows-spanned="1">
            <text:p>Montant intermédiaire 3</text:p>
          </table:table-cell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2" calcext:value-type="float">
            <text:p>2</text:p>
          </table:table-cell>
          <table:table-cell table:style-name="ce45" office:value-type="float" office:value="0.933" calcext:value-type="float">
            <text:p>0,933 m</text:p>
          </table:table-cell>
          <table:table-cell table:style-name="ce50" table:formula="of:=IF(OR([.J27]=0;[.J27]=&quot;&quot;);&quot;&quot;;&quot;X&quot;)">
            <text:p/>
          </table:table-cell>
          <table:table-cell table:style-name="ce45"/>
          <table:table-cell table:style-name="ce50" table:formula="of:=IF(OR([.L27]=0;[.L27]=&quot;&quot;);&quot;&quot;;&quot;X&quot;)">
            <text:p/>
          </table:table-cell>
          <table:table-cell table:style-name="ce45"/>
          <table:table-cell table:style-name="ce50" table:formula="of:=IF(OR([.H27]=&quot;&quot;;[.H27]=0);&quot;&quot;;&quot;=&quot;)" office:value-type="string" office:string-value="=" calcext:value-type="string">
            <text:p>=</text:p>
          </table:table-cell>
          <table:table-cell table:style-name="ce54" table:formula="of:=IF(OR([.F27]=&quot;&quot;;[.G27]=&quot;&quot;);&quot;&quot;;IF([.G27]=&quot;&quot;;&quot;&quot;;IF(OR([.H27]=0;[.H27]=0);&quot;&quot;;IF([.J27]=0;IF([.F27]=&quot;-&quot;;-1*[.H27]*[.G27];[.H27]*[.G27]);&quot;&quot;))))" office:value-type="float" office:value="1.866" calcext:value-type="float">
            <text:p>1,866 ml</text:p>
          </table:table-cell>
          <table:table-cell table:style-name="ce58" table:formula="of:=IF(OR([.F27]=&quot;&quot;;[.G27]=&quot;&quot;);&quot;&quot;;IF(OR([.J27]=&quot;&quot;;[.J27]=0);&quot;&quot;;IF([.L27]=0;IF([.F27]=&quot;-&quot;;-1*[.H27]*[.J27]*[.G27];[.H27]*[.J27]*[.G27]);&quot;&quot;)))">
            <text:p/>
          </table:table-cell>
          <table:table-cell table:style-name="ce61" table:formula="of:=IF(OR([.L27]=&quot;&quot;;[.L27]=0);&quot;&quot;;IF([.F27]=&quot;-&quot;;-1*[.H27]*[.J27]*[.L27]*[.G27];[.H27]*[.J27]*[.L27]*[.G27]))">
            <text:p/>
          </table:table-cell>
          <table:table-cell/>
          <table:table-cell table:style-name="ce66" office:value-type="string" calcext:value-type="string" table:number-columns-spanned="2" table:number-rows-spanned="1">
            <text:p>Largeur ligne de trave</text:p>
          </table:table-cell>
          <table:covered-table-cell table:style-name="ce66"/>
          <table:table-cell table:style-name="ce79" office:value-type="float" office:value="6" calcext:value-type="float">
            <text:p>6,000 m</text:p>
          </table:table-cell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office:value-type="string" calcext:value-type="string" table:number-columns-spanned="3" table:number-rows-spanned="1">
            <text:p>Montant intermédiaire 4</text:p>
          </table:table-cell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2" calcext:value-type="float">
            <text:p>2</text:p>
          </table:table-cell>
          <table:table-cell table:style-name="ce45" office:value-type="float" office:value="1.04" calcext:value-type="float">
            <text:p>1,040 m</text:p>
          </table:table-cell>
          <table:table-cell table:style-name="ce50" table:formula="of:=IF(OR([.J28]=0;[.J28]=&quot;&quot;);&quot;&quot;;&quot;X&quot;)">
            <text:p/>
          </table:table-cell>
          <table:table-cell table:style-name="ce45"/>
          <table:table-cell table:style-name="ce50" table:formula="of:=IF(OR([.L28]=0;[.L28]=&quot;&quot;);&quot;&quot;;&quot;X&quot;)">
            <text:p/>
          </table:table-cell>
          <table:table-cell table:style-name="ce45"/>
          <table:table-cell table:style-name="ce50" table:formula="of:=IF(OR([.H28]=&quot;&quot;;[.H28]=0);&quot;&quot;;&quot;=&quot;)" office:value-type="string" office:string-value="=" calcext:value-type="string">
            <text:p>=</text:p>
          </table:table-cell>
          <table:table-cell table:style-name="ce54" table:formula="of:=IF(OR([.F28]=&quot;&quot;;[.G28]=&quot;&quot;);&quot;&quot;;IF([.G28]=&quot;&quot;;&quot;&quot;;IF(OR([.H28]=0;[.H28]=0);&quot;&quot;;IF([.J28]=0;IF([.F28]=&quot;-&quot;;-1*[.H28]*[.G28];[.H28]*[.G28]);&quot;&quot;))))" office:value-type="float" office:value="2.08" calcext:value-type="float">
            <text:p>2,080 ml</text:p>
          </table:table-cell>
          <table:table-cell table:style-name="ce58" table:formula="of:=IF(OR([.F28]=&quot;&quot;;[.G28]=&quot;&quot;);&quot;&quot;;IF(OR([.J28]=&quot;&quot;;[.J28]=0);&quot;&quot;;IF([.L28]=0;IF([.F28]=&quot;-&quot;;-1*[.H28]*[.J28]*[.G28];[.H28]*[.J28]*[.G28]);&quot;&quot;)))">
            <text:p/>
          </table:table-cell>
          <table:table-cell table:style-name="ce61" table:formula="of:=IF(OR([.L28]=&quot;&quot;;[.L28]=0);&quot;&quot;;IF([.F28]=&quot;-&quot;;-1*[.H28]*[.J28]*[.L28]*[.G28];[.H28]*[.J28]*[.L28]*[.G28]))">
            <text:p/>
          </table:table-cell>
          <table:table-cell/>
          <table:table-cell table:style-name="ce67" office:value-type="string" calcext:value-type="string" table:number-columns-spanned="3" table:number-rows-spanned="1">
            <text:p>Résultats de calculs</text:p>
          </table:table-cell>
          <table:covered-table-cell table:number-columns-repeated="2" table:style-name="ce18"/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9]=0;[.J29]=&quot;&quot;);&quot;&quot;;&quot;X&quot;)">
            <text:p/>
          </table:table-cell>
          <table:table-cell table:style-name="ce45"/>
          <table:table-cell table:style-name="ce50" table:formula="of:=IF(OR([.L29]=0;[.L29]=&quot;&quot;);&quot;&quot;;&quot;X&quot;)">
            <text:p/>
          </table:table-cell>
          <table:table-cell table:style-name="ce45"/>
          <table:table-cell table:style-name="ce50" table:formula="of:=IF(OR([.H29]=&quot;&quot;;[.H29]=0);&quot;&quot;;&quot;=&quot;)">
            <text:p/>
          </table:table-cell>
          <table:table-cell table:style-name="ce54" table:formula="of:=IF(OR([.F29]=&quot;&quot;;[.G29]=&quot;&quot;);&quot;&quot;;IF([.G29]=&quot;&quot;;&quot;&quot;;IF(OR([.H29]=0;[.H29]=0);&quot;&quot;;IF([.J29]=0;IF([.F29]=&quot;-&quot;;-1*[.H29]*[.G29];[.H29]*[.G29]);&quot;&quot;))))">
            <text:p/>
          </table:table-cell>
          <table:table-cell table:style-name="ce58" table:formula="of:=IF(OR([.F29]=&quot;&quot;;[.G29]=&quot;&quot;);&quot;&quot;;IF(OR([.J29]=&quot;&quot;;[.J29]=0);&quot;&quot;;IF([.L29]=0;IF([.F29]=&quot;-&quot;;-1*[.H29]*[.J29]*[.G29];[.H29]*[.J29]*[.G29]);&quot;&quot;)))">
            <text:p/>
          </table:table-cell>
          <table:table-cell table:style-name="ce61" table:formula="of:=IF(OR([.L29]=&quot;&quot;;[.L29]=0);&quot;&quot;;IF([.F29]=&quot;-&quot;;-1*[.H29]*[.J29]*[.L29]*[.G29];[.H29]*[.J29]*[.L29]*[.G29]))">
            <text:p/>
          </table:table-cell>
          <table:table-cell/>
          <table:table-cell table:style-name="ce68" office:value-type="string" calcext:value-type="string" table:number-columns-spanned="2" table:number-rows-spanned="1">
            <text:p>Hauteur de la charpente</text:p>
          </table:table-cell>
          <table:covered-table-cell table:style-name="ce75"/>
          <table:table-cell table:style-name="ce80" table:formula="of:=[.T24]-[.T25]" office:value-type="float" office:value="2.5" calcext:value-type="float">
            <text:p>2,500 m</text:p>
          </table:table-cell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0]=0;[.J30]=&quot;&quot;);&quot;&quot;;&quot;X&quot;)">
            <text:p/>
          </table:table-cell>
          <table:table-cell table:style-name="ce45"/>
          <table:table-cell table:style-name="ce50" table:formula="of:=IF(OR([.L30]=0;[.L30]=&quot;&quot;);&quot;&quot;;&quot;X&quot;)">
            <text:p/>
          </table:table-cell>
          <table:table-cell table:style-name="ce45"/>
          <table:table-cell table:style-name="ce50" table:formula="of:=IF(OR([.H30]=&quot;&quot;;[.H30]=0);&quot;&quot;;&quot;=&quot;)">
            <text:p/>
          </table:table-cell>
          <table:table-cell table:style-name="ce54" table:formula="of:=IF(OR([.F30]=&quot;&quot;;[.G30]=&quot;&quot;);&quot;&quot;;IF([.G30]=&quot;&quot;;&quot;&quot;;IF(OR([.H30]=0;[.H30]=0);&quot;&quot;;IF([.J30]=0;IF([.F30]=&quot;-&quot;;-1*[.H30]*[.G30];[.H30]*[.G30]);&quot;&quot;))))">
            <text:p/>
          </table:table-cell>
          <table:table-cell table:style-name="ce58" table:formula="of:=IF(OR([.F30]=&quot;&quot;;[.G30]=&quot;&quot;);&quot;&quot;;IF(OR([.J30]=&quot;&quot;;[.J30]=0);&quot;&quot;;IF([.L30]=0;IF([.F30]=&quot;-&quot;;-1*[.H30]*[.J30]*[.G30];[.H30]*[.J30]*[.G30]);&quot;&quot;)))">
            <text:p/>
          </table:table-cell>
          <table:table-cell table:style-name="ce61" table:formula="of:=IF(OR([.L30]=&quot;&quot;;[.L30]=0);&quot;&quot;;IF([.F30]=&quot;-&quot;;-1*[.H30]*[.J30]*[.L30]*[.G30];[.H30]*[.J30]*[.L30]*[.G30]))">
            <text:p/>
          </table:table-cell>
          <table:table-cell/>
          <table:table-cell table:style-name="ce68" office:value-type="string" calcext:value-type="string" table:number-columns-spanned="2" table:number-rows-spanned="1">
            <text:p>Longueur de lattis</text:p>
          </table:table-cell>
          <table:covered-table-cell table:style-name="ce76"/>
          <table:table-cell table:style-name="ce80" table:formula="of:=SQRT(([.T27]/2)*([.T27]/2)+[.T29]*[.T29])" office:value-type="float" office:value="3.90512483795333" calcext:value-type="float">
            <text:p>3,905 m</text:p>
          </table:table-cell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1]=0;[.J31]=&quot;&quot;);&quot;&quot;;&quot;X&quot;)">
            <text:p/>
          </table:table-cell>
          <table:table-cell table:style-name="ce45"/>
          <table:table-cell table:style-name="ce50" table:formula="of:=IF(OR([.L31]=0;[.L31]=&quot;&quot;);&quot;&quot;;&quot;X&quot;)">
            <text:p/>
          </table:table-cell>
          <table:table-cell table:style-name="ce45"/>
          <table:table-cell table:style-name="ce50" table:formula="of:=IF(OR([.H31]=&quot;&quot;;[.H31]=0);&quot;&quot;;&quot;=&quot;)">
            <text:p/>
          </table:table-cell>
          <table:table-cell table:style-name="ce54" table:formula="of:=IF(OR([.F31]=&quot;&quot;;[.G31]=&quot;&quot;);&quot;&quot;;IF([.G31]=&quot;&quot;;&quot;&quot;;IF(OR([.H31]=0;[.H31]=0);&quot;&quot;;IF([.J31]=0;IF([.F31]=&quot;-&quot;;-1*[.H31]*[.G31];[.H31]*[.G31]);&quot;&quot;))))">
            <text:p/>
          </table:table-cell>
          <table:table-cell table:style-name="ce58" table:formula="of:=IF(OR([.F31]=&quot;&quot;;[.G31]=&quot;&quot;);&quot;&quot;;IF(OR([.J31]=&quot;&quot;;[.J31]=0);&quot;&quot;;IF([.L31]=0;IF([.F31]=&quot;-&quot;;-1*[.H31]*[.J31]*[.G31];[.H31]*[.J31]*[.G31]);&quot;&quot;)))">
            <text:p/>
          </table:table-cell>
          <table:table-cell table:style-name="ce61" table:formula="of:=IF(OR([.L31]=&quot;&quot;;[.L31]=0);&quot;&quot;;IF([.F31]=&quot;-&quot;;-1*[.H31]*[.J31]*[.L31]*[.G31];[.H31]*[.J31]*[.L31]*[.G31]))">
            <text:p/>
          </table:table-cell>
          <table:table-cell/>
          <table:table-cell table:style-name="ce68" office:value-type="string" calcext:value-type="string" table:number-columns-spanned="2" table:number-rows-spanned="1">
            <text:p>Angle de toiture</text:p>
          </table:table-cell>
          <table:covered-table-cell table:style-name="ce76"/>
          <table:table-cell table:style-name="ce81" table:formula="of:=DEGREES(ATAN([.T29]/([.T27]/2)))" office:value-type="float" office:value="39.8055710922652" calcext:value-type="float">
            <text:p>39,81 °</text:p>
          </table:table-cell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2]=0;[.J32]=&quot;&quot;);&quot;&quot;;&quot;X&quot;)">
            <text:p/>
          </table:table-cell>
          <table:table-cell table:style-name="ce45"/>
          <table:table-cell table:style-name="ce50" table:formula="of:=IF(OR([.L32]=0;[.L32]=&quot;&quot;);&quot;&quot;;&quot;X&quot;)">
            <text:p/>
          </table:table-cell>
          <table:table-cell table:style-name="ce45"/>
          <table:table-cell table:style-name="ce50" table:formula="of:=IF(OR([.H32]=&quot;&quot;;[.H32]=0);&quot;&quot;;&quot;=&quot;)">
            <text:p/>
          </table:table-cell>
          <table:table-cell table:style-name="ce54" table:formula="of:=IF(OR([.F32]=&quot;&quot;;[.G32]=&quot;&quot;);&quot;&quot;;IF([.G32]=&quot;&quot;;&quot;&quot;;IF(OR([.H32]=0;[.H32]=0);&quot;&quot;;IF([.J32]=0;IF([.F32]=&quot;-&quot;;-1*[.H32]*[.G32];[.H32]*[.G32]);&quot;&quot;))))">
            <text:p/>
          </table:table-cell>
          <table:table-cell table:style-name="ce58" table:formula="of:=IF(OR([.F32]=&quot;&quot;;[.G32]=&quot;&quot;);&quot;&quot;;IF(OR([.J32]=&quot;&quot;;[.J32]=0);&quot;&quot;;IF([.L32]=0;IF([.F32]=&quot;-&quot;;-1*[.H32]*[.J32]*[.G32];[.H32]*[.J32]*[.G32]);&quot;&quot;)))">
            <text:p/>
          </table:table-cell>
          <table:table-cell table:style-name="ce61" table:formula="of:=IF(OR([.L32]=&quot;&quot;;[.L32]=0);&quot;&quot;;IF([.F32]=&quot;-&quot;;-1*[.H32]*[.J32]*[.L32]*[.G32];[.H32]*[.J32]*[.L32]*[.G32]))">
            <text:p/>
          </table:table-cell>
          <table:table-cell/>
          <table:table-cell table:style-name="ce69" office:value-type="string" calcext:value-type="string" table:number-columns-spanned="2" table:number-rows-spanned="1">
            <text:p>Surface du pan</text:p>
          </table:table-cell>
          <table:covered-table-cell table:style-name="ce77"/>
          <table:table-cell table:style-name="ce82" table:formula="of:=[.T29]*[.T30]" office:value-type="float" office:value="9.76281209488332" calcext:value-type="float">
            <text:p>9,76 m²</text:p>
          </table:table-cell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3]=0;[.J33]=&quot;&quot;);&quot;&quot;;&quot;X&quot;)">
            <text:p/>
          </table:table-cell>
          <table:table-cell table:style-name="ce45"/>
          <table:table-cell table:style-name="ce50" table:formula="of:=IF(OR([.L33]=0;[.L33]=&quot;&quot;);&quot;&quot;;&quot;X&quot;)">
            <text:p/>
          </table:table-cell>
          <table:table-cell table:style-name="ce45"/>
          <table:table-cell table:style-name="ce50" table:formula="of:=IF(OR([.H33]=&quot;&quot;;[.H33]=0);&quot;&quot;;&quot;=&quot;)">
            <text:p/>
          </table:table-cell>
          <table:table-cell table:style-name="ce54" table:formula="of:=IF(OR([.F33]=&quot;&quot;;[.G33]=&quot;&quot;);&quot;&quot;;IF([.G33]=&quot;&quot;;&quot;&quot;;IF(OR([.H33]=0;[.H33]=0);&quot;&quot;;IF([.J33]=0;IF([.F33]=&quot;-&quot;;-1*[.H33]*[.G33];[.H33]*[.G33]);&quot;&quot;))))">
            <text:p/>
          </table:table-cell>
          <table:table-cell table:style-name="ce58" table:formula="of:=IF(OR([.F33]=&quot;&quot;;[.G33]=&quot;&quot;);&quot;&quot;;IF(OR([.J33]=&quot;&quot;;[.J33]=0);&quot;&quot;;IF([.L33]=0;IF([.F33]=&quot;-&quot;;-1*[.H33]*[.J33]*[.G33];[.H33]*[.J33]*[.G33]);&quot;&quot;)))">
            <text:p/>
          </table:table-cell>
          <table:table-cell table:style-name="ce61" table:formula="of:=IF(OR([.L33]=&quot;&quot;;[.L33]=0);&quot;&quot;;IF([.F33]=&quot;-&quot;;-1*[.H33]*[.J33]*[.L33]*[.G33];[.H33]*[.J33]*[.L33]*[.G33]))">
            <text:p/>
          </table:table-cell>
          <table:table-cell/>
          <table:table-cell table:style-name="ce18" table:number-columns-repeated="3"/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4]=0;[.J34]=&quot;&quot;);&quot;&quot;;&quot;X&quot;)">
            <text:p/>
          </table:table-cell>
          <table:table-cell table:style-name="ce45"/>
          <table:table-cell table:style-name="ce50" table:formula="of:=IF(OR([.L34]=0;[.L34]=&quot;&quot;);&quot;&quot;;&quot;X&quot;)">
            <text:p/>
          </table:table-cell>
          <table:table-cell table:style-name="ce45"/>
          <table:table-cell table:style-name="ce50" table:formula="of:=IF(OR([.H34]=&quot;&quot;;[.H34]=0);&quot;&quot;;&quot;=&quot;)">
            <text:p/>
          </table:table-cell>
          <table:table-cell table:style-name="ce54" table:formula="of:=IF(OR([.F34]=&quot;&quot;;[.G34]=&quot;&quot;);&quot;&quot;;IF([.G34]=&quot;&quot;;&quot;&quot;;IF(OR([.H34]=0;[.H34]=0);&quot;&quot;;IF([.J34]=0;IF([.F34]=&quot;-&quot;;-1*[.H34]*[.G34];[.H34]*[.G34]);&quot;&quot;))))">
            <text:p/>
          </table:table-cell>
          <table:table-cell table:style-name="ce58" table:formula="of:=IF(OR([.F34]=&quot;&quot;;[.G34]=&quot;&quot;);&quot;&quot;;IF(OR([.J34]=&quot;&quot;;[.J34]=0);&quot;&quot;;IF([.L34]=0;IF([.F34]=&quot;-&quot;;-1*[.H34]*[.J34]*[.G34];[.H34]*[.J34]*[.G34]);&quot;&quot;)))">
            <text:p/>
          </table:table-cell>
          <table:table-cell table:style-name="ce61" table:formula="of:=IF(OR([.L34]=&quot;&quot;;[.L34]=0);&quot;&quot;;IF([.F34]=&quot;-&quot;;-1*[.H34]*[.J34]*[.L34]*[.G34];[.H34]*[.J34]*[.L34]*[.G34]))">
            <text:p/>
          </table:table-cell>
          <table:table-cell/>
          <table:table-cell table:style-name="ce18" table:number-columns-repeated="3"/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5]=0;[.J35]=&quot;&quot;);&quot;&quot;;&quot;X&quot;)">
            <text:p/>
          </table:table-cell>
          <table:table-cell table:style-name="ce45"/>
          <table:table-cell table:style-name="ce50" table:formula="of:=IF(OR([.L35]=0;[.L35]=&quot;&quot;);&quot;&quot;;&quot;X&quot;)">
            <text:p/>
          </table:table-cell>
          <table:table-cell table:style-name="ce45"/>
          <table:table-cell table:style-name="ce50" table:formula="of:=IF(OR([.H35]=&quot;&quot;;[.H35]=0);&quot;&quot;;&quot;=&quot;)">
            <text:p/>
          </table:table-cell>
          <table:table-cell table:style-name="ce54" table:formula="of:=IF(OR([.F35]=&quot;&quot;;[.G35]=&quot;&quot;);&quot;&quot;;IF([.G35]=&quot;&quot;;&quot;&quot;;IF(OR([.H35]=0;[.H35]=0);&quot;&quot;;IF([.J35]=0;IF([.F35]=&quot;-&quot;;-1*[.H35]*[.G35];[.H35]*[.G35]);&quot;&quot;))))">
            <text:p/>
          </table:table-cell>
          <table:table-cell table:style-name="ce58" table:formula="of:=IF(OR([.F35]=&quot;&quot;;[.G35]=&quot;&quot;);&quot;&quot;;IF(OR([.J35]=&quot;&quot;;[.J35]=0);&quot;&quot;;IF([.L35]=0;IF([.F35]=&quot;-&quot;;-1*[.H35]*[.J35]*[.G35];[.H35]*[.J35]*[.G35]);&quot;&quot;)))">
            <text:p/>
          </table:table-cell>
          <table:table-cell table:style-name="ce61" table:formula="of:=IF(OR([.L35]=&quot;&quot;;[.L35]=0);&quot;&quot;;IF([.F35]=&quot;-&quot;;-1*[.H35]*[.J35]*[.L35]*[.G35];[.H35]*[.J35]*[.L35]*[.G35]))">
            <text:p/>
          </table:table-cell>
          <table:table-cell/>
          <table:table-cell table:style-name="ce18" table:number-columns-repeated="3"/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6]=0;[.J36]=&quot;&quot;);&quot;&quot;;&quot;X&quot;)">
            <text:p/>
          </table:table-cell>
          <table:table-cell table:style-name="ce45"/>
          <table:table-cell table:style-name="ce50" table:formula="of:=IF(OR([.L36]=0;[.L36]=&quot;&quot;);&quot;&quot;;&quot;X&quot;)">
            <text:p/>
          </table:table-cell>
          <table:table-cell table:style-name="ce45"/>
          <table:table-cell table:style-name="ce50" table:formula="of:=IF(OR([.H36]=&quot;&quot;;[.H36]=0);&quot;&quot;;&quot;=&quot;)">
            <text:p/>
          </table:table-cell>
          <table:table-cell table:style-name="ce54" table:formula="of:=IF(OR([.F36]=&quot;&quot;;[.G36]=&quot;&quot;);&quot;&quot;;IF([.G36]=&quot;&quot;;&quot;&quot;;IF(OR([.H36]=0;[.H36]=0);&quot;&quot;;IF([.J36]=0;IF([.F36]=&quot;-&quot;;-1*[.H36]*[.G36];[.H36]*[.G36]);&quot;&quot;))))">
            <text:p/>
          </table:table-cell>
          <table:table-cell table:style-name="ce58" table:formula="of:=IF(OR([.F36]=&quot;&quot;;[.G36]=&quot;&quot;);&quot;&quot;;IF(OR([.J36]=&quot;&quot;;[.J36]=0);&quot;&quot;;IF([.L36]=0;IF([.F36]=&quot;-&quot;;-1*[.H36]*[.J36]*[.G36];[.H36]*[.J36]*[.G36]);&quot;&quot;)))">
            <text:p/>
          </table:table-cell>
          <table:table-cell table:style-name="ce61" table:formula="of:=IF(OR([.L36]=&quot;&quot;;[.L36]=0);&quot;&quot;;IF([.F36]=&quot;-&quot;;-1*[.H36]*[.J36]*[.L36]*[.G36];[.H36]*[.J36]*[.L36]*[.G36]))">
            <text:p/>
          </table:table-cell>
          <table:table-cell/>
          <table:table-cell table:style-name="ce18" table:number-columns-repeated="3"/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7]=0;[.J37]=&quot;&quot;);&quot;&quot;;&quot;X&quot;)">
            <text:p/>
          </table:table-cell>
          <table:table-cell table:style-name="ce45"/>
          <table:table-cell table:style-name="ce50" table:formula="of:=IF(OR([.L37]=0;[.L37]=&quot;&quot;);&quot;&quot;;&quot;X&quot;)">
            <text:p/>
          </table:table-cell>
          <table:table-cell table:style-name="ce45"/>
          <table:table-cell table:style-name="ce50" table:formula="of:=IF(OR([.H37]=&quot;&quot;;[.H37]=0);&quot;&quot;;&quot;=&quot;)">
            <text:p/>
          </table:table-cell>
          <table:table-cell table:style-name="ce54" table:formula="of:=IF(OR([.F37]=&quot;&quot;;[.G37]=&quot;&quot;);&quot;&quot;;IF([.G37]=&quot;&quot;;&quot;&quot;;IF(OR([.H37]=0;[.H37]=0);&quot;&quot;;IF([.J37]=0;IF([.F37]=&quot;-&quot;;-1*[.H37]*[.G37];[.H37]*[.G37]);&quot;&quot;))))">
            <text:p/>
          </table:table-cell>
          <table:table-cell table:style-name="ce58" table:formula="of:=IF(OR([.F37]=&quot;&quot;;[.G37]=&quot;&quot;);&quot;&quot;;IF(OR([.J37]=&quot;&quot;;[.J37]=0);&quot;&quot;;IF([.L37]=0;IF([.F37]=&quot;-&quot;;-1*[.H37]*[.J37]*[.G37];[.H37]*[.J37]*[.G37]);&quot;&quot;)))">
            <text:p/>
          </table:table-cell>
          <table:table-cell table:style-name="ce61" table:formula="of:=IF(OR([.L37]=&quot;&quot;;[.L37]=0);&quot;&quot;;IF([.F37]=&quot;-&quot;;-1*[.H37]*[.J37]*[.L37]*[.G37];[.H37]*[.J37]*[.L37]*[.G37]))">
            <text:p/>
          </table:table-cell>
          <table:table-cell/>
          <table:table-cell table:style-name="ce18" table:number-columns-repeated="3"/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8]=0;[.J38]=&quot;&quot;);&quot;&quot;;&quot;X&quot;)">
            <text:p/>
          </table:table-cell>
          <table:table-cell table:style-name="ce45"/>
          <table:table-cell table:style-name="ce50" table:formula="of:=IF(OR([.L38]=0;[.L38]=&quot;&quot;);&quot;&quot;;&quot;X&quot;)">
            <text:p/>
          </table:table-cell>
          <table:table-cell table:style-name="ce45"/>
          <table:table-cell table:style-name="ce50" table:formula="of:=IF(OR([.H38]=&quot;&quot;;[.H38]=0);&quot;&quot;;&quot;=&quot;)">
            <text:p/>
          </table:table-cell>
          <table:table-cell table:style-name="ce54" table:formula="of:=IF(OR([.F38]=&quot;&quot;;[.G38]=&quot;&quot;);&quot;&quot;;IF([.G38]=&quot;&quot;;&quot;&quot;;IF(OR([.H38]=0;[.H38]=0);&quot;&quot;;IF([.J38]=0;IF([.F38]=&quot;-&quot;;-1*[.H38]*[.G38];[.H38]*[.G38]);&quot;&quot;))))">
            <text:p/>
          </table:table-cell>
          <table:table-cell table:style-name="ce58" table:formula="of:=IF(OR([.F38]=&quot;&quot;;[.G38]=&quot;&quot;);&quot;&quot;;IF(OR([.J38]=&quot;&quot;;[.J38]=0);&quot;&quot;;IF([.L38]=0;IF([.F38]=&quot;-&quot;;-1*[.H38]*[.J38]*[.G38];[.H38]*[.J38]*[.G38]);&quot;&quot;)))">
            <text:p/>
          </table:table-cell>
          <table:table-cell table:style-name="ce61" table:formula="of:=IF(OR([.L38]=&quot;&quot;;[.L38]=0);&quot;&quot;;IF([.F38]=&quot;-&quot;;-1*[.H38]*[.J38]*[.L38]*[.G38];[.H38]*[.J38]*[.L38]*[.G38]))">
            <text:p/>
          </table:table-cell>
          <table:table-cell/>
          <table:table-cell table:style-name="ce18" table:number-columns-repeated="3"/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9]=0;[.J39]=&quot;&quot;);&quot;&quot;;&quot;X&quot;)">
            <text:p/>
          </table:table-cell>
          <table:table-cell table:style-name="ce45"/>
          <table:table-cell table:style-name="ce50" table:formula="of:=IF(OR([.L39]=0;[.L39]=&quot;&quot;);&quot;&quot;;&quot;X&quot;)">
            <text:p/>
          </table:table-cell>
          <table:table-cell table:style-name="ce45"/>
          <table:table-cell table:style-name="ce50" table:formula="of:=IF(OR([.H39]=&quot;&quot;;[.H39]=0);&quot;&quot;;&quot;=&quot;)">
            <text:p/>
          </table:table-cell>
          <table:table-cell table:style-name="ce54" table:formula="of:=IF(OR([.F39]=&quot;&quot;;[.G39]=&quot;&quot;);&quot;&quot;;IF([.G39]=&quot;&quot;;&quot;&quot;;IF(OR([.H39]=0;[.H39]=0);&quot;&quot;;IF([.J39]=0;IF([.F39]=&quot;-&quot;;-1*[.H39]*[.G39];[.H39]*[.G39]);&quot;&quot;))))">
            <text:p/>
          </table:table-cell>
          <table:table-cell table:style-name="ce58" table:formula="of:=IF(OR([.F39]=&quot;&quot;;[.G39]=&quot;&quot;);&quot;&quot;;IF(OR([.J39]=&quot;&quot;;[.J39]=0);&quot;&quot;;IF([.L39]=0;IF([.F39]=&quot;-&quot;;-1*[.H39]*[.J39]*[.G39];[.H39]*[.J39]*[.G39]);&quot;&quot;)))">
            <text:p/>
          </table:table-cell>
          <table:table-cell table:style-name="ce61" table:formula="of:=IF(OR([.L39]=&quot;&quot;;[.L39]=0);&quot;&quot;;IF([.F39]=&quot;-&quot;;-1*[.H39]*[.J39]*[.L39]*[.G39];[.H39]*[.J39]*[.L39]*[.G39]))">
            <text:p/>
          </table:table-cell>
          <table:table-cell/>
          <table:table-cell table:style-name="ce70" office:value-type="string" calcext:value-type="string" table:number-columns-spanned="3" table:number-rows-spanned="1">
            <text:p>Surfaces circulaires</text:p>
          </table:table-cell>
          <table:covered-table-cell table:style-name="ce66"/>
          <table:covered-table-cell table:style-name="ce83"/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0]=0;[.J40]=&quot;&quot;);&quot;&quot;;&quot;X&quot;)">
            <text:p/>
          </table:table-cell>
          <table:table-cell table:style-name="ce45"/>
          <table:table-cell table:style-name="ce50" table:formula="of:=IF(OR([.L40]=0;[.L40]=&quot;&quot;);&quot;&quot;;&quot;X&quot;)">
            <text:p/>
          </table:table-cell>
          <table:table-cell table:style-name="ce45"/>
          <table:table-cell table:style-name="ce50" table:formula="of:=IF(OR([.H40]=&quot;&quot;;[.H40]=0);&quot;&quot;;&quot;=&quot;)">
            <text:p/>
          </table:table-cell>
          <table:table-cell table:style-name="ce54" table:formula="of:=IF(OR([.F40]=&quot;&quot;;[.G40]=&quot;&quot;);&quot;&quot;;IF([.G40]=&quot;&quot;;&quot;&quot;;IF(OR([.H40]=0;[.H40]=0);&quot;&quot;;IF([.J40]=0;IF([.F40]=&quot;-&quot;;-1*[.H40]*[.G40];[.H40]*[.G40]);&quot;&quot;))))">
            <text:p/>
          </table:table-cell>
          <table:table-cell table:style-name="ce58" table:formula="of:=IF(OR([.F40]=&quot;&quot;;[.G40]=&quot;&quot;);&quot;&quot;;IF(OR([.J40]=&quot;&quot;;[.J40]=0);&quot;&quot;;IF([.L40]=0;IF([.F40]=&quot;-&quot;;-1*[.H40]*[.J40]*[.G40];[.H40]*[.J40]*[.G40]);&quot;&quot;)))">
            <text:p/>
          </table:table-cell>
          <table:table-cell table:style-name="ce61" table:formula="of:=IF(OR([.L40]=&quot;&quot;;[.L40]=0);&quot;&quot;;IF([.F40]=&quot;-&quot;;-1*[.H40]*[.J40]*[.L40]*[.G40];[.H40]*[.J40]*[.L40]*[.G40]))">
            <text:p/>
          </table:table-cell>
          <table:table-cell/>
          <table:table-cell table:style-name="ce71" office:value-type="string" calcext:value-type="string" table:number-columns-spanned="2" table:number-rows-spanned="1">
            <text:p>Rayon : </text:p>
          </table:table-cell>
          <table:covered-table-cell table:style-name="ce71"/>
          <table:table-cell table:style-name="ce84"/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1]=0;[.J41]=&quot;&quot;);&quot;&quot;;&quot;X&quot;)">
            <text:p/>
          </table:table-cell>
          <table:table-cell table:style-name="ce45"/>
          <table:table-cell table:style-name="ce50" table:formula="of:=IF(OR([.L41]=0;[.L41]=&quot;&quot;);&quot;&quot;;&quot;X&quot;)">
            <text:p/>
          </table:table-cell>
          <table:table-cell table:style-name="ce45"/>
          <table:table-cell table:style-name="ce50" table:formula="of:=IF(OR([.H41]=&quot;&quot;;[.H41]=0);&quot;&quot;;&quot;=&quot;)">
            <text:p/>
          </table:table-cell>
          <table:table-cell table:style-name="ce54" table:formula="of:=IF(OR([.F41]=&quot;&quot;;[.G41]=&quot;&quot;);&quot;&quot;;IF([.G41]=&quot;&quot;;&quot;&quot;;IF(OR([.H41]=0;[.H41]=0);&quot;&quot;;IF([.J41]=0;IF([.F41]=&quot;-&quot;;-1*[.H41]*[.G41];[.H41]*[.G41]);&quot;&quot;))))">
            <text:p/>
          </table:table-cell>
          <table:table-cell table:style-name="ce58" table:formula="of:=IF(OR([.F41]=&quot;&quot;;[.G41]=&quot;&quot;);&quot;&quot;;IF(OR([.J41]=&quot;&quot;;[.J41]=0);&quot;&quot;;IF([.L41]=0;IF([.F41]=&quot;-&quot;;-1*[.H41]*[.J41]*[.G41];[.H41]*[.J41]*[.G41]);&quot;&quot;)))">
            <text:p/>
          </table:table-cell>
          <table:table-cell table:style-name="ce61" table:formula="of:=IF(OR([.L41]=&quot;&quot;;[.L41]=0);&quot;&quot;;IF([.F41]=&quot;-&quot;;-1*[.H41]*[.J41]*[.L41]*[.G41];[.H41]*[.J41]*[.L41]*[.G41]))">
            <text:p/>
          </table:table-cell>
          <table:table-cell/>
          <table:table-cell table:style-name="ce71" office:value-type="string" calcext:value-type="string" table:number-columns-spanned="2" table:number-rows-spanned="1">
            <text:p>Diamètre : </text:p>
          </table:table-cell>
          <table:covered-table-cell table:style-name="ce71"/>
          <table:table-cell table:style-name="ce84"/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2]=0;[.J42]=&quot;&quot;);&quot;&quot;;&quot;X&quot;)">
            <text:p/>
          </table:table-cell>
          <table:table-cell table:style-name="ce45"/>
          <table:table-cell table:style-name="ce50" table:formula="of:=IF(OR([.L42]=0;[.L42]=&quot;&quot;);&quot;&quot;;&quot;X&quot;)">
            <text:p/>
          </table:table-cell>
          <table:table-cell table:style-name="ce45"/>
          <table:table-cell table:style-name="ce50" table:formula="of:=IF(OR([.H42]=&quot;&quot;;[.H42]=0);&quot;&quot;;&quot;=&quot;)">
            <text:p/>
          </table:table-cell>
          <table:table-cell table:style-name="ce54" table:formula="of:=IF(OR([.F42]=&quot;&quot;;[.G42]=&quot;&quot;);&quot;&quot;;IF([.G42]=&quot;&quot;;&quot;&quot;;IF(OR([.H42]=0;[.H42]=0);&quot;&quot;;IF([.J42]=0;IF([.F42]=&quot;-&quot;;-1*[.H42]*[.G42];[.H42]*[.G42]);&quot;&quot;))))">
            <text:p/>
          </table:table-cell>
          <table:table-cell table:style-name="ce58" table:formula="of:=IF(OR([.F42]=&quot;&quot;;[.G42]=&quot;&quot;);&quot;&quot;;IF(OR([.J42]=&quot;&quot;;[.J42]=0);&quot;&quot;;IF([.L42]=0;IF([.F42]=&quot;-&quot;;-1*[.H42]*[.J42]*[.G42];[.H42]*[.J42]*[.G42]);&quot;&quot;)))">
            <text:p/>
          </table:table-cell>
          <table:table-cell table:style-name="ce61" table:formula="of:=IF(OR([.L42]=&quot;&quot;;[.L42]=0);&quot;&quot;;IF([.F42]=&quot;-&quot;;-1*[.H42]*[.J42]*[.L42]*[.G42];[.H42]*[.J42]*[.L42]*[.G42]))">
            <text:p/>
          </table:table-cell>
          <table:table-cell/>
          <table:table-cell table:style-name="ce68" office:value-type="string" calcext:value-type="string" table:number-columns-spanned="2" table:number-rows-spanned="1">
            <text:p>Surface </text:p>
          </table:table-cell>
          <table:covered-table-cell table:style-name="ce78"/>
          <table:table-cell table:style-name="ce85" table:formula="of:=IF([.T40]=&quot;&quot;;IF([.T41]=&quot;&quot;;&quot;&quot;;PI()*([.T41]/2)*([.T41]/2));PI()*[.T40]*[.T40])">
            <text:p/>
          </table:table-cell>
          <table:table-cell table:style-name="ce87"/>
          <table:table-cell table:number-columns-repeated="1003"/>
        </table:table-row>
        <table:table-row table:style-name="ro4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3]=0;[.J43]=&quot;&quot;);&quot;&quot;;&quot;X&quot;)">
            <text:p/>
          </table:table-cell>
          <table:table-cell table:style-name="ce45"/>
          <table:table-cell table:style-name="ce50" table:formula="of:=IF(OR([.L43]=0;[.L43]=&quot;&quot;);&quot;&quot;;&quot;X&quot;)">
            <text:p/>
          </table:table-cell>
          <table:table-cell table:style-name="ce45"/>
          <table:table-cell table:style-name="ce50" table:formula="of:=IF(OR([.H43]=&quot;&quot;;[.H43]=0);&quot;&quot;;&quot;=&quot;)">
            <text:p/>
          </table:table-cell>
          <table:table-cell table:style-name="ce54" table:formula="of:=IF(OR([.F43]=&quot;&quot;;[.G43]=&quot;&quot;);&quot;&quot;;IF([.G43]=&quot;&quot;;&quot;&quot;;IF(OR([.H43]=0;[.H43]=0);&quot;&quot;;IF([.J43]=0;IF([.F43]=&quot;-&quot;;-1*[.H43]*[.G43];[.H43]*[.G43]);&quot;&quot;))))">
            <text:p/>
          </table:table-cell>
          <table:table-cell table:style-name="ce58" table:formula="of:=IF(OR([.F43]=&quot;&quot;;[.G43]=&quot;&quot;);&quot;&quot;;IF(OR([.J43]=&quot;&quot;;[.J43]=0);&quot;&quot;;IF([.L43]=0;IF([.F43]=&quot;-&quot;;-1*[.H43]*[.J43]*[.G43];[.H43]*[.J43]*[.G43]);&quot;&quot;)))">
            <text:p/>
          </table:table-cell>
          <table:table-cell table:style-name="ce61" table:formula="of:=IF(OR([.L43]=&quot;&quot;;[.L43]=0);&quot;&quot;;IF([.F43]=&quot;-&quot;;-1*[.H43]*[.J43]*[.L43]*[.G43];[.H43]*[.J43]*[.L43]*[.G43]))">
            <text:p/>
          </table:table-cell>
          <table:table-cell table:number-columns-repeated="1008"/>
        </table:table-row>
        <table:table-row table:style-name="ro4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4]=0;[.J44]=&quot;&quot;);&quot;&quot;;&quot;X&quot;)">
            <text:p/>
          </table:table-cell>
          <table:table-cell table:style-name="ce45"/>
          <table:table-cell table:style-name="ce50" table:formula="of:=IF(OR([.L44]=0;[.L44]=&quot;&quot;);&quot;&quot;;&quot;X&quot;)">
            <text:p/>
          </table:table-cell>
          <table:table-cell table:style-name="ce45"/>
          <table:table-cell table:style-name="ce50" table:formula="of:=IF(OR([.H44]=&quot;&quot;;[.H44]=0);&quot;&quot;;&quot;=&quot;)">
            <text:p/>
          </table:table-cell>
          <table:table-cell table:style-name="ce54" table:formula="of:=IF(OR([.F44]=&quot;&quot;;[.G44]=&quot;&quot;);&quot;&quot;;IF([.G44]=&quot;&quot;;&quot;&quot;;IF(OR([.H44]=0;[.H44]=0);&quot;&quot;;IF([.J44]=0;IF([.F44]=&quot;-&quot;;-1*[.H44]*[.G44];[.H44]*[.G44]);&quot;&quot;))))">
            <text:p/>
          </table:table-cell>
          <table:table-cell table:style-name="ce58" table:formula="of:=IF(OR([.F44]=&quot;&quot;;[.G44]=&quot;&quot;);&quot;&quot;;IF(OR([.J44]=&quot;&quot;;[.J44]=0);&quot;&quot;;IF([.L44]=0;IF([.F44]=&quot;-&quot;;-1*[.H44]*[.J44]*[.G44];[.H44]*[.J44]*[.G44]);&quot;&quot;)))">
            <text:p/>
          </table:table-cell>
          <table:table-cell table:style-name="ce61" table:formula="of:=IF(OR([.L44]=&quot;&quot;;[.L44]=0);&quot;&quot;;IF([.F44]=&quot;-&quot;;-1*[.H44]*[.J44]*[.L44]*[.G44];[.H44]*[.J44]*[.L44]*[.G44]))">
            <text:p/>
          </table:table-cell>
          <table:table-cell table:number-columns-repeated="1008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5]=0;[.J45]=&quot;&quot;);&quot;&quot;;&quot;X&quot;)">
            <text:p/>
          </table:table-cell>
          <table:table-cell table:style-name="ce45"/>
          <table:table-cell table:style-name="ce50" table:formula="of:=IF(OR([.L45]=0;[.L45]=&quot;&quot;);&quot;&quot;;&quot;X&quot;)">
            <text:p/>
          </table:table-cell>
          <table:table-cell table:style-name="ce45"/>
          <table:table-cell table:style-name="ce50" table:formula="of:=IF(OR([.H45]=&quot;&quot;;[.H45]=0);&quot;&quot;;&quot;=&quot;)">
            <text:p/>
          </table:table-cell>
          <table:table-cell table:style-name="ce54" table:formula="of:=IF(OR([.F45]=&quot;&quot;;[.G45]=&quot;&quot;);&quot;&quot;;IF([.G45]=&quot;&quot;;&quot;&quot;;IF(OR([.H45]=0;[.H45]=0);&quot;&quot;;IF([.J45]=0;IF([.F45]=&quot;-&quot;;-1*[.H45]*[.G45];[.H45]*[.G45]);&quot;&quot;))))">
            <text:p/>
          </table:table-cell>
          <table:table-cell table:style-name="ce58" table:formula="of:=IF(OR([.F45]=&quot;&quot;;[.G45]=&quot;&quot;);&quot;&quot;;IF(OR([.J45]=&quot;&quot;;[.J45]=0);&quot;&quot;;IF([.L45]=0;IF([.F45]=&quot;-&quot;;-1*[.H45]*[.J45]*[.G45];[.H45]*[.J45]*[.G45]);&quot;&quot;)))">
            <text:p/>
          </table:table-cell>
          <table:table-cell table:style-name="ce61" table:formula="of:=IF(OR([.L45]=&quot;&quot;;[.L45]=0);&quot;&quot;;IF([.F45]=&quot;-&quot;;-1*[.H45]*[.J45]*[.L45]*[.G45];[.H45]*[.J45]*[.L45]*[.G45]))">
            <text:p/>
          </table:table-cell>
          <table:table-cell table:number-columns-repeated="1008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6]=0;[.J46]=&quot;&quot;);&quot;&quot;;&quot;X&quot;)">
            <text:p/>
          </table:table-cell>
          <table:table-cell table:style-name="ce45"/>
          <table:table-cell table:style-name="ce50" table:formula="of:=IF(OR([.L46]=0;[.L46]=&quot;&quot;);&quot;&quot;;&quot;X&quot;)">
            <text:p/>
          </table:table-cell>
          <table:table-cell table:style-name="ce45"/>
          <table:table-cell table:style-name="ce50" table:formula="of:=IF(OR([.H46]=&quot;&quot;;[.H46]=0);&quot;&quot;;&quot;=&quot;)">
            <text:p/>
          </table:table-cell>
          <table:table-cell table:style-name="ce54" table:formula="of:=IF(OR([.F46]=&quot;&quot;;[.G46]=&quot;&quot;);&quot;&quot;;IF([.G46]=&quot;&quot;;&quot;&quot;;IF(OR([.H46]=0;[.H46]=0);&quot;&quot;;IF([.J46]=0;IF([.F46]=&quot;-&quot;;-1*[.H46]*[.G46];[.H46]*[.G46]);&quot;&quot;))))">
            <text:p/>
          </table:table-cell>
          <table:table-cell table:style-name="ce58" table:formula="of:=IF(OR([.F46]=&quot;&quot;;[.G46]=&quot;&quot;);&quot;&quot;;IF(OR([.J46]=&quot;&quot;;[.J46]=0);&quot;&quot;;IF([.L46]=0;IF([.F46]=&quot;-&quot;;-1*[.H46]*[.J46]*[.G46];[.H46]*[.J46]*[.G46]);&quot;&quot;)))">
            <text:p/>
          </table:table-cell>
          <table:table-cell table:style-name="ce61" table:formula="of:=IF(OR([.L46]=&quot;&quot;;[.L46]=0);&quot;&quot;;IF([.F46]=&quot;-&quot;;-1*[.H46]*[.J46]*[.L46]*[.G46];[.H46]*[.J46]*[.L46]*[.G46]))">
            <text:p/>
          </table:table-cell>
          <table:table-cell table:number-columns-repeated="1008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7]=0;[.J47]=&quot;&quot;);&quot;&quot;;&quot;X&quot;)">
            <text:p/>
          </table:table-cell>
          <table:table-cell table:style-name="ce45"/>
          <table:table-cell table:style-name="ce50" table:formula="of:=IF(OR([.L47]=0;[.L47]=&quot;&quot;);&quot;&quot;;&quot;X&quot;)">
            <text:p/>
          </table:table-cell>
          <table:table-cell table:style-name="ce45"/>
          <table:table-cell table:style-name="ce50" table:formula="of:=IF(OR([.H47]=&quot;&quot;;[.H47]=0);&quot;&quot;;&quot;=&quot;)">
            <text:p/>
          </table:table-cell>
          <table:table-cell table:style-name="ce54" table:formula="of:=IF(OR([.F47]=&quot;&quot;;[.G47]=&quot;&quot;);&quot;&quot;;IF([.G47]=&quot;&quot;;&quot;&quot;;IF(OR([.H47]=0;[.H47]=0);&quot;&quot;;IF([.J47]=0;IF([.F47]=&quot;-&quot;;-1*[.H47]*[.G47];[.H47]*[.G47]);&quot;&quot;))))">
            <text:p/>
          </table:table-cell>
          <table:table-cell table:style-name="ce58" table:formula="of:=IF(OR([.F47]=&quot;&quot;;[.G47]=&quot;&quot;);&quot;&quot;;IF(OR([.J47]=&quot;&quot;;[.J47]=0);&quot;&quot;;IF([.L47]=0;IF([.F47]=&quot;-&quot;;-1*[.H47]*[.J47]*[.G47];[.H47]*[.J47]*[.G47]);&quot;&quot;)))">
            <text:p/>
          </table:table-cell>
          <table:table-cell table:style-name="ce61" table:formula="of:=IF(OR([.L47]=&quot;&quot;;[.L47]=0);&quot;&quot;;IF([.F47]=&quot;-&quot;;-1*[.H47]*[.J47]*[.L47]*[.G47];[.H47]*[.J47]*[.L47]*[.G47]))">
            <text:p/>
          </table:table-cell>
          <table:table-cell table:number-columns-repeated="1008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8]=0;[.J48]=&quot;&quot;);&quot;&quot;;&quot;X&quot;)">
            <text:p/>
          </table:table-cell>
          <table:table-cell table:style-name="ce45"/>
          <table:table-cell table:style-name="ce50" table:formula="of:=IF(OR([.L48]=0;[.L48]=&quot;&quot;);&quot;&quot;;&quot;X&quot;)">
            <text:p/>
          </table:table-cell>
          <table:table-cell table:style-name="ce45"/>
          <table:table-cell table:style-name="ce50" table:formula="of:=IF(OR([.H48]=&quot;&quot;;[.H48]=0);&quot;&quot;;&quot;=&quot;)">
            <text:p/>
          </table:table-cell>
          <table:table-cell table:style-name="ce54" table:formula="of:=IF(OR([.F48]=&quot;&quot;;[.G48]=&quot;&quot;);&quot;&quot;;IF([.G48]=&quot;&quot;;&quot;&quot;;IF(OR([.H48]=0;[.H48]=0);&quot;&quot;;IF([.J48]=0;IF([.F48]=&quot;-&quot;;-1*[.H48]*[.G48];[.H48]*[.G48]);&quot;&quot;))))">
            <text:p/>
          </table:table-cell>
          <table:table-cell table:style-name="ce58" table:formula="of:=IF(OR([.F48]=&quot;&quot;;[.G48]=&quot;&quot;);&quot;&quot;;IF(OR([.J48]=&quot;&quot;;[.J48]=0);&quot;&quot;;IF([.L48]=0;IF([.F48]=&quot;-&quot;;-1*[.H48]*[.J48]*[.G48];[.H48]*[.J48]*[.G48]);&quot;&quot;)))">
            <text:p/>
          </table:table-cell>
          <table:table-cell table:style-name="ce61" table:formula="of:=IF(OR([.L48]=&quot;&quot;;[.L48]=0);&quot;&quot;;IF([.F48]=&quot;-&quot;;-1*[.H48]*[.J48]*[.L48]*[.G48];[.H48]*[.J48]*[.L48]*[.G48]))">
            <text:p/>
          </table:table-cell>
          <table:table-cell table:number-columns-repeated="1008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9]=0;[.J49]=&quot;&quot;);&quot;&quot;;&quot;X&quot;)">
            <text:p/>
          </table:table-cell>
          <table:table-cell table:style-name="ce45"/>
          <table:table-cell table:style-name="ce50" table:formula="of:=IF(OR([.L49]=0;[.L49]=&quot;&quot;);&quot;&quot;;&quot;X&quot;)">
            <text:p/>
          </table:table-cell>
          <table:table-cell table:style-name="ce45"/>
          <table:table-cell table:style-name="ce50" table:formula="of:=IF(OR([.H49]=&quot;&quot;;[.H49]=0);&quot;&quot;;&quot;=&quot;)">
            <text:p/>
          </table:table-cell>
          <table:table-cell table:style-name="ce54" table:formula="of:=IF(OR([.F49]=&quot;&quot;;[.G49]=&quot;&quot;);&quot;&quot;;IF([.G49]=&quot;&quot;;&quot;&quot;;IF(OR([.H49]=0;[.H49]=0);&quot;&quot;;IF([.J49]=0;IF([.F49]=&quot;-&quot;;-1*[.H49]*[.G49];[.H49]*[.G49]);&quot;&quot;))))">
            <text:p/>
          </table:table-cell>
          <table:table-cell table:style-name="ce58" table:formula="of:=IF(OR([.F49]=&quot;&quot;;[.G49]=&quot;&quot;);&quot;&quot;;IF(OR([.J49]=&quot;&quot;;[.J49]=0);&quot;&quot;;IF([.L49]=0;IF([.F49]=&quot;-&quot;;-1*[.H49]*[.J49]*[.G49];[.H49]*[.J49]*[.G49]);&quot;&quot;)))">
            <text:p/>
          </table:table-cell>
          <table:table-cell table:style-name="ce61" table:formula="of:=IF(OR([.L49]=&quot;&quot;;[.L49]=0);&quot;&quot;;IF([.F49]=&quot;-&quot;;-1*[.H49]*[.J49]*[.L49]*[.G49];[.H49]*[.J49]*[.L49]*[.G49]))">
            <text:p/>
          </table:table-cell>
          <table:table-cell table:number-columns-repeated="1008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50]=0;[.J50]=&quot;&quot;);&quot;&quot;;&quot;X&quot;)">
            <text:p/>
          </table:table-cell>
          <table:table-cell table:style-name="ce45"/>
          <table:table-cell table:style-name="ce50" table:formula="of:=IF(OR([.L50]=0;[.L50]=&quot;&quot;);&quot;&quot;;&quot;X&quot;)">
            <text:p/>
          </table:table-cell>
          <table:table-cell table:style-name="ce45"/>
          <table:table-cell table:style-name="ce50" table:formula="of:=IF(OR([.H50]=&quot;&quot;;[.H50]=0);&quot;&quot;;&quot;=&quot;)">
            <text:p/>
          </table:table-cell>
          <table:table-cell table:style-name="ce54" table:formula="of:=IF(OR([.F50]=&quot;&quot;;[.G50]=&quot;&quot;);&quot;&quot;;IF([.G50]=&quot;&quot;;&quot;&quot;;IF(OR([.H50]=0;[.H50]=0);&quot;&quot;;IF([.J50]=0;IF([.F50]=&quot;-&quot;;-1*[.H50]*[.G50];[.H50]*[.G50]);&quot;&quot;))))">
            <text:p/>
          </table:table-cell>
          <table:table-cell table:style-name="ce58" table:formula="of:=IF(OR([.F50]=&quot;&quot;;[.G50]=&quot;&quot;);&quot;&quot;;IF(OR([.J50]=&quot;&quot;;[.J50]=0);&quot;&quot;;IF([.L50]=0;IF([.F50]=&quot;-&quot;;-1*[.H50]*[.J50]*[.G50];[.H50]*[.J50]*[.G50]);&quot;&quot;)))">
            <text:p/>
          </table:table-cell>
          <table:table-cell table:style-name="ce61" table:formula="of:=IF(OR([.L50]=&quot;&quot;;[.L50]=0);&quot;&quot;;IF([.F50]=&quot;-&quot;;-1*[.H50]*[.J50]*[.L50]*[.G50];[.H50]*[.J50]*[.L50]*[.G50]))">
            <text:p/>
          </table:table-cell>
          <table:table-cell table:number-columns-repeated="1008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51]=0;[.J51]=&quot;&quot;);&quot;&quot;;&quot;X&quot;)">
            <text:p/>
          </table:table-cell>
          <table:table-cell table:style-name="ce45"/>
          <table:table-cell table:style-name="ce50" table:formula="of:=IF(OR([.L51]=0;[.L51]=&quot;&quot;);&quot;&quot;;&quot;X&quot;)">
            <text:p/>
          </table:table-cell>
          <table:table-cell table:style-name="ce45"/>
          <table:table-cell table:style-name="ce50" table:formula="of:=IF(OR([.H51]=&quot;&quot;;[.H51]=0);&quot;&quot;;&quot;=&quot;)">
            <text:p/>
          </table:table-cell>
          <table:table-cell table:style-name="ce54" table:formula="of:=IF(OR([.F51]=&quot;&quot;;[.G51]=&quot;&quot;);&quot;&quot;;IF([.G51]=&quot;&quot;;&quot;&quot;;IF(OR([.H51]=0;[.H51]=0);&quot;&quot;;IF([.J51]=0;IF([.F51]=&quot;-&quot;;-1*[.H51]*[.G51];[.H51]*[.G51]);&quot;&quot;))))">
            <text:p/>
          </table:table-cell>
          <table:table-cell table:style-name="ce58" table:formula="of:=IF(OR([.F51]=&quot;&quot;;[.G51]=&quot;&quot;);&quot;&quot;;IF(OR([.J51]=&quot;&quot;;[.J51]=0);&quot;&quot;;IF([.L51]=0;IF([.F51]=&quot;-&quot;;-1*[.H51]*[.J51]*[.G51];[.H51]*[.J51]*[.G51]);&quot;&quot;)))">
            <text:p/>
          </table:table-cell>
          <table:table-cell table:style-name="ce61" table:formula="of:=IF(OR([.L51]=&quot;&quot;;[.L51]=0);&quot;&quot;;IF([.F51]=&quot;-&quot;;-1*[.H51]*[.J51]*[.L51]*[.G51];[.H51]*[.J51]*[.L51]*[.G51]))">
            <text:p/>
          </table:table-cell>
          <table:table-cell table:number-columns-repeated="1008"/>
        </table:table-row>
        <table:table-row table:style-name="ro4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52]=0;[.J52]=&quot;&quot;);&quot;&quot;;&quot;X&quot;)">
            <text:p/>
          </table:table-cell>
          <table:table-cell table:style-name="ce45"/>
          <table:table-cell table:style-name="ce50" table:formula="of:=IF(OR([.L52]=0;[.L52]=&quot;&quot;);&quot;&quot;;&quot;X&quot;)">
            <text:p/>
          </table:table-cell>
          <table:table-cell table:style-name="ce45"/>
          <table:table-cell table:style-name="ce50" table:formula="of:=IF(OR([.H52]=&quot;&quot;;[.H52]=0);&quot;&quot;;&quot;=&quot;)">
            <text:p/>
          </table:table-cell>
          <table:table-cell table:style-name="ce54" table:formula="of:=IF(OR([.F52]=&quot;&quot;;[.G52]=&quot;&quot;);&quot;&quot;;IF([.G52]=&quot;&quot;;&quot;&quot;;IF(OR([.H52]=0;[.H52]=0);&quot;&quot;;IF([.J52]=0;IF([.F52]=&quot;-&quot;;-1*[.H52]*[.G52];[.H52]*[.G52]);&quot;&quot;))))">
            <text:p/>
          </table:table-cell>
          <table:table-cell table:style-name="ce58" table:formula="of:=IF(OR([.F52]=&quot;&quot;;[.G52]=&quot;&quot;);&quot;&quot;;IF(OR([.J52]=&quot;&quot;;[.J52]=0);&quot;&quot;;IF([.L52]=0;IF([.F52]=&quot;-&quot;;-1*[.H52]*[.J52]*[.G52];[.H52]*[.J52]*[.G52]);&quot;&quot;)))">
            <text:p/>
          </table:table-cell>
          <table:table-cell table:style-name="ce61" table:formula="of:=IF(OR([.L52]=&quot;&quot;;[.L52]=0);&quot;&quot;;IF([.F52]=&quot;-&quot;;-1*[.H52]*[.J52]*[.L52]*[.G52];[.H52]*[.J52]*[.L52]*[.G52]))">
            <text:p/>
          </table:table-cell>
          <table:table-cell table:number-columns-repeated="1008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53]=0;[.J53]=&quot;&quot;);&quot;&quot;;&quot;X&quot;)">
            <text:p/>
          </table:table-cell>
          <table:table-cell table:style-name="ce45"/>
          <table:table-cell table:style-name="ce50" table:formula="of:=IF(OR([.L53]=0;[.L53]=&quot;&quot;);&quot;&quot;;&quot;X&quot;)">
            <text:p/>
          </table:table-cell>
          <table:table-cell table:style-name="ce45"/>
          <table:table-cell table:style-name="ce50" table:formula="of:=IF(OR([.H53]=&quot;&quot;;[.H53]=0);&quot;&quot;;&quot;=&quot;)">
            <text:p/>
          </table:table-cell>
          <table:table-cell table:style-name="ce54" table:formula="of:=IF(OR([.F53]=&quot;&quot;;[.G53]=&quot;&quot;);&quot;&quot;;IF([.G53]=&quot;&quot;;&quot;&quot;;IF(OR([.H53]=0;[.H53]=0);&quot;&quot;;IF([.J53]=0;IF([.F53]=&quot;-&quot;;-1*[.H53]*[.G53];[.H53]*[.G53]);&quot;&quot;))))">
            <text:p/>
          </table:table-cell>
          <table:table-cell table:style-name="ce58" table:formula="of:=IF(OR([.F53]=&quot;&quot;;[.G53]=&quot;&quot;);&quot;&quot;;IF(OR([.J53]=&quot;&quot;;[.J53]=0);&quot;&quot;;IF([.L53]=0;IF([.F53]=&quot;-&quot;;-1*[.H53]*[.J53]*[.G53];[.H53]*[.J53]*[.G53]);&quot;&quot;)))">
            <text:p/>
          </table:table-cell>
          <table:table-cell table:style-name="ce61" table:formula="of:=IF(OR([.L53]=&quot;&quot;;[.L53]=0);&quot;&quot;;IF([.F53]=&quot;-&quot;;-1*[.H53]*[.J53]*[.L53]*[.G53];[.H53]*[.J53]*[.L53]*[.G53]))">
            <text:p/>
          </table:table-cell>
          <table:table-cell table:number-columns-repeated="1008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54]=0;[.J54]=&quot;&quot;);&quot;&quot;;&quot;X&quot;)">
            <text:p/>
          </table:table-cell>
          <table:table-cell table:style-name="ce45"/>
          <table:table-cell table:style-name="ce50" table:formula="of:=IF(OR([.L54]=0;[.L54]=&quot;&quot;);&quot;&quot;;&quot;X&quot;)">
            <text:p/>
          </table:table-cell>
          <table:table-cell table:style-name="ce45"/>
          <table:table-cell table:style-name="ce50" table:formula="of:=IF(OR([.H54]=&quot;&quot;;[.H54]=0);&quot;&quot;;&quot;=&quot;)">
            <text:p/>
          </table:table-cell>
          <table:table-cell table:style-name="ce54" table:formula="of:=IF(OR([.F54]=&quot;&quot;;[.G54]=&quot;&quot;);&quot;&quot;;IF([.G54]=&quot;&quot;;&quot;&quot;;IF(OR([.H54]=0;[.H54]=0);&quot;&quot;;IF([.J54]=0;IF([.F54]=&quot;-&quot;;-1*[.H54]*[.G54];[.H54]*[.G54]);&quot;&quot;))))">
            <text:p/>
          </table:table-cell>
          <table:table-cell table:style-name="ce58" table:formula="of:=IF(OR([.F54]=&quot;&quot;;[.G54]=&quot;&quot;);&quot;&quot;;IF(OR([.J54]=&quot;&quot;;[.J54]=0);&quot;&quot;;IF([.L54]=0;IF([.F54]=&quot;-&quot;;-1*[.H54]*[.J54]*[.G54];[.H54]*[.J54]*[.G54]);&quot;&quot;)))">
            <text:p/>
          </table:table-cell>
          <table:table-cell table:style-name="ce61" table:formula="of:=IF(OR([.L54]=&quot;&quot;;[.L54]=0);&quot;&quot;;IF([.F54]=&quot;-&quot;;-1*[.H54]*[.J54]*[.L54]*[.G54];[.H54]*[.J54]*[.L54]*[.G54]))">
            <text:p/>
          </table:table-cell>
          <table:table-cell table:number-columns-repeated="1008"/>
        </table:table-row>
        <table:table-row table:style-name="ro4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55]=0;[.J55]=&quot;&quot;);&quot;&quot;;&quot;X&quot;)">
            <text:p/>
          </table:table-cell>
          <table:table-cell table:style-name="ce45"/>
          <table:table-cell table:style-name="ce50" table:formula="of:=IF(OR([.L55]=0;[.L55]=&quot;&quot;);&quot;&quot;;&quot;X&quot;)">
            <text:p/>
          </table:table-cell>
          <table:table-cell table:style-name="ce45"/>
          <table:table-cell table:style-name="ce50" table:formula="of:=IF(OR([.H55]=&quot;&quot;;[.H55]=0);&quot;&quot;;&quot;=&quot;)">
            <text:p/>
          </table:table-cell>
          <table:table-cell table:style-name="ce54" table:formula="of:=IF(OR([.F55]=&quot;&quot;;[.G55]=&quot;&quot;);&quot;&quot;;IF([.G55]=&quot;&quot;;&quot;&quot;;IF(OR([.H55]=0;[.H55]=0);&quot;&quot;;IF([.J55]=0;IF([.F55]=&quot;-&quot;;-1*[.H55]*[.G55];[.H55]*[.G55]);&quot;&quot;))))">
            <text:p/>
          </table:table-cell>
          <table:table-cell table:style-name="ce58" table:formula="of:=IF(OR([.F55]=&quot;&quot;;[.G55]=&quot;&quot;);&quot;&quot;;IF(OR([.J55]=&quot;&quot;;[.J55]=0);&quot;&quot;;IF([.L55]=0;IF([.F55]=&quot;-&quot;;-1*[.H55]*[.J55]*[.G55];[.H55]*[.J55]*[.G55]);&quot;&quot;)))">
            <text:p/>
          </table:table-cell>
          <table:table-cell table:style-name="ce61" table:formula="of:=IF(OR([.L55]=&quot;&quot;;[.L55]=0);&quot;&quot;;IF([.F55]=&quot;-&quot;;-1*[.H55]*[.J55]*[.L55]*[.G55];[.H55]*[.J55]*[.L55]*[.G55]))">
            <text:p/>
          </table:table-cell>
          <table:table-cell table:number-columns-repeated="1008"/>
        </table:table-row>
        <table:table-row table:style-name="ro4">
          <table:covered-table-cell table:number-columns-repeated="2" table:style-name="ce9"/>
          <table:table-cell table:style-name="ce22" office:value-type="string" calcext:value-type="string" table:number-columns-spanned="11" table:number-rows-spanned="1">
            <text:p>Total</text:p>
          </table:table-cell>
          <table:covered-table-cell table:number-columns-repeated="2" table:style-name="ce26"/>
          <table:covered-table-cell table:number-columns-repeated="2" table:style-name="ce34"/>
          <table:covered-table-cell table:style-name="ce46"/>
          <table:covered-table-cell table:style-name="ce51"/>
          <table:covered-table-cell table:style-name="ce46"/>
          <table:covered-table-cell table:style-name="ce51"/>
          <table:covered-table-cell table:style-name="ce46"/>
          <table:covered-table-cell table:style-name="ce51"/>
          <table:table-cell table:style-name="ce55" table:formula="of:=IF(SUM([.N23:.N55])=0;&quot;&quot;;SUM([.N23:.N55]))" office:value-type="float" office:value="43.1" calcext:value-type="float">
            <text:p>43,100 ml</text:p>
          </table:table-cell>
          <table:table-cell table:style-name="ce59" table:formula="of:=IF(SUM([.O23:.O55])=0;&quot;&quot;;SUM([.O23:.O55]))">
            <text:p/>
          </table:table-cell>
          <table:table-cell table:style-name="ce62" table:formula="of:=IF(SUM([.P23:.P55])=0;&quot;&quot;;SUM([.P23:.P55]))">
            <text:p/>
          </table:table-cell>
          <table:table-cell table:number-columns-repeated="1008"/>
        </table:table-row>
        <table:table-row table:style-name="ro8">
          <table:table-cell table:style-name="ce11" table:number-columns-spanned="16" table:number-rows-spanned="1"/>
          <table:covered-table-cell table:number-columns-repeated="4" table:style-name="ce18"/>
          <table:covered-table-cell table:style-name="ce35"/>
          <table:covered-table-cell table:number-columns-repeated="10" table:style-name="ce18"/>
          <table:table-cell/>
          <table:table-cell table:style-name="ce18" table:number-columns-repeated="1003"/>
          <table:table-cell table:number-columns-repeated="4"/>
        </table:table-row>
        <table:table-row table:style-name="ro9">
          <table:table-cell table:style-name="ce5" office:value-type="float" office:value="2" calcext:value-type="float" table:number-columns-spanned="2" table:number-rows-spanned="1">
            <text:p>Lot n° 2</text:p>
          </table:table-cell>
          <table:covered-table-cell table:style-name="ce16"/>
          <table:table-cell table:style-name="ce20" office:value-type="string" calcext:value-type="string" table:number-columns-spanned="14" table:number-rows-spanned="1">
            <text:p>Murs – Surface isolation paille porteuse</text:p>
          </table:table-cell>
          <table:covered-table-cell table:number-columns-repeated="13" table:style-name="ce25"/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table-cell table:style-name="ce6" office:value-type="string" calcext:value-type="string" table:number-columns-spanned="2" table:number-rows-spanned="2">
            <text:p>Remarques</text:p>
          </table:table-cell>
          <table:covered-table-cell table:style-name="ce13"/>
          <table:table-cell table:style-name="ce6" office:value-type="string" calcext:value-type="string" table:number-columns-spanned="3" table:number-rows-spanned="2">
            <text:p>Localisations</text:p>
          </table:table-cell>
          <table:covered-table-cell table:style-name="ce13"/>
          <table:covered-table-cell table:style-name="ce29"/>
          <table:table-cell table:style-name="ce31" office:value-type="string" calcext:value-type="string" table:number-columns-spanned="1" table:number-rows-spanned="2">
            <text:p>+ / -</text:p>
          </table:table-cell>
          <table:table-cell table:style-name="ce32" office:value-type="string" calcext:value-type="string" table:number-columns-spanned="1" table:number-rows-spanned="2">
            <text:p>Nb</text:p>
          </table:table-cell>
          <table:table-cell table:style-name="ce31" office:value-type="string" calcext:value-type="string" table:number-columns-spanned="1" table:number-rows-spanned="2">
            <text:p>Larg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Haut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Longueur</text:p>
            <text:p>(en m)</text:p>
          </table:table-cell>
          <table:table-cell table:style-name="ce48" office:value-type="string" calcext:value-type="string" table:number-columns-spanned="1" table:number-rows-spanned="2">
            <text:p>=</text:p>
          </table:table-cell>
          <table:table-cell table:style-name="ce53" office:value-type="string" calcext:value-type="string" table:number-columns-spanned="3" table:number-rows-spanned="1">
            <text:p>Résultats des calculs</text:p>
          </table:table-cell>
          <table:covered-table-cell table:number-columns-repeated="2" table:style-name="ce57"/>
          <table:table-cell/>
          <table:table-cell table:style-name="ce18" table:number-columns-repeated="1003"/>
          <table:table-cell table:number-columns-repeated="4"/>
        </table:table-row>
        <table:table-row table:style-name="ro10">
          <table:covered-table-cell table:number-columns-repeated="5" table:style-name="ce7"/>
          <table:covered-table-cell table:style-name="ce32"/>
          <table:covered-table-cell table:style-name="ce38"/>
          <table:covered-table-cell table:style-name="ce44"/>
          <table:covered-table-cell table:style-name="ce49"/>
          <table:covered-table-cell table:style-name="ce32"/>
          <table:covered-table-cell table:style-name="ce49"/>
          <table:covered-table-cell table:style-name="ce32"/>
          <table:covered-table-cell table:style-name="ce49"/>
          <table:table-cell table:style-name="ce53" office:value-type="string" calcext:value-type="string">
            <text:p>Longueur</text:p>
            <text:p>ml</text:p>
          </table:table-cell>
          <table:table-cell table:style-name="ce53" office:value-type="string" calcext:value-type="string">
            <text:p>Surface</text:p>
            <text:p>m²</text:p>
          </table:table-cell>
          <table:table-cell table:style-name="ce53" office:value-type="string" calcext:value-type="string">
            <text:p>Cubage</text:p>
            <text:p>m<text:span text:style-name="T1">3</text:span></text:p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table-cell table:style-name="ce12" table:number-columns-spanned="2" table:number-rows-spanned="41"/>
          <table:covered-table-cell table:style-name="ce17"/>
          <table:table-cell table:style-name="ce21" table:number-columns-spanned="3" table:number-rows-spanned="1"/>
          <table:covered-table-cell table:style-name="ce17"/>
          <table:covered-table-cell table:style-name="ce10"/>
          <table:table-cell table:style-name="ce33"/>
          <table:table-cell table:style-name="ce39"/>
          <table:table-cell table:style-name="ce45" table:formula="of:=[.N56]" office:value-type="float" office:value="43.1" calcext:value-type="float">
            <text:p>43,100 m</text:p>
          </table:table-cell>
          <table:table-cell table:style-name="ce50" table:formula="of:=IF(OR([.J61]=0;[.J61]=&quot;&quot;);&quot;&quot;;&quot;X&quot;)">
            <text:p/>
          </table:table-cell>
          <table:table-cell table:style-name="ce45"/>
          <table:table-cell table:style-name="ce50" table:formula="of:=IF(OR([.L61]=0;[.L61]=&quot;&quot;);&quot;&quot;;&quot;X&quot;)">
            <text:p/>
          </table:table-cell>
          <table:table-cell table:style-name="ce45"/>
          <table:table-cell table:style-name="ce50" table:formula="of:=IF(OR([.H61]=&quot;&quot;;[.H61]=0);&quot;&quot;;&quot;=&quot;)" office:value-type="string" office:string-value="=" calcext:value-type="string">
            <text:p>=</text:p>
          </table:table-cell>
          <table:table-cell table:style-name="ce54" table:formula="of:=IF(OR([.F61]=&quot;&quot;;[.G61]=&quot;&quot;);&quot;&quot;;IF([.G61]=&quot;&quot;;&quot;&quot;;IF(OR([.H61]=0;[.H61]=0);&quot;&quot;;IF([.J61]=0;IF([.F61]=&quot;-&quot;;-1*[.H61]*[.G61];[.H61]*[.G61]);&quot;&quot;))))">
            <text:p/>
          </table:table-cell>
          <table:table-cell table:style-name="ce58" table:formula="of:=IF(OR([.F61]=&quot;&quot;;[.G61]=&quot;&quot;);&quot;&quot;;IF(OR([.J61]=&quot;&quot;;[.J61]=0);&quot;&quot;;IF([.L61]=0;IF([.F61]=&quot;-&quot;;-1*[.H61]*[.J61]*[.G61];[.H61]*[.J61]*[.G61]);&quot;&quot;)))">
            <text:p/>
          </table:table-cell>
          <table:table-cell table:style-name="ce61" table:formula="of:=IF(OR([.L61]=&quot;&quot;;[.L61]=0);&quot;&quot;;IF([.F61]=&quot;-&quot;;-1*[.H61]*[.J61]*[.L61]*[.G61];[.H61]*[.J61]*[.L61]*[.G61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62]=0;[.J62]=&quot;&quot;);&quot;&quot;;&quot;X&quot;)">
            <text:p/>
          </table:table-cell>
          <table:table-cell table:style-name="ce45"/>
          <table:table-cell table:style-name="ce50" table:formula="of:=IF(OR([.L62]=0;[.L62]=&quot;&quot;);&quot;&quot;;&quot;X&quot;)">
            <text:p/>
          </table:table-cell>
          <table:table-cell table:style-name="ce45"/>
          <table:table-cell table:style-name="ce50" table:formula="of:=IF(OR([.H62]=&quot;&quot;;[.H62]=0);&quot;&quot;;&quot;=&quot;)">
            <text:p/>
          </table:table-cell>
          <table:table-cell table:style-name="ce54" table:formula="of:=IF(OR([.F62]=&quot;&quot;;[.G62]=&quot;&quot;);&quot;&quot;;IF([.G62]=&quot;&quot;;&quot;&quot;;IF(OR([.H62]=0;[.H62]=0);&quot;&quot;;IF([.J62]=0;IF([.F62]=&quot;-&quot;;-1*[.H62]*[.G62];[.H62]*[.G62]);&quot;&quot;))))">
            <text:p/>
          </table:table-cell>
          <table:table-cell table:style-name="ce58" table:formula="of:=IF(OR([.F62]=&quot;&quot;;[.G62]=&quot;&quot;);&quot;&quot;;IF(OR([.J62]=&quot;&quot;;[.J62]=0);&quot;&quot;;IF([.L62]=0;IF([.F62]=&quot;-&quot;;-1*[.H62]*[.J62]*[.G62];[.H62]*[.J62]*[.G62]);&quot;&quot;)))">
            <text:p/>
          </table:table-cell>
          <table:table-cell table:style-name="ce61" table:formula="of:=IF(OR([.L62]=&quot;&quot;;[.L62]=0);&quot;&quot;;IF([.F62]=&quot;-&quot;;-1*[.H62]*[.J62]*[.L62]*[.G62];[.H62]*[.J62]*[.L62]*[.G62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63]=0;[.J63]=&quot;&quot;);&quot;&quot;;&quot;X&quot;)">
            <text:p/>
          </table:table-cell>
          <table:table-cell table:style-name="ce45"/>
          <table:table-cell table:style-name="ce50" table:formula="of:=IF(OR([.L63]=0;[.L63]=&quot;&quot;);&quot;&quot;;&quot;X&quot;)">
            <text:p/>
          </table:table-cell>
          <table:table-cell table:style-name="ce45"/>
          <table:table-cell table:style-name="ce50" table:formula="of:=IF(OR([.H63]=&quot;&quot;;[.H63]=0);&quot;&quot;;&quot;=&quot;)">
            <text:p/>
          </table:table-cell>
          <table:table-cell table:style-name="ce54" table:formula="of:=IF(OR([.F63]=&quot;&quot;;[.G63]=&quot;&quot;);&quot;&quot;;IF([.G63]=&quot;&quot;;&quot;&quot;;IF(OR([.H63]=0;[.H63]=0);&quot;&quot;;IF([.J63]=0;IF([.F63]=&quot;-&quot;;-1*[.H63]*[.G63];[.H63]*[.G63]);&quot;&quot;))))">
            <text:p/>
          </table:table-cell>
          <table:table-cell table:style-name="ce58" table:formula="of:=IF(OR([.F63]=&quot;&quot;;[.G63]=&quot;&quot;);&quot;&quot;;IF(OR([.J63]=&quot;&quot;;[.J63]=0);&quot;&quot;;IF([.L63]=0;IF([.F63]=&quot;-&quot;;-1*[.H63]*[.J63]*[.G63];[.H63]*[.J63]*[.G63]);&quot;&quot;)))">
            <text:p/>
          </table:table-cell>
          <table:table-cell table:style-name="ce61" table:formula="of:=IF(OR([.L63]=&quot;&quot;;[.L63]=0);&quot;&quot;;IF([.F63]=&quot;-&quot;;-1*[.H63]*[.J63]*[.L63]*[.G63];[.H63]*[.J63]*[.L63]*[.G63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64]=0;[.J64]=&quot;&quot;);&quot;&quot;;&quot;X&quot;)">
            <text:p/>
          </table:table-cell>
          <table:table-cell table:style-name="ce45"/>
          <table:table-cell table:style-name="ce50" table:formula="of:=IF(OR([.L64]=0;[.L64]=&quot;&quot;);&quot;&quot;;&quot;X&quot;)">
            <text:p/>
          </table:table-cell>
          <table:table-cell table:style-name="ce45"/>
          <table:table-cell table:style-name="ce50" table:formula="of:=IF(OR([.H64]=&quot;&quot;;[.H64]=0);&quot;&quot;;&quot;=&quot;)">
            <text:p/>
          </table:table-cell>
          <table:table-cell table:style-name="ce54" table:formula="of:=IF(OR([.F64]=&quot;&quot;;[.G64]=&quot;&quot;);&quot;&quot;;IF([.G64]=&quot;&quot;;&quot;&quot;;IF(OR([.H64]=0;[.H64]=0);&quot;&quot;;IF([.J64]=0;IF([.F64]=&quot;-&quot;;-1*[.H64]*[.G64];[.H64]*[.G64]);&quot;&quot;))))">
            <text:p/>
          </table:table-cell>
          <table:table-cell table:style-name="ce58" table:formula="of:=IF(OR([.F64]=&quot;&quot;;[.G64]=&quot;&quot;);&quot;&quot;;IF(OR([.J64]=&quot;&quot;;[.J64]=0);&quot;&quot;;IF([.L64]=0;IF([.F64]=&quot;-&quot;;-1*[.H64]*[.J64]*[.G64];[.H64]*[.J64]*[.G64]);&quot;&quot;)))">
            <text:p/>
          </table:table-cell>
          <table:table-cell table:style-name="ce61" table:formula="of:=IF(OR([.L64]=&quot;&quot;;[.L64]=0);&quot;&quot;;IF([.F64]=&quot;-&quot;;-1*[.H64]*[.J64]*[.L64]*[.G64];[.H64]*[.J64]*[.L64]*[.G64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65]=0;[.J65]=&quot;&quot;);&quot;&quot;;&quot;X&quot;)">
            <text:p/>
          </table:table-cell>
          <table:table-cell table:style-name="ce45"/>
          <table:table-cell table:style-name="ce50" table:formula="of:=IF(OR([.L65]=0;[.L65]=&quot;&quot;);&quot;&quot;;&quot;X&quot;)">
            <text:p/>
          </table:table-cell>
          <table:table-cell table:style-name="ce45"/>
          <table:table-cell table:style-name="ce50" table:formula="of:=IF(OR([.H65]=&quot;&quot;;[.H65]=0);&quot;&quot;;&quot;=&quot;)">
            <text:p/>
          </table:table-cell>
          <table:table-cell table:style-name="ce54" table:formula="of:=IF(OR([.F65]=&quot;&quot;;[.G65]=&quot;&quot;);&quot;&quot;;IF([.G65]=&quot;&quot;;&quot;&quot;;IF(OR([.H65]=0;[.H65]=0);&quot;&quot;;IF([.J65]=0;IF([.F65]=&quot;-&quot;;-1*[.H65]*[.G65];[.H65]*[.G65]);&quot;&quot;))))">
            <text:p/>
          </table:table-cell>
          <table:table-cell table:style-name="ce58" table:formula="of:=IF(OR([.F65]=&quot;&quot;;[.G65]=&quot;&quot;);&quot;&quot;;IF(OR([.J65]=&quot;&quot;;[.J65]=0);&quot;&quot;;IF([.L65]=0;IF([.F65]=&quot;-&quot;;-1*[.H65]*[.J65]*[.G65];[.H65]*[.J65]*[.G65]);&quot;&quot;)))">
            <text:p/>
          </table:table-cell>
          <table:table-cell table:style-name="ce61" table:formula="of:=IF(OR([.L65]=&quot;&quot;;[.L65]=0);&quot;&quot;;IF([.F65]=&quot;-&quot;;-1*[.H65]*[.J65]*[.L65]*[.G65];[.H65]*[.J65]*[.L65]*[.G65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66]=0;[.J66]=&quot;&quot;);&quot;&quot;;&quot;X&quot;)">
            <text:p/>
          </table:table-cell>
          <table:table-cell table:style-name="ce45"/>
          <table:table-cell table:style-name="ce50" table:formula="of:=IF(OR([.L66]=0;[.L66]=&quot;&quot;);&quot;&quot;;&quot;X&quot;)">
            <text:p/>
          </table:table-cell>
          <table:table-cell table:style-name="ce45"/>
          <table:table-cell table:style-name="ce50" table:formula="of:=IF(OR([.H66]=&quot;&quot;;[.H66]=0);&quot;&quot;;&quot;=&quot;)">
            <text:p/>
          </table:table-cell>
          <table:table-cell table:style-name="ce54" table:formula="of:=IF(OR([.F66]=&quot;&quot;;[.G66]=&quot;&quot;);&quot;&quot;;IF([.G66]=&quot;&quot;;&quot;&quot;;IF(OR([.H66]=0;[.H66]=0);&quot;&quot;;IF([.J66]=0;IF([.F66]=&quot;-&quot;;-1*[.H66]*[.G66];[.H66]*[.G66]);&quot;&quot;))))">
            <text:p/>
          </table:table-cell>
          <table:table-cell table:style-name="ce58" table:formula="of:=IF(OR([.F66]=&quot;&quot;;[.G66]=&quot;&quot;);&quot;&quot;;IF(OR([.J66]=&quot;&quot;;[.J66]=0);&quot;&quot;;IF([.L66]=0;IF([.F66]=&quot;-&quot;;-1*[.H66]*[.J66]*[.G66];[.H66]*[.J66]*[.G66]);&quot;&quot;)))">
            <text:p/>
          </table:table-cell>
          <table:table-cell table:style-name="ce61" table:formula="of:=IF(OR([.L66]=&quot;&quot;;[.L66]=0);&quot;&quot;;IF([.F66]=&quot;-&quot;;-1*[.H66]*[.J66]*[.L66]*[.G66];[.H66]*[.J66]*[.L66]*[.G66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67]=0;[.J67]=&quot;&quot;);&quot;&quot;;&quot;X&quot;)">
            <text:p/>
          </table:table-cell>
          <table:table-cell table:style-name="ce45"/>
          <table:table-cell table:style-name="ce50" table:formula="of:=IF(OR([.L67]=0;[.L67]=&quot;&quot;);&quot;&quot;;&quot;X&quot;)">
            <text:p/>
          </table:table-cell>
          <table:table-cell table:style-name="ce45"/>
          <table:table-cell table:style-name="ce50" table:formula="of:=IF(OR([.H67]=&quot;&quot;;[.H67]=0);&quot;&quot;;&quot;=&quot;)">
            <text:p/>
          </table:table-cell>
          <table:table-cell table:style-name="ce54" table:formula="of:=IF(OR([.F67]=&quot;&quot;;[.G67]=&quot;&quot;);&quot;&quot;;IF([.G67]=&quot;&quot;;&quot;&quot;;IF(OR([.H67]=0;[.H67]=0);&quot;&quot;;IF([.J67]=0;IF([.F67]=&quot;-&quot;;-1*[.H67]*[.G67];[.H67]*[.G67]);&quot;&quot;))))">
            <text:p/>
          </table:table-cell>
          <table:table-cell table:style-name="ce58" table:formula="of:=IF(OR([.F67]=&quot;&quot;;[.G67]=&quot;&quot;);&quot;&quot;;IF(OR([.J67]=&quot;&quot;;[.J67]=0);&quot;&quot;;IF([.L67]=0;IF([.F67]=&quot;-&quot;;-1*[.H67]*[.J67]*[.G67];[.H67]*[.J67]*[.G67]);&quot;&quot;)))">
            <text:p/>
          </table:table-cell>
          <table:table-cell table:style-name="ce61" table:formula="of:=IF(OR([.L67]=&quot;&quot;;[.L67]=0);&quot;&quot;;IF([.F67]=&quot;-&quot;;-1*[.H67]*[.J67]*[.L67]*[.G67];[.H67]*[.J67]*[.L67]*[.G67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68]=0;[.J68]=&quot;&quot;);&quot;&quot;;&quot;X&quot;)">
            <text:p/>
          </table:table-cell>
          <table:table-cell table:style-name="ce45"/>
          <table:table-cell table:style-name="ce50" table:formula="of:=IF(OR([.L68]=0;[.L68]=&quot;&quot;);&quot;&quot;;&quot;X&quot;)">
            <text:p/>
          </table:table-cell>
          <table:table-cell table:style-name="ce45"/>
          <table:table-cell table:style-name="ce50" table:formula="of:=IF(OR([.H68]=&quot;&quot;;[.H68]=0);&quot;&quot;;&quot;=&quot;)">
            <text:p/>
          </table:table-cell>
          <table:table-cell table:style-name="ce54" table:formula="of:=IF(OR([.F68]=&quot;&quot;;[.G68]=&quot;&quot;);&quot;&quot;;IF([.G68]=&quot;&quot;;&quot;&quot;;IF(OR([.H68]=0;[.H68]=0);&quot;&quot;;IF([.J68]=0;IF([.F68]=&quot;-&quot;;-1*[.H68]*[.G68];[.H68]*[.G68]);&quot;&quot;))))">
            <text:p/>
          </table:table-cell>
          <table:table-cell table:style-name="ce58" table:formula="of:=IF(OR([.F68]=&quot;&quot;;[.G68]=&quot;&quot;);&quot;&quot;;IF(OR([.J68]=&quot;&quot;;[.J68]=0);&quot;&quot;;IF([.L68]=0;IF([.F68]=&quot;-&quot;;-1*[.H68]*[.J68]*[.G68];[.H68]*[.J68]*[.G68]);&quot;&quot;)))">
            <text:p/>
          </table:table-cell>
          <table:table-cell table:style-name="ce61" table:formula="of:=IF(OR([.L68]=&quot;&quot;;[.L68]=0);&quot;&quot;;IF([.F68]=&quot;-&quot;;-1*[.H68]*[.J68]*[.L68]*[.G68];[.H68]*[.J68]*[.L68]*[.G68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69]=0;[.J69]=&quot;&quot;);&quot;&quot;;&quot;X&quot;)">
            <text:p/>
          </table:table-cell>
          <table:table-cell table:style-name="ce45"/>
          <table:table-cell table:style-name="ce50" table:formula="of:=IF(OR([.L69]=0;[.L69]=&quot;&quot;);&quot;&quot;;&quot;X&quot;)">
            <text:p/>
          </table:table-cell>
          <table:table-cell table:style-name="ce45"/>
          <table:table-cell table:style-name="ce50" table:formula="of:=IF(OR([.H69]=&quot;&quot;;[.H69]=0);&quot;&quot;;&quot;=&quot;)">
            <text:p/>
          </table:table-cell>
          <table:table-cell table:style-name="ce54" table:formula="of:=IF(OR([.F69]=&quot;&quot;;[.G69]=&quot;&quot;);&quot;&quot;;IF([.G69]=&quot;&quot;;&quot;&quot;;IF(OR([.H69]=0;[.H69]=0);&quot;&quot;;IF([.J69]=0;IF([.F69]=&quot;-&quot;;-1*[.H69]*[.G69];[.H69]*[.G69]);&quot;&quot;))))">
            <text:p/>
          </table:table-cell>
          <table:table-cell table:style-name="ce58" table:formula="of:=IF(OR([.F69]=&quot;&quot;;[.G69]=&quot;&quot;);&quot;&quot;;IF(OR([.J69]=&quot;&quot;;[.J69]=0);&quot;&quot;;IF([.L69]=0;IF([.F69]=&quot;-&quot;;-1*[.H69]*[.J69]*[.G69];[.H69]*[.J69]*[.G69]);&quot;&quot;)))">
            <text:p/>
          </table:table-cell>
          <table:table-cell table:style-name="ce61" table:formula="of:=IF(OR([.L69]=&quot;&quot;;[.L69]=0);&quot;&quot;;IF([.F69]=&quot;-&quot;;-1*[.H69]*[.J69]*[.L69]*[.G69];[.H69]*[.J69]*[.L69]*[.G69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70]=0;[.J70]=&quot;&quot;);&quot;&quot;;&quot;X&quot;)">
            <text:p/>
          </table:table-cell>
          <table:table-cell table:style-name="ce45"/>
          <table:table-cell table:style-name="ce50" table:formula="of:=IF(OR([.L70]=0;[.L70]=&quot;&quot;);&quot;&quot;;&quot;X&quot;)">
            <text:p/>
          </table:table-cell>
          <table:table-cell table:style-name="ce45"/>
          <table:table-cell table:style-name="ce50" table:formula="of:=IF(OR([.H70]=&quot;&quot;;[.H70]=0);&quot;&quot;;&quot;=&quot;)">
            <text:p/>
          </table:table-cell>
          <table:table-cell table:style-name="ce54" table:formula="of:=IF(OR([.F70]=&quot;&quot;;[.G70]=&quot;&quot;);&quot;&quot;;IF([.G70]=&quot;&quot;;&quot;&quot;;IF(OR([.H70]=0;[.H70]=0);&quot;&quot;;IF([.J70]=0;IF([.F70]=&quot;-&quot;;-1*[.H70]*[.G70];[.H70]*[.G70]);&quot;&quot;))))">
            <text:p/>
          </table:table-cell>
          <table:table-cell table:style-name="ce58" table:formula="of:=IF(OR([.F70]=&quot;&quot;;[.G70]=&quot;&quot;);&quot;&quot;;IF(OR([.J70]=&quot;&quot;;[.J70]=0);&quot;&quot;;IF([.L70]=0;IF([.F70]=&quot;-&quot;;-1*[.H70]*[.J70]*[.G70];[.H70]*[.J70]*[.G70]);&quot;&quot;)))">
            <text:p/>
          </table:table-cell>
          <table:table-cell table:style-name="ce61" table:formula="of:=IF(OR([.L70]=&quot;&quot;;[.L70]=0);&quot;&quot;;IF([.F70]=&quot;-&quot;;-1*[.H70]*[.J70]*[.L70]*[.G70];[.H70]*[.J70]*[.L70]*[.G70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71]=0;[.J71]=&quot;&quot;);&quot;&quot;;&quot;X&quot;)">
            <text:p/>
          </table:table-cell>
          <table:table-cell table:style-name="ce45"/>
          <table:table-cell table:style-name="ce50" table:formula="of:=IF(OR([.L71]=0;[.L71]=&quot;&quot;);&quot;&quot;;&quot;X&quot;)">
            <text:p/>
          </table:table-cell>
          <table:table-cell table:style-name="ce45"/>
          <table:table-cell table:style-name="ce50" table:formula="of:=IF(OR([.H71]=&quot;&quot;;[.H71]=0);&quot;&quot;;&quot;=&quot;)">
            <text:p/>
          </table:table-cell>
          <table:table-cell table:style-name="ce54" table:formula="of:=IF(OR([.F71]=&quot;&quot;;[.G71]=&quot;&quot;);&quot;&quot;;IF([.G71]=&quot;&quot;;&quot;&quot;;IF(OR([.H71]=0;[.H71]=0);&quot;&quot;;IF([.J71]=0;IF([.F71]=&quot;-&quot;;-1*[.H71]*[.G71];[.H71]*[.G71]);&quot;&quot;))))">
            <text:p/>
          </table:table-cell>
          <table:table-cell table:style-name="ce58" table:formula="of:=IF(OR([.F71]=&quot;&quot;;[.G71]=&quot;&quot;);&quot;&quot;;IF(OR([.J71]=&quot;&quot;;[.J71]=0);&quot;&quot;;IF([.L71]=0;IF([.F71]=&quot;-&quot;;-1*[.H71]*[.J71]*[.G71];[.H71]*[.J71]*[.G71]);&quot;&quot;)))">
            <text:p/>
          </table:table-cell>
          <table:table-cell table:style-name="ce61" table:formula="of:=IF(OR([.L71]=&quot;&quot;;[.L71]=0);&quot;&quot;;IF([.F71]=&quot;-&quot;;-1*[.H71]*[.J71]*[.L71]*[.G71];[.H71]*[.J71]*[.L71]*[.G71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72]=0;[.J72]=&quot;&quot;);&quot;&quot;;&quot;X&quot;)">
            <text:p/>
          </table:table-cell>
          <table:table-cell table:style-name="ce45"/>
          <table:table-cell table:style-name="ce50" table:formula="of:=IF(OR([.L72]=0;[.L72]=&quot;&quot;);&quot;&quot;;&quot;X&quot;)">
            <text:p/>
          </table:table-cell>
          <table:table-cell table:style-name="ce45"/>
          <table:table-cell table:style-name="ce50" table:formula="of:=IF(OR([.H72]=&quot;&quot;;[.H72]=0);&quot;&quot;;&quot;=&quot;)">
            <text:p/>
          </table:table-cell>
          <table:table-cell table:style-name="ce54" table:formula="of:=IF(OR([.F72]=&quot;&quot;;[.G72]=&quot;&quot;);&quot;&quot;;IF([.G72]=&quot;&quot;;&quot;&quot;;IF(OR([.H72]=0;[.H72]=0);&quot;&quot;;IF([.J72]=0;IF([.F72]=&quot;-&quot;;-1*[.H72]*[.G72];[.H72]*[.G72]);&quot;&quot;))))">
            <text:p/>
          </table:table-cell>
          <table:table-cell table:style-name="ce58" table:formula="of:=IF(OR([.F72]=&quot;&quot;;[.G72]=&quot;&quot;);&quot;&quot;;IF(OR([.J72]=&quot;&quot;;[.J72]=0);&quot;&quot;;IF([.L72]=0;IF([.F72]=&quot;-&quot;;-1*[.H72]*[.J72]*[.G72];[.H72]*[.J72]*[.G72]);&quot;&quot;)))">
            <text:p/>
          </table:table-cell>
          <table:table-cell table:style-name="ce61" table:formula="of:=IF(OR([.L72]=&quot;&quot;;[.L72]=0);&quot;&quot;;IF([.F72]=&quot;-&quot;;-1*[.H72]*[.J72]*[.L72]*[.G72];[.H72]*[.J72]*[.L72]*[.G72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73]=0;[.J73]=&quot;&quot;);&quot;&quot;;&quot;X&quot;)">
            <text:p/>
          </table:table-cell>
          <table:table-cell table:style-name="ce45"/>
          <table:table-cell table:style-name="ce50" table:formula="of:=IF(OR([.L73]=0;[.L73]=&quot;&quot;);&quot;&quot;;&quot;X&quot;)">
            <text:p/>
          </table:table-cell>
          <table:table-cell table:style-name="ce45"/>
          <table:table-cell table:style-name="ce50" table:formula="of:=IF(OR([.H73]=&quot;&quot;;[.H73]=0);&quot;&quot;;&quot;=&quot;)">
            <text:p/>
          </table:table-cell>
          <table:table-cell table:style-name="ce54" table:formula="of:=IF(OR([.F73]=&quot;&quot;;[.G73]=&quot;&quot;);&quot;&quot;;IF([.G73]=&quot;&quot;;&quot;&quot;;IF(OR([.H73]=0;[.H73]=0);&quot;&quot;;IF([.J73]=0;IF([.F73]=&quot;-&quot;;-1*[.H73]*[.G73];[.H73]*[.G73]);&quot;&quot;))))">
            <text:p/>
          </table:table-cell>
          <table:table-cell table:style-name="ce58" table:formula="of:=IF(OR([.F73]=&quot;&quot;;[.G73]=&quot;&quot;);&quot;&quot;;IF(OR([.J73]=&quot;&quot;;[.J73]=0);&quot;&quot;;IF([.L73]=0;IF([.F73]=&quot;-&quot;;-1*[.H73]*[.J73]*[.G73];[.H73]*[.J73]*[.G73]);&quot;&quot;)))">
            <text:p/>
          </table:table-cell>
          <table:table-cell table:style-name="ce61" table:formula="of:=IF(OR([.L73]=&quot;&quot;;[.L73]=0);&quot;&quot;;IF([.F73]=&quot;-&quot;;-1*[.H73]*[.J73]*[.L73]*[.G73];[.H73]*[.J73]*[.L73]*[.G73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74]=0;[.J74]=&quot;&quot;);&quot;&quot;;&quot;X&quot;)">
            <text:p/>
          </table:table-cell>
          <table:table-cell table:style-name="ce45"/>
          <table:table-cell table:style-name="ce50" table:formula="of:=IF(OR([.L74]=0;[.L74]=&quot;&quot;);&quot;&quot;;&quot;X&quot;)">
            <text:p/>
          </table:table-cell>
          <table:table-cell table:style-name="ce45"/>
          <table:table-cell table:style-name="ce50" table:formula="of:=IF(OR([.H74]=&quot;&quot;;[.H74]=0);&quot;&quot;;&quot;=&quot;)">
            <text:p/>
          </table:table-cell>
          <table:table-cell table:style-name="ce54" table:formula="of:=IF(OR([.F74]=&quot;&quot;;[.G74]=&quot;&quot;);&quot;&quot;;IF([.G74]=&quot;&quot;;&quot;&quot;;IF(OR([.H74]=0;[.H74]=0);&quot;&quot;;IF([.J74]=0;IF([.F74]=&quot;-&quot;;-1*[.H74]*[.G74];[.H74]*[.G74]);&quot;&quot;))))">
            <text:p/>
          </table:table-cell>
          <table:table-cell table:style-name="ce58" table:formula="of:=IF(OR([.F74]=&quot;&quot;;[.G74]=&quot;&quot;);&quot;&quot;;IF(OR([.J74]=&quot;&quot;;[.J74]=0);&quot;&quot;;IF([.L74]=0;IF([.F74]=&quot;-&quot;;-1*[.H74]*[.J74]*[.G74];[.H74]*[.J74]*[.G74]);&quot;&quot;)))">
            <text:p/>
          </table:table-cell>
          <table:table-cell table:style-name="ce61" table:formula="of:=IF(OR([.L74]=&quot;&quot;;[.L74]=0);&quot;&quot;;IF([.F74]=&quot;-&quot;;-1*[.H74]*[.J74]*[.L74]*[.G74];[.H74]*[.J74]*[.L74]*[.G74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75]=0;[.J75]=&quot;&quot;);&quot;&quot;;&quot;X&quot;)">
            <text:p/>
          </table:table-cell>
          <table:table-cell table:style-name="ce45"/>
          <table:table-cell table:style-name="ce50" table:formula="of:=IF(OR([.L75]=0;[.L75]=&quot;&quot;);&quot;&quot;;&quot;X&quot;)">
            <text:p/>
          </table:table-cell>
          <table:table-cell table:style-name="ce45"/>
          <table:table-cell table:style-name="ce50" table:formula="of:=IF(OR([.H75]=&quot;&quot;;[.H75]=0);&quot;&quot;;&quot;=&quot;)">
            <text:p/>
          </table:table-cell>
          <table:table-cell table:style-name="ce54" table:formula="of:=IF(OR([.F75]=&quot;&quot;;[.G75]=&quot;&quot;);&quot;&quot;;IF([.G75]=&quot;&quot;;&quot;&quot;;IF(OR([.H75]=0;[.H75]=0);&quot;&quot;;IF([.J75]=0;IF([.F75]=&quot;-&quot;;-1*[.H75]*[.G75];[.H75]*[.G75]);&quot;&quot;))))">
            <text:p/>
          </table:table-cell>
          <table:table-cell table:style-name="ce58" table:formula="of:=IF(OR([.F75]=&quot;&quot;;[.G75]=&quot;&quot;);&quot;&quot;;IF(OR([.J75]=&quot;&quot;;[.J75]=0);&quot;&quot;;IF([.L75]=0;IF([.F75]=&quot;-&quot;;-1*[.H75]*[.J75]*[.G75];[.H75]*[.J75]*[.G75]);&quot;&quot;)))">
            <text:p/>
          </table:table-cell>
          <table:table-cell table:style-name="ce61" table:formula="of:=IF(OR([.L75]=&quot;&quot;;[.L75]=0);&quot;&quot;;IF([.F75]=&quot;-&quot;;-1*[.H75]*[.J75]*[.L75]*[.G75];[.H75]*[.J75]*[.L75]*[.G75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76]=0;[.J76]=&quot;&quot;);&quot;&quot;;&quot;X&quot;)">
            <text:p/>
          </table:table-cell>
          <table:table-cell table:style-name="ce45"/>
          <table:table-cell table:style-name="ce50" table:formula="of:=IF(OR([.L76]=0;[.L76]=&quot;&quot;);&quot;&quot;;&quot;X&quot;)">
            <text:p/>
          </table:table-cell>
          <table:table-cell table:style-name="ce45"/>
          <table:table-cell table:style-name="ce50" table:formula="of:=IF(OR([.H76]=&quot;&quot;;[.H76]=0);&quot;&quot;;&quot;=&quot;)">
            <text:p/>
          </table:table-cell>
          <table:table-cell table:style-name="ce54" table:formula="of:=IF(OR([.F76]=&quot;&quot;;[.G76]=&quot;&quot;);&quot;&quot;;IF([.G76]=&quot;&quot;;&quot;&quot;;IF(OR([.H76]=0;[.H76]=0);&quot;&quot;;IF([.J76]=0;IF([.F76]=&quot;-&quot;;-1*[.H76]*[.G76];[.H76]*[.G76]);&quot;&quot;))))">
            <text:p/>
          </table:table-cell>
          <table:table-cell table:style-name="ce58" table:formula="of:=IF(OR([.F76]=&quot;&quot;;[.G76]=&quot;&quot;);&quot;&quot;;IF(OR([.J76]=&quot;&quot;;[.J76]=0);&quot;&quot;;IF([.L76]=0;IF([.F76]=&quot;-&quot;;-1*[.H76]*[.J76]*[.G76];[.H76]*[.J76]*[.G76]);&quot;&quot;)))">
            <text:p/>
          </table:table-cell>
          <table:table-cell table:style-name="ce61" table:formula="of:=IF(OR([.L76]=&quot;&quot;;[.L76]=0);&quot;&quot;;IF([.F76]=&quot;-&quot;;-1*[.H76]*[.J76]*[.L76]*[.G76];[.H76]*[.J76]*[.L76]*[.G76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77]=0;[.J77]=&quot;&quot;);&quot;&quot;;&quot;X&quot;)">
            <text:p/>
          </table:table-cell>
          <table:table-cell table:style-name="ce45"/>
          <table:table-cell table:style-name="ce50" table:formula="of:=IF(OR([.L77]=0;[.L77]=&quot;&quot;);&quot;&quot;;&quot;X&quot;)">
            <text:p/>
          </table:table-cell>
          <table:table-cell table:style-name="ce45"/>
          <table:table-cell table:style-name="ce50" table:formula="of:=IF(OR([.H77]=&quot;&quot;;[.H77]=0);&quot;&quot;;&quot;=&quot;)">
            <text:p/>
          </table:table-cell>
          <table:table-cell table:style-name="ce54" table:formula="of:=IF(OR([.F77]=&quot;&quot;;[.G77]=&quot;&quot;);&quot;&quot;;IF([.G77]=&quot;&quot;;&quot;&quot;;IF(OR([.H77]=0;[.H77]=0);&quot;&quot;;IF([.J77]=0;IF([.F77]=&quot;-&quot;;-1*[.H77]*[.G77];[.H77]*[.G77]);&quot;&quot;))))">
            <text:p/>
          </table:table-cell>
          <table:table-cell table:style-name="ce58" table:formula="of:=IF(OR([.F77]=&quot;&quot;;[.G77]=&quot;&quot;);&quot;&quot;;IF(OR([.J77]=&quot;&quot;;[.J77]=0);&quot;&quot;;IF([.L77]=0;IF([.F77]=&quot;-&quot;;-1*[.H77]*[.J77]*[.G77];[.H77]*[.J77]*[.G77]);&quot;&quot;)))">
            <text:p/>
          </table:table-cell>
          <table:table-cell table:style-name="ce61" table:formula="of:=IF(OR([.L77]=&quot;&quot;;[.L77]=0);&quot;&quot;;IF([.F77]=&quot;-&quot;;-1*[.H77]*[.J77]*[.L77]*[.G77];[.H77]*[.J77]*[.L77]*[.G77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78]=0;[.J78]=&quot;&quot;);&quot;&quot;;&quot;X&quot;)">
            <text:p/>
          </table:table-cell>
          <table:table-cell table:style-name="ce45"/>
          <table:table-cell table:style-name="ce50" table:formula="of:=IF(OR([.L78]=0;[.L78]=&quot;&quot;);&quot;&quot;;&quot;X&quot;)">
            <text:p/>
          </table:table-cell>
          <table:table-cell table:style-name="ce45"/>
          <table:table-cell table:style-name="ce50" table:formula="of:=IF(OR([.H78]=&quot;&quot;;[.H78]=0);&quot;&quot;;&quot;=&quot;)">
            <text:p/>
          </table:table-cell>
          <table:table-cell table:style-name="ce54" table:formula="of:=IF(OR([.F78]=&quot;&quot;;[.G78]=&quot;&quot;);&quot;&quot;;IF([.G78]=&quot;&quot;;&quot;&quot;;IF(OR([.H78]=0;[.H78]=0);&quot;&quot;;IF([.J78]=0;IF([.F78]=&quot;-&quot;;-1*[.H78]*[.G78];[.H78]*[.G78]);&quot;&quot;))))">
            <text:p/>
          </table:table-cell>
          <table:table-cell table:style-name="ce58" table:formula="of:=IF(OR([.F78]=&quot;&quot;;[.G78]=&quot;&quot;);&quot;&quot;;IF(OR([.J78]=&quot;&quot;;[.J78]=0);&quot;&quot;;IF([.L78]=0;IF([.F78]=&quot;-&quot;;-1*[.H78]*[.J78]*[.G78];[.H78]*[.J78]*[.G78]);&quot;&quot;)))">
            <text:p/>
          </table:table-cell>
          <table:table-cell table:style-name="ce61" table:formula="of:=IF(OR([.L78]=&quot;&quot;;[.L78]=0);&quot;&quot;;IF([.F78]=&quot;-&quot;;-1*[.H78]*[.J78]*[.L78]*[.G78];[.H78]*[.J78]*[.L78]*[.G78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79]=0;[.J79]=&quot;&quot;);&quot;&quot;;&quot;X&quot;)">
            <text:p/>
          </table:table-cell>
          <table:table-cell table:style-name="ce45"/>
          <table:table-cell table:style-name="ce50" table:formula="of:=IF(OR([.L79]=0;[.L79]=&quot;&quot;);&quot;&quot;;&quot;X&quot;)">
            <text:p/>
          </table:table-cell>
          <table:table-cell table:style-name="ce45"/>
          <table:table-cell table:style-name="ce50" table:formula="of:=IF(OR([.H79]=&quot;&quot;;[.H79]=0);&quot;&quot;;&quot;=&quot;)">
            <text:p/>
          </table:table-cell>
          <table:table-cell table:style-name="ce54" table:formula="of:=IF(OR([.F79]=&quot;&quot;;[.G79]=&quot;&quot;);&quot;&quot;;IF([.G79]=&quot;&quot;;&quot;&quot;;IF(OR([.H79]=0;[.H79]=0);&quot;&quot;;IF([.J79]=0;IF([.F79]=&quot;-&quot;;-1*[.H79]*[.G79];[.H79]*[.G79]);&quot;&quot;))))">
            <text:p/>
          </table:table-cell>
          <table:table-cell table:style-name="ce58" table:formula="of:=IF(OR([.F79]=&quot;&quot;;[.G79]=&quot;&quot;);&quot;&quot;;IF(OR([.J79]=&quot;&quot;;[.J79]=0);&quot;&quot;;IF([.L79]=0;IF([.F79]=&quot;-&quot;;-1*[.H79]*[.J79]*[.G79];[.H79]*[.J79]*[.G79]);&quot;&quot;)))">
            <text:p/>
          </table:table-cell>
          <table:table-cell table:style-name="ce61" table:formula="of:=IF(OR([.L79]=&quot;&quot;;[.L79]=0);&quot;&quot;;IF([.F79]=&quot;-&quot;;-1*[.H79]*[.J79]*[.L79]*[.G79];[.H79]*[.J79]*[.L79]*[.G79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80]=0;[.J80]=&quot;&quot;);&quot;&quot;;&quot;X&quot;)">
            <text:p/>
          </table:table-cell>
          <table:table-cell table:style-name="ce45"/>
          <table:table-cell table:style-name="ce50" table:formula="of:=IF(OR([.L80]=0;[.L80]=&quot;&quot;);&quot;&quot;;&quot;X&quot;)">
            <text:p/>
          </table:table-cell>
          <table:table-cell table:style-name="ce45"/>
          <table:table-cell table:style-name="ce50" table:formula="of:=IF(OR([.H80]=&quot;&quot;;[.H80]=0);&quot;&quot;;&quot;=&quot;)">
            <text:p/>
          </table:table-cell>
          <table:table-cell table:style-name="ce54" table:formula="of:=IF(OR([.F80]=&quot;&quot;;[.G80]=&quot;&quot;);&quot;&quot;;IF([.G80]=&quot;&quot;;&quot;&quot;;IF(OR([.H80]=0;[.H80]=0);&quot;&quot;;IF([.J80]=0;IF([.F80]=&quot;-&quot;;-1*[.H80]*[.G80];[.H80]*[.G80]);&quot;&quot;))))">
            <text:p/>
          </table:table-cell>
          <table:table-cell table:style-name="ce58" table:formula="of:=IF(OR([.F80]=&quot;&quot;;[.G80]=&quot;&quot;);&quot;&quot;;IF(OR([.J80]=&quot;&quot;;[.J80]=0);&quot;&quot;;IF([.L80]=0;IF([.F80]=&quot;-&quot;;-1*[.H80]*[.J80]*[.G80];[.H80]*[.J80]*[.G80]);&quot;&quot;)))">
            <text:p/>
          </table:table-cell>
          <table:table-cell table:style-name="ce61" table:formula="of:=IF(OR([.L80]=&quot;&quot;;[.L80]=0);&quot;&quot;;IF([.F80]=&quot;-&quot;;-1*[.H80]*[.J80]*[.L80]*[.G80];[.H80]*[.J80]*[.L80]*[.G80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81]=0;[.J81]=&quot;&quot;);&quot;&quot;;&quot;X&quot;)">
            <text:p/>
          </table:table-cell>
          <table:table-cell table:style-name="ce45"/>
          <table:table-cell table:style-name="ce50" table:formula="of:=IF(OR([.L81]=0;[.L81]=&quot;&quot;);&quot;&quot;;&quot;X&quot;)">
            <text:p/>
          </table:table-cell>
          <table:table-cell table:style-name="ce45"/>
          <table:table-cell table:style-name="ce50" table:formula="of:=IF(OR([.H81]=&quot;&quot;;[.H81]=0);&quot;&quot;;&quot;=&quot;)">
            <text:p/>
          </table:table-cell>
          <table:table-cell table:style-name="ce54" table:formula="of:=IF(OR([.F81]=&quot;&quot;;[.G81]=&quot;&quot;);&quot;&quot;;IF([.G81]=&quot;&quot;;&quot;&quot;;IF(OR([.H81]=0;[.H81]=0);&quot;&quot;;IF([.J81]=0;IF([.F81]=&quot;-&quot;;-1*[.H81]*[.G81];[.H81]*[.G81]);&quot;&quot;))))">
            <text:p/>
          </table:table-cell>
          <table:table-cell table:style-name="ce58" table:formula="of:=IF(OR([.F81]=&quot;&quot;;[.G81]=&quot;&quot;);&quot;&quot;;IF(OR([.J81]=&quot;&quot;;[.J81]=0);&quot;&quot;;IF([.L81]=0;IF([.F81]=&quot;-&quot;;-1*[.H81]*[.J81]*[.G81];[.H81]*[.J81]*[.G81]);&quot;&quot;)))">
            <text:p/>
          </table:table-cell>
          <table:table-cell table:style-name="ce61" table:formula="of:=IF(OR([.L81]=&quot;&quot;;[.L81]=0);&quot;&quot;;IF([.F81]=&quot;-&quot;;-1*[.H81]*[.J81]*[.L81]*[.G81];[.H81]*[.J81]*[.L81]*[.G81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82]=0;[.J82]=&quot;&quot;);&quot;&quot;;&quot;X&quot;)">
            <text:p/>
          </table:table-cell>
          <table:table-cell table:style-name="ce45"/>
          <table:table-cell table:style-name="ce50" table:formula="of:=IF(OR([.L82]=0;[.L82]=&quot;&quot;);&quot;&quot;;&quot;X&quot;)">
            <text:p/>
          </table:table-cell>
          <table:table-cell table:style-name="ce45"/>
          <table:table-cell table:style-name="ce50" table:formula="of:=IF(OR([.H82]=&quot;&quot;;[.H82]=0);&quot;&quot;;&quot;=&quot;)">
            <text:p/>
          </table:table-cell>
          <table:table-cell table:style-name="ce54" table:formula="of:=IF(OR([.F82]=&quot;&quot;;[.G82]=&quot;&quot;);&quot;&quot;;IF([.G82]=&quot;&quot;;&quot;&quot;;IF(OR([.H82]=0;[.H82]=0);&quot;&quot;;IF([.J82]=0;IF([.F82]=&quot;-&quot;;-1*[.H82]*[.G82];[.H82]*[.G82]);&quot;&quot;))))">
            <text:p/>
          </table:table-cell>
          <table:table-cell table:style-name="ce58" table:formula="of:=IF(OR([.F82]=&quot;&quot;;[.G82]=&quot;&quot;);&quot;&quot;;IF(OR([.J82]=&quot;&quot;;[.J82]=0);&quot;&quot;;IF([.L82]=0;IF([.F82]=&quot;-&quot;;-1*[.H82]*[.J82]*[.G82];[.H82]*[.J82]*[.G82]);&quot;&quot;)))">
            <text:p/>
          </table:table-cell>
          <table:table-cell table:style-name="ce61" table:formula="of:=IF(OR([.L82]=&quot;&quot;;[.L82]=0);&quot;&quot;;IF([.F82]=&quot;-&quot;;-1*[.H82]*[.J82]*[.L82]*[.G82];[.H82]*[.J82]*[.L82]*[.G82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83]=0;[.J83]=&quot;&quot;);&quot;&quot;;&quot;X&quot;)">
            <text:p/>
          </table:table-cell>
          <table:table-cell table:style-name="ce45"/>
          <table:table-cell table:style-name="ce50" table:formula="of:=IF(OR([.L83]=0;[.L83]=&quot;&quot;);&quot;&quot;;&quot;X&quot;)">
            <text:p/>
          </table:table-cell>
          <table:table-cell table:style-name="ce45"/>
          <table:table-cell table:style-name="ce50" table:formula="of:=IF(OR([.H83]=&quot;&quot;;[.H83]=0);&quot;&quot;;&quot;=&quot;)">
            <text:p/>
          </table:table-cell>
          <table:table-cell table:style-name="ce54" table:formula="of:=IF(OR([.F83]=&quot;&quot;;[.G83]=&quot;&quot;);&quot;&quot;;IF([.G83]=&quot;&quot;;&quot;&quot;;IF(OR([.H83]=0;[.H83]=0);&quot;&quot;;IF([.J83]=0;IF([.F83]=&quot;-&quot;;-1*[.H83]*[.G83];[.H83]*[.G83]);&quot;&quot;))))">
            <text:p/>
          </table:table-cell>
          <table:table-cell table:style-name="ce58" table:formula="of:=IF(OR([.F83]=&quot;&quot;;[.G83]=&quot;&quot;);&quot;&quot;;IF(OR([.J83]=&quot;&quot;;[.J83]=0);&quot;&quot;;IF([.L83]=0;IF([.F83]=&quot;-&quot;;-1*[.H83]*[.J83]*[.G83];[.H83]*[.J83]*[.G83]);&quot;&quot;)))">
            <text:p/>
          </table:table-cell>
          <table:table-cell table:style-name="ce61" table:formula="of:=IF(OR([.L83]=&quot;&quot;;[.L83]=0);&quot;&quot;;IF([.F83]=&quot;-&quot;;-1*[.H83]*[.J83]*[.L83]*[.G83];[.H83]*[.J83]*[.L83]*[.G83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84]=0;[.J84]=&quot;&quot;);&quot;&quot;;&quot;X&quot;)">
            <text:p/>
          </table:table-cell>
          <table:table-cell table:style-name="ce45"/>
          <table:table-cell table:style-name="ce50" table:formula="of:=IF(OR([.L84]=0;[.L84]=&quot;&quot;);&quot;&quot;;&quot;X&quot;)">
            <text:p/>
          </table:table-cell>
          <table:table-cell table:style-name="ce45"/>
          <table:table-cell table:style-name="ce50" table:formula="of:=IF(OR([.H84]=&quot;&quot;;[.H84]=0);&quot;&quot;;&quot;=&quot;)">
            <text:p/>
          </table:table-cell>
          <table:table-cell table:style-name="ce54" table:formula="of:=IF(OR([.F84]=&quot;&quot;;[.G84]=&quot;&quot;);&quot;&quot;;IF([.G84]=&quot;&quot;;&quot;&quot;;IF(OR([.H84]=0;[.H84]=0);&quot;&quot;;IF([.J84]=0;IF([.F84]=&quot;-&quot;;-1*[.H84]*[.G84];[.H84]*[.G84]);&quot;&quot;))))">
            <text:p/>
          </table:table-cell>
          <table:table-cell table:style-name="ce58" table:formula="of:=IF(OR([.F84]=&quot;&quot;;[.G84]=&quot;&quot;);&quot;&quot;;IF(OR([.J84]=&quot;&quot;;[.J84]=0);&quot;&quot;;IF([.L84]=0;IF([.F84]=&quot;-&quot;;-1*[.H84]*[.J84]*[.G84];[.H84]*[.J84]*[.G84]);&quot;&quot;)))">
            <text:p/>
          </table:table-cell>
          <table:table-cell table:style-name="ce61" table:formula="of:=IF(OR([.L84]=&quot;&quot;;[.L84]=0);&quot;&quot;;IF([.F84]=&quot;-&quot;;-1*[.H84]*[.J84]*[.L84]*[.G84];[.H84]*[.J84]*[.L84]*[.G84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85]=0;[.J85]=&quot;&quot;);&quot;&quot;;&quot;X&quot;)">
            <text:p/>
          </table:table-cell>
          <table:table-cell table:style-name="ce45"/>
          <table:table-cell table:style-name="ce50" table:formula="of:=IF(OR([.L85]=0;[.L85]=&quot;&quot;);&quot;&quot;;&quot;X&quot;)">
            <text:p/>
          </table:table-cell>
          <table:table-cell table:style-name="ce45"/>
          <table:table-cell table:style-name="ce50" table:formula="of:=IF(OR([.H85]=&quot;&quot;;[.H85]=0);&quot;&quot;;&quot;=&quot;)">
            <text:p/>
          </table:table-cell>
          <table:table-cell table:style-name="ce54" table:formula="of:=IF(OR([.F85]=&quot;&quot;;[.G85]=&quot;&quot;);&quot;&quot;;IF([.G85]=&quot;&quot;;&quot;&quot;;IF(OR([.H85]=0;[.H85]=0);&quot;&quot;;IF([.J85]=0;IF([.F85]=&quot;-&quot;;-1*[.H85]*[.G85];[.H85]*[.G85]);&quot;&quot;))))">
            <text:p/>
          </table:table-cell>
          <table:table-cell table:style-name="ce58" table:formula="of:=IF(OR([.F85]=&quot;&quot;;[.G85]=&quot;&quot;);&quot;&quot;;IF(OR([.J85]=&quot;&quot;;[.J85]=0);&quot;&quot;;IF([.L85]=0;IF([.F85]=&quot;-&quot;;-1*[.H85]*[.J85]*[.G85];[.H85]*[.J85]*[.G85]);&quot;&quot;)))">
            <text:p/>
          </table:table-cell>
          <table:table-cell table:style-name="ce61" table:formula="of:=IF(OR([.L85]=&quot;&quot;;[.L85]=0);&quot;&quot;;IF([.F85]=&quot;-&quot;;-1*[.H85]*[.J85]*[.L85]*[.G85];[.H85]*[.J85]*[.L85]*[.G85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86]=0;[.J86]=&quot;&quot;);&quot;&quot;;&quot;X&quot;)">
            <text:p/>
          </table:table-cell>
          <table:table-cell table:style-name="ce45"/>
          <table:table-cell table:style-name="ce50" table:formula="of:=IF(OR([.L86]=0;[.L86]=&quot;&quot;);&quot;&quot;;&quot;X&quot;)">
            <text:p/>
          </table:table-cell>
          <table:table-cell table:style-name="ce45"/>
          <table:table-cell table:style-name="ce50" table:formula="of:=IF(OR([.H86]=&quot;&quot;;[.H86]=0);&quot;&quot;;&quot;=&quot;)">
            <text:p/>
          </table:table-cell>
          <table:table-cell table:style-name="ce54" table:formula="of:=IF(OR([.F86]=&quot;&quot;;[.G86]=&quot;&quot;);&quot;&quot;;IF([.G86]=&quot;&quot;;&quot;&quot;;IF(OR([.H86]=0;[.H86]=0);&quot;&quot;;IF([.J86]=0;IF([.F86]=&quot;-&quot;;-1*[.H86]*[.G86];[.H86]*[.G86]);&quot;&quot;))))">
            <text:p/>
          </table:table-cell>
          <table:table-cell table:style-name="ce58" table:formula="of:=IF(OR([.F86]=&quot;&quot;;[.G86]=&quot;&quot;);&quot;&quot;;IF(OR([.J86]=&quot;&quot;;[.J86]=0);&quot;&quot;;IF([.L86]=0;IF([.F86]=&quot;-&quot;;-1*[.H86]*[.J86]*[.G86];[.H86]*[.J86]*[.G86]);&quot;&quot;)))">
            <text:p/>
          </table:table-cell>
          <table:table-cell table:style-name="ce61" table:formula="of:=IF(OR([.L86]=&quot;&quot;;[.L86]=0);&quot;&quot;;IF([.F86]=&quot;-&quot;;-1*[.H86]*[.J86]*[.L86]*[.G86];[.H86]*[.J86]*[.L86]*[.G86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87]=0;[.J87]=&quot;&quot;);&quot;&quot;;&quot;X&quot;)">
            <text:p/>
          </table:table-cell>
          <table:table-cell table:style-name="ce45"/>
          <table:table-cell table:style-name="ce50" table:formula="of:=IF(OR([.L87]=0;[.L87]=&quot;&quot;);&quot;&quot;;&quot;X&quot;)">
            <text:p/>
          </table:table-cell>
          <table:table-cell table:style-name="ce45"/>
          <table:table-cell table:style-name="ce50" table:formula="of:=IF(OR([.H87]=&quot;&quot;;[.H87]=0);&quot;&quot;;&quot;=&quot;)">
            <text:p/>
          </table:table-cell>
          <table:table-cell table:style-name="ce54" table:formula="of:=IF(OR([.F87]=&quot;&quot;;[.G87]=&quot;&quot;);&quot;&quot;;IF([.G87]=&quot;&quot;;&quot;&quot;;IF(OR([.H87]=0;[.H87]=0);&quot;&quot;;IF([.J87]=0;IF([.F87]=&quot;-&quot;;-1*[.H87]*[.G87];[.H87]*[.G87]);&quot;&quot;))))">
            <text:p/>
          </table:table-cell>
          <table:table-cell table:style-name="ce58" table:formula="of:=IF(OR([.F87]=&quot;&quot;;[.G87]=&quot;&quot;);&quot;&quot;;IF(OR([.J87]=&quot;&quot;;[.J87]=0);&quot;&quot;;IF([.L87]=0;IF([.F87]=&quot;-&quot;;-1*[.H87]*[.J87]*[.G87];[.H87]*[.J87]*[.G87]);&quot;&quot;)))">
            <text:p/>
          </table:table-cell>
          <table:table-cell table:style-name="ce61" table:formula="of:=IF(OR([.L87]=&quot;&quot;;[.L87]=0);&quot;&quot;;IF([.F87]=&quot;-&quot;;-1*[.H87]*[.J87]*[.L87]*[.G87];[.H87]*[.J87]*[.L87]*[.G87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88]=0;[.J88]=&quot;&quot;);&quot;&quot;;&quot;X&quot;)">
            <text:p/>
          </table:table-cell>
          <table:table-cell table:style-name="ce45"/>
          <table:table-cell table:style-name="ce50" table:formula="of:=IF(OR([.L88]=0;[.L88]=&quot;&quot;);&quot;&quot;;&quot;X&quot;)">
            <text:p/>
          </table:table-cell>
          <table:table-cell table:style-name="ce45"/>
          <table:table-cell table:style-name="ce50" table:formula="of:=IF(OR([.H88]=&quot;&quot;;[.H88]=0);&quot;&quot;;&quot;=&quot;)">
            <text:p/>
          </table:table-cell>
          <table:table-cell table:style-name="ce54" table:formula="of:=IF(OR([.F88]=&quot;&quot;;[.G88]=&quot;&quot;);&quot;&quot;;IF([.G88]=&quot;&quot;;&quot;&quot;;IF(OR([.H88]=0;[.H88]=0);&quot;&quot;;IF([.J88]=0;IF([.F88]=&quot;-&quot;;-1*[.H88]*[.G88];[.H88]*[.G88]);&quot;&quot;))))">
            <text:p/>
          </table:table-cell>
          <table:table-cell table:style-name="ce58" table:formula="of:=IF(OR([.F88]=&quot;&quot;;[.G88]=&quot;&quot;);&quot;&quot;;IF(OR([.J88]=&quot;&quot;;[.J88]=0);&quot;&quot;;IF([.L88]=0;IF([.F88]=&quot;-&quot;;-1*[.H88]*[.J88]*[.G88];[.H88]*[.J88]*[.G88]);&quot;&quot;)))">
            <text:p/>
          </table:table-cell>
          <table:table-cell table:style-name="ce61" table:formula="of:=IF(OR([.L88]=&quot;&quot;;[.L88]=0);&quot;&quot;;IF([.F88]=&quot;-&quot;;-1*[.H88]*[.J88]*[.L88]*[.G88];[.H88]*[.J88]*[.L88]*[.G88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89]=0;[.J89]=&quot;&quot;);&quot;&quot;;&quot;X&quot;)">
            <text:p/>
          </table:table-cell>
          <table:table-cell table:style-name="ce45"/>
          <table:table-cell table:style-name="ce50" table:formula="of:=IF(OR([.L89]=0;[.L89]=&quot;&quot;);&quot;&quot;;&quot;X&quot;)">
            <text:p/>
          </table:table-cell>
          <table:table-cell table:style-name="ce45"/>
          <table:table-cell table:style-name="ce50" table:formula="of:=IF(OR([.H89]=&quot;&quot;;[.H89]=0);&quot;&quot;;&quot;=&quot;)">
            <text:p/>
          </table:table-cell>
          <table:table-cell table:style-name="ce54" table:formula="of:=IF(OR([.F89]=&quot;&quot;;[.G89]=&quot;&quot;);&quot;&quot;;IF([.G89]=&quot;&quot;;&quot;&quot;;IF(OR([.H89]=0;[.H89]=0);&quot;&quot;;IF([.J89]=0;IF([.F89]=&quot;-&quot;;-1*[.H89]*[.G89];[.H89]*[.G89]);&quot;&quot;))))">
            <text:p/>
          </table:table-cell>
          <table:table-cell table:style-name="ce58" table:formula="of:=IF(OR([.F89]=&quot;&quot;;[.G89]=&quot;&quot;);&quot;&quot;;IF(OR([.J89]=&quot;&quot;;[.J89]=0);&quot;&quot;;IF([.L89]=0;IF([.F89]=&quot;-&quot;;-1*[.H89]*[.J89]*[.G89];[.H89]*[.J89]*[.G89]);&quot;&quot;)))">
            <text:p/>
          </table:table-cell>
          <table:table-cell table:style-name="ce61" table:formula="of:=IF(OR([.L89]=&quot;&quot;;[.L89]=0);&quot;&quot;;IF([.F89]=&quot;-&quot;;-1*[.H89]*[.J89]*[.L89]*[.G89];[.H89]*[.J89]*[.L89]*[.G89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90]=0;[.J90]=&quot;&quot;);&quot;&quot;;&quot;X&quot;)">
            <text:p/>
          </table:table-cell>
          <table:table-cell table:style-name="ce45"/>
          <table:table-cell table:style-name="ce50" table:formula="of:=IF(OR([.L90]=0;[.L90]=&quot;&quot;);&quot;&quot;;&quot;X&quot;)">
            <text:p/>
          </table:table-cell>
          <table:table-cell table:style-name="ce45"/>
          <table:table-cell table:style-name="ce50" table:formula="of:=IF(OR([.H90]=&quot;&quot;;[.H90]=0);&quot;&quot;;&quot;=&quot;)">
            <text:p/>
          </table:table-cell>
          <table:table-cell table:style-name="ce54" table:formula="of:=IF(OR([.F90]=&quot;&quot;;[.G90]=&quot;&quot;);&quot;&quot;;IF([.G90]=&quot;&quot;;&quot;&quot;;IF(OR([.H90]=0;[.H90]=0);&quot;&quot;;IF([.J90]=0;IF([.F90]=&quot;-&quot;;-1*[.H90]*[.G90];[.H90]*[.G90]);&quot;&quot;))))">
            <text:p/>
          </table:table-cell>
          <table:table-cell table:style-name="ce58" table:formula="of:=IF(OR([.F90]=&quot;&quot;;[.G90]=&quot;&quot;);&quot;&quot;;IF(OR([.J90]=&quot;&quot;;[.J90]=0);&quot;&quot;;IF([.L90]=0;IF([.F90]=&quot;-&quot;;-1*[.H90]*[.J90]*[.G90];[.H90]*[.J90]*[.G90]);&quot;&quot;)))">
            <text:p/>
          </table:table-cell>
          <table:table-cell table:style-name="ce61" table:formula="of:=IF(OR([.L90]=&quot;&quot;;[.L90]=0);&quot;&quot;;IF([.F90]=&quot;-&quot;;-1*[.H90]*[.J90]*[.L90]*[.G90];[.H90]*[.J90]*[.L90]*[.G90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91]=0;[.J91]=&quot;&quot;);&quot;&quot;;&quot;X&quot;)">
            <text:p/>
          </table:table-cell>
          <table:table-cell table:style-name="ce45"/>
          <table:table-cell table:style-name="ce50" table:formula="of:=IF(OR([.L91]=0;[.L91]=&quot;&quot;);&quot;&quot;;&quot;X&quot;)">
            <text:p/>
          </table:table-cell>
          <table:table-cell table:style-name="ce45"/>
          <table:table-cell table:style-name="ce50" table:formula="of:=IF(OR([.H91]=&quot;&quot;;[.H91]=0);&quot;&quot;;&quot;=&quot;)">
            <text:p/>
          </table:table-cell>
          <table:table-cell table:style-name="ce54" table:formula="of:=IF(OR([.F91]=&quot;&quot;;[.G91]=&quot;&quot;);&quot;&quot;;IF([.G91]=&quot;&quot;;&quot;&quot;;IF(OR([.H91]=0;[.H91]=0);&quot;&quot;;IF([.J91]=0;IF([.F91]=&quot;-&quot;;-1*[.H91]*[.G91];[.H91]*[.G91]);&quot;&quot;))))">
            <text:p/>
          </table:table-cell>
          <table:table-cell table:style-name="ce58" table:formula="of:=IF(OR([.F91]=&quot;&quot;;[.G91]=&quot;&quot;);&quot;&quot;;IF(OR([.J91]=&quot;&quot;;[.J91]=0);&quot;&quot;;IF([.L91]=0;IF([.F91]=&quot;-&quot;;-1*[.H91]*[.J91]*[.G91];[.H91]*[.J91]*[.G91]);&quot;&quot;)))">
            <text:p/>
          </table:table-cell>
          <table:table-cell table:style-name="ce61" table:formula="of:=IF(OR([.L91]=&quot;&quot;;[.L91]=0);&quot;&quot;;IF([.F91]=&quot;-&quot;;-1*[.H91]*[.J91]*[.L91]*[.G91];[.H91]*[.J91]*[.L91]*[.G91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92]=0;[.J92]=&quot;&quot;);&quot;&quot;;&quot;X&quot;)">
            <text:p/>
          </table:table-cell>
          <table:table-cell table:style-name="ce45"/>
          <table:table-cell table:style-name="ce50" table:formula="of:=IF(OR([.L92]=0;[.L92]=&quot;&quot;);&quot;&quot;;&quot;X&quot;)">
            <text:p/>
          </table:table-cell>
          <table:table-cell table:style-name="ce45"/>
          <table:table-cell table:style-name="ce50" table:formula="of:=IF(OR([.H92]=&quot;&quot;;[.H92]=0);&quot;&quot;;&quot;=&quot;)">
            <text:p/>
          </table:table-cell>
          <table:table-cell table:style-name="ce54" table:formula="of:=IF(OR([.F92]=&quot;&quot;;[.G92]=&quot;&quot;);&quot;&quot;;IF([.G92]=&quot;&quot;;&quot;&quot;;IF(OR([.H92]=0;[.H92]=0);&quot;&quot;;IF([.J92]=0;IF([.F92]=&quot;-&quot;;-1*[.H92]*[.G92];[.H92]*[.G92]);&quot;&quot;))))">
            <text:p/>
          </table:table-cell>
          <table:table-cell table:style-name="ce58" table:formula="of:=IF(OR([.F92]=&quot;&quot;;[.G92]=&quot;&quot;);&quot;&quot;;IF(OR([.J92]=&quot;&quot;;[.J92]=0);&quot;&quot;;IF([.L92]=0;IF([.F92]=&quot;-&quot;;-1*[.H92]*[.J92]*[.G92];[.H92]*[.J92]*[.G92]);&quot;&quot;)))">
            <text:p/>
          </table:table-cell>
          <table:table-cell table:style-name="ce61" table:formula="of:=IF(OR([.L92]=&quot;&quot;;[.L92]=0);&quot;&quot;;IF([.F92]=&quot;-&quot;;-1*[.H92]*[.J92]*[.L92]*[.G92];[.H92]*[.J92]*[.L92]*[.G92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93]=0;[.J93]=&quot;&quot;);&quot;&quot;;&quot;X&quot;)">
            <text:p/>
          </table:table-cell>
          <table:table-cell table:style-name="ce45"/>
          <table:table-cell table:style-name="ce50" table:formula="of:=IF(OR([.L93]=0;[.L93]=&quot;&quot;);&quot;&quot;;&quot;X&quot;)">
            <text:p/>
          </table:table-cell>
          <table:table-cell table:style-name="ce45"/>
          <table:table-cell table:style-name="ce50" table:formula="of:=IF(OR([.H93]=&quot;&quot;;[.H93]=0);&quot;&quot;;&quot;=&quot;)">
            <text:p/>
          </table:table-cell>
          <table:table-cell table:style-name="ce54" table:formula="of:=IF(OR([.F93]=&quot;&quot;;[.G93]=&quot;&quot;);&quot;&quot;;IF([.G93]=&quot;&quot;;&quot;&quot;;IF(OR([.H93]=0;[.H93]=0);&quot;&quot;;IF([.J93]=0;IF([.F93]=&quot;-&quot;;-1*[.H93]*[.G93];[.H93]*[.G93]);&quot;&quot;))))">
            <text:p/>
          </table:table-cell>
          <table:table-cell table:style-name="ce58" table:formula="of:=IF(OR([.F93]=&quot;&quot;;[.G93]=&quot;&quot;);&quot;&quot;;IF(OR([.J93]=&quot;&quot;;[.J93]=0);&quot;&quot;;IF([.L93]=0;IF([.F93]=&quot;-&quot;;-1*[.H93]*[.J93]*[.G93];[.H93]*[.J93]*[.G93]);&quot;&quot;)))">
            <text:p/>
          </table:table-cell>
          <table:table-cell table:style-name="ce61" table:formula="of:=IF(OR([.L93]=&quot;&quot;;[.L93]=0);&quot;&quot;;IF([.F93]=&quot;-&quot;;-1*[.H93]*[.J93]*[.L93]*[.G93];[.H93]*[.J93]*[.L93]*[.G93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94]=0;[.J94]=&quot;&quot;);&quot;&quot;;&quot;X&quot;)">
            <text:p/>
          </table:table-cell>
          <table:table-cell table:style-name="ce45"/>
          <table:table-cell table:style-name="ce50" table:formula="of:=IF(OR([.L94]=0;[.L94]=&quot;&quot;);&quot;&quot;;&quot;X&quot;)">
            <text:p/>
          </table:table-cell>
          <table:table-cell table:style-name="ce45"/>
          <table:table-cell table:style-name="ce50" table:formula="of:=IF(OR([.H94]=&quot;&quot;;[.H94]=0);&quot;&quot;;&quot;=&quot;)">
            <text:p/>
          </table:table-cell>
          <table:table-cell table:style-name="ce54" table:formula="of:=IF(OR([.F94]=&quot;&quot;;[.G94]=&quot;&quot;);&quot;&quot;;IF([.G94]=&quot;&quot;;&quot;&quot;;IF(OR([.H94]=0;[.H94]=0);&quot;&quot;;IF([.J94]=0;IF([.F94]=&quot;-&quot;;-1*[.H94]*[.G94];[.H94]*[.G94]);&quot;&quot;))))">
            <text:p/>
          </table:table-cell>
          <table:table-cell table:style-name="ce58" table:formula="of:=IF(OR([.F94]=&quot;&quot;;[.G94]=&quot;&quot;);&quot;&quot;;IF(OR([.J94]=&quot;&quot;;[.J94]=0);&quot;&quot;;IF([.L94]=0;IF([.F94]=&quot;-&quot;;-1*[.H94]*[.J94]*[.G94];[.H94]*[.J94]*[.G94]);&quot;&quot;)))">
            <text:p/>
          </table:table-cell>
          <table:table-cell table:style-name="ce61" table:formula="of:=IF(OR([.L94]=&quot;&quot;;[.L94]=0);&quot;&quot;;IF([.F94]=&quot;-&quot;;-1*[.H94]*[.J94]*[.L94]*[.G94];[.H94]*[.J94]*[.L94]*[.G94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95]=0;[.J95]=&quot;&quot;);&quot;&quot;;&quot;X&quot;)">
            <text:p/>
          </table:table-cell>
          <table:table-cell table:style-name="ce45"/>
          <table:table-cell table:style-name="ce50" table:formula="of:=IF(OR([.L95]=0;[.L95]=&quot;&quot;);&quot;&quot;;&quot;X&quot;)">
            <text:p/>
          </table:table-cell>
          <table:table-cell table:style-name="ce45"/>
          <table:table-cell table:style-name="ce50" table:formula="of:=IF(OR([.H95]=&quot;&quot;;[.H95]=0);&quot;&quot;;&quot;=&quot;)">
            <text:p/>
          </table:table-cell>
          <table:table-cell table:style-name="ce54" table:formula="of:=IF(OR([.F95]=&quot;&quot;;[.G95]=&quot;&quot;);&quot;&quot;;IF([.G95]=&quot;&quot;;&quot;&quot;;IF(OR([.H95]=0;[.H95]=0);&quot;&quot;;IF([.J95]=0;IF([.F95]=&quot;-&quot;;-1*[.H95]*[.G95];[.H95]*[.G95]);&quot;&quot;))))">
            <text:p/>
          </table:table-cell>
          <table:table-cell table:style-name="ce58" table:formula="of:=IF(OR([.F95]=&quot;&quot;;[.G95]=&quot;&quot;);&quot;&quot;;IF(OR([.J95]=&quot;&quot;;[.J95]=0);&quot;&quot;;IF([.L95]=0;IF([.F95]=&quot;-&quot;;-1*[.H95]*[.J95]*[.G95];[.H95]*[.J95]*[.G95]);&quot;&quot;)))">
            <text:p/>
          </table:table-cell>
          <table:table-cell table:style-name="ce61" table:formula="of:=IF(OR([.L95]=&quot;&quot;;[.L95]=0);&quot;&quot;;IF([.F95]=&quot;-&quot;;-1*[.H95]*[.J95]*[.L95]*[.G95];[.H95]*[.J95]*[.L95]*[.G95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96]=0;[.J96]=&quot;&quot;);&quot;&quot;;&quot;X&quot;)">
            <text:p/>
          </table:table-cell>
          <table:table-cell table:style-name="ce45"/>
          <table:table-cell table:style-name="ce50" table:formula="of:=IF(OR([.L96]=0;[.L96]=&quot;&quot;);&quot;&quot;;&quot;X&quot;)">
            <text:p/>
          </table:table-cell>
          <table:table-cell table:style-name="ce45"/>
          <table:table-cell table:style-name="ce50" table:formula="of:=IF(OR([.H96]=&quot;&quot;;[.H96]=0);&quot;&quot;;&quot;=&quot;)">
            <text:p/>
          </table:table-cell>
          <table:table-cell table:style-name="ce54" table:formula="of:=IF(OR([.F96]=&quot;&quot;;[.G96]=&quot;&quot;);&quot;&quot;;IF([.G96]=&quot;&quot;;&quot;&quot;;IF(OR([.H96]=0;[.H96]=0);&quot;&quot;;IF([.J96]=0;IF([.F96]=&quot;-&quot;;-1*[.H96]*[.G96];[.H96]*[.G96]);&quot;&quot;))))">
            <text:p/>
          </table:table-cell>
          <table:table-cell table:style-name="ce58" table:formula="of:=IF(OR([.F96]=&quot;&quot;;[.G96]=&quot;&quot;);&quot;&quot;;IF(OR([.J96]=&quot;&quot;;[.J96]=0);&quot;&quot;;IF([.L96]=0;IF([.F96]=&quot;-&quot;;-1*[.H96]*[.J96]*[.G96];[.H96]*[.J96]*[.G96]);&quot;&quot;)))">
            <text:p/>
          </table:table-cell>
          <table:table-cell table:style-name="ce61" table:formula="of:=IF(OR([.L96]=&quot;&quot;;[.L96]=0);&quot;&quot;;IF([.F96]=&quot;-&quot;;-1*[.H96]*[.J96]*[.L96]*[.G96];[.H96]*[.J96]*[.L96]*[.G96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97]=0;[.J97]=&quot;&quot;);&quot;&quot;;&quot;X&quot;)">
            <text:p/>
          </table:table-cell>
          <table:table-cell table:style-name="ce45"/>
          <table:table-cell table:style-name="ce50" table:formula="of:=IF(OR([.L97]=0;[.L97]=&quot;&quot;);&quot;&quot;;&quot;X&quot;)">
            <text:p/>
          </table:table-cell>
          <table:table-cell table:style-name="ce45"/>
          <table:table-cell table:style-name="ce50" table:formula="of:=IF(OR([.H97]=&quot;&quot;;[.H97]=0);&quot;&quot;;&quot;=&quot;)">
            <text:p/>
          </table:table-cell>
          <table:table-cell table:style-name="ce54" table:formula="of:=IF(OR([.F97]=&quot;&quot;;[.G97]=&quot;&quot;);&quot;&quot;;IF([.G97]=&quot;&quot;;&quot;&quot;;IF(OR([.H97]=0;[.H97]=0);&quot;&quot;;IF([.J97]=0;IF([.F97]=&quot;-&quot;;-1*[.H97]*[.G97];[.H97]*[.G97]);&quot;&quot;))))">
            <text:p/>
          </table:table-cell>
          <table:table-cell table:style-name="ce58" table:formula="of:=IF(OR([.F97]=&quot;&quot;;[.G97]=&quot;&quot;);&quot;&quot;;IF(OR([.J97]=&quot;&quot;;[.J97]=0);&quot;&quot;;IF([.L97]=0;IF([.F97]=&quot;-&quot;;-1*[.H97]*[.J97]*[.G97];[.H97]*[.J97]*[.G97]);&quot;&quot;)))">
            <text:p/>
          </table:table-cell>
          <table:table-cell table:style-name="ce61" table:formula="of:=IF(OR([.L97]=&quot;&quot;;[.L97]=0);&quot;&quot;;IF([.F97]=&quot;-&quot;;-1*[.H97]*[.J97]*[.L97]*[.G97];[.H97]*[.J97]*[.L97]*[.G97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98]=0;[.J98]=&quot;&quot;);&quot;&quot;;&quot;X&quot;)">
            <text:p/>
          </table:table-cell>
          <table:table-cell table:style-name="ce45"/>
          <table:table-cell table:style-name="ce50" table:formula="of:=IF(OR([.L98]=0;[.L98]=&quot;&quot;);&quot;&quot;;&quot;X&quot;)">
            <text:p/>
          </table:table-cell>
          <table:table-cell table:style-name="ce45"/>
          <table:table-cell table:style-name="ce50" table:formula="of:=IF(OR([.H98]=&quot;&quot;;[.H98]=0);&quot;&quot;;&quot;=&quot;)">
            <text:p/>
          </table:table-cell>
          <table:table-cell table:style-name="ce54" table:formula="of:=IF(OR([.F98]=&quot;&quot;;[.G98]=&quot;&quot;);&quot;&quot;;IF([.G98]=&quot;&quot;;&quot;&quot;;IF(OR([.H98]=0;[.H98]=0);&quot;&quot;;IF([.J98]=0;IF([.F98]=&quot;-&quot;;-1*[.H98]*[.G98];[.H98]*[.G98]);&quot;&quot;))))">
            <text:p/>
          </table:table-cell>
          <table:table-cell table:style-name="ce58" table:formula="of:=IF(OR([.F98]=&quot;&quot;;[.G98]=&quot;&quot;);&quot;&quot;;IF(OR([.J98]=&quot;&quot;;[.J98]=0);&quot;&quot;;IF([.L98]=0;IF([.F98]=&quot;-&quot;;-1*[.H98]*[.J98]*[.G98];[.H98]*[.J98]*[.G98]);&quot;&quot;)))">
            <text:p/>
          </table:table-cell>
          <table:table-cell table:style-name="ce61" table:formula="of:=IF(OR([.L98]=&quot;&quot;;[.L98]=0);&quot;&quot;;IF([.F98]=&quot;-&quot;;-1*[.H98]*[.J98]*[.L98]*[.G98];[.H98]*[.J98]*[.L98]*[.G98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99]=0;[.J99]=&quot;&quot;);&quot;&quot;;&quot;X&quot;)">
            <text:p/>
          </table:table-cell>
          <table:table-cell table:style-name="ce45"/>
          <table:table-cell table:style-name="ce50" table:formula="of:=IF(OR([.L99]=0;[.L99]=&quot;&quot;);&quot;&quot;;&quot;X&quot;)">
            <text:p/>
          </table:table-cell>
          <table:table-cell table:style-name="ce45"/>
          <table:table-cell table:style-name="ce50" table:formula="of:=IF(OR([.H99]=&quot;&quot;;[.H99]=0);&quot;&quot;;&quot;=&quot;)">
            <text:p/>
          </table:table-cell>
          <table:table-cell table:style-name="ce54" table:formula="of:=IF(OR([.F99]=&quot;&quot;;[.G99]=&quot;&quot;);&quot;&quot;;IF([.G99]=&quot;&quot;;&quot;&quot;;IF(OR([.H99]=0;[.H99]=0);&quot;&quot;;IF([.J99]=0;IF([.F99]=&quot;-&quot;;-1*[.H99]*[.G99];[.H99]*[.G99]);&quot;&quot;))))">
            <text:p/>
          </table:table-cell>
          <table:table-cell table:style-name="ce58" table:formula="of:=IF(OR([.F99]=&quot;&quot;;[.G99]=&quot;&quot;);&quot;&quot;;IF(OR([.J99]=&quot;&quot;;[.J99]=0);&quot;&quot;;IF([.L99]=0;IF([.F99]=&quot;-&quot;;-1*[.H99]*[.J99]*[.G99];[.H99]*[.J99]*[.G99]);&quot;&quot;)))">
            <text:p/>
          </table:table-cell>
          <table:table-cell table:style-name="ce61" table:formula="of:=IF(OR([.L99]=&quot;&quot;;[.L99]=0);&quot;&quot;;IF([.F99]=&quot;-&quot;;-1*[.H99]*[.J99]*[.L99]*[.G99];[.H99]*[.J99]*[.L99]*[.G99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00]=0;[.J100]=&quot;&quot;);&quot;&quot;;&quot;X&quot;)">
            <text:p/>
          </table:table-cell>
          <table:table-cell table:style-name="ce45"/>
          <table:table-cell table:style-name="ce50" table:formula="of:=IF(OR([.L100]=0;[.L100]=&quot;&quot;);&quot;&quot;;&quot;X&quot;)">
            <text:p/>
          </table:table-cell>
          <table:table-cell table:style-name="ce45"/>
          <table:table-cell table:style-name="ce50" table:formula="of:=IF(OR([.H100]=&quot;&quot;;[.H100]=0);&quot;&quot;;&quot;=&quot;)">
            <text:p/>
          </table:table-cell>
          <table:table-cell table:style-name="ce54" table:formula="of:=IF(OR([.F100]=&quot;&quot;;[.G100]=&quot;&quot;);&quot;&quot;;IF([.G100]=&quot;&quot;;&quot;&quot;;IF(OR([.H100]=0;[.H100]=0);&quot;&quot;;IF([.J100]=0;IF([.F100]=&quot;-&quot;;-1*[.H100]*[.G100];[.H100]*[.G100]);&quot;&quot;))))">
            <text:p/>
          </table:table-cell>
          <table:table-cell table:style-name="ce58" table:formula="of:=IF(OR([.F100]=&quot;&quot;;[.G100]=&quot;&quot;);&quot;&quot;;IF(OR([.J100]=&quot;&quot;;[.J100]=0);&quot;&quot;;IF([.L100]=0;IF([.F100]=&quot;-&quot;;-1*[.H100]*[.J100]*[.G100];[.H100]*[.J100]*[.G100]);&quot;&quot;)))">
            <text:p/>
          </table:table-cell>
          <table:table-cell table:style-name="ce61" table:formula="of:=IF(OR([.L100]=&quot;&quot;;[.L100]=0);&quot;&quot;;IF([.F100]=&quot;-&quot;;-1*[.H100]*[.J100]*[.L100]*[.G100];[.H100]*[.J100]*[.L100]*[.G100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3">
          <table:covered-table-cell table:number-columns-repeated="2" table:style-name="ce9"/>
          <table:table-cell table:style-name="ce22" office:value-type="string" calcext:value-type="string" table:number-columns-spanned="11" table:number-rows-spanned="1">
            <text:p>Total</text:p>
          </table:table-cell>
          <table:covered-table-cell table:number-columns-repeated="2" table:style-name="ce26"/>
          <table:covered-table-cell table:number-columns-repeated="2" table:style-name="ce34"/>
          <table:covered-table-cell table:style-name="ce46"/>
          <table:covered-table-cell table:style-name="ce51"/>
          <table:covered-table-cell table:style-name="ce46"/>
          <table:covered-table-cell table:style-name="ce51"/>
          <table:covered-table-cell table:style-name="ce46"/>
          <table:covered-table-cell table:style-name="ce51"/>
          <table:table-cell table:style-name="ce55" table:formula="of:=IF(SUM([.N61:.N100])=0;&quot;&quot;;SUM([.N61:.N100]))">
            <text:p/>
          </table:table-cell>
          <table:table-cell table:style-name="ce59" table:formula="of:=IF(SUM([.O61:.O100])=0;&quot;&quot;;SUM([.O61:.O100]))">
            <text:p/>
          </table:table-cell>
          <table:table-cell table:style-name="ce62" table:formula="of:=IF(SUM([.P61:.P100])=0;&quot;&quot;;SUM([.P61:.P100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table-cell table:style-name="ce2" table:number-columns-spanned="16" table:number-rows-spanned="1"/>
          <table:covered-table-cell table:number-columns-repeated="4" table:style-name="ce18"/>
          <table:covered-table-cell table:style-name="ce35"/>
          <table:covered-table-cell table:number-columns-repeated="10" table:style-name="ce18"/>
          <table:table-cell/>
          <table:table-cell table:style-name="ce18" table:number-columns-repeated="1003"/>
          <table:table-cell table:number-columns-repeated="4"/>
        </table:table-row>
        <table:table-row table:style-name="ro9">
          <table:table-cell table:style-name="ce5" office:value-type="float" office:value="3" calcext:value-type="float" table:number-columns-spanned="2" table:number-rows-spanned="1">
            <text:p>Lot n° 3</text:p>
          </table:table-cell>
          <table:covered-table-cell table:style-name="ce16"/>
          <table:table-cell table:style-name="ce20" office:value-type="string" calcext:value-type="string" table:number-columns-spanned="14" table:number-rows-spanned="1">
            <text:p>Cloisons intérieures - Linéaire</text:p>
          </table:table-cell>
          <table:covered-table-cell table:number-columns-repeated="13" table:style-name="ce25"/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table-cell table:style-name="ce6" office:value-type="string" calcext:value-type="string" table:number-columns-spanned="2" table:number-rows-spanned="2">
            <text:p>Remarques</text:p>
          </table:table-cell>
          <table:covered-table-cell table:style-name="ce13"/>
          <table:table-cell table:style-name="ce6" office:value-type="string" calcext:value-type="string" table:number-columns-spanned="3" table:number-rows-spanned="2">
            <text:p>Localisations</text:p>
          </table:table-cell>
          <table:covered-table-cell table:style-name="ce13"/>
          <table:covered-table-cell table:style-name="ce29"/>
          <table:table-cell table:style-name="ce31" office:value-type="string" calcext:value-type="string" table:number-columns-spanned="1" table:number-rows-spanned="2">
            <text:p>+ / -</text:p>
          </table:table-cell>
          <table:table-cell table:style-name="ce32" office:value-type="string" calcext:value-type="string" table:number-columns-spanned="1" table:number-rows-spanned="2">
            <text:p>Nb</text:p>
          </table:table-cell>
          <table:table-cell table:style-name="ce31" office:value-type="string" calcext:value-type="string" table:number-columns-spanned="1" table:number-rows-spanned="2">
            <text:p>Larg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Haut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Longueur</text:p>
            <text:p>(en m)</text:p>
          </table:table-cell>
          <table:table-cell table:style-name="ce48" office:value-type="string" calcext:value-type="string" table:number-columns-spanned="1" table:number-rows-spanned="2">
            <text:p>=</text:p>
          </table:table-cell>
          <table:table-cell table:style-name="ce53" office:value-type="string" calcext:value-type="string" table:number-columns-spanned="3" table:number-rows-spanned="1">
            <text:p>Résultats des calculs</text:p>
          </table:table-cell>
          <table:covered-table-cell table:number-columns-repeated="2" table:style-name="ce57"/>
          <table:table-cell/>
          <table:table-cell table:style-name="ce18" table:number-columns-repeated="1003"/>
          <table:table-cell table:number-columns-repeated="4"/>
        </table:table-row>
        <table:table-row table:style-name="ro10">
          <table:covered-table-cell table:number-columns-repeated="5" table:style-name="ce7"/>
          <table:covered-table-cell table:style-name="ce32"/>
          <table:covered-table-cell table:style-name="ce38"/>
          <table:covered-table-cell table:style-name="ce44"/>
          <table:covered-table-cell table:style-name="ce49"/>
          <table:covered-table-cell table:style-name="ce32"/>
          <table:covered-table-cell table:style-name="ce49"/>
          <table:covered-table-cell table:style-name="ce32"/>
          <table:covered-table-cell table:style-name="ce49"/>
          <table:table-cell table:style-name="ce53" office:value-type="string" calcext:value-type="string">
            <text:p>Longueur</text:p>
            <text:p>ml</text:p>
          </table:table-cell>
          <table:table-cell table:style-name="ce53" office:value-type="string" calcext:value-type="string">
            <text:p>Surface</text:p>
            <text:p>m²</text:p>
          </table:table-cell>
          <table:table-cell table:style-name="ce53" office:value-type="string" calcext:value-type="string">
            <text:p>Cubage</text:p>
            <text:p>m<text:span text:style-name="T1">3</text:span></text:p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table-cell table:style-name="ce12" office:value-type="string" calcext:value-type="string" table:number-columns-spanned="2" table:number-rows-spanned="41">
            <text:p>Porte non comptées</text:p>
          </table:table-cell>
          <table:covered-table-cell table:style-name="ce17"/>
          <table:table-cell table:style-name="ce21" office:value-type="string" calcext:value-type="string" table:number-columns-spanned="3" table:number-rows-spanned="1">
            <text:p>Bureau</text:p>
          </table:table-cell>
          <table:covered-table-cell table:style-name="ce17"/>
          <table:covered-table-cell table:style-name="ce10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3.5" calcext:value-type="float">
            <text:p>3,500 m</text:p>
          </table:table-cell>
          <table:table-cell table:style-name="ce50" table:formula="of:=IF(OR([.J106]=0;[.J106]=&quot;&quot;);&quot;&quot;;&quot;X&quot;)">
            <text:p/>
          </table:table-cell>
          <table:table-cell table:style-name="ce45"/>
          <table:table-cell table:style-name="ce50" table:formula="of:=IF(OR([.L106]=0;[.L106]=&quot;&quot;);&quot;&quot;;&quot;X&quot;)">
            <text:p/>
          </table:table-cell>
          <table:table-cell table:style-name="ce45"/>
          <table:table-cell table:style-name="ce50" table:formula="of:=IF(OR([.H106]=&quot;&quot;;[.H106]=0);&quot;&quot;;&quot;=&quot;)" office:value-type="string" office:string-value="=" calcext:value-type="string">
            <text:p>=</text:p>
          </table:table-cell>
          <table:table-cell table:style-name="ce54" table:formula="of:=IF(OR([.F106]=&quot;&quot;;[.G106]=&quot;&quot;);&quot;&quot;;IF([.G106]=&quot;&quot;;&quot;&quot;;IF(OR([.H106]=0;[.H106]=0);&quot;&quot;;IF([.J106]=0;IF([.F106]=&quot;-&quot;;-1*[.H106]*[.G106];[.H106]*[.G106]);&quot;&quot;))))" office:value-type="float" office:value="3.5" calcext:value-type="float">
            <text:p>3,500 ml</text:p>
          </table:table-cell>
          <table:table-cell table:style-name="ce58" table:formula="of:=IF(OR([.F106]=&quot;&quot;;[.G106]=&quot;&quot;);&quot;&quot;;IF(OR([.J106]=&quot;&quot;;[.J106]=0);&quot;&quot;;IF([.L106]=0;IF([.F106]=&quot;-&quot;;-1*[.H106]*[.J106]*[.G106];[.H106]*[.J106]*[.G106]);&quot;&quot;)))">
            <text:p/>
          </table:table-cell>
          <table:table-cell table:style-name="ce61" table:formula="of:=IF(OR([.L106]=&quot;&quot;;[.L106]=0);&quot;&quot;;IF([.F106]=&quot;-&quot;;-1*[.H106]*[.J106]*[.L106]*[.G106];[.H106]*[.J106]*[.L106]*[.G106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1.52" calcext:value-type="float">
            <text:p>1,520 m</text:p>
          </table:table-cell>
          <table:table-cell table:style-name="ce50" table:formula="of:=IF(OR([.J107]=0;[.J107]=&quot;&quot;);&quot;&quot;;&quot;X&quot;)">
            <text:p/>
          </table:table-cell>
          <table:table-cell table:style-name="ce45"/>
          <table:table-cell table:style-name="ce50" table:formula="of:=IF(OR([.L107]=0;[.L107]=&quot;&quot;);&quot;&quot;;&quot;X&quot;)">
            <text:p/>
          </table:table-cell>
          <table:table-cell table:style-name="ce45"/>
          <table:table-cell table:style-name="ce50" table:formula="of:=IF(OR([.H107]=&quot;&quot;;[.H107]=0);&quot;&quot;;&quot;=&quot;)" office:value-type="string" office:string-value="=" calcext:value-type="string">
            <text:p>=</text:p>
          </table:table-cell>
          <table:table-cell table:style-name="ce54" table:formula="of:=IF(OR([.F107]=&quot;&quot;;[.G107]=&quot;&quot;);&quot;&quot;;IF([.G107]=&quot;&quot;;&quot;&quot;;IF(OR([.H107]=0;[.H107]=0);&quot;&quot;;IF([.J107]=0;IF([.F107]=&quot;-&quot;;-1*[.H107]*[.G107];[.H107]*[.G107]);&quot;&quot;))))" office:value-type="float" office:value="1.52" calcext:value-type="float">
            <text:p>1,520 ml</text:p>
          </table:table-cell>
          <table:table-cell table:style-name="ce58" table:formula="of:=IF(OR([.F107]=&quot;&quot;;[.G107]=&quot;&quot;);&quot;&quot;;IF(OR([.J107]=&quot;&quot;;[.J107]=0);&quot;&quot;;IF([.L107]=0;IF([.F107]=&quot;-&quot;;-1*[.H107]*[.J107]*[.G107];[.H107]*[.J107]*[.G107]);&quot;&quot;)))">
            <text:p/>
          </table:table-cell>
          <table:table-cell table:style-name="ce61" table:formula="of:=IF(OR([.L107]=&quot;&quot;;[.L107]=0);&quot;&quot;;IF([.F107]=&quot;-&quot;;-1*[.H107]*[.J107]*[.L107]*[.G107];[.H107]*[.J107]*[.L107]*[.G107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1.16" calcext:value-type="float">
            <text:p>1,160 m</text:p>
          </table:table-cell>
          <table:table-cell table:style-name="ce50" table:formula="of:=IF(OR([.J108]=0;[.J108]=&quot;&quot;);&quot;&quot;;&quot;X&quot;)">
            <text:p/>
          </table:table-cell>
          <table:table-cell table:style-name="ce45"/>
          <table:table-cell table:style-name="ce50" table:formula="of:=IF(OR([.L108]=0;[.L108]=&quot;&quot;);&quot;&quot;;&quot;X&quot;)">
            <text:p/>
          </table:table-cell>
          <table:table-cell table:style-name="ce45"/>
          <table:table-cell table:style-name="ce50" table:formula="of:=IF(OR([.H108]=&quot;&quot;;[.H108]=0);&quot;&quot;;&quot;=&quot;)" office:value-type="string" office:string-value="=" calcext:value-type="string">
            <text:p>=</text:p>
          </table:table-cell>
          <table:table-cell table:style-name="ce54" table:formula="of:=IF(OR([.F108]=&quot;&quot;;[.G108]=&quot;&quot;);&quot;&quot;;IF([.G108]=&quot;&quot;;&quot;&quot;;IF(OR([.H108]=0;[.H108]=0);&quot;&quot;;IF([.J108]=0;IF([.F108]=&quot;-&quot;;-1*[.H108]*[.G108];[.H108]*[.G108]);&quot;&quot;))))" office:value-type="float" office:value="1.16" calcext:value-type="float">
            <text:p>1,160 ml</text:p>
          </table:table-cell>
          <table:table-cell table:style-name="ce58" table:formula="of:=IF(OR([.F108]=&quot;&quot;;[.G108]=&quot;&quot;);&quot;&quot;;IF(OR([.J108]=&quot;&quot;;[.J108]=0);&quot;&quot;;IF([.L108]=0;IF([.F108]=&quot;-&quot;;-1*[.H108]*[.J108]*[.G108];[.H108]*[.J108]*[.G108]);&quot;&quot;)))">
            <text:p/>
          </table:table-cell>
          <table:table-cell table:style-name="ce61" table:formula="of:=IF(OR([.L108]=&quot;&quot;;[.L108]=0);&quot;&quot;;IF([.F108]=&quot;-&quot;;-1*[.H108]*[.J108]*[.L108]*[.G108];[.H108]*[.J108]*[.L108]*[.G108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3" office:value-type="string" calcext:value-type="string" table:number-columns-spanned="3" table:number-rows-spanned="1">
            <text:p>Porte</text:p>
          </table:table-cell>
          <table:covered-table-cell table:number-columns-repeated="2"/>
          <table:table-cell table:style-name="ce33" office:value-type="string" calcext:value-type="string">
            <text:p>-</text:p>
          </table:table-cell>
          <table:table-cell table:style-name="ce39" office:value-type="float" office:value="0" calcext:value-type="float">
            <text:p>0</text:p>
          </table:table-cell>
          <table:table-cell table:style-name="ce45" office:value-type="float" office:value="0.9" calcext:value-type="float">
            <text:p>0,900 m</text:p>
          </table:table-cell>
          <table:table-cell table:style-name="ce50" table:formula="of:=IF(OR([.J109]=0;[.J109]=&quot;&quot;);&quot;&quot;;&quot;X&quot;)">
            <text:p/>
          </table:table-cell>
          <table:table-cell table:style-name="ce45"/>
          <table:table-cell table:style-name="ce50" table:formula="of:=IF(OR([.L109]=0;[.L109]=&quot;&quot;);&quot;&quot;;&quot;X&quot;)">
            <text:p/>
          </table:table-cell>
          <table:table-cell table:style-name="ce45"/>
          <table:table-cell table:style-name="ce50" table:formula="of:=IF(OR([.H109]=&quot;&quot;;[.H109]=0);&quot;&quot;;&quot;=&quot;)" office:value-type="string" office:string-value="=" calcext:value-type="string">
            <text:p>=</text:p>
          </table:table-cell>
          <table:table-cell table:style-name="ce54" table:formula="of:=IF(OR([.F109]=&quot;&quot;;[.G109]=&quot;&quot;);&quot;&quot;;IF([.G109]=&quot;&quot;;&quot;&quot;;IF(OR([.H109]=0;[.H109]=0);&quot;&quot;;IF([.J109]=0;IF([.F109]=&quot;-&quot;;-1*[.H109]*[.G109];[.H109]*[.G109]);&quot;&quot;))))" office:value-type="float" office:value="-0" calcext:value-type="float">
            <text:p>0,000 ml</text:p>
          </table:table-cell>
          <table:table-cell table:style-name="ce58" table:formula="of:=IF(OR([.F109]=&quot;&quot;;[.G109]=&quot;&quot;);&quot;&quot;;IF(OR([.J109]=&quot;&quot;;[.J109]=0);&quot;&quot;;IF([.L109]=0;IF([.F109]=&quot;-&quot;;-1*[.H109]*[.J109]*[.G109];[.H109]*[.J109]*[.G109]);&quot;&quot;)))">
            <text:p/>
          </table:table-cell>
          <table:table-cell table:style-name="ce61" table:formula="of:=IF(OR([.L109]=&quot;&quot;;[.L109]=0);&quot;&quot;;IF([.F109]=&quot;-&quot;;-1*[.H109]*[.J109]*[.L109]*[.G109];[.H109]*[.J109]*[.L109]*[.G109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10"/>
          <table:table-cell table:style-name="ce21" office:value-type="string" calcext:value-type="string" table:number-columns-spanned="3" table:number-rows-spanned="1">
            <text:p>Local technique</text:p>
          </table:table-cell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1.4" calcext:value-type="float">
            <text:p>1,400 m</text:p>
          </table:table-cell>
          <table:table-cell table:style-name="ce50" table:formula="of:=IF(OR([.J110]=0;[.J110]=&quot;&quot;);&quot;&quot;;&quot;X&quot;)">
            <text:p/>
          </table:table-cell>
          <table:table-cell table:style-name="ce45"/>
          <table:table-cell table:style-name="ce50" table:formula="of:=IF(OR([.L110]=0;[.L110]=&quot;&quot;);&quot;&quot;;&quot;X&quot;)">
            <text:p/>
          </table:table-cell>
          <table:table-cell table:style-name="ce45"/>
          <table:table-cell table:style-name="ce50" table:formula="of:=IF(OR([.H110]=&quot;&quot;;[.H110]=0);&quot;&quot;;&quot;=&quot;)" office:value-type="string" office:string-value="=" calcext:value-type="string">
            <text:p>=</text:p>
          </table:table-cell>
          <table:table-cell table:style-name="ce54" table:formula="of:=IF(OR([.F110]=&quot;&quot;;[.G110]=&quot;&quot;);&quot;&quot;;IF([.G110]=&quot;&quot;;&quot;&quot;;IF(OR([.H110]=0;[.H110]=0);&quot;&quot;;IF([.J110]=0;IF([.F110]=&quot;-&quot;;-1*[.H110]*[.G110];[.H110]*[.G110]);&quot;&quot;))))" office:value-type="float" office:value="1.4" calcext:value-type="float">
            <text:p>1,400 ml</text:p>
          </table:table-cell>
          <table:table-cell table:style-name="ce58" table:formula="of:=IF(OR([.F110]=&quot;&quot;;[.G110]=&quot;&quot;);&quot;&quot;;IF(OR([.J110]=&quot;&quot;;[.J110]=0);&quot;&quot;;IF([.L110]=0;IF([.F110]=&quot;-&quot;;-1*[.H110]*[.J110]*[.G110];[.H110]*[.J110]*[.G110]);&quot;&quot;)))">
            <text:p/>
          </table:table-cell>
          <table:table-cell table:style-name="ce61" table:formula="of:=IF(OR([.L110]=&quot;&quot;;[.L110]=0);&quot;&quot;;IF([.F110]=&quot;-&quot;;-1*[.H110]*[.J110]*[.L110]*[.G110];[.H110]*[.J110]*[.L110]*[.G110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2" calcext:value-type="float">
            <text:p>2</text:p>
          </table:table-cell>
          <table:table-cell table:style-name="ce45" office:value-type="float" office:value="0.5" calcext:value-type="float">
            <text:p>0,500 m</text:p>
          </table:table-cell>
          <table:table-cell table:style-name="ce50" table:formula="of:=IF(OR([.J111]=0;[.J111]=&quot;&quot;);&quot;&quot;;&quot;X&quot;)">
            <text:p/>
          </table:table-cell>
          <table:table-cell table:style-name="ce45"/>
          <table:table-cell table:style-name="ce50" table:formula="of:=IF(OR([.L111]=0;[.L111]=&quot;&quot;);&quot;&quot;;&quot;X&quot;)">
            <text:p/>
          </table:table-cell>
          <table:table-cell table:style-name="ce45"/>
          <table:table-cell table:style-name="ce50" table:formula="of:=IF(OR([.H111]=&quot;&quot;;[.H111]=0);&quot;&quot;;&quot;=&quot;)" office:value-type="string" office:string-value="=" calcext:value-type="string">
            <text:p>=</text:p>
          </table:table-cell>
          <table:table-cell table:style-name="ce54" table:formula="of:=IF(OR([.F111]=&quot;&quot;;[.G111]=&quot;&quot;);&quot;&quot;;IF([.G111]=&quot;&quot;;&quot;&quot;;IF(OR([.H111]=0;[.H111]=0);&quot;&quot;;IF([.J111]=0;IF([.F111]=&quot;-&quot;;-1*[.H111]*[.G111];[.H111]*[.G111]);&quot;&quot;))))" office:value-type="float" office:value="1" calcext:value-type="float">
            <text:p>1,000 ml</text:p>
          </table:table-cell>
          <table:table-cell table:style-name="ce58" table:formula="of:=IF(OR([.F111]=&quot;&quot;;[.G111]=&quot;&quot;);&quot;&quot;;IF(OR([.J111]=&quot;&quot;;[.J111]=0);&quot;&quot;;IF([.L111]=0;IF([.F111]=&quot;-&quot;;-1*[.H111]*[.J111]*[.G111];[.H111]*[.J111]*[.G111]);&quot;&quot;)))">
            <text:p/>
          </table:table-cell>
          <table:table-cell table:style-name="ce61" table:formula="of:=IF(OR([.L111]=&quot;&quot;;[.L111]=0);&quot;&quot;;IF([.F111]=&quot;-&quot;;-1*[.H111]*[.J111]*[.L111]*[.G111];[.H111]*[.J111]*[.L111]*[.G111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2.65" calcext:value-type="float">
            <text:p>2,650 m</text:p>
          </table:table-cell>
          <table:table-cell table:style-name="ce50" table:formula="of:=IF(OR([.J112]=0;[.J112]=&quot;&quot;);&quot;&quot;;&quot;X&quot;)">
            <text:p/>
          </table:table-cell>
          <table:table-cell table:style-name="ce45"/>
          <table:table-cell table:style-name="ce50" table:formula="of:=IF(OR([.L112]=0;[.L112]=&quot;&quot;);&quot;&quot;;&quot;X&quot;)">
            <text:p/>
          </table:table-cell>
          <table:table-cell table:style-name="ce45"/>
          <table:table-cell table:style-name="ce50" table:formula="of:=IF(OR([.H112]=&quot;&quot;;[.H112]=0);&quot;&quot;;&quot;=&quot;)" office:value-type="string" office:string-value="=" calcext:value-type="string">
            <text:p>=</text:p>
          </table:table-cell>
          <table:table-cell table:style-name="ce54" table:formula="of:=IF(OR([.F112]=&quot;&quot;;[.G112]=&quot;&quot;);&quot;&quot;;IF([.G112]=&quot;&quot;;&quot;&quot;;IF(OR([.H112]=0;[.H112]=0);&quot;&quot;;IF([.J112]=0;IF([.F112]=&quot;-&quot;;-1*[.H112]*[.G112];[.H112]*[.G112]);&quot;&quot;))))" office:value-type="float" office:value="2.65" calcext:value-type="float">
            <text:p>2,650 ml</text:p>
          </table:table-cell>
          <table:table-cell table:style-name="ce58" table:formula="of:=IF(OR([.F112]=&quot;&quot;;[.G112]=&quot;&quot;);&quot;&quot;;IF(OR([.J112]=&quot;&quot;;[.J112]=0);&quot;&quot;;IF([.L112]=0;IF([.F112]=&quot;-&quot;;-1*[.H112]*[.J112]*[.G112];[.H112]*[.J112]*[.G112]);&quot;&quot;)))">
            <text:p/>
          </table:table-cell>
          <table:table-cell table:style-name="ce61" table:formula="of:=IF(OR([.L112]=&quot;&quot;;[.L112]=0);&quot;&quot;;IF([.F112]=&quot;-&quot;;-1*[.H112]*[.J112]*[.L112]*[.G112];[.H112]*[.J112]*[.L112]*[.G112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3" office:value-type="string" calcext:value-type="string" table:number-columns-spanned="3" table:number-rows-spanned="1">
            <text:p>Porte</text:p>
          </table:table-cell>
          <table:covered-table-cell table:number-columns-repeated="2"/>
          <table:table-cell table:style-name="ce33" office:value-type="string" calcext:value-type="string">
            <text:p>-</text:p>
          </table:table-cell>
          <table:table-cell table:style-name="ce39" office:value-type="float" office:value="0" calcext:value-type="float">
            <text:p>0</text:p>
          </table:table-cell>
          <table:table-cell table:style-name="ce45" office:value-type="float" office:value="0.9" calcext:value-type="float">
            <text:p>0,900 m</text:p>
          </table:table-cell>
          <table:table-cell table:style-name="ce50" table:formula="of:=IF(OR([.J113]=0;[.J113]=&quot;&quot;);&quot;&quot;;&quot;X&quot;)">
            <text:p/>
          </table:table-cell>
          <table:table-cell table:style-name="ce45"/>
          <table:table-cell table:style-name="ce50" table:formula="of:=IF(OR([.L113]=0;[.L113]=&quot;&quot;);&quot;&quot;;&quot;X&quot;)">
            <text:p/>
          </table:table-cell>
          <table:table-cell table:style-name="ce45"/>
          <table:table-cell table:style-name="ce50" table:formula="of:=IF(OR([.H113]=&quot;&quot;;[.H113]=0);&quot;&quot;;&quot;=&quot;)" office:value-type="string" office:string-value="=" calcext:value-type="string">
            <text:p>=</text:p>
          </table:table-cell>
          <table:table-cell table:style-name="ce54" table:formula="of:=IF(OR([.F113]=&quot;&quot;;[.G113]=&quot;&quot;);&quot;&quot;;IF([.G113]=&quot;&quot;;&quot;&quot;;IF(OR([.H113]=0;[.H113]=0);&quot;&quot;;IF([.J113]=0;IF([.F113]=&quot;-&quot;;-1*[.H113]*[.G113];[.H113]*[.G113]);&quot;&quot;))))" office:value-type="float" office:value="-0" calcext:value-type="float">
            <text:p>0,000 ml</text:p>
          </table:table-cell>
          <table:table-cell table:style-name="ce58" table:formula="of:=IF(OR([.F113]=&quot;&quot;;[.G113]=&quot;&quot;);&quot;&quot;;IF(OR([.J113]=&quot;&quot;;[.J113]=0);&quot;&quot;;IF([.L113]=0;IF([.F113]=&quot;-&quot;;-1*[.H113]*[.J113]*[.G113];[.H113]*[.J113]*[.G113]);&quot;&quot;)))">
            <text:p/>
          </table:table-cell>
          <table:table-cell table:style-name="ce61" table:formula="of:=IF(OR([.L113]=&quot;&quot;;[.L113]=0);&quot;&quot;;IF([.F113]=&quot;-&quot;;-1*[.H113]*[.J113]*[.L113]*[.G113];[.H113]*[.J113]*[.L113]*[.G113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office:value-type="string" calcext:value-type="string" table:number-columns-spanned="3" table:number-rows-spanned="1">
            <text:p>Chiottes</text:p>
          </table:table-cell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1.51" calcext:value-type="float">
            <text:p>1,510 m</text:p>
          </table:table-cell>
          <table:table-cell table:style-name="ce50" table:formula="of:=IF(OR([.J114]=0;[.J114]=&quot;&quot;);&quot;&quot;;&quot;X&quot;)">
            <text:p/>
          </table:table-cell>
          <table:table-cell table:style-name="ce45"/>
          <table:table-cell table:style-name="ce50" table:formula="of:=IF(OR([.L114]=0;[.L114]=&quot;&quot;);&quot;&quot;;&quot;X&quot;)">
            <text:p/>
          </table:table-cell>
          <table:table-cell table:style-name="ce45"/>
          <table:table-cell table:style-name="ce50" table:formula="of:=IF(OR([.H114]=&quot;&quot;;[.H114]=0);&quot;&quot;;&quot;=&quot;)" office:value-type="string" office:string-value="=" calcext:value-type="string">
            <text:p>=</text:p>
          </table:table-cell>
          <table:table-cell table:style-name="ce54" table:formula="of:=IF(OR([.F114]=&quot;&quot;;[.G114]=&quot;&quot;);&quot;&quot;;IF([.G114]=&quot;&quot;;&quot;&quot;;IF(OR([.H114]=0;[.H114]=0);&quot;&quot;;IF([.J114]=0;IF([.F114]=&quot;-&quot;;-1*[.H114]*[.G114];[.H114]*[.G114]);&quot;&quot;))))" office:value-type="float" office:value="1.51" calcext:value-type="float">
            <text:p>1,510 ml</text:p>
          </table:table-cell>
          <table:table-cell table:style-name="ce58" table:formula="of:=IF(OR([.F114]=&quot;&quot;;[.G114]=&quot;&quot;);&quot;&quot;;IF(OR([.J114]=&quot;&quot;;[.J114]=0);&quot;&quot;;IF([.L114]=0;IF([.F114]=&quot;-&quot;;-1*[.H114]*[.J114]*[.G114];[.H114]*[.J114]*[.G114]);&quot;&quot;)))">
            <text:p/>
          </table:table-cell>
          <table:table-cell table:style-name="ce61" table:formula="of:=IF(OR([.L114]=&quot;&quot;;[.L114]=0);&quot;&quot;;IF([.F114]=&quot;-&quot;;-1*[.H114]*[.J114]*[.L114]*[.G114];[.H114]*[.J114]*[.L114]*[.G114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3" table:number-columns-spanned="3" table:number-rows-spanned="1"/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2" calcext:value-type="float">
            <text:p>2</text:p>
          </table:table-cell>
          <table:table-cell table:style-name="ce45" office:value-type="float" office:value="1.75" calcext:value-type="float">
            <text:p>1,750 m</text:p>
          </table:table-cell>
          <table:table-cell table:style-name="ce50" table:formula="of:=IF(OR([.J115]=0;[.J115]=&quot;&quot;);&quot;&quot;;&quot;X&quot;)">
            <text:p/>
          </table:table-cell>
          <table:table-cell table:style-name="ce45"/>
          <table:table-cell table:style-name="ce50" table:formula="of:=IF(OR([.L115]=0;[.L115]=&quot;&quot;);&quot;&quot;;&quot;X&quot;)">
            <text:p/>
          </table:table-cell>
          <table:table-cell table:style-name="ce45"/>
          <table:table-cell table:style-name="ce50" table:formula="of:=IF(OR([.H115]=&quot;&quot;;[.H115]=0);&quot;&quot;;&quot;=&quot;)" office:value-type="string" office:string-value="=" calcext:value-type="string">
            <text:p>=</text:p>
          </table:table-cell>
          <table:table-cell table:style-name="ce54" table:formula="of:=IF(OR([.F115]=&quot;&quot;;[.G115]=&quot;&quot;);&quot;&quot;;IF([.G115]=&quot;&quot;;&quot;&quot;;IF(OR([.H115]=0;[.H115]=0);&quot;&quot;;IF([.J115]=0;IF([.F115]=&quot;-&quot;;-1*[.H115]*[.G115];[.H115]*[.G115]);&quot;&quot;))))" office:value-type="float" office:value="3.5" calcext:value-type="float">
            <text:p>3,500 ml</text:p>
          </table:table-cell>
          <table:table-cell table:style-name="ce58" table:formula="of:=IF(OR([.F115]=&quot;&quot;;[.G115]=&quot;&quot;);&quot;&quot;;IF(OR([.J115]=&quot;&quot;;[.J115]=0);&quot;&quot;;IF([.L115]=0;IF([.F115]=&quot;-&quot;;-1*[.H115]*[.J115]*[.G115];[.H115]*[.J115]*[.G115]);&quot;&quot;)))">
            <text:p/>
          </table:table-cell>
          <table:table-cell table:style-name="ce61" table:formula="of:=IF(OR([.L115]=&quot;&quot;;[.L115]=0);&quot;&quot;;IF([.F115]=&quot;-&quot;;-1*[.H115]*[.J115]*[.L115]*[.G115];[.H115]*[.J115]*[.L115]*[.G115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3" office:value-type="string" calcext:value-type="string" table:number-columns-spanned="3" table:number-rows-spanned="1">
            <text:p>Porte</text:p>
          </table:table-cell>
          <table:covered-table-cell table:number-columns-repeated="2"/>
          <table:table-cell table:style-name="ce33" office:value-type="string" calcext:value-type="string">
            <text:p>-</text:p>
          </table:table-cell>
          <table:table-cell table:style-name="ce39" office:value-type="float" office:value="0" calcext:value-type="float">
            <text:p>0</text:p>
          </table:table-cell>
          <table:table-cell table:style-name="ce45" office:value-type="float" office:value="0.9" calcext:value-type="float">
            <text:p>0,900 m</text:p>
          </table:table-cell>
          <table:table-cell table:style-name="ce50" table:formula="of:=IF(OR([.J116]=0;[.J116]=&quot;&quot;);&quot;&quot;;&quot;X&quot;)">
            <text:p/>
          </table:table-cell>
          <table:table-cell table:style-name="ce45"/>
          <table:table-cell table:style-name="ce50" table:formula="of:=IF(OR([.L116]=0;[.L116]=&quot;&quot;);&quot;&quot;;&quot;X&quot;)">
            <text:p/>
          </table:table-cell>
          <table:table-cell table:style-name="ce45"/>
          <table:table-cell table:style-name="ce50" table:formula="of:=IF(OR([.H116]=&quot;&quot;;[.H116]=0);&quot;&quot;;&quot;=&quot;)" office:value-type="string" office:string-value="=" calcext:value-type="string">
            <text:p>=</text:p>
          </table:table-cell>
          <table:table-cell table:style-name="ce54" table:formula="of:=IF(OR([.F116]=&quot;&quot;;[.G116]=&quot;&quot;);&quot;&quot;;IF([.G116]=&quot;&quot;;&quot;&quot;;IF(OR([.H116]=0;[.H116]=0);&quot;&quot;;IF([.J116]=0;IF([.F116]=&quot;-&quot;;-1*[.H116]*[.G116];[.H116]*[.G116]);&quot;&quot;))))" office:value-type="float" office:value="-0" calcext:value-type="float">
            <text:p>0,000 ml</text:p>
          </table:table-cell>
          <table:table-cell table:style-name="ce58" table:formula="of:=IF(OR([.F116]=&quot;&quot;;[.G116]=&quot;&quot;);&quot;&quot;;IF(OR([.J116]=&quot;&quot;;[.J116]=0);&quot;&quot;;IF([.L116]=0;IF([.F116]=&quot;-&quot;;-1*[.H116]*[.J116]*[.G116];[.H116]*[.J116]*[.G116]);&quot;&quot;)))">
            <text:p/>
          </table:table-cell>
          <table:table-cell table:style-name="ce61" table:formula="of:=IF(OR([.L116]=&quot;&quot;;[.L116]=0);&quot;&quot;;IF([.F116]=&quot;-&quot;;-1*[.H116]*[.J116]*[.L116]*[.G116];[.H116]*[.J116]*[.L116]*[.G116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office:value-type="string" calcext:value-type="string" table:number-columns-spanned="3" table:number-rows-spanned="1">
            <text:p>Salle d'eau</text:p>
          </table:table-cell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0.9" calcext:value-type="float">
            <text:p>0,900 m</text:p>
          </table:table-cell>
          <table:table-cell table:style-name="ce50" table:formula="of:=IF(OR([.J117]=0;[.J117]=&quot;&quot;);&quot;&quot;;&quot;X&quot;)">
            <text:p/>
          </table:table-cell>
          <table:table-cell table:style-name="ce45"/>
          <table:table-cell table:style-name="ce50" table:formula="of:=IF(OR([.L117]=0;[.L117]=&quot;&quot;);&quot;&quot;;&quot;X&quot;)">
            <text:p/>
          </table:table-cell>
          <table:table-cell table:style-name="ce45"/>
          <table:table-cell table:style-name="ce50" table:formula="of:=IF(OR([.H117]=&quot;&quot;;[.H117]=0);&quot;&quot;;&quot;=&quot;)" office:value-type="string" office:string-value="=" calcext:value-type="string">
            <text:p>=</text:p>
          </table:table-cell>
          <table:table-cell table:style-name="ce54" table:formula="of:=IF(OR([.F117]=&quot;&quot;;[.G117]=&quot;&quot;);&quot;&quot;;IF([.G117]=&quot;&quot;;&quot;&quot;;IF(OR([.H117]=0;[.H117]=0);&quot;&quot;;IF([.J117]=0;IF([.F117]=&quot;-&quot;;-1*[.H117]*[.G117];[.H117]*[.G117]);&quot;&quot;))))" office:value-type="float" office:value="0.9" calcext:value-type="float">
            <text:p>0,900 ml</text:p>
          </table:table-cell>
          <table:table-cell table:style-name="ce58" table:formula="of:=IF(OR([.F117]=&quot;&quot;;[.G117]=&quot;&quot;);&quot;&quot;;IF(OR([.J117]=&quot;&quot;;[.J117]=0);&quot;&quot;;IF([.L117]=0;IF([.F117]=&quot;-&quot;;-1*[.H117]*[.J117]*[.G117];[.H117]*[.J117]*[.G117]);&quot;&quot;)))">
            <text:p/>
          </table:table-cell>
          <table:table-cell table:style-name="ce61" table:formula="of:=IF(OR([.L117]=&quot;&quot;;[.L117]=0);&quot;&quot;;IF([.F117]=&quot;-&quot;;-1*[.H117]*[.J117]*[.L117]*[.G117];[.H117]*[.J117]*[.L117]*[.G117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1.37" calcext:value-type="float">
            <text:p>1,370 m</text:p>
          </table:table-cell>
          <table:table-cell table:style-name="ce50" table:formula="of:=IF(OR([.J118]=0;[.J118]=&quot;&quot;);&quot;&quot;;&quot;X&quot;)">
            <text:p/>
          </table:table-cell>
          <table:table-cell table:style-name="ce45"/>
          <table:table-cell table:style-name="ce50" table:formula="of:=IF(OR([.L118]=0;[.L118]=&quot;&quot;);&quot;&quot;;&quot;X&quot;)">
            <text:p/>
          </table:table-cell>
          <table:table-cell table:style-name="ce45"/>
          <table:table-cell table:style-name="ce50" table:formula="of:=IF(OR([.H118]=&quot;&quot;;[.H118]=0);&quot;&quot;;&quot;=&quot;)" office:value-type="string" office:string-value="=" calcext:value-type="string">
            <text:p>=</text:p>
          </table:table-cell>
          <table:table-cell table:style-name="ce54" table:formula="of:=IF(OR([.F118]=&quot;&quot;;[.G118]=&quot;&quot;);&quot;&quot;;IF([.G118]=&quot;&quot;;&quot;&quot;;IF(OR([.H118]=0;[.H118]=0);&quot;&quot;;IF([.J118]=0;IF([.F118]=&quot;-&quot;;-1*[.H118]*[.G118];[.H118]*[.G118]);&quot;&quot;))))" office:value-type="float" office:value="1.37" calcext:value-type="float">
            <text:p>1,370 ml</text:p>
          </table:table-cell>
          <table:table-cell table:style-name="ce58" table:formula="of:=IF(OR([.F118]=&quot;&quot;;[.G118]=&quot;&quot;);&quot;&quot;;IF(OR([.J118]=&quot;&quot;;[.J118]=0);&quot;&quot;;IF([.L118]=0;IF([.F118]=&quot;-&quot;;-1*[.H118]*[.J118]*[.G118];[.H118]*[.J118]*[.G118]);&quot;&quot;)))">
            <text:p/>
          </table:table-cell>
          <table:table-cell table:style-name="ce61" table:formula="of:=IF(OR([.L118]=&quot;&quot;;[.L118]=0);&quot;&quot;;IF([.F118]=&quot;-&quot;;-1*[.H118]*[.J118]*[.L118]*[.G118];[.H118]*[.J118]*[.L118]*[.G118]))">
            <text:p/>
          </table:table-cell>
          <table:table-cell/>
          <table:table-cell table:style-name="ce18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1.1" calcext:value-type="float">
            <text:p>1,100 m</text:p>
          </table:table-cell>
          <table:table-cell table:style-name="ce50" table:formula="of:=IF(OR([.J119]=0;[.J119]=&quot;&quot;);&quot;&quot;;&quot;X&quot;)">
            <text:p/>
          </table:table-cell>
          <table:table-cell table:style-name="ce45"/>
          <table:table-cell table:style-name="ce50" table:formula="of:=IF(OR([.L119]=0;[.L119]=&quot;&quot;);&quot;&quot;;&quot;X&quot;)">
            <text:p/>
          </table:table-cell>
          <table:table-cell table:style-name="ce45"/>
          <table:table-cell table:style-name="ce50" table:formula="of:=IF(OR([.H119]=&quot;&quot;;[.H119]=0);&quot;&quot;;&quot;=&quot;)" office:value-type="string" office:string-value="=" calcext:value-type="string">
            <text:p>=</text:p>
          </table:table-cell>
          <table:table-cell table:style-name="ce54" table:formula="of:=IF(OR([.F119]=&quot;&quot;;[.G119]=&quot;&quot;);&quot;&quot;;IF([.G119]=&quot;&quot;;&quot;&quot;;IF(OR([.H119]=0;[.H119]=0);&quot;&quot;;IF([.J119]=0;IF([.F119]=&quot;-&quot;;-1*[.H119]*[.G119];[.H119]*[.G119]);&quot;&quot;))))" office:value-type="float" office:value="1.1" calcext:value-type="float">
            <text:p>1,100 ml</text:p>
          </table:table-cell>
          <table:table-cell table:style-name="ce58" table:formula="of:=IF(OR([.F119]=&quot;&quot;;[.G119]=&quot;&quot;);&quot;&quot;;IF(OR([.J119]=&quot;&quot;;[.J119]=0);&quot;&quot;;IF([.L119]=0;IF([.F119]=&quot;-&quot;;-1*[.H119]*[.J119]*[.G119];[.H119]*[.J119]*[.G119]);&quot;&quot;)))">
            <text:p/>
          </table:table-cell>
          <table:table-cell table:style-name="ce61" table:formula="of:=IF(OR([.L119]=&quot;&quot;;[.L119]=0);&quot;&quot;;IF([.F119]=&quot;-&quot;;-1*[.H119]*[.J119]*[.L119]*[.G119];[.H119]*[.J119]*[.L119]*[.G119]))">
            <text:p/>
          </table:table-cell>
          <table:table-cell/>
          <table:table-cell table:style-name="ce72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3" office:value-type="string" calcext:value-type="string" table:number-columns-spanned="3" table:number-rows-spanned="1">
            <text:p>Porte</text:p>
          </table:table-cell>
          <table:covered-table-cell table:number-columns-repeated="2"/>
          <table:table-cell table:style-name="ce33" office:value-type="string" calcext:value-type="string">
            <text:p>-</text:p>
          </table:table-cell>
          <table:table-cell table:style-name="ce39" office:value-type="float" office:value="0" calcext:value-type="float">
            <text:p>0</text:p>
          </table:table-cell>
          <table:table-cell table:style-name="ce45" office:value-type="float" office:value="0.9" calcext:value-type="float">
            <text:p>0,900 m</text:p>
          </table:table-cell>
          <table:table-cell table:style-name="ce50" table:formula="of:=IF(OR([.J120]=0;[.J120]=&quot;&quot;);&quot;&quot;;&quot;X&quot;)">
            <text:p/>
          </table:table-cell>
          <table:table-cell table:style-name="ce45"/>
          <table:table-cell table:style-name="ce50" table:formula="of:=IF(OR([.L120]=0;[.L120]=&quot;&quot;);&quot;&quot;;&quot;X&quot;)">
            <text:p/>
          </table:table-cell>
          <table:table-cell table:style-name="ce45"/>
          <table:table-cell table:style-name="ce50" table:formula="of:=IF(OR([.H120]=&quot;&quot;;[.H120]=0);&quot;&quot;;&quot;=&quot;)" office:value-type="string" office:string-value="=" calcext:value-type="string">
            <text:p>=</text:p>
          </table:table-cell>
          <table:table-cell table:style-name="ce54" table:formula="of:=IF(OR([.F120]=&quot;&quot;;[.G120]=&quot;&quot;);&quot;&quot;;IF([.G120]=&quot;&quot;;&quot;&quot;;IF(OR([.H120]=0;[.H120]=0);&quot;&quot;;IF([.J120]=0;IF([.F120]=&quot;-&quot;;-1*[.H120]*[.G120];[.H120]*[.G120]);&quot;&quot;))))" office:value-type="float" office:value="-0" calcext:value-type="float">
            <text:p>0,000 ml</text:p>
          </table:table-cell>
          <table:table-cell table:style-name="ce58" table:formula="of:=IF(OR([.F120]=&quot;&quot;;[.G120]=&quot;&quot;);&quot;&quot;;IF(OR([.J120]=&quot;&quot;;[.J120]=0);&quot;&quot;;IF([.L120]=0;IF([.F120]=&quot;-&quot;;-1*[.H120]*[.J120]*[.G120];[.H120]*[.J120]*[.G120]);&quot;&quot;)))">
            <text:p/>
          </table:table-cell>
          <table:table-cell table:style-name="ce61" table:formula="of:=IF(OR([.L120]=&quot;&quot;;[.L120]=0);&quot;&quot;;IF([.F120]=&quot;-&quot;;-1*[.H120]*[.J120]*[.L120]*[.G120];[.H120]*[.J120]*[.L120]*[.G120]))">
            <text:p/>
          </table:table-cell>
          <table:table-cell/>
          <table:table-cell table:style-name="ce73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office:value-type="string" calcext:value-type="string" table:number-columns-spanned="3" table:number-rows-spanned="1">
            <text:p>Chambre Nord – Est</text:p>
          </table:table-cell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2.76" calcext:value-type="float">
            <text:p>2,760 m</text:p>
          </table:table-cell>
          <table:table-cell table:style-name="ce50" table:formula="of:=IF(OR([.J121]=0;[.J121]=&quot;&quot;);&quot;&quot;;&quot;X&quot;)">
            <text:p/>
          </table:table-cell>
          <table:table-cell table:style-name="ce45"/>
          <table:table-cell table:style-name="ce50" table:formula="of:=IF(OR([.L121]=0;[.L121]=&quot;&quot;);&quot;&quot;;&quot;X&quot;)">
            <text:p/>
          </table:table-cell>
          <table:table-cell table:style-name="ce45"/>
          <table:table-cell table:style-name="ce50" table:formula="of:=IF(OR([.H121]=&quot;&quot;;[.H121]=0);&quot;&quot;;&quot;=&quot;)" office:value-type="string" office:string-value="=" calcext:value-type="string">
            <text:p>=</text:p>
          </table:table-cell>
          <table:table-cell table:style-name="ce54" table:formula="of:=IF(OR([.F121]=&quot;&quot;;[.G121]=&quot;&quot;);&quot;&quot;;IF([.G121]=&quot;&quot;;&quot;&quot;;IF(OR([.H121]=0;[.H121]=0);&quot;&quot;;IF([.J121]=0;IF([.F121]=&quot;-&quot;;-1*[.H121]*[.G121];[.H121]*[.G121]);&quot;&quot;))))" office:value-type="float" office:value="2.76" calcext:value-type="float">
            <text:p>2,760 ml</text:p>
          </table:table-cell>
          <table:table-cell table:style-name="ce58" table:formula="of:=IF(OR([.F121]=&quot;&quot;;[.G121]=&quot;&quot;);&quot;&quot;;IF(OR([.J121]=&quot;&quot;;[.J121]=0);&quot;&quot;;IF([.L121]=0;IF([.F121]=&quot;-&quot;;-1*[.H121]*[.J121]*[.G121];[.H121]*[.J121]*[.G121]);&quot;&quot;)))">
            <text:p/>
          </table:table-cell>
          <table:table-cell table:style-name="ce61" table:formula="of:=IF(OR([.L121]=&quot;&quot;;[.L121]=0);&quot;&quot;;IF([.F121]=&quot;-&quot;;-1*[.H121]*[.J121]*[.L121]*[.G121];[.H121]*[.J121]*[.L121]*[.G121]))">
            <text:p/>
          </table:table-cell>
          <table:table-cell/>
          <table:table-cell table:style-name="ce73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3" calcext:value-type="float">
            <text:p>3,000 m</text:p>
          </table:table-cell>
          <table:table-cell table:style-name="ce50" table:formula="of:=IF(OR([.J122]=0;[.J122]=&quot;&quot;);&quot;&quot;;&quot;X&quot;)">
            <text:p/>
          </table:table-cell>
          <table:table-cell table:style-name="ce45"/>
          <table:table-cell table:style-name="ce50" table:formula="of:=IF(OR([.L122]=0;[.L122]=&quot;&quot;);&quot;&quot;;&quot;X&quot;)">
            <text:p/>
          </table:table-cell>
          <table:table-cell table:style-name="ce45"/>
          <table:table-cell table:style-name="ce50" table:formula="of:=IF(OR([.H122]=&quot;&quot;;[.H122]=0);&quot;&quot;;&quot;=&quot;)" office:value-type="string" office:string-value="=" calcext:value-type="string">
            <text:p>=</text:p>
          </table:table-cell>
          <table:table-cell table:style-name="ce54" table:formula="of:=IF(OR([.F122]=&quot;&quot;;[.G122]=&quot;&quot;);&quot;&quot;;IF([.G122]=&quot;&quot;;&quot;&quot;;IF(OR([.H122]=0;[.H122]=0);&quot;&quot;;IF([.J122]=0;IF([.F122]=&quot;-&quot;;-1*[.H122]*[.G122];[.H122]*[.G122]);&quot;&quot;))))" office:value-type="float" office:value="3" calcext:value-type="float">
            <text:p>3,000 ml</text:p>
          </table:table-cell>
          <table:table-cell table:style-name="ce58" table:formula="of:=IF(OR([.F122]=&quot;&quot;;[.G122]=&quot;&quot;);&quot;&quot;;IF(OR([.J122]=&quot;&quot;;[.J122]=0);&quot;&quot;;IF([.L122]=0;IF([.F122]=&quot;-&quot;;-1*[.H122]*[.J122]*[.G122];[.H122]*[.J122]*[.G122]);&quot;&quot;)))">
            <text:p/>
          </table:table-cell>
          <table:table-cell table:style-name="ce61" table:formula="of:=IF(OR([.L122]=&quot;&quot;;[.L122]=0);&quot;&quot;;IF([.F122]=&quot;-&quot;;-1*[.H122]*[.J122]*[.L122]*[.G122];[.H122]*[.J122]*[.L122]*[.G122]))">
            <text:p/>
          </table:table-cell>
          <table:table-cell/>
          <table:table-cell table:style-name="ce73" table:number-columns-repeated="1003"/>
          <table:table-cell table:number-columns-repeated="4"/>
        </table:table-row>
        <table:table-row table:style-name="ro11">
          <table:covered-table-cell table:number-columns-repeated="2" table:style-name="ce9"/>
          <table:table-cell table:style-name="ce21" office:value-type="string" calcext:value-type="string" table:number-columns-spanned="3" table:number-rows-spanned="1">
            <text:p>Chambre Sud – Est</text:p>
          </table:table-cell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4" calcext:value-type="float">
            <text:p>4,000 m</text:p>
          </table:table-cell>
          <table:table-cell table:style-name="ce50" table:formula="of:=IF(OR([.J123]=0;[.J123]=&quot;&quot;);&quot;&quot;;&quot;X&quot;)">
            <text:p/>
          </table:table-cell>
          <table:table-cell table:style-name="ce45"/>
          <table:table-cell table:style-name="ce50" table:formula="of:=IF(OR([.L123]=0;[.L123]=&quot;&quot;);&quot;&quot;;&quot;X&quot;)">
            <text:p/>
          </table:table-cell>
          <table:table-cell table:style-name="ce45"/>
          <table:table-cell table:style-name="ce50" table:formula="of:=IF(OR([.H123]=&quot;&quot;;[.H123]=0);&quot;&quot;;&quot;=&quot;)" office:value-type="string" office:string-value="=" calcext:value-type="string">
            <text:p>=</text:p>
          </table:table-cell>
          <table:table-cell table:style-name="ce54" table:formula="of:=IF(OR([.F123]=&quot;&quot;;[.G123]=&quot;&quot;);&quot;&quot;;IF([.G123]=&quot;&quot;;&quot;&quot;;IF(OR([.H123]=0;[.H123]=0);&quot;&quot;;IF([.J123]=0;IF([.F123]=&quot;-&quot;;-1*[.H123]*[.G123];[.H123]*[.G123]);&quot;&quot;))))" office:value-type="float" office:value="4" calcext:value-type="float">
            <text:p>4,000 ml</text:p>
          </table:table-cell>
          <table:table-cell table:style-name="ce58" table:formula="of:=IF(OR([.F123]=&quot;&quot;;[.G123]=&quot;&quot;);&quot;&quot;;IF(OR([.J123]=&quot;&quot;;[.J123]=0);&quot;&quot;;IF([.L123]=0;IF([.F123]=&quot;-&quot;;-1*[.H123]*[.J123]*[.G123];[.H123]*[.J123]*[.G123]);&quot;&quot;)))">
            <text:p/>
          </table:table-cell>
          <table:table-cell table:style-name="ce61" table:formula="of:=IF(OR([.L123]=&quot;&quot;;[.L123]=0);&quot;&quot;;IF([.F123]=&quot;-&quot;;-1*[.H123]*[.J123]*[.L123]*[.G123];[.H123]*[.J123]*[.L123]*[.G123]))">
            <text:p/>
          </table:table-cell>
          <table:table-cell/>
          <table:table-cell table:style-name="ce73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3" office:value-type="string" calcext:value-type="string" table:number-columns-spanned="3" table:number-rows-spanned="1">
            <text:p>Porte</text:p>
          </table:table-cell>
          <table:covered-table-cell table:number-columns-repeated="2"/>
          <table:table-cell table:style-name="ce33" office:value-type="string" calcext:value-type="string">
            <text:p>-</text:p>
          </table:table-cell>
          <table:table-cell table:style-name="ce39" office:value-type="float" office:value="0" calcext:value-type="float">
            <text:p>0</text:p>
          </table:table-cell>
          <table:table-cell table:style-name="ce45" office:value-type="float" office:value="0.9" calcext:value-type="float">
            <text:p>0,900 m</text:p>
          </table:table-cell>
          <table:table-cell table:style-name="ce50" table:formula="of:=IF(OR([.J124]=0;[.J124]=&quot;&quot;);&quot;&quot;;&quot;X&quot;)">
            <text:p/>
          </table:table-cell>
          <table:table-cell table:style-name="ce45"/>
          <table:table-cell table:style-name="ce50" table:formula="of:=IF(OR([.L124]=0;[.L124]=&quot;&quot;);&quot;&quot;;&quot;X&quot;)">
            <text:p/>
          </table:table-cell>
          <table:table-cell table:style-name="ce45"/>
          <table:table-cell table:style-name="ce50" table:formula="of:=IF(OR([.H124]=&quot;&quot;;[.H124]=0);&quot;&quot;;&quot;=&quot;)" office:value-type="string" office:string-value="=" calcext:value-type="string">
            <text:p>=</text:p>
          </table:table-cell>
          <table:table-cell table:style-name="ce54" table:formula="of:=IF(OR([.F124]=&quot;&quot;;[.G124]=&quot;&quot;);&quot;&quot;;IF([.G124]=&quot;&quot;;&quot;&quot;;IF(OR([.H124]=0;[.H124]=0);&quot;&quot;;IF([.J124]=0;IF([.F124]=&quot;-&quot;;-1*[.H124]*[.G124];[.H124]*[.G124]);&quot;&quot;))))" office:value-type="float" office:value="-0" calcext:value-type="float">
            <text:p>0,000 ml</text:p>
          </table:table-cell>
          <table:table-cell table:style-name="ce58" table:formula="of:=IF(OR([.F124]=&quot;&quot;;[.G124]=&quot;&quot;);&quot;&quot;;IF(OR([.J124]=&quot;&quot;;[.J124]=0);&quot;&quot;;IF([.L124]=0;IF([.F124]=&quot;-&quot;;-1*[.H124]*[.J124]*[.G124];[.H124]*[.J124]*[.G124]);&quot;&quot;)))">
            <text:p/>
          </table:table-cell>
          <table:table-cell table:style-name="ce61" table:formula="of:=IF(OR([.L124]=&quot;&quot;;[.L124]=0);&quot;&quot;;IF([.F124]=&quot;-&quot;;-1*[.H124]*[.J124]*[.L124]*[.G124];[.H124]*[.J124]*[.L124]*[.G124]))">
            <text:p/>
          </table:table-cell>
          <table:table-cell/>
          <table:table-cell table:style-name="ce73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office:value-type="string" calcext:value-type="string" table:number-columns-spanned="3" table:number-rows-spanned="1">
            <text:p>Chambre Sud</text:p>
          </table:table-cell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2.98" calcext:value-type="float">
            <text:p>2,980 m</text:p>
          </table:table-cell>
          <table:table-cell table:style-name="ce50" table:formula="of:=IF(OR([.J125]=0;[.J125]=&quot;&quot;);&quot;&quot;;&quot;X&quot;)">
            <text:p/>
          </table:table-cell>
          <table:table-cell table:style-name="ce45"/>
          <table:table-cell table:style-name="ce50" table:formula="of:=IF(OR([.L125]=0;[.L125]=&quot;&quot;);&quot;&quot;;&quot;X&quot;)">
            <text:p/>
          </table:table-cell>
          <table:table-cell table:style-name="ce45"/>
          <table:table-cell table:style-name="ce50" table:formula="of:=IF(OR([.H125]=&quot;&quot;;[.H125]=0);&quot;&quot;;&quot;=&quot;)" office:value-type="string" office:string-value="=" calcext:value-type="string">
            <text:p>=</text:p>
          </table:table-cell>
          <table:table-cell table:style-name="ce54" table:formula="of:=IF(OR([.F125]=&quot;&quot;;[.G125]=&quot;&quot;);&quot;&quot;;IF([.G125]=&quot;&quot;;&quot;&quot;;IF(OR([.H125]=0;[.H125]=0);&quot;&quot;;IF([.J125]=0;IF([.F125]=&quot;-&quot;;-1*[.H125]*[.G125];[.H125]*[.G125]);&quot;&quot;))))" office:value-type="float" office:value="2.98" calcext:value-type="float">
            <text:p>2,980 ml</text:p>
          </table:table-cell>
          <table:table-cell table:style-name="ce58" table:formula="of:=IF(OR([.F125]=&quot;&quot;;[.G125]=&quot;&quot;);&quot;&quot;;IF(OR([.J125]=&quot;&quot;;[.J125]=0);&quot;&quot;;IF([.L125]=0;IF([.F125]=&quot;-&quot;;-1*[.H125]*[.J125]*[.G125];[.H125]*[.J125]*[.G125]);&quot;&quot;)))">
            <text:p/>
          </table:table-cell>
          <table:table-cell table:style-name="ce61" table:formula="of:=IF(OR([.L125]=&quot;&quot;;[.L125]=0);&quot;&quot;;IF([.F125]=&quot;-&quot;;-1*[.H125]*[.J125]*[.L125]*[.G125];[.H125]*[.J125]*[.L125]*[.G125]))">
            <text:p/>
          </table:table-cell>
          <table:table-cell/>
          <table:table-cell table:style-name="ce73" table:number-columns-repeated="1003"/>
          <table:table-cell table:number-columns-repeated="4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1.19" calcext:value-type="float">
            <text:p>1,190 m</text:p>
          </table:table-cell>
          <table:table-cell table:style-name="ce50" table:formula="of:=IF(OR([.J126]=0;[.J126]=&quot;&quot;);&quot;&quot;;&quot;X&quot;)">
            <text:p/>
          </table:table-cell>
          <table:table-cell table:style-name="ce45"/>
          <table:table-cell table:style-name="ce50" table:formula="of:=IF(OR([.L126]=0;[.L126]=&quot;&quot;);&quot;&quot;;&quot;X&quot;)">
            <text:p/>
          </table:table-cell>
          <table:table-cell table:style-name="ce45"/>
          <table:table-cell table:style-name="ce50" table:formula="of:=IF(OR([.H126]=&quot;&quot;;[.H126]=0);&quot;&quot;;&quot;=&quot;)" office:value-type="string" office:string-value="=" calcext:value-type="string">
            <text:p>=</text:p>
          </table:table-cell>
          <table:table-cell table:style-name="ce54" table:formula="of:=IF(OR([.F126]=&quot;&quot;;[.G126]=&quot;&quot;);&quot;&quot;;IF([.G126]=&quot;&quot;;&quot;&quot;;IF(OR([.H126]=0;[.H126]=0);&quot;&quot;;IF([.J126]=0;IF([.F126]=&quot;-&quot;;-1*[.H126]*[.G126];[.H126]*[.G126]);&quot;&quot;))))" office:value-type="float" office:value="1.19" calcext:value-type="float">
            <text:p>1,190 ml</text:p>
          </table:table-cell>
          <table:table-cell table:style-name="ce58" table:formula="of:=IF(OR([.F126]=&quot;&quot;;[.G126]=&quot;&quot;);&quot;&quot;;IF(OR([.J126]=&quot;&quot;;[.J126]=0);&quot;&quot;;IF([.L126]=0;IF([.F126]=&quot;-&quot;;-1*[.H126]*[.J126]*[.G126];[.H126]*[.J126]*[.G126]);&quot;&quot;)))">
            <text:p/>
          </table:table-cell>
          <table:table-cell table:style-name="ce61" table:formula="of:=IF(OR([.L126]=&quot;&quot;;[.L126]=0);&quot;&quot;;IF([.F126]=&quot;-&quot;;-1*[.H126]*[.J126]*[.L126]*[.G126];[.H126]*[.J126]*[.L126]*[.G126]))">
            <text:p/>
          </table:table-cell>
          <table:table-cell/>
          <table:table-cell table:style-name="ce73" table:number-columns-repeated="1003"/>
          <table:table-cell table:number-columns-repeated="4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1.91" calcext:value-type="float">
            <text:p>1,910 m</text:p>
          </table:table-cell>
          <table:table-cell table:style-name="ce50" table:formula="of:=IF(OR([.J127]=0;[.J127]=&quot;&quot;);&quot;&quot;;&quot;X&quot;)">
            <text:p/>
          </table:table-cell>
          <table:table-cell table:style-name="ce45"/>
          <table:table-cell table:style-name="ce50" table:formula="of:=IF(OR([.L127]=0;[.L127]=&quot;&quot;);&quot;&quot;;&quot;X&quot;)">
            <text:p/>
          </table:table-cell>
          <table:table-cell table:style-name="ce45"/>
          <table:table-cell table:style-name="ce50" table:formula="of:=IF(OR([.H127]=&quot;&quot;;[.H127]=0);&quot;&quot;;&quot;=&quot;)" office:value-type="string" office:string-value="=" calcext:value-type="string">
            <text:p>=</text:p>
          </table:table-cell>
          <table:table-cell table:style-name="ce54" table:formula="of:=IF(OR([.F127]=&quot;&quot;;[.G127]=&quot;&quot;);&quot;&quot;;IF([.G127]=&quot;&quot;;&quot;&quot;;IF(OR([.H127]=0;[.H127]=0);&quot;&quot;;IF([.J127]=0;IF([.F127]=&quot;-&quot;;-1*[.H127]*[.G127];[.H127]*[.G127]);&quot;&quot;))))" office:value-type="float" office:value="1.91" calcext:value-type="float">
            <text:p>1,910 ml</text:p>
          </table:table-cell>
          <table:table-cell table:style-name="ce58" table:formula="of:=IF(OR([.F127]=&quot;&quot;;[.G127]=&quot;&quot;);&quot;&quot;;IF(OR([.J127]=&quot;&quot;;[.J127]=0);&quot;&quot;;IF([.L127]=0;IF([.F127]=&quot;-&quot;;-1*[.H127]*[.J127]*[.G127];[.H127]*[.J127]*[.G127]);&quot;&quot;)))">
            <text:p/>
          </table:table-cell>
          <table:table-cell table:style-name="ce61" table:formula="of:=IF(OR([.L127]=&quot;&quot;;[.L127]=0);&quot;&quot;;IF([.F127]=&quot;-&quot;;-1*[.H127]*[.J127]*[.L127]*[.G127];[.H127]*[.J127]*[.L127]*[.G127]))">
            <text:p/>
          </table:table-cell>
          <table:table-cell/>
          <table:table-cell table:style-name="ce73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3" office:value-type="string" calcext:value-type="string" table:number-columns-spanned="3" table:number-rows-spanned="1">
            <text:p>Porte</text:p>
          </table:table-cell>
          <table:covered-table-cell table:number-columns-repeated="2"/>
          <table:table-cell table:style-name="ce33" office:value-type="string" calcext:value-type="string">
            <text:p>-</text:p>
          </table:table-cell>
          <table:table-cell table:style-name="ce39" office:value-type="float" office:value="0" calcext:value-type="float">
            <text:p>0</text:p>
          </table:table-cell>
          <table:table-cell table:style-name="ce45" office:value-type="float" office:value="0.9" calcext:value-type="float">
            <text:p>0,900 m</text:p>
          </table:table-cell>
          <table:table-cell table:style-name="ce50" table:formula="of:=IF(OR([.J128]=0;[.J128]=&quot;&quot;);&quot;&quot;;&quot;X&quot;)">
            <text:p/>
          </table:table-cell>
          <table:table-cell table:style-name="ce45"/>
          <table:table-cell table:style-name="ce50" table:formula="of:=IF(OR([.L128]=0;[.L128]=&quot;&quot;);&quot;&quot;;&quot;X&quot;)">
            <text:p/>
          </table:table-cell>
          <table:table-cell table:style-name="ce45"/>
          <table:table-cell table:style-name="ce50" table:formula="of:=IF(OR([.H128]=&quot;&quot;;[.H128]=0);&quot;&quot;;&quot;=&quot;)" office:value-type="string" office:string-value="=" calcext:value-type="string">
            <text:p>=</text:p>
          </table:table-cell>
          <table:table-cell table:style-name="ce54" table:formula="of:=IF(OR([.F128]=&quot;&quot;;[.G128]=&quot;&quot;);&quot;&quot;;IF([.G128]=&quot;&quot;;&quot;&quot;;IF(OR([.H128]=0;[.H128]=0);&quot;&quot;;IF([.J128]=0;IF([.F128]=&quot;-&quot;;-1*[.H128]*[.G128];[.H128]*[.G128]);&quot;&quot;))))" office:value-type="float" office:value="-0" calcext:value-type="float">
            <text:p>0,000 ml</text:p>
          </table:table-cell>
          <table:table-cell table:style-name="ce58" table:formula="of:=IF(OR([.F128]=&quot;&quot;;[.G128]=&quot;&quot;);&quot;&quot;;IF(OR([.J128]=&quot;&quot;;[.J128]=0);&quot;&quot;;IF([.L128]=0;IF([.F128]=&quot;-&quot;;-1*[.H128]*[.J128]*[.G128];[.H128]*[.J128]*[.G128]);&quot;&quot;)))">
            <text:p/>
          </table:table-cell>
          <table:table-cell table:style-name="ce61" table:formula="of:=IF(OR([.L128]=&quot;&quot;;[.L128]=0);&quot;&quot;;IF([.F128]=&quot;-&quot;;-1*[.H128]*[.J128]*[.L128]*[.G128];[.H128]*[.J128]*[.L128]*[.G128]))">
            <text:p/>
          </table:table-cell>
          <table:table-cell/>
          <table:table-cell table:style-name="ce73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office:value-type="string" calcext:value-type="string" table:number-columns-spanned="3" table:number-rows-spanned="1">
            <text:p>Séparation Cuisine / Chambre</text:p>
          </table:table-cell>
          <table:covered-table-cell table:number-columns-repeated="2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5.77" calcext:value-type="float">
            <text:p>5,770 m</text:p>
          </table:table-cell>
          <table:table-cell table:style-name="ce50" table:formula="of:=IF(OR([.J129]=0;[.J129]=&quot;&quot;);&quot;&quot;;&quot;X&quot;)">
            <text:p/>
          </table:table-cell>
          <table:table-cell table:style-name="ce45"/>
          <table:table-cell table:style-name="ce50" table:formula="of:=IF(OR([.L129]=0;[.L129]=&quot;&quot;);&quot;&quot;;&quot;X&quot;)">
            <text:p/>
          </table:table-cell>
          <table:table-cell table:style-name="ce45"/>
          <table:table-cell table:style-name="ce50" table:formula="of:=IF(OR([.H129]=&quot;&quot;;[.H129]=0);&quot;&quot;;&quot;=&quot;)" office:value-type="string" office:string-value="=" calcext:value-type="string">
            <text:p>=</text:p>
          </table:table-cell>
          <table:table-cell table:style-name="ce54" table:formula="of:=IF(OR([.F129]=&quot;&quot;;[.G129]=&quot;&quot;);&quot;&quot;;IF([.G129]=&quot;&quot;;&quot;&quot;;IF(OR([.H129]=0;[.H129]=0);&quot;&quot;;IF([.J129]=0;IF([.F129]=&quot;-&quot;;-1*[.H129]*[.G129];[.H129]*[.G129]);&quot;&quot;))))" office:value-type="float" office:value="5.77" calcext:value-type="float">
            <text:p>5,770 ml</text:p>
          </table:table-cell>
          <table:table-cell table:style-name="ce58" table:formula="of:=IF(OR([.F129]=&quot;&quot;;[.G129]=&quot;&quot;);&quot;&quot;;IF(OR([.J129]=&quot;&quot;;[.J129]=0);&quot;&quot;;IF([.L129]=0;IF([.F129]=&quot;-&quot;;-1*[.H129]*[.J129]*[.G129];[.H129]*[.J129]*[.G129]);&quot;&quot;)))">
            <text:p/>
          </table:table-cell>
          <table:table-cell table:style-name="ce61" table:formula="of:=IF(OR([.L129]=&quot;&quot;;[.L129]=0);&quot;&quot;;IF([.F129]=&quot;-&quot;;-1*[.H129]*[.J129]*[.L129]*[.G129];[.H129]*[.J129]*[.L129]*[.G129]))">
            <text:p/>
          </table:table-cell>
          <table:table-cell/>
          <table:table-cell table:style-name="ce73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30]=0;[.J130]=&quot;&quot;);&quot;&quot;;&quot;X&quot;)">
            <text:p/>
          </table:table-cell>
          <table:table-cell table:style-name="ce45"/>
          <table:table-cell table:style-name="ce50" table:formula="of:=IF(OR([.L130]=0;[.L130]=&quot;&quot;);&quot;&quot;;&quot;X&quot;)">
            <text:p/>
          </table:table-cell>
          <table:table-cell table:style-name="ce45"/>
          <table:table-cell table:style-name="ce50" table:formula="of:=IF(OR([.H130]=&quot;&quot;;[.H130]=0);&quot;&quot;;&quot;=&quot;)">
            <text:p/>
          </table:table-cell>
          <table:table-cell table:style-name="ce54" table:formula="of:=IF(OR([.F130]=&quot;&quot;;[.G130]=&quot;&quot;);&quot;&quot;;IF([.G130]=&quot;&quot;;&quot;&quot;;IF(OR([.H130]=0;[.H130]=0);&quot;&quot;;IF([.J130]=0;IF([.F130]=&quot;-&quot;;-1*[.H130]*[.G130];[.H130]*[.G130]);&quot;&quot;))))">
            <text:p/>
          </table:table-cell>
          <table:table-cell table:style-name="ce58" table:formula="of:=IF(OR([.F130]=&quot;&quot;;[.G130]=&quot;&quot;);&quot;&quot;;IF(OR([.J130]=&quot;&quot;;[.J130]=0);&quot;&quot;;IF([.L130]=0;IF([.F130]=&quot;-&quot;;-1*[.H130]*[.J130]*[.G130];[.H130]*[.J130]*[.G130]);&quot;&quot;)))">
            <text:p/>
          </table:table-cell>
          <table:table-cell table:style-name="ce61" table:formula="of:=IF(OR([.L130]=&quot;&quot;;[.L130]=0);&quot;&quot;;IF([.F130]=&quot;-&quot;;-1*[.H130]*[.J130]*[.L130]*[.G130];[.H130]*[.J130]*[.L130]*[.G130]))">
            <text:p/>
          </table:table-cell>
          <table:table-cell/>
          <table:table-cell table:style-name="ce73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31]=0;[.J131]=&quot;&quot;);&quot;&quot;;&quot;X&quot;)">
            <text:p/>
          </table:table-cell>
          <table:table-cell table:style-name="ce45"/>
          <table:table-cell table:style-name="ce50" table:formula="of:=IF(OR([.L131]=0;[.L131]=&quot;&quot;);&quot;&quot;;&quot;X&quot;)">
            <text:p/>
          </table:table-cell>
          <table:table-cell table:style-name="ce45"/>
          <table:table-cell table:style-name="ce50" table:formula="of:=IF(OR([.H131]=&quot;&quot;;[.H131]=0);&quot;&quot;;&quot;=&quot;)">
            <text:p/>
          </table:table-cell>
          <table:table-cell table:style-name="ce54" table:formula="of:=IF(OR([.F131]=&quot;&quot;;[.G131]=&quot;&quot;);&quot;&quot;;IF([.G131]=&quot;&quot;;&quot;&quot;;IF(OR([.H131]=0;[.H131]=0);&quot;&quot;;IF([.J131]=0;IF([.F131]=&quot;-&quot;;-1*[.H131]*[.G131];[.H131]*[.G131]);&quot;&quot;))))">
            <text:p/>
          </table:table-cell>
          <table:table-cell table:style-name="ce58" table:formula="of:=IF(OR([.F131]=&quot;&quot;;[.G131]=&quot;&quot;);&quot;&quot;;IF(OR([.J131]=&quot;&quot;;[.J131]=0);&quot;&quot;;IF([.L131]=0;IF([.F131]=&quot;-&quot;;-1*[.H131]*[.J131]*[.G131];[.H131]*[.J131]*[.G131]);&quot;&quot;)))">
            <text:p/>
          </table:table-cell>
          <table:table-cell table:style-name="ce61" table:formula="of:=IF(OR([.L131]=&quot;&quot;;[.L131]=0);&quot;&quot;;IF([.F131]=&quot;-&quot;;-1*[.H131]*[.J131]*[.L131]*[.G131];[.H131]*[.J131]*[.L131]*[.G131]))">
            <text:p/>
          </table:table-cell>
          <table:table-cell/>
          <table:table-cell table:style-name="ce73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32]=0;[.J132]=&quot;&quot;);&quot;&quot;;&quot;X&quot;)">
            <text:p/>
          </table:table-cell>
          <table:table-cell table:style-name="ce45"/>
          <table:table-cell table:style-name="ce50" table:formula="of:=IF(OR([.L132]=0;[.L132]=&quot;&quot;);&quot;&quot;;&quot;X&quot;)">
            <text:p/>
          </table:table-cell>
          <table:table-cell table:style-name="ce45"/>
          <table:table-cell table:style-name="ce50" table:formula="of:=IF(OR([.H132]=&quot;&quot;;[.H132]=0);&quot;&quot;;&quot;=&quot;)">
            <text:p/>
          </table:table-cell>
          <table:table-cell table:style-name="ce54" table:formula="of:=IF(OR([.F132]=&quot;&quot;;[.G132]=&quot;&quot;);&quot;&quot;;IF([.G132]=&quot;&quot;;&quot;&quot;;IF(OR([.H132]=0;[.H132]=0);&quot;&quot;;IF([.J132]=0;IF([.F132]=&quot;-&quot;;-1*[.H132]*[.G132];[.H132]*[.G132]);&quot;&quot;))))">
            <text:p/>
          </table:table-cell>
          <table:table-cell table:style-name="ce58" table:formula="of:=IF(OR([.F132]=&quot;&quot;;[.G132]=&quot;&quot;);&quot;&quot;;IF(OR([.J132]=&quot;&quot;;[.J132]=0);&quot;&quot;;IF([.L132]=0;IF([.F132]=&quot;-&quot;;-1*[.H132]*[.J132]*[.G132];[.H132]*[.J132]*[.G132]);&quot;&quot;)))">
            <text:p/>
          </table:table-cell>
          <table:table-cell table:style-name="ce61" table:formula="of:=IF(OR([.L132]=&quot;&quot;;[.L132]=0);&quot;&quot;;IF([.F132]=&quot;-&quot;;-1*[.H132]*[.J132]*[.L132]*[.G132];[.H132]*[.J132]*[.L132]*[.G132]))">
            <text:p/>
          </table:table-cell>
          <table:table-cell/>
          <table:table-cell table:style-name="ce73" table:number-columns-repeated="1003"/>
          <table:table-cell table:number-columns-repeated="4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33]=0;[.J133]=&quot;&quot;);&quot;&quot;;&quot;X&quot;)">
            <text:p/>
          </table:table-cell>
          <table:table-cell table:style-name="ce45"/>
          <table:table-cell table:style-name="ce50" table:formula="of:=IF(OR([.L133]=0;[.L133]=&quot;&quot;);&quot;&quot;;&quot;X&quot;)">
            <text:p/>
          </table:table-cell>
          <table:table-cell table:style-name="ce45"/>
          <table:table-cell table:style-name="ce50" table:formula="of:=IF(OR([.H133]=&quot;&quot;;[.H133]=0);&quot;&quot;;&quot;=&quot;)">
            <text:p/>
          </table:table-cell>
          <table:table-cell table:style-name="ce54" table:formula="of:=IF(OR([.F133]=&quot;&quot;;[.G133]=&quot;&quot;);&quot;&quot;;IF([.G133]=&quot;&quot;;&quot;&quot;;IF(OR([.H133]=0;[.H133]=0);&quot;&quot;;IF([.J133]=0;IF([.F133]=&quot;-&quot;;-1*[.H133]*[.G133];[.H133]*[.G133]);&quot;&quot;))))">
            <text:p/>
          </table:table-cell>
          <table:table-cell table:style-name="ce58" table:formula="of:=IF(OR([.F133]=&quot;&quot;;[.G133]=&quot;&quot;);&quot;&quot;;IF(OR([.J133]=&quot;&quot;;[.J133]=0);&quot;&quot;;IF([.L133]=0;IF([.F133]=&quot;-&quot;;-1*[.H133]*[.J133]*[.G133];[.H133]*[.J133]*[.G133]);&quot;&quot;)))">
            <text:p/>
          </table:table-cell>
          <table:table-cell table:style-name="ce61" table:formula="of:=IF(OR([.L133]=&quot;&quot;;[.L133]=0);&quot;&quot;;IF([.F133]=&quot;-&quot;;-1*[.H133]*[.J133]*[.L133]*[.G133];[.H133]*[.J133]*[.L133]*[.G13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34]=0;[.J134]=&quot;&quot;);&quot;&quot;;&quot;X&quot;)">
            <text:p/>
          </table:table-cell>
          <table:table-cell table:style-name="ce45"/>
          <table:table-cell table:style-name="ce50" table:formula="of:=IF(OR([.L134]=0;[.L134]=&quot;&quot;);&quot;&quot;;&quot;X&quot;)">
            <text:p/>
          </table:table-cell>
          <table:table-cell table:style-name="ce45"/>
          <table:table-cell table:style-name="ce50" table:formula="of:=IF(OR([.H134]=&quot;&quot;;[.H134]=0);&quot;&quot;;&quot;=&quot;)">
            <text:p/>
          </table:table-cell>
          <table:table-cell table:style-name="ce54" table:formula="of:=IF(OR([.F134]=&quot;&quot;;[.G134]=&quot;&quot;);&quot;&quot;;IF([.G134]=&quot;&quot;;&quot;&quot;;IF(OR([.H134]=0;[.H134]=0);&quot;&quot;;IF([.J134]=0;IF([.F134]=&quot;-&quot;;-1*[.H134]*[.G134];[.H134]*[.G134]);&quot;&quot;))))">
            <text:p/>
          </table:table-cell>
          <table:table-cell table:style-name="ce58" table:formula="of:=IF(OR([.F134]=&quot;&quot;;[.G134]=&quot;&quot;);&quot;&quot;;IF(OR([.J134]=&quot;&quot;;[.J134]=0);&quot;&quot;;IF([.L134]=0;IF([.F134]=&quot;-&quot;;-1*[.H134]*[.J134]*[.G134];[.H134]*[.J134]*[.G134]);&quot;&quot;)))">
            <text:p/>
          </table:table-cell>
          <table:table-cell table:style-name="ce61" table:formula="of:=IF(OR([.L134]=&quot;&quot;;[.L134]=0);&quot;&quot;;IF([.F134]=&quot;-&quot;;-1*[.H134]*[.J134]*[.L134]*[.G134];[.H134]*[.J134]*[.L134]*[.G13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35]=0;[.J135]=&quot;&quot;);&quot;&quot;;&quot;X&quot;)">
            <text:p/>
          </table:table-cell>
          <table:table-cell table:style-name="ce45"/>
          <table:table-cell table:style-name="ce50" table:formula="of:=IF(OR([.L135]=0;[.L135]=&quot;&quot;);&quot;&quot;;&quot;X&quot;)">
            <text:p/>
          </table:table-cell>
          <table:table-cell table:style-name="ce45"/>
          <table:table-cell table:style-name="ce50" table:formula="of:=IF(OR([.H135]=&quot;&quot;;[.H135]=0);&quot;&quot;;&quot;=&quot;)">
            <text:p/>
          </table:table-cell>
          <table:table-cell table:style-name="ce54" table:formula="of:=IF(OR([.F135]=&quot;&quot;;[.G135]=&quot;&quot;);&quot;&quot;;IF([.G135]=&quot;&quot;;&quot;&quot;;IF(OR([.H135]=0;[.H135]=0);&quot;&quot;;IF([.J135]=0;IF([.F135]=&quot;-&quot;;-1*[.H135]*[.G135];[.H135]*[.G135]);&quot;&quot;))))">
            <text:p/>
          </table:table-cell>
          <table:table-cell table:style-name="ce58" table:formula="of:=IF(OR([.F135]=&quot;&quot;;[.G135]=&quot;&quot;);&quot;&quot;;IF(OR([.J135]=&quot;&quot;;[.J135]=0);&quot;&quot;;IF([.L135]=0;IF([.F135]=&quot;-&quot;;-1*[.H135]*[.J135]*[.G135];[.H135]*[.J135]*[.G135]);&quot;&quot;)))">
            <text:p/>
          </table:table-cell>
          <table:table-cell table:style-name="ce61" table:formula="of:=IF(OR([.L135]=&quot;&quot;;[.L135]=0);&quot;&quot;;IF([.F135]=&quot;-&quot;;-1*[.H135]*[.J135]*[.L135]*[.G135];[.H135]*[.J135]*[.L135]*[.G13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36]=0;[.J136]=&quot;&quot;);&quot;&quot;;&quot;X&quot;)">
            <text:p/>
          </table:table-cell>
          <table:table-cell table:style-name="ce45"/>
          <table:table-cell table:style-name="ce50" table:formula="of:=IF(OR([.L136]=0;[.L136]=&quot;&quot;);&quot;&quot;;&quot;X&quot;)">
            <text:p/>
          </table:table-cell>
          <table:table-cell table:style-name="ce45"/>
          <table:table-cell table:style-name="ce50" table:formula="of:=IF(OR([.H136]=&quot;&quot;;[.H136]=0);&quot;&quot;;&quot;=&quot;)">
            <text:p/>
          </table:table-cell>
          <table:table-cell table:style-name="ce54" table:formula="of:=IF(OR([.F136]=&quot;&quot;;[.G136]=&quot;&quot;);&quot;&quot;;IF([.G136]=&quot;&quot;;&quot;&quot;;IF(OR([.H136]=0;[.H136]=0);&quot;&quot;;IF([.J136]=0;IF([.F136]=&quot;-&quot;;-1*[.H136]*[.G136];[.H136]*[.G136]);&quot;&quot;))))">
            <text:p/>
          </table:table-cell>
          <table:table-cell table:style-name="ce58" table:formula="of:=IF(OR([.F136]=&quot;&quot;;[.G136]=&quot;&quot;);&quot;&quot;;IF(OR([.J136]=&quot;&quot;;[.J136]=0);&quot;&quot;;IF([.L136]=0;IF([.F136]=&quot;-&quot;;-1*[.H136]*[.J136]*[.G136];[.H136]*[.J136]*[.G136]);&quot;&quot;)))">
            <text:p/>
          </table:table-cell>
          <table:table-cell table:style-name="ce61" table:formula="of:=IF(OR([.L136]=&quot;&quot;;[.L136]=0);&quot;&quot;;IF([.F136]=&quot;-&quot;;-1*[.H136]*[.J136]*[.L136]*[.G136];[.H136]*[.J136]*[.L136]*[.G13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37]=0;[.J137]=&quot;&quot;);&quot;&quot;;&quot;X&quot;)">
            <text:p/>
          </table:table-cell>
          <table:table-cell table:style-name="ce45"/>
          <table:table-cell table:style-name="ce50" table:formula="of:=IF(OR([.L137]=0;[.L137]=&quot;&quot;);&quot;&quot;;&quot;X&quot;)">
            <text:p/>
          </table:table-cell>
          <table:table-cell table:style-name="ce45"/>
          <table:table-cell table:style-name="ce50" table:formula="of:=IF(OR([.H137]=&quot;&quot;;[.H137]=0);&quot;&quot;;&quot;=&quot;)">
            <text:p/>
          </table:table-cell>
          <table:table-cell table:style-name="ce54" table:formula="of:=IF(OR([.F137]=&quot;&quot;;[.G137]=&quot;&quot;);&quot;&quot;;IF([.G137]=&quot;&quot;;&quot;&quot;;IF(OR([.H137]=0;[.H137]=0);&quot;&quot;;IF([.J137]=0;IF([.F137]=&quot;-&quot;;-1*[.H137]*[.G137];[.H137]*[.G137]);&quot;&quot;))))">
            <text:p/>
          </table:table-cell>
          <table:table-cell table:style-name="ce58" table:formula="of:=IF(OR([.F137]=&quot;&quot;;[.G137]=&quot;&quot;);&quot;&quot;;IF(OR([.J137]=&quot;&quot;;[.J137]=0);&quot;&quot;;IF([.L137]=0;IF([.F137]=&quot;-&quot;;-1*[.H137]*[.J137]*[.G137];[.H137]*[.J137]*[.G137]);&quot;&quot;)))">
            <text:p/>
          </table:table-cell>
          <table:table-cell table:style-name="ce61" table:formula="of:=IF(OR([.L137]=&quot;&quot;;[.L137]=0);&quot;&quot;;IF([.F137]=&quot;-&quot;;-1*[.H137]*[.J137]*[.L137]*[.G137];[.H137]*[.J137]*[.L137]*[.G13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38]=0;[.J138]=&quot;&quot;);&quot;&quot;;&quot;X&quot;)">
            <text:p/>
          </table:table-cell>
          <table:table-cell table:style-name="ce45"/>
          <table:table-cell table:style-name="ce50" table:formula="of:=IF(OR([.L138]=0;[.L138]=&quot;&quot;);&quot;&quot;;&quot;X&quot;)">
            <text:p/>
          </table:table-cell>
          <table:table-cell table:style-name="ce45"/>
          <table:table-cell table:style-name="ce50" table:formula="of:=IF(OR([.H138]=&quot;&quot;;[.H138]=0);&quot;&quot;;&quot;=&quot;)">
            <text:p/>
          </table:table-cell>
          <table:table-cell table:style-name="ce54" table:formula="of:=IF(OR([.F138]=&quot;&quot;;[.G138]=&quot;&quot;);&quot;&quot;;IF([.G138]=&quot;&quot;;&quot;&quot;;IF(OR([.H138]=0;[.H138]=0);&quot;&quot;;IF([.J138]=0;IF([.F138]=&quot;-&quot;;-1*[.H138]*[.G138];[.H138]*[.G138]);&quot;&quot;))))">
            <text:p/>
          </table:table-cell>
          <table:table-cell table:style-name="ce58" table:formula="of:=IF(OR([.F138]=&quot;&quot;;[.G138]=&quot;&quot;);&quot;&quot;;IF(OR([.J138]=&quot;&quot;;[.J138]=0);&quot;&quot;;IF([.L138]=0;IF([.F138]=&quot;-&quot;;-1*[.H138]*[.J138]*[.G138];[.H138]*[.J138]*[.G138]);&quot;&quot;)))">
            <text:p/>
          </table:table-cell>
          <table:table-cell table:style-name="ce61" table:formula="of:=IF(OR([.L138]=&quot;&quot;;[.L138]=0);&quot;&quot;;IF([.F138]=&quot;-&quot;;-1*[.H138]*[.J138]*[.L138]*[.G138];[.H138]*[.J138]*[.L138]*[.G13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39]=0;[.J139]=&quot;&quot;);&quot;&quot;;&quot;X&quot;)">
            <text:p/>
          </table:table-cell>
          <table:table-cell table:style-name="ce45"/>
          <table:table-cell table:style-name="ce50" table:formula="of:=IF(OR([.L139]=0;[.L139]=&quot;&quot;);&quot;&quot;;&quot;X&quot;)">
            <text:p/>
          </table:table-cell>
          <table:table-cell table:style-name="ce45"/>
          <table:table-cell table:style-name="ce50" table:formula="of:=IF(OR([.H139]=&quot;&quot;;[.H139]=0);&quot;&quot;;&quot;=&quot;)">
            <text:p/>
          </table:table-cell>
          <table:table-cell table:style-name="ce54" table:formula="of:=IF(OR([.F139]=&quot;&quot;;[.G139]=&quot;&quot;);&quot;&quot;;IF([.G139]=&quot;&quot;;&quot;&quot;;IF(OR([.H139]=0;[.H139]=0);&quot;&quot;;IF([.J139]=0;IF([.F139]=&quot;-&quot;;-1*[.H139]*[.G139];[.H139]*[.G139]);&quot;&quot;))))">
            <text:p/>
          </table:table-cell>
          <table:table-cell table:style-name="ce58" table:formula="of:=IF(OR([.F139]=&quot;&quot;;[.G139]=&quot;&quot;);&quot;&quot;;IF(OR([.J139]=&quot;&quot;;[.J139]=0);&quot;&quot;;IF([.L139]=0;IF([.F139]=&quot;-&quot;;-1*[.H139]*[.J139]*[.G139];[.H139]*[.J139]*[.G139]);&quot;&quot;)))">
            <text:p/>
          </table:table-cell>
          <table:table-cell table:style-name="ce61" table:formula="of:=IF(OR([.L139]=&quot;&quot;;[.L139]=0);&quot;&quot;;IF([.F139]=&quot;-&quot;;-1*[.H139]*[.J139]*[.L139]*[.G139];[.H139]*[.J139]*[.L139]*[.G13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40]=0;[.J140]=&quot;&quot;);&quot;&quot;;&quot;X&quot;)">
            <text:p/>
          </table:table-cell>
          <table:table-cell table:style-name="ce45"/>
          <table:table-cell table:style-name="ce50" table:formula="of:=IF(OR([.L140]=0;[.L140]=&quot;&quot;);&quot;&quot;;&quot;X&quot;)">
            <text:p/>
          </table:table-cell>
          <table:table-cell table:style-name="ce45"/>
          <table:table-cell table:style-name="ce50" table:formula="of:=IF(OR([.H140]=&quot;&quot;;[.H140]=0);&quot;&quot;;&quot;=&quot;)">
            <text:p/>
          </table:table-cell>
          <table:table-cell table:style-name="ce54" table:formula="of:=IF(OR([.F140]=&quot;&quot;;[.G140]=&quot;&quot;);&quot;&quot;;IF([.G140]=&quot;&quot;;&quot;&quot;;IF(OR([.H140]=0;[.H140]=0);&quot;&quot;;IF([.J140]=0;IF([.F140]=&quot;-&quot;;-1*[.H140]*[.G140];[.H140]*[.G140]);&quot;&quot;))))">
            <text:p/>
          </table:table-cell>
          <table:table-cell table:style-name="ce58" table:formula="of:=IF(OR([.F140]=&quot;&quot;;[.G140]=&quot;&quot;);&quot;&quot;;IF(OR([.J140]=&quot;&quot;;[.J140]=0);&quot;&quot;;IF([.L140]=0;IF([.F140]=&quot;-&quot;;-1*[.H140]*[.J140]*[.G140];[.H140]*[.J140]*[.G140]);&quot;&quot;)))">
            <text:p/>
          </table:table-cell>
          <table:table-cell table:style-name="ce61" table:formula="of:=IF(OR([.L140]=&quot;&quot;;[.L140]=0);&quot;&quot;;IF([.F140]=&quot;-&quot;;-1*[.H140]*[.J140]*[.L140]*[.G140];[.H140]*[.J140]*[.L140]*[.G14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41]=0;[.J141]=&quot;&quot;);&quot;&quot;;&quot;X&quot;)">
            <text:p/>
          </table:table-cell>
          <table:table-cell table:style-name="ce45"/>
          <table:table-cell table:style-name="ce50" table:formula="of:=IF(OR([.L141]=0;[.L141]=&quot;&quot;);&quot;&quot;;&quot;X&quot;)">
            <text:p/>
          </table:table-cell>
          <table:table-cell table:style-name="ce45"/>
          <table:table-cell table:style-name="ce50" table:formula="of:=IF(OR([.H141]=&quot;&quot;;[.H141]=0);&quot;&quot;;&quot;=&quot;)">
            <text:p/>
          </table:table-cell>
          <table:table-cell table:style-name="ce54" table:formula="of:=IF(OR([.F141]=&quot;&quot;;[.G141]=&quot;&quot;);&quot;&quot;;IF([.G141]=&quot;&quot;;&quot;&quot;;IF(OR([.H141]=0;[.H141]=0);&quot;&quot;;IF([.J141]=0;IF([.F141]=&quot;-&quot;;-1*[.H141]*[.G141];[.H141]*[.G141]);&quot;&quot;))))">
            <text:p/>
          </table:table-cell>
          <table:table-cell table:style-name="ce58" table:formula="of:=IF(OR([.F141]=&quot;&quot;;[.G141]=&quot;&quot;);&quot;&quot;;IF(OR([.J141]=&quot;&quot;;[.J141]=0);&quot;&quot;;IF([.L141]=0;IF([.F141]=&quot;-&quot;;-1*[.H141]*[.J141]*[.G141];[.H141]*[.J141]*[.G141]);&quot;&quot;)))">
            <text:p/>
          </table:table-cell>
          <table:table-cell table:style-name="ce61" table:formula="of:=IF(OR([.L141]=&quot;&quot;;[.L141]=0);&quot;&quot;;IF([.F141]=&quot;-&quot;;-1*[.H141]*[.J141]*[.L141]*[.G141];[.H141]*[.J141]*[.L141]*[.G14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42]=0;[.J142]=&quot;&quot;);&quot;&quot;;&quot;X&quot;)">
            <text:p/>
          </table:table-cell>
          <table:table-cell table:style-name="ce45"/>
          <table:table-cell table:style-name="ce50" table:formula="of:=IF(OR([.L142]=0;[.L142]=&quot;&quot;);&quot;&quot;;&quot;X&quot;)">
            <text:p/>
          </table:table-cell>
          <table:table-cell table:style-name="ce45"/>
          <table:table-cell table:style-name="ce50" table:formula="of:=IF(OR([.H142]=&quot;&quot;;[.H142]=0);&quot;&quot;;&quot;=&quot;)">
            <text:p/>
          </table:table-cell>
          <table:table-cell table:style-name="ce54" table:formula="of:=IF(OR([.F142]=&quot;&quot;;[.G142]=&quot;&quot;);&quot;&quot;;IF([.G142]=&quot;&quot;;&quot;&quot;;IF(OR([.H142]=0;[.H142]=0);&quot;&quot;;IF([.J142]=0;IF([.F142]=&quot;-&quot;;-1*[.H142]*[.G142];[.H142]*[.G142]);&quot;&quot;))))">
            <text:p/>
          </table:table-cell>
          <table:table-cell table:style-name="ce58" table:formula="of:=IF(OR([.F142]=&quot;&quot;;[.G142]=&quot;&quot;);&quot;&quot;;IF(OR([.J142]=&quot;&quot;;[.J142]=0);&quot;&quot;;IF([.L142]=0;IF([.F142]=&quot;-&quot;;-1*[.H142]*[.J142]*[.G142];[.H142]*[.J142]*[.G142]);&quot;&quot;)))">
            <text:p/>
          </table:table-cell>
          <table:table-cell table:style-name="ce61" table:formula="of:=IF(OR([.L142]=&quot;&quot;;[.L142]=0);&quot;&quot;;IF([.F142]=&quot;-&quot;;-1*[.H142]*[.J142]*[.L142]*[.G142];[.H142]*[.J142]*[.L142]*[.G14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43]=0;[.J143]=&quot;&quot;);&quot;&quot;;&quot;X&quot;)">
            <text:p/>
          </table:table-cell>
          <table:table-cell table:style-name="ce45"/>
          <table:table-cell table:style-name="ce50" table:formula="of:=IF(OR([.L143]=0;[.L143]=&quot;&quot;);&quot;&quot;;&quot;X&quot;)">
            <text:p/>
          </table:table-cell>
          <table:table-cell table:style-name="ce45"/>
          <table:table-cell table:style-name="ce50" table:formula="of:=IF(OR([.H143]=&quot;&quot;;[.H143]=0);&quot;&quot;;&quot;=&quot;)">
            <text:p/>
          </table:table-cell>
          <table:table-cell table:style-name="ce54" table:formula="of:=IF(OR([.F143]=&quot;&quot;;[.G143]=&quot;&quot;);&quot;&quot;;IF([.G143]=&quot;&quot;;&quot;&quot;;IF(OR([.H143]=0;[.H143]=0);&quot;&quot;;IF([.J143]=0;IF([.F143]=&quot;-&quot;;-1*[.H143]*[.G143];[.H143]*[.G143]);&quot;&quot;))))">
            <text:p/>
          </table:table-cell>
          <table:table-cell table:style-name="ce58" table:formula="of:=IF(OR([.F143]=&quot;&quot;;[.G143]=&quot;&quot;);&quot;&quot;;IF(OR([.J143]=&quot;&quot;;[.J143]=0);&quot;&quot;;IF([.L143]=0;IF([.F143]=&quot;-&quot;;-1*[.H143]*[.J143]*[.G143];[.H143]*[.J143]*[.G143]);&quot;&quot;)))">
            <text:p/>
          </table:table-cell>
          <table:table-cell table:style-name="ce61" table:formula="of:=IF(OR([.L143]=&quot;&quot;;[.L143]=0);&quot;&quot;;IF([.F143]=&quot;-&quot;;-1*[.H143]*[.J143]*[.L143]*[.G143];[.H143]*[.J143]*[.L143]*[.G14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44]=0;[.J144]=&quot;&quot;);&quot;&quot;;&quot;X&quot;)">
            <text:p/>
          </table:table-cell>
          <table:table-cell table:style-name="ce45"/>
          <table:table-cell table:style-name="ce50" table:formula="of:=IF(OR([.L144]=0;[.L144]=&quot;&quot;);&quot;&quot;;&quot;X&quot;)">
            <text:p/>
          </table:table-cell>
          <table:table-cell table:style-name="ce45"/>
          <table:table-cell table:style-name="ce50" table:formula="of:=IF(OR([.H144]=&quot;&quot;;[.H144]=0);&quot;&quot;;&quot;=&quot;)">
            <text:p/>
          </table:table-cell>
          <table:table-cell table:style-name="ce54" table:formula="of:=IF(OR([.F144]=&quot;&quot;;[.G144]=&quot;&quot;);&quot;&quot;;IF([.G144]=&quot;&quot;;&quot;&quot;;IF(OR([.H144]=0;[.H144]=0);&quot;&quot;;IF([.J144]=0;IF([.F144]=&quot;-&quot;;-1*[.H144]*[.G144];[.H144]*[.G144]);&quot;&quot;))))">
            <text:p/>
          </table:table-cell>
          <table:table-cell table:style-name="ce58" table:formula="of:=IF(OR([.F144]=&quot;&quot;;[.G144]=&quot;&quot;);&quot;&quot;;IF(OR([.J144]=&quot;&quot;;[.J144]=0);&quot;&quot;;IF([.L144]=0;IF([.F144]=&quot;-&quot;;-1*[.H144]*[.J144]*[.G144];[.H144]*[.J144]*[.G144]);&quot;&quot;)))">
            <text:p/>
          </table:table-cell>
          <table:table-cell table:style-name="ce61" table:formula="of:=IF(OR([.L144]=&quot;&quot;;[.L144]=0);&quot;&quot;;IF([.F144]=&quot;-&quot;;-1*[.H144]*[.J144]*[.L144]*[.G144];[.H144]*[.J144]*[.L144]*[.G14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45]=0;[.J145]=&quot;&quot;);&quot;&quot;;&quot;X&quot;)">
            <text:p/>
          </table:table-cell>
          <table:table-cell table:style-name="ce45"/>
          <table:table-cell table:style-name="ce50" table:formula="of:=IF(OR([.L145]=0;[.L145]=&quot;&quot;);&quot;&quot;;&quot;X&quot;)">
            <text:p/>
          </table:table-cell>
          <table:table-cell table:style-name="ce45"/>
          <table:table-cell table:style-name="ce50" table:formula="of:=IF(OR([.H145]=&quot;&quot;;[.H145]=0);&quot;&quot;;&quot;=&quot;)">
            <text:p/>
          </table:table-cell>
          <table:table-cell table:style-name="ce54" table:formula="of:=IF(OR([.F145]=&quot;&quot;;[.G145]=&quot;&quot;);&quot;&quot;;IF([.G145]=&quot;&quot;;&quot;&quot;;IF(OR([.H145]=0;[.H145]=0);&quot;&quot;;IF([.J145]=0;IF([.F145]=&quot;-&quot;;-1*[.H145]*[.G145];[.H145]*[.G145]);&quot;&quot;))))">
            <text:p/>
          </table:table-cell>
          <table:table-cell table:style-name="ce58" table:formula="of:=IF(OR([.F145]=&quot;&quot;;[.G145]=&quot;&quot;);&quot;&quot;;IF(OR([.J145]=&quot;&quot;;[.J145]=0);&quot;&quot;;IF([.L145]=0;IF([.F145]=&quot;-&quot;;-1*[.H145]*[.J145]*[.G145];[.H145]*[.J145]*[.G145]);&quot;&quot;)))">
            <text:p/>
          </table:table-cell>
          <table:table-cell table:style-name="ce61" table:formula="of:=IF(OR([.L145]=&quot;&quot;;[.L145]=0);&quot;&quot;;IF([.F145]=&quot;-&quot;;-1*[.H145]*[.J145]*[.L145]*[.G145];[.H145]*[.J145]*[.L145]*[.G145]))">
            <text:p/>
          </table:table-cell>
          <table:table-cell table:number-columns-repeated="1008"/>
        </table:table-row>
        <table:table-row table:style-name="ro3">
          <table:covered-table-cell table:number-columns-repeated="2" table:style-name="ce9"/>
          <table:table-cell table:style-name="ce22" office:value-type="string" calcext:value-type="string" table:number-columns-spanned="11" table:number-rows-spanned="1">
            <text:p>Total</text:p>
          </table:table-cell>
          <table:covered-table-cell table:number-columns-repeated="2" table:style-name="ce26"/>
          <table:covered-table-cell table:number-columns-repeated="2" table:style-name="ce34"/>
          <table:covered-table-cell table:style-name="ce46"/>
          <table:covered-table-cell table:style-name="ce51"/>
          <table:covered-table-cell table:style-name="ce46"/>
          <table:covered-table-cell table:style-name="ce51"/>
          <table:covered-table-cell table:style-name="ce46"/>
          <table:covered-table-cell table:style-name="ce51"/>
          <table:table-cell table:style-name="ce55" table:formula="of:=IF(SUM([.N106:.N145])=0;&quot;&quot;;SUM([.N106:.N145]))" office:value-type="float" office:value="41.22" calcext:value-type="float">
            <text:p>41,220 ml</text:p>
          </table:table-cell>
          <table:table-cell table:style-name="ce59" table:formula="of:=IF(SUM([.O106:.O145])=0;&quot;&quot;;SUM([.O106:.O145]))">
            <text:p/>
          </table:table-cell>
          <table:table-cell table:style-name="ce62" table:formula="of:=IF(SUM([.P106:.P145])=0;&quot;&quot;;SUM([.P106:.P145]))">
            <text:p/>
          </table:table-cell>
          <table:table-cell table:number-columns-repeated="1008"/>
        </table:table-row>
        <table:table-row table:style-name="ro2">
          <table:table-cell table:style-name="ce2" table:number-columns-spanned="16" table:number-rows-spanned="1"/>
          <table:covered-table-cell table:number-columns-repeated="15"/>
          <table:table-cell table:number-columns-repeated="1008"/>
        </table:table-row>
        <table:table-row table:style-name="ro9">
          <table:table-cell table:style-name="ce5" office:value-type="float" office:value="4" calcext:value-type="float" table:number-columns-spanned="2" table:number-rows-spanned="1">
            <text:p>Lot n° 4</text:p>
          </table:table-cell>
          <table:covered-table-cell table:style-name="ce16"/>
          <table:table-cell table:style-name="ce20" office:value-type="string" calcext:value-type="string" table:number-columns-spanned="14" table:number-rows-spanned="1">
            <text:p>Cloisons intérieures – Surface</text:p>
          </table:table-cell>
          <table:covered-table-cell table:number-columns-repeated="13" table:style-name="ce25"/>
          <table:table-cell table:number-columns-repeated="1008"/>
        </table:table-row>
        <table:table-row table:style-name="ro8">
          <table:table-cell table:style-name="ce6" office:value-type="string" calcext:value-type="string" table:number-columns-spanned="2" table:number-rows-spanned="2">
            <text:p>Remarques</text:p>
          </table:table-cell>
          <table:covered-table-cell table:style-name="ce13"/>
          <table:table-cell table:style-name="ce6" office:value-type="string" calcext:value-type="string" table:number-columns-spanned="3" table:number-rows-spanned="2">
            <text:p>Localisations</text:p>
          </table:table-cell>
          <table:covered-table-cell table:style-name="ce13"/>
          <table:covered-table-cell table:style-name="ce29"/>
          <table:table-cell table:style-name="ce31" office:value-type="string" calcext:value-type="string" table:number-columns-spanned="1" table:number-rows-spanned="2">
            <text:p>+ / -</text:p>
          </table:table-cell>
          <table:table-cell table:style-name="ce32" office:value-type="string" calcext:value-type="string" table:number-columns-spanned="1" table:number-rows-spanned="2">
            <text:p>Nb</text:p>
          </table:table-cell>
          <table:table-cell table:style-name="ce31" office:value-type="string" calcext:value-type="string" table:number-columns-spanned="1" table:number-rows-spanned="2">
            <text:p>Larg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Haut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Longueur</text:p>
            <text:p>(en m)</text:p>
          </table:table-cell>
          <table:table-cell table:style-name="ce48" office:value-type="string" calcext:value-type="string" table:number-columns-spanned="1" table:number-rows-spanned="2">
            <text:p>=</text:p>
          </table:table-cell>
          <table:table-cell table:style-name="ce53" office:value-type="string" calcext:value-type="string" table:number-columns-spanned="3" table:number-rows-spanned="1">
            <text:p>Résultats des calculs</text:p>
          </table:table-cell>
          <table:covered-table-cell table:number-columns-repeated="2" table:style-name="ce57"/>
          <table:table-cell table:number-columns-repeated="1008"/>
        </table:table-row>
        <table:table-row table:style-name="ro10">
          <table:covered-table-cell table:number-columns-repeated="5" table:style-name="ce7"/>
          <table:covered-table-cell table:style-name="ce32"/>
          <table:covered-table-cell table:style-name="ce38"/>
          <table:covered-table-cell table:style-name="ce44"/>
          <table:covered-table-cell table:style-name="ce49"/>
          <table:covered-table-cell table:style-name="ce32"/>
          <table:covered-table-cell table:style-name="ce49"/>
          <table:covered-table-cell table:style-name="ce32"/>
          <table:covered-table-cell table:style-name="ce49"/>
          <table:table-cell table:style-name="ce53" office:value-type="string" calcext:value-type="string">
            <text:p>Longueur</text:p>
            <text:p>ml</text:p>
          </table:table-cell>
          <table:table-cell table:style-name="ce53" office:value-type="string" calcext:value-type="string">
            <text:p>Surface</text:p>
            <text:p>m²</text:p>
          </table:table-cell>
          <table:table-cell table:style-name="ce53" office:value-type="string" calcext:value-type="string">
            <text:p>Cubage</text:p>
            <text:p>m<text:span text:style-name="T1">3</text:span></text:p>
          </table:table-cell>
          <table:table-cell table:number-columns-repeated="1008"/>
        </table:table-row>
        <table:table-row table:style-name="ro8">
          <table:table-cell table:style-name="ce12" table:number-columns-spanned="2" table:number-rows-spanned="41"/>
          <table:covered-table-cell table:style-name="ce17"/>
          <table:table-cell table:style-name="ce21" office:value-type="string" calcext:value-type="string" table:number-columns-spanned="3" table:number-rows-spanned="1">
            <text:p>Linéaire des cloisons intérieures * HSP</text:p>
          </table:table-cell>
          <table:covered-table-cell table:style-name="ce17"/>
          <table:covered-table-cell table:style-name="ce10"/>
          <table:table-cell table:style-name="ce33" office:value-type="string" calcext:value-type="string">
            <text:p>+</text:p>
          </table:table-cell>
          <table:table-cell table:style-name="ce39" office:value-type="float" office:value="1" calcext:value-type="float">
            <text:p>1</text:p>
          </table:table-cell>
          <table:table-cell table:style-name="ce45" table:formula="of:=[.N146]" office:value-type="float" office:value="41.22" calcext:value-type="float">
            <text:p>41,220 m</text:p>
          </table:table-cell>
          <table:table-cell table:style-name="ce50" table:formula="of:=IF(OR([.J151]=0;[.J151]=&quot;&quot;);&quot;&quot;;&quot;X&quot;)" office:value-type="string" office:string-value="X" calcext:value-type="string">
            <text:p>X</text:p>
          </table:table-cell>
          <table:table-cell table:style-name="ce45" office:value-type="float" office:value="2.65" calcext:value-type="float">
            <text:p>2,650 m</text:p>
          </table:table-cell>
          <table:table-cell table:style-name="ce50" table:formula="of:=IF(OR([.L151]=0;[.L151]=&quot;&quot;);&quot;&quot;;&quot;X&quot;)">
            <text:p/>
          </table:table-cell>
          <table:table-cell table:style-name="ce45"/>
          <table:table-cell table:style-name="ce50" table:formula="of:=IF(OR([.H151]=&quot;&quot;;[.H151]=0);&quot;&quot;;&quot;=&quot;)" office:value-type="string" office:string-value="=" calcext:value-type="string">
            <text:p>=</text:p>
          </table:table-cell>
          <table:table-cell table:style-name="ce54" table:formula="of:=IF(OR([.F151]=&quot;&quot;;[.G151]=&quot;&quot;);&quot;&quot;;IF([.G151]=&quot;&quot;;&quot;&quot;;IF(OR([.H151]=0;[.H151]=0);&quot;&quot;;IF([.J151]=0;IF([.F151]=&quot;-&quot;;-1*[.H151]*[.G151];[.H151]*[.G151]);&quot;&quot;))))">
            <text:p/>
          </table:table-cell>
          <table:table-cell table:style-name="ce58" table:formula="of:=IF(OR([.F151]=&quot;&quot;;[.G151]=&quot;&quot;);&quot;&quot;;IF(OR([.J151]=&quot;&quot;;[.J151]=0);&quot;&quot;;IF([.L151]=0;IF([.F151]=&quot;-&quot;;-1*[.H151]*[.J151]*[.G151];[.H151]*[.J151]*[.G151]);&quot;&quot;)))" office:value-type="float" office:value="109.233" calcext:value-type="float">
            <text:p>109,23 m²</text:p>
          </table:table-cell>
          <table:table-cell table:style-name="ce61" table:formula="of:=IF(OR([.L151]=&quot;&quot;;[.L151]=0);&quot;&quot;;IF([.F151]=&quot;-&quot;;-1*[.H151]*[.J151]*[.L151]*[.G151];[.H151]*[.J151]*[.L151]*[.G15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52]=0;[.J152]=&quot;&quot;);&quot;&quot;;&quot;X&quot;)">
            <text:p/>
          </table:table-cell>
          <table:table-cell table:style-name="ce45"/>
          <table:table-cell table:style-name="ce50" table:formula="of:=IF(OR([.L152]=0;[.L152]=&quot;&quot;);&quot;&quot;;&quot;X&quot;)">
            <text:p/>
          </table:table-cell>
          <table:table-cell table:style-name="ce45"/>
          <table:table-cell table:style-name="ce50" table:formula="of:=IF(OR([.H152]=&quot;&quot;;[.H152]=0);&quot;&quot;;&quot;=&quot;)">
            <text:p/>
          </table:table-cell>
          <table:table-cell table:style-name="ce54" table:formula="of:=IF(OR([.F152]=&quot;&quot;;[.G152]=&quot;&quot;);&quot;&quot;;IF([.G152]=&quot;&quot;;&quot;&quot;;IF(OR([.H152]=0;[.H152]=0);&quot;&quot;;IF([.J152]=0;IF([.F152]=&quot;-&quot;;-1*[.H152]*[.G152];[.H152]*[.G152]);&quot;&quot;))))">
            <text:p/>
          </table:table-cell>
          <table:table-cell table:style-name="ce58" table:formula="of:=IF(OR([.F152]=&quot;&quot;;[.G152]=&quot;&quot;);&quot;&quot;;IF(OR([.J152]=&quot;&quot;;[.J152]=0);&quot;&quot;;IF([.L152]=0;IF([.F152]=&quot;-&quot;;-1*[.H152]*[.J152]*[.G152];[.H152]*[.J152]*[.G152]);&quot;&quot;)))">
            <text:p/>
          </table:table-cell>
          <table:table-cell table:style-name="ce61" table:formula="of:=IF(OR([.L152]=&quot;&quot;;[.L152]=0);&quot;&quot;;IF([.F152]=&quot;-&quot;;-1*[.H152]*[.J152]*[.L152]*[.G152];[.H152]*[.J152]*[.L152]*[.G15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53]=0;[.J153]=&quot;&quot;);&quot;&quot;;&quot;X&quot;)">
            <text:p/>
          </table:table-cell>
          <table:table-cell table:style-name="ce45"/>
          <table:table-cell table:style-name="ce50" table:formula="of:=IF(OR([.L153]=0;[.L153]=&quot;&quot;);&quot;&quot;;&quot;X&quot;)">
            <text:p/>
          </table:table-cell>
          <table:table-cell table:style-name="ce45"/>
          <table:table-cell table:style-name="ce50" table:formula="of:=IF(OR([.H153]=&quot;&quot;;[.H153]=0);&quot;&quot;;&quot;=&quot;)">
            <text:p/>
          </table:table-cell>
          <table:table-cell table:style-name="ce54" table:formula="of:=IF(OR([.F153]=&quot;&quot;;[.G153]=&quot;&quot;);&quot;&quot;;IF([.G153]=&quot;&quot;;&quot;&quot;;IF(OR([.H153]=0;[.H153]=0);&quot;&quot;;IF([.J153]=0;IF([.F153]=&quot;-&quot;;-1*[.H153]*[.G153];[.H153]*[.G153]);&quot;&quot;))))">
            <text:p/>
          </table:table-cell>
          <table:table-cell table:style-name="ce58" table:formula="of:=IF(OR([.F153]=&quot;&quot;;[.G153]=&quot;&quot;);&quot;&quot;;IF(OR([.J153]=&quot;&quot;;[.J153]=0);&quot;&quot;;IF([.L153]=0;IF([.F153]=&quot;-&quot;;-1*[.H153]*[.J153]*[.G153];[.H153]*[.J153]*[.G153]);&quot;&quot;)))">
            <text:p/>
          </table:table-cell>
          <table:table-cell table:style-name="ce61" table:formula="of:=IF(OR([.L153]=&quot;&quot;;[.L153]=0);&quot;&quot;;IF([.F153]=&quot;-&quot;;-1*[.H153]*[.J153]*[.L153]*[.G153];[.H153]*[.J153]*[.L153]*[.G15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54]=0;[.J154]=&quot;&quot;);&quot;&quot;;&quot;X&quot;)">
            <text:p/>
          </table:table-cell>
          <table:table-cell table:style-name="ce45"/>
          <table:table-cell table:style-name="ce50" table:formula="of:=IF(OR([.L154]=0;[.L154]=&quot;&quot;);&quot;&quot;;&quot;X&quot;)">
            <text:p/>
          </table:table-cell>
          <table:table-cell table:style-name="ce45"/>
          <table:table-cell table:style-name="ce50" table:formula="of:=IF(OR([.H154]=&quot;&quot;;[.H154]=0);&quot;&quot;;&quot;=&quot;)">
            <text:p/>
          </table:table-cell>
          <table:table-cell table:style-name="ce54" table:formula="of:=IF(OR([.F154]=&quot;&quot;;[.G154]=&quot;&quot;);&quot;&quot;;IF([.G154]=&quot;&quot;;&quot;&quot;;IF(OR([.H154]=0;[.H154]=0);&quot;&quot;;IF([.J154]=0;IF([.F154]=&quot;-&quot;;-1*[.H154]*[.G154];[.H154]*[.G154]);&quot;&quot;))))">
            <text:p/>
          </table:table-cell>
          <table:table-cell table:style-name="ce58" table:formula="of:=IF(OR([.F154]=&quot;&quot;;[.G154]=&quot;&quot;);&quot;&quot;;IF(OR([.J154]=&quot;&quot;;[.J154]=0);&quot;&quot;;IF([.L154]=0;IF([.F154]=&quot;-&quot;;-1*[.H154]*[.J154]*[.G154];[.H154]*[.J154]*[.G154]);&quot;&quot;)))">
            <text:p/>
          </table:table-cell>
          <table:table-cell table:style-name="ce61" table:formula="of:=IF(OR([.L154]=&quot;&quot;;[.L154]=0);&quot;&quot;;IF([.F154]=&quot;-&quot;;-1*[.H154]*[.J154]*[.L154]*[.G154];[.H154]*[.J154]*[.L154]*[.G15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55]=0;[.J155]=&quot;&quot;);&quot;&quot;;&quot;X&quot;)">
            <text:p/>
          </table:table-cell>
          <table:table-cell table:style-name="ce45"/>
          <table:table-cell table:style-name="ce50" table:formula="of:=IF(OR([.L155]=0;[.L155]=&quot;&quot;);&quot;&quot;;&quot;X&quot;)">
            <text:p/>
          </table:table-cell>
          <table:table-cell table:style-name="ce45"/>
          <table:table-cell table:style-name="ce50" table:formula="of:=IF(OR([.H155]=&quot;&quot;;[.H155]=0);&quot;&quot;;&quot;=&quot;)">
            <text:p/>
          </table:table-cell>
          <table:table-cell table:style-name="ce54" table:formula="of:=IF(OR([.F155]=&quot;&quot;;[.G155]=&quot;&quot;);&quot;&quot;;IF([.G155]=&quot;&quot;;&quot;&quot;;IF(OR([.H155]=0;[.H155]=0);&quot;&quot;;IF([.J155]=0;IF([.F155]=&quot;-&quot;;-1*[.H155]*[.G155];[.H155]*[.G155]);&quot;&quot;))))">
            <text:p/>
          </table:table-cell>
          <table:table-cell table:style-name="ce58" table:formula="of:=IF(OR([.F155]=&quot;&quot;;[.G155]=&quot;&quot;);&quot;&quot;;IF(OR([.J155]=&quot;&quot;;[.J155]=0);&quot;&quot;;IF([.L155]=0;IF([.F155]=&quot;-&quot;;-1*[.H155]*[.J155]*[.G155];[.H155]*[.J155]*[.G155]);&quot;&quot;)))">
            <text:p/>
          </table:table-cell>
          <table:table-cell table:style-name="ce61" table:formula="of:=IF(OR([.L155]=&quot;&quot;;[.L155]=0);&quot;&quot;;IF([.F155]=&quot;-&quot;;-1*[.H155]*[.J155]*[.L155]*[.G155];[.H155]*[.J155]*[.L155]*[.G15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56]=0;[.J156]=&quot;&quot;);&quot;&quot;;&quot;X&quot;)">
            <text:p/>
          </table:table-cell>
          <table:table-cell table:style-name="ce45"/>
          <table:table-cell table:style-name="ce50" table:formula="of:=IF(OR([.L156]=0;[.L156]=&quot;&quot;);&quot;&quot;;&quot;X&quot;)">
            <text:p/>
          </table:table-cell>
          <table:table-cell table:style-name="ce45"/>
          <table:table-cell table:style-name="ce50" table:formula="of:=IF(OR([.H156]=&quot;&quot;;[.H156]=0);&quot;&quot;;&quot;=&quot;)">
            <text:p/>
          </table:table-cell>
          <table:table-cell table:style-name="ce54" table:formula="of:=IF(OR([.F156]=&quot;&quot;;[.G156]=&quot;&quot;);&quot;&quot;;IF([.G156]=&quot;&quot;;&quot;&quot;;IF(OR([.H156]=0;[.H156]=0);&quot;&quot;;IF([.J156]=0;IF([.F156]=&quot;-&quot;;-1*[.H156]*[.G156];[.H156]*[.G156]);&quot;&quot;))))">
            <text:p/>
          </table:table-cell>
          <table:table-cell table:style-name="ce58" table:formula="of:=IF(OR([.F156]=&quot;&quot;;[.G156]=&quot;&quot;);&quot;&quot;;IF(OR([.J156]=&quot;&quot;;[.J156]=0);&quot;&quot;;IF([.L156]=0;IF([.F156]=&quot;-&quot;;-1*[.H156]*[.J156]*[.G156];[.H156]*[.J156]*[.G156]);&quot;&quot;)))">
            <text:p/>
          </table:table-cell>
          <table:table-cell table:style-name="ce61" table:formula="of:=IF(OR([.L156]=&quot;&quot;;[.L156]=0);&quot;&quot;;IF([.F156]=&quot;-&quot;;-1*[.H156]*[.J156]*[.L156]*[.G156];[.H156]*[.J156]*[.L156]*[.G15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57]=0;[.J157]=&quot;&quot;);&quot;&quot;;&quot;X&quot;)">
            <text:p/>
          </table:table-cell>
          <table:table-cell table:style-name="ce45"/>
          <table:table-cell table:style-name="ce50" table:formula="of:=IF(OR([.L157]=0;[.L157]=&quot;&quot;);&quot;&quot;;&quot;X&quot;)">
            <text:p/>
          </table:table-cell>
          <table:table-cell table:style-name="ce45"/>
          <table:table-cell table:style-name="ce50" table:formula="of:=IF(OR([.H157]=&quot;&quot;;[.H157]=0);&quot;&quot;;&quot;=&quot;)">
            <text:p/>
          </table:table-cell>
          <table:table-cell table:style-name="ce54" table:formula="of:=IF(OR([.F157]=&quot;&quot;;[.G157]=&quot;&quot;);&quot;&quot;;IF([.G157]=&quot;&quot;;&quot;&quot;;IF(OR([.H157]=0;[.H157]=0);&quot;&quot;;IF([.J157]=0;IF([.F157]=&quot;-&quot;;-1*[.H157]*[.G157];[.H157]*[.G157]);&quot;&quot;))))">
            <text:p/>
          </table:table-cell>
          <table:table-cell table:style-name="ce58" table:formula="of:=IF(OR([.F157]=&quot;&quot;;[.G157]=&quot;&quot;);&quot;&quot;;IF(OR([.J157]=&quot;&quot;;[.J157]=0);&quot;&quot;;IF([.L157]=0;IF([.F157]=&quot;-&quot;;-1*[.H157]*[.J157]*[.G157];[.H157]*[.J157]*[.G157]);&quot;&quot;)))">
            <text:p/>
          </table:table-cell>
          <table:table-cell table:style-name="ce61" table:formula="of:=IF(OR([.L157]=&quot;&quot;;[.L157]=0);&quot;&quot;;IF([.F157]=&quot;-&quot;;-1*[.H157]*[.J157]*[.L157]*[.G157];[.H157]*[.J157]*[.L157]*[.G15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58]=0;[.J158]=&quot;&quot;);&quot;&quot;;&quot;X&quot;)">
            <text:p/>
          </table:table-cell>
          <table:table-cell table:style-name="ce45"/>
          <table:table-cell table:style-name="ce50" table:formula="of:=IF(OR([.L158]=0;[.L158]=&quot;&quot;);&quot;&quot;;&quot;X&quot;)">
            <text:p/>
          </table:table-cell>
          <table:table-cell table:style-name="ce45"/>
          <table:table-cell table:style-name="ce50" table:formula="of:=IF(OR([.H158]=&quot;&quot;;[.H158]=0);&quot;&quot;;&quot;=&quot;)">
            <text:p/>
          </table:table-cell>
          <table:table-cell table:style-name="ce54" table:formula="of:=IF(OR([.F158]=&quot;&quot;;[.G158]=&quot;&quot;);&quot;&quot;;IF([.G158]=&quot;&quot;;&quot;&quot;;IF(OR([.H158]=0;[.H158]=0);&quot;&quot;;IF([.J158]=0;IF([.F158]=&quot;-&quot;;-1*[.H158]*[.G158];[.H158]*[.G158]);&quot;&quot;))))">
            <text:p/>
          </table:table-cell>
          <table:table-cell table:style-name="ce58" table:formula="of:=IF(OR([.F158]=&quot;&quot;;[.G158]=&quot;&quot;);&quot;&quot;;IF(OR([.J158]=&quot;&quot;;[.J158]=0);&quot;&quot;;IF([.L158]=0;IF([.F158]=&quot;-&quot;;-1*[.H158]*[.J158]*[.G158];[.H158]*[.J158]*[.G158]);&quot;&quot;)))">
            <text:p/>
          </table:table-cell>
          <table:table-cell table:style-name="ce61" table:formula="of:=IF(OR([.L158]=&quot;&quot;;[.L158]=0);&quot;&quot;;IF([.F158]=&quot;-&quot;;-1*[.H158]*[.J158]*[.L158]*[.G158];[.H158]*[.J158]*[.L158]*[.G15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59]=0;[.J159]=&quot;&quot;);&quot;&quot;;&quot;X&quot;)">
            <text:p/>
          </table:table-cell>
          <table:table-cell table:style-name="ce45"/>
          <table:table-cell table:style-name="ce50" table:formula="of:=IF(OR([.L159]=0;[.L159]=&quot;&quot;);&quot;&quot;;&quot;X&quot;)">
            <text:p/>
          </table:table-cell>
          <table:table-cell table:style-name="ce45"/>
          <table:table-cell table:style-name="ce50" table:formula="of:=IF(OR([.H159]=&quot;&quot;;[.H159]=0);&quot;&quot;;&quot;=&quot;)">
            <text:p/>
          </table:table-cell>
          <table:table-cell table:style-name="ce54" table:formula="of:=IF(OR([.F159]=&quot;&quot;;[.G159]=&quot;&quot;);&quot;&quot;;IF([.G159]=&quot;&quot;;&quot;&quot;;IF(OR([.H159]=0;[.H159]=0);&quot;&quot;;IF([.J159]=0;IF([.F159]=&quot;-&quot;;-1*[.H159]*[.G159];[.H159]*[.G159]);&quot;&quot;))))">
            <text:p/>
          </table:table-cell>
          <table:table-cell table:style-name="ce58" table:formula="of:=IF(OR([.F159]=&quot;&quot;;[.G159]=&quot;&quot;);&quot;&quot;;IF(OR([.J159]=&quot;&quot;;[.J159]=0);&quot;&quot;;IF([.L159]=0;IF([.F159]=&quot;-&quot;;-1*[.H159]*[.J159]*[.G159];[.H159]*[.J159]*[.G159]);&quot;&quot;)))">
            <text:p/>
          </table:table-cell>
          <table:table-cell table:style-name="ce61" table:formula="of:=IF(OR([.L159]=&quot;&quot;;[.L159]=0);&quot;&quot;;IF([.F159]=&quot;-&quot;;-1*[.H159]*[.J159]*[.L159]*[.G159];[.H159]*[.J159]*[.L159]*[.G15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60]=0;[.J160]=&quot;&quot;);&quot;&quot;;&quot;X&quot;)">
            <text:p/>
          </table:table-cell>
          <table:table-cell table:style-name="ce45"/>
          <table:table-cell table:style-name="ce50" table:formula="of:=IF(OR([.L160]=0;[.L160]=&quot;&quot;);&quot;&quot;;&quot;X&quot;)">
            <text:p/>
          </table:table-cell>
          <table:table-cell table:style-name="ce45"/>
          <table:table-cell table:style-name="ce50" table:formula="of:=IF(OR([.H160]=&quot;&quot;;[.H160]=0);&quot;&quot;;&quot;=&quot;)">
            <text:p/>
          </table:table-cell>
          <table:table-cell table:style-name="ce54" table:formula="of:=IF(OR([.F160]=&quot;&quot;;[.G160]=&quot;&quot;);&quot;&quot;;IF([.G160]=&quot;&quot;;&quot;&quot;;IF(OR([.H160]=0;[.H160]=0);&quot;&quot;;IF([.J160]=0;IF([.F160]=&quot;-&quot;;-1*[.H160]*[.G160];[.H160]*[.G160]);&quot;&quot;))))">
            <text:p/>
          </table:table-cell>
          <table:table-cell table:style-name="ce58" table:formula="of:=IF(OR([.F160]=&quot;&quot;;[.G160]=&quot;&quot;);&quot;&quot;;IF(OR([.J160]=&quot;&quot;;[.J160]=0);&quot;&quot;;IF([.L160]=0;IF([.F160]=&quot;-&quot;;-1*[.H160]*[.J160]*[.G160];[.H160]*[.J160]*[.G160]);&quot;&quot;)))">
            <text:p/>
          </table:table-cell>
          <table:table-cell table:style-name="ce61" table:formula="of:=IF(OR([.L160]=&quot;&quot;;[.L160]=0);&quot;&quot;;IF([.F160]=&quot;-&quot;;-1*[.H160]*[.J160]*[.L160]*[.G160];[.H160]*[.J160]*[.L160]*[.G16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61]=0;[.J161]=&quot;&quot;);&quot;&quot;;&quot;X&quot;)">
            <text:p/>
          </table:table-cell>
          <table:table-cell table:style-name="ce45"/>
          <table:table-cell table:style-name="ce50" table:formula="of:=IF(OR([.L161]=0;[.L161]=&quot;&quot;);&quot;&quot;;&quot;X&quot;)">
            <text:p/>
          </table:table-cell>
          <table:table-cell table:style-name="ce45"/>
          <table:table-cell table:style-name="ce50" table:formula="of:=IF(OR([.H161]=&quot;&quot;;[.H161]=0);&quot;&quot;;&quot;=&quot;)">
            <text:p/>
          </table:table-cell>
          <table:table-cell table:style-name="ce54" table:formula="of:=IF(OR([.F161]=&quot;&quot;;[.G161]=&quot;&quot;);&quot;&quot;;IF([.G161]=&quot;&quot;;&quot;&quot;;IF(OR([.H161]=0;[.H161]=0);&quot;&quot;;IF([.J161]=0;IF([.F161]=&quot;-&quot;;-1*[.H161]*[.G161];[.H161]*[.G161]);&quot;&quot;))))">
            <text:p/>
          </table:table-cell>
          <table:table-cell table:style-name="ce58" table:formula="of:=IF(OR([.F161]=&quot;&quot;;[.G161]=&quot;&quot;);&quot;&quot;;IF(OR([.J161]=&quot;&quot;;[.J161]=0);&quot;&quot;;IF([.L161]=0;IF([.F161]=&quot;-&quot;;-1*[.H161]*[.J161]*[.G161];[.H161]*[.J161]*[.G161]);&quot;&quot;)))">
            <text:p/>
          </table:table-cell>
          <table:table-cell table:style-name="ce61" table:formula="of:=IF(OR([.L161]=&quot;&quot;;[.L161]=0);&quot;&quot;;IF([.F161]=&quot;-&quot;;-1*[.H161]*[.J161]*[.L161]*[.G161];[.H161]*[.J161]*[.L161]*[.G16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62]=0;[.J162]=&quot;&quot;);&quot;&quot;;&quot;X&quot;)">
            <text:p/>
          </table:table-cell>
          <table:table-cell table:style-name="ce45"/>
          <table:table-cell table:style-name="ce50" table:formula="of:=IF(OR([.L162]=0;[.L162]=&quot;&quot;);&quot;&quot;;&quot;X&quot;)">
            <text:p/>
          </table:table-cell>
          <table:table-cell table:style-name="ce45"/>
          <table:table-cell table:style-name="ce50" table:formula="of:=IF(OR([.H162]=&quot;&quot;;[.H162]=0);&quot;&quot;;&quot;=&quot;)">
            <text:p/>
          </table:table-cell>
          <table:table-cell table:style-name="ce54" table:formula="of:=IF(OR([.F162]=&quot;&quot;;[.G162]=&quot;&quot;);&quot;&quot;;IF([.G162]=&quot;&quot;;&quot;&quot;;IF(OR([.H162]=0;[.H162]=0);&quot;&quot;;IF([.J162]=0;IF([.F162]=&quot;-&quot;;-1*[.H162]*[.G162];[.H162]*[.G162]);&quot;&quot;))))">
            <text:p/>
          </table:table-cell>
          <table:table-cell table:style-name="ce58" table:formula="of:=IF(OR([.F162]=&quot;&quot;;[.G162]=&quot;&quot;);&quot;&quot;;IF(OR([.J162]=&quot;&quot;;[.J162]=0);&quot;&quot;;IF([.L162]=0;IF([.F162]=&quot;-&quot;;-1*[.H162]*[.J162]*[.G162];[.H162]*[.J162]*[.G162]);&quot;&quot;)))">
            <text:p/>
          </table:table-cell>
          <table:table-cell table:style-name="ce61" table:formula="of:=IF(OR([.L162]=&quot;&quot;;[.L162]=0);&quot;&quot;;IF([.F162]=&quot;-&quot;;-1*[.H162]*[.J162]*[.L162]*[.G162];[.H162]*[.J162]*[.L162]*[.G16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63]=0;[.J163]=&quot;&quot;);&quot;&quot;;&quot;X&quot;)">
            <text:p/>
          </table:table-cell>
          <table:table-cell table:style-name="ce45"/>
          <table:table-cell table:style-name="ce50" table:formula="of:=IF(OR([.L163]=0;[.L163]=&quot;&quot;);&quot;&quot;;&quot;X&quot;)">
            <text:p/>
          </table:table-cell>
          <table:table-cell table:style-name="ce45"/>
          <table:table-cell table:style-name="ce50" table:formula="of:=IF(OR([.H163]=&quot;&quot;;[.H163]=0);&quot;&quot;;&quot;=&quot;)">
            <text:p/>
          </table:table-cell>
          <table:table-cell table:style-name="ce54" table:formula="of:=IF(OR([.F163]=&quot;&quot;;[.G163]=&quot;&quot;);&quot;&quot;;IF([.G163]=&quot;&quot;;&quot;&quot;;IF(OR([.H163]=0;[.H163]=0);&quot;&quot;;IF([.J163]=0;IF([.F163]=&quot;-&quot;;-1*[.H163]*[.G163];[.H163]*[.G163]);&quot;&quot;))))">
            <text:p/>
          </table:table-cell>
          <table:table-cell table:style-name="ce58" table:formula="of:=IF(OR([.F163]=&quot;&quot;;[.G163]=&quot;&quot;);&quot;&quot;;IF(OR([.J163]=&quot;&quot;;[.J163]=0);&quot;&quot;;IF([.L163]=0;IF([.F163]=&quot;-&quot;;-1*[.H163]*[.J163]*[.G163];[.H163]*[.J163]*[.G163]);&quot;&quot;)))">
            <text:p/>
          </table:table-cell>
          <table:table-cell table:style-name="ce61" table:formula="of:=IF(OR([.L163]=&quot;&quot;;[.L163]=0);&quot;&quot;;IF([.F163]=&quot;-&quot;;-1*[.H163]*[.J163]*[.L163]*[.G163];[.H163]*[.J163]*[.L163]*[.G16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64]=0;[.J164]=&quot;&quot;);&quot;&quot;;&quot;X&quot;)">
            <text:p/>
          </table:table-cell>
          <table:table-cell table:style-name="ce45"/>
          <table:table-cell table:style-name="ce50" table:formula="of:=IF(OR([.L164]=0;[.L164]=&quot;&quot;);&quot;&quot;;&quot;X&quot;)">
            <text:p/>
          </table:table-cell>
          <table:table-cell table:style-name="ce45"/>
          <table:table-cell table:style-name="ce50" table:formula="of:=IF(OR([.H164]=&quot;&quot;;[.H164]=0);&quot;&quot;;&quot;=&quot;)">
            <text:p/>
          </table:table-cell>
          <table:table-cell table:style-name="ce54" table:formula="of:=IF(OR([.F164]=&quot;&quot;;[.G164]=&quot;&quot;);&quot;&quot;;IF([.G164]=&quot;&quot;;&quot;&quot;;IF(OR([.H164]=0;[.H164]=0);&quot;&quot;;IF([.J164]=0;IF([.F164]=&quot;-&quot;;-1*[.H164]*[.G164];[.H164]*[.G164]);&quot;&quot;))))">
            <text:p/>
          </table:table-cell>
          <table:table-cell table:style-name="ce58" table:formula="of:=IF(OR([.F164]=&quot;&quot;;[.G164]=&quot;&quot;);&quot;&quot;;IF(OR([.J164]=&quot;&quot;;[.J164]=0);&quot;&quot;;IF([.L164]=0;IF([.F164]=&quot;-&quot;;-1*[.H164]*[.J164]*[.G164];[.H164]*[.J164]*[.G164]);&quot;&quot;)))">
            <text:p/>
          </table:table-cell>
          <table:table-cell table:style-name="ce61" table:formula="of:=IF(OR([.L164]=&quot;&quot;;[.L164]=0);&quot;&quot;;IF([.F164]=&quot;-&quot;;-1*[.H164]*[.J164]*[.L164]*[.G164];[.H164]*[.J164]*[.L164]*[.G16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65]=0;[.J165]=&quot;&quot;);&quot;&quot;;&quot;X&quot;)">
            <text:p/>
          </table:table-cell>
          <table:table-cell table:style-name="ce45"/>
          <table:table-cell table:style-name="ce50" table:formula="of:=IF(OR([.L165]=0;[.L165]=&quot;&quot;);&quot;&quot;;&quot;X&quot;)">
            <text:p/>
          </table:table-cell>
          <table:table-cell table:style-name="ce45"/>
          <table:table-cell table:style-name="ce50" table:formula="of:=IF(OR([.H165]=&quot;&quot;;[.H165]=0);&quot;&quot;;&quot;=&quot;)">
            <text:p/>
          </table:table-cell>
          <table:table-cell table:style-name="ce54" table:formula="of:=IF(OR([.F165]=&quot;&quot;;[.G165]=&quot;&quot;);&quot;&quot;;IF([.G165]=&quot;&quot;;&quot;&quot;;IF(OR([.H165]=0;[.H165]=0);&quot;&quot;;IF([.J165]=0;IF([.F165]=&quot;-&quot;;-1*[.H165]*[.G165];[.H165]*[.G165]);&quot;&quot;))))">
            <text:p/>
          </table:table-cell>
          <table:table-cell table:style-name="ce58" table:formula="of:=IF(OR([.F165]=&quot;&quot;;[.G165]=&quot;&quot;);&quot;&quot;;IF(OR([.J165]=&quot;&quot;;[.J165]=0);&quot;&quot;;IF([.L165]=0;IF([.F165]=&quot;-&quot;;-1*[.H165]*[.J165]*[.G165];[.H165]*[.J165]*[.G165]);&quot;&quot;)))">
            <text:p/>
          </table:table-cell>
          <table:table-cell table:style-name="ce61" table:formula="of:=IF(OR([.L165]=&quot;&quot;;[.L165]=0);&quot;&quot;;IF([.F165]=&quot;-&quot;;-1*[.H165]*[.J165]*[.L165]*[.G165];[.H165]*[.J165]*[.L165]*[.G16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66]=0;[.J166]=&quot;&quot;);&quot;&quot;;&quot;X&quot;)">
            <text:p/>
          </table:table-cell>
          <table:table-cell table:style-name="ce45"/>
          <table:table-cell table:style-name="ce50" table:formula="of:=IF(OR([.L166]=0;[.L166]=&quot;&quot;);&quot;&quot;;&quot;X&quot;)">
            <text:p/>
          </table:table-cell>
          <table:table-cell table:style-name="ce45"/>
          <table:table-cell table:style-name="ce50" table:formula="of:=IF(OR([.H166]=&quot;&quot;;[.H166]=0);&quot;&quot;;&quot;=&quot;)">
            <text:p/>
          </table:table-cell>
          <table:table-cell table:style-name="ce54" table:formula="of:=IF(OR([.F166]=&quot;&quot;;[.G166]=&quot;&quot;);&quot;&quot;;IF([.G166]=&quot;&quot;;&quot;&quot;;IF(OR([.H166]=0;[.H166]=0);&quot;&quot;;IF([.J166]=0;IF([.F166]=&quot;-&quot;;-1*[.H166]*[.G166];[.H166]*[.G166]);&quot;&quot;))))">
            <text:p/>
          </table:table-cell>
          <table:table-cell table:style-name="ce58" table:formula="of:=IF(OR([.F166]=&quot;&quot;;[.G166]=&quot;&quot;);&quot;&quot;;IF(OR([.J166]=&quot;&quot;;[.J166]=0);&quot;&quot;;IF([.L166]=0;IF([.F166]=&quot;-&quot;;-1*[.H166]*[.J166]*[.G166];[.H166]*[.J166]*[.G166]);&quot;&quot;)))">
            <text:p/>
          </table:table-cell>
          <table:table-cell table:style-name="ce61" table:formula="of:=IF(OR([.L166]=&quot;&quot;;[.L166]=0);&quot;&quot;;IF([.F166]=&quot;-&quot;;-1*[.H166]*[.J166]*[.L166]*[.G166];[.H166]*[.J166]*[.L166]*[.G16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67]=0;[.J167]=&quot;&quot;);&quot;&quot;;&quot;X&quot;)">
            <text:p/>
          </table:table-cell>
          <table:table-cell table:style-name="ce45"/>
          <table:table-cell table:style-name="ce50" table:formula="of:=IF(OR([.L167]=0;[.L167]=&quot;&quot;);&quot;&quot;;&quot;X&quot;)">
            <text:p/>
          </table:table-cell>
          <table:table-cell table:style-name="ce45"/>
          <table:table-cell table:style-name="ce50" table:formula="of:=IF(OR([.H167]=&quot;&quot;;[.H167]=0);&quot;&quot;;&quot;=&quot;)">
            <text:p/>
          </table:table-cell>
          <table:table-cell table:style-name="ce54" table:formula="of:=IF(OR([.F167]=&quot;&quot;;[.G167]=&quot;&quot;);&quot;&quot;;IF([.G167]=&quot;&quot;;&quot;&quot;;IF(OR([.H167]=0;[.H167]=0);&quot;&quot;;IF([.J167]=0;IF([.F167]=&quot;-&quot;;-1*[.H167]*[.G167];[.H167]*[.G167]);&quot;&quot;))))">
            <text:p/>
          </table:table-cell>
          <table:table-cell table:style-name="ce58" table:formula="of:=IF(OR([.F167]=&quot;&quot;;[.G167]=&quot;&quot;);&quot;&quot;;IF(OR([.J167]=&quot;&quot;;[.J167]=0);&quot;&quot;;IF([.L167]=0;IF([.F167]=&quot;-&quot;;-1*[.H167]*[.J167]*[.G167];[.H167]*[.J167]*[.G167]);&quot;&quot;)))">
            <text:p/>
          </table:table-cell>
          <table:table-cell table:style-name="ce61" table:formula="of:=IF(OR([.L167]=&quot;&quot;;[.L167]=0);&quot;&quot;;IF([.F167]=&quot;-&quot;;-1*[.H167]*[.J167]*[.L167]*[.G167];[.H167]*[.J167]*[.L167]*[.G16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68]=0;[.J168]=&quot;&quot;);&quot;&quot;;&quot;X&quot;)">
            <text:p/>
          </table:table-cell>
          <table:table-cell table:style-name="ce45"/>
          <table:table-cell table:style-name="ce50" table:formula="of:=IF(OR([.L168]=0;[.L168]=&quot;&quot;);&quot;&quot;;&quot;X&quot;)">
            <text:p/>
          </table:table-cell>
          <table:table-cell table:style-name="ce45"/>
          <table:table-cell table:style-name="ce50" table:formula="of:=IF(OR([.H168]=&quot;&quot;;[.H168]=0);&quot;&quot;;&quot;=&quot;)">
            <text:p/>
          </table:table-cell>
          <table:table-cell table:style-name="ce54" table:formula="of:=IF(OR([.F168]=&quot;&quot;;[.G168]=&quot;&quot;);&quot;&quot;;IF([.G168]=&quot;&quot;;&quot;&quot;;IF(OR([.H168]=0;[.H168]=0);&quot;&quot;;IF([.J168]=0;IF([.F168]=&quot;-&quot;;-1*[.H168]*[.G168];[.H168]*[.G168]);&quot;&quot;))))">
            <text:p/>
          </table:table-cell>
          <table:table-cell table:style-name="ce58" table:formula="of:=IF(OR([.F168]=&quot;&quot;;[.G168]=&quot;&quot;);&quot;&quot;;IF(OR([.J168]=&quot;&quot;;[.J168]=0);&quot;&quot;;IF([.L168]=0;IF([.F168]=&quot;-&quot;;-1*[.H168]*[.J168]*[.G168];[.H168]*[.J168]*[.G168]);&quot;&quot;)))">
            <text:p/>
          </table:table-cell>
          <table:table-cell table:style-name="ce61" table:formula="of:=IF(OR([.L168]=&quot;&quot;;[.L168]=0);&quot;&quot;;IF([.F168]=&quot;-&quot;;-1*[.H168]*[.J168]*[.L168]*[.G168];[.H168]*[.J168]*[.L168]*[.G16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69]=0;[.J169]=&quot;&quot;);&quot;&quot;;&quot;X&quot;)">
            <text:p/>
          </table:table-cell>
          <table:table-cell table:style-name="ce45"/>
          <table:table-cell table:style-name="ce50" table:formula="of:=IF(OR([.L169]=0;[.L169]=&quot;&quot;);&quot;&quot;;&quot;X&quot;)">
            <text:p/>
          </table:table-cell>
          <table:table-cell table:style-name="ce45"/>
          <table:table-cell table:style-name="ce50" table:formula="of:=IF(OR([.H169]=&quot;&quot;;[.H169]=0);&quot;&quot;;&quot;=&quot;)">
            <text:p/>
          </table:table-cell>
          <table:table-cell table:style-name="ce54" table:formula="of:=IF(OR([.F169]=&quot;&quot;;[.G169]=&quot;&quot;);&quot;&quot;;IF([.G169]=&quot;&quot;;&quot;&quot;;IF(OR([.H169]=0;[.H169]=0);&quot;&quot;;IF([.J169]=0;IF([.F169]=&quot;-&quot;;-1*[.H169]*[.G169];[.H169]*[.G169]);&quot;&quot;))))">
            <text:p/>
          </table:table-cell>
          <table:table-cell table:style-name="ce58" table:formula="of:=IF(OR([.F169]=&quot;&quot;;[.G169]=&quot;&quot;);&quot;&quot;;IF(OR([.J169]=&quot;&quot;;[.J169]=0);&quot;&quot;;IF([.L169]=0;IF([.F169]=&quot;-&quot;;-1*[.H169]*[.J169]*[.G169];[.H169]*[.J169]*[.G169]);&quot;&quot;)))">
            <text:p/>
          </table:table-cell>
          <table:table-cell table:style-name="ce61" table:formula="of:=IF(OR([.L169]=&quot;&quot;;[.L169]=0);&quot;&quot;;IF([.F169]=&quot;-&quot;;-1*[.H169]*[.J169]*[.L169]*[.G169];[.H169]*[.J169]*[.L169]*[.G16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70]=0;[.J170]=&quot;&quot;);&quot;&quot;;&quot;X&quot;)">
            <text:p/>
          </table:table-cell>
          <table:table-cell table:style-name="ce45"/>
          <table:table-cell table:style-name="ce50" table:formula="of:=IF(OR([.L170]=0;[.L170]=&quot;&quot;);&quot;&quot;;&quot;X&quot;)">
            <text:p/>
          </table:table-cell>
          <table:table-cell table:style-name="ce45"/>
          <table:table-cell table:style-name="ce50" table:formula="of:=IF(OR([.H170]=&quot;&quot;;[.H170]=0);&quot;&quot;;&quot;=&quot;)">
            <text:p/>
          </table:table-cell>
          <table:table-cell table:style-name="ce54" table:formula="of:=IF(OR([.F170]=&quot;&quot;;[.G170]=&quot;&quot;);&quot;&quot;;IF([.G170]=&quot;&quot;;&quot;&quot;;IF(OR([.H170]=0;[.H170]=0);&quot;&quot;;IF([.J170]=0;IF([.F170]=&quot;-&quot;;-1*[.H170]*[.G170];[.H170]*[.G170]);&quot;&quot;))))">
            <text:p/>
          </table:table-cell>
          <table:table-cell table:style-name="ce58" table:formula="of:=IF(OR([.F170]=&quot;&quot;;[.G170]=&quot;&quot;);&quot;&quot;;IF(OR([.J170]=&quot;&quot;;[.J170]=0);&quot;&quot;;IF([.L170]=0;IF([.F170]=&quot;-&quot;;-1*[.H170]*[.J170]*[.G170];[.H170]*[.J170]*[.G170]);&quot;&quot;)))">
            <text:p/>
          </table:table-cell>
          <table:table-cell table:style-name="ce61" table:formula="of:=IF(OR([.L170]=&quot;&quot;;[.L170]=0);&quot;&quot;;IF([.F170]=&quot;-&quot;;-1*[.H170]*[.J170]*[.L170]*[.G170];[.H170]*[.J170]*[.L170]*[.G17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71]=0;[.J171]=&quot;&quot;);&quot;&quot;;&quot;X&quot;)">
            <text:p/>
          </table:table-cell>
          <table:table-cell table:style-name="ce45"/>
          <table:table-cell table:style-name="ce50" table:formula="of:=IF(OR([.L171]=0;[.L171]=&quot;&quot;);&quot;&quot;;&quot;X&quot;)">
            <text:p/>
          </table:table-cell>
          <table:table-cell table:style-name="ce45"/>
          <table:table-cell table:style-name="ce50" table:formula="of:=IF(OR([.H171]=&quot;&quot;;[.H171]=0);&quot;&quot;;&quot;=&quot;)">
            <text:p/>
          </table:table-cell>
          <table:table-cell table:style-name="ce54" table:formula="of:=IF(OR([.F171]=&quot;&quot;;[.G171]=&quot;&quot;);&quot;&quot;;IF([.G171]=&quot;&quot;;&quot;&quot;;IF(OR([.H171]=0;[.H171]=0);&quot;&quot;;IF([.J171]=0;IF([.F171]=&quot;-&quot;;-1*[.H171]*[.G171];[.H171]*[.G171]);&quot;&quot;))))">
            <text:p/>
          </table:table-cell>
          <table:table-cell table:style-name="ce58" table:formula="of:=IF(OR([.F171]=&quot;&quot;;[.G171]=&quot;&quot;);&quot;&quot;;IF(OR([.J171]=&quot;&quot;;[.J171]=0);&quot;&quot;;IF([.L171]=0;IF([.F171]=&quot;-&quot;;-1*[.H171]*[.J171]*[.G171];[.H171]*[.J171]*[.G171]);&quot;&quot;)))">
            <text:p/>
          </table:table-cell>
          <table:table-cell table:style-name="ce61" table:formula="of:=IF(OR([.L171]=&quot;&quot;;[.L171]=0);&quot;&quot;;IF([.F171]=&quot;-&quot;;-1*[.H171]*[.J171]*[.L171]*[.G171];[.H171]*[.J171]*[.L171]*[.G17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72]=0;[.J172]=&quot;&quot;);&quot;&quot;;&quot;X&quot;)">
            <text:p/>
          </table:table-cell>
          <table:table-cell table:style-name="ce45"/>
          <table:table-cell table:style-name="ce50" table:formula="of:=IF(OR([.L172]=0;[.L172]=&quot;&quot;);&quot;&quot;;&quot;X&quot;)">
            <text:p/>
          </table:table-cell>
          <table:table-cell table:style-name="ce45"/>
          <table:table-cell table:style-name="ce50" table:formula="of:=IF(OR([.H172]=&quot;&quot;;[.H172]=0);&quot;&quot;;&quot;=&quot;)">
            <text:p/>
          </table:table-cell>
          <table:table-cell table:style-name="ce54" table:formula="of:=IF(OR([.F172]=&quot;&quot;;[.G172]=&quot;&quot;);&quot;&quot;;IF([.G172]=&quot;&quot;;&quot;&quot;;IF(OR([.H172]=0;[.H172]=0);&quot;&quot;;IF([.J172]=0;IF([.F172]=&quot;-&quot;;-1*[.H172]*[.G172];[.H172]*[.G172]);&quot;&quot;))))">
            <text:p/>
          </table:table-cell>
          <table:table-cell table:style-name="ce58" table:formula="of:=IF(OR([.F172]=&quot;&quot;;[.G172]=&quot;&quot;);&quot;&quot;;IF(OR([.J172]=&quot;&quot;;[.J172]=0);&quot;&quot;;IF([.L172]=0;IF([.F172]=&quot;-&quot;;-1*[.H172]*[.J172]*[.G172];[.H172]*[.J172]*[.G172]);&quot;&quot;)))">
            <text:p/>
          </table:table-cell>
          <table:table-cell table:style-name="ce61" table:formula="of:=IF(OR([.L172]=&quot;&quot;;[.L172]=0);&quot;&quot;;IF([.F172]=&quot;-&quot;;-1*[.H172]*[.J172]*[.L172]*[.G172];[.H172]*[.J172]*[.L172]*[.G17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73]=0;[.J173]=&quot;&quot;);&quot;&quot;;&quot;X&quot;)">
            <text:p/>
          </table:table-cell>
          <table:table-cell table:style-name="ce45"/>
          <table:table-cell table:style-name="ce50" table:formula="of:=IF(OR([.L173]=0;[.L173]=&quot;&quot;);&quot;&quot;;&quot;X&quot;)">
            <text:p/>
          </table:table-cell>
          <table:table-cell table:style-name="ce45"/>
          <table:table-cell table:style-name="ce50" table:formula="of:=IF(OR([.H173]=&quot;&quot;;[.H173]=0);&quot;&quot;;&quot;=&quot;)">
            <text:p/>
          </table:table-cell>
          <table:table-cell table:style-name="ce54" table:formula="of:=IF(OR([.F173]=&quot;&quot;;[.G173]=&quot;&quot;);&quot;&quot;;IF([.G173]=&quot;&quot;;&quot;&quot;;IF(OR([.H173]=0;[.H173]=0);&quot;&quot;;IF([.J173]=0;IF([.F173]=&quot;-&quot;;-1*[.H173]*[.G173];[.H173]*[.G173]);&quot;&quot;))))">
            <text:p/>
          </table:table-cell>
          <table:table-cell table:style-name="ce58" table:formula="of:=IF(OR([.F173]=&quot;&quot;;[.G173]=&quot;&quot;);&quot;&quot;;IF(OR([.J173]=&quot;&quot;;[.J173]=0);&quot;&quot;;IF([.L173]=0;IF([.F173]=&quot;-&quot;;-1*[.H173]*[.J173]*[.G173];[.H173]*[.J173]*[.G173]);&quot;&quot;)))">
            <text:p/>
          </table:table-cell>
          <table:table-cell table:style-name="ce61" table:formula="of:=IF(OR([.L173]=&quot;&quot;;[.L173]=0);&quot;&quot;;IF([.F173]=&quot;-&quot;;-1*[.H173]*[.J173]*[.L173]*[.G173];[.H173]*[.J173]*[.L173]*[.G17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74]=0;[.J174]=&quot;&quot;);&quot;&quot;;&quot;X&quot;)">
            <text:p/>
          </table:table-cell>
          <table:table-cell table:style-name="ce45"/>
          <table:table-cell table:style-name="ce50" table:formula="of:=IF(OR([.L174]=0;[.L174]=&quot;&quot;);&quot;&quot;;&quot;X&quot;)">
            <text:p/>
          </table:table-cell>
          <table:table-cell table:style-name="ce45"/>
          <table:table-cell table:style-name="ce50" table:formula="of:=IF(OR([.H174]=&quot;&quot;;[.H174]=0);&quot;&quot;;&quot;=&quot;)">
            <text:p/>
          </table:table-cell>
          <table:table-cell table:style-name="ce54" table:formula="of:=IF(OR([.F174]=&quot;&quot;;[.G174]=&quot;&quot;);&quot;&quot;;IF([.G174]=&quot;&quot;;&quot;&quot;;IF(OR([.H174]=0;[.H174]=0);&quot;&quot;;IF([.J174]=0;IF([.F174]=&quot;-&quot;;-1*[.H174]*[.G174];[.H174]*[.G174]);&quot;&quot;))))">
            <text:p/>
          </table:table-cell>
          <table:table-cell table:style-name="ce58" table:formula="of:=IF(OR([.F174]=&quot;&quot;;[.G174]=&quot;&quot;);&quot;&quot;;IF(OR([.J174]=&quot;&quot;;[.J174]=0);&quot;&quot;;IF([.L174]=0;IF([.F174]=&quot;-&quot;;-1*[.H174]*[.J174]*[.G174];[.H174]*[.J174]*[.G174]);&quot;&quot;)))">
            <text:p/>
          </table:table-cell>
          <table:table-cell table:style-name="ce61" table:formula="of:=IF(OR([.L174]=&quot;&quot;;[.L174]=0);&quot;&quot;;IF([.F174]=&quot;-&quot;;-1*[.H174]*[.J174]*[.L174]*[.G174];[.H174]*[.J174]*[.L174]*[.G17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75]=0;[.J175]=&quot;&quot;);&quot;&quot;;&quot;X&quot;)">
            <text:p/>
          </table:table-cell>
          <table:table-cell table:style-name="ce45"/>
          <table:table-cell table:style-name="ce50" table:formula="of:=IF(OR([.L175]=0;[.L175]=&quot;&quot;);&quot;&quot;;&quot;X&quot;)">
            <text:p/>
          </table:table-cell>
          <table:table-cell table:style-name="ce45"/>
          <table:table-cell table:style-name="ce50" table:formula="of:=IF(OR([.H175]=&quot;&quot;;[.H175]=0);&quot;&quot;;&quot;=&quot;)">
            <text:p/>
          </table:table-cell>
          <table:table-cell table:style-name="ce54" table:formula="of:=IF(OR([.F175]=&quot;&quot;;[.G175]=&quot;&quot;);&quot;&quot;;IF([.G175]=&quot;&quot;;&quot;&quot;;IF(OR([.H175]=0;[.H175]=0);&quot;&quot;;IF([.J175]=0;IF([.F175]=&quot;-&quot;;-1*[.H175]*[.G175];[.H175]*[.G175]);&quot;&quot;))))">
            <text:p/>
          </table:table-cell>
          <table:table-cell table:style-name="ce58" table:formula="of:=IF(OR([.F175]=&quot;&quot;;[.G175]=&quot;&quot;);&quot;&quot;;IF(OR([.J175]=&quot;&quot;;[.J175]=0);&quot;&quot;;IF([.L175]=0;IF([.F175]=&quot;-&quot;;-1*[.H175]*[.J175]*[.G175];[.H175]*[.J175]*[.G175]);&quot;&quot;)))">
            <text:p/>
          </table:table-cell>
          <table:table-cell table:style-name="ce61" table:formula="of:=IF(OR([.L175]=&quot;&quot;;[.L175]=0);&quot;&quot;;IF([.F175]=&quot;-&quot;;-1*[.H175]*[.J175]*[.L175]*[.G175];[.H175]*[.J175]*[.L175]*[.G17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76]=0;[.J176]=&quot;&quot;);&quot;&quot;;&quot;X&quot;)">
            <text:p/>
          </table:table-cell>
          <table:table-cell table:style-name="ce45"/>
          <table:table-cell table:style-name="ce50" table:formula="of:=IF(OR([.L176]=0;[.L176]=&quot;&quot;);&quot;&quot;;&quot;X&quot;)">
            <text:p/>
          </table:table-cell>
          <table:table-cell table:style-name="ce45"/>
          <table:table-cell table:style-name="ce50" table:formula="of:=IF(OR([.H176]=&quot;&quot;;[.H176]=0);&quot;&quot;;&quot;=&quot;)">
            <text:p/>
          </table:table-cell>
          <table:table-cell table:style-name="ce54" table:formula="of:=IF(OR([.F176]=&quot;&quot;;[.G176]=&quot;&quot;);&quot;&quot;;IF([.G176]=&quot;&quot;;&quot;&quot;;IF(OR([.H176]=0;[.H176]=0);&quot;&quot;;IF([.J176]=0;IF([.F176]=&quot;-&quot;;-1*[.H176]*[.G176];[.H176]*[.G176]);&quot;&quot;))))">
            <text:p/>
          </table:table-cell>
          <table:table-cell table:style-name="ce58" table:formula="of:=IF(OR([.F176]=&quot;&quot;;[.G176]=&quot;&quot;);&quot;&quot;;IF(OR([.J176]=&quot;&quot;;[.J176]=0);&quot;&quot;;IF([.L176]=0;IF([.F176]=&quot;-&quot;;-1*[.H176]*[.J176]*[.G176];[.H176]*[.J176]*[.G176]);&quot;&quot;)))">
            <text:p/>
          </table:table-cell>
          <table:table-cell table:style-name="ce61" table:formula="of:=IF(OR([.L176]=&quot;&quot;;[.L176]=0);&quot;&quot;;IF([.F176]=&quot;-&quot;;-1*[.H176]*[.J176]*[.L176]*[.G176];[.H176]*[.J176]*[.L176]*[.G17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77]=0;[.J177]=&quot;&quot;);&quot;&quot;;&quot;X&quot;)">
            <text:p/>
          </table:table-cell>
          <table:table-cell table:style-name="ce45"/>
          <table:table-cell table:style-name="ce50" table:formula="of:=IF(OR([.L177]=0;[.L177]=&quot;&quot;);&quot;&quot;;&quot;X&quot;)">
            <text:p/>
          </table:table-cell>
          <table:table-cell table:style-name="ce45"/>
          <table:table-cell table:style-name="ce50" table:formula="of:=IF(OR([.H177]=&quot;&quot;;[.H177]=0);&quot;&quot;;&quot;=&quot;)">
            <text:p/>
          </table:table-cell>
          <table:table-cell table:style-name="ce54" table:formula="of:=IF(OR([.F177]=&quot;&quot;;[.G177]=&quot;&quot;);&quot;&quot;;IF([.G177]=&quot;&quot;;&quot;&quot;;IF(OR([.H177]=0;[.H177]=0);&quot;&quot;;IF([.J177]=0;IF([.F177]=&quot;-&quot;;-1*[.H177]*[.G177];[.H177]*[.G177]);&quot;&quot;))))">
            <text:p/>
          </table:table-cell>
          <table:table-cell table:style-name="ce58" table:formula="of:=IF(OR([.F177]=&quot;&quot;;[.G177]=&quot;&quot;);&quot;&quot;;IF(OR([.J177]=&quot;&quot;;[.J177]=0);&quot;&quot;;IF([.L177]=0;IF([.F177]=&quot;-&quot;;-1*[.H177]*[.J177]*[.G177];[.H177]*[.J177]*[.G177]);&quot;&quot;)))">
            <text:p/>
          </table:table-cell>
          <table:table-cell table:style-name="ce61" table:formula="of:=IF(OR([.L177]=&quot;&quot;;[.L177]=0);&quot;&quot;;IF([.F177]=&quot;-&quot;;-1*[.H177]*[.J177]*[.L177]*[.G177];[.H177]*[.J177]*[.L177]*[.G17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78]=0;[.J178]=&quot;&quot;);&quot;&quot;;&quot;X&quot;)">
            <text:p/>
          </table:table-cell>
          <table:table-cell table:style-name="ce45"/>
          <table:table-cell table:style-name="ce50" table:formula="of:=IF(OR([.L178]=0;[.L178]=&quot;&quot;);&quot;&quot;;&quot;X&quot;)">
            <text:p/>
          </table:table-cell>
          <table:table-cell table:style-name="ce45"/>
          <table:table-cell table:style-name="ce50" table:formula="of:=IF(OR([.H178]=&quot;&quot;;[.H178]=0);&quot;&quot;;&quot;=&quot;)">
            <text:p/>
          </table:table-cell>
          <table:table-cell table:style-name="ce54" table:formula="of:=IF(OR([.F178]=&quot;&quot;;[.G178]=&quot;&quot;);&quot;&quot;;IF([.G178]=&quot;&quot;;&quot;&quot;;IF(OR([.H178]=0;[.H178]=0);&quot;&quot;;IF([.J178]=0;IF([.F178]=&quot;-&quot;;-1*[.H178]*[.G178];[.H178]*[.G178]);&quot;&quot;))))">
            <text:p/>
          </table:table-cell>
          <table:table-cell table:style-name="ce58" table:formula="of:=IF(OR([.F178]=&quot;&quot;;[.G178]=&quot;&quot;);&quot;&quot;;IF(OR([.J178]=&quot;&quot;;[.J178]=0);&quot;&quot;;IF([.L178]=0;IF([.F178]=&quot;-&quot;;-1*[.H178]*[.J178]*[.G178];[.H178]*[.J178]*[.G178]);&quot;&quot;)))">
            <text:p/>
          </table:table-cell>
          <table:table-cell table:style-name="ce61" table:formula="of:=IF(OR([.L178]=&quot;&quot;;[.L178]=0);&quot;&quot;;IF([.F178]=&quot;-&quot;;-1*[.H178]*[.J178]*[.L178]*[.G178];[.H178]*[.J178]*[.L178]*[.G17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79]=0;[.J179]=&quot;&quot;);&quot;&quot;;&quot;X&quot;)">
            <text:p/>
          </table:table-cell>
          <table:table-cell table:style-name="ce45"/>
          <table:table-cell table:style-name="ce50" table:formula="of:=IF(OR([.L179]=0;[.L179]=&quot;&quot;);&quot;&quot;;&quot;X&quot;)">
            <text:p/>
          </table:table-cell>
          <table:table-cell table:style-name="ce45"/>
          <table:table-cell table:style-name="ce50" table:formula="of:=IF(OR([.H179]=&quot;&quot;;[.H179]=0);&quot;&quot;;&quot;=&quot;)">
            <text:p/>
          </table:table-cell>
          <table:table-cell table:style-name="ce54" table:formula="of:=IF(OR([.F179]=&quot;&quot;;[.G179]=&quot;&quot;);&quot;&quot;;IF([.G179]=&quot;&quot;;&quot;&quot;;IF(OR([.H179]=0;[.H179]=0);&quot;&quot;;IF([.J179]=0;IF([.F179]=&quot;-&quot;;-1*[.H179]*[.G179];[.H179]*[.G179]);&quot;&quot;))))">
            <text:p/>
          </table:table-cell>
          <table:table-cell table:style-name="ce58" table:formula="of:=IF(OR([.F179]=&quot;&quot;;[.G179]=&quot;&quot;);&quot;&quot;;IF(OR([.J179]=&quot;&quot;;[.J179]=0);&quot;&quot;;IF([.L179]=0;IF([.F179]=&quot;-&quot;;-1*[.H179]*[.J179]*[.G179];[.H179]*[.J179]*[.G179]);&quot;&quot;)))">
            <text:p/>
          </table:table-cell>
          <table:table-cell table:style-name="ce61" table:formula="of:=IF(OR([.L179]=&quot;&quot;;[.L179]=0);&quot;&quot;;IF([.F179]=&quot;-&quot;;-1*[.H179]*[.J179]*[.L179]*[.G179];[.H179]*[.J179]*[.L179]*[.G17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80]=0;[.J180]=&quot;&quot;);&quot;&quot;;&quot;X&quot;)">
            <text:p/>
          </table:table-cell>
          <table:table-cell table:style-name="ce45"/>
          <table:table-cell table:style-name="ce50" table:formula="of:=IF(OR([.L180]=0;[.L180]=&quot;&quot;);&quot;&quot;;&quot;X&quot;)">
            <text:p/>
          </table:table-cell>
          <table:table-cell table:style-name="ce45"/>
          <table:table-cell table:style-name="ce50" table:formula="of:=IF(OR([.H180]=&quot;&quot;;[.H180]=0);&quot;&quot;;&quot;=&quot;)">
            <text:p/>
          </table:table-cell>
          <table:table-cell table:style-name="ce54" table:formula="of:=IF(OR([.F180]=&quot;&quot;;[.G180]=&quot;&quot;);&quot;&quot;;IF([.G180]=&quot;&quot;;&quot;&quot;;IF(OR([.H180]=0;[.H180]=0);&quot;&quot;;IF([.J180]=0;IF([.F180]=&quot;-&quot;;-1*[.H180]*[.G180];[.H180]*[.G180]);&quot;&quot;))))">
            <text:p/>
          </table:table-cell>
          <table:table-cell table:style-name="ce58" table:formula="of:=IF(OR([.F180]=&quot;&quot;;[.G180]=&quot;&quot;);&quot;&quot;;IF(OR([.J180]=&quot;&quot;;[.J180]=0);&quot;&quot;;IF([.L180]=0;IF([.F180]=&quot;-&quot;;-1*[.H180]*[.J180]*[.G180];[.H180]*[.J180]*[.G180]);&quot;&quot;)))">
            <text:p/>
          </table:table-cell>
          <table:table-cell table:style-name="ce61" table:formula="of:=IF(OR([.L180]=&quot;&quot;;[.L180]=0);&quot;&quot;;IF([.F180]=&quot;-&quot;;-1*[.H180]*[.J180]*[.L180]*[.G180];[.H180]*[.J180]*[.L180]*[.G18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81]=0;[.J181]=&quot;&quot;);&quot;&quot;;&quot;X&quot;)">
            <text:p/>
          </table:table-cell>
          <table:table-cell table:style-name="ce45"/>
          <table:table-cell table:style-name="ce50" table:formula="of:=IF(OR([.L181]=0;[.L181]=&quot;&quot;);&quot;&quot;;&quot;X&quot;)">
            <text:p/>
          </table:table-cell>
          <table:table-cell table:style-name="ce45"/>
          <table:table-cell table:style-name="ce50" table:formula="of:=IF(OR([.H181]=&quot;&quot;;[.H181]=0);&quot;&quot;;&quot;=&quot;)">
            <text:p/>
          </table:table-cell>
          <table:table-cell table:style-name="ce54" table:formula="of:=IF(OR([.F181]=&quot;&quot;;[.G181]=&quot;&quot;);&quot;&quot;;IF([.G181]=&quot;&quot;;&quot;&quot;;IF(OR([.H181]=0;[.H181]=0);&quot;&quot;;IF([.J181]=0;IF([.F181]=&quot;-&quot;;-1*[.H181]*[.G181];[.H181]*[.G181]);&quot;&quot;))))">
            <text:p/>
          </table:table-cell>
          <table:table-cell table:style-name="ce58" table:formula="of:=IF(OR([.F181]=&quot;&quot;;[.G181]=&quot;&quot;);&quot;&quot;;IF(OR([.J181]=&quot;&quot;;[.J181]=0);&quot;&quot;;IF([.L181]=0;IF([.F181]=&quot;-&quot;;-1*[.H181]*[.J181]*[.G181];[.H181]*[.J181]*[.G181]);&quot;&quot;)))">
            <text:p/>
          </table:table-cell>
          <table:table-cell table:style-name="ce61" table:formula="of:=IF(OR([.L181]=&quot;&quot;;[.L181]=0);&quot;&quot;;IF([.F181]=&quot;-&quot;;-1*[.H181]*[.J181]*[.L181]*[.G181];[.H181]*[.J181]*[.L181]*[.G18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82]=0;[.J182]=&quot;&quot;);&quot;&quot;;&quot;X&quot;)">
            <text:p/>
          </table:table-cell>
          <table:table-cell table:style-name="ce45"/>
          <table:table-cell table:style-name="ce50" table:formula="of:=IF(OR([.L182]=0;[.L182]=&quot;&quot;);&quot;&quot;;&quot;X&quot;)">
            <text:p/>
          </table:table-cell>
          <table:table-cell table:style-name="ce45"/>
          <table:table-cell table:style-name="ce50" table:formula="of:=IF(OR([.H182]=&quot;&quot;;[.H182]=0);&quot;&quot;;&quot;=&quot;)">
            <text:p/>
          </table:table-cell>
          <table:table-cell table:style-name="ce54" table:formula="of:=IF(OR([.F182]=&quot;&quot;;[.G182]=&quot;&quot;);&quot;&quot;;IF([.G182]=&quot;&quot;;&quot;&quot;;IF(OR([.H182]=0;[.H182]=0);&quot;&quot;;IF([.J182]=0;IF([.F182]=&quot;-&quot;;-1*[.H182]*[.G182];[.H182]*[.G182]);&quot;&quot;))))">
            <text:p/>
          </table:table-cell>
          <table:table-cell table:style-name="ce58" table:formula="of:=IF(OR([.F182]=&quot;&quot;;[.G182]=&quot;&quot;);&quot;&quot;;IF(OR([.J182]=&quot;&quot;;[.J182]=0);&quot;&quot;;IF([.L182]=0;IF([.F182]=&quot;-&quot;;-1*[.H182]*[.J182]*[.G182];[.H182]*[.J182]*[.G182]);&quot;&quot;)))">
            <text:p/>
          </table:table-cell>
          <table:table-cell table:style-name="ce61" table:formula="of:=IF(OR([.L182]=&quot;&quot;;[.L182]=0);&quot;&quot;;IF([.F182]=&quot;-&quot;;-1*[.H182]*[.J182]*[.L182]*[.G182];[.H182]*[.J182]*[.L182]*[.G18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83]=0;[.J183]=&quot;&quot;);&quot;&quot;;&quot;X&quot;)">
            <text:p/>
          </table:table-cell>
          <table:table-cell table:style-name="ce45"/>
          <table:table-cell table:style-name="ce50" table:formula="of:=IF(OR([.L183]=0;[.L183]=&quot;&quot;);&quot;&quot;;&quot;X&quot;)">
            <text:p/>
          </table:table-cell>
          <table:table-cell table:style-name="ce45"/>
          <table:table-cell table:style-name="ce50" table:formula="of:=IF(OR([.H183]=&quot;&quot;;[.H183]=0);&quot;&quot;;&quot;=&quot;)">
            <text:p/>
          </table:table-cell>
          <table:table-cell table:style-name="ce54" table:formula="of:=IF(OR([.F183]=&quot;&quot;;[.G183]=&quot;&quot;);&quot;&quot;;IF([.G183]=&quot;&quot;;&quot;&quot;;IF(OR([.H183]=0;[.H183]=0);&quot;&quot;;IF([.J183]=0;IF([.F183]=&quot;-&quot;;-1*[.H183]*[.G183];[.H183]*[.G183]);&quot;&quot;))))">
            <text:p/>
          </table:table-cell>
          <table:table-cell table:style-name="ce58" table:formula="of:=IF(OR([.F183]=&quot;&quot;;[.G183]=&quot;&quot;);&quot;&quot;;IF(OR([.J183]=&quot;&quot;;[.J183]=0);&quot;&quot;;IF([.L183]=0;IF([.F183]=&quot;-&quot;;-1*[.H183]*[.J183]*[.G183];[.H183]*[.J183]*[.G183]);&quot;&quot;)))">
            <text:p/>
          </table:table-cell>
          <table:table-cell table:style-name="ce61" table:formula="of:=IF(OR([.L183]=&quot;&quot;;[.L183]=0);&quot;&quot;;IF([.F183]=&quot;-&quot;;-1*[.H183]*[.J183]*[.L183]*[.G183];[.H183]*[.J183]*[.L183]*[.G18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84]=0;[.J184]=&quot;&quot;);&quot;&quot;;&quot;X&quot;)">
            <text:p/>
          </table:table-cell>
          <table:table-cell table:style-name="ce45"/>
          <table:table-cell table:style-name="ce50" table:formula="of:=IF(OR([.L184]=0;[.L184]=&quot;&quot;);&quot;&quot;;&quot;X&quot;)">
            <text:p/>
          </table:table-cell>
          <table:table-cell table:style-name="ce45"/>
          <table:table-cell table:style-name="ce50" table:formula="of:=IF(OR([.H184]=&quot;&quot;;[.H184]=0);&quot;&quot;;&quot;=&quot;)">
            <text:p/>
          </table:table-cell>
          <table:table-cell table:style-name="ce54" table:formula="of:=IF(OR([.F184]=&quot;&quot;;[.G184]=&quot;&quot;);&quot;&quot;;IF([.G184]=&quot;&quot;;&quot;&quot;;IF(OR([.H184]=0;[.H184]=0);&quot;&quot;;IF([.J184]=0;IF([.F184]=&quot;-&quot;;-1*[.H184]*[.G184];[.H184]*[.G184]);&quot;&quot;))))">
            <text:p/>
          </table:table-cell>
          <table:table-cell table:style-name="ce58" table:formula="of:=IF(OR([.F184]=&quot;&quot;;[.G184]=&quot;&quot;);&quot;&quot;;IF(OR([.J184]=&quot;&quot;;[.J184]=0);&quot;&quot;;IF([.L184]=0;IF([.F184]=&quot;-&quot;;-1*[.H184]*[.J184]*[.G184];[.H184]*[.J184]*[.G184]);&quot;&quot;)))">
            <text:p/>
          </table:table-cell>
          <table:table-cell table:style-name="ce61" table:formula="of:=IF(OR([.L184]=&quot;&quot;;[.L184]=0);&quot;&quot;;IF([.F184]=&quot;-&quot;;-1*[.H184]*[.J184]*[.L184]*[.G184];[.H184]*[.J184]*[.L184]*[.G18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85]=0;[.J185]=&quot;&quot;);&quot;&quot;;&quot;X&quot;)">
            <text:p/>
          </table:table-cell>
          <table:table-cell table:style-name="ce45"/>
          <table:table-cell table:style-name="ce50" table:formula="of:=IF(OR([.L185]=0;[.L185]=&quot;&quot;);&quot;&quot;;&quot;X&quot;)">
            <text:p/>
          </table:table-cell>
          <table:table-cell table:style-name="ce45"/>
          <table:table-cell table:style-name="ce50" table:formula="of:=IF(OR([.H185]=&quot;&quot;;[.H185]=0);&quot;&quot;;&quot;=&quot;)">
            <text:p/>
          </table:table-cell>
          <table:table-cell table:style-name="ce54" table:formula="of:=IF(OR([.F185]=&quot;&quot;;[.G185]=&quot;&quot;);&quot;&quot;;IF([.G185]=&quot;&quot;;&quot;&quot;;IF(OR([.H185]=0;[.H185]=0);&quot;&quot;;IF([.J185]=0;IF([.F185]=&quot;-&quot;;-1*[.H185]*[.G185];[.H185]*[.G185]);&quot;&quot;))))">
            <text:p/>
          </table:table-cell>
          <table:table-cell table:style-name="ce58" table:formula="of:=IF(OR([.F185]=&quot;&quot;;[.G185]=&quot;&quot;);&quot;&quot;;IF(OR([.J185]=&quot;&quot;;[.J185]=0);&quot;&quot;;IF([.L185]=0;IF([.F185]=&quot;-&quot;;-1*[.H185]*[.J185]*[.G185];[.H185]*[.J185]*[.G185]);&quot;&quot;)))">
            <text:p/>
          </table:table-cell>
          <table:table-cell table:style-name="ce61" table:formula="of:=IF(OR([.L185]=&quot;&quot;;[.L185]=0);&quot;&quot;;IF([.F185]=&quot;-&quot;;-1*[.H185]*[.J185]*[.L185]*[.G185];[.H185]*[.J185]*[.L185]*[.G18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86]=0;[.J186]=&quot;&quot;);&quot;&quot;;&quot;X&quot;)">
            <text:p/>
          </table:table-cell>
          <table:table-cell table:style-name="ce45"/>
          <table:table-cell table:style-name="ce50" table:formula="of:=IF(OR([.L186]=0;[.L186]=&quot;&quot;);&quot;&quot;;&quot;X&quot;)">
            <text:p/>
          </table:table-cell>
          <table:table-cell table:style-name="ce45"/>
          <table:table-cell table:style-name="ce50" table:formula="of:=IF(OR([.H186]=&quot;&quot;;[.H186]=0);&quot;&quot;;&quot;=&quot;)">
            <text:p/>
          </table:table-cell>
          <table:table-cell table:style-name="ce54" table:formula="of:=IF(OR([.F186]=&quot;&quot;;[.G186]=&quot;&quot;);&quot;&quot;;IF([.G186]=&quot;&quot;;&quot;&quot;;IF(OR([.H186]=0;[.H186]=0);&quot;&quot;;IF([.J186]=0;IF([.F186]=&quot;-&quot;;-1*[.H186]*[.G186];[.H186]*[.G186]);&quot;&quot;))))">
            <text:p/>
          </table:table-cell>
          <table:table-cell table:style-name="ce58" table:formula="of:=IF(OR([.F186]=&quot;&quot;;[.G186]=&quot;&quot;);&quot;&quot;;IF(OR([.J186]=&quot;&quot;;[.J186]=0);&quot;&quot;;IF([.L186]=0;IF([.F186]=&quot;-&quot;;-1*[.H186]*[.J186]*[.G186];[.H186]*[.J186]*[.G186]);&quot;&quot;)))">
            <text:p/>
          </table:table-cell>
          <table:table-cell table:style-name="ce61" table:formula="of:=IF(OR([.L186]=&quot;&quot;;[.L186]=0);&quot;&quot;;IF([.F186]=&quot;-&quot;;-1*[.H186]*[.J186]*[.L186]*[.G186];[.H186]*[.J186]*[.L186]*[.G18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87]=0;[.J187]=&quot;&quot;);&quot;&quot;;&quot;X&quot;)">
            <text:p/>
          </table:table-cell>
          <table:table-cell table:style-name="ce45"/>
          <table:table-cell table:style-name="ce50" table:formula="of:=IF(OR([.L187]=0;[.L187]=&quot;&quot;);&quot;&quot;;&quot;X&quot;)">
            <text:p/>
          </table:table-cell>
          <table:table-cell table:style-name="ce45"/>
          <table:table-cell table:style-name="ce50" table:formula="of:=IF(OR([.H187]=&quot;&quot;;[.H187]=0);&quot;&quot;;&quot;=&quot;)">
            <text:p/>
          </table:table-cell>
          <table:table-cell table:style-name="ce54" table:formula="of:=IF(OR([.F187]=&quot;&quot;;[.G187]=&quot;&quot;);&quot;&quot;;IF([.G187]=&quot;&quot;;&quot;&quot;;IF(OR([.H187]=0;[.H187]=0);&quot;&quot;;IF([.J187]=0;IF([.F187]=&quot;-&quot;;-1*[.H187]*[.G187];[.H187]*[.G187]);&quot;&quot;))))">
            <text:p/>
          </table:table-cell>
          <table:table-cell table:style-name="ce58" table:formula="of:=IF(OR([.F187]=&quot;&quot;;[.G187]=&quot;&quot;);&quot;&quot;;IF(OR([.J187]=&quot;&quot;;[.J187]=0);&quot;&quot;;IF([.L187]=0;IF([.F187]=&quot;-&quot;;-1*[.H187]*[.J187]*[.G187];[.H187]*[.J187]*[.G187]);&quot;&quot;)))">
            <text:p/>
          </table:table-cell>
          <table:table-cell table:style-name="ce61" table:formula="of:=IF(OR([.L187]=&quot;&quot;;[.L187]=0);&quot;&quot;;IF([.F187]=&quot;-&quot;;-1*[.H187]*[.J187]*[.L187]*[.G187];[.H187]*[.J187]*[.L187]*[.G18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88]=0;[.J188]=&quot;&quot;);&quot;&quot;;&quot;X&quot;)">
            <text:p/>
          </table:table-cell>
          <table:table-cell table:style-name="ce45"/>
          <table:table-cell table:style-name="ce50" table:formula="of:=IF(OR([.L188]=0;[.L188]=&quot;&quot;);&quot;&quot;;&quot;X&quot;)">
            <text:p/>
          </table:table-cell>
          <table:table-cell table:style-name="ce45"/>
          <table:table-cell table:style-name="ce50" table:formula="of:=IF(OR([.H188]=&quot;&quot;;[.H188]=0);&quot;&quot;;&quot;=&quot;)">
            <text:p/>
          </table:table-cell>
          <table:table-cell table:style-name="ce54" table:formula="of:=IF(OR([.F188]=&quot;&quot;;[.G188]=&quot;&quot;);&quot;&quot;;IF([.G188]=&quot;&quot;;&quot;&quot;;IF(OR([.H188]=0;[.H188]=0);&quot;&quot;;IF([.J188]=0;IF([.F188]=&quot;-&quot;;-1*[.H188]*[.G188];[.H188]*[.G188]);&quot;&quot;))))">
            <text:p/>
          </table:table-cell>
          <table:table-cell table:style-name="ce58" table:formula="of:=IF(OR([.F188]=&quot;&quot;;[.G188]=&quot;&quot;);&quot;&quot;;IF(OR([.J188]=&quot;&quot;;[.J188]=0);&quot;&quot;;IF([.L188]=0;IF([.F188]=&quot;-&quot;;-1*[.H188]*[.J188]*[.G188];[.H188]*[.J188]*[.G188]);&quot;&quot;)))">
            <text:p/>
          </table:table-cell>
          <table:table-cell table:style-name="ce61" table:formula="of:=IF(OR([.L188]=&quot;&quot;;[.L188]=0);&quot;&quot;;IF([.F188]=&quot;-&quot;;-1*[.H188]*[.J188]*[.L188]*[.G188];[.H188]*[.J188]*[.L188]*[.G18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89]=0;[.J189]=&quot;&quot;);&quot;&quot;;&quot;X&quot;)">
            <text:p/>
          </table:table-cell>
          <table:table-cell table:style-name="ce45"/>
          <table:table-cell table:style-name="ce50" table:formula="of:=IF(OR([.L189]=0;[.L189]=&quot;&quot;);&quot;&quot;;&quot;X&quot;)">
            <text:p/>
          </table:table-cell>
          <table:table-cell table:style-name="ce45"/>
          <table:table-cell table:style-name="ce50" table:formula="of:=IF(OR([.H189]=&quot;&quot;;[.H189]=0);&quot;&quot;;&quot;=&quot;)">
            <text:p/>
          </table:table-cell>
          <table:table-cell table:style-name="ce54" table:formula="of:=IF(OR([.F189]=&quot;&quot;;[.G189]=&quot;&quot;);&quot;&quot;;IF([.G189]=&quot;&quot;;&quot;&quot;;IF(OR([.H189]=0;[.H189]=0);&quot;&quot;;IF([.J189]=0;IF([.F189]=&quot;-&quot;;-1*[.H189]*[.G189];[.H189]*[.G189]);&quot;&quot;))))">
            <text:p/>
          </table:table-cell>
          <table:table-cell table:style-name="ce58" table:formula="of:=IF(OR([.F189]=&quot;&quot;;[.G189]=&quot;&quot;);&quot;&quot;;IF(OR([.J189]=&quot;&quot;;[.J189]=0);&quot;&quot;;IF([.L189]=0;IF([.F189]=&quot;-&quot;;-1*[.H189]*[.J189]*[.G189];[.H189]*[.J189]*[.G189]);&quot;&quot;)))">
            <text:p/>
          </table:table-cell>
          <table:table-cell table:style-name="ce61" table:formula="of:=IF(OR([.L189]=&quot;&quot;;[.L189]=0);&quot;&quot;;IF([.F189]=&quot;-&quot;;-1*[.H189]*[.J189]*[.L189]*[.G189];[.H189]*[.J189]*[.L189]*[.G18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90]=0;[.J190]=&quot;&quot;);&quot;&quot;;&quot;X&quot;)">
            <text:p/>
          </table:table-cell>
          <table:table-cell table:style-name="ce45"/>
          <table:table-cell table:style-name="ce50" table:formula="of:=IF(OR([.L190]=0;[.L190]=&quot;&quot;);&quot;&quot;;&quot;X&quot;)">
            <text:p/>
          </table:table-cell>
          <table:table-cell table:style-name="ce45"/>
          <table:table-cell table:style-name="ce50" table:formula="of:=IF(OR([.H190]=&quot;&quot;;[.H190]=0);&quot;&quot;;&quot;=&quot;)">
            <text:p/>
          </table:table-cell>
          <table:table-cell table:style-name="ce54" table:formula="of:=IF(OR([.F190]=&quot;&quot;;[.G190]=&quot;&quot;);&quot;&quot;;IF([.G190]=&quot;&quot;;&quot;&quot;;IF(OR([.H190]=0;[.H190]=0);&quot;&quot;;IF([.J190]=0;IF([.F190]=&quot;-&quot;;-1*[.H190]*[.G190];[.H190]*[.G190]);&quot;&quot;))))">
            <text:p/>
          </table:table-cell>
          <table:table-cell table:style-name="ce58" table:formula="of:=IF(OR([.F190]=&quot;&quot;;[.G190]=&quot;&quot;);&quot;&quot;;IF(OR([.J190]=&quot;&quot;;[.J190]=0);&quot;&quot;;IF([.L190]=0;IF([.F190]=&quot;-&quot;;-1*[.H190]*[.J190]*[.G190];[.H190]*[.J190]*[.G190]);&quot;&quot;)))">
            <text:p/>
          </table:table-cell>
          <table:table-cell table:style-name="ce61" table:formula="of:=IF(OR([.L190]=&quot;&quot;;[.L190]=0);&quot;&quot;;IF([.F190]=&quot;-&quot;;-1*[.H190]*[.J190]*[.L190]*[.G190];[.H190]*[.J190]*[.L190]*[.G190]))">
            <text:p/>
          </table:table-cell>
          <table:table-cell table:number-columns-repeated="1008"/>
        </table:table-row>
        <table:table-row table:style-name="ro3">
          <table:covered-table-cell table:number-columns-repeated="2" table:style-name="ce9"/>
          <table:table-cell table:style-name="ce22" office:value-type="string" calcext:value-type="string" table:number-columns-spanned="11" table:number-rows-spanned="1">
            <text:p>Total</text:p>
          </table:table-cell>
          <table:covered-table-cell table:number-columns-repeated="2" table:style-name="ce26"/>
          <table:covered-table-cell table:number-columns-repeated="2" table:style-name="ce34"/>
          <table:covered-table-cell table:style-name="ce46"/>
          <table:covered-table-cell table:style-name="ce51"/>
          <table:covered-table-cell table:style-name="ce46"/>
          <table:covered-table-cell table:style-name="ce51"/>
          <table:covered-table-cell table:style-name="ce46"/>
          <table:covered-table-cell table:style-name="ce51"/>
          <table:table-cell table:style-name="ce55" table:formula="of:=IF(SUM([.N151:.N190])=0;&quot;&quot;;SUM([.N151:.N190]))">
            <text:p/>
          </table:table-cell>
          <table:table-cell table:style-name="ce59" table:formula="of:=IF(SUM([.O151:.O190])=0;&quot;&quot;;SUM([.O151:.O190]))" office:value-type="float" office:value="109.233" calcext:value-type="float">
            <text:p>109,23 m²</text:p>
          </table:table-cell>
          <table:table-cell table:style-name="ce62" table:formula="of:=IF(SUM([.P151:.P190])=0;&quot;&quot;;SUM([.P151:.P190]))">
            <text:p/>
          </table:table-cell>
          <table:table-cell table:number-columns-repeated="1008"/>
        </table:table-row>
        <table:table-row table:style-name="ro2">
          <table:table-cell table:style-name="ce2" table:number-columns-spanned="16" table:number-rows-spanned="1"/>
          <table:covered-table-cell table:number-columns-repeated="15"/>
          <table:table-cell table:number-columns-repeated="1008"/>
        </table:table-row>
        <table:table-row table:style-name="ro9">
          <table:table-cell table:style-name="ce5" office:value-type="float" office:value="5" calcext:value-type="float" table:number-columns-spanned="2" table:number-rows-spanned="1">
            <text:p>Lot n° 5</text:p>
          </table:table-cell>
          <table:covered-table-cell table:style-name="ce16"/>
          <table:table-cell table:style-name="ce20" table:number-columns-spanned="14" table:number-rows-spanned="1"/>
          <table:covered-table-cell table:number-columns-repeated="13" table:style-name="ce25"/>
          <table:table-cell table:number-columns-repeated="1008"/>
        </table:table-row>
        <table:table-row table:style-name="ro8">
          <table:table-cell table:style-name="ce6" office:value-type="string" calcext:value-type="string" table:number-columns-spanned="2" table:number-rows-spanned="2">
            <text:p>Remarques</text:p>
          </table:table-cell>
          <table:covered-table-cell table:style-name="ce13"/>
          <table:table-cell table:style-name="ce6" office:value-type="string" calcext:value-type="string" table:number-columns-spanned="3" table:number-rows-spanned="2">
            <text:p>Localisations</text:p>
          </table:table-cell>
          <table:covered-table-cell table:style-name="ce13"/>
          <table:covered-table-cell table:style-name="ce29"/>
          <table:table-cell table:style-name="ce31" office:value-type="string" calcext:value-type="string" table:number-columns-spanned="1" table:number-rows-spanned="2">
            <text:p>+ / -</text:p>
          </table:table-cell>
          <table:table-cell table:style-name="ce32" office:value-type="string" calcext:value-type="string" table:number-columns-spanned="1" table:number-rows-spanned="2">
            <text:p>Nb</text:p>
          </table:table-cell>
          <table:table-cell table:style-name="ce31" office:value-type="string" calcext:value-type="string" table:number-columns-spanned="1" table:number-rows-spanned="2">
            <text:p>Larg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Haut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Longueur</text:p>
            <text:p>(en m)</text:p>
          </table:table-cell>
          <table:table-cell table:style-name="ce48" office:value-type="string" calcext:value-type="string" table:number-columns-spanned="1" table:number-rows-spanned="2">
            <text:p>=</text:p>
          </table:table-cell>
          <table:table-cell table:style-name="ce53" office:value-type="string" calcext:value-type="string" table:number-columns-spanned="3" table:number-rows-spanned="1">
            <text:p>Résultats des calculs</text:p>
          </table:table-cell>
          <table:covered-table-cell table:number-columns-repeated="2" table:style-name="ce57"/>
          <table:table-cell table:number-columns-repeated="1008"/>
        </table:table-row>
        <table:table-row table:style-name="ro10">
          <table:covered-table-cell table:number-columns-repeated="5" table:style-name="ce7"/>
          <table:covered-table-cell table:style-name="ce32"/>
          <table:covered-table-cell table:style-name="ce38"/>
          <table:covered-table-cell table:style-name="ce44"/>
          <table:covered-table-cell table:style-name="ce49"/>
          <table:covered-table-cell table:style-name="ce32"/>
          <table:covered-table-cell table:style-name="ce49"/>
          <table:covered-table-cell table:style-name="ce32"/>
          <table:covered-table-cell table:style-name="ce49"/>
          <table:table-cell table:style-name="ce53" office:value-type="string" calcext:value-type="string">
            <text:p>Longueur</text:p>
            <text:p>ml</text:p>
          </table:table-cell>
          <table:table-cell table:style-name="ce53" office:value-type="string" calcext:value-type="string">
            <text:p>Surface</text:p>
            <text:p>m²</text:p>
          </table:table-cell>
          <table:table-cell table:style-name="ce53" office:value-type="string" calcext:value-type="string">
            <text:p>Cubage</text:p>
            <text:p>m<text:span text:style-name="T1">3</text:span></text:p>
          </table:table-cell>
          <table:table-cell table:number-columns-repeated="1008"/>
        </table:table-row>
        <table:table-row table:style-name="ro8">
          <table:table-cell table:style-name="ce12" table:number-columns-spanned="2" table:number-rows-spanned="41"/>
          <table:covered-table-cell table:style-name="ce17"/>
          <table:table-cell table:style-name="ce21" table:number-columns-spanned="3" table:number-rows-spanned="1"/>
          <table:covered-table-cell table:style-name="ce17"/>
          <table:covered-table-cell table:style-name="ce10"/>
          <table:table-cell table:style-name="ce33"/>
          <table:table-cell table:style-name="ce39"/>
          <table:table-cell table:style-name="ce45"/>
          <table:table-cell table:style-name="ce50" table:formula="of:=IF(OR([.J196]=0;[.J196]=&quot;&quot;);&quot;&quot;;&quot;X&quot;)">
            <text:p/>
          </table:table-cell>
          <table:table-cell table:style-name="ce45"/>
          <table:table-cell table:style-name="ce50" table:formula="of:=IF(OR([.L196]=0;[.L196]=&quot;&quot;);&quot;&quot;;&quot;X&quot;)">
            <text:p/>
          </table:table-cell>
          <table:table-cell table:style-name="ce45"/>
          <table:table-cell table:style-name="ce50" table:formula="of:=IF(OR([.H196]=&quot;&quot;;[.H196]=0);&quot;&quot;;&quot;=&quot;)">
            <text:p/>
          </table:table-cell>
          <table:table-cell table:style-name="ce54" table:formula="of:=IF(OR([.F196]=&quot;&quot;;[.G196]=&quot;&quot;);&quot;&quot;;IF([.G196]=&quot;&quot;;&quot;&quot;;IF(OR([.H196]=0;[.H196]=0);&quot;&quot;;IF([.J196]=0;IF([.F196]=&quot;-&quot;;-1*[.H196]*[.G196];[.H196]*[.G196]);&quot;&quot;))))">
            <text:p/>
          </table:table-cell>
          <table:table-cell table:style-name="ce58" table:formula="of:=IF(OR([.F196]=&quot;&quot;;[.G196]=&quot;&quot;);&quot;&quot;;IF(OR([.J196]=&quot;&quot;;[.J196]=0);&quot;&quot;;IF([.L196]=0;IF([.F196]=&quot;-&quot;;-1*[.H196]*[.J196]*[.G196];[.H196]*[.J196]*[.G196]);&quot;&quot;)))">
            <text:p/>
          </table:table-cell>
          <table:table-cell table:style-name="ce61" table:formula="of:=IF(OR([.L196]=&quot;&quot;;[.L196]=0);&quot;&quot;;IF([.F196]=&quot;-&quot;;-1*[.H196]*[.J196]*[.L196]*[.G196];[.H196]*[.J196]*[.L196]*[.G19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97]=0;[.J197]=&quot;&quot;);&quot;&quot;;&quot;X&quot;)">
            <text:p/>
          </table:table-cell>
          <table:table-cell table:style-name="ce45"/>
          <table:table-cell table:style-name="ce50" table:formula="of:=IF(OR([.L197]=0;[.L197]=&quot;&quot;);&quot;&quot;;&quot;X&quot;)">
            <text:p/>
          </table:table-cell>
          <table:table-cell table:style-name="ce45"/>
          <table:table-cell table:style-name="ce50" table:formula="of:=IF(OR([.H197]=&quot;&quot;;[.H197]=0);&quot;&quot;;&quot;=&quot;)">
            <text:p/>
          </table:table-cell>
          <table:table-cell table:style-name="ce54" table:formula="of:=IF(OR([.F197]=&quot;&quot;;[.G197]=&quot;&quot;);&quot;&quot;;IF([.G197]=&quot;&quot;;&quot;&quot;;IF(OR([.H197]=0;[.H197]=0);&quot;&quot;;IF([.J197]=0;IF([.F197]=&quot;-&quot;;-1*[.H197]*[.G197];[.H197]*[.G197]);&quot;&quot;))))">
            <text:p/>
          </table:table-cell>
          <table:table-cell table:style-name="ce58" table:formula="of:=IF(OR([.F197]=&quot;&quot;;[.G197]=&quot;&quot;);&quot;&quot;;IF(OR([.J197]=&quot;&quot;;[.J197]=0);&quot;&quot;;IF([.L197]=0;IF([.F197]=&quot;-&quot;;-1*[.H197]*[.J197]*[.G197];[.H197]*[.J197]*[.G197]);&quot;&quot;)))">
            <text:p/>
          </table:table-cell>
          <table:table-cell table:style-name="ce61" table:formula="of:=IF(OR([.L197]=&quot;&quot;;[.L197]=0);&quot;&quot;;IF([.F197]=&quot;-&quot;;-1*[.H197]*[.J197]*[.L197]*[.G197];[.H197]*[.J197]*[.L197]*[.G19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98]=0;[.J198]=&quot;&quot;);&quot;&quot;;&quot;X&quot;)">
            <text:p/>
          </table:table-cell>
          <table:table-cell table:style-name="ce45"/>
          <table:table-cell table:style-name="ce50" table:formula="of:=IF(OR([.L198]=0;[.L198]=&quot;&quot;);&quot;&quot;;&quot;X&quot;)">
            <text:p/>
          </table:table-cell>
          <table:table-cell table:style-name="ce45"/>
          <table:table-cell table:style-name="ce50" table:formula="of:=IF(OR([.H198]=&quot;&quot;;[.H198]=0);&quot;&quot;;&quot;=&quot;)">
            <text:p/>
          </table:table-cell>
          <table:table-cell table:style-name="ce54" table:formula="of:=IF(OR([.F198]=&quot;&quot;;[.G198]=&quot;&quot;);&quot;&quot;;IF([.G198]=&quot;&quot;;&quot;&quot;;IF(OR([.H198]=0;[.H198]=0);&quot;&quot;;IF([.J198]=0;IF([.F198]=&quot;-&quot;;-1*[.H198]*[.G198];[.H198]*[.G198]);&quot;&quot;))))">
            <text:p/>
          </table:table-cell>
          <table:table-cell table:style-name="ce58" table:formula="of:=IF(OR([.F198]=&quot;&quot;;[.G198]=&quot;&quot;);&quot;&quot;;IF(OR([.J198]=&quot;&quot;;[.J198]=0);&quot;&quot;;IF([.L198]=0;IF([.F198]=&quot;-&quot;;-1*[.H198]*[.J198]*[.G198];[.H198]*[.J198]*[.G198]);&quot;&quot;)))">
            <text:p/>
          </table:table-cell>
          <table:table-cell table:style-name="ce61" table:formula="of:=IF(OR([.L198]=&quot;&quot;;[.L198]=0);&quot;&quot;;IF([.F198]=&quot;-&quot;;-1*[.H198]*[.J198]*[.L198]*[.G198];[.H198]*[.J198]*[.L198]*[.G19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199]=0;[.J199]=&quot;&quot;);&quot;&quot;;&quot;X&quot;)">
            <text:p/>
          </table:table-cell>
          <table:table-cell table:style-name="ce45"/>
          <table:table-cell table:style-name="ce50" table:formula="of:=IF(OR([.L199]=0;[.L199]=&quot;&quot;);&quot;&quot;;&quot;X&quot;)">
            <text:p/>
          </table:table-cell>
          <table:table-cell table:style-name="ce45"/>
          <table:table-cell table:style-name="ce50" table:formula="of:=IF(OR([.H199]=&quot;&quot;;[.H199]=0);&quot;&quot;;&quot;=&quot;)">
            <text:p/>
          </table:table-cell>
          <table:table-cell table:style-name="ce54" table:formula="of:=IF(OR([.F199]=&quot;&quot;;[.G199]=&quot;&quot;);&quot;&quot;;IF([.G199]=&quot;&quot;;&quot;&quot;;IF(OR([.H199]=0;[.H199]=0);&quot;&quot;;IF([.J199]=0;IF([.F199]=&quot;-&quot;;-1*[.H199]*[.G199];[.H199]*[.G199]);&quot;&quot;))))">
            <text:p/>
          </table:table-cell>
          <table:table-cell table:style-name="ce58" table:formula="of:=IF(OR([.F199]=&quot;&quot;;[.G199]=&quot;&quot;);&quot;&quot;;IF(OR([.J199]=&quot;&quot;;[.J199]=0);&quot;&quot;;IF([.L199]=0;IF([.F199]=&quot;-&quot;;-1*[.H199]*[.J199]*[.G199];[.H199]*[.J199]*[.G199]);&quot;&quot;)))">
            <text:p/>
          </table:table-cell>
          <table:table-cell table:style-name="ce61" table:formula="of:=IF(OR([.L199]=&quot;&quot;;[.L199]=0);&quot;&quot;;IF([.F199]=&quot;-&quot;;-1*[.H199]*[.J199]*[.L199]*[.G199];[.H199]*[.J199]*[.L199]*[.G19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00]=0;[.J200]=&quot;&quot;);&quot;&quot;;&quot;X&quot;)">
            <text:p/>
          </table:table-cell>
          <table:table-cell table:style-name="ce45"/>
          <table:table-cell table:style-name="ce50" table:formula="of:=IF(OR([.L200]=0;[.L200]=&quot;&quot;);&quot;&quot;;&quot;X&quot;)">
            <text:p/>
          </table:table-cell>
          <table:table-cell table:style-name="ce45"/>
          <table:table-cell table:style-name="ce50" table:formula="of:=IF(OR([.H200]=&quot;&quot;;[.H200]=0);&quot;&quot;;&quot;=&quot;)">
            <text:p/>
          </table:table-cell>
          <table:table-cell table:style-name="ce54" table:formula="of:=IF(OR([.F200]=&quot;&quot;;[.G200]=&quot;&quot;);&quot;&quot;;IF([.G200]=&quot;&quot;;&quot;&quot;;IF(OR([.H200]=0;[.H200]=0);&quot;&quot;;IF([.J200]=0;IF([.F200]=&quot;-&quot;;-1*[.H200]*[.G200];[.H200]*[.G200]);&quot;&quot;))))">
            <text:p/>
          </table:table-cell>
          <table:table-cell table:style-name="ce58" table:formula="of:=IF(OR([.F200]=&quot;&quot;;[.G200]=&quot;&quot;);&quot;&quot;;IF(OR([.J200]=&quot;&quot;;[.J200]=0);&quot;&quot;;IF([.L200]=0;IF([.F200]=&quot;-&quot;;-1*[.H200]*[.J200]*[.G200];[.H200]*[.J200]*[.G200]);&quot;&quot;)))">
            <text:p/>
          </table:table-cell>
          <table:table-cell table:style-name="ce61" table:formula="of:=IF(OR([.L200]=&quot;&quot;;[.L200]=0);&quot;&quot;;IF([.F200]=&quot;-&quot;;-1*[.H200]*[.J200]*[.L200]*[.G200];[.H200]*[.J200]*[.L200]*[.G20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01]=0;[.J201]=&quot;&quot;);&quot;&quot;;&quot;X&quot;)">
            <text:p/>
          </table:table-cell>
          <table:table-cell table:style-name="ce45"/>
          <table:table-cell table:style-name="ce50" table:formula="of:=IF(OR([.L201]=0;[.L201]=&quot;&quot;);&quot;&quot;;&quot;X&quot;)">
            <text:p/>
          </table:table-cell>
          <table:table-cell table:style-name="ce45"/>
          <table:table-cell table:style-name="ce50" table:formula="of:=IF(OR([.H201]=&quot;&quot;;[.H201]=0);&quot;&quot;;&quot;=&quot;)">
            <text:p/>
          </table:table-cell>
          <table:table-cell table:style-name="ce54" table:formula="of:=IF(OR([.F201]=&quot;&quot;;[.G201]=&quot;&quot;);&quot;&quot;;IF([.G201]=&quot;&quot;;&quot;&quot;;IF(OR([.H201]=0;[.H201]=0);&quot;&quot;;IF([.J201]=0;IF([.F201]=&quot;-&quot;;-1*[.H201]*[.G201];[.H201]*[.G201]);&quot;&quot;))))">
            <text:p/>
          </table:table-cell>
          <table:table-cell table:style-name="ce58" table:formula="of:=IF(OR([.F201]=&quot;&quot;;[.G201]=&quot;&quot;);&quot;&quot;;IF(OR([.J201]=&quot;&quot;;[.J201]=0);&quot;&quot;;IF([.L201]=0;IF([.F201]=&quot;-&quot;;-1*[.H201]*[.J201]*[.G201];[.H201]*[.J201]*[.G201]);&quot;&quot;)))">
            <text:p/>
          </table:table-cell>
          <table:table-cell table:style-name="ce61" table:formula="of:=IF(OR([.L201]=&quot;&quot;;[.L201]=0);&quot;&quot;;IF([.F201]=&quot;-&quot;;-1*[.H201]*[.J201]*[.L201]*[.G201];[.H201]*[.J201]*[.L201]*[.G20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02]=0;[.J202]=&quot;&quot;);&quot;&quot;;&quot;X&quot;)">
            <text:p/>
          </table:table-cell>
          <table:table-cell table:style-name="ce45"/>
          <table:table-cell table:style-name="ce50" table:formula="of:=IF(OR([.L202]=0;[.L202]=&quot;&quot;);&quot;&quot;;&quot;X&quot;)">
            <text:p/>
          </table:table-cell>
          <table:table-cell table:style-name="ce45"/>
          <table:table-cell table:style-name="ce50" table:formula="of:=IF(OR([.H202]=&quot;&quot;;[.H202]=0);&quot;&quot;;&quot;=&quot;)">
            <text:p/>
          </table:table-cell>
          <table:table-cell table:style-name="ce54" table:formula="of:=IF(OR([.F202]=&quot;&quot;;[.G202]=&quot;&quot;);&quot;&quot;;IF([.G202]=&quot;&quot;;&quot;&quot;;IF(OR([.H202]=0;[.H202]=0);&quot;&quot;;IF([.J202]=0;IF([.F202]=&quot;-&quot;;-1*[.H202]*[.G202];[.H202]*[.G202]);&quot;&quot;))))">
            <text:p/>
          </table:table-cell>
          <table:table-cell table:style-name="ce58" table:formula="of:=IF(OR([.F202]=&quot;&quot;;[.G202]=&quot;&quot;);&quot;&quot;;IF(OR([.J202]=&quot;&quot;;[.J202]=0);&quot;&quot;;IF([.L202]=0;IF([.F202]=&quot;-&quot;;-1*[.H202]*[.J202]*[.G202];[.H202]*[.J202]*[.G202]);&quot;&quot;)))">
            <text:p/>
          </table:table-cell>
          <table:table-cell table:style-name="ce61" table:formula="of:=IF(OR([.L202]=&quot;&quot;;[.L202]=0);&quot;&quot;;IF([.F202]=&quot;-&quot;;-1*[.H202]*[.J202]*[.L202]*[.G202];[.H202]*[.J202]*[.L202]*[.G20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03]=0;[.J203]=&quot;&quot;);&quot;&quot;;&quot;X&quot;)">
            <text:p/>
          </table:table-cell>
          <table:table-cell table:style-name="ce45"/>
          <table:table-cell table:style-name="ce50" table:formula="of:=IF(OR([.L203]=0;[.L203]=&quot;&quot;);&quot;&quot;;&quot;X&quot;)">
            <text:p/>
          </table:table-cell>
          <table:table-cell table:style-name="ce45"/>
          <table:table-cell table:style-name="ce50" table:formula="of:=IF(OR([.H203]=&quot;&quot;;[.H203]=0);&quot;&quot;;&quot;=&quot;)">
            <text:p/>
          </table:table-cell>
          <table:table-cell table:style-name="ce54" table:formula="of:=IF(OR([.F203]=&quot;&quot;;[.G203]=&quot;&quot;);&quot;&quot;;IF([.G203]=&quot;&quot;;&quot;&quot;;IF(OR([.H203]=0;[.H203]=0);&quot;&quot;;IF([.J203]=0;IF([.F203]=&quot;-&quot;;-1*[.H203]*[.G203];[.H203]*[.G203]);&quot;&quot;))))">
            <text:p/>
          </table:table-cell>
          <table:table-cell table:style-name="ce58" table:formula="of:=IF(OR([.F203]=&quot;&quot;;[.G203]=&quot;&quot;);&quot;&quot;;IF(OR([.J203]=&quot;&quot;;[.J203]=0);&quot;&quot;;IF([.L203]=0;IF([.F203]=&quot;-&quot;;-1*[.H203]*[.J203]*[.G203];[.H203]*[.J203]*[.G203]);&quot;&quot;)))">
            <text:p/>
          </table:table-cell>
          <table:table-cell table:style-name="ce61" table:formula="of:=IF(OR([.L203]=&quot;&quot;;[.L203]=0);&quot;&quot;;IF([.F203]=&quot;-&quot;;-1*[.H203]*[.J203]*[.L203]*[.G203];[.H203]*[.J203]*[.L203]*[.G20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04]=0;[.J204]=&quot;&quot;);&quot;&quot;;&quot;X&quot;)">
            <text:p/>
          </table:table-cell>
          <table:table-cell table:style-name="ce45"/>
          <table:table-cell table:style-name="ce50" table:formula="of:=IF(OR([.L204]=0;[.L204]=&quot;&quot;);&quot;&quot;;&quot;X&quot;)">
            <text:p/>
          </table:table-cell>
          <table:table-cell table:style-name="ce45"/>
          <table:table-cell table:style-name="ce50" table:formula="of:=IF(OR([.H204]=&quot;&quot;;[.H204]=0);&quot;&quot;;&quot;=&quot;)">
            <text:p/>
          </table:table-cell>
          <table:table-cell table:style-name="ce54" table:formula="of:=IF(OR([.F204]=&quot;&quot;;[.G204]=&quot;&quot;);&quot;&quot;;IF([.G204]=&quot;&quot;;&quot;&quot;;IF(OR([.H204]=0;[.H204]=0);&quot;&quot;;IF([.J204]=0;IF([.F204]=&quot;-&quot;;-1*[.H204]*[.G204];[.H204]*[.G204]);&quot;&quot;))))">
            <text:p/>
          </table:table-cell>
          <table:table-cell table:style-name="ce58" table:formula="of:=IF(OR([.F204]=&quot;&quot;;[.G204]=&quot;&quot;);&quot;&quot;;IF(OR([.J204]=&quot;&quot;;[.J204]=0);&quot;&quot;;IF([.L204]=0;IF([.F204]=&quot;-&quot;;-1*[.H204]*[.J204]*[.G204];[.H204]*[.J204]*[.G204]);&quot;&quot;)))">
            <text:p/>
          </table:table-cell>
          <table:table-cell table:style-name="ce61" table:formula="of:=IF(OR([.L204]=&quot;&quot;;[.L204]=0);&quot;&quot;;IF([.F204]=&quot;-&quot;;-1*[.H204]*[.J204]*[.L204]*[.G204];[.H204]*[.J204]*[.L204]*[.G20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05]=0;[.J205]=&quot;&quot;);&quot;&quot;;&quot;X&quot;)">
            <text:p/>
          </table:table-cell>
          <table:table-cell table:style-name="ce45"/>
          <table:table-cell table:style-name="ce50" table:formula="of:=IF(OR([.L205]=0;[.L205]=&quot;&quot;);&quot;&quot;;&quot;X&quot;)">
            <text:p/>
          </table:table-cell>
          <table:table-cell table:style-name="ce45"/>
          <table:table-cell table:style-name="ce50" table:formula="of:=IF(OR([.H205]=&quot;&quot;;[.H205]=0);&quot;&quot;;&quot;=&quot;)">
            <text:p/>
          </table:table-cell>
          <table:table-cell table:style-name="ce54" table:formula="of:=IF(OR([.F205]=&quot;&quot;;[.G205]=&quot;&quot;);&quot;&quot;;IF([.G205]=&quot;&quot;;&quot;&quot;;IF(OR([.H205]=0;[.H205]=0);&quot;&quot;;IF([.J205]=0;IF([.F205]=&quot;-&quot;;-1*[.H205]*[.G205];[.H205]*[.G205]);&quot;&quot;))))">
            <text:p/>
          </table:table-cell>
          <table:table-cell table:style-name="ce58" table:formula="of:=IF(OR([.F205]=&quot;&quot;;[.G205]=&quot;&quot;);&quot;&quot;;IF(OR([.J205]=&quot;&quot;;[.J205]=0);&quot;&quot;;IF([.L205]=0;IF([.F205]=&quot;-&quot;;-1*[.H205]*[.J205]*[.G205];[.H205]*[.J205]*[.G205]);&quot;&quot;)))">
            <text:p/>
          </table:table-cell>
          <table:table-cell table:style-name="ce61" table:formula="of:=IF(OR([.L205]=&quot;&quot;;[.L205]=0);&quot;&quot;;IF([.F205]=&quot;-&quot;;-1*[.H205]*[.J205]*[.L205]*[.G205];[.H205]*[.J205]*[.L205]*[.G20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06]=0;[.J206]=&quot;&quot;);&quot;&quot;;&quot;X&quot;)">
            <text:p/>
          </table:table-cell>
          <table:table-cell table:style-name="ce45"/>
          <table:table-cell table:style-name="ce50" table:formula="of:=IF(OR([.L206]=0;[.L206]=&quot;&quot;);&quot;&quot;;&quot;X&quot;)">
            <text:p/>
          </table:table-cell>
          <table:table-cell table:style-name="ce45"/>
          <table:table-cell table:style-name="ce50" table:formula="of:=IF(OR([.H206]=&quot;&quot;;[.H206]=0);&quot;&quot;;&quot;=&quot;)">
            <text:p/>
          </table:table-cell>
          <table:table-cell table:style-name="ce54" table:formula="of:=IF(OR([.F206]=&quot;&quot;;[.G206]=&quot;&quot;);&quot;&quot;;IF([.G206]=&quot;&quot;;&quot;&quot;;IF(OR([.H206]=0;[.H206]=0);&quot;&quot;;IF([.J206]=0;IF([.F206]=&quot;-&quot;;-1*[.H206]*[.G206];[.H206]*[.G206]);&quot;&quot;))))">
            <text:p/>
          </table:table-cell>
          <table:table-cell table:style-name="ce58" table:formula="of:=IF(OR([.F206]=&quot;&quot;;[.G206]=&quot;&quot;);&quot;&quot;;IF(OR([.J206]=&quot;&quot;;[.J206]=0);&quot;&quot;;IF([.L206]=0;IF([.F206]=&quot;-&quot;;-1*[.H206]*[.J206]*[.G206];[.H206]*[.J206]*[.G206]);&quot;&quot;)))">
            <text:p/>
          </table:table-cell>
          <table:table-cell table:style-name="ce61" table:formula="of:=IF(OR([.L206]=&quot;&quot;;[.L206]=0);&quot;&quot;;IF([.F206]=&quot;-&quot;;-1*[.H206]*[.J206]*[.L206]*[.G206];[.H206]*[.J206]*[.L206]*[.G20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07]=0;[.J207]=&quot;&quot;);&quot;&quot;;&quot;X&quot;)">
            <text:p/>
          </table:table-cell>
          <table:table-cell table:style-name="ce45"/>
          <table:table-cell table:style-name="ce50" table:formula="of:=IF(OR([.L207]=0;[.L207]=&quot;&quot;);&quot;&quot;;&quot;X&quot;)">
            <text:p/>
          </table:table-cell>
          <table:table-cell table:style-name="ce45"/>
          <table:table-cell table:style-name="ce50" table:formula="of:=IF(OR([.H207]=&quot;&quot;;[.H207]=0);&quot;&quot;;&quot;=&quot;)">
            <text:p/>
          </table:table-cell>
          <table:table-cell table:style-name="ce54" table:formula="of:=IF(OR([.F207]=&quot;&quot;;[.G207]=&quot;&quot;);&quot;&quot;;IF([.G207]=&quot;&quot;;&quot;&quot;;IF(OR([.H207]=0;[.H207]=0);&quot;&quot;;IF([.J207]=0;IF([.F207]=&quot;-&quot;;-1*[.H207]*[.G207];[.H207]*[.G207]);&quot;&quot;))))">
            <text:p/>
          </table:table-cell>
          <table:table-cell table:style-name="ce58" table:formula="of:=IF(OR([.F207]=&quot;&quot;;[.G207]=&quot;&quot;);&quot;&quot;;IF(OR([.J207]=&quot;&quot;;[.J207]=0);&quot;&quot;;IF([.L207]=0;IF([.F207]=&quot;-&quot;;-1*[.H207]*[.J207]*[.G207];[.H207]*[.J207]*[.G207]);&quot;&quot;)))">
            <text:p/>
          </table:table-cell>
          <table:table-cell table:style-name="ce61" table:formula="of:=IF(OR([.L207]=&quot;&quot;;[.L207]=0);&quot;&quot;;IF([.F207]=&quot;-&quot;;-1*[.H207]*[.J207]*[.L207]*[.G207];[.H207]*[.J207]*[.L207]*[.G20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08]=0;[.J208]=&quot;&quot;);&quot;&quot;;&quot;X&quot;)">
            <text:p/>
          </table:table-cell>
          <table:table-cell table:style-name="ce45"/>
          <table:table-cell table:style-name="ce50" table:formula="of:=IF(OR([.L208]=0;[.L208]=&quot;&quot;);&quot;&quot;;&quot;X&quot;)">
            <text:p/>
          </table:table-cell>
          <table:table-cell table:style-name="ce45"/>
          <table:table-cell table:style-name="ce50" table:formula="of:=IF(OR([.H208]=&quot;&quot;;[.H208]=0);&quot;&quot;;&quot;=&quot;)">
            <text:p/>
          </table:table-cell>
          <table:table-cell table:style-name="ce54" table:formula="of:=IF(OR([.F208]=&quot;&quot;;[.G208]=&quot;&quot;);&quot;&quot;;IF([.G208]=&quot;&quot;;&quot;&quot;;IF(OR([.H208]=0;[.H208]=0);&quot;&quot;;IF([.J208]=0;IF([.F208]=&quot;-&quot;;-1*[.H208]*[.G208];[.H208]*[.G208]);&quot;&quot;))))">
            <text:p/>
          </table:table-cell>
          <table:table-cell table:style-name="ce58" table:formula="of:=IF(OR([.F208]=&quot;&quot;;[.G208]=&quot;&quot;);&quot;&quot;;IF(OR([.J208]=&quot;&quot;;[.J208]=0);&quot;&quot;;IF([.L208]=0;IF([.F208]=&quot;-&quot;;-1*[.H208]*[.J208]*[.G208];[.H208]*[.J208]*[.G208]);&quot;&quot;)))">
            <text:p/>
          </table:table-cell>
          <table:table-cell table:style-name="ce61" table:formula="of:=IF(OR([.L208]=&quot;&quot;;[.L208]=0);&quot;&quot;;IF([.F208]=&quot;-&quot;;-1*[.H208]*[.J208]*[.L208]*[.G208];[.H208]*[.J208]*[.L208]*[.G20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09]=0;[.J209]=&quot;&quot;);&quot;&quot;;&quot;X&quot;)">
            <text:p/>
          </table:table-cell>
          <table:table-cell table:style-name="ce45"/>
          <table:table-cell table:style-name="ce50" table:formula="of:=IF(OR([.L209]=0;[.L209]=&quot;&quot;);&quot;&quot;;&quot;X&quot;)">
            <text:p/>
          </table:table-cell>
          <table:table-cell table:style-name="ce45"/>
          <table:table-cell table:style-name="ce50" table:formula="of:=IF(OR([.H209]=&quot;&quot;;[.H209]=0);&quot;&quot;;&quot;=&quot;)">
            <text:p/>
          </table:table-cell>
          <table:table-cell table:style-name="ce54" table:formula="of:=IF(OR([.F209]=&quot;&quot;;[.G209]=&quot;&quot;);&quot;&quot;;IF([.G209]=&quot;&quot;;&quot;&quot;;IF(OR([.H209]=0;[.H209]=0);&quot;&quot;;IF([.J209]=0;IF([.F209]=&quot;-&quot;;-1*[.H209]*[.G209];[.H209]*[.G209]);&quot;&quot;))))">
            <text:p/>
          </table:table-cell>
          <table:table-cell table:style-name="ce58" table:formula="of:=IF(OR([.F209]=&quot;&quot;;[.G209]=&quot;&quot;);&quot;&quot;;IF(OR([.J209]=&quot;&quot;;[.J209]=0);&quot;&quot;;IF([.L209]=0;IF([.F209]=&quot;-&quot;;-1*[.H209]*[.J209]*[.G209];[.H209]*[.J209]*[.G209]);&quot;&quot;)))">
            <text:p/>
          </table:table-cell>
          <table:table-cell table:style-name="ce61" table:formula="of:=IF(OR([.L209]=&quot;&quot;;[.L209]=0);&quot;&quot;;IF([.F209]=&quot;-&quot;;-1*[.H209]*[.J209]*[.L209]*[.G209];[.H209]*[.J209]*[.L209]*[.G20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10]=0;[.J210]=&quot;&quot;);&quot;&quot;;&quot;X&quot;)">
            <text:p/>
          </table:table-cell>
          <table:table-cell table:style-name="ce45"/>
          <table:table-cell table:style-name="ce50" table:formula="of:=IF(OR([.L210]=0;[.L210]=&quot;&quot;);&quot;&quot;;&quot;X&quot;)">
            <text:p/>
          </table:table-cell>
          <table:table-cell table:style-name="ce45"/>
          <table:table-cell table:style-name="ce50" table:formula="of:=IF(OR([.H210]=&quot;&quot;;[.H210]=0);&quot;&quot;;&quot;=&quot;)">
            <text:p/>
          </table:table-cell>
          <table:table-cell table:style-name="ce54" table:formula="of:=IF(OR([.F210]=&quot;&quot;;[.G210]=&quot;&quot;);&quot;&quot;;IF([.G210]=&quot;&quot;;&quot;&quot;;IF(OR([.H210]=0;[.H210]=0);&quot;&quot;;IF([.J210]=0;IF([.F210]=&quot;-&quot;;-1*[.H210]*[.G210];[.H210]*[.G210]);&quot;&quot;))))">
            <text:p/>
          </table:table-cell>
          <table:table-cell table:style-name="ce58" table:formula="of:=IF(OR([.F210]=&quot;&quot;;[.G210]=&quot;&quot;);&quot;&quot;;IF(OR([.J210]=&quot;&quot;;[.J210]=0);&quot;&quot;;IF([.L210]=0;IF([.F210]=&quot;-&quot;;-1*[.H210]*[.J210]*[.G210];[.H210]*[.J210]*[.G210]);&quot;&quot;)))">
            <text:p/>
          </table:table-cell>
          <table:table-cell table:style-name="ce61" table:formula="of:=IF(OR([.L210]=&quot;&quot;;[.L210]=0);&quot;&quot;;IF([.F210]=&quot;-&quot;;-1*[.H210]*[.J210]*[.L210]*[.G210];[.H210]*[.J210]*[.L210]*[.G21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11]=0;[.J211]=&quot;&quot;);&quot;&quot;;&quot;X&quot;)">
            <text:p/>
          </table:table-cell>
          <table:table-cell table:style-name="ce45"/>
          <table:table-cell table:style-name="ce50" table:formula="of:=IF(OR([.L211]=0;[.L211]=&quot;&quot;);&quot;&quot;;&quot;X&quot;)">
            <text:p/>
          </table:table-cell>
          <table:table-cell table:style-name="ce45"/>
          <table:table-cell table:style-name="ce50" table:formula="of:=IF(OR([.H211]=&quot;&quot;;[.H211]=0);&quot;&quot;;&quot;=&quot;)">
            <text:p/>
          </table:table-cell>
          <table:table-cell table:style-name="ce54" table:formula="of:=IF(OR([.F211]=&quot;&quot;;[.G211]=&quot;&quot;);&quot;&quot;;IF([.G211]=&quot;&quot;;&quot;&quot;;IF(OR([.H211]=0;[.H211]=0);&quot;&quot;;IF([.J211]=0;IF([.F211]=&quot;-&quot;;-1*[.H211]*[.G211];[.H211]*[.G211]);&quot;&quot;))))">
            <text:p/>
          </table:table-cell>
          <table:table-cell table:style-name="ce58" table:formula="of:=IF(OR([.F211]=&quot;&quot;;[.G211]=&quot;&quot;);&quot;&quot;;IF(OR([.J211]=&quot;&quot;;[.J211]=0);&quot;&quot;;IF([.L211]=0;IF([.F211]=&quot;-&quot;;-1*[.H211]*[.J211]*[.G211];[.H211]*[.J211]*[.G211]);&quot;&quot;)))">
            <text:p/>
          </table:table-cell>
          <table:table-cell table:style-name="ce61" table:formula="of:=IF(OR([.L211]=&quot;&quot;;[.L211]=0);&quot;&quot;;IF([.F211]=&quot;-&quot;;-1*[.H211]*[.J211]*[.L211]*[.G211];[.H211]*[.J211]*[.L211]*[.G21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12]=0;[.J212]=&quot;&quot;);&quot;&quot;;&quot;X&quot;)">
            <text:p/>
          </table:table-cell>
          <table:table-cell table:style-name="ce45"/>
          <table:table-cell table:style-name="ce50" table:formula="of:=IF(OR([.L212]=0;[.L212]=&quot;&quot;);&quot;&quot;;&quot;X&quot;)">
            <text:p/>
          </table:table-cell>
          <table:table-cell table:style-name="ce45"/>
          <table:table-cell table:style-name="ce50" table:formula="of:=IF(OR([.H212]=&quot;&quot;;[.H212]=0);&quot;&quot;;&quot;=&quot;)">
            <text:p/>
          </table:table-cell>
          <table:table-cell table:style-name="ce54" table:formula="of:=IF(OR([.F212]=&quot;&quot;;[.G212]=&quot;&quot;);&quot;&quot;;IF([.G212]=&quot;&quot;;&quot;&quot;;IF(OR([.H212]=0;[.H212]=0);&quot;&quot;;IF([.J212]=0;IF([.F212]=&quot;-&quot;;-1*[.H212]*[.G212];[.H212]*[.G212]);&quot;&quot;))))">
            <text:p/>
          </table:table-cell>
          <table:table-cell table:style-name="ce58" table:formula="of:=IF(OR([.F212]=&quot;&quot;;[.G212]=&quot;&quot;);&quot;&quot;;IF(OR([.J212]=&quot;&quot;;[.J212]=0);&quot;&quot;;IF([.L212]=0;IF([.F212]=&quot;-&quot;;-1*[.H212]*[.J212]*[.G212];[.H212]*[.J212]*[.G212]);&quot;&quot;)))">
            <text:p/>
          </table:table-cell>
          <table:table-cell table:style-name="ce61" table:formula="of:=IF(OR([.L212]=&quot;&quot;;[.L212]=0);&quot;&quot;;IF([.F212]=&quot;-&quot;;-1*[.H212]*[.J212]*[.L212]*[.G212];[.H212]*[.J212]*[.L212]*[.G21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13]=0;[.J213]=&quot;&quot;);&quot;&quot;;&quot;X&quot;)">
            <text:p/>
          </table:table-cell>
          <table:table-cell table:style-name="ce45"/>
          <table:table-cell table:style-name="ce50" table:formula="of:=IF(OR([.L213]=0;[.L213]=&quot;&quot;);&quot;&quot;;&quot;X&quot;)">
            <text:p/>
          </table:table-cell>
          <table:table-cell table:style-name="ce45"/>
          <table:table-cell table:style-name="ce50" table:formula="of:=IF(OR([.H213]=&quot;&quot;;[.H213]=0);&quot;&quot;;&quot;=&quot;)">
            <text:p/>
          </table:table-cell>
          <table:table-cell table:style-name="ce54" table:formula="of:=IF(OR([.F213]=&quot;&quot;;[.G213]=&quot;&quot;);&quot;&quot;;IF([.G213]=&quot;&quot;;&quot;&quot;;IF(OR([.H213]=0;[.H213]=0);&quot;&quot;;IF([.J213]=0;IF([.F213]=&quot;-&quot;;-1*[.H213]*[.G213];[.H213]*[.G213]);&quot;&quot;))))">
            <text:p/>
          </table:table-cell>
          <table:table-cell table:style-name="ce58" table:formula="of:=IF(OR([.F213]=&quot;&quot;;[.G213]=&quot;&quot;);&quot;&quot;;IF(OR([.J213]=&quot;&quot;;[.J213]=0);&quot;&quot;;IF([.L213]=0;IF([.F213]=&quot;-&quot;;-1*[.H213]*[.J213]*[.G213];[.H213]*[.J213]*[.G213]);&quot;&quot;)))">
            <text:p/>
          </table:table-cell>
          <table:table-cell table:style-name="ce61" table:formula="of:=IF(OR([.L213]=&quot;&quot;;[.L213]=0);&quot;&quot;;IF([.F213]=&quot;-&quot;;-1*[.H213]*[.J213]*[.L213]*[.G213];[.H213]*[.J213]*[.L213]*[.G21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14]=0;[.J214]=&quot;&quot;);&quot;&quot;;&quot;X&quot;)">
            <text:p/>
          </table:table-cell>
          <table:table-cell table:style-name="ce45"/>
          <table:table-cell table:style-name="ce50" table:formula="of:=IF(OR([.L214]=0;[.L214]=&quot;&quot;);&quot;&quot;;&quot;X&quot;)">
            <text:p/>
          </table:table-cell>
          <table:table-cell table:style-name="ce45"/>
          <table:table-cell table:style-name="ce50" table:formula="of:=IF(OR([.H214]=&quot;&quot;;[.H214]=0);&quot;&quot;;&quot;=&quot;)">
            <text:p/>
          </table:table-cell>
          <table:table-cell table:style-name="ce54" table:formula="of:=IF(OR([.F214]=&quot;&quot;;[.G214]=&quot;&quot;);&quot;&quot;;IF([.G214]=&quot;&quot;;&quot;&quot;;IF(OR([.H214]=0;[.H214]=0);&quot;&quot;;IF([.J214]=0;IF([.F214]=&quot;-&quot;;-1*[.H214]*[.G214];[.H214]*[.G214]);&quot;&quot;))))">
            <text:p/>
          </table:table-cell>
          <table:table-cell table:style-name="ce58" table:formula="of:=IF(OR([.F214]=&quot;&quot;;[.G214]=&quot;&quot;);&quot;&quot;;IF(OR([.J214]=&quot;&quot;;[.J214]=0);&quot;&quot;;IF([.L214]=0;IF([.F214]=&quot;-&quot;;-1*[.H214]*[.J214]*[.G214];[.H214]*[.J214]*[.G214]);&quot;&quot;)))">
            <text:p/>
          </table:table-cell>
          <table:table-cell table:style-name="ce61" table:formula="of:=IF(OR([.L214]=&quot;&quot;;[.L214]=0);&quot;&quot;;IF([.F214]=&quot;-&quot;;-1*[.H214]*[.J214]*[.L214]*[.G214];[.H214]*[.J214]*[.L214]*[.G21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15]=0;[.J215]=&quot;&quot;);&quot;&quot;;&quot;X&quot;)">
            <text:p/>
          </table:table-cell>
          <table:table-cell table:style-name="ce45"/>
          <table:table-cell table:style-name="ce50" table:formula="of:=IF(OR([.L215]=0;[.L215]=&quot;&quot;);&quot;&quot;;&quot;X&quot;)">
            <text:p/>
          </table:table-cell>
          <table:table-cell table:style-name="ce45"/>
          <table:table-cell table:style-name="ce50" table:formula="of:=IF(OR([.H215]=&quot;&quot;;[.H215]=0);&quot;&quot;;&quot;=&quot;)">
            <text:p/>
          </table:table-cell>
          <table:table-cell table:style-name="ce54" table:formula="of:=IF(OR([.F215]=&quot;&quot;;[.G215]=&quot;&quot;);&quot;&quot;;IF([.G215]=&quot;&quot;;&quot;&quot;;IF(OR([.H215]=0;[.H215]=0);&quot;&quot;;IF([.J215]=0;IF([.F215]=&quot;-&quot;;-1*[.H215]*[.G215];[.H215]*[.G215]);&quot;&quot;))))">
            <text:p/>
          </table:table-cell>
          <table:table-cell table:style-name="ce58" table:formula="of:=IF(OR([.F215]=&quot;&quot;;[.G215]=&quot;&quot;);&quot;&quot;;IF(OR([.J215]=&quot;&quot;;[.J215]=0);&quot;&quot;;IF([.L215]=0;IF([.F215]=&quot;-&quot;;-1*[.H215]*[.J215]*[.G215];[.H215]*[.J215]*[.G215]);&quot;&quot;)))">
            <text:p/>
          </table:table-cell>
          <table:table-cell table:style-name="ce61" table:formula="of:=IF(OR([.L215]=&quot;&quot;;[.L215]=0);&quot;&quot;;IF([.F215]=&quot;-&quot;;-1*[.H215]*[.J215]*[.L215]*[.G215];[.H215]*[.J215]*[.L215]*[.G21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16]=0;[.J216]=&quot;&quot;);&quot;&quot;;&quot;X&quot;)">
            <text:p/>
          </table:table-cell>
          <table:table-cell table:style-name="ce45"/>
          <table:table-cell table:style-name="ce50" table:formula="of:=IF(OR([.L216]=0;[.L216]=&quot;&quot;);&quot;&quot;;&quot;X&quot;)">
            <text:p/>
          </table:table-cell>
          <table:table-cell table:style-name="ce45"/>
          <table:table-cell table:style-name="ce50" table:formula="of:=IF(OR([.H216]=&quot;&quot;;[.H216]=0);&quot;&quot;;&quot;=&quot;)">
            <text:p/>
          </table:table-cell>
          <table:table-cell table:style-name="ce54" table:formula="of:=IF(OR([.F216]=&quot;&quot;;[.G216]=&quot;&quot;);&quot;&quot;;IF([.G216]=&quot;&quot;;&quot;&quot;;IF(OR([.H216]=0;[.H216]=0);&quot;&quot;;IF([.J216]=0;IF([.F216]=&quot;-&quot;;-1*[.H216]*[.G216];[.H216]*[.G216]);&quot;&quot;))))">
            <text:p/>
          </table:table-cell>
          <table:table-cell table:style-name="ce58" table:formula="of:=IF(OR([.F216]=&quot;&quot;;[.G216]=&quot;&quot;);&quot;&quot;;IF(OR([.J216]=&quot;&quot;;[.J216]=0);&quot;&quot;;IF([.L216]=0;IF([.F216]=&quot;-&quot;;-1*[.H216]*[.J216]*[.G216];[.H216]*[.J216]*[.G216]);&quot;&quot;)))">
            <text:p/>
          </table:table-cell>
          <table:table-cell table:style-name="ce61" table:formula="of:=IF(OR([.L216]=&quot;&quot;;[.L216]=0);&quot;&quot;;IF([.F216]=&quot;-&quot;;-1*[.H216]*[.J216]*[.L216]*[.G216];[.H216]*[.J216]*[.L216]*[.G21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17]=0;[.J217]=&quot;&quot;);&quot;&quot;;&quot;X&quot;)">
            <text:p/>
          </table:table-cell>
          <table:table-cell table:style-name="ce45"/>
          <table:table-cell table:style-name="ce50" table:formula="of:=IF(OR([.L217]=0;[.L217]=&quot;&quot;);&quot;&quot;;&quot;X&quot;)">
            <text:p/>
          </table:table-cell>
          <table:table-cell table:style-name="ce45"/>
          <table:table-cell table:style-name="ce50" table:formula="of:=IF(OR([.H217]=&quot;&quot;;[.H217]=0);&quot;&quot;;&quot;=&quot;)">
            <text:p/>
          </table:table-cell>
          <table:table-cell table:style-name="ce54" table:formula="of:=IF(OR([.F217]=&quot;&quot;;[.G217]=&quot;&quot;);&quot;&quot;;IF([.G217]=&quot;&quot;;&quot;&quot;;IF(OR([.H217]=0;[.H217]=0);&quot;&quot;;IF([.J217]=0;IF([.F217]=&quot;-&quot;;-1*[.H217]*[.G217];[.H217]*[.G217]);&quot;&quot;))))">
            <text:p/>
          </table:table-cell>
          <table:table-cell table:style-name="ce58" table:formula="of:=IF(OR([.F217]=&quot;&quot;;[.G217]=&quot;&quot;);&quot;&quot;;IF(OR([.J217]=&quot;&quot;;[.J217]=0);&quot;&quot;;IF([.L217]=0;IF([.F217]=&quot;-&quot;;-1*[.H217]*[.J217]*[.G217];[.H217]*[.J217]*[.G217]);&quot;&quot;)))">
            <text:p/>
          </table:table-cell>
          <table:table-cell table:style-name="ce61" table:formula="of:=IF(OR([.L217]=&quot;&quot;;[.L217]=0);&quot;&quot;;IF([.F217]=&quot;-&quot;;-1*[.H217]*[.J217]*[.L217]*[.G217];[.H217]*[.J217]*[.L217]*[.G21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18]=0;[.J218]=&quot;&quot;);&quot;&quot;;&quot;X&quot;)">
            <text:p/>
          </table:table-cell>
          <table:table-cell table:style-name="ce45"/>
          <table:table-cell table:style-name="ce50" table:formula="of:=IF(OR([.L218]=0;[.L218]=&quot;&quot;);&quot;&quot;;&quot;X&quot;)">
            <text:p/>
          </table:table-cell>
          <table:table-cell table:style-name="ce45"/>
          <table:table-cell table:style-name="ce50" table:formula="of:=IF(OR([.H218]=&quot;&quot;;[.H218]=0);&quot;&quot;;&quot;=&quot;)">
            <text:p/>
          </table:table-cell>
          <table:table-cell table:style-name="ce54" table:formula="of:=IF(OR([.F218]=&quot;&quot;;[.G218]=&quot;&quot;);&quot;&quot;;IF([.G218]=&quot;&quot;;&quot;&quot;;IF(OR([.H218]=0;[.H218]=0);&quot;&quot;;IF([.J218]=0;IF([.F218]=&quot;-&quot;;-1*[.H218]*[.G218];[.H218]*[.G218]);&quot;&quot;))))">
            <text:p/>
          </table:table-cell>
          <table:table-cell table:style-name="ce58" table:formula="of:=IF(OR([.F218]=&quot;&quot;;[.G218]=&quot;&quot;);&quot;&quot;;IF(OR([.J218]=&quot;&quot;;[.J218]=0);&quot;&quot;;IF([.L218]=0;IF([.F218]=&quot;-&quot;;-1*[.H218]*[.J218]*[.G218];[.H218]*[.J218]*[.G218]);&quot;&quot;)))">
            <text:p/>
          </table:table-cell>
          <table:table-cell table:style-name="ce61" table:formula="of:=IF(OR([.L218]=&quot;&quot;;[.L218]=0);&quot;&quot;;IF([.F218]=&quot;-&quot;;-1*[.H218]*[.J218]*[.L218]*[.G218];[.H218]*[.J218]*[.L218]*[.G21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19]=0;[.J219]=&quot;&quot;);&quot;&quot;;&quot;X&quot;)">
            <text:p/>
          </table:table-cell>
          <table:table-cell table:style-name="ce45"/>
          <table:table-cell table:style-name="ce50" table:formula="of:=IF(OR([.L219]=0;[.L219]=&quot;&quot;);&quot;&quot;;&quot;X&quot;)">
            <text:p/>
          </table:table-cell>
          <table:table-cell table:style-name="ce45"/>
          <table:table-cell table:style-name="ce50" table:formula="of:=IF(OR([.H219]=&quot;&quot;;[.H219]=0);&quot;&quot;;&quot;=&quot;)">
            <text:p/>
          </table:table-cell>
          <table:table-cell table:style-name="ce54" table:formula="of:=IF(OR([.F219]=&quot;&quot;;[.G219]=&quot;&quot;);&quot;&quot;;IF([.G219]=&quot;&quot;;&quot;&quot;;IF(OR([.H219]=0;[.H219]=0);&quot;&quot;;IF([.J219]=0;IF([.F219]=&quot;-&quot;;-1*[.H219]*[.G219];[.H219]*[.G219]);&quot;&quot;))))">
            <text:p/>
          </table:table-cell>
          <table:table-cell table:style-name="ce58" table:formula="of:=IF(OR([.F219]=&quot;&quot;;[.G219]=&quot;&quot;);&quot;&quot;;IF(OR([.J219]=&quot;&quot;;[.J219]=0);&quot;&quot;;IF([.L219]=0;IF([.F219]=&quot;-&quot;;-1*[.H219]*[.J219]*[.G219];[.H219]*[.J219]*[.G219]);&quot;&quot;)))">
            <text:p/>
          </table:table-cell>
          <table:table-cell table:style-name="ce61" table:formula="of:=IF(OR([.L219]=&quot;&quot;;[.L219]=0);&quot;&quot;;IF([.F219]=&quot;-&quot;;-1*[.H219]*[.J219]*[.L219]*[.G219];[.H219]*[.J219]*[.L219]*[.G21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20]=0;[.J220]=&quot;&quot;);&quot;&quot;;&quot;X&quot;)">
            <text:p/>
          </table:table-cell>
          <table:table-cell table:style-name="ce45"/>
          <table:table-cell table:style-name="ce50" table:formula="of:=IF(OR([.L220]=0;[.L220]=&quot;&quot;);&quot;&quot;;&quot;X&quot;)">
            <text:p/>
          </table:table-cell>
          <table:table-cell table:style-name="ce45"/>
          <table:table-cell table:style-name="ce50" table:formula="of:=IF(OR([.H220]=&quot;&quot;;[.H220]=0);&quot;&quot;;&quot;=&quot;)">
            <text:p/>
          </table:table-cell>
          <table:table-cell table:style-name="ce54" table:formula="of:=IF(OR([.F220]=&quot;&quot;;[.G220]=&quot;&quot;);&quot;&quot;;IF([.G220]=&quot;&quot;;&quot;&quot;;IF(OR([.H220]=0;[.H220]=0);&quot;&quot;;IF([.J220]=0;IF([.F220]=&quot;-&quot;;-1*[.H220]*[.G220];[.H220]*[.G220]);&quot;&quot;))))">
            <text:p/>
          </table:table-cell>
          <table:table-cell table:style-name="ce58" table:formula="of:=IF(OR([.F220]=&quot;&quot;;[.G220]=&quot;&quot;);&quot;&quot;;IF(OR([.J220]=&quot;&quot;;[.J220]=0);&quot;&quot;;IF([.L220]=0;IF([.F220]=&quot;-&quot;;-1*[.H220]*[.J220]*[.G220];[.H220]*[.J220]*[.G220]);&quot;&quot;)))">
            <text:p/>
          </table:table-cell>
          <table:table-cell table:style-name="ce61" table:formula="of:=IF(OR([.L220]=&quot;&quot;;[.L220]=0);&quot;&quot;;IF([.F220]=&quot;-&quot;;-1*[.H220]*[.J220]*[.L220]*[.G220];[.H220]*[.J220]*[.L220]*[.G22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21]=0;[.J221]=&quot;&quot;);&quot;&quot;;&quot;X&quot;)">
            <text:p/>
          </table:table-cell>
          <table:table-cell table:style-name="ce45"/>
          <table:table-cell table:style-name="ce50" table:formula="of:=IF(OR([.L221]=0;[.L221]=&quot;&quot;);&quot;&quot;;&quot;X&quot;)">
            <text:p/>
          </table:table-cell>
          <table:table-cell table:style-name="ce45"/>
          <table:table-cell table:style-name="ce50" table:formula="of:=IF(OR([.H221]=&quot;&quot;;[.H221]=0);&quot;&quot;;&quot;=&quot;)">
            <text:p/>
          </table:table-cell>
          <table:table-cell table:style-name="ce54" table:formula="of:=IF(OR([.F221]=&quot;&quot;;[.G221]=&quot;&quot;);&quot;&quot;;IF([.G221]=&quot;&quot;;&quot;&quot;;IF(OR([.H221]=0;[.H221]=0);&quot;&quot;;IF([.J221]=0;IF([.F221]=&quot;-&quot;;-1*[.H221]*[.G221];[.H221]*[.G221]);&quot;&quot;))))">
            <text:p/>
          </table:table-cell>
          <table:table-cell table:style-name="ce58" table:formula="of:=IF(OR([.F221]=&quot;&quot;;[.G221]=&quot;&quot;);&quot;&quot;;IF(OR([.J221]=&quot;&quot;;[.J221]=0);&quot;&quot;;IF([.L221]=0;IF([.F221]=&quot;-&quot;;-1*[.H221]*[.J221]*[.G221];[.H221]*[.J221]*[.G221]);&quot;&quot;)))">
            <text:p/>
          </table:table-cell>
          <table:table-cell table:style-name="ce61" table:formula="of:=IF(OR([.L221]=&quot;&quot;;[.L221]=0);&quot;&quot;;IF([.F221]=&quot;-&quot;;-1*[.H221]*[.J221]*[.L221]*[.G221];[.H221]*[.J221]*[.L221]*[.G22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22]=0;[.J222]=&quot;&quot;);&quot;&quot;;&quot;X&quot;)">
            <text:p/>
          </table:table-cell>
          <table:table-cell table:style-name="ce45"/>
          <table:table-cell table:style-name="ce50" table:formula="of:=IF(OR([.L222]=0;[.L222]=&quot;&quot;);&quot;&quot;;&quot;X&quot;)">
            <text:p/>
          </table:table-cell>
          <table:table-cell table:style-name="ce45"/>
          <table:table-cell table:style-name="ce50" table:formula="of:=IF(OR([.H222]=&quot;&quot;;[.H222]=0);&quot;&quot;;&quot;=&quot;)">
            <text:p/>
          </table:table-cell>
          <table:table-cell table:style-name="ce54" table:formula="of:=IF(OR([.F222]=&quot;&quot;;[.G222]=&quot;&quot;);&quot;&quot;;IF([.G222]=&quot;&quot;;&quot;&quot;;IF(OR([.H222]=0;[.H222]=0);&quot;&quot;;IF([.J222]=0;IF([.F222]=&quot;-&quot;;-1*[.H222]*[.G222];[.H222]*[.G222]);&quot;&quot;))))">
            <text:p/>
          </table:table-cell>
          <table:table-cell table:style-name="ce58" table:formula="of:=IF(OR([.F222]=&quot;&quot;;[.G222]=&quot;&quot;);&quot;&quot;;IF(OR([.J222]=&quot;&quot;;[.J222]=0);&quot;&quot;;IF([.L222]=0;IF([.F222]=&quot;-&quot;;-1*[.H222]*[.J222]*[.G222];[.H222]*[.J222]*[.G222]);&quot;&quot;)))">
            <text:p/>
          </table:table-cell>
          <table:table-cell table:style-name="ce61" table:formula="of:=IF(OR([.L222]=&quot;&quot;;[.L222]=0);&quot;&quot;;IF([.F222]=&quot;-&quot;;-1*[.H222]*[.J222]*[.L222]*[.G222];[.H222]*[.J222]*[.L222]*[.G22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23]=0;[.J223]=&quot;&quot;);&quot;&quot;;&quot;X&quot;)">
            <text:p/>
          </table:table-cell>
          <table:table-cell table:style-name="ce45"/>
          <table:table-cell table:style-name="ce50" table:formula="of:=IF(OR([.L223]=0;[.L223]=&quot;&quot;);&quot;&quot;;&quot;X&quot;)">
            <text:p/>
          </table:table-cell>
          <table:table-cell table:style-name="ce45"/>
          <table:table-cell table:style-name="ce50" table:formula="of:=IF(OR([.H223]=&quot;&quot;;[.H223]=0);&quot;&quot;;&quot;=&quot;)">
            <text:p/>
          </table:table-cell>
          <table:table-cell table:style-name="ce54" table:formula="of:=IF(OR([.F223]=&quot;&quot;;[.G223]=&quot;&quot;);&quot;&quot;;IF([.G223]=&quot;&quot;;&quot;&quot;;IF(OR([.H223]=0;[.H223]=0);&quot;&quot;;IF([.J223]=0;IF([.F223]=&quot;-&quot;;-1*[.H223]*[.G223];[.H223]*[.G223]);&quot;&quot;))))">
            <text:p/>
          </table:table-cell>
          <table:table-cell table:style-name="ce58" table:formula="of:=IF(OR([.F223]=&quot;&quot;;[.G223]=&quot;&quot;);&quot;&quot;;IF(OR([.J223]=&quot;&quot;;[.J223]=0);&quot;&quot;;IF([.L223]=0;IF([.F223]=&quot;-&quot;;-1*[.H223]*[.J223]*[.G223];[.H223]*[.J223]*[.G223]);&quot;&quot;)))">
            <text:p/>
          </table:table-cell>
          <table:table-cell table:style-name="ce61" table:formula="of:=IF(OR([.L223]=&quot;&quot;;[.L223]=0);&quot;&quot;;IF([.F223]=&quot;-&quot;;-1*[.H223]*[.J223]*[.L223]*[.G223];[.H223]*[.J223]*[.L223]*[.G22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24]=0;[.J224]=&quot;&quot;);&quot;&quot;;&quot;X&quot;)">
            <text:p/>
          </table:table-cell>
          <table:table-cell table:style-name="ce45"/>
          <table:table-cell table:style-name="ce50" table:formula="of:=IF(OR([.L224]=0;[.L224]=&quot;&quot;);&quot;&quot;;&quot;X&quot;)">
            <text:p/>
          </table:table-cell>
          <table:table-cell table:style-name="ce45"/>
          <table:table-cell table:style-name="ce50" table:formula="of:=IF(OR([.H224]=&quot;&quot;;[.H224]=0);&quot;&quot;;&quot;=&quot;)">
            <text:p/>
          </table:table-cell>
          <table:table-cell table:style-name="ce54" table:formula="of:=IF(OR([.F224]=&quot;&quot;;[.G224]=&quot;&quot;);&quot;&quot;;IF([.G224]=&quot;&quot;;&quot;&quot;;IF(OR([.H224]=0;[.H224]=0);&quot;&quot;;IF([.J224]=0;IF([.F224]=&quot;-&quot;;-1*[.H224]*[.G224];[.H224]*[.G224]);&quot;&quot;))))">
            <text:p/>
          </table:table-cell>
          <table:table-cell table:style-name="ce58" table:formula="of:=IF(OR([.F224]=&quot;&quot;;[.G224]=&quot;&quot;);&quot;&quot;;IF(OR([.J224]=&quot;&quot;;[.J224]=0);&quot;&quot;;IF([.L224]=0;IF([.F224]=&quot;-&quot;;-1*[.H224]*[.J224]*[.G224];[.H224]*[.J224]*[.G224]);&quot;&quot;)))">
            <text:p/>
          </table:table-cell>
          <table:table-cell table:style-name="ce61" table:formula="of:=IF(OR([.L224]=&quot;&quot;;[.L224]=0);&quot;&quot;;IF([.F224]=&quot;-&quot;;-1*[.H224]*[.J224]*[.L224]*[.G224];[.H224]*[.J224]*[.L224]*[.G22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25]=0;[.J225]=&quot;&quot;);&quot;&quot;;&quot;X&quot;)">
            <text:p/>
          </table:table-cell>
          <table:table-cell table:style-name="ce45"/>
          <table:table-cell table:style-name="ce50" table:formula="of:=IF(OR([.L225]=0;[.L225]=&quot;&quot;);&quot;&quot;;&quot;X&quot;)">
            <text:p/>
          </table:table-cell>
          <table:table-cell table:style-name="ce45"/>
          <table:table-cell table:style-name="ce50" table:formula="of:=IF(OR([.H225]=&quot;&quot;;[.H225]=0);&quot;&quot;;&quot;=&quot;)">
            <text:p/>
          </table:table-cell>
          <table:table-cell table:style-name="ce54" table:formula="of:=IF(OR([.F225]=&quot;&quot;;[.G225]=&quot;&quot;);&quot;&quot;;IF([.G225]=&quot;&quot;;&quot;&quot;;IF(OR([.H225]=0;[.H225]=0);&quot;&quot;;IF([.J225]=0;IF([.F225]=&quot;-&quot;;-1*[.H225]*[.G225];[.H225]*[.G225]);&quot;&quot;))))">
            <text:p/>
          </table:table-cell>
          <table:table-cell table:style-name="ce58" table:formula="of:=IF(OR([.F225]=&quot;&quot;;[.G225]=&quot;&quot;);&quot;&quot;;IF(OR([.J225]=&quot;&quot;;[.J225]=0);&quot;&quot;;IF([.L225]=0;IF([.F225]=&quot;-&quot;;-1*[.H225]*[.J225]*[.G225];[.H225]*[.J225]*[.G225]);&quot;&quot;)))">
            <text:p/>
          </table:table-cell>
          <table:table-cell table:style-name="ce61" table:formula="of:=IF(OR([.L225]=&quot;&quot;;[.L225]=0);&quot;&quot;;IF([.F225]=&quot;-&quot;;-1*[.H225]*[.J225]*[.L225]*[.G225];[.H225]*[.J225]*[.L225]*[.G22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26]=0;[.J226]=&quot;&quot;);&quot;&quot;;&quot;X&quot;)">
            <text:p/>
          </table:table-cell>
          <table:table-cell table:style-name="ce45"/>
          <table:table-cell table:style-name="ce50" table:formula="of:=IF(OR([.L226]=0;[.L226]=&quot;&quot;);&quot;&quot;;&quot;X&quot;)">
            <text:p/>
          </table:table-cell>
          <table:table-cell table:style-name="ce45"/>
          <table:table-cell table:style-name="ce50" table:formula="of:=IF(OR([.H226]=&quot;&quot;;[.H226]=0);&quot;&quot;;&quot;=&quot;)">
            <text:p/>
          </table:table-cell>
          <table:table-cell table:style-name="ce54" table:formula="of:=IF(OR([.F226]=&quot;&quot;;[.G226]=&quot;&quot;);&quot;&quot;;IF([.G226]=&quot;&quot;;&quot;&quot;;IF(OR([.H226]=0;[.H226]=0);&quot;&quot;;IF([.J226]=0;IF([.F226]=&quot;-&quot;;-1*[.H226]*[.G226];[.H226]*[.G226]);&quot;&quot;))))">
            <text:p/>
          </table:table-cell>
          <table:table-cell table:style-name="ce58" table:formula="of:=IF(OR([.F226]=&quot;&quot;;[.G226]=&quot;&quot;);&quot;&quot;;IF(OR([.J226]=&quot;&quot;;[.J226]=0);&quot;&quot;;IF([.L226]=0;IF([.F226]=&quot;-&quot;;-1*[.H226]*[.J226]*[.G226];[.H226]*[.J226]*[.G226]);&quot;&quot;)))">
            <text:p/>
          </table:table-cell>
          <table:table-cell table:style-name="ce61" table:formula="of:=IF(OR([.L226]=&quot;&quot;;[.L226]=0);&quot;&quot;;IF([.F226]=&quot;-&quot;;-1*[.H226]*[.J226]*[.L226]*[.G226];[.H226]*[.J226]*[.L226]*[.G22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27]=0;[.J227]=&quot;&quot;);&quot;&quot;;&quot;X&quot;)">
            <text:p/>
          </table:table-cell>
          <table:table-cell table:style-name="ce45"/>
          <table:table-cell table:style-name="ce50" table:formula="of:=IF(OR([.L227]=0;[.L227]=&quot;&quot;);&quot;&quot;;&quot;X&quot;)">
            <text:p/>
          </table:table-cell>
          <table:table-cell table:style-name="ce45"/>
          <table:table-cell table:style-name="ce50" table:formula="of:=IF(OR([.H227]=&quot;&quot;;[.H227]=0);&quot;&quot;;&quot;=&quot;)">
            <text:p/>
          </table:table-cell>
          <table:table-cell table:style-name="ce54" table:formula="of:=IF(OR([.F227]=&quot;&quot;;[.G227]=&quot;&quot;);&quot;&quot;;IF([.G227]=&quot;&quot;;&quot;&quot;;IF(OR([.H227]=0;[.H227]=0);&quot;&quot;;IF([.J227]=0;IF([.F227]=&quot;-&quot;;-1*[.H227]*[.G227];[.H227]*[.G227]);&quot;&quot;))))">
            <text:p/>
          </table:table-cell>
          <table:table-cell table:style-name="ce58" table:formula="of:=IF(OR([.F227]=&quot;&quot;;[.G227]=&quot;&quot;);&quot;&quot;;IF(OR([.J227]=&quot;&quot;;[.J227]=0);&quot;&quot;;IF([.L227]=0;IF([.F227]=&quot;-&quot;;-1*[.H227]*[.J227]*[.G227];[.H227]*[.J227]*[.G227]);&quot;&quot;)))">
            <text:p/>
          </table:table-cell>
          <table:table-cell table:style-name="ce61" table:formula="of:=IF(OR([.L227]=&quot;&quot;;[.L227]=0);&quot;&quot;;IF([.F227]=&quot;-&quot;;-1*[.H227]*[.J227]*[.L227]*[.G227];[.H227]*[.J227]*[.L227]*[.G22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28]=0;[.J228]=&quot;&quot;);&quot;&quot;;&quot;X&quot;)">
            <text:p/>
          </table:table-cell>
          <table:table-cell table:style-name="ce45"/>
          <table:table-cell table:style-name="ce50" table:formula="of:=IF(OR([.L228]=0;[.L228]=&quot;&quot;);&quot;&quot;;&quot;X&quot;)">
            <text:p/>
          </table:table-cell>
          <table:table-cell table:style-name="ce45"/>
          <table:table-cell table:style-name="ce50" table:formula="of:=IF(OR([.H228]=&quot;&quot;;[.H228]=0);&quot;&quot;;&quot;=&quot;)">
            <text:p/>
          </table:table-cell>
          <table:table-cell table:style-name="ce54" table:formula="of:=IF(OR([.F228]=&quot;&quot;;[.G228]=&quot;&quot;);&quot;&quot;;IF([.G228]=&quot;&quot;;&quot;&quot;;IF(OR([.H228]=0;[.H228]=0);&quot;&quot;;IF([.J228]=0;IF([.F228]=&quot;-&quot;;-1*[.H228]*[.G228];[.H228]*[.G228]);&quot;&quot;))))">
            <text:p/>
          </table:table-cell>
          <table:table-cell table:style-name="ce58" table:formula="of:=IF(OR([.F228]=&quot;&quot;;[.G228]=&quot;&quot;);&quot;&quot;;IF(OR([.J228]=&quot;&quot;;[.J228]=0);&quot;&quot;;IF([.L228]=0;IF([.F228]=&quot;-&quot;;-1*[.H228]*[.J228]*[.G228];[.H228]*[.J228]*[.G228]);&quot;&quot;)))">
            <text:p/>
          </table:table-cell>
          <table:table-cell table:style-name="ce61" table:formula="of:=IF(OR([.L228]=&quot;&quot;;[.L228]=0);&quot;&quot;;IF([.F228]=&quot;-&quot;;-1*[.H228]*[.J228]*[.L228]*[.G228];[.H228]*[.J228]*[.L228]*[.G22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29]=0;[.J229]=&quot;&quot;);&quot;&quot;;&quot;X&quot;)">
            <text:p/>
          </table:table-cell>
          <table:table-cell table:style-name="ce45"/>
          <table:table-cell table:style-name="ce50" table:formula="of:=IF(OR([.L229]=0;[.L229]=&quot;&quot;);&quot;&quot;;&quot;X&quot;)">
            <text:p/>
          </table:table-cell>
          <table:table-cell table:style-name="ce45"/>
          <table:table-cell table:style-name="ce50" table:formula="of:=IF(OR([.H229]=&quot;&quot;;[.H229]=0);&quot;&quot;;&quot;=&quot;)">
            <text:p/>
          </table:table-cell>
          <table:table-cell table:style-name="ce54" table:formula="of:=IF(OR([.F229]=&quot;&quot;;[.G229]=&quot;&quot;);&quot;&quot;;IF([.G229]=&quot;&quot;;&quot;&quot;;IF(OR([.H229]=0;[.H229]=0);&quot;&quot;;IF([.J229]=0;IF([.F229]=&quot;-&quot;;-1*[.H229]*[.G229];[.H229]*[.G229]);&quot;&quot;))))">
            <text:p/>
          </table:table-cell>
          <table:table-cell table:style-name="ce58" table:formula="of:=IF(OR([.F229]=&quot;&quot;;[.G229]=&quot;&quot;);&quot;&quot;;IF(OR([.J229]=&quot;&quot;;[.J229]=0);&quot;&quot;;IF([.L229]=0;IF([.F229]=&quot;-&quot;;-1*[.H229]*[.J229]*[.G229];[.H229]*[.J229]*[.G229]);&quot;&quot;)))">
            <text:p/>
          </table:table-cell>
          <table:table-cell table:style-name="ce61" table:formula="of:=IF(OR([.L229]=&quot;&quot;;[.L229]=0);&quot;&quot;;IF([.F229]=&quot;-&quot;;-1*[.H229]*[.J229]*[.L229]*[.G229];[.H229]*[.J229]*[.L229]*[.G22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30]=0;[.J230]=&quot;&quot;);&quot;&quot;;&quot;X&quot;)">
            <text:p/>
          </table:table-cell>
          <table:table-cell table:style-name="ce45"/>
          <table:table-cell table:style-name="ce50" table:formula="of:=IF(OR([.L230]=0;[.L230]=&quot;&quot;);&quot;&quot;;&quot;X&quot;)">
            <text:p/>
          </table:table-cell>
          <table:table-cell table:style-name="ce45"/>
          <table:table-cell table:style-name="ce50" table:formula="of:=IF(OR([.H230]=&quot;&quot;;[.H230]=0);&quot;&quot;;&quot;=&quot;)">
            <text:p/>
          </table:table-cell>
          <table:table-cell table:style-name="ce54" table:formula="of:=IF(OR([.F230]=&quot;&quot;;[.G230]=&quot;&quot;);&quot;&quot;;IF([.G230]=&quot;&quot;;&quot;&quot;;IF(OR([.H230]=0;[.H230]=0);&quot;&quot;;IF([.J230]=0;IF([.F230]=&quot;-&quot;;-1*[.H230]*[.G230];[.H230]*[.G230]);&quot;&quot;))))">
            <text:p/>
          </table:table-cell>
          <table:table-cell table:style-name="ce58" table:formula="of:=IF(OR([.F230]=&quot;&quot;;[.G230]=&quot;&quot;);&quot;&quot;;IF(OR([.J230]=&quot;&quot;;[.J230]=0);&quot;&quot;;IF([.L230]=0;IF([.F230]=&quot;-&quot;;-1*[.H230]*[.J230]*[.G230];[.H230]*[.J230]*[.G230]);&quot;&quot;)))">
            <text:p/>
          </table:table-cell>
          <table:table-cell table:style-name="ce61" table:formula="of:=IF(OR([.L230]=&quot;&quot;;[.L230]=0);&quot;&quot;;IF([.F230]=&quot;-&quot;;-1*[.H230]*[.J230]*[.L230]*[.G230];[.H230]*[.J230]*[.L230]*[.G23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31]=0;[.J231]=&quot;&quot;);&quot;&quot;;&quot;X&quot;)">
            <text:p/>
          </table:table-cell>
          <table:table-cell table:style-name="ce45"/>
          <table:table-cell table:style-name="ce50" table:formula="of:=IF(OR([.L231]=0;[.L231]=&quot;&quot;);&quot;&quot;;&quot;X&quot;)">
            <text:p/>
          </table:table-cell>
          <table:table-cell table:style-name="ce45"/>
          <table:table-cell table:style-name="ce50" table:formula="of:=IF(OR([.H231]=&quot;&quot;;[.H231]=0);&quot;&quot;;&quot;=&quot;)">
            <text:p/>
          </table:table-cell>
          <table:table-cell table:style-name="ce54" table:formula="of:=IF(OR([.F231]=&quot;&quot;;[.G231]=&quot;&quot;);&quot;&quot;;IF([.G231]=&quot;&quot;;&quot;&quot;;IF(OR([.H231]=0;[.H231]=0);&quot;&quot;;IF([.J231]=0;IF([.F231]=&quot;-&quot;;-1*[.H231]*[.G231];[.H231]*[.G231]);&quot;&quot;))))">
            <text:p/>
          </table:table-cell>
          <table:table-cell table:style-name="ce58" table:formula="of:=IF(OR([.F231]=&quot;&quot;;[.G231]=&quot;&quot;);&quot;&quot;;IF(OR([.J231]=&quot;&quot;;[.J231]=0);&quot;&quot;;IF([.L231]=0;IF([.F231]=&quot;-&quot;;-1*[.H231]*[.J231]*[.G231];[.H231]*[.J231]*[.G231]);&quot;&quot;)))">
            <text:p/>
          </table:table-cell>
          <table:table-cell table:style-name="ce61" table:formula="of:=IF(OR([.L231]=&quot;&quot;;[.L231]=0);&quot;&quot;;IF([.F231]=&quot;-&quot;;-1*[.H231]*[.J231]*[.L231]*[.G231];[.H231]*[.J231]*[.L231]*[.G23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32]=0;[.J232]=&quot;&quot;);&quot;&quot;;&quot;X&quot;)">
            <text:p/>
          </table:table-cell>
          <table:table-cell table:style-name="ce45"/>
          <table:table-cell table:style-name="ce50" table:formula="of:=IF(OR([.L232]=0;[.L232]=&quot;&quot;);&quot;&quot;;&quot;X&quot;)">
            <text:p/>
          </table:table-cell>
          <table:table-cell table:style-name="ce45"/>
          <table:table-cell table:style-name="ce50" table:formula="of:=IF(OR([.H232]=&quot;&quot;;[.H232]=0);&quot;&quot;;&quot;=&quot;)">
            <text:p/>
          </table:table-cell>
          <table:table-cell table:style-name="ce54" table:formula="of:=IF(OR([.F232]=&quot;&quot;;[.G232]=&quot;&quot;);&quot;&quot;;IF([.G232]=&quot;&quot;;&quot;&quot;;IF(OR([.H232]=0;[.H232]=0);&quot;&quot;;IF([.J232]=0;IF([.F232]=&quot;-&quot;;-1*[.H232]*[.G232];[.H232]*[.G232]);&quot;&quot;))))">
            <text:p/>
          </table:table-cell>
          <table:table-cell table:style-name="ce58" table:formula="of:=IF(OR([.F232]=&quot;&quot;;[.G232]=&quot;&quot;);&quot;&quot;;IF(OR([.J232]=&quot;&quot;;[.J232]=0);&quot;&quot;;IF([.L232]=0;IF([.F232]=&quot;-&quot;;-1*[.H232]*[.J232]*[.G232];[.H232]*[.J232]*[.G232]);&quot;&quot;)))">
            <text:p/>
          </table:table-cell>
          <table:table-cell table:style-name="ce61" table:formula="of:=IF(OR([.L232]=&quot;&quot;;[.L232]=0);&quot;&quot;;IF([.F232]=&quot;-&quot;;-1*[.H232]*[.J232]*[.L232]*[.G232];[.H232]*[.J232]*[.L232]*[.G23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33]=0;[.J233]=&quot;&quot;);&quot;&quot;;&quot;X&quot;)">
            <text:p/>
          </table:table-cell>
          <table:table-cell table:style-name="ce45"/>
          <table:table-cell table:style-name="ce50" table:formula="of:=IF(OR([.L233]=0;[.L233]=&quot;&quot;);&quot;&quot;;&quot;X&quot;)">
            <text:p/>
          </table:table-cell>
          <table:table-cell table:style-name="ce45"/>
          <table:table-cell table:style-name="ce50" table:formula="of:=IF(OR([.H233]=&quot;&quot;;[.H233]=0);&quot;&quot;;&quot;=&quot;)">
            <text:p/>
          </table:table-cell>
          <table:table-cell table:style-name="ce54" table:formula="of:=IF(OR([.F233]=&quot;&quot;;[.G233]=&quot;&quot;);&quot;&quot;;IF([.G233]=&quot;&quot;;&quot;&quot;;IF(OR([.H233]=0;[.H233]=0);&quot;&quot;;IF([.J233]=0;IF([.F233]=&quot;-&quot;;-1*[.H233]*[.G233];[.H233]*[.G233]);&quot;&quot;))))">
            <text:p/>
          </table:table-cell>
          <table:table-cell table:style-name="ce58" table:formula="of:=IF(OR([.F233]=&quot;&quot;;[.G233]=&quot;&quot;);&quot;&quot;;IF(OR([.J233]=&quot;&quot;;[.J233]=0);&quot;&quot;;IF([.L233]=0;IF([.F233]=&quot;-&quot;;-1*[.H233]*[.J233]*[.G233];[.H233]*[.J233]*[.G233]);&quot;&quot;)))">
            <text:p/>
          </table:table-cell>
          <table:table-cell table:style-name="ce61" table:formula="of:=IF(OR([.L233]=&quot;&quot;;[.L233]=0);&quot;&quot;;IF([.F233]=&quot;-&quot;;-1*[.H233]*[.J233]*[.L233]*[.G233];[.H233]*[.J233]*[.L233]*[.G23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34]=0;[.J234]=&quot;&quot;);&quot;&quot;;&quot;X&quot;)">
            <text:p/>
          </table:table-cell>
          <table:table-cell table:style-name="ce45"/>
          <table:table-cell table:style-name="ce50" table:formula="of:=IF(OR([.L234]=0;[.L234]=&quot;&quot;);&quot;&quot;;&quot;X&quot;)">
            <text:p/>
          </table:table-cell>
          <table:table-cell table:style-name="ce45"/>
          <table:table-cell table:style-name="ce50" table:formula="of:=IF(OR([.H234]=&quot;&quot;;[.H234]=0);&quot;&quot;;&quot;=&quot;)">
            <text:p/>
          </table:table-cell>
          <table:table-cell table:style-name="ce54" table:formula="of:=IF(OR([.F234]=&quot;&quot;;[.G234]=&quot;&quot;);&quot;&quot;;IF([.G234]=&quot;&quot;;&quot;&quot;;IF(OR([.H234]=0;[.H234]=0);&quot;&quot;;IF([.J234]=0;IF([.F234]=&quot;-&quot;;-1*[.H234]*[.G234];[.H234]*[.G234]);&quot;&quot;))))">
            <text:p/>
          </table:table-cell>
          <table:table-cell table:style-name="ce58" table:formula="of:=IF(OR([.F234]=&quot;&quot;;[.G234]=&quot;&quot;);&quot;&quot;;IF(OR([.J234]=&quot;&quot;;[.J234]=0);&quot;&quot;;IF([.L234]=0;IF([.F234]=&quot;-&quot;;-1*[.H234]*[.J234]*[.G234];[.H234]*[.J234]*[.G234]);&quot;&quot;)))">
            <text:p/>
          </table:table-cell>
          <table:table-cell table:style-name="ce61" table:formula="of:=IF(OR([.L234]=&quot;&quot;;[.L234]=0);&quot;&quot;;IF([.F234]=&quot;-&quot;;-1*[.H234]*[.J234]*[.L234]*[.G234];[.H234]*[.J234]*[.L234]*[.G23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35]=0;[.J235]=&quot;&quot;);&quot;&quot;;&quot;X&quot;)">
            <text:p/>
          </table:table-cell>
          <table:table-cell table:style-name="ce45"/>
          <table:table-cell table:style-name="ce50" table:formula="of:=IF(OR([.L235]=0;[.L235]=&quot;&quot;);&quot;&quot;;&quot;X&quot;)">
            <text:p/>
          </table:table-cell>
          <table:table-cell table:style-name="ce45"/>
          <table:table-cell table:style-name="ce50" table:formula="of:=IF(OR([.H235]=&quot;&quot;;[.H235]=0);&quot;&quot;;&quot;=&quot;)">
            <text:p/>
          </table:table-cell>
          <table:table-cell table:style-name="ce54" table:formula="of:=IF(OR([.F235]=&quot;&quot;;[.G235]=&quot;&quot;);&quot;&quot;;IF([.G235]=&quot;&quot;;&quot;&quot;;IF(OR([.H235]=0;[.H235]=0);&quot;&quot;;IF([.J235]=0;IF([.F235]=&quot;-&quot;;-1*[.H235]*[.G235];[.H235]*[.G235]);&quot;&quot;))))">
            <text:p/>
          </table:table-cell>
          <table:table-cell table:style-name="ce58" table:formula="of:=IF(OR([.F235]=&quot;&quot;;[.G235]=&quot;&quot;);&quot;&quot;;IF(OR([.J235]=&quot;&quot;;[.J235]=0);&quot;&quot;;IF([.L235]=0;IF([.F235]=&quot;-&quot;;-1*[.H235]*[.J235]*[.G235];[.H235]*[.J235]*[.G235]);&quot;&quot;)))">
            <text:p/>
          </table:table-cell>
          <table:table-cell table:style-name="ce61" table:formula="of:=IF(OR([.L235]=&quot;&quot;;[.L235]=0);&quot;&quot;;IF([.F235]=&quot;-&quot;;-1*[.H235]*[.J235]*[.L235]*[.G235];[.H235]*[.J235]*[.L235]*[.G235]))">
            <text:p/>
          </table:table-cell>
          <table:table-cell table:number-columns-repeated="1008"/>
        </table:table-row>
        <table:table-row table:style-name="ro3">
          <table:covered-table-cell table:number-columns-repeated="2" table:style-name="ce9"/>
          <table:table-cell table:style-name="ce24" office:value-type="string" calcext:value-type="string" table:number-columns-spanned="11" table:number-rows-spanned="1">
            <text:p>Total</text:p>
          </table:table-cell>
          <table:covered-table-cell table:number-columns-repeated="2" table:style-name="ce27"/>
          <table:covered-table-cell table:number-columns-repeated="2" table:style-name="ce37"/>
          <table:covered-table-cell table:style-name="ce47"/>
          <table:covered-table-cell table:style-name="ce52"/>
          <table:covered-table-cell table:style-name="ce47"/>
          <table:covered-table-cell table:style-name="ce52"/>
          <table:covered-table-cell table:style-name="ce47"/>
          <table:covered-table-cell table:style-name="ce52"/>
          <table:table-cell table:style-name="ce56" table:formula="of:=IF(SUM([.N196:.N235])=0;&quot;&quot;;SUM([.N196:.N235]))">
            <text:p/>
          </table:table-cell>
          <table:table-cell table:style-name="ce60" table:formula="of:=IF(SUM([.O196:.O235])=0;&quot;&quot;;SUM([.O196:.O235]))">
            <text:p/>
          </table:table-cell>
          <table:table-cell table:style-name="ce63" table:formula="of:=IF(SUM([.P196:.P235])=0;&quot;&quot;;SUM([.P196:.P235]))">
            <text:p/>
          </table:table-cell>
          <table:table-cell table:number-columns-repeated="1008"/>
        </table:table-row>
        <table:table-row table:style-name="ro2">
          <table:table-cell table:style-name="ce2" table:number-columns-spanned="16" table:number-rows-spanned="1"/>
          <table:covered-table-cell table:number-columns-repeated="15"/>
          <table:table-cell table:number-columns-repeated="1008"/>
        </table:table-row>
        <table:table-row table:style-name="ro9">
          <table:table-cell table:style-name="ce5" office:value-type="float" office:value="6" calcext:value-type="float" table:number-columns-spanned="2" table:number-rows-spanned="1">
            <text:p>Lot n° 6</text:p>
          </table:table-cell>
          <table:covered-table-cell table:style-name="ce16"/>
          <table:table-cell table:style-name="ce20" table:number-columns-spanned="14" table:number-rows-spanned="1"/>
          <table:covered-table-cell table:number-columns-repeated="13" table:style-name="ce25"/>
          <table:table-cell table:number-columns-repeated="1008"/>
        </table:table-row>
        <table:table-row table:style-name="ro8">
          <table:table-cell table:style-name="ce6" office:value-type="string" calcext:value-type="string" table:number-columns-spanned="2" table:number-rows-spanned="2">
            <text:p>Remarques</text:p>
          </table:table-cell>
          <table:covered-table-cell table:style-name="ce13"/>
          <table:table-cell table:style-name="ce6" office:value-type="string" calcext:value-type="string" table:number-columns-spanned="3" table:number-rows-spanned="2">
            <text:p>Localisations</text:p>
          </table:table-cell>
          <table:covered-table-cell table:style-name="ce13"/>
          <table:covered-table-cell table:style-name="ce29"/>
          <table:table-cell table:style-name="ce31" office:value-type="string" calcext:value-type="string" table:number-columns-spanned="1" table:number-rows-spanned="2">
            <text:p>+ / -</text:p>
          </table:table-cell>
          <table:table-cell table:style-name="ce32" office:value-type="string" calcext:value-type="string" table:number-columns-spanned="1" table:number-rows-spanned="2">
            <text:p>Nb</text:p>
          </table:table-cell>
          <table:table-cell table:style-name="ce31" office:value-type="string" calcext:value-type="string" table:number-columns-spanned="1" table:number-rows-spanned="2">
            <text:p>Larg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Haut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Longueur</text:p>
            <text:p>(en m)</text:p>
          </table:table-cell>
          <table:table-cell table:style-name="ce48" office:value-type="string" calcext:value-type="string" table:number-columns-spanned="1" table:number-rows-spanned="2">
            <text:p>=</text:p>
          </table:table-cell>
          <table:table-cell table:style-name="ce53" office:value-type="string" calcext:value-type="string" table:number-columns-spanned="3" table:number-rows-spanned="1">
            <text:p>Résultats des calculs</text:p>
          </table:table-cell>
          <table:covered-table-cell table:number-columns-repeated="2" table:style-name="ce57"/>
          <table:table-cell table:number-columns-repeated="1008"/>
        </table:table-row>
        <table:table-row table:style-name="ro10">
          <table:covered-table-cell table:number-columns-repeated="5" table:style-name="ce7"/>
          <table:covered-table-cell table:style-name="ce32"/>
          <table:covered-table-cell table:style-name="ce38"/>
          <table:covered-table-cell table:style-name="ce44"/>
          <table:covered-table-cell table:style-name="ce49"/>
          <table:covered-table-cell table:style-name="ce32"/>
          <table:covered-table-cell table:style-name="ce49"/>
          <table:covered-table-cell table:style-name="ce32"/>
          <table:covered-table-cell table:style-name="ce49"/>
          <table:table-cell table:style-name="ce53" office:value-type="string" calcext:value-type="string">
            <text:p>Longueur</text:p>
            <text:p>ml</text:p>
          </table:table-cell>
          <table:table-cell table:style-name="ce53" office:value-type="string" calcext:value-type="string">
            <text:p>Surface</text:p>
            <text:p>m²</text:p>
          </table:table-cell>
          <table:table-cell table:style-name="ce53" office:value-type="string" calcext:value-type="string">
            <text:p>Cubage</text:p>
            <text:p>m<text:span text:style-name="T1">3</text:span></text:p>
          </table:table-cell>
          <table:table-cell table:number-columns-repeated="1008"/>
        </table:table-row>
        <table:table-row table:style-name="ro8">
          <table:table-cell table:style-name="ce12" table:number-columns-spanned="2" table:number-rows-spanned="41"/>
          <table:covered-table-cell table:style-name="ce17"/>
          <table:table-cell table:style-name="ce21" table:number-columns-spanned="3" table:number-rows-spanned="1"/>
          <table:covered-table-cell table:style-name="ce17"/>
          <table:covered-table-cell table:style-name="ce10"/>
          <table:table-cell table:style-name="ce33"/>
          <table:table-cell table:style-name="ce39"/>
          <table:table-cell table:style-name="ce45"/>
          <table:table-cell table:style-name="ce50" table:formula="of:=IF(OR([.J241]=0;[.J241]=&quot;&quot;);&quot;&quot;;&quot;X&quot;)">
            <text:p/>
          </table:table-cell>
          <table:table-cell table:style-name="ce45"/>
          <table:table-cell table:style-name="ce50" table:formula="of:=IF(OR([.L241]=0;[.L241]=&quot;&quot;);&quot;&quot;;&quot;X&quot;)">
            <text:p/>
          </table:table-cell>
          <table:table-cell table:style-name="ce45"/>
          <table:table-cell table:style-name="ce50" table:formula="of:=IF(OR([.H241]=&quot;&quot;;[.H241]=0);&quot;&quot;;&quot;=&quot;)">
            <text:p/>
          </table:table-cell>
          <table:table-cell table:style-name="ce54" table:formula="of:=IF(OR([.F241]=&quot;&quot;;[.G241]=&quot;&quot;);&quot;&quot;;IF([.G241]=&quot;&quot;;&quot;&quot;;IF(OR([.H241]=0;[.H241]=0);&quot;&quot;;IF([.J241]=0;IF([.F241]=&quot;-&quot;;-1*[.H241]*[.G241];[.H241]*[.G241]);&quot;&quot;))))">
            <text:p/>
          </table:table-cell>
          <table:table-cell table:style-name="ce58" table:formula="of:=IF(OR([.F241]=&quot;&quot;;[.G241]=&quot;&quot;);&quot;&quot;;IF(OR([.J241]=&quot;&quot;;[.J241]=0);&quot;&quot;;IF([.L241]=0;IF([.F241]=&quot;-&quot;;-1*[.H241]*[.J241]*[.G241];[.H241]*[.J241]*[.G241]);&quot;&quot;)))">
            <text:p/>
          </table:table-cell>
          <table:table-cell table:style-name="ce61" table:formula="of:=IF(OR([.L241]=&quot;&quot;;[.L241]=0);&quot;&quot;;IF([.F241]=&quot;-&quot;;-1*[.H241]*[.J241]*[.L241]*[.G241];[.H241]*[.J241]*[.L241]*[.G24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42]=0;[.J242]=&quot;&quot;);&quot;&quot;;&quot;X&quot;)">
            <text:p/>
          </table:table-cell>
          <table:table-cell table:style-name="ce45"/>
          <table:table-cell table:style-name="ce50" table:formula="of:=IF(OR([.L242]=0;[.L242]=&quot;&quot;);&quot;&quot;;&quot;X&quot;)">
            <text:p/>
          </table:table-cell>
          <table:table-cell table:style-name="ce45"/>
          <table:table-cell table:style-name="ce50" table:formula="of:=IF(OR([.H242]=&quot;&quot;;[.H242]=0);&quot;&quot;;&quot;=&quot;)">
            <text:p/>
          </table:table-cell>
          <table:table-cell table:style-name="ce54" table:formula="of:=IF(OR([.F242]=&quot;&quot;;[.G242]=&quot;&quot;);&quot;&quot;;IF([.G242]=&quot;&quot;;&quot;&quot;;IF(OR([.H242]=0;[.H242]=0);&quot;&quot;;IF([.J242]=0;IF([.F242]=&quot;-&quot;;-1*[.H242]*[.G242];[.H242]*[.G242]);&quot;&quot;))))">
            <text:p/>
          </table:table-cell>
          <table:table-cell table:style-name="ce58" table:formula="of:=IF(OR([.F242]=&quot;&quot;;[.G242]=&quot;&quot;);&quot;&quot;;IF(OR([.J242]=&quot;&quot;;[.J242]=0);&quot;&quot;;IF([.L242]=0;IF([.F242]=&quot;-&quot;;-1*[.H242]*[.J242]*[.G242];[.H242]*[.J242]*[.G242]);&quot;&quot;)))">
            <text:p/>
          </table:table-cell>
          <table:table-cell table:style-name="ce61" table:formula="of:=IF(OR([.L242]=&quot;&quot;;[.L242]=0);&quot;&quot;;IF([.F242]=&quot;-&quot;;-1*[.H242]*[.J242]*[.L242]*[.G242];[.H242]*[.J242]*[.L242]*[.G24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43]=0;[.J243]=&quot;&quot;);&quot;&quot;;&quot;X&quot;)">
            <text:p/>
          </table:table-cell>
          <table:table-cell table:style-name="ce45"/>
          <table:table-cell table:style-name="ce50" table:formula="of:=IF(OR([.L243]=0;[.L243]=&quot;&quot;);&quot;&quot;;&quot;X&quot;)">
            <text:p/>
          </table:table-cell>
          <table:table-cell table:style-name="ce45"/>
          <table:table-cell table:style-name="ce50" table:formula="of:=IF(OR([.H243]=&quot;&quot;;[.H243]=0);&quot;&quot;;&quot;=&quot;)">
            <text:p/>
          </table:table-cell>
          <table:table-cell table:style-name="ce54" table:formula="of:=IF(OR([.F243]=&quot;&quot;;[.G243]=&quot;&quot;);&quot;&quot;;IF([.G243]=&quot;&quot;;&quot;&quot;;IF(OR([.H243]=0;[.H243]=0);&quot;&quot;;IF([.J243]=0;IF([.F243]=&quot;-&quot;;-1*[.H243]*[.G243];[.H243]*[.G243]);&quot;&quot;))))">
            <text:p/>
          </table:table-cell>
          <table:table-cell table:style-name="ce58" table:formula="of:=IF(OR([.F243]=&quot;&quot;;[.G243]=&quot;&quot;);&quot;&quot;;IF(OR([.J243]=&quot;&quot;;[.J243]=0);&quot;&quot;;IF([.L243]=0;IF([.F243]=&quot;-&quot;;-1*[.H243]*[.J243]*[.G243];[.H243]*[.J243]*[.G243]);&quot;&quot;)))">
            <text:p/>
          </table:table-cell>
          <table:table-cell table:style-name="ce61" table:formula="of:=IF(OR([.L243]=&quot;&quot;;[.L243]=0);&quot;&quot;;IF([.F243]=&quot;-&quot;;-1*[.H243]*[.J243]*[.L243]*[.G243];[.H243]*[.J243]*[.L243]*[.G24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44]=0;[.J244]=&quot;&quot;);&quot;&quot;;&quot;X&quot;)">
            <text:p/>
          </table:table-cell>
          <table:table-cell table:style-name="ce45"/>
          <table:table-cell table:style-name="ce50" table:formula="of:=IF(OR([.L244]=0;[.L244]=&quot;&quot;);&quot;&quot;;&quot;X&quot;)">
            <text:p/>
          </table:table-cell>
          <table:table-cell table:style-name="ce45"/>
          <table:table-cell table:style-name="ce50" table:formula="of:=IF(OR([.H244]=&quot;&quot;;[.H244]=0);&quot;&quot;;&quot;=&quot;)">
            <text:p/>
          </table:table-cell>
          <table:table-cell table:style-name="ce54" table:formula="of:=IF(OR([.F244]=&quot;&quot;;[.G244]=&quot;&quot;);&quot;&quot;;IF([.G244]=&quot;&quot;;&quot;&quot;;IF(OR([.H244]=0;[.H244]=0);&quot;&quot;;IF([.J244]=0;IF([.F244]=&quot;-&quot;;-1*[.H244]*[.G244];[.H244]*[.G244]);&quot;&quot;))))">
            <text:p/>
          </table:table-cell>
          <table:table-cell table:style-name="ce58" table:formula="of:=IF(OR([.F244]=&quot;&quot;;[.G244]=&quot;&quot;);&quot;&quot;;IF(OR([.J244]=&quot;&quot;;[.J244]=0);&quot;&quot;;IF([.L244]=0;IF([.F244]=&quot;-&quot;;-1*[.H244]*[.J244]*[.G244];[.H244]*[.J244]*[.G244]);&quot;&quot;)))">
            <text:p/>
          </table:table-cell>
          <table:table-cell table:style-name="ce61" table:formula="of:=IF(OR([.L244]=&quot;&quot;;[.L244]=0);&quot;&quot;;IF([.F244]=&quot;-&quot;;-1*[.H244]*[.J244]*[.L244]*[.G244];[.H244]*[.J244]*[.L244]*[.G24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45]=0;[.J245]=&quot;&quot;);&quot;&quot;;&quot;X&quot;)">
            <text:p/>
          </table:table-cell>
          <table:table-cell table:style-name="ce45"/>
          <table:table-cell table:style-name="ce50" table:formula="of:=IF(OR([.L245]=0;[.L245]=&quot;&quot;);&quot;&quot;;&quot;X&quot;)">
            <text:p/>
          </table:table-cell>
          <table:table-cell table:style-name="ce45"/>
          <table:table-cell table:style-name="ce50" table:formula="of:=IF(OR([.H245]=&quot;&quot;;[.H245]=0);&quot;&quot;;&quot;=&quot;)">
            <text:p/>
          </table:table-cell>
          <table:table-cell table:style-name="ce54" table:formula="of:=IF(OR([.F245]=&quot;&quot;;[.G245]=&quot;&quot;);&quot;&quot;;IF([.G245]=&quot;&quot;;&quot;&quot;;IF(OR([.H245]=0;[.H245]=0);&quot;&quot;;IF([.J245]=0;IF([.F245]=&quot;-&quot;;-1*[.H245]*[.G245];[.H245]*[.G245]);&quot;&quot;))))">
            <text:p/>
          </table:table-cell>
          <table:table-cell table:style-name="ce58" table:formula="of:=IF(OR([.F245]=&quot;&quot;;[.G245]=&quot;&quot;);&quot;&quot;;IF(OR([.J245]=&quot;&quot;;[.J245]=0);&quot;&quot;;IF([.L245]=0;IF([.F245]=&quot;-&quot;;-1*[.H245]*[.J245]*[.G245];[.H245]*[.J245]*[.G245]);&quot;&quot;)))">
            <text:p/>
          </table:table-cell>
          <table:table-cell table:style-name="ce61" table:formula="of:=IF(OR([.L245]=&quot;&quot;;[.L245]=0);&quot;&quot;;IF([.F245]=&quot;-&quot;;-1*[.H245]*[.J245]*[.L245]*[.G245];[.H245]*[.J245]*[.L245]*[.G24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46]=0;[.J246]=&quot;&quot;);&quot;&quot;;&quot;X&quot;)">
            <text:p/>
          </table:table-cell>
          <table:table-cell table:style-name="ce45"/>
          <table:table-cell table:style-name="ce50" table:formula="of:=IF(OR([.L246]=0;[.L246]=&quot;&quot;);&quot;&quot;;&quot;X&quot;)">
            <text:p/>
          </table:table-cell>
          <table:table-cell table:style-name="ce45"/>
          <table:table-cell table:style-name="ce50" table:formula="of:=IF(OR([.H246]=&quot;&quot;;[.H246]=0);&quot;&quot;;&quot;=&quot;)">
            <text:p/>
          </table:table-cell>
          <table:table-cell table:style-name="ce54" table:formula="of:=IF(OR([.F246]=&quot;&quot;;[.G246]=&quot;&quot;);&quot;&quot;;IF([.G246]=&quot;&quot;;&quot;&quot;;IF(OR([.H246]=0;[.H246]=0);&quot;&quot;;IF([.J246]=0;IF([.F246]=&quot;-&quot;;-1*[.H246]*[.G246];[.H246]*[.G246]);&quot;&quot;))))">
            <text:p/>
          </table:table-cell>
          <table:table-cell table:style-name="ce58" table:formula="of:=IF(OR([.F246]=&quot;&quot;;[.G246]=&quot;&quot;);&quot;&quot;;IF(OR([.J246]=&quot;&quot;;[.J246]=0);&quot;&quot;;IF([.L246]=0;IF([.F246]=&quot;-&quot;;-1*[.H246]*[.J246]*[.G246];[.H246]*[.J246]*[.G246]);&quot;&quot;)))">
            <text:p/>
          </table:table-cell>
          <table:table-cell table:style-name="ce61" table:formula="of:=IF(OR([.L246]=&quot;&quot;;[.L246]=0);&quot;&quot;;IF([.F246]=&quot;-&quot;;-1*[.H246]*[.J246]*[.L246]*[.G246];[.H246]*[.J246]*[.L246]*[.G24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47]=0;[.J247]=&quot;&quot;);&quot;&quot;;&quot;X&quot;)">
            <text:p/>
          </table:table-cell>
          <table:table-cell table:style-name="ce45"/>
          <table:table-cell table:style-name="ce50" table:formula="of:=IF(OR([.L247]=0;[.L247]=&quot;&quot;);&quot;&quot;;&quot;X&quot;)">
            <text:p/>
          </table:table-cell>
          <table:table-cell table:style-name="ce45"/>
          <table:table-cell table:style-name="ce50" table:formula="of:=IF(OR([.H247]=&quot;&quot;;[.H247]=0);&quot;&quot;;&quot;=&quot;)">
            <text:p/>
          </table:table-cell>
          <table:table-cell table:style-name="ce54" table:formula="of:=IF(OR([.F247]=&quot;&quot;;[.G247]=&quot;&quot;);&quot;&quot;;IF([.G247]=&quot;&quot;;&quot;&quot;;IF(OR([.H247]=0;[.H247]=0);&quot;&quot;;IF([.J247]=0;IF([.F247]=&quot;-&quot;;-1*[.H247]*[.G247];[.H247]*[.G247]);&quot;&quot;))))">
            <text:p/>
          </table:table-cell>
          <table:table-cell table:style-name="ce58" table:formula="of:=IF(OR([.F247]=&quot;&quot;;[.G247]=&quot;&quot;);&quot;&quot;;IF(OR([.J247]=&quot;&quot;;[.J247]=0);&quot;&quot;;IF([.L247]=0;IF([.F247]=&quot;-&quot;;-1*[.H247]*[.J247]*[.G247];[.H247]*[.J247]*[.G247]);&quot;&quot;)))">
            <text:p/>
          </table:table-cell>
          <table:table-cell table:style-name="ce61" table:formula="of:=IF(OR([.L247]=&quot;&quot;;[.L247]=0);&quot;&quot;;IF([.F247]=&quot;-&quot;;-1*[.H247]*[.J247]*[.L247]*[.G247];[.H247]*[.J247]*[.L247]*[.G24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48]=0;[.J248]=&quot;&quot;);&quot;&quot;;&quot;X&quot;)">
            <text:p/>
          </table:table-cell>
          <table:table-cell table:style-name="ce45"/>
          <table:table-cell table:style-name="ce50" table:formula="of:=IF(OR([.L248]=0;[.L248]=&quot;&quot;);&quot;&quot;;&quot;X&quot;)">
            <text:p/>
          </table:table-cell>
          <table:table-cell table:style-name="ce45"/>
          <table:table-cell table:style-name="ce50" table:formula="of:=IF(OR([.H248]=&quot;&quot;;[.H248]=0);&quot;&quot;;&quot;=&quot;)">
            <text:p/>
          </table:table-cell>
          <table:table-cell table:style-name="ce54" table:formula="of:=IF(OR([.F248]=&quot;&quot;;[.G248]=&quot;&quot;);&quot;&quot;;IF([.G248]=&quot;&quot;;&quot;&quot;;IF(OR([.H248]=0;[.H248]=0);&quot;&quot;;IF([.J248]=0;IF([.F248]=&quot;-&quot;;-1*[.H248]*[.G248];[.H248]*[.G248]);&quot;&quot;))))">
            <text:p/>
          </table:table-cell>
          <table:table-cell table:style-name="ce58" table:formula="of:=IF(OR([.F248]=&quot;&quot;;[.G248]=&quot;&quot;);&quot;&quot;;IF(OR([.J248]=&quot;&quot;;[.J248]=0);&quot;&quot;;IF([.L248]=0;IF([.F248]=&quot;-&quot;;-1*[.H248]*[.J248]*[.G248];[.H248]*[.J248]*[.G248]);&quot;&quot;)))">
            <text:p/>
          </table:table-cell>
          <table:table-cell table:style-name="ce61" table:formula="of:=IF(OR([.L248]=&quot;&quot;;[.L248]=0);&quot;&quot;;IF([.F248]=&quot;-&quot;;-1*[.H248]*[.J248]*[.L248]*[.G248];[.H248]*[.J248]*[.L248]*[.G24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49]=0;[.J249]=&quot;&quot;);&quot;&quot;;&quot;X&quot;)">
            <text:p/>
          </table:table-cell>
          <table:table-cell table:style-name="ce45"/>
          <table:table-cell table:style-name="ce50" table:formula="of:=IF(OR([.L249]=0;[.L249]=&quot;&quot;);&quot;&quot;;&quot;X&quot;)">
            <text:p/>
          </table:table-cell>
          <table:table-cell table:style-name="ce45"/>
          <table:table-cell table:style-name="ce50" table:formula="of:=IF(OR([.H249]=&quot;&quot;;[.H249]=0);&quot;&quot;;&quot;=&quot;)">
            <text:p/>
          </table:table-cell>
          <table:table-cell table:style-name="ce54" table:formula="of:=IF(OR([.F249]=&quot;&quot;;[.G249]=&quot;&quot;);&quot;&quot;;IF([.G249]=&quot;&quot;;&quot;&quot;;IF(OR([.H249]=0;[.H249]=0);&quot;&quot;;IF([.J249]=0;IF([.F249]=&quot;-&quot;;-1*[.H249]*[.G249];[.H249]*[.G249]);&quot;&quot;))))">
            <text:p/>
          </table:table-cell>
          <table:table-cell table:style-name="ce58" table:formula="of:=IF(OR([.F249]=&quot;&quot;;[.G249]=&quot;&quot;);&quot;&quot;;IF(OR([.J249]=&quot;&quot;;[.J249]=0);&quot;&quot;;IF([.L249]=0;IF([.F249]=&quot;-&quot;;-1*[.H249]*[.J249]*[.G249];[.H249]*[.J249]*[.G249]);&quot;&quot;)))">
            <text:p/>
          </table:table-cell>
          <table:table-cell table:style-name="ce61" table:formula="of:=IF(OR([.L249]=&quot;&quot;;[.L249]=0);&quot;&quot;;IF([.F249]=&quot;-&quot;;-1*[.H249]*[.J249]*[.L249]*[.G249];[.H249]*[.J249]*[.L249]*[.G24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50]=0;[.J250]=&quot;&quot;);&quot;&quot;;&quot;X&quot;)">
            <text:p/>
          </table:table-cell>
          <table:table-cell table:style-name="ce45"/>
          <table:table-cell table:style-name="ce50" table:formula="of:=IF(OR([.L250]=0;[.L250]=&quot;&quot;);&quot;&quot;;&quot;X&quot;)">
            <text:p/>
          </table:table-cell>
          <table:table-cell table:style-name="ce45"/>
          <table:table-cell table:style-name="ce50" table:formula="of:=IF(OR([.H250]=&quot;&quot;;[.H250]=0);&quot;&quot;;&quot;=&quot;)">
            <text:p/>
          </table:table-cell>
          <table:table-cell table:style-name="ce54" table:formula="of:=IF(OR([.F250]=&quot;&quot;;[.G250]=&quot;&quot;);&quot;&quot;;IF([.G250]=&quot;&quot;;&quot;&quot;;IF(OR([.H250]=0;[.H250]=0);&quot;&quot;;IF([.J250]=0;IF([.F250]=&quot;-&quot;;-1*[.H250]*[.G250];[.H250]*[.G250]);&quot;&quot;))))">
            <text:p/>
          </table:table-cell>
          <table:table-cell table:style-name="ce58" table:formula="of:=IF(OR([.F250]=&quot;&quot;;[.G250]=&quot;&quot;);&quot;&quot;;IF(OR([.J250]=&quot;&quot;;[.J250]=0);&quot;&quot;;IF([.L250]=0;IF([.F250]=&quot;-&quot;;-1*[.H250]*[.J250]*[.G250];[.H250]*[.J250]*[.G250]);&quot;&quot;)))">
            <text:p/>
          </table:table-cell>
          <table:table-cell table:style-name="ce61" table:formula="of:=IF(OR([.L250]=&quot;&quot;;[.L250]=0);&quot;&quot;;IF([.F250]=&quot;-&quot;;-1*[.H250]*[.J250]*[.L250]*[.G250];[.H250]*[.J250]*[.L250]*[.G25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51]=0;[.J251]=&quot;&quot;);&quot;&quot;;&quot;X&quot;)">
            <text:p/>
          </table:table-cell>
          <table:table-cell table:style-name="ce45"/>
          <table:table-cell table:style-name="ce50" table:formula="of:=IF(OR([.L251]=0;[.L251]=&quot;&quot;);&quot;&quot;;&quot;X&quot;)">
            <text:p/>
          </table:table-cell>
          <table:table-cell table:style-name="ce45"/>
          <table:table-cell table:style-name="ce50" table:formula="of:=IF(OR([.H251]=&quot;&quot;;[.H251]=0);&quot;&quot;;&quot;=&quot;)">
            <text:p/>
          </table:table-cell>
          <table:table-cell table:style-name="ce54" table:formula="of:=IF(OR([.F251]=&quot;&quot;;[.G251]=&quot;&quot;);&quot;&quot;;IF([.G251]=&quot;&quot;;&quot;&quot;;IF(OR([.H251]=0;[.H251]=0);&quot;&quot;;IF([.J251]=0;IF([.F251]=&quot;-&quot;;-1*[.H251]*[.G251];[.H251]*[.G251]);&quot;&quot;))))">
            <text:p/>
          </table:table-cell>
          <table:table-cell table:style-name="ce58" table:formula="of:=IF(OR([.F251]=&quot;&quot;;[.G251]=&quot;&quot;);&quot;&quot;;IF(OR([.J251]=&quot;&quot;;[.J251]=0);&quot;&quot;;IF([.L251]=0;IF([.F251]=&quot;-&quot;;-1*[.H251]*[.J251]*[.G251];[.H251]*[.J251]*[.G251]);&quot;&quot;)))">
            <text:p/>
          </table:table-cell>
          <table:table-cell table:style-name="ce61" table:formula="of:=IF(OR([.L251]=&quot;&quot;;[.L251]=0);&quot;&quot;;IF([.F251]=&quot;-&quot;;-1*[.H251]*[.J251]*[.L251]*[.G251];[.H251]*[.J251]*[.L251]*[.G25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52]=0;[.J252]=&quot;&quot;);&quot;&quot;;&quot;X&quot;)">
            <text:p/>
          </table:table-cell>
          <table:table-cell table:style-name="ce45"/>
          <table:table-cell table:style-name="ce50" table:formula="of:=IF(OR([.L252]=0;[.L252]=&quot;&quot;);&quot;&quot;;&quot;X&quot;)">
            <text:p/>
          </table:table-cell>
          <table:table-cell table:style-name="ce45"/>
          <table:table-cell table:style-name="ce50" table:formula="of:=IF(OR([.H252]=&quot;&quot;;[.H252]=0);&quot;&quot;;&quot;=&quot;)">
            <text:p/>
          </table:table-cell>
          <table:table-cell table:style-name="ce54" table:formula="of:=IF(OR([.F252]=&quot;&quot;;[.G252]=&quot;&quot;);&quot;&quot;;IF([.G252]=&quot;&quot;;&quot;&quot;;IF(OR([.H252]=0;[.H252]=0);&quot;&quot;;IF([.J252]=0;IF([.F252]=&quot;-&quot;;-1*[.H252]*[.G252];[.H252]*[.G252]);&quot;&quot;))))">
            <text:p/>
          </table:table-cell>
          <table:table-cell table:style-name="ce58" table:formula="of:=IF(OR([.F252]=&quot;&quot;;[.G252]=&quot;&quot;);&quot;&quot;;IF(OR([.J252]=&quot;&quot;;[.J252]=0);&quot;&quot;;IF([.L252]=0;IF([.F252]=&quot;-&quot;;-1*[.H252]*[.J252]*[.G252];[.H252]*[.J252]*[.G252]);&quot;&quot;)))">
            <text:p/>
          </table:table-cell>
          <table:table-cell table:style-name="ce61" table:formula="of:=IF(OR([.L252]=&quot;&quot;;[.L252]=0);&quot;&quot;;IF([.F252]=&quot;-&quot;;-1*[.H252]*[.J252]*[.L252]*[.G252];[.H252]*[.J252]*[.L252]*[.G25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53]=0;[.J253]=&quot;&quot;);&quot;&quot;;&quot;X&quot;)">
            <text:p/>
          </table:table-cell>
          <table:table-cell table:style-name="ce45"/>
          <table:table-cell table:style-name="ce50" table:formula="of:=IF(OR([.L253]=0;[.L253]=&quot;&quot;);&quot;&quot;;&quot;X&quot;)">
            <text:p/>
          </table:table-cell>
          <table:table-cell table:style-name="ce45"/>
          <table:table-cell table:style-name="ce50" table:formula="of:=IF(OR([.H253]=&quot;&quot;;[.H253]=0);&quot;&quot;;&quot;=&quot;)">
            <text:p/>
          </table:table-cell>
          <table:table-cell table:style-name="ce54" table:formula="of:=IF(OR([.F253]=&quot;&quot;;[.G253]=&quot;&quot;);&quot;&quot;;IF([.G253]=&quot;&quot;;&quot;&quot;;IF(OR([.H253]=0;[.H253]=0);&quot;&quot;;IF([.J253]=0;IF([.F253]=&quot;-&quot;;-1*[.H253]*[.G253];[.H253]*[.G253]);&quot;&quot;))))">
            <text:p/>
          </table:table-cell>
          <table:table-cell table:style-name="ce58" table:formula="of:=IF(OR([.F253]=&quot;&quot;;[.G253]=&quot;&quot;);&quot;&quot;;IF(OR([.J253]=&quot;&quot;;[.J253]=0);&quot;&quot;;IF([.L253]=0;IF([.F253]=&quot;-&quot;;-1*[.H253]*[.J253]*[.G253];[.H253]*[.J253]*[.G253]);&quot;&quot;)))">
            <text:p/>
          </table:table-cell>
          <table:table-cell table:style-name="ce61" table:formula="of:=IF(OR([.L253]=&quot;&quot;;[.L253]=0);&quot;&quot;;IF([.F253]=&quot;-&quot;;-1*[.H253]*[.J253]*[.L253]*[.G253];[.H253]*[.J253]*[.L253]*[.G25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54]=0;[.J254]=&quot;&quot;);&quot;&quot;;&quot;X&quot;)">
            <text:p/>
          </table:table-cell>
          <table:table-cell table:style-name="ce45"/>
          <table:table-cell table:style-name="ce50" table:formula="of:=IF(OR([.L254]=0;[.L254]=&quot;&quot;);&quot;&quot;;&quot;X&quot;)">
            <text:p/>
          </table:table-cell>
          <table:table-cell table:style-name="ce45"/>
          <table:table-cell table:style-name="ce50" table:formula="of:=IF(OR([.H254]=&quot;&quot;;[.H254]=0);&quot;&quot;;&quot;=&quot;)">
            <text:p/>
          </table:table-cell>
          <table:table-cell table:style-name="ce54" table:formula="of:=IF(OR([.F254]=&quot;&quot;;[.G254]=&quot;&quot;);&quot;&quot;;IF([.G254]=&quot;&quot;;&quot;&quot;;IF(OR([.H254]=0;[.H254]=0);&quot;&quot;;IF([.J254]=0;IF([.F254]=&quot;-&quot;;-1*[.H254]*[.G254];[.H254]*[.G254]);&quot;&quot;))))">
            <text:p/>
          </table:table-cell>
          <table:table-cell table:style-name="ce58" table:formula="of:=IF(OR([.F254]=&quot;&quot;;[.G254]=&quot;&quot;);&quot;&quot;;IF(OR([.J254]=&quot;&quot;;[.J254]=0);&quot;&quot;;IF([.L254]=0;IF([.F254]=&quot;-&quot;;-1*[.H254]*[.J254]*[.G254];[.H254]*[.J254]*[.G254]);&quot;&quot;)))">
            <text:p/>
          </table:table-cell>
          <table:table-cell table:style-name="ce61" table:formula="of:=IF(OR([.L254]=&quot;&quot;;[.L254]=0);&quot;&quot;;IF([.F254]=&quot;-&quot;;-1*[.H254]*[.J254]*[.L254]*[.G254];[.H254]*[.J254]*[.L254]*[.G25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55]=0;[.J255]=&quot;&quot;);&quot;&quot;;&quot;X&quot;)">
            <text:p/>
          </table:table-cell>
          <table:table-cell table:style-name="ce45"/>
          <table:table-cell table:style-name="ce50" table:formula="of:=IF(OR([.L255]=0;[.L255]=&quot;&quot;);&quot;&quot;;&quot;X&quot;)">
            <text:p/>
          </table:table-cell>
          <table:table-cell table:style-name="ce45"/>
          <table:table-cell table:style-name="ce50" table:formula="of:=IF(OR([.H255]=&quot;&quot;;[.H255]=0);&quot;&quot;;&quot;=&quot;)">
            <text:p/>
          </table:table-cell>
          <table:table-cell table:style-name="ce54" table:formula="of:=IF(OR([.F255]=&quot;&quot;;[.G255]=&quot;&quot;);&quot;&quot;;IF([.G255]=&quot;&quot;;&quot;&quot;;IF(OR([.H255]=0;[.H255]=0);&quot;&quot;;IF([.J255]=0;IF([.F255]=&quot;-&quot;;-1*[.H255]*[.G255];[.H255]*[.G255]);&quot;&quot;))))">
            <text:p/>
          </table:table-cell>
          <table:table-cell table:style-name="ce58" table:formula="of:=IF(OR([.F255]=&quot;&quot;;[.G255]=&quot;&quot;);&quot;&quot;;IF(OR([.J255]=&quot;&quot;;[.J255]=0);&quot;&quot;;IF([.L255]=0;IF([.F255]=&quot;-&quot;;-1*[.H255]*[.J255]*[.G255];[.H255]*[.J255]*[.G255]);&quot;&quot;)))">
            <text:p/>
          </table:table-cell>
          <table:table-cell table:style-name="ce61" table:formula="of:=IF(OR([.L255]=&quot;&quot;;[.L255]=0);&quot;&quot;;IF([.F255]=&quot;-&quot;;-1*[.H255]*[.J255]*[.L255]*[.G255];[.H255]*[.J255]*[.L255]*[.G25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56]=0;[.J256]=&quot;&quot;);&quot;&quot;;&quot;X&quot;)">
            <text:p/>
          </table:table-cell>
          <table:table-cell table:style-name="ce45"/>
          <table:table-cell table:style-name="ce50" table:formula="of:=IF(OR([.L256]=0;[.L256]=&quot;&quot;);&quot;&quot;;&quot;X&quot;)">
            <text:p/>
          </table:table-cell>
          <table:table-cell table:style-name="ce45"/>
          <table:table-cell table:style-name="ce50" table:formula="of:=IF(OR([.H256]=&quot;&quot;;[.H256]=0);&quot;&quot;;&quot;=&quot;)">
            <text:p/>
          </table:table-cell>
          <table:table-cell table:style-name="ce54" table:formula="of:=IF(OR([.F256]=&quot;&quot;;[.G256]=&quot;&quot;);&quot;&quot;;IF([.G256]=&quot;&quot;;&quot;&quot;;IF(OR([.H256]=0;[.H256]=0);&quot;&quot;;IF([.J256]=0;IF([.F256]=&quot;-&quot;;-1*[.H256]*[.G256];[.H256]*[.G256]);&quot;&quot;))))">
            <text:p/>
          </table:table-cell>
          <table:table-cell table:style-name="ce58" table:formula="of:=IF(OR([.F256]=&quot;&quot;;[.G256]=&quot;&quot;);&quot;&quot;;IF(OR([.J256]=&quot;&quot;;[.J256]=0);&quot;&quot;;IF([.L256]=0;IF([.F256]=&quot;-&quot;;-1*[.H256]*[.J256]*[.G256];[.H256]*[.J256]*[.G256]);&quot;&quot;)))">
            <text:p/>
          </table:table-cell>
          <table:table-cell table:style-name="ce61" table:formula="of:=IF(OR([.L256]=&quot;&quot;;[.L256]=0);&quot;&quot;;IF([.F256]=&quot;-&quot;;-1*[.H256]*[.J256]*[.L256]*[.G256];[.H256]*[.J256]*[.L256]*[.G25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57]=0;[.J257]=&quot;&quot;);&quot;&quot;;&quot;X&quot;)">
            <text:p/>
          </table:table-cell>
          <table:table-cell table:style-name="ce45"/>
          <table:table-cell table:style-name="ce50" table:formula="of:=IF(OR([.L257]=0;[.L257]=&quot;&quot;);&quot;&quot;;&quot;X&quot;)">
            <text:p/>
          </table:table-cell>
          <table:table-cell table:style-name="ce45"/>
          <table:table-cell table:style-name="ce50" table:formula="of:=IF(OR([.H257]=&quot;&quot;;[.H257]=0);&quot;&quot;;&quot;=&quot;)">
            <text:p/>
          </table:table-cell>
          <table:table-cell table:style-name="ce54" table:formula="of:=IF(OR([.F257]=&quot;&quot;;[.G257]=&quot;&quot;);&quot;&quot;;IF([.G257]=&quot;&quot;;&quot;&quot;;IF(OR([.H257]=0;[.H257]=0);&quot;&quot;;IF([.J257]=0;IF([.F257]=&quot;-&quot;;-1*[.H257]*[.G257];[.H257]*[.G257]);&quot;&quot;))))">
            <text:p/>
          </table:table-cell>
          <table:table-cell table:style-name="ce58" table:formula="of:=IF(OR([.F257]=&quot;&quot;;[.G257]=&quot;&quot;);&quot;&quot;;IF(OR([.J257]=&quot;&quot;;[.J257]=0);&quot;&quot;;IF([.L257]=0;IF([.F257]=&quot;-&quot;;-1*[.H257]*[.J257]*[.G257];[.H257]*[.J257]*[.G257]);&quot;&quot;)))">
            <text:p/>
          </table:table-cell>
          <table:table-cell table:style-name="ce61" table:formula="of:=IF(OR([.L257]=&quot;&quot;;[.L257]=0);&quot;&quot;;IF([.F257]=&quot;-&quot;;-1*[.H257]*[.J257]*[.L257]*[.G257];[.H257]*[.J257]*[.L257]*[.G25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58]=0;[.J258]=&quot;&quot;);&quot;&quot;;&quot;X&quot;)">
            <text:p/>
          </table:table-cell>
          <table:table-cell table:style-name="ce45"/>
          <table:table-cell table:style-name="ce50" table:formula="of:=IF(OR([.L258]=0;[.L258]=&quot;&quot;);&quot;&quot;;&quot;X&quot;)">
            <text:p/>
          </table:table-cell>
          <table:table-cell table:style-name="ce45"/>
          <table:table-cell table:style-name="ce50" table:formula="of:=IF(OR([.H258]=&quot;&quot;;[.H258]=0);&quot;&quot;;&quot;=&quot;)">
            <text:p/>
          </table:table-cell>
          <table:table-cell table:style-name="ce54" table:formula="of:=IF(OR([.F258]=&quot;&quot;;[.G258]=&quot;&quot;);&quot;&quot;;IF([.G258]=&quot;&quot;;&quot;&quot;;IF(OR([.H258]=0;[.H258]=0);&quot;&quot;;IF([.J258]=0;IF([.F258]=&quot;-&quot;;-1*[.H258]*[.G258];[.H258]*[.G258]);&quot;&quot;))))">
            <text:p/>
          </table:table-cell>
          <table:table-cell table:style-name="ce58" table:formula="of:=IF(OR([.F258]=&quot;&quot;;[.G258]=&quot;&quot;);&quot;&quot;;IF(OR([.J258]=&quot;&quot;;[.J258]=0);&quot;&quot;;IF([.L258]=0;IF([.F258]=&quot;-&quot;;-1*[.H258]*[.J258]*[.G258];[.H258]*[.J258]*[.G258]);&quot;&quot;)))">
            <text:p/>
          </table:table-cell>
          <table:table-cell table:style-name="ce61" table:formula="of:=IF(OR([.L258]=&quot;&quot;;[.L258]=0);&quot;&quot;;IF([.F258]=&quot;-&quot;;-1*[.H258]*[.J258]*[.L258]*[.G258];[.H258]*[.J258]*[.L258]*[.G25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59]=0;[.J259]=&quot;&quot;);&quot;&quot;;&quot;X&quot;)">
            <text:p/>
          </table:table-cell>
          <table:table-cell table:style-name="ce45"/>
          <table:table-cell table:style-name="ce50" table:formula="of:=IF(OR([.L259]=0;[.L259]=&quot;&quot;);&quot;&quot;;&quot;X&quot;)">
            <text:p/>
          </table:table-cell>
          <table:table-cell table:style-name="ce45"/>
          <table:table-cell table:style-name="ce50" table:formula="of:=IF(OR([.H259]=&quot;&quot;;[.H259]=0);&quot;&quot;;&quot;=&quot;)">
            <text:p/>
          </table:table-cell>
          <table:table-cell table:style-name="ce54" table:formula="of:=IF(OR([.F259]=&quot;&quot;;[.G259]=&quot;&quot;);&quot;&quot;;IF([.G259]=&quot;&quot;;&quot;&quot;;IF(OR([.H259]=0;[.H259]=0);&quot;&quot;;IF([.J259]=0;IF([.F259]=&quot;-&quot;;-1*[.H259]*[.G259];[.H259]*[.G259]);&quot;&quot;))))">
            <text:p/>
          </table:table-cell>
          <table:table-cell table:style-name="ce58" table:formula="of:=IF(OR([.F259]=&quot;&quot;;[.G259]=&quot;&quot;);&quot;&quot;;IF(OR([.J259]=&quot;&quot;;[.J259]=0);&quot;&quot;;IF([.L259]=0;IF([.F259]=&quot;-&quot;;-1*[.H259]*[.J259]*[.G259];[.H259]*[.J259]*[.G259]);&quot;&quot;)))">
            <text:p/>
          </table:table-cell>
          <table:table-cell table:style-name="ce61" table:formula="of:=IF(OR([.L259]=&quot;&quot;;[.L259]=0);&quot;&quot;;IF([.F259]=&quot;-&quot;;-1*[.H259]*[.J259]*[.L259]*[.G259];[.H259]*[.J259]*[.L259]*[.G25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60]=0;[.J260]=&quot;&quot;);&quot;&quot;;&quot;X&quot;)">
            <text:p/>
          </table:table-cell>
          <table:table-cell table:style-name="ce45"/>
          <table:table-cell table:style-name="ce50" table:formula="of:=IF(OR([.L260]=0;[.L260]=&quot;&quot;);&quot;&quot;;&quot;X&quot;)">
            <text:p/>
          </table:table-cell>
          <table:table-cell table:style-name="ce45"/>
          <table:table-cell table:style-name="ce50" table:formula="of:=IF(OR([.H260]=&quot;&quot;;[.H260]=0);&quot;&quot;;&quot;=&quot;)">
            <text:p/>
          </table:table-cell>
          <table:table-cell table:style-name="ce54" table:formula="of:=IF(OR([.F260]=&quot;&quot;;[.G260]=&quot;&quot;);&quot;&quot;;IF([.G260]=&quot;&quot;;&quot;&quot;;IF(OR([.H260]=0;[.H260]=0);&quot;&quot;;IF([.J260]=0;IF([.F260]=&quot;-&quot;;-1*[.H260]*[.G260];[.H260]*[.G260]);&quot;&quot;))))">
            <text:p/>
          </table:table-cell>
          <table:table-cell table:style-name="ce58" table:formula="of:=IF(OR([.F260]=&quot;&quot;;[.G260]=&quot;&quot;);&quot;&quot;;IF(OR([.J260]=&quot;&quot;;[.J260]=0);&quot;&quot;;IF([.L260]=0;IF([.F260]=&quot;-&quot;;-1*[.H260]*[.J260]*[.G260];[.H260]*[.J260]*[.G260]);&quot;&quot;)))">
            <text:p/>
          </table:table-cell>
          <table:table-cell table:style-name="ce61" table:formula="of:=IF(OR([.L260]=&quot;&quot;;[.L260]=0);&quot;&quot;;IF([.F260]=&quot;-&quot;;-1*[.H260]*[.J260]*[.L260]*[.G260];[.H260]*[.J260]*[.L260]*[.G26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61]=0;[.J261]=&quot;&quot;);&quot;&quot;;&quot;X&quot;)">
            <text:p/>
          </table:table-cell>
          <table:table-cell table:style-name="ce45"/>
          <table:table-cell table:style-name="ce50" table:formula="of:=IF(OR([.L261]=0;[.L261]=&quot;&quot;);&quot;&quot;;&quot;X&quot;)">
            <text:p/>
          </table:table-cell>
          <table:table-cell table:style-name="ce45"/>
          <table:table-cell table:style-name="ce50" table:formula="of:=IF(OR([.H261]=&quot;&quot;;[.H261]=0);&quot;&quot;;&quot;=&quot;)">
            <text:p/>
          </table:table-cell>
          <table:table-cell table:style-name="ce54" table:formula="of:=IF(OR([.F261]=&quot;&quot;;[.G261]=&quot;&quot;);&quot;&quot;;IF([.G261]=&quot;&quot;;&quot;&quot;;IF(OR([.H261]=0;[.H261]=0);&quot;&quot;;IF([.J261]=0;IF([.F261]=&quot;-&quot;;-1*[.H261]*[.G261];[.H261]*[.G261]);&quot;&quot;))))">
            <text:p/>
          </table:table-cell>
          <table:table-cell table:style-name="ce58" table:formula="of:=IF(OR([.F261]=&quot;&quot;;[.G261]=&quot;&quot;);&quot;&quot;;IF(OR([.J261]=&quot;&quot;;[.J261]=0);&quot;&quot;;IF([.L261]=0;IF([.F261]=&quot;-&quot;;-1*[.H261]*[.J261]*[.G261];[.H261]*[.J261]*[.G261]);&quot;&quot;)))">
            <text:p/>
          </table:table-cell>
          <table:table-cell table:style-name="ce61" table:formula="of:=IF(OR([.L261]=&quot;&quot;;[.L261]=0);&quot;&quot;;IF([.F261]=&quot;-&quot;;-1*[.H261]*[.J261]*[.L261]*[.G261];[.H261]*[.J261]*[.L261]*[.G26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62]=0;[.J262]=&quot;&quot;);&quot;&quot;;&quot;X&quot;)">
            <text:p/>
          </table:table-cell>
          <table:table-cell table:style-name="ce45"/>
          <table:table-cell table:style-name="ce50" table:formula="of:=IF(OR([.L262]=0;[.L262]=&quot;&quot;);&quot;&quot;;&quot;X&quot;)">
            <text:p/>
          </table:table-cell>
          <table:table-cell table:style-name="ce45"/>
          <table:table-cell table:style-name="ce50" table:formula="of:=IF(OR([.H262]=&quot;&quot;;[.H262]=0);&quot;&quot;;&quot;=&quot;)">
            <text:p/>
          </table:table-cell>
          <table:table-cell table:style-name="ce54" table:formula="of:=IF(OR([.F262]=&quot;&quot;;[.G262]=&quot;&quot;);&quot;&quot;;IF([.G262]=&quot;&quot;;&quot;&quot;;IF(OR([.H262]=0;[.H262]=0);&quot;&quot;;IF([.J262]=0;IF([.F262]=&quot;-&quot;;-1*[.H262]*[.G262];[.H262]*[.G262]);&quot;&quot;))))">
            <text:p/>
          </table:table-cell>
          <table:table-cell table:style-name="ce58" table:formula="of:=IF(OR([.F262]=&quot;&quot;;[.G262]=&quot;&quot;);&quot;&quot;;IF(OR([.J262]=&quot;&quot;;[.J262]=0);&quot;&quot;;IF([.L262]=0;IF([.F262]=&quot;-&quot;;-1*[.H262]*[.J262]*[.G262];[.H262]*[.J262]*[.G262]);&quot;&quot;)))">
            <text:p/>
          </table:table-cell>
          <table:table-cell table:style-name="ce61" table:formula="of:=IF(OR([.L262]=&quot;&quot;;[.L262]=0);&quot;&quot;;IF([.F262]=&quot;-&quot;;-1*[.H262]*[.J262]*[.L262]*[.G262];[.H262]*[.J262]*[.L262]*[.G26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63]=0;[.J263]=&quot;&quot;);&quot;&quot;;&quot;X&quot;)">
            <text:p/>
          </table:table-cell>
          <table:table-cell table:style-name="ce45"/>
          <table:table-cell table:style-name="ce50" table:formula="of:=IF(OR([.L263]=0;[.L263]=&quot;&quot;);&quot;&quot;;&quot;X&quot;)">
            <text:p/>
          </table:table-cell>
          <table:table-cell table:style-name="ce45"/>
          <table:table-cell table:style-name="ce50" table:formula="of:=IF(OR([.H263]=&quot;&quot;;[.H263]=0);&quot;&quot;;&quot;=&quot;)">
            <text:p/>
          </table:table-cell>
          <table:table-cell table:style-name="ce54" table:formula="of:=IF(OR([.F263]=&quot;&quot;;[.G263]=&quot;&quot;);&quot;&quot;;IF([.G263]=&quot;&quot;;&quot;&quot;;IF(OR([.H263]=0;[.H263]=0);&quot;&quot;;IF([.J263]=0;IF([.F263]=&quot;-&quot;;-1*[.H263]*[.G263];[.H263]*[.G263]);&quot;&quot;))))">
            <text:p/>
          </table:table-cell>
          <table:table-cell table:style-name="ce58" table:formula="of:=IF(OR([.F263]=&quot;&quot;;[.G263]=&quot;&quot;);&quot;&quot;;IF(OR([.J263]=&quot;&quot;;[.J263]=0);&quot;&quot;;IF([.L263]=0;IF([.F263]=&quot;-&quot;;-1*[.H263]*[.J263]*[.G263];[.H263]*[.J263]*[.G263]);&quot;&quot;)))">
            <text:p/>
          </table:table-cell>
          <table:table-cell table:style-name="ce61" table:formula="of:=IF(OR([.L263]=&quot;&quot;;[.L263]=0);&quot;&quot;;IF([.F263]=&quot;-&quot;;-1*[.H263]*[.J263]*[.L263]*[.G263];[.H263]*[.J263]*[.L263]*[.G26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64]=0;[.J264]=&quot;&quot;);&quot;&quot;;&quot;X&quot;)">
            <text:p/>
          </table:table-cell>
          <table:table-cell table:style-name="ce45"/>
          <table:table-cell table:style-name="ce50" table:formula="of:=IF(OR([.L264]=0;[.L264]=&quot;&quot;);&quot;&quot;;&quot;X&quot;)">
            <text:p/>
          </table:table-cell>
          <table:table-cell table:style-name="ce45"/>
          <table:table-cell table:style-name="ce50" table:formula="of:=IF(OR([.H264]=&quot;&quot;;[.H264]=0);&quot;&quot;;&quot;=&quot;)">
            <text:p/>
          </table:table-cell>
          <table:table-cell table:style-name="ce54" table:formula="of:=IF(OR([.F264]=&quot;&quot;;[.G264]=&quot;&quot;);&quot;&quot;;IF([.G264]=&quot;&quot;;&quot;&quot;;IF(OR([.H264]=0;[.H264]=0);&quot;&quot;;IF([.J264]=0;IF([.F264]=&quot;-&quot;;-1*[.H264]*[.G264];[.H264]*[.G264]);&quot;&quot;))))">
            <text:p/>
          </table:table-cell>
          <table:table-cell table:style-name="ce58" table:formula="of:=IF(OR([.F264]=&quot;&quot;;[.G264]=&quot;&quot;);&quot;&quot;;IF(OR([.J264]=&quot;&quot;;[.J264]=0);&quot;&quot;;IF([.L264]=0;IF([.F264]=&quot;-&quot;;-1*[.H264]*[.J264]*[.G264];[.H264]*[.J264]*[.G264]);&quot;&quot;)))">
            <text:p/>
          </table:table-cell>
          <table:table-cell table:style-name="ce61" table:formula="of:=IF(OR([.L264]=&quot;&quot;;[.L264]=0);&quot;&quot;;IF([.F264]=&quot;-&quot;;-1*[.H264]*[.J264]*[.L264]*[.G264];[.H264]*[.J264]*[.L264]*[.G26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65]=0;[.J265]=&quot;&quot;);&quot;&quot;;&quot;X&quot;)">
            <text:p/>
          </table:table-cell>
          <table:table-cell table:style-name="ce45"/>
          <table:table-cell table:style-name="ce50" table:formula="of:=IF(OR([.L265]=0;[.L265]=&quot;&quot;);&quot;&quot;;&quot;X&quot;)">
            <text:p/>
          </table:table-cell>
          <table:table-cell table:style-name="ce45"/>
          <table:table-cell table:style-name="ce50" table:formula="of:=IF(OR([.H265]=&quot;&quot;;[.H265]=0);&quot;&quot;;&quot;=&quot;)">
            <text:p/>
          </table:table-cell>
          <table:table-cell table:style-name="ce54" table:formula="of:=IF(OR([.F265]=&quot;&quot;;[.G265]=&quot;&quot;);&quot;&quot;;IF([.G265]=&quot;&quot;;&quot;&quot;;IF(OR([.H265]=0;[.H265]=0);&quot;&quot;;IF([.J265]=0;IF([.F265]=&quot;-&quot;;-1*[.H265]*[.G265];[.H265]*[.G265]);&quot;&quot;))))">
            <text:p/>
          </table:table-cell>
          <table:table-cell table:style-name="ce58" table:formula="of:=IF(OR([.F265]=&quot;&quot;;[.G265]=&quot;&quot;);&quot;&quot;;IF(OR([.J265]=&quot;&quot;;[.J265]=0);&quot;&quot;;IF([.L265]=0;IF([.F265]=&quot;-&quot;;-1*[.H265]*[.J265]*[.G265];[.H265]*[.J265]*[.G265]);&quot;&quot;)))">
            <text:p/>
          </table:table-cell>
          <table:table-cell table:style-name="ce61" table:formula="of:=IF(OR([.L265]=&quot;&quot;;[.L265]=0);&quot;&quot;;IF([.F265]=&quot;-&quot;;-1*[.H265]*[.J265]*[.L265]*[.G265];[.H265]*[.J265]*[.L265]*[.G26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66]=0;[.J266]=&quot;&quot;);&quot;&quot;;&quot;X&quot;)">
            <text:p/>
          </table:table-cell>
          <table:table-cell table:style-name="ce45"/>
          <table:table-cell table:style-name="ce50" table:formula="of:=IF(OR([.L266]=0;[.L266]=&quot;&quot;);&quot;&quot;;&quot;X&quot;)">
            <text:p/>
          </table:table-cell>
          <table:table-cell table:style-name="ce45"/>
          <table:table-cell table:style-name="ce50" table:formula="of:=IF(OR([.H266]=&quot;&quot;;[.H266]=0);&quot;&quot;;&quot;=&quot;)">
            <text:p/>
          </table:table-cell>
          <table:table-cell table:style-name="ce54" table:formula="of:=IF(OR([.F266]=&quot;&quot;;[.G266]=&quot;&quot;);&quot;&quot;;IF([.G266]=&quot;&quot;;&quot;&quot;;IF(OR([.H266]=0;[.H266]=0);&quot;&quot;;IF([.J266]=0;IF([.F266]=&quot;-&quot;;-1*[.H266]*[.G266];[.H266]*[.G266]);&quot;&quot;))))">
            <text:p/>
          </table:table-cell>
          <table:table-cell table:style-name="ce58" table:formula="of:=IF(OR([.F266]=&quot;&quot;;[.G266]=&quot;&quot;);&quot;&quot;;IF(OR([.J266]=&quot;&quot;;[.J266]=0);&quot;&quot;;IF([.L266]=0;IF([.F266]=&quot;-&quot;;-1*[.H266]*[.J266]*[.G266];[.H266]*[.J266]*[.G266]);&quot;&quot;)))">
            <text:p/>
          </table:table-cell>
          <table:table-cell table:style-name="ce61" table:formula="of:=IF(OR([.L266]=&quot;&quot;;[.L266]=0);&quot;&quot;;IF([.F266]=&quot;-&quot;;-1*[.H266]*[.J266]*[.L266]*[.G266];[.H266]*[.J266]*[.L266]*[.G26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67]=0;[.J267]=&quot;&quot;);&quot;&quot;;&quot;X&quot;)">
            <text:p/>
          </table:table-cell>
          <table:table-cell table:style-name="ce45"/>
          <table:table-cell table:style-name="ce50" table:formula="of:=IF(OR([.L267]=0;[.L267]=&quot;&quot;);&quot;&quot;;&quot;X&quot;)">
            <text:p/>
          </table:table-cell>
          <table:table-cell table:style-name="ce45"/>
          <table:table-cell table:style-name="ce50" table:formula="of:=IF(OR([.H267]=&quot;&quot;;[.H267]=0);&quot;&quot;;&quot;=&quot;)">
            <text:p/>
          </table:table-cell>
          <table:table-cell table:style-name="ce54" table:formula="of:=IF(OR([.F267]=&quot;&quot;;[.G267]=&quot;&quot;);&quot;&quot;;IF([.G267]=&quot;&quot;;&quot;&quot;;IF(OR([.H267]=0;[.H267]=0);&quot;&quot;;IF([.J267]=0;IF([.F267]=&quot;-&quot;;-1*[.H267]*[.G267];[.H267]*[.G267]);&quot;&quot;))))">
            <text:p/>
          </table:table-cell>
          <table:table-cell table:style-name="ce58" table:formula="of:=IF(OR([.F267]=&quot;&quot;;[.G267]=&quot;&quot;);&quot;&quot;;IF(OR([.J267]=&quot;&quot;;[.J267]=0);&quot;&quot;;IF([.L267]=0;IF([.F267]=&quot;-&quot;;-1*[.H267]*[.J267]*[.G267];[.H267]*[.J267]*[.G267]);&quot;&quot;)))">
            <text:p/>
          </table:table-cell>
          <table:table-cell table:style-name="ce61" table:formula="of:=IF(OR([.L267]=&quot;&quot;;[.L267]=0);&quot;&quot;;IF([.F267]=&quot;-&quot;;-1*[.H267]*[.J267]*[.L267]*[.G267];[.H267]*[.J267]*[.L267]*[.G26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68]=0;[.J268]=&quot;&quot;);&quot;&quot;;&quot;X&quot;)">
            <text:p/>
          </table:table-cell>
          <table:table-cell table:style-name="ce45"/>
          <table:table-cell table:style-name="ce50" table:formula="of:=IF(OR([.L268]=0;[.L268]=&quot;&quot;);&quot;&quot;;&quot;X&quot;)">
            <text:p/>
          </table:table-cell>
          <table:table-cell table:style-name="ce45"/>
          <table:table-cell table:style-name="ce50" table:formula="of:=IF(OR([.H268]=&quot;&quot;;[.H268]=0);&quot;&quot;;&quot;=&quot;)">
            <text:p/>
          </table:table-cell>
          <table:table-cell table:style-name="ce54" table:formula="of:=IF(OR([.F268]=&quot;&quot;;[.G268]=&quot;&quot;);&quot;&quot;;IF([.G268]=&quot;&quot;;&quot;&quot;;IF(OR([.H268]=0;[.H268]=0);&quot;&quot;;IF([.J268]=0;IF([.F268]=&quot;-&quot;;-1*[.H268]*[.G268];[.H268]*[.G268]);&quot;&quot;))))">
            <text:p/>
          </table:table-cell>
          <table:table-cell table:style-name="ce58" table:formula="of:=IF(OR([.F268]=&quot;&quot;;[.G268]=&quot;&quot;);&quot;&quot;;IF(OR([.J268]=&quot;&quot;;[.J268]=0);&quot;&quot;;IF([.L268]=0;IF([.F268]=&quot;-&quot;;-1*[.H268]*[.J268]*[.G268];[.H268]*[.J268]*[.G268]);&quot;&quot;)))">
            <text:p/>
          </table:table-cell>
          <table:table-cell table:style-name="ce61" table:formula="of:=IF(OR([.L268]=&quot;&quot;;[.L268]=0);&quot;&quot;;IF([.F268]=&quot;-&quot;;-1*[.H268]*[.J268]*[.L268]*[.G268];[.H268]*[.J268]*[.L268]*[.G26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69]=0;[.J269]=&quot;&quot;);&quot;&quot;;&quot;X&quot;)">
            <text:p/>
          </table:table-cell>
          <table:table-cell table:style-name="ce45"/>
          <table:table-cell table:style-name="ce50" table:formula="of:=IF(OR([.L269]=0;[.L269]=&quot;&quot;);&quot;&quot;;&quot;X&quot;)">
            <text:p/>
          </table:table-cell>
          <table:table-cell table:style-name="ce45"/>
          <table:table-cell table:style-name="ce50" table:formula="of:=IF(OR([.H269]=&quot;&quot;;[.H269]=0);&quot;&quot;;&quot;=&quot;)">
            <text:p/>
          </table:table-cell>
          <table:table-cell table:style-name="ce54" table:formula="of:=IF(OR([.F269]=&quot;&quot;;[.G269]=&quot;&quot;);&quot;&quot;;IF([.G269]=&quot;&quot;;&quot;&quot;;IF(OR([.H269]=0;[.H269]=0);&quot;&quot;;IF([.J269]=0;IF([.F269]=&quot;-&quot;;-1*[.H269]*[.G269];[.H269]*[.G269]);&quot;&quot;))))">
            <text:p/>
          </table:table-cell>
          <table:table-cell table:style-name="ce58" table:formula="of:=IF(OR([.F269]=&quot;&quot;;[.G269]=&quot;&quot;);&quot;&quot;;IF(OR([.J269]=&quot;&quot;;[.J269]=0);&quot;&quot;;IF([.L269]=0;IF([.F269]=&quot;-&quot;;-1*[.H269]*[.J269]*[.G269];[.H269]*[.J269]*[.G269]);&quot;&quot;)))">
            <text:p/>
          </table:table-cell>
          <table:table-cell table:style-name="ce61" table:formula="of:=IF(OR([.L269]=&quot;&quot;;[.L269]=0);&quot;&quot;;IF([.F269]=&quot;-&quot;;-1*[.H269]*[.J269]*[.L269]*[.G269];[.H269]*[.J269]*[.L269]*[.G26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70]=0;[.J270]=&quot;&quot;);&quot;&quot;;&quot;X&quot;)">
            <text:p/>
          </table:table-cell>
          <table:table-cell table:style-name="ce45"/>
          <table:table-cell table:style-name="ce50" table:formula="of:=IF(OR([.L270]=0;[.L270]=&quot;&quot;);&quot;&quot;;&quot;X&quot;)">
            <text:p/>
          </table:table-cell>
          <table:table-cell table:style-name="ce45"/>
          <table:table-cell table:style-name="ce50" table:formula="of:=IF(OR([.H270]=&quot;&quot;;[.H270]=0);&quot;&quot;;&quot;=&quot;)">
            <text:p/>
          </table:table-cell>
          <table:table-cell table:style-name="ce54" table:formula="of:=IF(OR([.F270]=&quot;&quot;;[.G270]=&quot;&quot;);&quot;&quot;;IF([.G270]=&quot;&quot;;&quot;&quot;;IF(OR([.H270]=0;[.H270]=0);&quot;&quot;;IF([.J270]=0;IF([.F270]=&quot;-&quot;;-1*[.H270]*[.G270];[.H270]*[.G270]);&quot;&quot;))))">
            <text:p/>
          </table:table-cell>
          <table:table-cell table:style-name="ce58" table:formula="of:=IF(OR([.F270]=&quot;&quot;;[.G270]=&quot;&quot;);&quot;&quot;;IF(OR([.J270]=&quot;&quot;;[.J270]=0);&quot;&quot;;IF([.L270]=0;IF([.F270]=&quot;-&quot;;-1*[.H270]*[.J270]*[.G270];[.H270]*[.J270]*[.G270]);&quot;&quot;)))">
            <text:p/>
          </table:table-cell>
          <table:table-cell table:style-name="ce61" table:formula="of:=IF(OR([.L270]=&quot;&quot;;[.L270]=0);&quot;&quot;;IF([.F270]=&quot;-&quot;;-1*[.H270]*[.J270]*[.L270]*[.G270];[.H270]*[.J270]*[.L270]*[.G27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71]=0;[.J271]=&quot;&quot;);&quot;&quot;;&quot;X&quot;)">
            <text:p/>
          </table:table-cell>
          <table:table-cell table:style-name="ce45"/>
          <table:table-cell table:style-name="ce50" table:formula="of:=IF(OR([.L271]=0;[.L271]=&quot;&quot;);&quot;&quot;;&quot;X&quot;)">
            <text:p/>
          </table:table-cell>
          <table:table-cell table:style-name="ce45"/>
          <table:table-cell table:style-name="ce50" table:formula="of:=IF(OR([.H271]=&quot;&quot;;[.H271]=0);&quot;&quot;;&quot;=&quot;)">
            <text:p/>
          </table:table-cell>
          <table:table-cell table:style-name="ce54" table:formula="of:=IF(OR([.F271]=&quot;&quot;;[.G271]=&quot;&quot;);&quot;&quot;;IF([.G271]=&quot;&quot;;&quot;&quot;;IF(OR([.H271]=0;[.H271]=0);&quot;&quot;;IF([.J271]=0;IF([.F271]=&quot;-&quot;;-1*[.H271]*[.G271];[.H271]*[.G271]);&quot;&quot;))))">
            <text:p/>
          </table:table-cell>
          <table:table-cell table:style-name="ce58" table:formula="of:=IF(OR([.F271]=&quot;&quot;;[.G271]=&quot;&quot;);&quot;&quot;;IF(OR([.J271]=&quot;&quot;;[.J271]=0);&quot;&quot;;IF([.L271]=0;IF([.F271]=&quot;-&quot;;-1*[.H271]*[.J271]*[.G271];[.H271]*[.J271]*[.G271]);&quot;&quot;)))">
            <text:p/>
          </table:table-cell>
          <table:table-cell table:style-name="ce61" table:formula="of:=IF(OR([.L271]=&quot;&quot;;[.L271]=0);&quot;&quot;;IF([.F271]=&quot;-&quot;;-1*[.H271]*[.J271]*[.L271]*[.G271];[.H271]*[.J271]*[.L271]*[.G27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72]=0;[.J272]=&quot;&quot;);&quot;&quot;;&quot;X&quot;)">
            <text:p/>
          </table:table-cell>
          <table:table-cell table:style-name="ce45"/>
          <table:table-cell table:style-name="ce50" table:formula="of:=IF(OR([.L272]=0;[.L272]=&quot;&quot;);&quot;&quot;;&quot;X&quot;)">
            <text:p/>
          </table:table-cell>
          <table:table-cell table:style-name="ce45"/>
          <table:table-cell table:style-name="ce50" table:formula="of:=IF(OR([.H272]=&quot;&quot;;[.H272]=0);&quot;&quot;;&quot;=&quot;)">
            <text:p/>
          </table:table-cell>
          <table:table-cell table:style-name="ce54" table:formula="of:=IF(OR([.F272]=&quot;&quot;;[.G272]=&quot;&quot;);&quot;&quot;;IF([.G272]=&quot;&quot;;&quot;&quot;;IF(OR([.H272]=0;[.H272]=0);&quot;&quot;;IF([.J272]=0;IF([.F272]=&quot;-&quot;;-1*[.H272]*[.G272];[.H272]*[.G272]);&quot;&quot;))))">
            <text:p/>
          </table:table-cell>
          <table:table-cell table:style-name="ce58" table:formula="of:=IF(OR([.F272]=&quot;&quot;;[.G272]=&quot;&quot;);&quot;&quot;;IF(OR([.J272]=&quot;&quot;;[.J272]=0);&quot;&quot;;IF([.L272]=0;IF([.F272]=&quot;-&quot;;-1*[.H272]*[.J272]*[.G272];[.H272]*[.J272]*[.G272]);&quot;&quot;)))">
            <text:p/>
          </table:table-cell>
          <table:table-cell table:style-name="ce61" table:formula="of:=IF(OR([.L272]=&quot;&quot;;[.L272]=0);&quot;&quot;;IF([.F272]=&quot;-&quot;;-1*[.H272]*[.J272]*[.L272]*[.G272];[.H272]*[.J272]*[.L272]*[.G27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73]=0;[.J273]=&quot;&quot;);&quot;&quot;;&quot;X&quot;)">
            <text:p/>
          </table:table-cell>
          <table:table-cell table:style-name="ce45"/>
          <table:table-cell table:style-name="ce50" table:formula="of:=IF(OR([.L273]=0;[.L273]=&quot;&quot;);&quot;&quot;;&quot;X&quot;)">
            <text:p/>
          </table:table-cell>
          <table:table-cell table:style-name="ce45"/>
          <table:table-cell table:style-name="ce50" table:formula="of:=IF(OR([.H273]=&quot;&quot;;[.H273]=0);&quot;&quot;;&quot;=&quot;)">
            <text:p/>
          </table:table-cell>
          <table:table-cell table:style-name="ce54" table:formula="of:=IF(OR([.F273]=&quot;&quot;;[.G273]=&quot;&quot;);&quot;&quot;;IF([.G273]=&quot;&quot;;&quot;&quot;;IF(OR([.H273]=0;[.H273]=0);&quot;&quot;;IF([.J273]=0;IF([.F273]=&quot;-&quot;;-1*[.H273]*[.G273];[.H273]*[.G273]);&quot;&quot;))))">
            <text:p/>
          </table:table-cell>
          <table:table-cell table:style-name="ce58" table:formula="of:=IF(OR([.F273]=&quot;&quot;;[.G273]=&quot;&quot;);&quot;&quot;;IF(OR([.J273]=&quot;&quot;;[.J273]=0);&quot;&quot;;IF([.L273]=0;IF([.F273]=&quot;-&quot;;-1*[.H273]*[.J273]*[.G273];[.H273]*[.J273]*[.G273]);&quot;&quot;)))">
            <text:p/>
          </table:table-cell>
          <table:table-cell table:style-name="ce61" table:formula="of:=IF(OR([.L273]=&quot;&quot;;[.L273]=0);&quot;&quot;;IF([.F273]=&quot;-&quot;;-1*[.H273]*[.J273]*[.L273]*[.G273];[.H273]*[.J273]*[.L273]*[.G27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74]=0;[.J274]=&quot;&quot;);&quot;&quot;;&quot;X&quot;)">
            <text:p/>
          </table:table-cell>
          <table:table-cell table:style-name="ce45"/>
          <table:table-cell table:style-name="ce50" table:formula="of:=IF(OR([.L274]=0;[.L274]=&quot;&quot;);&quot;&quot;;&quot;X&quot;)">
            <text:p/>
          </table:table-cell>
          <table:table-cell table:style-name="ce45"/>
          <table:table-cell table:style-name="ce50" table:formula="of:=IF(OR([.H274]=&quot;&quot;;[.H274]=0);&quot;&quot;;&quot;=&quot;)">
            <text:p/>
          </table:table-cell>
          <table:table-cell table:style-name="ce54" table:formula="of:=IF(OR([.F274]=&quot;&quot;;[.G274]=&quot;&quot;);&quot;&quot;;IF([.G274]=&quot;&quot;;&quot;&quot;;IF(OR([.H274]=0;[.H274]=0);&quot;&quot;;IF([.J274]=0;IF([.F274]=&quot;-&quot;;-1*[.H274]*[.G274];[.H274]*[.G274]);&quot;&quot;))))">
            <text:p/>
          </table:table-cell>
          <table:table-cell table:style-name="ce58" table:formula="of:=IF(OR([.F274]=&quot;&quot;;[.G274]=&quot;&quot;);&quot;&quot;;IF(OR([.J274]=&quot;&quot;;[.J274]=0);&quot;&quot;;IF([.L274]=0;IF([.F274]=&quot;-&quot;;-1*[.H274]*[.J274]*[.G274];[.H274]*[.J274]*[.G274]);&quot;&quot;)))">
            <text:p/>
          </table:table-cell>
          <table:table-cell table:style-name="ce61" table:formula="of:=IF(OR([.L274]=&quot;&quot;;[.L274]=0);&quot;&quot;;IF([.F274]=&quot;-&quot;;-1*[.H274]*[.J274]*[.L274]*[.G274];[.H274]*[.J274]*[.L274]*[.G27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75]=0;[.J275]=&quot;&quot;);&quot;&quot;;&quot;X&quot;)">
            <text:p/>
          </table:table-cell>
          <table:table-cell table:style-name="ce45"/>
          <table:table-cell table:style-name="ce50" table:formula="of:=IF(OR([.L275]=0;[.L275]=&quot;&quot;);&quot;&quot;;&quot;X&quot;)">
            <text:p/>
          </table:table-cell>
          <table:table-cell table:style-name="ce45"/>
          <table:table-cell table:style-name="ce50" table:formula="of:=IF(OR([.H275]=&quot;&quot;;[.H275]=0);&quot;&quot;;&quot;=&quot;)">
            <text:p/>
          </table:table-cell>
          <table:table-cell table:style-name="ce54" table:formula="of:=IF(OR([.F275]=&quot;&quot;;[.G275]=&quot;&quot;);&quot;&quot;;IF([.G275]=&quot;&quot;;&quot;&quot;;IF(OR([.H275]=0;[.H275]=0);&quot;&quot;;IF([.J275]=0;IF([.F275]=&quot;-&quot;;-1*[.H275]*[.G275];[.H275]*[.G275]);&quot;&quot;))))">
            <text:p/>
          </table:table-cell>
          <table:table-cell table:style-name="ce58" table:formula="of:=IF(OR([.F275]=&quot;&quot;;[.G275]=&quot;&quot;);&quot;&quot;;IF(OR([.J275]=&quot;&quot;;[.J275]=0);&quot;&quot;;IF([.L275]=0;IF([.F275]=&quot;-&quot;;-1*[.H275]*[.J275]*[.G275];[.H275]*[.J275]*[.G275]);&quot;&quot;)))">
            <text:p/>
          </table:table-cell>
          <table:table-cell table:style-name="ce61" table:formula="of:=IF(OR([.L275]=&quot;&quot;;[.L275]=0);&quot;&quot;;IF([.F275]=&quot;-&quot;;-1*[.H275]*[.J275]*[.L275]*[.G275];[.H275]*[.J275]*[.L275]*[.G27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76]=0;[.J276]=&quot;&quot;);&quot;&quot;;&quot;X&quot;)">
            <text:p/>
          </table:table-cell>
          <table:table-cell table:style-name="ce45"/>
          <table:table-cell table:style-name="ce50" table:formula="of:=IF(OR([.L276]=0;[.L276]=&quot;&quot;);&quot;&quot;;&quot;X&quot;)">
            <text:p/>
          </table:table-cell>
          <table:table-cell table:style-name="ce45"/>
          <table:table-cell table:style-name="ce50" table:formula="of:=IF(OR([.H276]=&quot;&quot;;[.H276]=0);&quot;&quot;;&quot;=&quot;)">
            <text:p/>
          </table:table-cell>
          <table:table-cell table:style-name="ce54" table:formula="of:=IF(OR([.F276]=&quot;&quot;;[.G276]=&quot;&quot;);&quot;&quot;;IF([.G276]=&quot;&quot;;&quot;&quot;;IF(OR([.H276]=0;[.H276]=0);&quot;&quot;;IF([.J276]=0;IF([.F276]=&quot;-&quot;;-1*[.H276]*[.G276];[.H276]*[.G276]);&quot;&quot;))))">
            <text:p/>
          </table:table-cell>
          <table:table-cell table:style-name="ce58" table:formula="of:=IF(OR([.F276]=&quot;&quot;;[.G276]=&quot;&quot;);&quot;&quot;;IF(OR([.J276]=&quot;&quot;;[.J276]=0);&quot;&quot;;IF([.L276]=0;IF([.F276]=&quot;-&quot;;-1*[.H276]*[.J276]*[.G276];[.H276]*[.J276]*[.G276]);&quot;&quot;)))">
            <text:p/>
          </table:table-cell>
          <table:table-cell table:style-name="ce61" table:formula="of:=IF(OR([.L276]=&quot;&quot;;[.L276]=0);&quot;&quot;;IF([.F276]=&quot;-&quot;;-1*[.H276]*[.J276]*[.L276]*[.G276];[.H276]*[.J276]*[.L276]*[.G27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77]=0;[.J277]=&quot;&quot;);&quot;&quot;;&quot;X&quot;)">
            <text:p/>
          </table:table-cell>
          <table:table-cell table:style-name="ce45"/>
          <table:table-cell table:style-name="ce50" table:formula="of:=IF(OR([.L277]=0;[.L277]=&quot;&quot;);&quot;&quot;;&quot;X&quot;)">
            <text:p/>
          </table:table-cell>
          <table:table-cell table:style-name="ce45"/>
          <table:table-cell table:style-name="ce50" table:formula="of:=IF(OR([.H277]=&quot;&quot;;[.H277]=0);&quot;&quot;;&quot;=&quot;)">
            <text:p/>
          </table:table-cell>
          <table:table-cell table:style-name="ce54" table:formula="of:=IF(OR([.F277]=&quot;&quot;;[.G277]=&quot;&quot;);&quot;&quot;;IF([.G277]=&quot;&quot;;&quot;&quot;;IF(OR([.H277]=0;[.H277]=0);&quot;&quot;;IF([.J277]=0;IF([.F277]=&quot;-&quot;;-1*[.H277]*[.G277];[.H277]*[.G277]);&quot;&quot;))))">
            <text:p/>
          </table:table-cell>
          <table:table-cell table:style-name="ce58" table:formula="of:=IF(OR([.F277]=&quot;&quot;;[.G277]=&quot;&quot;);&quot;&quot;;IF(OR([.J277]=&quot;&quot;;[.J277]=0);&quot;&quot;;IF([.L277]=0;IF([.F277]=&quot;-&quot;;-1*[.H277]*[.J277]*[.G277];[.H277]*[.J277]*[.G277]);&quot;&quot;)))">
            <text:p/>
          </table:table-cell>
          <table:table-cell table:style-name="ce61" table:formula="of:=IF(OR([.L277]=&quot;&quot;;[.L277]=0);&quot;&quot;;IF([.F277]=&quot;-&quot;;-1*[.H277]*[.J277]*[.L277]*[.G277];[.H277]*[.J277]*[.L277]*[.G27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78]=0;[.J278]=&quot;&quot;);&quot;&quot;;&quot;X&quot;)">
            <text:p/>
          </table:table-cell>
          <table:table-cell table:style-name="ce45"/>
          <table:table-cell table:style-name="ce50" table:formula="of:=IF(OR([.L278]=0;[.L278]=&quot;&quot;);&quot;&quot;;&quot;X&quot;)">
            <text:p/>
          </table:table-cell>
          <table:table-cell table:style-name="ce45"/>
          <table:table-cell table:style-name="ce50" table:formula="of:=IF(OR([.H278]=&quot;&quot;;[.H278]=0);&quot;&quot;;&quot;=&quot;)">
            <text:p/>
          </table:table-cell>
          <table:table-cell table:style-name="ce54" table:formula="of:=IF(OR([.F278]=&quot;&quot;;[.G278]=&quot;&quot;);&quot;&quot;;IF([.G278]=&quot;&quot;;&quot;&quot;;IF(OR([.H278]=0;[.H278]=0);&quot;&quot;;IF([.J278]=0;IF([.F278]=&quot;-&quot;;-1*[.H278]*[.G278];[.H278]*[.G278]);&quot;&quot;))))">
            <text:p/>
          </table:table-cell>
          <table:table-cell table:style-name="ce58" table:formula="of:=IF(OR([.F278]=&quot;&quot;;[.G278]=&quot;&quot;);&quot;&quot;;IF(OR([.J278]=&quot;&quot;;[.J278]=0);&quot;&quot;;IF([.L278]=0;IF([.F278]=&quot;-&quot;;-1*[.H278]*[.J278]*[.G278];[.H278]*[.J278]*[.G278]);&quot;&quot;)))">
            <text:p/>
          </table:table-cell>
          <table:table-cell table:style-name="ce61" table:formula="of:=IF(OR([.L278]=&quot;&quot;;[.L278]=0);&quot;&quot;;IF([.F278]=&quot;-&quot;;-1*[.H278]*[.J278]*[.L278]*[.G278];[.H278]*[.J278]*[.L278]*[.G27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79]=0;[.J279]=&quot;&quot;);&quot;&quot;;&quot;X&quot;)">
            <text:p/>
          </table:table-cell>
          <table:table-cell table:style-name="ce45"/>
          <table:table-cell table:style-name="ce50" table:formula="of:=IF(OR([.L279]=0;[.L279]=&quot;&quot;);&quot;&quot;;&quot;X&quot;)">
            <text:p/>
          </table:table-cell>
          <table:table-cell table:style-name="ce45"/>
          <table:table-cell table:style-name="ce50" table:formula="of:=IF(OR([.H279]=&quot;&quot;;[.H279]=0);&quot;&quot;;&quot;=&quot;)">
            <text:p/>
          </table:table-cell>
          <table:table-cell table:style-name="ce54" table:formula="of:=IF(OR([.F279]=&quot;&quot;;[.G279]=&quot;&quot;);&quot;&quot;;IF([.G279]=&quot;&quot;;&quot;&quot;;IF(OR([.H279]=0;[.H279]=0);&quot;&quot;;IF([.J279]=0;IF([.F279]=&quot;-&quot;;-1*[.H279]*[.G279];[.H279]*[.G279]);&quot;&quot;))))">
            <text:p/>
          </table:table-cell>
          <table:table-cell table:style-name="ce58" table:formula="of:=IF(OR([.F279]=&quot;&quot;;[.G279]=&quot;&quot;);&quot;&quot;;IF(OR([.J279]=&quot;&quot;;[.J279]=0);&quot;&quot;;IF([.L279]=0;IF([.F279]=&quot;-&quot;;-1*[.H279]*[.J279]*[.G279];[.H279]*[.J279]*[.G279]);&quot;&quot;)))">
            <text:p/>
          </table:table-cell>
          <table:table-cell table:style-name="ce61" table:formula="of:=IF(OR([.L279]=&quot;&quot;;[.L279]=0);&quot;&quot;;IF([.F279]=&quot;-&quot;;-1*[.H279]*[.J279]*[.L279]*[.G279];[.H279]*[.J279]*[.L279]*[.G27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80]=0;[.J280]=&quot;&quot;);&quot;&quot;;&quot;X&quot;)">
            <text:p/>
          </table:table-cell>
          <table:table-cell table:style-name="ce45"/>
          <table:table-cell table:style-name="ce50" table:formula="of:=IF(OR([.L280]=0;[.L280]=&quot;&quot;);&quot;&quot;;&quot;X&quot;)">
            <text:p/>
          </table:table-cell>
          <table:table-cell table:style-name="ce45"/>
          <table:table-cell table:style-name="ce50" table:formula="of:=IF(OR([.H280]=&quot;&quot;;[.H280]=0);&quot;&quot;;&quot;=&quot;)">
            <text:p/>
          </table:table-cell>
          <table:table-cell table:style-name="ce54" table:formula="of:=IF(OR([.F280]=&quot;&quot;;[.G280]=&quot;&quot;);&quot;&quot;;IF([.G280]=&quot;&quot;;&quot;&quot;;IF(OR([.H280]=0;[.H280]=0);&quot;&quot;;IF([.J280]=0;IF([.F280]=&quot;-&quot;;-1*[.H280]*[.G280];[.H280]*[.G280]);&quot;&quot;))))">
            <text:p/>
          </table:table-cell>
          <table:table-cell table:style-name="ce58" table:formula="of:=IF(OR([.F280]=&quot;&quot;;[.G280]=&quot;&quot;);&quot;&quot;;IF(OR([.J280]=&quot;&quot;;[.J280]=0);&quot;&quot;;IF([.L280]=0;IF([.F280]=&quot;-&quot;;-1*[.H280]*[.J280]*[.G280];[.H280]*[.J280]*[.G280]);&quot;&quot;)))">
            <text:p/>
          </table:table-cell>
          <table:table-cell table:style-name="ce61" table:formula="of:=IF(OR([.L280]=&quot;&quot;;[.L280]=0);&quot;&quot;;IF([.F280]=&quot;-&quot;;-1*[.H280]*[.J280]*[.L280]*[.G280];[.H280]*[.J280]*[.L280]*[.G280]))">
            <text:p/>
          </table:table-cell>
          <table:table-cell table:number-columns-repeated="1008"/>
        </table:table-row>
        <table:table-row table:style-name="ro3">
          <table:covered-table-cell table:number-columns-repeated="2" table:style-name="ce9"/>
          <table:table-cell table:style-name="ce22" office:value-type="string" calcext:value-type="string" table:number-columns-spanned="11" table:number-rows-spanned="1">
            <text:p>Total</text:p>
          </table:table-cell>
          <table:covered-table-cell table:number-columns-repeated="2" table:style-name="ce26"/>
          <table:covered-table-cell table:number-columns-repeated="2" table:style-name="ce34"/>
          <table:covered-table-cell table:style-name="ce46"/>
          <table:covered-table-cell table:style-name="ce51"/>
          <table:covered-table-cell table:style-name="ce46"/>
          <table:covered-table-cell table:style-name="ce51"/>
          <table:covered-table-cell table:style-name="ce46"/>
          <table:covered-table-cell table:style-name="ce51"/>
          <table:table-cell table:style-name="ce55" table:formula="of:=IF(SUM([.N241:.N280])=0;&quot;&quot;;SUM([.N241:.N280]))">
            <text:p/>
          </table:table-cell>
          <table:table-cell table:style-name="ce59" table:formula="of:=IF(SUM([.O241:.O280])=0;&quot;&quot;;SUM([.O241:.O280]))">
            <text:p/>
          </table:table-cell>
          <table:table-cell table:style-name="ce62" table:formula="of:=IF(SUM([.P241:.P280])=0;&quot;&quot;;SUM([.P241:.P280]))">
            <text:p/>
          </table:table-cell>
          <table:table-cell table:number-columns-repeated="1008"/>
        </table:table-row>
        <table:table-row table:style-name="ro2">
          <table:table-cell table:style-name="ce2" table:number-columns-spanned="16" table:number-rows-spanned="1"/>
          <table:covered-table-cell table:number-columns-repeated="15"/>
          <table:table-cell table:number-columns-repeated="1008"/>
        </table:table-row>
        <table:table-row table:style-name="ro9">
          <table:table-cell table:style-name="ce5" office:value-type="float" office:value="7" calcext:value-type="float" table:number-columns-spanned="2" table:number-rows-spanned="1">
            <text:p>Lot n° 7</text:p>
          </table:table-cell>
          <table:covered-table-cell table:style-name="ce16"/>
          <table:table-cell table:style-name="ce20" table:number-columns-spanned="14" table:number-rows-spanned="1"/>
          <table:covered-table-cell table:number-columns-repeated="13" table:style-name="ce25"/>
          <table:table-cell table:number-columns-repeated="1008"/>
        </table:table-row>
        <table:table-row table:style-name="ro8">
          <table:table-cell table:style-name="ce6" office:value-type="string" calcext:value-type="string" table:number-columns-spanned="2" table:number-rows-spanned="2">
            <text:p>Remarques</text:p>
          </table:table-cell>
          <table:covered-table-cell table:style-name="ce13"/>
          <table:table-cell table:style-name="ce6" office:value-type="string" calcext:value-type="string" table:number-columns-spanned="3" table:number-rows-spanned="2">
            <text:p>Localisations</text:p>
          </table:table-cell>
          <table:covered-table-cell table:style-name="ce13"/>
          <table:covered-table-cell table:style-name="ce29"/>
          <table:table-cell table:style-name="ce31" office:value-type="string" calcext:value-type="string" table:number-columns-spanned="1" table:number-rows-spanned="2">
            <text:p>+ / -</text:p>
          </table:table-cell>
          <table:table-cell table:style-name="ce32" office:value-type="string" calcext:value-type="string" table:number-columns-spanned="1" table:number-rows-spanned="2">
            <text:p>Nb</text:p>
          </table:table-cell>
          <table:table-cell table:style-name="ce31" office:value-type="string" calcext:value-type="string" table:number-columns-spanned="1" table:number-rows-spanned="2">
            <text:p>Larg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Haut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Longueur</text:p>
            <text:p>(en m)</text:p>
          </table:table-cell>
          <table:table-cell table:style-name="ce48" office:value-type="string" calcext:value-type="string" table:number-columns-spanned="1" table:number-rows-spanned="2">
            <text:p>=</text:p>
          </table:table-cell>
          <table:table-cell table:style-name="ce53" office:value-type="string" calcext:value-type="string" table:number-columns-spanned="3" table:number-rows-spanned="1">
            <text:p>Résultats des calculs</text:p>
          </table:table-cell>
          <table:covered-table-cell table:number-columns-repeated="2" table:style-name="ce57"/>
          <table:table-cell table:number-columns-repeated="1008"/>
        </table:table-row>
        <table:table-row table:style-name="ro10">
          <table:covered-table-cell table:number-columns-repeated="5" table:style-name="ce7"/>
          <table:covered-table-cell table:style-name="ce32"/>
          <table:covered-table-cell table:style-name="ce38"/>
          <table:covered-table-cell table:style-name="ce44"/>
          <table:covered-table-cell table:style-name="ce49"/>
          <table:covered-table-cell table:style-name="ce32"/>
          <table:covered-table-cell table:style-name="ce49"/>
          <table:covered-table-cell table:style-name="ce32"/>
          <table:covered-table-cell table:style-name="ce49"/>
          <table:table-cell table:style-name="ce53" office:value-type="string" calcext:value-type="string">
            <text:p>Longueur</text:p>
            <text:p>ml</text:p>
          </table:table-cell>
          <table:table-cell table:style-name="ce53" office:value-type="string" calcext:value-type="string">
            <text:p>Surface</text:p>
            <text:p>m²</text:p>
          </table:table-cell>
          <table:table-cell table:style-name="ce53" office:value-type="string" calcext:value-type="string">
            <text:p>Cubage</text:p>
            <text:p>m<text:span text:style-name="T1">3</text:span></text:p>
          </table:table-cell>
          <table:table-cell table:number-columns-repeated="1008"/>
        </table:table-row>
        <table:table-row table:style-name="ro8">
          <table:table-cell table:style-name="ce12" table:number-columns-spanned="2" table:number-rows-spanned="41"/>
          <table:covered-table-cell table:style-name="ce17"/>
          <table:table-cell table:style-name="ce21" table:number-columns-spanned="3" table:number-rows-spanned="1"/>
          <table:covered-table-cell table:style-name="ce17"/>
          <table:covered-table-cell table:style-name="ce10"/>
          <table:table-cell table:style-name="ce33"/>
          <table:table-cell table:style-name="ce39"/>
          <table:table-cell table:style-name="ce45"/>
          <table:table-cell table:style-name="ce50" table:formula="of:=IF(OR([.J286]=0;[.J286]=&quot;&quot;);&quot;&quot;;&quot;X&quot;)">
            <text:p/>
          </table:table-cell>
          <table:table-cell table:style-name="ce45"/>
          <table:table-cell table:style-name="ce50" table:formula="of:=IF(OR([.L286]=0;[.L286]=&quot;&quot;);&quot;&quot;;&quot;X&quot;)">
            <text:p/>
          </table:table-cell>
          <table:table-cell table:style-name="ce45"/>
          <table:table-cell table:style-name="ce50" table:formula="of:=IF(OR([.H286]=&quot;&quot;;[.H286]=0);&quot;&quot;;&quot;=&quot;)">
            <text:p/>
          </table:table-cell>
          <table:table-cell table:style-name="ce54" table:formula="of:=IF(OR([.F286]=&quot;&quot;;[.G286]=&quot;&quot;);&quot;&quot;;IF([.G286]=&quot;&quot;;&quot;&quot;;IF(OR([.H286]=0;[.H286]=0);&quot;&quot;;IF([.J286]=0;IF([.F286]=&quot;-&quot;;-1*[.H286]*[.G286];[.H286]*[.G286]);&quot;&quot;))))">
            <text:p/>
          </table:table-cell>
          <table:table-cell table:style-name="ce58" table:formula="of:=IF(OR([.F286]=&quot;&quot;;[.G286]=&quot;&quot;);&quot;&quot;;IF(OR([.J286]=&quot;&quot;;[.J286]=0);&quot;&quot;;IF([.L286]=0;IF([.F286]=&quot;-&quot;;-1*[.H286]*[.J286]*[.G286];[.H286]*[.J286]*[.G286]);&quot;&quot;)))">
            <text:p/>
          </table:table-cell>
          <table:table-cell table:style-name="ce61" table:formula="of:=IF(OR([.L286]=&quot;&quot;;[.L286]=0);&quot;&quot;;IF([.F286]=&quot;-&quot;;-1*[.H286]*[.J286]*[.L286]*[.G286];[.H286]*[.J286]*[.L286]*[.G28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87]=0;[.J287]=&quot;&quot;);&quot;&quot;;&quot;X&quot;)">
            <text:p/>
          </table:table-cell>
          <table:table-cell table:style-name="ce45"/>
          <table:table-cell table:style-name="ce50" table:formula="of:=IF(OR([.L287]=0;[.L287]=&quot;&quot;);&quot;&quot;;&quot;X&quot;)">
            <text:p/>
          </table:table-cell>
          <table:table-cell table:style-name="ce45"/>
          <table:table-cell table:style-name="ce50" table:formula="of:=IF(OR([.H287]=&quot;&quot;;[.H287]=0);&quot;&quot;;&quot;=&quot;)">
            <text:p/>
          </table:table-cell>
          <table:table-cell table:style-name="ce54" table:formula="of:=IF(OR([.F287]=&quot;&quot;;[.G287]=&quot;&quot;);&quot;&quot;;IF([.G287]=&quot;&quot;;&quot;&quot;;IF(OR([.H287]=0;[.H287]=0);&quot;&quot;;IF([.J287]=0;IF([.F287]=&quot;-&quot;;-1*[.H287]*[.G287];[.H287]*[.G287]);&quot;&quot;))))">
            <text:p/>
          </table:table-cell>
          <table:table-cell table:style-name="ce58" table:formula="of:=IF(OR([.F287]=&quot;&quot;;[.G287]=&quot;&quot;);&quot;&quot;;IF(OR([.J287]=&quot;&quot;;[.J287]=0);&quot;&quot;;IF([.L287]=0;IF([.F287]=&quot;-&quot;;-1*[.H287]*[.J287]*[.G287];[.H287]*[.J287]*[.G287]);&quot;&quot;)))">
            <text:p/>
          </table:table-cell>
          <table:table-cell table:style-name="ce61" table:formula="of:=IF(OR([.L287]=&quot;&quot;;[.L287]=0);&quot;&quot;;IF([.F287]=&quot;-&quot;;-1*[.H287]*[.J287]*[.L287]*[.G287];[.H287]*[.J287]*[.L287]*[.G28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88]=0;[.J288]=&quot;&quot;);&quot;&quot;;&quot;X&quot;)">
            <text:p/>
          </table:table-cell>
          <table:table-cell table:style-name="ce45"/>
          <table:table-cell table:style-name="ce50" table:formula="of:=IF(OR([.L288]=0;[.L288]=&quot;&quot;);&quot;&quot;;&quot;X&quot;)">
            <text:p/>
          </table:table-cell>
          <table:table-cell table:style-name="ce45"/>
          <table:table-cell table:style-name="ce50" table:formula="of:=IF(OR([.H288]=&quot;&quot;;[.H288]=0);&quot;&quot;;&quot;=&quot;)">
            <text:p/>
          </table:table-cell>
          <table:table-cell table:style-name="ce54" table:formula="of:=IF(OR([.F288]=&quot;&quot;;[.G288]=&quot;&quot;);&quot;&quot;;IF([.G288]=&quot;&quot;;&quot;&quot;;IF(OR([.H288]=0;[.H288]=0);&quot;&quot;;IF([.J288]=0;IF([.F288]=&quot;-&quot;;-1*[.H288]*[.G288];[.H288]*[.G288]);&quot;&quot;))))">
            <text:p/>
          </table:table-cell>
          <table:table-cell table:style-name="ce58" table:formula="of:=IF(OR([.F288]=&quot;&quot;;[.G288]=&quot;&quot;);&quot;&quot;;IF(OR([.J288]=&quot;&quot;;[.J288]=0);&quot;&quot;;IF([.L288]=0;IF([.F288]=&quot;-&quot;;-1*[.H288]*[.J288]*[.G288];[.H288]*[.J288]*[.G288]);&quot;&quot;)))">
            <text:p/>
          </table:table-cell>
          <table:table-cell table:style-name="ce61" table:formula="of:=IF(OR([.L288]=&quot;&quot;;[.L288]=0);&quot;&quot;;IF([.F288]=&quot;-&quot;;-1*[.H288]*[.J288]*[.L288]*[.G288];[.H288]*[.J288]*[.L288]*[.G28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89]=0;[.J289]=&quot;&quot;);&quot;&quot;;&quot;X&quot;)">
            <text:p/>
          </table:table-cell>
          <table:table-cell table:style-name="ce45"/>
          <table:table-cell table:style-name="ce50" table:formula="of:=IF(OR([.L289]=0;[.L289]=&quot;&quot;);&quot;&quot;;&quot;X&quot;)">
            <text:p/>
          </table:table-cell>
          <table:table-cell table:style-name="ce45"/>
          <table:table-cell table:style-name="ce50" table:formula="of:=IF(OR([.H289]=&quot;&quot;;[.H289]=0);&quot;&quot;;&quot;=&quot;)">
            <text:p/>
          </table:table-cell>
          <table:table-cell table:style-name="ce54" table:formula="of:=IF(OR([.F289]=&quot;&quot;;[.G289]=&quot;&quot;);&quot;&quot;;IF([.G289]=&quot;&quot;;&quot;&quot;;IF(OR([.H289]=0;[.H289]=0);&quot;&quot;;IF([.J289]=0;IF([.F289]=&quot;-&quot;;-1*[.H289]*[.G289];[.H289]*[.G289]);&quot;&quot;))))">
            <text:p/>
          </table:table-cell>
          <table:table-cell table:style-name="ce58" table:formula="of:=IF(OR([.F289]=&quot;&quot;;[.G289]=&quot;&quot;);&quot;&quot;;IF(OR([.J289]=&quot;&quot;;[.J289]=0);&quot;&quot;;IF([.L289]=0;IF([.F289]=&quot;-&quot;;-1*[.H289]*[.J289]*[.G289];[.H289]*[.J289]*[.G289]);&quot;&quot;)))">
            <text:p/>
          </table:table-cell>
          <table:table-cell table:style-name="ce61" table:formula="of:=IF(OR([.L289]=&quot;&quot;;[.L289]=0);&quot;&quot;;IF([.F289]=&quot;-&quot;;-1*[.H289]*[.J289]*[.L289]*[.G289];[.H289]*[.J289]*[.L289]*[.G28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90]=0;[.J290]=&quot;&quot;);&quot;&quot;;&quot;X&quot;)">
            <text:p/>
          </table:table-cell>
          <table:table-cell table:style-name="ce45"/>
          <table:table-cell table:style-name="ce50" table:formula="of:=IF(OR([.L290]=0;[.L290]=&quot;&quot;);&quot;&quot;;&quot;X&quot;)">
            <text:p/>
          </table:table-cell>
          <table:table-cell table:style-name="ce45"/>
          <table:table-cell table:style-name="ce50" table:formula="of:=IF(OR([.H290]=&quot;&quot;;[.H290]=0);&quot;&quot;;&quot;=&quot;)">
            <text:p/>
          </table:table-cell>
          <table:table-cell table:style-name="ce54" table:formula="of:=IF(OR([.F290]=&quot;&quot;;[.G290]=&quot;&quot;);&quot;&quot;;IF([.G290]=&quot;&quot;;&quot;&quot;;IF(OR([.H290]=0;[.H290]=0);&quot;&quot;;IF([.J290]=0;IF([.F290]=&quot;-&quot;;-1*[.H290]*[.G290];[.H290]*[.G290]);&quot;&quot;))))">
            <text:p/>
          </table:table-cell>
          <table:table-cell table:style-name="ce58" table:formula="of:=IF(OR([.F290]=&quot;&quot;;[.G290]=&quot;&quot;);&quot;&quot;;IF(OR([.J290]=&quot;&quot;;[.J290]=0);&quot;&quot;;IF([.L290]=0;IF([.F290]=&quot;-&quot;;-1*[.H290]*[.J290]*[.G290];[.H290]*[.J290]*[.G290]);&quot;&quot;)))">
            <text:p/>
          </table:table-cell>
          <table:table-cell table:style-name="ce61" table:formula="of:=IF(OR([.L290]=&quot;&quot;;[.L290]=0);&quot;&quot;;IF([.F290]=&quot;-&quot;;-1*[.H290]*[.J290]*[.L290]*[.G290];[.H290]*[.J290]*[.L290]*[.G29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91]=0;[.J291]=&quot;&quot;);&quot;&quot;;&quot;X&quot;)">
            <text:p/>
          </table:table-cell>
          <table:table-cell table:style-name="ce45"/>
          <table:table-cell table:style-name="ce50" table:formula="of:=IF(OR([.L291]=0;[.L291]=&quot;&quot;);&quot;&quot;;&quot;X&quot;)">
            <text:p/>
          </table:table-cell>
          <table:table-cell table:style-name="ce45"/>
          <table:table-cell table:style-name="ce50" table:formula="of:=IF(OR([.H291]=&quot;&quot;;[.H291]=0);&quot;&quot;;&quot;=&quot;)">
            <text:p/>
          </table:table-cell>
          <table:table-cell table:style-name="ce54" table:formula="of:=IF(OR([.F291]=&quot;&quot;;[.G291]=&quot;&quot;);&quot;&quot;;IF([.G291]=&quot;&quot;;&quot;&quot;;IF(OR([.H291]=0;[.H291]=0);&quot;&quot;;IF([.J291]=0;IF([.F291]=&quot;-&quot;;-1*[.H291]*[.G291];[.H291]*[.G291]);&quot;&quot;))))">
            <text:p/>
          </table:table-cell>
          <table:table-cell table:style-name="ce58" table:formula="of:=IF(OR([.F291]=&quot;&quot;;[.G291]=&quot;&quot;);&quot;&quot;;IF(OR([.J291]=&quot;&quot;;[.J291]=0);&quot;&quot;;IF([.L291]=0;IF([.F291]=&quot;-&quot;;-1*[.H291]*[.J291]*[.G291];[.H291]*[.J291]*[.G291]);&quot;&quot;)))">
            <text:p/>
          </table:table-cell>
          <table:table-cell table:style-name="ce61" table:formula="of:=IF(OR([.L291]=&quot;&quot;;[.L291]=0);&quot;&quot;;IF([.F291]=&quot;-&quot;;-1*[.H291]*[.J291]*[.L291]*[.G291];[.H291]*[.J291]*[.L291]*[.G29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92]=0;[.J292]=&quot;&quot;);&quot;&quot;;&quot;X&quot;)">
            <text:p/>
          </table:table-cell>
          <table:table-cell table:style-name="ce45"/>
          <table:table-cell table:style-name="ce50" table:formula="of:=IF(OR([.L292]=0;[.L292]=&quot;&quot;);&quot;&quot;;&quot;X&quot;)">
            <text:p/>
          </table:table-cell>
          <table:table-cell table:style-name="ce45"/>
          <table:table-cell table:style-name="ce50" table:formula="of:=IF(OR([.H292]=&quot;&quot;;[.H292]=0);&quot;&quot;;&quot;=&quot;)">
            <text:p/>
          </table:table-cell>
          <table:table-cell table:style-name="ce54" table:formula="of:=IF(OR([.F292]=&quot;&quot;;[.G292]=&quot;&quot;);&quot;&quot;;IF([.G292]=&quot;&quot;;&quot;&quot;;IF(OR([.H292]=0;[.H292]=0);&quot;&quot;;IF([.J292]=0;IF([.F292]=&quot;-&quot;;-1*[.H292]*[.G292];[.H292]*[.G292]);&quot;&quot;))))">
            <text:p/>
          </table:table-cell>
          <table:table-cell table:style-name="ce58" table:formula="of:=IF(OR([.F292]=&quot;&quot;;[.G292]=&quot;&quot;);&quot;&quot;;IF(OR([.J292]=&quot;&quot;;[.J292]=0);&quot;&quot;;IF([.L292]=0;IF([.F292]=&quot;-&quot;;-1*[.H292]*[.J292]*[.G292];[.H292]*[.J292]*[.G292]);&quot;&quot;)))">
            <text:p/>
          </table:table-cell>
          <table:table-cell table:style-name="ce61" table:formula="of:=IF(OR([.L292]=&quot;&quot;;[.L292]=0);&quot;&quot;;IF([.F292]=&quot;-&quot;;-1*[.H292]*[.J292]*[.L292]*[.G292];[.H292]*[.J292]*[.L292]*[.G29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93]=0;[.J293]=&quot;&quot;);&quot;&quot;;&quot;X&quot;)">
            <text:p/>
          </table:table-cell>
          <table:table-cell table:style-name="ce45"/>
          <table:table-cell table:style-name="ce50" table:formula="of:=IF(OR([.L293]=0;[.L293]=&quot;&quot;);&quot;&quot;;&quot;X&quot;)">
            <text:p/>
          </table:table-cell>
          <table:table-cell table:style-name="ce45"/>
          <table:table-cell table:style-name="ce50" table:formula="of:=IF(OR([.H293]=&quot;&quot;;[.H293]=0);&quot;&quot;;&quot;=&quot;)">
            <text:p/>
          </table:table-cell>
          <table:table-cell table:style-name="ce54" table:formula="of:=IF(OR([.F293]=&quot;&quot;;[.G293]=&quot;&quot;);&quot;&quot;;IF([.G293]=&quot;&quot;;&quot;&quot;;IF(OR([.H293]=0;[.H293]=0);&quot;&quot;;IF([.J293]=0;IF([.F293]=&quot;-&quot;;-1*[.H293]*[.G293];[.H293]*[.G293]);&quot;&quot;))))">
            <text:p/>
          </table:table-cell>
          <table:table-cell table:style-name="ce58" table:formula="of:=IF(OR([.F293]=&quot;&quot;;[.G293]=&quot;&quot;);&quot;&quot;;IF(OR([.J293]=&quot;&quot;;[.J293]=0);&quot;&quot;;IF([.L293]=0;IF([.F293]=&quot;-&quot;;-1*[.H293]*[.J293]*[.G293];[.H293]*[.J293]*[.G293]);&quot;&quot;)))">
            <text:p/>
          </table:table-cell>
          <table:table-cell table:style-name="ce61" table:formula="of:=IF(OR([.L293]=&quot;&quot;;[.L293]=0);&quot;&quot;;IF([.F293]=&quot;-&quot;;-1*[.H293]*[.J293]*[.L293]*[.G293];[.H293]*[.J293]*[.L293]*[.G29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94]=0;[.J294]=&quot;&quot;);&quot;&quot;;&quot;X&quot;)">
            <text:p/>
          </table:table-cell>
          <table:table-cell table:style-name="ce45"/>
          <table:table-cell table:style-name="ce50" table:formula="of:=IF(OR([.L294]=0;[.L294]=&quot;&quot;);&quot;&quot;;&quot;X&quot;)">
            <text:p/>
          </table:table-cell>
          <table:table-cell table:style-name="ce45"/>
          <table:table-cell table:style-name="ce50" table:formula="of:=IF(OR([.H294]=&quot;&quot;;[.H294]=0);&quot;&quot;;&quot;=&quot;)">
            <text:p/>
          </table:table-cell>
          <table:table-cell table:style-name="ce54" table:formula="of:=IF(OR([.F294]=&quot;&quot;;[.G294]=&quot;&quot;);&quot;&quot;;IF([.G294]=&quot;&quot;;&quot;&quot;;IF(OR([.H294]=0;[.H294]=0);&quot;&quot;;IF([.J294]=0;IF([.F294]=&quot;-&quot;;-1*[.H294]*[.G294];[.H294]*[.G294]);&quot;&quot;))))">
            <text:p/>
          </table:table-cell>
          <table:table-cell table:style-name="ce58" table:formula="of:=IF(OR([.F294]=&quot;&quot;;[.G294]=&quot;&quot;);&quot;&quot;;IF(OR([.J294]=&quot;&quot;;[.J294]=0);&quot;&quot;;IF([.L294]=0;IF([.F294]=&quot;-&quot;;-1*[.H294]*[.J294]*[.G294];[.H294]*[.J294]*[.G294]);&quot;&quot;)))">
            <text:p/>
          </table:table-cell>
          <table:table-cell table:style-name="ce61" table:formula="of:=IF(OR([.L294]=&quot;&quot;;[.L294]=0);&quot;&quot;;IF([.F294]=&quot;-&quot;;-1*[.H294]*[.J294]*[.L294]*[.G294];[.H294]*[.J294]*[.L294]*[.G29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95]=0;[.J295]=&quot;&quot;);&quot;&quot;;&quot;X&quot;)">
            <text:p/>
          </table:table-cell>
          <table:table-cell table:style-name="ce45"/>
          <table:table-cell table:style-name="ce50" table:formula="of:=IF(OR([.L295]=0;[.L295]=&quot;&quot;);&quot;&quot;;&quot;X&quot;)">
            <text:p/>
          </table:table-cell>
          <table:table-cell table:style-name="ce45"/>
          <table:table-cell table:style-name="ce50" table:formula="of:=IF(OR([.H295]=&quot;&quot;;[.H295]=0);&quot;&quot;;&quot;=&quot;)">
            <text:p/>
          </table:table-cell>
          <table:table-cell table:style-name="ce54" table:formula="of:=IF(OR([.F295]=&quot;&quot;;[.G295]=&quot;&quot;);&quot;&quot;;IF([.G295]=&quot;&quot;;&quot;&quot;;IF(OR([.H295]=0;[.H295]=0);&quot;&quot;;IF([.J295]=0;IF([.F295]=&quot;-&quot;;-1*[.H295]*[.G295];[.H295]*[.G295]);&quot;&quot;))))">
            <text:p/>
          </table:table-cell>
          <table:table-cell table:style-name="ce58" table:formula="of:=IF(OR([.F295]=&quot;&quot;;[.G295]=&quot;&quot;);&quot;&quot;;IF(OR([.J295]=&quot;&quot;;[.J295]=0);&quot;&quot;;IF([.L295]=0;IF([.F295]=&quot;-&quot;;-1*[.H295]*[.J295]*[.G295];[.H295]*[.J295]*[.G295]);&quot;&quot;)))">
            <text:p/>
          </table:table-cell>
          <table:table-cell table:style-name="ce61" table:formula="of:=IF(OR([.L295]=&quot;&quot;;[.L295]=0);&quot;&quot;;IF([.F295]=&quot;-&quot;;-1*[.H295]*[.J295]*[.L295]*[.G295];[.H295]*[.J295]*[.L295]*[.G29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96]=0;[.J296]=&quot;&quot;);&quot;&quot;;&quot;X&quot;)">
            <text:p/>
          </table:table-cell>
          <table:table-cell table:style-name="ce45"/>
          <table:table-cell table:style-name="ce50" table:formula="of:=IF(OR([.L296]=0;[.L296]=&quot;&quot;);&quot;&quot;;&quot;X&quot;)">
            <text:p/>
          </table:table-cell>
          <table:table-cell table:style-name="ce45"/>
          <table:table-cell table:style-name="ce50" table:formula="of:=IF(OR([.H296]=&quot;&quot;;[.H296]=0);&quot;&quot;;&quot;=&quot;)">
            <text:p/>
          </table:table-cell>
          <table:table-cell table:style-name="ce54" table:formula="of:=IF(OR([.F296]=&quot;&quot;;[.G296]=&quot;&quot;);&quot;&quot;;IF([.G296]=&quot;&quot;;&quot;&quot;;IF(OR([.H296]=0;[.H296]=0);&quot;&quot;;IF([.J296]=0;IF([.F296]=&quot;-&quot;;-1*[.H296]*[.G296];[.H296]*[.G296]);&quot;&quot;))))">
            <text:p/>
          </table:table-cell>
          <table:table-cell table:style-name="ce58" table:formula="of:=IF(OR([.F296]=&quot;&quot;;[.G296]=&quot;&quot;);&quot;&quot;;IF(OR([.J296]=&quot;&quot;;[.J296]=0);&quot;&quot;;IF([.L296]=0;IF([.F296]=&quot;-&quot;;-1*[.H296]*[.J296]*[.G296];[.H296]*[.J296]*[.G296]);&quot;&quot;)))">
            <text:p/>
          </table:table-cell>
          <table:table-cell table:style-name="ce61" table:formula="of:=IF(OR([.L296]=&quot;&quot;;[.L296]=0);&quot;&quot;;IF([.F296]=&quot;-&quot;;-1*[.H296]*[.J296]*[.L296]*[.G296];[.H296]*[.J296]*[.L296]*[.G29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97]=0;[.J297]=&quot;&quot;);&quot;&quot;;&quot;X&quot;)">
            <text:p/>
          </table:table-cell>
          <table:table-cell table:style-name="ce45"/>
          <table:table-cell table:style-name="ce50" table:formula="of:=IF(OR([.L297]=0;[.L297]=&quot;&quot;);&quot;&quot;;&quot;X&quot;)">
            <text:p/>
          </table:table-cell>
          <table:table-cell table:style-name="ce45"/>
          <table:table-cell table:style-name="ce50" table:formula="of:=IF(OR([.H297]=&quot;&quot;;[.H297]=0);&quot;&quot;;&quot;=&quot;)">
            <text:p/>
          </table:table-cell>
          <table:table-cell table:style-name="ce54" table:formula="of:=IF(OR([.F297]=&quot;&quot;;[.G297]=&quot;&quot;);&quot;&quot;;IF([.G297]=&quot;&quot;;&quot;&quot;;IF(OR([.H297]=0;[.H297]=0);&quot;&quot;;IF([.J297]=0;IF([.F297]=&quot;-&quot;;-1*[.H297]*[.G297];[.H297]*[.G297]);&quot;&quot;))))">
            <text:p/>
          </table:table-cell>
          <table:table-cell table:style-name="ce58" table:formula="of:=IF(OR([.F297]=&quot;&quot;;[.G297]=&quot;&quot;);&quot;&quot;;IF(OR([.J297]=&quot;&quot;;[.J297]=0);&quot;&quot;;IF([.L297]=0;IF([.F297]=&quot;-&quot;;-1*[.H297]*[.J297]*[.G297];[.H297]*[.J297]*[.G297]);&quot;&quot;)))">
            <text:p/>
          </table:table-cell>
          <table:table-cell table:style-name="ce61" table:formula="of:=IF(OR([.L297]=&quot;&quot;;[.L297]=0);&quot;&quot;;IF([.F297]=&quot;-&quot;;-1*[.H297]*[.J297]*[.L297]*[.G297];[.H297]*[.J297]*[.L297]*[.G29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98]=0;[.J298]=&quot;&quot;);&quot;&quot;;&quot;X&quot;)">
            <text:p/>
          </table:table-cell>
          <table:table-cell table:style-name="ce45"/>
          <table:table-cell table:style-name="ce50" table:formula="of:=IF(OR([.L298]=0;[.L298]=&quot;&quot;);&quot;&quot;;&quot;X&quot;)">
            <text:p/>
          </table:table-cell>
          <table:table-cell table:style-name="ce45"/>
          <table:table-cell table:style-name="ce50" table:formula="of:=IF(OR([.H298]=&quot;&quot;;[.H298]=0);&quot;&quot;;&quot;=&quot;)">
            <text:p/>
          </table:table-cell>
          <table:table-cell table:style-name="ce54" table:formula="of:=IF(OR([.F298]=&quot;&quot;;[.G298]=&quot;&quot;);&quot;&quot;;IF([.G298]=&quot;&quot;;&quot;&quot;;IF(OR([.H298]=0;[.H298]=0);&quot;&quot;;IF([.J298]=0;IF([.F298]=&quot;-&quot;;-1*[.H298]*[.G298];[.H298]*[.G298]);&quot;&quot;))))">
            <text:p/>
          </table:table-cell>
          <table:table-cell table:style-name="ce58" table:formula="of:=IF(OR([.F298]=&quot;&quot;;[.G298]=&quot;&quot;);&quot;&quot;;IF(OR([.J298]=&quot;&quot;;[.J298]=0);&quot;&quot;;IF([.L298]=0;IF([.F298]=&quot;-&quot;;-1*[.H298]*[.J298]*[.G298];[.H298]*[.J298]*[.G298]);&quot;&quot;)))">
            <text:p/>
          </table:table-cell>
          <table:table-cell table:style-name="ce61" table:formula="of:=IF(OR([.L298]=&quot;&quot;;[.L298]=0);&quot;&quot;;IF([.F298]=&quot;-&quot;;-1*[.H298]*[.J298]*[.L298]*[.G298];[.H298]*[.J298]*[.L298]*[.G29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299]=0;[.J299]=&quot;&quot;);&quot;&quot;;&quot;X&quot;)">
            <text:p/>
          </table:table-cell>
          <table:table-cell table:style-name="ce45"/>
          <table:table-cell table:style-name="ce50" table:formula="of:=IF(OR([.L299]=0;[.L299]=&quot;&quot;);&quot;&quot;;&quot;X&quot;)">
            <text:p/>
          </table:table-cell>
          <table:table-cell table:style-name="ce45"/>
          <table:table-cell table:style-name="ce50" table:formula="of:=IF(OR([.H299]=&quot;&quot;;[.H299]=0);&quot;&quot;;&quot;=&quot;)">
            <text:p/>
          </table:table-cell>
          <table:table-cell table:style-name="ce54" table:formula="of:=IF(OR([.F299]=&quot;&quot;;[.G299]=&quot;&quot;);&quot;&quot;;IF([.G299]=&quot;&quot;;&quot;&quot;;IF(OR([.H299]=0;[.H299]=0);&quot;&quot;;IF([.J299]=0;IF([.F299]=&quot;-&quot;;-1*[.H299]*[.G299];[.H299]*[.G299]);&quot;&quot;))))">
            <text:p/>
          </table:table-cell>
          <table:table-cell table:style-name="ce58" table:formula="of:=IF(OR([.F299]=&quot;&quot;;[.G299]=&quot;&quot;);&quot;&quot;;IF(OR([.J299]=&quot;&quot;;[.J299]=0);&quot;&quot;;IF([.L299]=0;IF([.F299]=&quot;-&quot;;-1*[.H299]*[.J299]*[.G299];[.H299]*[.J299]*[.G299]);&quot;&quot;)))">
            <text:p/>
          </table:table-cell>
          <table:table-cell table:style-name="ce61" table:formula="of:=IF(OR([.L299]=&quot;&quot;;[.L299]=0);&quot;&quot;;IF([.F299]=&quot;-&quot;;-1*[.H299]*[.J299]*[.L299]*[.G299];[.H299]*[.J299]*[.L299]*[.G29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00]=0;[.J300]=&quot;&quot;);&quot;&quot;;&quot;X&quot;)">
            <text:p/>
          </table:table-cell>
          <table:table-cell table:style-name="ce45"/>
          <table:table-cell table:style-name="ce50" table:formula="of:=IF(OR([.L300]=0;[.L300]=&quot;&quot;);&quot;&quot;;&quot;X&quot;)">
            <text:p/>
          </table:table-cell>
          <table:table-cell table:style-name="ce45"/>
          <table:table-cell table:style-name="ce50" table:formula="of:=IF(OR([.H300]=&quot;&quot;;[.H300]=0);&quot;&quot;;&quot;=&quot;)">
            <text:p/>
          </table:table-cell>
          <table:table-cell table:style-name="ce54" table:formula="of:=IF(OR([.F300]=&quot;&quot;;[.G300]=&quot;&quot;);&quot;&quot;;IF([.G300]=&quot;&quot;;&quot;&quot;;IF(OR([.H300]=0;[.H300]=0);&quot;&quot;;IF([.J300]=0;IF([.F300]=&quot;-&quot;;-1*[.H300]*[.G300];[.H300]*[.G300]);&quot;&quot;))))">
            <text:p/>
          </table:table-cell>
          <table:table-cell table:style-name="ce58" table:formula="of:=IF(OR([.F300]=&quot;&quot;;[.G300]=&quot;&quot;);&quot;&quot;;IF(OR([.J300]=&quot;&quot;;[.J300]=0);&quot;&quot;;IF([.L300]=0;IF([.F300]=&quot;-&quot;;-1*[.H300]*[.J300]*[.G300];[.H300]*[.J300]*[.G300]);&quot;&quot;)))">
            <text:p/>
          </table:table-cell>
          <table:table-cell table:style-name="ce61" table:formula="of:=IF(OR([.L300]=&quot;&quot;;[.L300]=0);&quot;&quot;;IF([.F300]=&quot;-&quot;;-1*[.H300]*[.J300]*[.L300]*[.G300];[.H300]*[.J300]*[.L300]*[.G30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01]=0;[.J301]=&quot;&quot;);&quot;&quot;;&quot;X&quot;)">
            <text:p/>
          </table:table-cell>
          <table:table-cell table:style-name="ce45"/>
          <table:table-cell table:style-name="ce50" table:formula="of:=IF(OR([.L301]=0;[.L301]=&quot;&quot;);&quot;&quot;;&quot;X&quot;)">
            <text:p/>
          </table:table-cell>
          <table:table-cell table:style-name="ce45"/>
          <table:table-cell table:style-name="ce50" table:formula="of:=IF(OR([.H301]=&quot;&quot;;[.H301]=0);&quot;&quot;;&quot;=&quot;)">
            <text:p/>
          </table:table-cell>
          <table:table-cell table:style-name="ce54" table:formula="of:=IF(OR([.F301]=&quot;&quot;;[.G301]=&quot;&quot;);&quot;&quot;;IF([.G301]=&quot;&quot;;&quot;&quot;;IF(OR([.H301]=0;[.H301]=0);&quot;&quot;;IF([.J301]=0;IF([.F301]=&quot;-&quot;;-1*[.H301]*[.G301];[.H301]*[.G301]);&quot;&quot;))))">
            <text:p/>
          </table:table-cell>
          <table:table-cell table:style-name="ce58" table:formula="of:=IF(OR([.F301]=&quot;&quot;;[.G301]=&quot;&quot;);&quot;&quot;;IF(OR([.J301]=&quot;&quot;;[.J301]=0);&quot;&quot;;IF([.L301]=0;IF([.F301]=&quot;-&quot;;-1*[.H301]*[.J301]*[.G301];[.H301]*[.J301]*[.G301]);&quot;&quot;)))">
            <text:p/>
          </table:table-cell>
          <table:table-cell table:style-name="ce61" table:formula="of:=IF(OR([.L301]=&quot;&quot;;[.L301]=0);&quot;&quot;;IF([.F301]=&quot;-&quot;;-1*[.H301]*[.J301]*[.L301]*[.G301];[.H301]*[.J301]*[.L301]*[.G30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02]=0;[.J302]=&quot;&quot;);&quot;&quot;;&quot;X&quot;)">
            <text:p/>
          </table:table-cell>
          <table:table-cell table:style-name="ce45"/>
          <table:table-cell table:style-name="ce50" table:formula="of:=IF(OR([.L302]=0;[.L302]=&quot;&quot;);&quot;&quot;;&quot;X&quot;)">
            <text:p/>
          </table:table-cell>
          <table:table-cell table:style-name="ce45"/>
          <table:table-cell table:style-name="ce50" table:formula="of:=IF(OR([.H302]=&quot;&quot;;[.H302]=0);&quot;&quot;;&quot;=&quot;)">
            <text:p/>
          </table:table-cell>
          <table:table-cell table:style-name="ce54" table:formula="of:=IF(OR([.F302]=&quot;&quot;;[.G302]=&quot;&quot;);&quot;&quot;;IF([.G302]=&quot;&quot;;&quot;&quot;;IF(OR([.H302]=0;[.H302]=0);&quot;&quot;;IF([.J302]=0;IF([.F302]=&quot;-&quot;;-1*[.H302]*[.G302];[.H302]*[.G302]);&quot;&quot;))))">
            <text:p/>
          </table:table-cell>
          <table:table-cell table:style-name="ce58" table:formula="of:=IF(OR([.F302]=&quot;&quot;;[.G302]=&quot;&quot;);&quot;&quot;;IF(OR([.J302]=&quot;&quot;;[.J302]=0);&quot;&quot;;IF([.L302]=0;IF([.F302]=&quot;-&quot;;-1*[.H302]*[.J302]*[.G302];[.H302]*[.J302]*[.G302]);&quot;&quot;)))">
            <text:p/>
          </table:table-cell>
          <table:table-cell table:style-name="ce61" table:formula="of:=IF(OR([.L302]=&quot;&quot;;[.L302]=0);&quot;&quot;;IF([.F302]=&quot;-&quot;;-1*[.H302]*[.J302]*[.L302]*[.G302];[.H302]*[.J302]*[.L302]*[.G30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03]=0;[.J303]=&quot;&quot;);&quot;&quot;;&quot;X&quot;)">
            <text:p/>
          </table:table-cell>
          <table:table-cell table:style-name="ce45"/>
          <table:table-cell table:style-name="ce50" table:formula="of:=IF(OR([.L303]=0;[.L303]=&quot;&quot;);&quot;&quot;;&quot;X&quot;)">
            <text:p/>
          </table:table-cell>
          <table:table-cell table:style-name="ce45"/>
          <table:table-cell table:style-name="ce50" table:formula="of:=IF(OR([.H303]=&quot;&quot;;[.H303]=0);&quot;&quot;;&quot;=&quot;)">
            <text:p/>
          </table:table-cell>
          <table:table-cell table:style-name="ce54" table:formula="of:=IF(OR([.F303]=&quot;&quot;;[.G303]=&quot;&quot;);&quot;&quot;;IF([.G303]=&quot;&quot;;&quot;&quot;;IF(OR([.H303]=0;[.H303]=0);&quot;&quot;;IF([.J303]=0;IF([.F303]=&quot;-&quot;;-1*[.H303]*[.G303];[.H303]*[.G303]);&quot;&quot;))))">
            <text:p/>
          </table:table-cell>
          <table:table-cell table:style-name="ce58" table:formula="of:=IF(OR([.F303]=&quot;&quot;;[.G303]=&quot;&quot;);&quot;&quot;;IF(OR([.J303]=&quot;&quot;;[.J303]=0);&quot;&quot;;IF([.L303]=0;IF([.F303]=&quot;-&quot;;-1*[.H303]*[.J303]*[.G303];[.H303]*[.J303]*[.G303]);&quot;&quot;)))">
            <text:p/>
          </table:table-cell>
          <table:table-cell table:style-name="ce61" table:formula="of:=IF(OR([.L303]=&quot;&quot;;[.L303]=0);&quot;&quot;;IF([.F303]=&quot;-&quot;;-1*[.H303]*[.J303]*[.L303]*[.G303];[.H303]*[.J303]*[.L303]*[.G30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04]=0;[.J304]=&quot;&quot;);&quot;&quot;;&quot;X&quot;)">
            <text:p/>
          </table:table-cell>
          <table:table-cell table:style-name="ce45"/>
          <table:table-cell table:style-name="ce50" table:formula="of:=IF(OR([.L304]=0;[.L304]=&quot;&quot;);&quot;&quot;;&quot;X&quot;)">
            <text:p/>
          </table:table-cell>
          <table:table-cell table:style-name="ce45"/>
          <table:table-cell table:style-name="ce50" table:formula="of:=IF(OR([.H304]=&quot;&quot;;[.H304]=0);&quot;&quot;;&quot;=&quot;)">
            <text:p/>
          </table:table-cell>
          <table:table-cell table:style-name="ce54" table:formula="of:=IF(OR([.F304]=&quot;&quot;;[.G304]=&quot;&quot;);&quot;&quot;;IF([.G304]=&quot;&quot;;&quot;&quot;;IF(OR([.H304]=0;[.H304]=0);&quot;&quot;;IF([.J304]=0;IF([.F304]=&quot;-&quot;;-1*[.H304]*[.G304];[.H304]*[.G304]);&quot;&quot;))))">
            <text:p/>
          </table:table-cell>
          <table:table-cell table:style-name="ce58" table:formula="of:=IF(OR([.F304]=&quot;&quot;;[.G304]=&quot;&quot;);&quot;&quot;;IF(OR([.J304]=&quot;&quot;;[.J304]=0);&quot;&quot;;IF([.L304]=0;IF([.F304]=&quot;-&quot;;-1*[.H304]*[.J304]*[.G304];[.H304]*[.J304]*[.G304]);&quot;&quot;)))">
            <text:p/>
          </table:table-cell>
          <table:table-cell table:style-name="ce61" table:formula="of:=IF(OR([.L304]=&quot;&quot;;[.L304]=0);&quot;&quot;;IF([.F304]=&quot;-&quot;;-1*[.H304]*[.J304]*[.L304]*[.G304];[.H304]*[.J304]*[.L304]*[.G30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05]=0;[.J305]=&quot;&quot;);&quot;&quot;;&quot;X&quot;)">
            <text:p/>
          </table:table-cell>
          <table:table-cell table:style-name="ce45"/>
          <table:table-cell table:style-name="ce50" table:formula="of:=IF(OR([.L305]=0;[.L305]=&quot;&quot;);&quot;&quot;;&quot;X&quot;)">
            <text:p/>
          </table:table-cell>
          <table:table-cell table:style-name="ce45"/>
          <table:table-cell table:style-name="ce50" table:formula="of:=IF(OR([.H305]=&quot;&quot;;[.H305]=0);&quot;&quot;;&quot;=&quot;)">
            <text:p/>
          </table:table-cell>
          <table:table-cell table:style-name="ce54" table:formula="of:=IF(OR([.F305]=&quot;&quot;;[.G305]=&quot;&quot;);&quot;&quot;;IF([.G305]=&quot;&quot;;&quot;&quot;;IF(OR([.H305]=0;[.H305]=0);&quot;&quot;;IF([.J305]=0;IF([.F305]=&quot;-&quot;;-1*[.H305]*[.G305];[.H305]*[.G305]);&quot;&quot;))))">
            <text:p/>
          </table:table-cell>
          <table:table-cell table:style-name="ce58" table:formula="of:=IF(OR([.F305]=&quot;&quot;;[.G305]=&quot;&quot;);&quot;&quot;;IF(OR([.J305]=&quot;&quot;;[.J305]=0);&quot;&quot;;IF([.L305]=0;IF([.F305]=&quot;-&quot;;-1*[.H305]*[.J305]*[.G305];[.H305]*[.J305]*[.G305]);&quot;&quot;)))">
            <text:p/>
          </table:table-cell>
          <table:table-cell table:style-name="ce61" table:formula="of:=IF(OR([.L305]=&quot;&quot;;[.L305]=0);&quot;&quot;;IF([.F305]=&quot;-&quot;;-1*[.H305]*[.J305]*[.L305]*[.G305];[.H305]*[.J305]*[.L305]*[.G30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06]=0;[.J306]=&quot;&quot;);&quot;&quot;;&quot;X&quot;)">
            <text:p/>
          </table:table-cell>
          <table:table-cell table:style-name="ce45"/>
          <table:table-cell table:style-name="ce50" table:formula="of:=IF(OR([.L306]=0;[.L306]=&quot;&quot;);&quot;&quot;;&quot;X&quot;)">
            <text:p/>
          </table:table-cell>
          <table:table-cell table:style-name="ce45"/>
          <table:table-cell table:style-name="ce50" table:formula="of:=IF(OR([.H306]=&quot;&quot;;[.H306]=0);&quot;&quot;;&quot;=&quot;)">
            <text:p/>
          </table:table-cell>
          <table:table-cell table:style-name="ce54" table:formula="of:=IF(OR([.F306]=&quot;&quot;;[.G306]=&quot;&quot;);&quot;&quot;;IF([.G306]=&quot;&quot;;&quot;&quot;;IF(OR([.H306]=0;[.H306]=0);&quot;&quot;;IF([.J306]=0;IF([.F306]=&quot;-&quot;;-1*[.H306]*[.G306];[.H306]*[.G306]);&quot;&quot;))))">
            <text:p/>
          </table:table-cell>
          <table:table-cell table:style-name="ce58" table:formula="of:=IF(OR([.F306]=&quot;&quot;;[.G306]=&quot;&quot;);&quot;&quot;;IF(OR([.J306]=&quot;&quot;;[.J306]=0);&quot;&quot;;IF([.L306]=0;IF([.F306]=&quot;-&quot;;-1*[.H306]*[.J306]*[.G306];[.H306]*[.J306]*[.G306]);&quot;&quot;)))">
            <text:p/>
          </table:table-cell>
          <table:table-cell table:style-name="ce61" table:formula="of:=IF(OR([.L306]=&quot;&quot;;[.L306]=0);&quot;&quot;;IF([.F306]=&quot;-&quot;;-1*[.H306]*[.J306]*[.L306]*[.G306];[.H306]*[.J306]*[.L306]*[.G30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07]=0;[.J307]=&quot;&quot;);&quot;&quot;;&quot;X&quot;)">
            <text:p/>
          </table:table-cell>
          <table:table-cell table:style-name="ce45"/>
          <table:table-cell table:style-name="ce50" table:formula="of:=IF(OR([.L307]=0;[.L307]=&quot;&quot;);&quot;&quot;;&quot;X&quot;)">
            <text:p/>
          </table:table-cell>
          <table:table-cell table:style-name="ce45"/>
          <table:table-cell table:style-name="ce50" table:formula="of:=IF(OR([.H307]=&quot;&quot;;[.H307]=0);&quot;&quot;;&quot;=&quot;)">
            <text:p/>
          </table:table-cell>
          <table:table-cell table:style-name="ce54" table:formula="of:=IF(OR([.F307]=&quot;&quot;;[.G307]=&quot;&quot;);&quot;&quot;;IF([.G307]=&quot;&quot;;&quot;&quot;;IF(OR([.H307]=0;[.H307]=0);&quot;&quot;;IF([.J307]=0;IF([.F307]=&quot;-&quot;;-1*[.H307]*[.G307];[.H307]*[.G307]);&quot;&quot;))))">
            <text:p/>
          </table:table-cell>
          <table:table-cell table:style-name="ce58" table:formula="of:=IF(OR([.F307]=&quot;&quot;;[.G307]=&quot;&quot;);&quot;&quot;;IF(OR([.J307]=&quot;&quot;;[.J307]=0);&quot;&quot;;IF([.L307]=0;IF([.F307]=&quot;-&quot;;-1*[.H307]*[.J307]*[.G307];[.H307]*[.J307]*[.G307]);&quot;&quot;)))">
            <text:p/>
          </table:table-cell>
          <table:table-cell table:style-name="ce61" table:formula="of:=IF(OR([.L307]=&quot;&quot;;[.L307]=0);&quot;&quot;;IF([.F307]=&quot;-&quot;;-1*[.H307]*[.J307]*[.L307]*[.G307];[.H307]*[.J307]*[.L307]*[.G30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08]=0;[.J308]=&quot;&quot;);&quot;&quot;;&quot;X&quot;)">
            <text:p/>
          </table:table-cell>
          <table:table-cell table:style-name="ce45"/>
          <table:table-cell table:style-name="ce50" table:formula="of:=IF(OR([.L308]=0;[.L308]=&quot;&quot;);&quot;&quot;;&quot;X&quot;)">
            <text:p/>
          </table:table-cell>
          <table:table-cell table:style-name="ce45"/>
          <table:table-cell table:style-name="ce50" table:formula="of:=IF(OR([.H308]=&quot;&quot;;[.H308]=0);&quot;&quot;;&quot;=&quot;)">
            <text:p/>
          </table:table-cell>
          <table:table-cell table:style-name="ce54" table:formula="of:=IF(OR([.F308]=&quot;&quot;;[.G308]=&quot;&quot;);&quot;&quot;;IF([.G308]=&quot;&quot;;&quot;&quot;;IF(OR([.H308]=0;[.H308]=0);&quot;&quot;;IF([.J308]=0;IF([.F308]=&quot;-&quot;;-1*[.H308]*[.G308];[.H308]*[.G308]);&quot;&quot;))))">
            <text:p/>
          </table:table-cell>
          <table:table-cell table:style-name="ce58" table:formula="of:=IF(OR([.F308]=&quot;&quot;;[.G308]=&quot;&quot;);&quot;&quot;;IF(OR([.J308]=&quot;&quot;;[.J308]=0);&quot;&quot;;IF([.L308]=0;IF([.F308]=&quot;-&quot;;-1*[.H308]*[.J308]*[.G308];[.H308]*[.J308]*[.G308]);&quot;&quot;)))">
            <text:p/>
          </table:table-cell>
          <table:table-cell table:style-name="ce61" table:formula="of:=IF(OR([.L308]=&quot;&quot;;[.L308]=0);&quot;&quot;;IF([.F308]=&quot;-&quot;;-1*[.H308]*[.J308]*[.L308]*[.G308];[.H308]*[.J308]*[.L308]*[.G30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09]=0;[.J309]=&quot;&quot;);&quot;&quot;;&quot;X&quot;)">
            <text:p/>
          </table:table-cell>
          <table:table-cell table:style-name="ce45"/>
          <table:table-cell table:style-name="ce50" table:formula="of:=IF(OR([.L309]=0;[.L309]=&quot;&quot;);&quot;&quot;;&quot;X&quot;)">
            <text:p/>
          </table:table-cell>
          <table:table-cell table:style-name="ce45"/>
          <table:table-cell table:style-name="ce50" table:formula="of:=IF(OR([.H309]=&quot;&quot;;[.H309]=0);&quot;&quot;;&quot;=&quot;)">
            <text:p/>
          </table:table-cell>
          <table:table-cell table:style-name="ce54" table:formula="of:=IF(OR([.F309]=&quot;&quot;;[.G309]=&quot;&quot;);&quot;&quot;;IF([.G309]=&quot;&quot;;&quot;&quot;;IF(OR([.H309]=0;[.H309]=0);&quot;&quot;;IF([.J309]=0;IF([.F309]=&quot;-&quot;;-1*[.H309]*[.G309];[.H309]*[.G309]);&quot;&quot;))))">
            <text:p/>
          </table:table-cell>
          <table:table-cell table:style-name="ce58" table:formula="of:=IF(OR([.F309]=&quot;&quot;;[.G309]=&quot;&quot;);&quot;&quot;;IF(OR([.J309]=&quot;&quot;;[.J309]=0);&quot;&quot;;IF([.L309]=0;IF([.F309]=&quot;-&quot;;-1*[.H309]*[.J309]*[.G309];[.H309]*[.J309]*[.G309]);&quot;&quot;)))">
            <text:p/>
          </table:table-cell>
          <table:table-cell table:style-name="ce61" table:formula="of:=IF(OR([.L309]=&quot;&quot;;[.L309]=0);&quot;&quot;;IF([.F309]=&quot;-&quot;;-1*[.H309]*[.J309]*[.L309]*[.G309];[.H309]*[.J309]*[.L309]*[.G30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10]=0;[.J310]=&quot;&quot;);&quot;&quot;;&quot;X&quot;)">
            <text:p/>
          </table:table-cell>
          <table:table-cell table:style-name="ce45"/>
          <table:table-cell table:style-name="ce50" table:formula="of:=IF(OR([.L310]=0;[.L310]=&quot;&quot;);&quot;&quot;;&quot;X&quot;)">
            <text:p/>
          </table:table-cell>
          <table:table-cell table:style-name="ce45"/>
          <table:table-cell table:style-name="ce50" table:formula="of:=IF(OR([.H310]=&quot;&quot;;[.H310]=0);&quot;&quot;;&quot;=&quot;)">
            <text:p/>
          </table:table-cell>
          <table:table-cell table:style-name="ce54" table:formula="of:=IF(OR([.F310]=&quot;&quot;;[.G310]=&quot;&quot;);&quot;&quot;;IF([.G310]=&quot;&quot;;&quot;&quot;;IF(OR([.H310]=0;[.H310]=0);&quot;&quot;;IF([.J310]=0;IF([.F310]=&quot;-&quot;;-1*[.H310]*[.G310];[.H310]*[.G310]);&quot;&quot;))))">
            <text:p/>
          </table:table-cell>
          <table:table-cell table:style-name="ce58" table:formula="of:=IF(OR([.F310]=&quot;&quot;;[.G310]=&quot;&quot;);&quot;&quot;;IF(OR([.J310]=&quot;&quot;;[.J310]=0);&quot;&quot;;IF([.L310]=0;IF([.F310]=&quot;-&quot;;-1*[.H310]*[.J310]*[.G310];[.H310]*[.J310]*[.G310]);&quot;&quot;)))">
            <text:p/>
          </table:table-cell>
          <table:table-cell table:style-name="ce61" table:formula="of:=IF(OR([.L310]=&quot;&quot;;[.L310]=0);&quot;&quot;;IF([.F310]=&quot;-&quot;;-1*[.H310]*[.J310]*[.L310]*[.G310];[.H310]*[.J310]*[.L310]*[.G31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11]=0;[.J311]=&quot;&quot;);&quot;&quot;;&quot;X&quot;)">
            <text:p/>
          </table:table-cell>
          <table:table-cell table:style-name="ce45"/>
          <table:table-cell table:style-name="ce50" table:formula="of:=IF(OR([.L311]=0;[.L311]=&quot;&quot;);&quot;&quot;;&quot;X&quot;)">
            <text:p/>
          </table:table-cell>
          <table:table-cell table:style-name="ce45"/>
          <table:table-cell table:style-name="ce50" table:formula="of:=IF(OR([.H311]=&quot;&quot;;[.H311]=0);&quot;&quot;;&quot;=&quot;)">
            <text:p/>
          </table:table-cell>
          <table:table-cell table:style-name="ce54" table:formula="of:=IF(OR([.F311]=&quot;&quot;;[.G311]=&quot;&quot;);&quot;&quot;;IF([.G311]=&quot;&quot;;&quot;&quot;;IF(OR([.H311]=0;[.H311]=0);&quot;&quot;;IF([.J311]=0;IF([.F311]=&quot;-&quot;;-1*[.H311]*[.G311];[.H311]*[.G311]);&quot;&quot;))))">
            <text:p/>
          </table:table-cell>
          <table:table-cell table:style-name="ce58" table:formula="of:=IF(OR([.F311]=&quot;&quot;;[.G311]=&quot;&quot;);&quot;&quot;;IF(OR([.J311]=&quot;&quot;;[.J311]=0);&quot;&quot;;IF([.L311]=0;IF([.F311]=&quot;-&quot;;-1*[.H311]*[.J311]*[.G311];[.H311]*[.J311]*[.G311]);&quot;&quot;)))">
            <text:p/>
          </table:table-cell>
          <table:table-cell table:style-name="ce61" table:formula="of:=IF(OR([.L311]=&quot;&quot;;[.L311]=0);&quot;&quot;;IF([.F311]=&quot;-&quot;;-1*[.H311]*[.J311]*[.L311]*[.G311];[.H311]*[.J311]*[.L311]*[.G31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12]=0;[.J312]=&quot;&quot;);&quot;&quot;;&quot;X&quot;)">
            <text:p/>
          </table:table-cell>
          <table:table-cell table:style-name="ce45"/>
          <table:table-cell table:style-name="ce50" table:formula="of:=IF(OR([.L312]=0;[.L312]=&quot;&quot;);&quot;&quot;;&quot;X&quot;)">
            <text:p/>
          </table:table-cell>
          <table:table-cell table:style-name="ce45"/>
          <table:table-cell table:style-name="ce50" table:formula="of:=IF(OR([.H312]=&quot;&quot;;[.H312]=0);&quot;&quot;;&quot;=&quot;)">
            <text:p/>
          </table:table-cell>
          <table:table-cell table:style-name="ce54" table:formula="of:=IF(OR([.F312]=&quot;&quot;;[.G312]=&quot;&quot;);&quot;&quot;;IF([.G312]=&quot;&quot;;&quot;&quot;;IF(OR([.H312]=0;[.H312]=0);&quot;&quot;;IF([.J312]=0;IF([.F312]=&quot;-&quot;;-1*[.H312]*[.G312];[.H312]*[.G312]);&quot;&quot;))))">
            <text:p/>
          </table:table-cell>
          <table:table-cell table:style-name="ce58" table:formula="of:=IF(OR([.F312]=&quot;&quot;;[.G312]=&quot;&quot;);&quot;&quot;;IF(OR([.J312]=&quot;&quot;;[.J312]=0);&quot;&quot;;IF([.L312]=0;IF([.F312]=&quot;-&quot;;-1*[.H312]*[.J312]*[.G312];[.H312]*[.J312]*[.G312]);&quot;&quot;)))">
            <text:p/>
          </table:table-cell>
          <table:table-cell table:style-name="ce61" table:formula="of:=IF(OR([.L312]=&quot;&quot;;[.L312]=0);&quot;&quot;;IF([.F312]=&quot;-&quot;;-1*[.H312]*[.J312]*[.L312]*[.G312];[.H312]*[.J312]*[.L312]*[.G31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13]=0;[.J313]=&quot;&quot;);&quot;&quot;;&quot;X&quot;)">
            <text:p/>
          </table:table-cell>
          <table:table-cell table:style-name="ce45"/>
          <table:table-cell table:style-name="ce50" table:formula="of:=IF(OR([.L313]=0;[.L313]=&quot;&quot;);&quot;&quot;;&quot;X&quot;)">
            <text:p/>
          </table:table-cell>
          <table:table-cell table:style-name="ce45"/>
          <table:table-cell table:style-name="ce50" table:formula="of:=IF(OR([.H313]=&quot;&quot;;[.H313]=0);&quot;&quot;;&quot;=&quot;)">
            <text:p/>
          </table:table-cell>
          <table:table-cell table:style-name="ce54" table:formula="of:=IF(OR([.F313]=&quot;&quot;;[.G313]=&quot;&quot;);&quot;&quot;;IF([.G313]=&quot;&quot;;&quot;&quot;;IF(OR([.H313]=0;[.H313]=0);&quot;&quot;;IF([.J313]=0;IF([.F313]=&quot;-&quot;;-1*[.H313]*[.G313];[.H313]*[.G313]);&quot;&quot;))))">
            <text:p/>
          </table:table-cell>
          <table:table-cell table:style-name="ce58" table:formula="of:=IF(OR([.F313]=&quot;&quot;;[.G313]=&quot;&quot;);&quot;&quot;;IF(OR([.J313]=&quot;&quot;;[.J313]=0);&quot;&quot;;IF([.L313]=0;IF([.F313]=&quot;-&quot;;-1*[.H313]*[.J313]*[.G313];[.H313]*[.J313]*[.G313]);&quot;&quot;)))">
            <text:p/>
          </table:table-cell>
          <table:table-cell table:style-name="ce61" table:formula="of:=IF(OR([.L313]=&quot;&quot;;[.L313]=0);&quot;&quot;;IF([.F313]=&quot;-&quot;;-1*[.H313]*[.J313]*[.L313]*[.G313];[.H313]*[.J313]*[.L313]*[.G31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14]=0;[.J314]=&quot;&quot;);&quot;&quot;;&quot;X&quot;)">
            <text:p/>
          </table:table-cell>
          <table:table-cell table:style-name="ce45"/>
          <table:table-cell table:style-name="ce50" table:formula="of:=IF(OR([.L314]=0;[.L314]=&quot;&quot;);&quot;&quot;;&quot;X&quot;)">
            <text:p/>
          </table:table-cell>
          <table:table-cell table:style-name="ce45"/>
          <table:table-cell table:style-name="ce50" table:formula="of:=IF(OR([.H314]=&quot;&quot;;[.H314]=0);&quot;&quot;;&quot;=&quot;)">
            <text:p/>
          </table:table-cell>
          <table:table-cell table:style-name="ce54" table:formula="of:=IF(OR([.F314]=&quot;&quot;;[.G314]=&quot;&quot;);&quot;&quot;;IF([.G314]=&quot;&quot;;&quot;&quot;;IF(OR([.H314]=0;[.H314]=0);&quot;&quot;;IF([.J314]=0;IF([.F314]=&quot;-&quot;;-1*[.H314]*[.G314];[.H314]*[.G314]);&quot;&quot;))))">
            <text:p/>
          </table:table-cell>
          <table:table-cell table:style-name="ce58" table:formula="of:=IF(OR([.F314]=&quot;&quot;;[.G314]=&quot;&quot;);&quot;&quot;;IF(OR([.J314]=&quot;&quot;;[.J314]=0);&quot;&quot;;IF([.L314]=0;IF([.F314]=&quot;-&quot;;-1*[.H314]*[.J314]*[.G314];[.H314]*[.J314]*[.G314]);&quot;&quot;)))">
            <text:p/>
          </table:table-cell>
          <table:table-cell table:style-name="ce61" table:formula="of:=IF(OR([.L314]=&quot;&quot;;[.L314]=0);&quot;&quot;;IF([.F314]=&quot;-&quot;;-1*[.H314]*[.J314]*[.L314]*[.G314];[.H314]*[.J314]*[.L314]*[.G31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15]=0;[.J315]=&quot;&quot;);&quot;&quot;;&quot;X&quot;)">
            <text:p/>
          </table:table-cell>
          <table:table-cell table:style-name="ce45"/>
          <table:table-cell table:style-name="ce50" table:formula="of:=IF(OR([.L315]=0;[.L315]=&quot;&quot;);&quot;&quot;;&quot;X&quot;)">
            <text:p/>
          </table:table-cell>
          <table:table-cell table:style-name="ce45"/>
          <table:table-cell table:style-name="ce50" table:formula="of:=IF(OR([.H315]=&quot;&quot;;[.H315]=0);&quot;&quot;;&quot;=&quot;)">
            <text:p/>
          </table:table-cell>
          <table:table-cell table:style-name="ce54" table:formula="of:=IF(OR([.F315]=&quot;&quot;;[.G315]=&quot;&quot;);&quot;&quot;;IF([.G315]=&quot;&quot;;&quot;&quot;;IF(OR([.H315]=0;[.H315]=0);&quot;&quot;;IF([.J315]=0;IF([.F315]=&quot;-&quot;;-1*[.H315]*[.G315];[.H315]*[.G315]);&quot;&quot;))))">
            <text:p/>
          </table:table-cell>
          <table:table-cell table:style-name="ce58" table:formula="of:=IF(OR([.F315]=&quot;&quot;;[.G315]=&quot;&quot;);&quot;&quot;;IF(OR([.J315]=&quot;&quot;;[.J315]=0);&quot;&quot;;IF([.L315]=0;IF([.F315]=&quot;-&quot;;-1*[.H315]*[.J315]*[.G315];[.H315]*[.J315]*[.G315]);&quot;&quot;)))">
            <text:p/>
          </table:table-cell>
          <table:table-cell table:style-name="ce61" table:formula="of:=IF(OR([.L315]=&quot;&quot;;[.L315]=0);&quot;&quot;;IF([.F315]=&quot;-&quot;;-1*[.H315]*[.J315]*[.L315]*[.G315];[.H315]*[.J315]*[.L315]*[.G31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16]=0;[.J316]=&quot;&quot;);&quot;&quot;;&quot;X&quot;)">
            <text:p/>
          </table:table-cell>
          <table:table-cell table:style-name="ce45"/>
          <table:table-cell table:style-name="ce50" table:formula="of:=IF(OR([.L316]=0;[.L316]=&quot;&quot;);&quot;&quot;;&quot;X&quot;)">
            <text:p/>
          </table:table-cell>
          <table:table-cell table:style-name="ce45"/>
          <table:table-cell table:style-name="ce50" table:formula="of:=IF(OR([.H316]=&quot;&quot;;[.H316]=0);&quot;&quot;;&quot;=&quot;)">
            <text:p/>
          </table:table-cell>
          <table:table-cell table:style-name="ce54" table:formula="of:=IF(OR([.F316]=&quot;&quot;;[.G316]=&quot;&quot;);&quot;&quot;;IF([.G316]=&quot;&quot;;&quot;&quot;;IF(OR([.H316]=0;[.H316]=0);&quot;&quot;;IF([.J316]=0;IF([.F316]=&quot;-&quot;;-1*[.H316]*[.G316];[.H316]*[.G316]);&quot;&quot;))))">
            <text:p/>
          </table:table-cell>
          <table:table-cell table:style-name="ce58" table:formula="of:=IF(OR([.F316]=&quot;&quot;;[.G316]=&quot;&quot;);&quot;&quot;;IF(OR([.J316]=&quot;&quot;;[.J316]=0);&quot;&quot;;IF([.L316]=0;IF([.F316]=&quot;-&quot;;-1*[.H316]*[.J316]*[.G316];[.H316]*[.J316]*[.G316]);&quot;&quot;)))">
            <text:p/>
          </table:table-cell>
          <table:table-cell table:style-name="ce61" table:formula="of:=IF(OR([.L316]=&quot;&quot;;[.L316]=0);&quot;&quot;;IF([.F316]=&quot;-&quot;;-1*[.H316]*[.J316]*[.L316]*[.G316];[.H316]*[.J316]*[.L316]*[.G31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17]=0;[.J317]=&quot;&quot;);&quot;&quot;;&quot;X&quot;)">
            <text:p/>
          </table:table-cell>
          <table:table-cell table:style-name="ce45"/>
          <table:table-cell table:style-name="ce50" table:formula="of:=IF(OR([.L317]=0;[.L317]=&quot;&quot;);&quot;&quot;;&quot;X&quot;)">
            <text:p/>
          </table:table-cell>
          <table:table-cell table:style-name="ce45"/>
          <table:table-cell table:style-name="ce50" table:formula="of:=IF(OR([.H317]=&quot;&quot;;[.H317]=0);&quot;&quot;;&quot;=&quot;)">
            <text:p/>
          </table:table-cell>
          <table:table-cell table:style-name="ce54" table:formula="of:=IF(OR([.F317]=&quot;&quot;;[.G317]=&quot;&quot;);&quot;&quot;;IF([.G317]=&quot;&quot;;&quot;&quot;;IF(OR([.H317]=0;[.H317]=0);&quot;&quot;;IF([.J317]=0;IF([.F317]=&quot;-&quot;;-1*[.H317]*[.G317];[.H317]*[.G317]);&quot;&quot;))))">
            <text:p/>
          </table:table-cell>
          <table:table-cell table:style-name="ce58" table:formula="of:=IF(OR([.F317]=&quot;&quot;;[.G317]=&quot;&quot;);&quot;&quot;;IF(OR([.J317]=&quot;&quot;;[.J317]=0);&quot;&quot;;IF([.L317]=0;IF([.F317]=&quot;-&quot;;-1*[.H317]*[.J317]*[.G317];[.H317]*[.J317]*[.G317]);&quot;&quot;)))">
            <text:p/>
          </table:table-cell>
          <table:table-cell table:style-name="ce61" table:formula="of:=IF(OR([.L317]=&quot;&quot;;[.L317]=0);&quot;&quot;;IF([.F317]=&quot;-&quot;;-1*[.H317]*[.J317]*[.L317]*[.G317];[.H317]*[.J317]*[.L317]*[.G31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18]=0;[.J318]=&quot;&quot;);&quot;&quot;;&quot;X&quot;)">
            <text:p/>
          </table:table-cell>
          <table:table-cell table:style-name="ce45"/>
          <table:table-cell table:style-name="ce50" table:formula="of:=IF(OR([.L318]=0;[.L318]=&quot;&quot;);&quot;&quot;;&quot;X&quot;)">
            <text:p/>
          </table:table-cell>
          <table:table-cell table:style-name="ce45"/>
          <table:table-cell table:style-name="ce50" table:formula="of:=IF(OR([.H318]=&quot;&quot;;[.H318]=0);&quot;&quot;;&quot;=&quot;)">
            <text:p/>
          </table:table-cell>
          <table:table-cell table:style-name="ce54" table:formula="of:=IF(OR([.F318]=&quot;&quot;;[.G318]=&quot;&quot;);&quot;&quot;;IF([.G318]=&quot;&quot;;&quot;&quot;;IF(OR([.H318]=0;[.H318]=0);&quot;&quot;;IF([.J318]=0;IF([.F318]=&quot;-&quot;;-1*[.H318]*[.G318];[.H318]*[.G318]);&quot;&quot;))))">
            <text:p/>
          </table:table-cell>
          <table:table-cell table:style-name="ce58" table:formula="of:=IF(OR([.F318]=&quot;&quot;;[.G318]=&quot;&quot;);&quot;&quot;;IF(OR([.J318]=&quot;&quot;;[.J318]=0);&quot;&quot;;IF([.L318]=0;IF([.F318]=&quot;-&quot;;-1*[.H318]*[.J318]*[.G318];[.H318]*[.J318]*[.G318]);&quot;&quot;)))">
            <text:p/>
          </table:table-cell>
          <table:table-cell table:style-name="ce61" table:formula="of:=IF(OR([.L318]=&quot;&quot;;[.L318]=0);&quot;&quot;;IF([.F318]=&quot;-&quot;;-1*[.H318]*[.J318]*[.L318]*[.G318];[.H318]*[.J318]*[.L318]*[.G31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19]=0;[.J319]=&quot;&quot;);&quot;&quot;;&quot;X&quot;)">
            <text:p/>
          </table:table-cell>
          <table:table-cell table:style-name="ce45"/>
          <table:table-cell table:style-name="ce50" table:formula="of:=IF(OR([.L319]=0;[.L319]=&quot;&quot;);&quot;&quot;;&quot;X&quot;)">
            <text:p/>
          </table:table-cell>
          <table:table-cell table:style-name="ce45"/>
          <table:table-cell table:style-name="ce50" table:formula="of:=IF(OR([.H319]=&quot;&quot;;[.H319]=0);&quot;&quot;;&quot;=&quot;)">
            <text:p/>
          </table:table-cell>
          <table:table-cell table:style-name="ce54" table:formula="of:=IF(OR([.F319]=&quot;&quot;;[.G319]=&quot;&quot;);&quot;&quot;;IF([.G319]=&quot;&quot;;&quot;&quot;;IF(OR([.H319]=0;[.H319]=0);&quot;&quot;;IF([.J319]=0;IF([.F319]=&quot;-&quot;;-1*[.H319]*[.G319];[.H319]*[.G319]);&quot;&quot;))))">
            <text:p/>
          </table:table-cell>
          <table:table-cell table:style-name="ce58" table:formula="of:=IF(OR([.F319]=&quot;&quot;;[.G319]=&quot;&quot;);&quot;&quot;;IF(OR([.J319]=&quot;&quot;;[.J319]=0);&quot;&quot;;IF([.L319]=0;IF([.F319]=&quot;-&quot;;-1*[.H319]*[.J319]*[.G319];[.H319]*[.J319]*[.G319]);&quot;&quot;)))">
            <text:p/>
          </table:table-cell>
          <table:table-cell table:style-name="ce61" table:formula="of:=IF(OR([.L319]=&quot;&quot;;[.L319]=0);&quot;&quot;;IF([.F319]=&quot;-&quot;;-1*[.H319]*[.J319]*[.L319]*[.G319];[.H319]*[.J319]*[.L319]*[.G31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20]=0;[.J320]=&quot;&quot;);&quot;&quot;;&quot;X&quot;)">
            <text:p/>
          </table:table-cell>
          <table:table-cell table:style-name="ce45"/>
          <table:table-cell table:style-name="ce50" table:formula="of:=IF(OR([.L320]=0;[.L320]=&quot;&quot;);&quot;&quot;;&quot;X&quot;)">
            <text:p/>
          </table:table-cell>
          <table:table-cell table:style-name="ce45"/>
          <table:table-cell table:style-name="ce50" table:formula="of:=IF(OR([.H320]=&quot;&quot;;[.H320]=0);&quot;&quot;;&quot;=&quot;)">
            <text:p/>
          </table:table-cell>
          <table:table-cell table:style-name="ce54" table:formula="of:=IF(OR([.F320]=&quot;&quot;;[.G320]=&quot;&quot;);&quot;&quot;;IF([.G320]=&quot;&quot;;&quot;&quot;;IF(OR([.H320]=0;[.H320]=0);&quot;&quot;;IF([.J320]=0;IF([.F320]=&quot;-&quot;;-1*[.H320]*[.G320];[.H320]*[.G320]);&quot;&quot;))))">
            <text:p/>
          </table:table-cell>
          <table:table-cell table:style-name="ce58" table:formula="of:=IF(OR([.F320]=&quot;&quot;;[.G320]=&quot;&quot;);&quot;&quot;;IF(OR([.J320]=&quot;&quot;;[.J320]=0);&quot;&quot;;IF([.L320]=0;IF([.F320]=&quot;-&quot;;-1*[.H320]*[.J320]*[.G320];[.H320]*[.J320]*[.G320]);&quot;&quot;)))">
            <text:p/>
          </table:table-cell>
          <table:table-cell table:style-name="ce61" table:formula="of:=IF(OR([.L320]=&quot;&quot;;[.L320]=0);&quot;&quot;;IF([.F320]=&quot;-&quot;;-1*[.H320]*[.J320]*[.L320]*[.G320];[.H320]*[.J320]*[.L320]*[.G32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21]=0;[.J321]=&quot;&quot;);&quot;&quot;;&quot;X&quot;)">
            <text:p/>
          </table:table-cell>
          <table:table-cell table:style-name="ce45"/>
          <table:table-cell table:style-name="ce50" table:formula="of:=IF(OR([.L321]=0;[.L321]=&quot;&quot;);&quot;&quot;;&quot;X&quot;)">
            <text:p/>
          </table:table-cell>
          <table:table-cell table:style-name="ce45"/>
          <table:table-cell table:style-name="ce50" table:formula="of:=IF(OR([.H321]=&quot;&quot;;[.H321]=0);&quot;&quot;;&quot;=&quot;)">
            <text:p/>
          </table:table-cell>
          <table:table-cell table:style-name="ce54" table:formula="of:=IF(OR([.F321]=&quot;&quot;;[.G321]=&quot;&quot;);&quot;&quot;;IF([.G321]=&quot;&quot;;&quot;&quot;;IF(OR([.H321]=0;[.H321]=0);&quot;&quot;;IF([.J321]=0;IF([.F321]=&quot;-&quot;;-1*[.H321]*[.G321];[.H321]*[.G321]);&quot;&quot;))))">
            <text:p/>
          </table:table-cell>
          <table:table-cell table:style-name="ce58" table:formula="of:=IF(OR([.F321]=&quot;&quot;;[.G321]=&quot;&quot;);&quot;&quot;;IF(OR([.J321]=&quot;&quot;;[.J321]=0);&quot;&quot;;IF([.L321]=0;IF([.F321]=&quot;-&quot;;-1*[.H321]*[.J321]*[.G321];[.H321]*[.J321]*[.G321]);&quot;&quot;)))">
            <text:p/>
          </table:table-cell>
          <table:table-cell table:style-name="ce61" table:formula="of:=IF(OR([.L321]=&quot;&quot;;[.L321]=0);&quot;&quot;;IF([.F321]=&quot;-&quot;;-1*[.H321]*[.J321]*[.L321]*[.G321];[.H321]*[.J321]*[.L321]*[.G32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22]=0;[.J322]=&quot;&quot;);&quot;&quot;;&quot;X&quot;)">
            <text:p/>
          </table:table-cell>
          <table:table-cell table:style-name="ce45"/>
          <table:table-cell table:style-name="ce50" table:formula="of:=IF(OR([.L322]=0;[.L322]=&quot;&quot;);&quot;&quot;;&quot;X&quot;)">
            <text:p/>
          </table:table-cell>
          <table:table-cell table:style-name="ce45"/>
          <table:table-cell table:style-name="ce50" table:formula="of:=IF(OR([.H322]=&quot;&quot;;[.H322]=0);&quot;&quot;;&quot;=&quot;)">
            <text:p/>
          </table:table-cell>
          <table:table-cell table:style-name="ce54" table:formula="of:=IF(OR([.F322]=&quot;&quot;;[.G322]=&quot;&quot;);&quot;&quot;;IF([.G322]=&quot;&quot;;&quot;&quot;;IF(OR([.H322]=0;[.H322]=0);&quot;&quot;;IF([.J322]=0;IF([.F322]=&quot;-&quot;;-1*[.H322]*[.G322];[.H322]*[.G322]);&quot;&quot;))))">
            <text:p/>
          </table:table-cell>
          <table:table-cell table:style-name="ce58" table:formula="of:=IF(OR([.F322]=&quot;&quot;;[.G322]=&quot;&quot;);&quot;&quot;;IF(OR([.J322]=&quot;&quot;;[.J322]=0);&quot;&quot;;IF([.L322]=0;IF([.F322]=&quot;-&quot;;-1*[.H322]*[.J322]*[.G322];[.H322]*[.J322]*[.G322]);&quot;&quot;)))">
            <text:p/>
          </table:table-cell>
          <table:table-cell table:style-name="ce61" table:formula="of:=IF(OR([.L322]=&quot;&quot;;[.L322]=0);&quot;&quot;;IF([.F322]=&quot;-&quot;;-1*[.H322]*[.J322]*[.L322]*[.G322];[.H322]*[.J322]*[.L322]*[.G32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23]=0;[.J323]=&quot;&quot;);&quot;&quot;;&quot;X&quot;)">
            <text:p/>
          </table:table-cell>
          <table:table-cell table:style-name="ce45"/>
          <table:table-cell table:style-name="ce50" table:formula="of:=IF(OR([.L323]=0;[.L323]=&quot;&quot;);&quot;&quot;;&quot;X&quot;)">
            <text:p/>
          </table:table-cell>
          <table:table-cell table:style-name="ce45"/>
          <table:table-cell table:style-name="ce50" table:formula="of:=IF(OR([.H323]=&quot;&quot;;[.H323]=0);&quot;&quot;;&quot;=&quot;)">
            <text:p/>
          </table:table-cell>
          <table:table-cell table:style-name="ce54" table:formula="of:=IF(OR([.F323]=&quot;&quot;;[.G323]=&quot;&quot;);&quot;&quot;;IF([.G323]=&quot;&quot;;&quot;&quot;;IF(OR([.H323]=0;[.H323]=0);&quot;&quot;;IF([.J323]=0;IF([.F323]=&quot;-&quot;;-1*[.H323]*[.G323];[.H323]*[.G323]);&quot;&quot;))))">
            <text:p/>
          </table:table-cell>
          <table:table-cell table:style-name="ce58" table:formula="of:=IF(OR([.F323]=&quot;&quot;;[.G323]=&quot;&quot;);&quot;&quot;;IF(OR([.J323]=&quot;&quot;;[.J323]=0);&quot;&quot;;IF([.L323]=0;IF([.F323]=&quot;-&quot;;-1*[.H323]*[.J323]*[.G323];[.H323]*[.J323]*[.G323]);&quot;&quot;)))">
            <text:p/>
          </table:table-cell>
          <table:table-cell table:style-name="ce61" table:formula="of:=IF(OR([.L323]=&quot;&quot;;[.L323]=0);&quot;&quot;;IF([.F323]=&quot;-&quot;;-1*[.H323]*[.J323]*[.L323]*[.G323];[.H323]*[.J323]*[.L323]*[.G32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24]=0;[.J324]=&quot;&quot;);&quot;&quot;;&quot;X&quot;)">
            <text:p/>
          </table:table-cell>
          <table:table-cell table:style-name="ce45"/>
          <table:table-cell table:style-name="ce50" table:formula="of:=IF(OR([.L324]=0;[.L324]=&quot;&quot;);&quot;&quot;;&quot;X&quot;)">
            <text:p/>
          </table:table-cell>
          <table:table-cell table:style-name="ce45"/>
          <table:table-cell table:style-name="ce50" table:formula="of:=IF(OR([.H324]=&quot;&quot;;[.H324]=0);&quot;&quot;;&quot;=&quot;)">
            <text:p/>
          </table:table-cell>
          <table:table-cell table:style-name="ce54" table:formula="of:=IF(OR([.F324]=&quot;&quot;;[.G324]=&quot;&quot;);&quot;&quot;;IF([.G324]=&quot;&quot;;&quot;&quot;;IF(OR([.H324]=0;[.H324]=0);&quot;&quot;;IF([.J324]=0;IF([.F324]=&quot;-&quot;;-1*[.H324]*[.G324];[.H324]*[.G324]);&quot;&quot;))))">
            <text:p/>
          </table:table-cell>
          <table:table-cell table:style-name="ce58" table:formula="of:=IF(OR([.F324]=&quot;&quot;;[.G324]=&quot;&quot;);&quot;&quot;;IF(OR([.J324]=&quot;&quot;;[.J324]=0);&quot;&quot;;IF([.L324]=0;IF([.F324]=&quot;-&quot;;-1*[.H324]*[.J324]*[.G324];[.H324]*[.J324]*[.G324]);&quot;&quot;)))">
            <text:p/>
          </table:table-cell>
          <table:table-cell table:style-name="ce61" table:formula="of:=IF(OR([.L324]=&quot;&quot;;[.L324]=0);&quot;&quot;;IF([.F324]=&quot;-&quot;;-1*[.H324]*[.J324]*[.L324]*[.G324];[.H324]*[.J324]*[.L324]*[.G32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25]=0;[.J325]=&quot;&quot;);&quot;&quot;;&quot;X&quot;)">
            <text:p/>
          </table:table-cell>
          <table:table-cell table:style-name="ce45"/>
          <table:table-cell table:style-name="ce50" table:formula="of:=IF(OR([.L325]=0;[.L325]=&quot;&quot;);&quot;&quot;;&quot;X&quot;)">
            <text:p/>
          </table:table-cell>
          <table:table-cell table:style-name="ce45"/>
          <table:table-cell table:style-name="ce50" table:formula="of:=IF(OR([.H325]=&quot;&quot;;[.H325]=0);&quot;&quot;;&quot;=&quot;)">
            <text:p/>
          </table:table-cell>
          <table:table-cell table:style-name="ce54" table:formula="of:=IF(OR([.F325]=&quot;&quot;;[.G325]=&quot;&quot;);&quot;&quot;;IF([.G325]=&quot;&quot;;&quot;&quot;;IF(OR([.H325]=0;[.H325]=0);&quot;&quot;;IF([.J325]=0;IF([.F325]=&quot;-&quot;;-1*[.H325]*[.G325];[.H325]*[.G325]);&quot;&quot;))))">
            <text:p/>
          </table:table-cell>
          <table:table-cell table:style-name="ce58" table:formula="of:=IF(OR([.F325]=&quot;&quot;;[.G325]=&quot;&quot;);&quot;&quot;;IF(OR([.J325]=&quot;&quot;;[.J325]=0);&quot;&quot;;IF([.L325]=0;IF([.F325]=&quot;-&quot;;-1*[.H325]*[.J325]*[.G325];[.H325]*[.J325]*[.G325]);&quot;&quot;)))">
            <text:p/>
          </table:table-cell>
          <table:table-cell table:style-name="ce61" table:formula="of:=IF(OR([.L325]=&quot;&quot;;[.L325]=0);&quot;&quot;;IF([.F325]=&quot;-&quot;;-1*[.H325]*[.J325]*[.L325]*[.G325];[.H325]*[.J325]*[.L325]*[.G325]))">
            <text:p/>
          </table:table-cell>
          <table:table-cell table:number-columns-repeated="1008"/>
        </table:table-row>
        <table:table-row table:style-name="ro3">
          <table:covered-table-cell table:number-columns-repeated="2" table:style-name="ce9"/>
          <table:table-cell table:style-name="ce22" office:value-type="string" calcext:value-type="string" table:number-columns-spanned="11" table:number-rows-spanned="1">
            <text:p>Total</text:p>
          </table:table-cell>
          <table:covered-table-cell table:number-columns-repeated="2" table:style-name="ce26"/>
          <table:covered-table-cell table:number-columns-repeated="2" table:style-name="ce34"/>
          <table:covered-table-cell table:style-name="ce46"/>
          <table:covered-table-cell table:style-name="ce51"/>
          <table:covered-table-cell table:style-name="ce46"/>
          <table:covered-table-cell table:style-name="ce51"/>
          <table:covered-table-cell table:style-name="ce46"/>
          <table:covered-table-cell table:style-name="ce51"/>
          <table:table-cell table:style-name="ce55" table:formula="of:=IF(SUM([.N286:.N325])=0;&quot;&quot;;SUM([.N286:.N325]))">
            <text:p/>
          </table:table-cell>
          <table:table-cell table:style-name="ce59" table:formula="of:=IF(SUM([.O286:.O325])=0;&quot;&quot;;SUM([.O286:.O325]))">
            <text:p/>
          </table:table-cell>
          <table:table-cell table:style-name="ce62" table:formula="of:=IF(SUM([.P286:.P325])=0;&quot;&quot;;SUM([.P286:.P325]))">
            <text:p/>
          </table:table-cell>
          <table:table-cell table:number-columns-repeated="1008"/>
        </table:table-row>
        <table:table-row table:style-name="ro2">
          <table:table-cell table:style-name="ce2" table:number-columns-spanned="16" table:number-rows-spanned="1"/>
          <table:covered-table-cell table:number-columns-repeated="15"/>
          <table:table-cell table:number-columns-repeated="1008"/>
        </table:table-row>
        <table:table-row table:style-name="ro9">
          <table:table-cell table:style-name="ce5" office:value-type="float" office:value="8" calcext:value-type="float" table:number-columns-spanned="2" table:number-rows-spanned="1">
            <text:p>Lot n° 8</text:p>
          </table:table-cell>
          <table:covered-table-cell table:style-name="ce16"/>
          <table:table-cell table:style-name="ce20" table:number-columns-spanned="14" table:number-rows-spanned="1"/>
          <table:covered-table-cell table:number-columns-repeated="13" table:style-name="ce25"/>
          <table:table-cell table:number-columns-repeated="1008"/>
        </table:table-row>
        <table:table-row table:style-name="ro8">
          <table:table-cell table:style-name="ce6" office:value-type="string" calcext:value-type="string" table:number-columns-spanned="2" table:number-rows-spanned="2">
            <text:p>Remarques</text:p>
          </table:table-cell>
          <table:covered-table-cell table:style-name="ce13"/>
          <table:table-cell table:style-name="ce6" office:value-type="string" calcext:value-type="string" table:number-columns-spanned="3" table:number-rows-spanned="2">
            <text:p>Localisations</text:p>
          </table:table-cell>
          <table:covered-table-cell table:style-name="ce13"/>
          <table:covered-table-cell table:style-name="ce29"/>
          <table:table-cell table:style-name="ce31" office:value-type="string" calcext:value-type="string" table:number-columns-spanned="1" table:number-rows-spanned="2">
            <text:p>+ / -</text:p>
          </table:table-cell>
          <table:table-cell table:style-name="ce32" office:value-type="string" calcext:value-type="string" table:number-columns-spanned="1" table:number-rows-spanned="2">
            <text:p>Nb</text:p>
          </table:table-cell>
          <table:table-cell table:style-name="ce31" office:value-type="string" calcext:value-type="string" table:number-columns-spanned="1" table:number-rows-spanned="2">
            <text:p>Larg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Haut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Longueur</text:p>
            <text:p>(en m)</text:p>
          </table:table-cell>
          <table:table-cell table:style-name="ce48" office:value-type="string" calcext:value-type="string" table:number-columns-spanned="1" table:number-rows-spanned="2">
            <text:p>=</text:p>
          </table:table-cell>
          <table:table-cell table:style-name="ce53" office:value-type="string" calcext:value-type="string" table:number-columns-spanned="3" table:number-rows-spanned="1">
            <text:p>Résultats des calculs</text:p>
          </table:table-cell>
          <table:covered-table-cell table:number-columns-repeated="2" table:style-name="ce57"/>
          <table:table-cell table:number-columns-repeated="1008"/>
        </table:table-row>
        <table:table-row table:style-name="ro10">
          <table:covered-table-cell table:number-columns-repeated="5" table:style-name="ce7"/>
          <table:covered-table-cell table:style-name="ce32"/>
          <table:covered-table-cell table:style-name="ce38"/>
          <table:covered-table-cell table:style-name="ce44"/>
          <table:covered-table-cell table:style-name="ce49"/>
          <table:covered-table-cell table:style-name="ce32"/>
          <table:covered-table-cell table:style-name="ce49"/>
          <table:covered-table-cell table:style-name="ce32"/>
          <table:covered-table-cell table:style-name="ce49"/>
          <table:table-cell table:style-name="ce53" office:value-type="string" calcext:value-type="string">
            <text:p>Longueur</text:p>
            <text:p>ml</text:p>
          </table:table-cell>
          <table:table-cell table:style-name="ce53" office:value-type="string" calcext:value-type="string">
            <text:p>Surface</text:p>
            <text:p>m²</text:p>
          </table:table-cell>
          <table:table-cell table:style-name="ce53" office:value-type="string" calcext:value-type="string">
            <text:p>Cubage</text:p>
            <text:p>m<text:span text:style-name="T1">3</text:span></text:p>
          </table:table-cell>
          <table:table-cell table:number-columns-repeated="1008"/>
        </table:table-row>
        <table:table-row table:style-name="ro8">
          <table:table-cell table:style-name="ce12" table:number-columns-spanned="2" table:number-rows-spanned="41"/>
          <table:covered-table-cell table:style-name="ce17"/>
          <table:table-cell table:style-name="ce21" table:number-columns-spanned="3" table:number-rows-spanned="1"/>
          <table:covered-table-cell table:style-name="ce17"/>
          <table:covered-table-cell table:style-name="ce10"/>
          <table:table-cell table:style-name="ce33"/>
          <table:table-cell table:style-name="ce39"/>
          <table:table-cell table:style-name="ce45"/>
          <table:table-cell table:style-name="ce50" table:formula="of:=IF(OR([.J331]=0;[.J331]=&quot;&quot;);&quot;&quot;;&quot;X&quot;)">
            <text:p/>
          </table:table-cell>
          <table:table-cell table:style-name="ce45"/>
          <table:table-cell table:style-name="ce50" table:formula="of:=IF(OR([.L331]=0;[.L331]=&quot;&quot;);&quot;&quot;;&quot;X&quot;)">
            <text:p/>
          </table:table-cell>
          <table:table-cell table:style-name="ce45"/>
          <table:table-cell table:style-name="ce50" table:formula="of:=IF(OR([.H331]=&quot;&quot;;[.H331]=0);&quot;&quot;;&quot;=&quot;)">
            <text:p/>
          </table:table-cell>
          <table:table-cell table:style-name="ce54" table:formula="of:=IF(OR([.F331]=&quot;&quot;;[.G331]=&quot;&quot;);&quot;&quot;;IF([.G331]=&quot;&quot;;&quot;&quot;;IF(OR([.H331]=0;[.H331]=0);&quot;&quot;;IF([.J331]=0;IF([.F331]=&quot;-&quot;;-1*[.H331]*[.G331];[.H331]*[.G331]);&quot;&quot;))))">
            <text:p/>
          </table:table-cell>
          <table:table-cell table:style-name="ce58" table:formula="of:=IF(OR([.F331]=&quot;&quot;;[.G331]=&quot;&quot;);&quot;&quot;;IF(OR([.J331]=&quot;&quot;;[.J331]=0);&quot;&quot;;IF([.L331]=0;IF([.F331]=&quot;-&quot;;-1*[.H331]*[.J331]*[.G331];[.H331]*[.J331]*[.G331]);&quot;&quot;)))">
            <text:p/>
          </table:table-cell>
          <table:table-cell table:style-name="ce61" table:formula="of:=IF(OR([.L331]=&quot;&quot;;[.L331]=0);&quot;&quot;;IF([.F331]=&quot;-&quot;;-1*[.H331]*[.J331]*[.L331]*[.G331];[.H331]*[.J331]*[.L331]*[.G33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32]=0;[.J332]=&quot;&quot;);&quot;&quot;;&quot;X&quot;)">
            <text:p/>
          </table:table-cell>
          <table:table-cell table:style-name="ce45"/>
          <table:table-cell table:style-name="ce50" table:formula="of:=IF(OR([.L332]=0;[.L332]=&quot;&quot;);&quot;&quot;;&quot;X&quot;)">
            <text:p/>
          </table:table-cell>
          <table:table-cell table:style-name="ce45"/>
          <table:table-cell table:style-name="ce50" table:formula="of:=IF(OR([.H332]=&quot;&quot;;[.H332]=0);&quot;&quot;;&quot;=&quot;)">
            <text:p/>
          </table:table-cell>
          <table:table-cell table:style-name="ce54" table:formula="of:=IF(OR([.F332]=&quot;&quot;;[.G332]=&quot;&quot;);&quot;&quot;;IF([.G332]=&quot;&quot;;&quot;&quot;;IF(OR([.H332]=0;[.H332]=0);&quot;&quot;;IF([.J332]=0;IF([.F332]=&quot;-&quot;;-1*[.H332]*[.G332];[.H332]*[.G332]);&quot;&quot;))))">
            <text:p/>
          </table:table-cell>
          <table:table-cell table:style-name="ce58" table:formula="of:=IF(OR([.F332]=&quot;&quot;;[.G332]=&quot;&quot;);&quot;&quot;;IF(OR([.J332]=&quot;&quot;;[.J332]=0);&quot;&quot;;IF([.L332]=0;IF([.F332]=&quot;-&quot;;-1*[.H332]*[.J332]*[.G332];[.H332]*[.J332]*[.G332]);&quot;&quot;)))">
            <text:p/>
          </table:table-cell>
          <table:table-cell table:style-name="ce61" table:formula="of:=IF(OR([.L332]=&quot;&quot;;[.L332]=0);&quot;&quot;;IF([.F332]=&quot;-&quot;;-1*[.H332]*[.J332]*[.L332]*[.G332];[.H332]*[.J332]*[.L332]*[.G33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33]=0;[.J333]=&quot;&quot;);&quot;&quot;;&quot;X&quot;)">
            <text:p/>
          </table:table-cell>
          <table:table-cell table:style-name="ce45"/>
          <table:table-cell table:style-name="ce50" table:formula="of:=IF(OR([.L333]=0;[.L333]=&quot;&quot;);&quot;&quot;;&quot;X&quot;)">
            <text:p/>
          </table:table-cell>
          <table:table-cell table:style-name="ce45"/>
          <table:table-cell table:style-name="ce50" table:formula="of:=IF(OR([.H333]=&quot;&quot;;[.H333]=0);&quot;&quot;;&quot;=&quot;)">
            <text:p/>
          </table:table-cell>
          <table:table-cell table:style-name="ce54" table:formula="of:=IF(OR([.F333]=&quot;&quot;;[.G333]=&quot;&quot;);&quot;&quot;;IF([.G333]=&quot;&quot;;&quot;&quot;;IF(OR([.H333]=0;[.H333]=0);&quot;&quot;;IF([.J333]=0;IF([.F333]=&quot;-&quot;;-1*[.H333]*[.G333];[.H333]*[.G333]);&quot;&quot;))))">
            <text:p/>
          </table:table-cell>
          <table:table-cell table:style-name="ce58" table:formula="of:=IF(OR([.F333]=&quot;&quot;;[.G333]=&quot;&quot;);&quot;&quot;;IF(OR([.J333]=&quot;&quot;;[.J333]=0);&quot;&quot;;IF([.L333]=0;IF([.F333]=&quot;-&quot;;-1*[.H333]*[.J333]*[.G333];[.H333]*[.J333]*[.G333]);&quot;&quot;)))">
            <text:p/>
          </table:table-cell>
          <table:table-cell table:style-name="ce61" table:formula="of:=IF(OR([.L333]=&quot;&quot;;[.L333]=0);&quot;&quot;;IF([.F333]=&quot;-&quot;;-1*[.H333]*[.J333]*[.L333]*[.G333];[.H333]*[.J333]*[.L333]*[.G33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34]=0;[.J334]=&quot;&quot;);&quot;&quot;;&quot;X&quot;)">
            <text:p/>
          </table:table-cell>
          <table:table-cell table:style-name="ce45"/>
          <table:table-cell table:style-name="ce50" table:formula="of:=IF(OR([.L334]=0;[.L334]=&quot;&quot;);&quot;&quot;;&quot;X&quot;)">
            <text:p/>
          </table:table-cell>
          <table:table-cell table:style-name="ce45"/>
          <table:table-cell table:style-name="ce50" table:formula="of:=IF(OR([.H334]=&quot;&quot;;[.H334]=0);&quot;&quot;;&quot;=&quot;)">
            <text:p/>
          </table:table-cell>
          <table:table-cell table:style-name="ce54" table:formula="of:=IF(OR([.F334]=&quot;&quot;;[.G334]=&quot;&quot;);&quot;&quot;;IF([.G334]=&quot;&quot;;&quot;&quot;;IF(OR([.H334]=0;[.H334]=0);&quot;&quot;;IF([.J334]=0;IF([.F334]=&quot;-&quot;;-1*[.H334]*[.G334];[.H334]*[.G334]);&quot;&quot;))))">
            <text:p/>
          </table:table-cell>
          <table:table-cell table:style-name="ce58" table:formula="of:=IF(OR([.F334]=&quot;&quot;;[.G334]=&quot;&quot;);&quot;&quot;;IF(OR([.J334]=&quot;&quot;;[.J334]=0);&quot;&quot;;IF([.L334]=0;IF([.F334]=&quot;-&quot;;-1*[.H334]*[.J334]*[.G334];[.H334]*[.J334]*[.G334]);&quot;&quot;)))">
            <text:p/>
          </table:table-cell>
          <table:table-cell table:style-name="ce61" table:formula="of:=IF(OR([.L334]=&quot;&quot;;[.L334]=0);&quot;&quot;;IF([.F334]=&quot;-&quot;;-1*[.H334]*[.J334]*[.L334]*[.G334];[.H334]*[.J334]*[.L334]*[.G33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35]=0;[.J335]=&quot;&quot;);&quot;&quot;;&quot;X&quot;)">
            <text:p/>
          </table:table-cell>
          <table:table-cell table:style-name="ce45"/>
          <table:table-cell table:style-name="ce50" table:formula="of:=IF(OR([.L335]=0;[.L335]=&quot;&quot;);&quot;&quot;;&quot;X&quot;)">
            <text:p/>
          </table:table-cell>
          <table:table-cell table:style-name="ce45"/>
          <table:table-cell table:style-name="ce50" table:formula="of:=IF(OR([.H335]=&quot;&quot;;[.H335]=0);&quot;&quot;;&quot;=&quot;)">
            <text:p/>
          </table:table-cell>
          <table:table-cell table:style-name="ce54" table:formula="of:=IF(OR([.F335]=&quot;&quot;;[.G335]=&quot;&quot;);&quot;&quot;;IF([.G335]=&quot;&quot;;&quot;&quot;;IF(OR([.H335]=0;[.H335]=0);&quot;&quot;;IF([.J335]=0;IF([.F335]=&quot;-&quot;;-1*[.H335]*[.G335];[.H335]*[.G335]);&quot;&quot;))))">
            <text:p/>
          </table:table-cell>
          <table:table-cell table:style-name="ce58" table:formula="of:=IF(OR([.F335]=&quot;&quot;;[.G335]=&quot;&quot;);&quot;&quot;;IF(OR([.J335]=&quot;&quot;;[.J335]=0);&quot;&quot;;IF([.L335]=0;IF([.F335]=&quot;-&quot;;-1*[.H335]*[.J335]*[.G335];[.H335]*[.J335]*[.G335]);&quot;&quot;)))">
            <text:p/>
          </table:table-cell>
          <table:table-cell table:style-name="ce61" table:formula="of:=IF(OR([.L335]=&quot;&quot;;[.L335]=0);&quot;&quot;;IF([.F335]=&quot;-&quot;;-1*[.H335]*[.J335]*[.L335]*[.G335];[.H335]*[.J335]*[.L335]*[.G33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36]=0;[.J336]=&quot;&quot;);&quot;&quot;;&quot;X&quot;)">
            <text:p/>
          </table:table-cell>
          <table:table-cell table:style-name="ce45"/>
          <table:table-cell table:style-name="ce50" table:formula="of:=IF(OR([.L336]=0;[.L336]=&quot;&quot;);&quot;&quot;;&quot;X&quot;)">
            <text:p/>
          </table:table-cell>
          <table:table-cell table:style-name="ce45"/>
          <table:table-cell table:style-name="ce50" table:formula="of:=IF(OR([.H336]=&quot;&quot;;[.H336]=0);&quot;&quot;;&quot;=&quot;)">
            <text:p/>
          </table:table-cell>
          <table:table-cell table:style-name="ce54" table:formula="of:=IF(OR([.F336]=&quot;&quot;;[.G336]=&quot;&quot;);&quot;&quot;;IF([.G336]=&quot;&quot;;&quot;&quot;;IF(OR([.H336]=0;[.H336]=0);&quot;&quot;;IF([.J336]=0;IF([.F336]=&quot;-&quot;;-1*[.H336]*[.G336];[.H336]*[.G336]);&quot;&quot;))))">
            <text:p/>
          </table:table-cell>
          <table:table-cell table:style-name="ce58" table:formula="of:=IF(OR([.F336]=&quot;&quot;;[.G336]=&quot;&quot;);&quot;&quot;;IF(OR([.J336]=&quot;&quot;;[.J336]=0);&quot;&quot;;IF([.L336]=0;IF([.F336]=&quot;-&quot;;-1*[.H336]*[.J336]*[.G336];[.H336]*[.J336]*[.G336]);&quot;&quot;)))">
            <text:p/>
          </table:table-cell>
          <table:table-cell table:style-name="ce61" table:formula="of:=IF(OR([.L336]=&quot;&quot;;[.L336]=0);&quot;&quot;;IF([.F336]=&quot;-&quot;;-1*[.H336]*[.J336]*[.L336]*[.G336];[.H336]*[.J336]*[.L336]*[.G33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37]=0;[.J337]=&quot;&quot;);&quot;&quot;;&quot;X&quot;)">
            <text:p/>
          </table:table-cell>
          <table:table-cell table:style-name="ce45"/>
          <table:table-cell table:style-name="ce50" table:formula="of:=IF(OR([.L337]=0;[.L337]=&quot;&quot;);&quot;&quot;;&quot;X&quot;)">
            <text:p/>
          </table:table-cell>
          <table:table-cell table:style-name="ce45"/>
          <table:table-cell table:style-name="ce50" table:formula="of:=IF(OR([.H337]=&quot;&quot;;[.H337]=0);&quot;&quot;;&quot;=&quot;)">
            <text:p/>
          </table:table-cell>
          <table:table-cell table:style-name="ce54" table:formula="of:=IF(OR([.F337]=&quot;&quot;;[.G337]=&quot;&quot;);&quot;&quot;;IF([.G337]=&quot;&quot;;&quot;&quot;;IF(OR([.H337]=0;[.H337]=0);&quot;&quot;;IF([.J337]=0;IF([.F337]=&quot;-&quot;;-1*[.H337]*[.G337];[.H337]*[.G337]);&quot;&quot;))))">
            <text:p/>
          </table:table-cell>
          <table:table-cell table:style-name="ce58" table:formula="of:=IF(OR([.F337]=&quot;&quot;;[.G337]=&quot;&quot;);&quot;&quot;;IF(OR([.J337]=&quot;&quot;;[.J337]=0);&quot;&quot;;IF([.L337]=0;IF([.F337]=&quot;-&quot;;-1*[.H337]*[.J337]*[.G337];[.H337]*[.J337]*[.G337]);&quot;&quot;)))">
            <text:p/>
          </table:table-cell>
          <table:table-cell table:style-name="ce61" table:formula="of:=IF(OR([.L337]=&quot;&quot;;[.L337]=0);&quot;&quot;;IF([.F337]=&quot;-&quot;;-1*[.H337]*[.J337]*[.L337]*[.G337];[.H337]*[.J337]*[.L337]*[.G33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38]=0;[.J338]=&quot;&quot;);&quot;&quot;;&quot;X&quot;)">
            <text:p/>
          </table:table-cell>
          <table:table-cell table:style-name="ce45"/>
          <table:table-cell table:style-name="ce50" table:formula="of:=IF(OR([.L338]=0;[.L338]=&quot;&quot;);&quot;&quot;;&quot;X&quot;)">
            <text:p/>
          </table:table-cell>
          <table:table-cell table:style-name="ce45"/>
          <table:table-cell table:style-name="ce50" table:formula="of:=IF(OR([.H338]=&quot;&quot;;[.H338]=0);&quot;&quot;;&quot;=&quot;)">
            <text:p/>
          </table:table-cell>
          <table:table-cell table:style-name="ce54" table:formula="of:=IF(OR([.F338]=&quot;&quot;;[.G338]=&quot;&quot;);&quot;&quot;;IF([.G338]=&quot;&quot;;&quot;&quot;;IF(OR([.H338]=0;[.H338]=0);&quot;&quot;;IF([.J338]=0;IF([.F338]=&quot;-&quot;;-1*[.H338]*[.G338];[.H338]*[.G338]);&quot;&quot;))))">
            <text:p/>
          </table:table-cell>
          <table:table-cell table:style-name="ce58" table:formula="of:=IF(OR([.F338]=&quot;&quot;;[.G338]=&quot;&quot;);&quot;&quot;;IF(OR([.J338]=&quot;&quot;;[.J338]=0);&quot;&quot;;IF([.L338]=0;IF([.F338]=&quot;-&quot;;-1*[.H338]*[.J338]*[.G338];[.H338]*[.J338]*[.G338]);&quot;&quot;)))">
            <text:p/>
          </table:table-cell>
          <table:table-cell table:style-name="ce61" table:formula="of:=IF(OR([.L338]=&quot;&quot;;[.L338]=0);&quot;&quot;;IF([.F338]=&quot;-&quot;;-1*[.H338]*[.J338]*[.L338]*[.G338];[.H338]*[.J338]*[.L338]*[.G33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39]=0;[.J339]=&quot;&quot;);&quot;&quot;;&quot;X&quot;)">
            <text:p/>
          </table:table-cell>
          <table:table-cell table:style-name="ce45"/>
          <table:table-cell table:style-name="ce50" table:formula="of:=IF(OR([.L339]=0;[.L339]=&quot;&quot;);&quot;&quot;;&quot;X&quot;)">
            <text:p/>
          </table:table-cell>
          <table:table-cell table:style-name="ce45"/>
          <table:table-cell table:style-name="ce50" table:formula="of:=IF(OR([.H339]=&quot;&quot;;[.H339]=0);&quot;&quot;;&quot;=&quot;)">
            <text:p/>
          </table:table-cell>
          <table:table-cell table:style-name="ce54" table:formula="of:=IF(OR([.F339]=&quot;&quot;;[.G339]=&quot;&quot;);&quot;&quot;;IF([.G339]=&quot;&quot;;&quot;&quot;;IF(OR([.H339]=0;[.H339]=0);&quot;&quot;;IF([.J339]=0;IF([.F339]=&quot;-&quot;;-1*[.H339]*[.G339];[.H339]*[.G339]);&quot;&quot;))))">
            <text:p/>
          </table:table-cell>
          <table:table-cell table:style-name="ce58" table:formula="of:=IF(OR([.F339]=&quot;&quot;;[.G339]=&quot;&quot;);&quot;&quot;;IF(OR([.J339]=&quot;&quot;;[.J339]=0);&quot;&quot;;IF([.L339]=0;IF([.F339]=&quot;-&quot;;-1*[.H339]*[.J339]*[.G339];[.H339]*[.J339]*[.G339]);&quot;&quot;)))">
            <text:p/>
          </table:table-cell>
          <table:table-cell table:style-name="ce61" table:formula="of:=IF(OR([.L339]=&quot;&quot;;[.L339]=0);&quot;&quot;;IF([.F339]=&quot;-&quot;;-1*[.H339]*[.J339]*[.L339]*[.G339];[.H339]*[.J339]*[.L339]*[.G33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40]=0;[.J340]=&quot;&quot;);&quot;&quot;;&quot;X&quot;)">
            <text:p/>
          </table:table-cell>
          <table:table-cell table:style-name="ce45"/>
          <table:table-cell table:style-name="ce50" table:formula="of:=IF(OR([.L340]=0;[.L340]=&quot;&quot;);&quot;&quot;;&quot;X&quot;)">
            <text:p/>
          </table:table-cell>
          <table:table-cell table:style-name="ce45"/>
          <table:table-cell table:style-name="ce50" table:formula="of:=IF(OR([.H340]=&quot;&quot;;[.H340]=0);&quot;&quot;;&quot;=&quot;)">
            <text:p/>
          </table:table-cell>
          <table:table-cell table:style-name="ce54" table:formula="of:=IF(OR([.F340]=&quot;&quot;;[.G340]=&quot;&quot;);&quot;&quot;;IF([.G340]=&quot;&quot;;&quot;&quot;;IF(OR([.H340]=0;[.H340]=0);&quot;&quot;;IF([.J340]=0;IF([.F340]=&quot;-&quot;;-1*[.H340]*[.G340];[.H340]*[.G340]);&quot;&quot;))))">
            <text:p/>
          </table:table-cell>
          <table:table-cell table:style-name="ce58" table:formula="of:=IF(OR([.F340]=&quot;&quot;;[.G340]=&quot;&quot;);&quot;&quot;;IF(OR([.J340]=&quot;&quot;;[.J340]=0);&quot;&quot;;IF([.L340]=0;IF([.F340]=&quot;-&quot;;-1*[.H340]*[.J340]*[.G340];[.H340]*[.J340]*[.G340]);&quot;&quot;)))">
            <text:p/>
          </table:table-cell>
          <table:table-cell table:style-name="ce61" table:formula="of:=IF(OR([.L340]=&quot;&quot;;[.L340]=0);&quot;&quot;;IF([.F340]=&quot;-&quot;;-1*[.H340]*[.J340]*[.L340]*[.G340];[.H340]*[.J340]*[.L340]*[.G34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41]=0;[.J341]=&quot;&quot;);&quot;&quot;;&quot;X&quot;)">
            <text:p/>
          </table:table-cell>
          <table:table-cell table:style-name="ce45"/>
          <table:table-cell table:style-name="ce50" table:formula="of:=IF(OR([.L341]=0;[.L341]=&quot;&quot;);&quot;&quot;;&quot;X&quot;)">
            <text:p/>
          </table:table-cell>
          <table:table-cell table:style-name="ce45"/>
          <table:table-cell table:style-name="ce50" table:formula="of:=IF(OR([.H341]=&quot;&quot;;[.H341]=0);&quot;&quot;;&quot;=&quot;)">
            <text:p/>
          </table:table-cell>
          <table:table-cell table:style-name="ce54" table:formula="of:=IF(OR([.F341]=&quot;&quot;;[.G341]=&quot;&quot;);&quot;&quot;;IF([.G341]=&quot;&quot;;&quot;&quot;;IF(OR([.H341]=0;[.H341]=0);&quot;&quot;;IF([.J341]=0;IF([.F341]=&quot;-&quot;;-1*[.H341]*[.G341];[.H341]*[.G341]);&quot;&quot;))))">
            <text:p/>
          </table:table-cell>
          <table:table-cell table:style-name="ce58" table:formula="of:=IF(OR([.F341]=&quot;&quot;;[.G341]=&quot;&quot;);&quot;&quot;;IF(OR([.J341]=&quot;&quot;;[.J341]=0);&quot;&quot;;IF([.L341]=0;IF([.F341]=&quot;-&quot;;-1*[.H341]*[.J341]*[.G341];[.H341]*[.J341]*[.G341]);&quot;&quot;)))">
            <text:p/>
          </table:table-cell>
          <table:table-cell table:style-name="ce61" table:formula="of:=IF(OR([.L341]=&quot;&quot;;[.L341]=0);&quot;&quot;;IF([.F341]=&quot;-&quot;;-1*[.H341]*[.J341]*[.L341]*[.G341];[.H341]*[.J341]*[.L341]*[.G34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42]=0;[.J342]=&quot;&quot;);&quot;&quot;;&quot;X&quot;)">
            <text:p/>
          </table:table-cell>
          <table:table-cell table:style-name="ce45"/>
          <table:table-cell table:style-name="ce50" table:formula="of:=IF(OR([.L342]=0;[.L342]=&quot;&quot;);&quot;&quot;;&quot;X&quot;)">
            <text:p/>
          </table:table-cell>
          <table:table-cell table:style-name="ce45"/>
          <table:table-cell table:style-name="ce50" table:formula="of:=IF(OR([.H342]=&quot;&quot;;[.H342]=0);&quot;&quot;;&quot;=&quot;)">
            <text:p/>
          </table:table-cell>
          <table:table-cell table:style-name="ce54" table:formula="of:=IF(OR([.F342]=&quot;&quot;;[.G342]=&quot;&quot;);&quot;&quot;;IF([.G342]=&quot;&quot;;&quot;&quot;;IF(OR([.H342]=0;[.H342]=0);&quot;&quot;;IF([.J342]=0;IF([.F342]=&quot;-&quot;;-1*[.H342]*[.G342];[.H342]*[.G342]);&quot;&quot;))))">
            <text:p/>
          </table:table-cell>
          <table:table-cell table:style-name="ce58" table:formula="of:=IF(OR([.F342]=&quot;&quot;;[.G342]=&quot;&quot;);&quot;&quot;;IF(OR([.J342]=&quot;&quot;;[.J342]=0);&quot;&quot;;IF([.L342]=0;IF([.F342]=&quot;-&quot;;-1*[.H342]*[.J342]*[.G342];[.H342]*[.J342]*[.G342]);&quot;&quot;)))">
            <text:p/>
          </table:table-cell>
          <table:table-cell table:style-name="ce61" table:formula="of:=IF(OR([.L342]=&quot;&quot;;[.L342]=0);&quot;&quot;;IF([.F342]=&quot;-&quot;;-1*[.H342]*[.J342]*[.L342]*[.G342];[.H342]*[.J342]*[.L342]*[.G34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43]=0;[.J343]=&quot;&quot;);&quot;&quot;;&quot;X&quot;)">
            <text:p/>
          </table:table-cell>
          <table:table-cell table:style-name="ce45"/>
          <table:table-cell table:style-name="ce50" table:formula="of:=IF(OR([.L343]=0;[.L343]=&quot;&quot;);&quot;&quot;;&quot;X&quot;)">
            <text:p/>
          </table:table-cell>
          <table:table-cell table:style-name="ce45"/>
          <table:table-cell table:style-name="ce50" table:formula="of:=IF(OR([.H343]=&quot;&quot;;[.H343]=0);&quot;&quot;;&quot;=&quot;)">
            <text:p/>
          </table:table-cell>
          <table:table-cell table:style-name="ce54" table:formula="of:=IF(OR([.F343]=&quot;&quot;;[.G343]=&quot;&quot;);&quot;&quot;;IF([.G343]=&quot;&quot;;&quot;&quot;;IF(OR([.H343]=0;[.H343]=0);&quot;&quot;;IF([.J343]=0;IF([.F343]=&quot;-&quot;;-1*[.H343]*[.G343];[.H343]*[.G343]);&quot;&quot;))))">
            <text:p/>
          </table:table-cell>
          <table:table-cell table:style-name="ce58" table:formula="of:=IF(OR([.F343]=&quot;&quot;;[.G343]=&quot;&quot;);&quot;&quot;;IF(OR([.J343]=&quot;&quot;;[.J343]=0);&quot;&quot;;IF([.L343]=0;IF([.F343]=&quot;-&quot;;-1*[.H343]*[.J343]*[.G343];[.H343]*[.J343]*[.G343]);&quot;&quot;)))">
            <text:p/>
          </table:table-cell>
          <table:table-cell table:style-name="ce61" table:formula="of:=IF(OR([.L343]=&quot;&quot;;[.L343]=0);&quot;&quot;;IF([.F343]=&quot;-&quot;;-1*[.H343]*[.J343]*[.L343]*[.G343];[.H343]*[.J343]*[.L343]*[.G34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44]=0;[.J344]=&quot;&quot;);&quot;&quot;;&quot;X&quot;)">
            <text:p/>
          </table:table-cell>
          <table:table-cell table:style-name="ce45"/>
          <table:table-cell table:style-name="ce50" table:formula="of:=IF(OR([.L344]=0;[.L344]=&quot;&quot;);&quot;&quot;;&quot;X&quot;)">
            <text:p/>
          </table:table-cell>
          <table:table-cell table:style-name="ce45"/>
          <table:table-cell table:style-name="ce50" table:formula="of:=IF(OR([.H344]=&quot;&quot;;[.H344]=0);&quot;&quot;;&quot;=&quot;)">
            <text:p/>
          </table:table-cell>
          <table:table-cell table:style-name="ce54" table:formula="of:=IF(OR([.F344]=&quot;&quot;;[.G344]=&quot;&quot;);&quot;&quot;;IF([.G344]=&quot;&quot;;&quot;&quot;;IF(OR([.H344]=0;[.H344]=0);&quot;&quot;;IF([.J344]=0;IF([.F344]=&quot;-&quot;;-1*[.H344]*[.G344];[.H344]*[.G344]);&quot;&quot;))))">
            <text:p/>
          </table:table-cell>
          <table:table-cell table:style-name="ce58" table:formula="of:=IF(OR([.F344]=&quot;&quot;;[.G344]=&quot;&quot;);&quot;&quot;;IF(OR([.J344]=&quot;&quot;;[.J344]=0);&quot;&quot;;IF([.L344]=0;IF([.F344]=&quot;-&quot;;-1*[.H344]*[.J344]*[.G344];[.H344]*[.J344]*[.G344]);&quot;&quot;)))">
            <text:p/>
          </table:table-cell>
          <table:table-cell table:style-name="ce61" table:formula="of:=IF(OR([.L344]=&quot;&quot;;[.L344]=0);&quot;&quot;;IF([.F344]=&quot;-&quot;;-1*[.H344]*[.J344]*[.L344]*[.G344];[.H344]*[.J344]*[.L344]*[.G34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45]=0;[.J345]=&quot;&quot;);&quot;&quot;;&quot;X&quot;)">
            <text:p/>
          </table:table-cell>
          <table:table-cell table:style-name="ce45"/>
          <table:table-cell table:style-name="ce50" table:formula="of:=IF(OR([.L345]=0;[.L345]=&quot;&quot;);&quot;&quot;;&quot;X&quot;)">
            <text:p/>
          </table:table-cell>
          <table:table-cell table:style-name="ce45"/>
          <table:table-cell table:style-name="ce50" table:formula="of:=IF(OR([.H345]=&quot;&quot;;[.H345]=0);&quot;&quot;;&quot;=&quot;)">
            <text:p/>
          </table:table-cell>
          <table:table-cell table:style-name="ce54" table:formula="of:=IF(OR([.F345]=&quot;&quot;;[.G345]=&quot;&quot;);&quot;&quot;;IF([.G345]=&quot;&quot;;&quot;&quot;;IF(OR([.H345]=0;[.H345]=0);&quot;&quot;;IF([.J345]=0;IF([.F345]=&quot;-&quot;;-1*[.H345]*[.G345];[.H345]*[.G345]);&quot;&quot;))))">
            <text:p/>
          </table:table-cell>
          <table:table-cell table:style-name="ce58" table:formula="of:=IF(OR([.F345]=&quot;&quot;;[.G345]=&quot;&quot;);&quot;&quot;;IF(OR([.J345]=&quot;&quot;;[.J345]=0);&quot;&quot;;IF([.L345]=0;IF([.F345]=&quot;-&quot;;-1*[.H345]*[.J345]*[.G345];[.H345]*[.J345]*[.G345]);&quot;&quot;)))">
            <text:p/>
          </table:table-cell>
          <table:table-cell table:style-name="ce61" table:formula="of:=IF(OR([.L345]=&quot;&quot;;[.L345]=0);&quot;&quot;;IF([.F345]=&quot;-&quot;;-1*[.H345]*[.J345]*[.L345]*[.G345];[.H345]*[.J345]*[.L345]*[.G34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46]=0;[.J346]=&quot;&quot;);&quot;&quot;;&quot;X&quot;)">
            <text:p/>
          </table:table-cell>
          <table:table-cell table:style-name="ce45"/>
          <table:table-cell table:style-name="ce50" table:formula="of:=IF(OR([.L346]=0;[.L346]=&quot;&quot;);&quot;&quot;;&quot;X&quot;)">
            <text:p/>
          </table:table-cell>
          <table:table-cell table:style-name="ce45"/>
          <table:table-cell table:style-name="ce50" table:formula="of:=IF(OR([.H346]=&quot;&quot;;[.H346]=0);&quot;&quot;;&quot;=&quot;)">
            <text:p/>
          </table:table-cell>
          <table:table-cell table:style-name="ce54" table:formula="of:=IF(OR([.F346]=&quot;&quot;;[.G346]=&quot;&quot;);&quot;&quot;;IF([.G346]=&quot;&quot;;&quot;&quot;;IF(OR([.H346]=0;[.H346]=0);&quot;&quot;;IF([.J346]=0;IF([.F346]=&quot;-&quot;;-1*[.H346]*[.G346];[.H346]*[.G346]);&quot;&quot;))))">
            <text:p/>
          </table:table-cell>
          <table:table-cell table:style-name="ce58" table:formula="of:=IF(OR([.F346]=&quot;&quot;;[.G346]=&quot;&quot;);&quot;&quot;;IF(OR([.J346]=&quot;&quot;;[.J346]=0);&quot;&quot;;IF([.L346]=0;IF([.F346]=&quot;-&quot;;-1*[.H346]*[.J346]*[.G346];[.H346]*[.J346]*[.G346]);&quot;&quot;)))">
            <text:p/>
          </table:table-cell>
          <table:table-cell table:style-name="ce61" table:formula="of:=IF(OR([.L346]=&quot;&quot;;[.L346]=0);&quot;&quot;;IF([.F346]=&quot;-&quot;;-1*[.H346]*[.J346]*[.L346]*[.G346];[.H346]*[.J346]*[.L346]*[.G34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47]=0;[.J347]=&quot;&quot;);&quot;&quot;;&quot;X&quot;)">
            <text:p/>
          </table:table-cell>
          <table:table-cell table:style-name="ce45"/>
          <table:table-cell table:style-name="ce50" table:formula="of:=IF(OR([.L347]=0;[.L347]=&quot;&quot;);&quot;&quot;;&quot;X&quot;)">
            <text:p/>
          </table:table-cell>
          <table:table-cell table:style-name="ce45"/>
          <table:table-cell table:style-name="ce50" table:formula="of:=IF(OR([.H347]=&quot;&quot;;[.H347]=0);&quot;&quot;;&quot;=&quot;)">
            <text:p/>
          </table:table-cell>
          <table:table-cell table:style-name="ce54" table:formula="of:=IF(OR([.F347]=&quot;&quot;;[.G347]=&quot;&quot;);&quot;&quot;;IF([.G347]=&quot;&quot;;&quot;&quot;;IF(OR([.H347]=0;[.H347]=0);&quot;&quot;;IF([.J347]=0;IF([.F347]=&quot;-&quot;;-1*[.H347]*[.G347];[.H347]*[.G347]);&quot;&quot;))))">
            <text:p/>
          </table:table-cell>
          <table:table-cell table:style-name="ce58" table:formula="of:=IF(OR([.F347]=&quot;&quot;;[.G347]=&quot;&quot;);&quot;&quot;;IF(OR([.J347]=&quot;&quot;;[.J347]=0);&quot;&quot;;IF([.L347]=0;IF([.F347]=&quot;-&quot;;-1*[.H347]*[.J347]*[.G347];[.H347]*[.J347]*[.G347]);&quot;&quot;)))">
            <text:p/>
          </table:table-cell>
          <table:table-cell table:style-name="ce61" table:formula="of:=IF(OR([.L347]=&quot;&quot;;[.L347]=0);&quot;&quot;;IF([.F347]=&quot;-&quot;;-1*[.H347]*[.J347]*[.L347]*[.G347];[.H347]*[.J347]*[.L347]*[.G34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48]=0;[.J348]=&quot;&quot;);&quot;&quot;;&quot;X&quot;)">
            <text:p/>
          </table:table-cell>
          <table:table-cell table:style-name="ce45"/>
          <table:table-cell table:style-name="ce50" table:formula="of:=IF(OR([.L348]=0;[.L348]=&quot;&quot;);&quot;&quot;;&quot;X&quot;)">
            <text:p/>
          </table:table-cell>
          <table:table-cell table:style-name="ce45"/>
          <table:table-cell table:style-name="ce50" table:formula="of:=IF(OR([.H348]=&quot;&quot;;[.H348]=0);&quot;&quot;;&quot;=&quot;)">
            <text:p/>
          </table:table-cell>
          <table:table-cell table:style-name="ce54" table:formula="of:=IF(OR([.F348]=&quot;&quot;;[.G348]=&quot;&quot;);&quot;&quot;;IF([.G348]=&quot;&quot;;&quot;&quot;;IF(OR([.H348]=0;[.H348]=0);&quot;&quot;;IF([.J348]=0;IF([.F348]=&quot;-&quot;;-1*[.H348]*[.G348];[.H348]*[.G348]);&quot;&quot;))))">
            <text:p/>
          </table:table-cell>
          <table:table-cell table:style-name="ce58" table:formula="of:=IF(OR([.F348]=&quot;&quot;;[.G348]=&quot;&quot;);&quot;&quot;;IF(OR([.J348]=&quot;&quot;;[.J348]=0);&quot;&quot;;IF([.L348]=0;IF([.F348]=&quot;-&quot;;-1*[.H348]*[.J348]*[.G348];[.H348]*[.J348]*[.G348]);&quot;&quot;)))">
            <text:p/>
          </table:table-cell>
          <table:table-cell table:style-name="ce61" table:formula="of:=IF(OR([.L348]=&quot;&quot;;[.L348]=0);&quot;&quot;;IF([.F348]=&quot;-&quot;;-1*[.H348]*[.J348]*[.L348]*[.G348];[.H348]*[.J348]*[.L348]*[.G34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49]=0;[.J349]=&quot;&quot;);&quot;&quot;;&quot;X&quot;)">
            <text:p/>
          </table:table-cell>
          <table:table-cell table:style-name="ce45"/>
          <table:table-cell table:style-name="ce50" table:formula="of:=IF(OR([.L349]=0;[.L349]=&quot;&quot;);&quot;&quot;;&quot;X&quot;)">
            <text:p/>
          </table:table-cell>
          <table:table-cell table:style-name="ce45"/>
          <table:table-cell table:style-name="ce50" table:formula="of:=IF(OR([.H349]=&quot;&quot;;[.H349]=0);&quot;&quot;;&quot;=&quot;)">
            <text:p/>
          </table:table-cell>
          <table:table-cell table:style-name="ce54" table:formula="of:=IF(OR([.F349]=&quot;&quot;;[.G349]=&quot;&quot;);&quot;&quot;;IF([.G349]=&quot;&quot;;&quot;&quot;;IF(OR([.H349]=0;[.H349]=0);&quot;&quot;;IF([.J349]=0;IF([.F349]=&quot;-&quot;;-1*[.H349]*[.G349];[.H349]*[.G349]);&quot;&quot;))))">
            <text:p/>
          </table:table-cell>
          <table:table-cell table:style-name="ce58" table:formula="of:=IF(OR([.F349]=&quot;&quot;;[.G349]=&quot;&quot;);&quot;&quot;;IF(OR([.J349]=&quot;&quot;;[.J349]=0);&quot;&quot;;IF([.L349]=0;IF([.F349]=&quot;-&quot;;-1*[.H349]*[.J349]*[.G349];[.H349]*[.J349]*[.G349]);&quot;&quot;)))">
            <text:p/>
          </table:table-cell>
          <table:table-cell table:style-name="ce61" table:formula="of:=IF(OR([.L349]=&quot;&quot;;[.L349]=0);&quot;&quot;;IF([.F349]=&quot;-&quot;;-1*[.H349]*[.J349]*[.L349]*[.G349];[.H349]*[.J349]*[.L349]*[.G34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50]=0;[.J350]=&quot;&quot;);&quot;&quot;;&quot;X&quot;)">
            <text:p/>
          </table:table-cell>
          <table:table-cell table:style-name="ce45"/>
          <table:table-cell table:style-name="ce50" table:formula="of:=IF(OR([.L350]=0;[.L350]=&quot;&quot;);&quot;&quot;;&quot;X&quot;)">
            <text:p/>
          </table:table-cell>
          <table:table-cell table:style-name="ce45"/>
          <table:table-cell table:style-name="ce50" table:formula="of:=IF(OR([.H350]=&quot;&quot;;[.H350]=0);&quot;&quot;;&quot;=&quot;)">
            <text:p/>
          </table:table-cell>
          <table:table-cell table:style-name="ce54" table:formula="of:=IF(OR([.F350]=&quot;&quot;;[.G350]=&quot;&quot;);&quot;&quot;;IF([.G350]=&quot;&quot;;&quot;&quot;;IF(OR([.H350]=0;[.H350]=0);&quot;&quot;;IF([.J350]=0;IF([.F350]=&quot;-&quot;;-1*[.H350]*[.G350];[.H350]*[.G350]);&quot;&quot;))))">
            <text:p/>
          </table:table-cell>
          <table:table-cell table:style-name="ce58" table:formula="of:=IF(OR([.F350]=&quot;&quot;;[.G350]=&quot;&quot;);&quot;&quot;;IF(OR([.J350]=&quot;&quot;;[.J350]=0);&quot;&quot;;IF([.L350]=0;IF([.F350]=&quot;-&quot;;-1*[.H350]*[.J350]*[.G350];[.H350]*[.J350]*[.G350]);&quot;&quot;)))">
            <text:p/>
          </table:table-cell>
          <table:table-cell table:style-name="ce61" table:formula="of:=IF(OR([.L350]=&quot;&quot;;[.L350]=0);&quot;&quot;;IF([.F350]=&quot;-&quot;;-1*[.H350]*[.J350]*[.L350]*[.G350];[.H350]*[.J350]*[.L350]*[.G35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51]=0;[.J351]=&quot;&quot;);&quot;&quot;;&quot;X&quot;)">
            <text:p/>
          </table:table-cell>
          <table:table-cell table:style-name="ce45"/>
          <table:table-cell table:style-name="ce50" table:formula="of:=IF(OR([.L351]=0;[.L351]=&quot;&quot;);&quot;&quot;;&quot;X&quot;)">
            <text:p/>
          </table:table-cell>
          <table:table-cell table:style-name="ce45"/>
          <table:table-cell table:style-name="ce50" table:formula="of:=IF(OR([.H351]=&quot;&quot;;[.H351]=0);&quot;&quot;;&quot;=&quot;)">
            <text:p/>
          </table:table-cell>
          <table:table-cell table:style-name="ce54" table:formula="of:=IF(OR([.F351]=&quot;&quot;;[.G351]=&quot;&quot;);&quot;&quot;;IF([.G351]=&quot;&quot;;&quot;&quot;;IF(OR([.H351]=0;[.H351]=0);&quot;&quot;;IF([.J351]=0;IF([.F351]=&quot;-&quot;;-1*[.H351]*[.G351];[.H351]*[.G351]);&quot;&quot;))))">
            <text:p/>
          </table:table-cell>
          <table:table-cell table:style-name="ce58" table:formula="of:=IF(OR([.F351]=&quot;&quot;;[.G351]=&quot;&quot;);&quot;&quot;;IF(OR([.J351]=&quot;&quot;;[.J351]=0);&quot;&quot;;IF([.L351]=0;IF([.F351]=&quot;-&quot;;-1*[.H351]*[.J351]*[.G351];[.H351]*[.J351]*[.G351]);&quot;&quot;)))">
            <text:p/>
          </table:table-cell>
          <table:table-cell table:style-name="ce61" table:formula="of:=IF(OR([.L351]=&quot;&quot;;[.L351]=0);&quot;&quot;;IF([.F351]=&quot;-&quot;;-1*[.H351]*[.J351]*[.L351]*[.G351];[.H351]*[.J351]*[.L351]*[.G35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52]=0;[.J352]=&quot;&quot;);&quot;&quot;;&quot;X&quot;)">
            <text:p/>
          </table:table-cell>
          <table:table-cell table:style-name="ce45"/>
          <table:table-cell table:style-name="ce50" table:formula="of:=IF(OR([.L352]=0;[.L352]=&quot;&quot;);&quot;&quot;;&quot;X&quot;)">
            <text:p/>
          </table:table-cell>
          <table:table-cell table:style-name="ce45"/>
          <table:table-cell table:style-name="ce50" table:formula="of:=IF(OR([.H352]=&quot;&quot;;[.H352]=0);&quot;&quot;;&quot;=&quot;)">
            <text:p/>
          </table:table-cell>
          <table:table-cell table:style-name="ce54" table:formula="of:=IF(OR([.F352]=&quot;&quot;;[.G352]=&quot;&quot;);&quot;&quot;;IF([.G352]=&quot;&quot;;&quot;&quot;;IF(OR([.H352]=0;[.H352]=0);&quot;&quot;;IF([.J352]=0;IF([.F352]=&quot;-&quot;;-1*[.H352]*[.G352];[.H352]*[.G352]);&quot;&quot;))))">
            <text:p/>
          </table:table-cell>
          <table:table-cell table:style-name="ce58" table:formula="of:=IF(OR([.F352]=&quot;&quot;;[.G352]=&quot;&quot;);&quot;&quot;;IF(OR([.J352]=&quot;&quot;;[.J352]=0);&quot;&quot;;IF([.L352]=0;IF([.F352]=&quot;-&quot;;-1*[.H352]*[.J352]*[.G352];[.H352]*[.J352]*[.G352]);&quot;&quot;)))">
            <text:p/>
          </table:table-cell>
          <table:table-cell table:style-name="ce61" table:formula="of:=IF(OR([.L352]=&quot;&quot;;[.L352]=0);&quot;&quot;;IF([.F352]=&quot;-&quot;;-1*[.H352]*[.J352]*[.L352]*[.G352];[.H352]*[.J352]*[.L352]*[.G35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53]=0;[.J353]=&quot;&quot;);&quot;&quot;;&quot;X&quot;)">
            <text:p/>
          </table:table-cell>
          <table:table-cell table:style-name="ce45"/>
          <table:table-cell table:style-name="ce50" table:formula="of:=IF(OR([.L353]=0;[.L353]=&quot;&quot;);&quot;&quot;;&quot;X&quot;)">
            <text:p/>
          </table:table-cell>
          <table:table-cell table:style-name="ce45"/>
          <table:table-cell table:style-name="ce50" table:formula="of:=IF(OR([.H353]=&quot;&quot;;[.H353]=0);&quot;&quot;;&quot;=&quot;)">
            <text:p/>
          </table:table-cell>
          <table:table-cell table:style-name="ce54" table:formula="of:=IF(OR([.F353]=&quot;&quot;;[.G353]=&quot;&quot;);&quot;&quot;;IF([.G353]=&quot;&quot;;&quot;&quot;;IF(OR([.H353]=0;[.H353]=0);&quot;&quot;;IF([.J353]=0;IF([.F353]=&quot;-&quot;;-1*[.H353]*[.G353];[.H353]*[.G353]);&quot;&quot;))))">
            <text:p/>
          </table:table-cell>
          <table:table-cell table:style-name="ce58" table:formula="of:=IF(OR([.F353]=&quot;&quot;;[.G353]=&quot;&quot;);&quot;&quot;;IF(OR([.J353]=&quot;&quot;;[.J353]=0);&quot;&quot;;IF([.L353]=0;IF([.F353]=&quot;-&quot;;-1*[.H353]*[.J353]*[.G353];[.H353]*[.J353]*[.G353]);&quot;&quot;)))">
            <text:p/>
          </table:table-cell>
          <table:table-cell table:style-name="ce61" table:formula="of:=IF(OR([.L353]=&quot;&quot;;[.L353]=0);&quot;&quot;;IF([.F353]=&quot;-&quot;;-1*[.H353]*[.J353]*[.L353]*[.G353];[.H353]*[.J353]*[.L353]*[.G35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54]=0;[.J354]=&quot;&quot;);&quot;&quot;;&quot;X&quot;)">
            <text:p/>
          </table:table-cell>
          <table:table-cell table:style-name="ce45"/>
          <table:table-cell table:style-name="ce50" table:formula="of:=IF(OR([.L354]=0;[.L354]=&quot;&quot;);&quot;&quot;;&quot;X&quot;)">
            <text:p/>
          </table:table-cell>
          <table:table-cell table:style-name="ce45"/>
          <table:table-cell table:style-name="ce50" table:formula="of:=IF(OR([.H354]=&quot;&quot;;[.H354]=0);&quot;&quot;;&quot;=&quot;)">
            <text:p/>
          </table:table-cell>
          <table:table-cell table:style-name="ce54" table:formula="of:=IF(OR([.F354]=&quot;&quot;;[.G354]=&quot;&quot;);&quot;&quot;;IF([.G354]=&quot;&quot;;&quot;&quot;;IF(OR([.H354]=0;[.H354]=0);&quot;&quot;;IF([.J354]=0;IF([.F354]=&quot;-&quot;;-1*[.H354]*[.G354];[.H354]*[.G354]);&quot;&quot;))))">
            <text:p/>
          </table:table-cell>
          <table:table-cell table:style-name="ce58" table:formula="of:=IF(OR([.F354]=&quot;&quot;;[.G354]=&quot;&quot;);&quot;&quot;;IF(OR([.J354]=&quot;&quot;;[.J354]=0);&quot;&quot;;IF([.L354]=0;IF([.F354]=&quot;-&quot;;-1*[.H354]*[.J354]*[.G354];[.H354]*[.J354]*[.G354]);&quot;&quot;)))">
            <text:p/>
          </table:table-cell>
          <table:table-cell table:style-name="ce61" table:formula="of:=IF(OR([.L354]=&quot;&quot;;[.L354]=0);&quot;&quot;;IF([.F354]=&quot;-&quot;;-1*[.H354]*[.J354]*[.L354]*[.G354];[.H354]*[.J354]*[.L354]*[.G35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55]=0;[.J355]=&quot;&quot;);&quot;&quot;;&quot;X&quot;)">
            <text:p/>
          </table:table-cell>
          <table:table-cell table:style-name="ce45"/>
          <table:table-cell table:style-name="ce50" table:formula="of:=IF(OR([.L355]=0;[.L355]=&quot;&quot;);&quot;&quot;;&quot;X&quot;)">
            <text:p/>
          </table:table-cell>
          <table:table-cell table:style-name="ce45"/>
          <table:table-cell table:style-name="ce50" table:formula="of:=IF(OR([.H355]=&quot;&quot;;[.H355]=0);&quot;&quot;;&quot;=&quot;)">
            <text:p/>
          </table:table-cell>
          <table:table-cell table:style-name="ce54" table:formula="of:=IF(OR([.F355]=&quot;&quot;;[.G355]=&quot;&quot;);&quot;&quot;;IF([.G355]=&quot;&quot;;&quot;&quot;;IF(OR([.H355]=0;[.H355]=0);&quot;&quot;;IF([.J355]=0;IF([.F355]=&quot;-&quot;;-1*[.H355]*[.G355];[.H355]*[.G355]);&quot;&quot;))))">
            <text:p/>
          </table:table-cell>
          <table:table-cell table:style-name="ce58" table:formula="of:=IF(OR([.F355]=&quot;&quot;;[.G355]=&quot;&quot;);&quot;&quot;;IF(OR([.J355]=&quot;&quot;;[.J355]=0);&quot;&quot;;IF([.L355]=0;IF([.F355]=&quot;-&quot;;-1*[.H355]*[.J355]*[.G355];[.H355]*[.J355]*[.G355]);&quot;&quot;)))">
            <text:p/>
          </table:table-cell>
          <table:table-cell table:style-name="ce61" table:formula="of:=IF(OR([.L355]=&quot;&quot;;[.L355]=0);&quot;&quot;;IF([.F355]=&quot;-&quot;;-1*[.H355]*[.J355]*[.L355]*[.G355];[.H355]*[.J355]*[.L355]*[.G35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56]=0;[.J356]=&quot;&quot;);&quot;&quot;;&quot;X&quot;)">
            <text:p/>
          </table:table-cell>
          <table:table-cell table:style-name="ce45"/>
          <table:table-cell table:style-name="ce50" table:formula="of:=IF(OR([.L356]=0;[.L356]=&quot;&quot;);&quot;&quot;;&quot;X&quot;)">
            <text:p/>
          </table:table-cell>
          <table:table-cell table:style-name="ce45"/>
          <table:table-cell table:style-name="ce50" table:formula="of:=IF(OR([.H356]=&quot;&quot;;[.H356]=0);&quot;&quot;;&quot;=&quot;)">
            <text:p/>
          </table:table-cell>
          <table:table-cell table:style-name="ce54" table:formula="of:=IF(OR([.F356]=&quot;&quot;;[.G356]=&quot;&quot;);&quot;&quot;;IF([.G356]=&quot;&quot;;&quot;&quot;;IF(OR([.H356]=0;[.H356]=0);&quot;&quot;;IF([.J356]=0;IF([.F356]=&quot;-&quot;;-1*[.H356]*[.G356];[.H356]*[.G356]);&quot;&quot;))))">
            <text:p/>
          </table:table-cell>
          <table:table-cell table:style-name="ce58" table:formula="of:=IF(OR([.F356]=&quot;&quot;;[.G356]=&quot;&quot;);&quot;&quot;;IF(OR([.J356]=&quot;&quot;;[.J356]=0);&quot;&quot;;IF([.L356]=0;IF([.F356]=&quot;-&quot;;-1*[.H356]*[.J356]*[.G356];[.H356]*[.J356]*[.G356]);&quot;&quot;)))">
            <text:p/>
          </table:table-cell>
          <table:table-cell table:style-name="ce61" table:formula="of:=IF(OR([.L356]=&quot;&quot;;[.L356]=0);&quot;&quot;;IF([.F356]=&quot;-&quot;;-1*[.H356]*[.J356]*[.L356]*[.G356];[.H356]*[.J356]*[.L356]*[.G35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57]=0;[.J357]=&quot;&quot;);&quot;&quot;;&quot;X&quot;)">
            <text:p/>
          </table:table-cell>
          <table:table-cell table:style-name="ce45"/>
          <table:table-cell table:style-name="ce50" table:formula="of:=IF(OR([.L357]=0;[.L357]=&quot;&quot;);&quot;&quot;;&quot;X&quot;)">
            <text:p/>
          </table:table-cell>
          <table:table-cell table:style-name="ce45"/>
          <table:table-cell table:style-name="ce50" table:formula="of:=IF(OR([.H357]=&quot;&quot;;[.H357]=0);&quot;&quot;;&quot;=&quot;)">
            <text:p/>
          </table:table-cell>
          <table:table-cell table:style-name="ce54" table:formula="of:=IF(OR([.F357]=&quot;&quot;;[.G357]=&quot;&quot;);&quot;&quot;;IF([.G357]=&quot;&quot;;&quot;&quot;;IF(OR([.H357]=0;[.H357]=0);&quot;&quot;;IF([.J357]=0;IF([.F357]=&quot;-&quot;;-1*[.H357]*[.G357];[.H357]*[.G357]);&quot;&quot;))))">
            <text:p/>
          </table:table-cell>
          <table:table-cell table:style-name="ce58" table:formula="of:=IF(OR([.F357]=&quot;&quot;;[.G357]=&quot;&quot;);&quot;&quot;;IF(OR([.J357]=&quot;&quot;;[.J357]=0);&quot;&quot;;IF([.L357]=0;IF([.F357]=&quot;-&quot;;-1*[.H357]*[.J357]*[.G357];[.H357]*[.J357]*[.G357]);&quot;&quot;)))">
            <text:p/>
          </table:table-cell>
          <table:table-cell table:style-name="ce61" table:formula="of:=IF(OR([.L357]=&quot;&quot;;[.L357]=0);&quot;&quot;;IF([.F357]=&quot;-&quot;;-1*[.H357]*[.J357]*[.L357]*[.G357];[.H357]*[.J357]*[.L357]*[.G35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58]=0;[.J358]=&quot;&quot;);&quot;&quot;;&quot;X&quot;)">
            <text:p/>
          </table:table-cell>
          <table:table-cell table:style-name="ce45"/>
          <table:table-cell table:style-name="ce50" table:formula="of:=IF(OR([.L358]=0;[.L358]=&quot;&quot;);&quot;&quot;;&quot;X&quot;)">
            <text:p/>
          </table:table-cell>
          <table:table-cell table:style-name="ce45"/>
          <table:table-cell table:style-name="ce50" table:formula="of:=IF(OR([.H358]=&quot;&quot;;[.H358]=0);&quot;&quot;;&quot;=&quot;)">
            <text:p/>
          </table:table-cell>
          <table:table-cell table:style-name="ce54" table:formula="of:=IF(OR([.F358]=&quot;&quot;;[.G358]=&quot;&quot;);&quot;&quot;;IF([.G358]=&quot;&quot;;&quot;&quot;;IF(OR([.H358]=0;[.H358]=0);&quot;&quot;;IF([.J358]=0;IF([.F358]=&quot;-&quot;;-1*[.H358]*[.G358];[.H358]*[.G358]);&quot;&quot;))))">
            <text:p/>
          </table:table-cell>
          <table:table-cell table:style-name="ce58" table:formula="of:=IF(OR([.F358]=&quot;&quot;;[.G358]=&quot;&quot;);&quot;&quot;;IF(OR([.J358]=&quot;&quot;;[.J358]=0);&quot;&quot;;IF([.L358]=0;IF([.F358]=&quot;-&quot;;-1*[.H358]*[.J358]*[.G358];[.H358]*[.J358]*[.G358]);&quot;&quot;)))">
            <text:p/>
          </table:table-cell>
          <table:table-cell table:style-name="ce61" table:formula="of:=IF(OR([.L358]=&quot;&quot;;[.L358]=0);&quot;&quot;;IF([.F358]=&quot;-&quot;;-1*[.H358]*[.J358]*[.L358]*[.G358];[.H358]*[.J358]*[.L358]*[.G35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59]=0;[.J359]=&quot;&quot;);&quot;&quot;;&quot;X&quot;)">
            <text:p/>
          </table:table-cell>
          <table:table-cell table:style-name="ce45"/>
          <table:table-cell table:style-name="ce50" table:formula="of:=IF(OR([.L359]=0;[.L359]=&quot;&quot;);&quot;&quot;;&quot;X&quot;)">
            <text:p/>
          </table:table-cell>
          <table:table-cell table:style-name="ce45"/>
          <table:table-cell table:style-name="ce50" table:formula="of:=IF(OR([.H359]=&quot;&quot;;[.H359]=0);&quot;&quot;;&quot;=&quot;)">
            <text:p/>
          </table:table-cell>
          <table:table-cell table:style-name="ce54" table:formula="of:=IF(OR([.F359]=&quot;&quot;;[.G359]=&quot;&quot;);&quot;&quot;;IF([.G359]=&quot;&quot;;&quot;&quot;;IF(OR([.H359]=0;[.H359]=0);&quot;&quot;;IF([.J359]=0;IF([.F359]=&quot;-&quot;;-1*[.H359]*[.G359];[.H359]*[.G359]);&quot;&quot;))))">
            <text:p/>
          </table:table-cell>
          <table:table-cell table:style-name="ce58" table:formula="of:=IF(OR([.F359]=&quot;&quot;;[.G359]=&quot;&quot;);&quot;&quot;;IF(OR([.J359]=&quot;&quot;;[.J359]=0);&quot;&quot;;IF([.L359]=0;IF([.F359]=&quot;-&quot;;-1*[.H359]*[.J359]*[.G359];[.H359]*[.J359]*[.G359]);&quot;&quot;)))">
            <text:p/>
          </table:table-cell>
          <table:table-cell table:style-name="ce61" table:formula="of:=IF(OR([.L359]=&quot;&quot;;[.L359]=0);&quot;&quot;;IF([.F359]=&quot;-&quot;;-1*[.H359]*[.J359]*[.L359]*[.G359];[.H359]*[.J359]*[.L359]*[.G35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60]=0;[.J360]=&quot;&quot;);&quot;&quot;;&quot;X&quot;)">
            <text:p/>
          </table:table-cell>
          <table:table-cell table:style-name="ce45"/>
          <table:table-cell table:style-name="ce50" table:formula="of:=IF(OR([.L360]=0;[.L360]=&quot;&quot;);&quot;&quot;;&quot;X&quot;)">
            <text:p/>
          </table:table-cell>
          <table:table-cell table:style-name="ce45"/>
          <table:table-cell table:style-name="ce50" table:formula="of:=IF(OR([.H360]=&quot;&quot;;[.H360]=0);&quot;&quot;;&quot;=&quot;)">
            <text:p/>
          </table:table-cell>
          <table:table-cell table:style-name="ce54" table:formula="of:=IF(OR([.F360]=&quot;&quot;;[.G360]=&quot;&quot;);&quot;&quot;;IF([.G360]=&quot;&quot;;&quot;&quot;;IF(OR([.H360]=0;[.H360]=0);&quot;&quot;;IF([.J360]=0;IF([.F360]=&quot;-&quot;;-1*[.H360]*[.G360];[.H360]*[.G360]);&quot;&quot;))))">
            <text:p/>
          </table:table-cell>
          <table:table-cell table:style-name="ce58" table:formula="of:=IF(OR([.F360]=&quot;&quot;;[.G360]=&quot;&quot;);&quot;&quot;;IF(OR([.J360]=&quot;&quot;;[.J360]=0);&quot;&quot;;IF([.L360]=0;IF([.F360]=&quot;-&quot;;-1*[.H360]*[.J360]*[.G360];[.H360]*[.J360]*[.G360]);&quot;&quot;)))">
            <text:p/>
          </table:table-cell>
          <table:table-cell table:style-name="ce61" table:formula="of:=IF(OR([.L360]=&quot;&quot;;[.L360]=0);&quot;&quot;;IF([.F360]=&quot;-&quot;;-1*[.H360]*[.J360]*[.L360]*[.G360];[.H360]*[.J360]*[.L360]*[.G36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61]=0;[.J361]=&quot;&quot;);&quot;&quot;;&quot;X&quot;)">
            <text:p/>
          </table:table-cell>
          <table:table-cell table:style-name="ce45"/>
          <table:table-cell table:style-name="ce50" table:formula="of:=IF(OR([.L361]=0;[.L361]=&quot;&quot;);&quot;&quot;;&quot;X&quot;)">
            <text:p/>
          </table:table-cell>
          <table:table-cell table:style-name="ce45"/>
          <table:table-cell table:style-name="ce50" table:formula="of:=IF(OR([.H361]=&quot;&quot;;[.H361]=0);&quot;&quot;;&quot;=&quot;)">
            <text:p/>
          </table:table-cell>
          <table:table-cell table:style-name="ce54" table:formula="of:=IF(OR([.F361]=&quot;&quot;;[.G361]=&quot;&quot;);&quot;&quot;;IF([.G361]=&quot;&quot;;&quot;&quot;;IF(OR([.H361]=0;[.H361]=0);&quot;&quot;;IF([.J361]=0;IF([.F361]=&quot;-&quot;;-1*[.H361]*[.G361];[.H361]*[.G361]);&quot;&quot;))))">
            <text:p/>
          </table:table-cell>
          <table:table-cell table:style-name="ce58" table:formula="of:=IF(OR([.F361]=&quot;&quot;;[.G361]=&quot;&quot;);&quot;&quot;;IF(OR([.J361]=&quot;&quot;;[.J361]=0);&quot;&quot;;IF([.L361]=0;IF([.F361]=&quot;-&quot;;-1*[.H361]*[.J361]*[.G361];[.H361]*[.J361]*[.G361]);&quot;&quot;)))">
            <text:p/>
          </table:table-cell>
          <table:table-cell table:style-name="ce61" table:formula="of:=IF(OR([.L361]=&quot;&quot;;[.L361]=0);&quot;&quot;;IF([.F361]=&quot;-&quot;;-1*[.H361]*[.J361]*[.L361]*[.G361];[.H361]*[.J361]*[.L361]*[.G36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62]=0;[.J362]=&quot;&quot;);&quot;&quot;;&quot;X&quot;)">
            <text:p/>
          </table:table-cell>
          <table:table-cell table:style-name="ce45"/>
          <table:table-cell table:style-name="ce50" table:formula="of:=IF(OR([.L362]=0;[.L362]=&quot;&quot;);&quot;&quot;;&quot;X&quot;)">
            <text:p/>
          </table:table-cell>
          <table:table-cell table:style-name="ce45"/>
          <table:table-cell table:style-name="ce50" table:formula="of:=IF(OR([.H362]=&quot;&quot;;[.H362]=0);&quot;&quot;;&quot;=&quot;)">
            <text:p/>
          </table:table-cell>
          <table:table-cell table:style-name="ce54" table:formula="of:=IF(OR([.F362]=&quot;&quot;;[.G362]=&quot;&quot;);&quot;&quot;;IF([.G362]=&quot;&quot;;&quot;&quot;;IF(OR([.H362]=0;[.H362]=0);&quot;&quot;;IF([.J362]=0;IF([.F362]=&quot;-&quot;;-1*[.H362]*[.G362];[.H362]*[.G362]);&quot;&quot;))))">
            <text:p/>
          </table:table-cell>
          <table:table-cell table:style-name="ce58" table:formula="of:=IF(OR([.F362]=&quot;&quot;;[.G362]=&quot;&quot;);&quot;&quot;;IF(OR([.J362]=&quot;&quot;;[.J362]=0);&quot;&quot;;IF([.L362]=0;IF([.F362]=&quot;-&quot;;-1*[.H362]*[.J362]*[.G362];[.H362]*[.J362]*[.G362]);&quot;&quot;)))">
            <text:p/>
          </table:table-cell>
          <table:table-cell table:style-name="ce61" table:formula="of:=IF(OR([.L362]=&quot;&quot;;[.L362]=0);&quot;&quot;;IF([.F362]=&quot;-&quot;;-1*[.H362]*[.J362]*[.L362]*[.G362];[.H362]*[.J362]*[.L362]*[.G36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63]=0;[.J363]=&quot;&quot;);&quot;&quot;;&quot;X&quot;)">
            <text:p/>
          </table:table-cell>
          <table:table-cell table:style-name="ce45"/>
          <table:table-cell table:style-name="ce50" table:formula="of:=IF(OR([.L363]=0;[.L363]=&quot;&quot;);&quot;&quot;;&quot;X&quot;)">
            <text:p/>
          </table:table-cell>
          <table:table-cell table:style-name="ce45"/>
          <table:table-cell table:style-name="ce50" table:formula="of:=IF(OR([.H363]=&quot;&quot;;[.H363]=0);&quot;&quot;;&quot;=&quot;)">
            <text:p/>
          </table:table-cell>
          <table:table-cell table:style-name="ce54" table:formula="of:=IF(OR([.F363]=&quot;&quot;;[.G363]=&quot;&quot;);&quot;&quot;;IF([.G363]=&quot;&quot;;&quot;&quot;;IF(OR([.H363]=0;[.H363]=0);&quot;&quot;;IF([.J363]=0;IF([.F363]=&quot;-&quot;;-1*[.H363]*[.G363];[.H363]*[.G363]);&quot;&quot;))))">
            <text:p/>
          </table:table-cell>
          <table:table-cell table:style-name="ce58" table:formula="of:=IF(OR([.F363]=&quot;&quot;;[.G363]=&quot;&quot;);&quot;&quot;;IF(OR([.J363]=&quot;&quot;;[.J363]=0);&quot;&quot;;IF([.L363]=0;IF([.F363]=&quot;-&quot;;-1*[.H363]*[.J363]*[.G363];[.H363]*[.J363]*[.G363]);&quot;&quot;)))">
            <text:p/>
          </table:table-cell>
          <table:table-cell table:style-name="ce61" table:formula="of:=IF(OR([.L363]=&quot;&quot;;[.L363]=0);&quot;&quot;;IF([.F363]=&quot;-&quot;;-1*[.H363]*[.J363]*[.L363]*[.G363];[.H363]*[.J363]*[.L363]*[.G36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64]=0;[.J364]=&quot;&quot;);&quot;&quot;;&quot;X&quot;)">
            <text:p/>
          </table:table-cell>
          <table:table-cell table:style-name="ce45"/>
          <table:table-cell table:style-name="ce50" table:formula="of:=IF(OR([.L364]=0;[.L364]=&quot;&quot;);&quot;&quot;;&quot;X&quot;)">
            <text:p/>
          </table:table-cell>
          <table:table-cell table:style-name="ce45"/>
          <table:table-cell table:style-name="ce50" table:formula="of:=IF(OR([.H364]=&quot;&quot;;[.H364]=0);&quot;&quot;;&quot;=&quot;)">
            <text:p/>
          </table:table-cell>
          <table:table-cell table:style-name="ce54" table:formula="of:=IF(OR([.F364]=&quot;&quot;;[.G364]=&quot;&quot;);&quot;&quot;;IF([.G364]=&quot;&quot;;&quot;&quot;;IF(OR([.H364]=0;[.H364]=0);&quot;&quot;;IF([.J364]=0;IF([.F364]=&quot;-&quot;;-1*[.H364]*[.G364];[.H364]*[.G364]);&quot;&quot;))))">
            <text:p/>
          </table:table-cell>
          <table:table-cell table:style-name="ce58" table:formula="of:=IF(OR([.F364]=&quot;&quot;;[.G364]=&quot;&quot;);&quot;&quot;;IF(OR([.J364]=&quot;&quot;;[.J364]=0);&quot;&quot;;IF([.L364]=0;IF([.F364]=&quot;-&quot;;-1*[.H364]*[.J364]*[.G364];[.H364]*[.J364]*[.G364]);&quot;&quot;)))">
            <text:p/>
          </table:table-cell>
          <table:table-cell table:style-name="ce61" table:formula="of:=IF(OR([.L364]=&quot;&quot;;[.L364]=0);&quot;&quot;;IF([.F364]=&quot;-&quot;;-1*[.H364]*[.J364]*[.L364]*[.G364];[.H364]*[.J364]*[.L364]*[.G36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65]=0;[.J365]=&quot;&quot;);&quot;&quot;;&quot;X&quot;)">
            <text:p/>
          </table:table-cell>
          <table:table-cell table:style-name="ce45"/>
          <table:table-cell table:style-name="ce50" table:formula="of:=IF(OR([.L365]=0;[.L365]=&quot;&quot;);&quot;&quot;;&quot;X&quot;)">
            <text:p/>
          </table:table-cell>
          <table:table-cell table:style-name="ce45"/>
          <table:table-cell table:style-name="ce50" table:formula="of:=IF(OR([.H365]=&quot;&quot;;[.H365]=0);&quot;&quot;;&quot;=&quot;)">
            <text:p/>
          </table:table-cell>
          <table:table-cell table:style-name="ce54" table:formula="of:=IF(OR([.F365]=&quot;&quot;;[.G365]=&quot;&quot;);&quot;&quot;;IF([.G365]=&quot;&quot;;&quot;&quot;;IF(OR([.H365]=0;[.H365]=0);&quot;&quot;;IF([.J365]=0;IF([.F365]=&quot;-&quot;;-1*[.H365]*[.G365];[.H365]*[.G365]);&quot;&quot;))))">
            <text:p/>
          </table:table-cell>
          <table:table-cell table:style-name="ce58" table:formula="of:=IF(OR([.F365]=&quot;&quot;;[.G365]=&quot;&quot;);&quot;&quot;;IF(OR([.J365]=&quot;&quot;;[.J365]=0);&quot;&quot;;IF([.L365]=0;IF([.F365]=&quot;-&quot;;-1*[.H365]*[.J365]*[.G365];[.H365]*[.J365]*[.G365]);&quot;&quot;)))">
            <text:p/>
          </table:table-cell>
          <table:table-cell table:style-name="ce61" table:formula="of:=IF(OR([.L365]=&quot;&quot;;[.L365]=0);&quot;&quot;;IF([.F365]=&quot;-&quot;;-1*[.H365]*[.J365]*[.L365]*[.G365];[.H365]*[.J365]*[.L365]*[.G36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66]=0;[.J366]=&quot;&quot;);&quot;&quot;;&quot;X&quot;)">
            <text:p/>
          </table:table-cell>
          <table:table-cell table:style-name="ce45"/>
          <table:table-cell table:style-name="ce50" table:formula="of:=IF(OR([.L366]=0;[.L366]=&quot;&quot;);&quot;&quot;;&quot;X&quot;)">
            <text:p/>
          </table:table-cell>
          <table:table-cell table:style-name="ce45"/>
          <table:table-cell table:style-name="ce50" table:formula="of:=IF(OR([.H366]=&quot;&quot;;[.H366]=0);&quot;&quot;;&quot;=&quot;)">
            <text:p/>
          </table:table-cell>
          <table:table-cell table:style-name="ce54" table:formula="of:=IF(OR([.F366]=&quot;&quot;;[.G366]=&quot;&quot;);&quot;&quot;;IF([.G366]=&quot;&quot;;&quot;&quot;;IF(OR([.H366]=0;[.H366]=0);&quot;&quot;;IF([.J366]=0;IF([.F366]=&quot;-&quot;;-1*[.H366]*[.G366];[.H366]*[.G366]);&quot;&quot;))))">
            <text:p/>
          </table:table-cell>
          <table:table-cell table:style-name="ce58" table:formula="of:=IF(OR([.F366]=&quot;&quot;;[.G366]=&quot;&quot;);&quot;&quot;;IF(OR([.J366]=&quot;&quot;;[.J366]=0);&quot;&quot;;IF([.L366]=0;IF([.F366]=&quot;-&quot;;-1*[.H366]*[.J366]*[.G366];[.H366]*[.J366]*[.G366]);&quot;&quot;)))">
            <text:p/>
          </table:table-cell>
          <table:table-cell table:style-name="ce61" table:formula="of:=IF(OR([.L366]=&quot;&quot;;[.L366]=0);&quot;&quot;;IF([.F366]=&quot;-&quot;;-1*[.H366]*[.J366]*[.L366]*[.G366];[.H366]*[.J366]*[.L366]*[.G36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67]=0;[.J367]=&quot;&quot;);&quot;&quot;;&quot;X&quot;)">
            <text:p/>
          </table:table-cell>
          <table:table-cell table:style-name="ce45"/>
          <table:table-cell table:style-name="ce50" table:formula="of:=IF(OR([.L367]=0;[.L367]=&quot;&quot;);&quot;&quot;;&quot;X&quot;)">
            <text:p/>
          </table:table-cell>
          <table:table-cell table:style-name="ce45"/>
          <table:table-cell table:style-name="ce50" table:formula="of:=IF(OR([.H367]=&quot;&quot;;[.H367]=0);&quot;&quot;;&quot;=&quot;)">
            <text:p/>
          </table:table-cell>
          <table:table-cell table:style-name="ce54" table:formula="of:=IF(OR([.F367]=&quot;&quot;;[.G367]=&quot;&quot;);&quot;&quot;;IF([.G367]=&quot;&quot;;&quot;&quot;;IF(OR([.H367]=0;[.H367]=0);&quot;&quot;;IF([.J367]=0;IF([.F367]=&quot;-&quot;;-1*[.H367]*[.G367];[.H367]*[.G367]);&quot;&quot;))))">
            <text:p/>
          </table:table-cell>
          <table:table-cell table:style-name="ce58" table:formula="of:=IF(OR([.F367]=&quot;&quot;;[.G367]=&quot;&quot;);&quot;&quot;;IF(OR([.J367]=&quot;&quot;;[.J367]=0);&quot;&quot;;IF([.L367]=0;IF([.F367]=&quot;-&quot;;-1*[.H367]*[.J367]*[.G367];[.H367]*[.J367]*[.G367]);&quot;&quot;)))">
            <text:p/>
          </table:table-cell>
          <table:table-cell table:style-name="ce61" table:formula="of:=IF(OR([.L367]=&quot;&quot;;[.L367]=0);&quot;&quot;;IF([.F367]=&quot;-&quot;;-1*[.H367]*[.J367]*[.L367]*[.G367];[.H367]*[.J367]*[.L367]*[.G36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68]=0;[.J368]=&quot;&quot;);&quot;&quot;;&quot;X&quot;)">
            <text:p/>
          </table:table-cell>
          <table:table-cell table:style-name="ce45"/>
          <table:table-cell table:style-name="ce50" table:formula="of:=IF(OR([.L368]=0;[.L368]=&quot;&quot;);&quot;&quot;;&quot;X&quot;)">
            <text:p/>
          </table:table-cell>
          <table:table-cell table:style-name="ce45"/>
          <table:table-cell table:style-name="ce50" table:formula="of:=IF(OR([.H368]=&quot;&quot;;[.H368]=0);&quot;&quot;;&quot;=&quot;)">
            <text:p/>
          </table:table-cell>
          <table:table-cell table:style-name="ce54" table:formula="of:=IF(OR([.F368]=&quot;&quot;;[.G368]=&quot;&quot;);&quot;&quot;;IF([.G368]=&quot;&quot;;&quot;&quot;;IF(OR([.H368]=0;[.H368]=0);&quot;&quot;;IF([.J368]=0;IF([.F368]=&quot;-&quot;;-1*[.H368]*[.G368];[.H368]*[.G368]);&quot;&quot;))))">
            <text:p/>
          </table:table-cell>
          <table:table-cell table:style-name="ce58" table:formula="of:=IF(OR([.F368]=&quot;&quot;;[.G368]=&quot;&quot;);&quot;&quot;;IF(OR([.J368]=&quot;&quot;;[.J368]=0);&quot;&quot;;IF([.L368]=0;IF([.F368]=&quot;-&quot;;-1*[.H368]*[.J368]*[.G368];[.H368]*[.J368]*[.G368]);&quot;&quot;)))">
            <text:p/>
          </table:table-cell>
          <table:table-cell table:style-name="ce61" table:formula="of:=IF(OR([.L368]=&quot;&quot;;[.L368]=0);&quot;&quot;;IF([.F368]=&quot;-&quot;;-1*[.H368]*[.J368]*[.L368]*[.G368];[.H368]*[.J368]*[.L368]*[.G36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69]=0;[.J369]=&quot;&quot;);&quot;&quot;;&quot;X&quot;)">
            <text:p/>
          </table:table-cell>
          <table:table-cell table:style-name="ce45"/>
          <table:table-cell table:style-name="ce50" table:formula="of:=IF(OR([.L369]=0;[.L369]=&quot;&quot;);&quot;&quot;;&quot;X&quot;)">
            <text:p/>
          </table:table-cell>
          <table:table-cell table:style-name="ce45"/>
          <table:table-cell table:style-name="ce50" table:formula="of:=IF(OR([.H369]=&quot;&quot;;[.H369]=0);&quot;&quot;;&quot;=&quot;)">
            <text:p/>
          </table:table-cell>
          <table:table-cell table:style-name="ce54" table:formula="of:=IF(OR([.F369]=&quot;&quot;;[.G369]=&quot;&quot;);&quot;&quot;;IF([.G369]=&quot;&quot;;&quot;&quot;;IF(OR([.H369]=0;[.H369]=0);&quot;&quot;;IF([.J369]=0;IF([.F369]=&quot;-&quot;;-1*[.H369]*[.G369];[.H369]*[.G369]);&quot;&quot;))))">
            <text:p/>
          </table:table-cell>
          <table:table-cell table:style-name="ce58" table:formula="of:=IF(OR([.F369]=&quot;&quot;;[.G369]=&quot;&quot;);&quot;&quot;;IF(OR([.J369]=&quot;&quot;;[.J369]=0);&quot;&quot;;IF([.L369]=0;IF([.F369]=&quot;-&quot;;-1*[.H369]*[.J369]*[.G369];[.H369]*[.J369]*[.G369]);&quot;&quot;)))">
            <text:p/>
          </table:table-cell>
          <table:table-cell table:style-name="ce61" table:formula="of:=IF(OR([.L369]=&quot;&quot;;[.L369]=0);&quot;&quot;;IF([.F369]=&quot;-&quot;;-1*[.H369]*[.J369]*[.L369]*[.G369];[.H369]*[.J369]*[.L369]*[.G36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70]=0;[.J370]=&quot;&quot;);&quot;&quot;;&quot;X&quot;)">
            <text:p/>
          </table:table-cell>
          <table:table-cell table:style-name="ce45"/>
          <table:table-cell table:style-name="ce50" table:formula="of:=IF(OR([.L370]=0;[.L370]=&quot;&quot;);&quot;&quot;;&quot;X&quot;)">
            <text:p/>
          </table:table-cell>
          <table:table-cell table:style-name="ce45"/>
          <table:table-cell table:style-name="ce50" table:formula="of:=IF(OR([.H370]=&quot;&quot;;[.H370]=0);&quot;&quot;;&quot;=&quot;)">
            <text:p/>
          </table:table-cell>
          <table:table-cell table:style-name="ce54" table:formula="of:=IF(OR([.F370]=&quot;&quot;;[.G370]=&quot;&quot;);&quot;&quot;;IF([.G370]=&quot;&quot;;&quot;&quot;;IF(OR([.H370]=0;[.H370]=0);&quot;&quot;;IF([.J370]=0;IF([.F370]=&quot;-&quot;;-1*[.H370]*[.G370];[.H370]*[.G370]);&quot;&quot;))))">
            <text:p/>
          </table:table-cell>
          <table:table-cell table:style-name="ce58" table:formula="of:=IF(OR([.F370]=&quot;&quot;;[.G370]=&quot;&quot;);&quot;&quot;;IF(OR([.J370]=&quot;&quot;;[.J370]=0);&quot;&quot;;IF([.L370]=0;IF([.F370]=&quot;-&quot;;-1*[.H370]*[.J370]*[.G370];[.H370]*[.J370]*[.G370]);&quot;&quot;)))">
            <text:p/>
          </table:table-cell>
          <table:table-cell table:style-name="ce61" table:formula="of:=IF(OR([.L370]=&quot;&quot;;[.L370]=0);&quot;&quot;;IF([.F370]=&quot;-&quot;;-1*[.H370]*[.J370]*[.L370]*[.G370];[.H370]*[.J370]*[.L370]*[.G370]))">
            <text:p/>
          </table:table-cell>
          <table:table-cell table:number-columns-repeated="1008"/>
        </table:table-row>
        <table:table-row table:style-name="ro3">
          <table:covered-table-cell table:number-columns-repeated="2" table:style-name="ce9"/>
          <table:table-cell table:style-name="ce22" office:value-type="string" calcext:value-type="string" table:number-columns-spanned="11" table:number-rows-spanned="1">
            <text:p>Total</text:p>
          </table:table-cell>
          <table:covered-table-cell table:number-columns-repeated="2" table:style-name="ce26"/>
          <table:covered-table-cell table:number-columns-repeated="2" table:style-name="ce34"/>
          <table:covered-table-cell table:style-name="ce46"/>
          <table:covered-table-cell table:style-name="ce51"/>
          <table:covered-table-cell table:style-name="ce46"/>
          <table:covered-table-cell table:style-name="ce51"/>
          <table:covered-table-cell table:style-name="ce46"/>
          <table:covered-table-cell table:style-name="ce51"/>
          <table:table-cell table:style-name="ce55" table:formula="of:=IF(SUM([.N331:.N370])=0;&quot;&quot;;SUM([.N331:.N370]))">
            <text:p/>
          </table:table-cell>
          <table:table-cell table:style-name="ce59" table:formula="of:=IF(SUM([.O331:.O370])=0;&quot;&quot;;SUM([.O331:.O370]))">
            <text:p/>
          </table:table-cell>
          <table:table-cell table:style-name="ce62" table:formula="of:=IF(SUM([.P331:.P370])=0;&quot;&quot;;SUM([.P331:.P370]))">
            <text:p/>
          </table:table-cell>
          <table:table-cell table:number-columns-repeated="1008"/>
        </table:table-row>
        <table:table-row table:style-name="ro2">
          <table:table-cell table:style-name="ce2" table:number-columns-spanned="16" table:number-rows-spanned="1"/>
          <table:covered-table-cell table:number-columns-repeated="15"/>
          <table:table-cell table:number-columns-repeated="1008"/>
        </table:table-row>
        <table:table-row table:style-name="ro9">
          <table:table-cell table:style-name="ce5" office:value-type="float" office:value="9" calcext:value-type="float" table:number-columns-spanned="2" table:number-rows-spanned="1">
            <text:p>Lot n° 9</text:p>
          </table:table-cell>
          <table:covered-table-cell table:style-name="ce16"/>
          <table:table-cell table:style-name="ce20" table:number-columns-spanned="14" table:number-rows-spanned="1"/>
          <table:covered-table-cell table:number-columns-repeated="13" table:style-name="ce25"/>
          <table:table-cell table:number-columns-repeated="1008"/>
        </table:table-row>
        <table:table-row table:style-name="ro8">
          <table:table-cell table:style-name="ce6" office:value-type="string" calcext:value-type="string" table:number-columns-spanned="2" table:number-rows-spanned="2">
            <text:p>Remarques</text:p>
          </table:table-cell>
          <table:covered-table-cell table:style-name="ce13"/>
          <table:table-cell table:style-name="ce6" office:value-type="string" calcext:value-type="string" table:number-columns-spanned="3" table:number-rows-spanned="2">
            <text:p>Localisations</text:p>
          </table:table-cell>
          <table:covered-table-cell table:style-name="ce13"/>
          <table:covered-table-cell table:style-name="ce29"/>
          <table:table-cell table:style-name="ce31" office:value-type="string" calcext:value-type="string" table:number-columns-spanned="1" table:number-rows-spanned="2">
            <text:p>+ / -</text:p>
          </table:table-cell>
          <table:table-cell table:style-name="ce32" office:value-type="string" calcext:value-type="string" table:number-columns-spanned="1" table:number-rows-spanned="2">
            <text:p>Nb</text:p>
          </table:table-cell>
          <table:table-cell table:style-name="ce31" office:value-type="string" calcext:value-type="string" table:number-columns-spanned="1" table:number-rows-spanned="2">
            <text:p>Larg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Haut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Longueur</text:p>
            <text:p>(en m)</text:p>
          </table:table-cell>
          <table:table-cell table:style-name="ce48" office:value-type="string" calcext:value-type="string" table:number-columns-spanned="1" table:number-rows-spanned="2">
            <text:p>=</text:p>
          </table:table-cell>
          <table:table-cell table:style-name="ce53" office:value-type="string" calcext:value-type="string" table:number-columns-spanned="3" table:number-rows-spanned="1">
            <text:p>Résultats des calculs</text:p>
          </table:table-cell>
          <table:covered-table-cell table:number-columns-repeated="2" table:style-name="ce57"/>
          <table:table-cell table:number-columns-repeated="1008"/>
        </table:table-row>
        <table:table-row table:style-name="ro10">
          <table:covered-table-cell table:number-columns-repeated="5" table:style-name="ce7"/>
          <table:covered-table-cell table:style-name="ce32"/>
          <table:covered-table-cell table:style-name="ce38"/>
          <table:covered-table-cell table:style-name="ce44"/>
          <table:covered-table-cell table:style-name="ce49"/>
          <table:covered-table-cell table:style-name="ce32"/>
          <table:covered-table-cell table:style-name="ce49"/>
          <table:covered-table-cell table:style-name="ce32"/>
          <table:covered-table-cell table:style-name="ce49"/>
          <table:table-cell table:style-name="ce53" office:value-type="string" calcext:value-type="string">
            <text:p>Longueur</text:p>
            <text:p>ml</text:p>
          </table:table-cell>
          <table:table-cell table:style-name="ce53" office:value-type="string" calcext:value-type="string">
            <text:p>Surface</text:p>
            <text:p>m²</text:p>
          </table:table-cell>
          <table:table-cell table:style-name="ce53" office:value-type="string" calcext:value-type="string">
            <text:p>Cubage</text:p>
            <text:p>m<text:span text:style-name="T1">3</text:span></text:p>
          </table:table-cell>
          <table:table-cell table:number-columns-repeated="1008"/>
        </table:table-row>
        <table:table-row table:style-name="ro8">
          <table:table-cell table:style-name="ce12" table:number-columns-spanned="2" table:number-rows-spanned="41"/>
          <table:covered-table-cell table:style-name="ce17"/>
          <table:table-cell table:style-name="ce21" table:number-columns-spanned="3" table:number-rows-spanned="1"/>
          <table:covered-table-cell table:style-name="ce17"/>
          <table:covered-table-cell table:style-name="ce10"/>
          <table:table-cell table:style-name="ce33"/>
          <table:table-cell table:style-name="ce39"/>
          <table:table-cell table:style-name="ce45"/>
          <table:table-cell table:style-name="ce50" table:formula="of:=IF(OR([.J376]=0;[.J376]=&quot;&quot;);&quot;&quot;;&quot;X&quot;)">
            <text:p/>
          </table:table-cell>
          <table:table-cell table:style-name="ce45"/>
          <table:table-cell table:style-name="ce50" table:formula="of:=IF(OR([.L376]=0;[.L376]=&quot;&quot;);&quot;&quot;;&quot;X&quot;)">
            <text:p/>
          </table:table-cell>
          <table:table-cell table:style-name="ce45"/>
          <table:table-cell table:style-name="ce50" table:formula="of:=IF(OR([.H376]=&quot;&quot;;[.H376]=0);&quot;&quot;;&quot;=&quot;)">
            <text:p/>
          </table:table-cell>
          <table:table-cell table:style-name="ce54" table:formula="of:=IF(OR([.F376]=&quot;&quot;;[.G376]=&quot;&quot;);&quot;&quot;;IF([.G376]=&quot;&quot;;&quot;&quot;;IF(OR([.H376]=0;[.H376]=0);&quot;&quot;;IF([.J376]=0;IF([.F376]=&quot;-&quot;;-1*[.H376]*[.G376];[.H376]*[.G376]);&quot;&quot;))))">
            <text:p/>
          </table:table-cell>
          <table:table-cell table:style-name="ce58" table:formula="of:=IF(OR([.F376]=&quot;&quot;;[.G376]=&quot;&quot;);&quot;&quot;;IF(OR([.J376]=&quot;&quot;;[.J376]=0);&quot;&quot;;IF([.L376]=0;IF([.F376]=&quot;-&quot;;-1*[.H376]*[.J376]*[.G376];[.H376]*[.J376]*[.G376]);&quot;&quot;)))">
            <text:p/>
          </table:table-cell>
          <table:table-cell table:style-name="ce61" table:formula="of:=IF(OR([.L376]=&quot;&quot;;[.L376]=0);&quot;&quot;;IF([.F376]=&quot;-&quot;;-1*[.H376]*[.J376]*[.L376]*[.G376];[.H376]*[.J376]*[.L376]*[.G37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77]=0;[.J377]=&quot;&quot;);&quot;&quot;;&quot;X&quot;)">
            <text:p/>
          </table:table-cell>
          <table:table-cell table:style-name="ce45"/>
          <table:table-cell table:style-name="ce50" table:formula="of:=IF(OR([.L377]=0;[.L377]=&quot;&quot;);&quot;&quot;;&quot;X&quot;)">
            <text:p/>
          </table:table-cell>
          <table:table-cell table:style-name="ce45"/>
          <table:table-cell table:style-name="ce50" table:formula="of:=IF(OR([.H377]=&quot;&quot;;[.H377]=0);&quot;&quot;;&quot;=&quot;)">
            <text:p/>
          </table:table-cell>
          <table:table-cell table:style-name="ce54" table:formula="of:=IF(OR([.F377]=&quot;&quot;;[.G377]=&quot;&quot;);&quot;&quot;;IF([.G377]=&quot;&quot;;&quot;&quot;;IF(OR([.H377]=0;[.H377]=0);&quot;&quot;;IF([.J377]=0;IF([.F377]=&quot;-&quot;;-1*[.H377]*[.G377];[.H377]*[.G377]);&quot;&quot;))))">
            <text:p/>
          </table:table-cell>
          <table:table-cell table:style-name="ce58" table:formula="of:=IF(OR([.F377]=&quot;&quot;;[.G377]=&quot;&quot;);&quot;&quot;;IF(OR([.J377]=&quot;&quot;;[.J377]=0);&quot;&quot;;IF([.L377]=0;IF([.F377]=&quot;-&quot;;-1*[.H377]*[.J377]*[.G377];[.H377]*[.J377]*[.G377]);&quot;&quot;)))">
            <text:p/>
          </table:table-cell>
          <table:table-cell table:style-name="ce61" table:formula="of:=IF(OR([.L377]=&quot;&quot;;[.L377]=0);&quot;&quot;;IF([.F377]=&quot;-&quot;;-1*[.H377]*[.J377]*[.L377]*[.G377];[.H377]*[.J377]*[.L377]*[.G37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78]=0;[.J378]=&quot;&quot;);&quot;&quot;;&quot;X&quot;)">
            <text:p/>
          </table:table-cell>
          <table:table-cell table:style-name="ce45"/>
          <table:table-cell table:style-name="ce50" table:formula="of:=IF(OR([.L378]=0;[.L378]=&quot;&quot;);&quot;&quot;;&quot;X&quot;)">
            <text:p/>
          </table:table-cell>
          <table:table-cell table:style-name="ce45"/>
          <table:table-cell table:style-name="ce50" table:formula="of:=IF(OR([.H378]=&quot;&quot;;[.H378]=0);&quot;&quot;;&quot;=&quot;)">
            <text:p/>
          </table:table-cell>
          <table:table-cell table:style-name="ce54" table:formula="of:=IF(OR([.F378]=&quot;&quot;;[.G378]=&quot;&quot;);&quot;&quot;;IF([.G378]=&quot;&quot;;&quot;&quot;;IF(OR([.H378]=0;[.H378]=0);&quot;&quot;;IF([.J378]=0;IF([.F378]=&quot;-&quot;;-1*[.H378]*[.G378];[.H378]*[.G378]);&quot;&quot;))))">
            <text:p/>
          </table:table-cell>
          <table:table-cell table:style-name="ce58" table:formula="of:=IF(OR([.F378]=&quot;&quot;;[.G378]=&quot;&quot;);&quot;&quot;;IF(OR([.J378]=&quot;&quot;;[.J378]=0);&quot;&quot;;IF([.L378]=0;IF([.F378]=&quot;-&quot;;-1*[.H378]*[.J378]*[.G378];[.H378]*[.J378]*[.G378]);&quot;&quot;)))">
            <text:p/>
          </table:table-cell>
          <table:table-cell table:style-name="ce61" table:formula="of:=IF(OR([.L378]=&quot;&quot;;[.L378]=0);&quot;&quot;;IF([.F378]=&quot;-&quot;;-1*[.H378]*[.J378]*[.L378]*[.G378];[.H378]*[.J378]*[.L378]*[.G37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79]=0;[.J379]=&quot;&quot;);&quot;&quot;;&quot;X&quot;)">
            <text:p/>
          </table:table-cell>
          <table:table-cell table:style-name="ce45"/>
          <table:table-cell table:style-name="ce50" table:formula="of:=IF(OR([.L379]=0;[.L379]=&quot;&quot;);&quot;&quot;;&quot;X&quot;)">
            <text:p/>
          </table:table-cell>
          <table:table-cell table:style-name="ce45"/>
          <table:table-cell table:style-name="ce50" table:formula="of:=IF(OR([.H379]=&quot;&quot;;[.H379]=0);&quot;&quot;;&quot;=&quot;)">
            <text:p/>
          </table:table-cell>
          <table:table-cell table:style-name="ce54" table:formula="of:=IF(OR([.F379]=&quot;&quot;;[.G379]=&quot;&quot;);&quot;&quot;;IF([.G379]=&quot;&quot;;&quot;&quot;;IF(OR([.H379]=0;[.H379]=0);&quot;&quot;;IF([.J379]=0;IF([.F379]=&quot;-&quot;;-1*[.H379]*[.G379];[.H379]*[.G379]);&quot;&quot;))))">
            <text:p/>
          </table:table-cell>
          <table:table-cell table:style-name="ce58" table:formula="of:=IF(OR([.F379]=&quot;&quot;;[.G379]=&quot;&quot;);&quot;&quot;;IF(OR([.J379]=&quot;&quot;;[.J379]=0);&quot;&quot;;IF([.L379]=0;IF([.F379]=&quot;-&quot;;-1*[.H379]*[.J379]*[.G379];[.H379]*[.J379]*[.G379]);&quot;&quot;)))">
            <text:p/>
          </table:table-cell>
          <table:table-cell table:style-name="ce61" table:formula="of:=IF(OR([.L379]=&quot;&quot;;[.L379]=0);&quot;&quot;;IF([.F379]=&quot;-&quot;;-1*[.H379]*[.J379]*[.L379]*[.G379];[.H379]*[.J379]*[.L379]*[.G37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80]=0;[.J380]=&quot;&quot;);&quot;&quot;;&quot;X&quot;)">
            <text:p/>
          </table:table-cell>
          <table:table-cell table:style-name="ce45"/>
          <table:table-cell table:style-name="ce50" table:formula="of:=IF(OR([.L380]=0;[.L380]=&quot;&quot;);&quot;&quot;;&quot;X&quot;)">
            <text:p/>
          </table:table-cell>
          <table:table-cell table:style-name="ce45"/>
          <table:table-cell table:style-name="ce50" table:formula="of:=IF(OR([.H380]=&quot;&quot;;[.H380]=0);&quot;&quot;;&quot;=&quot;)">
            <text:p/>
          </table:table-cell>
          <table:table-cell table:style-name="ce54" table:formula="of:=IF(OR([.F380]=&quot;&quot;;[.G380]=&quot;&quot;);&quot;&quot;;IF([.G380]=&quot;&quot;;&quot;&quot;;IF(OR([.H380]=0;[.H380]=0);&quot;&quot;;IF([.J380]=0;IF([.F380]=&quot;-&quot;;-1*[.H380]*[.G380];[.H380]*[.G380]);&quot;&quot;))))">
            <text:p/>
          </table:table-cell>
          <table:table-cell table:style-name="ce58" table:formula="of:=IF(OR([.F380]=&quot;&quot;;[.G380]=&quot;&quot;);&quot;&quot;;IF(OR([.J380]=&quot;&quot;;[.J380]=0);&quot;&quot;;IF([.L380]=0;IF([.F380]=&quot;-&quot;;-1*[.H380]*[.J380]*[.G380];[.H380]*[.J380]*[.G380]);&quot;&quot;)))">
            <text:p/>
          </table:table-cell>
          <table:table-cell table:style-name="ce61" table:formula="of:=IF(OR([.L380]=&quot;&quot;;[.L380]=0);&quot;&quot;;IF([.F380]=&quot;-&quot;;-1*[.H380]*[.J380]*[.L380]*[.G380];[.H380]*[.J380]*[.L380]*[.G38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81]=0;[.J381]=&quot;&quot;);&quot;&quot;;&quot;X&quot;)">
            <text:p/>
          </table:table-cell>
          <table:table-cell table:style-name="ce45"/>
          <table:table-cell table:style-name="ce50" table:formula="of:=IF(OR([.L381]=0;[.L381]=&quot;&quot;);&quot;&quot;;&quot;X&quot;)">
            <text:p/>
          </table:table-cell>
          <table:table-cell table:style-name="ce45"/>
          <table:table-cell table:style-name="ce50" table:formula="of:=IF(OR([.H381]=&quot;&quot;;[.H381]=0);&quot;&quot;;&quot;=&quot;)">
            <text:p/>
          </table:table-cell>
          <table:table-cell table:style-name="ce54" table:formula="of:=IF(OR([.F381]=&quot;&quot;;[.G381]=&quot;&quot;);&quot;&quot;;IF([.G381]=&quot;&quot;;&quot;&quot;;IF(OR([.H381]=0;[.H381]=0);&quot;&quot;;IF([.J381]=0;IF([.F381]=&quot;-&quot;;-1*[.H381]*[.G381];[.H381]*[.G381]);&quot;&quot;))))">
            <text:p/>
          </table:table-cell>
          <table:table-cell table:style-name="ce58" table:formula="of:=IF(OR([.F381]=&quot;&quot;;[.G381]=&quot;&quot;);&quot;&quot;;IF(OR([.J381]=&quot;&quot;;[.J381]=0);&quot;&quot;;IF([.L381]=0;IF([.F381]=&quot;-&quot;;-1*[.H381]*[.J381]*[.G381];[.H381]*[.J381]*[.G381]);&quot;&quot;)))">
            <text:p/>
          </table:table-cell>
          <table:table-cell table:style-name="ce61" table:formula="of:=IF(OR([.L381]=&quot;&quot;;[.L381]=0);&quot;&quot;;IF([.F381]=&quot;-&quot;;-1*[.H381]*[.J381]*[.L381]*[.G381];[.H381]*[.J381]*[.L381]*[.G38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82]=0;[.J382]=&quot;&quot;);&quot;&quot;;&quot;X&quot;)">
            <text:p/>
          </table:table-cell>
          <table:table-cell table:style-name="ce45"/>
          <table:table-cell table:style-name="ce50" table:formula="of:=IF(OR([.L382]=0;[.L382]=&quot;&quot;);&quot;&quot;;&quot;X&quot;)">
            <text:p/>
          </table:table-cell>
          <table:table-cell table:style-name="ce45"/>
          <table:table-cell table:style-name="ce50" table:formula="of:=IF(OR([.H382]=&quot;&quot;;[.H382]=0);&quot;&quot;;&quot;=&quot;)">
            <text:p/>
          </table:table-cell>
          <table:table-cell table:style-name="ce54" table:formula="of:=IF(OR([.F382]=&quot;&quot;;[.G382]=&quot;&quot;);&quot;&quot;;IF([.G382]=&quot;&quot;;&quot;&quot;;IF(OR([.H382]=0;[.H382]=0);&quot;&quot;;IF([.J382]=0;IF([.F382]=&quot;-&quot;;-1*[.H382]*[.G382];[.H382]*[.G382]);&quot;&quot;))))">
            <text:p/>
          </table:table-cell>
          <table:table-cell table:style-name="ce58" table:formula="of:=IF(OR([.F382]=&quot;&quot;;[.G382]=&quot;&quot;);&quot;&quot;;IF(OR([.J382]=&quot;&quot;;[.J382]=0);&quot;&quot;;IF([.L382]=0;IF([.F382]=&quot;-&quot;;-1*[.H382]*[.J382]*[.G382];[.H382]*[.J382]*[.G382]);&quot;&quot;)))">
            <text:p/>
          </table:table-cell>
          <table:table-cell table:style-name="ce61" table:formula="of:=IF(OR([.L382]=&quot;&quot;;[.L382]=0);&quot;&quot;;IF([.F382]=&quot;-&quot;;-1*[.H382]*[.J382]*[.L382]*[.G382];[.H382]*[.J382]*[.L382]*[.G38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83]=0;[.J383]=&quot;&quot;);&quot;&quot;;&quot;X&quot;)">
            <text:p/>
          </table:table-cell>
          <table:table-cell table:style-name="ce45"/>
          <table:table-cell table:style-name="ce50" table:formula="of:=IF(OR([.L383]=0;[.L383]=&quot;&quot;);&quot;&quot;;&quot;X&quot;)">
            <text:p/>
          </table:table-cell>
          <table:table-cell table:style-name="ce45"/>
          <table:table-cell table:style-name="ce50" table:formula="of:=IF(OR([.H383]=&quot;&quot;;[.H383]=0);&quot;&quot;;&quot;=&quot;)">
            <text:p/>
          </table:table-cell>
          <table:table-cell table:style-name="ce54" table:formula="of:=IF(OR([.F383]=&quot;&quot;;[.G383]=&quot;&quot;);&quot;&quot;;IF([.G383]=&quot;&quot;;&quot;&quot;;IF(OR([.H383]=0;[.H383]=0);&quot;&quot;;IF([.J383]=0;IF([.F383]=&quot;-&quot;;-1*[.H383]*[.G383];[.H383]*[.G383]);&quot;&quot;))))">
            <text:p/>
          </table:table-cell>
          <table:table-cell table:style-name="ce58" table:formula="of:=IF(OR([.F383]=&quot;&quot;;[.G383]=&quot;&quot;);&quot;&quot;;IF(OR([.J383]=&quot;&quot;;[.J383]=0);&quot;&quot;;IF([.L383]=0;IF([.F383]=&quot;-&quot;;-1*[.H383]*[.J383]*[.G383];[.H383]*[.J383]*[.G383]);&quot;&quot;)))">
            <text:p/>
          </table:table-cell>
          <table:table-cell table:style-name="ce61" table:formula="of:=IF(OR([.L383]=&quot;&quot;;[.L383]=0);&quot;&quot;;IF([.F383]=&quot;-&quot;;-1*[.H383]*[.J383]*[.L383]*[.G383];[.H383]*[.J383]*[.L383]*[.G38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84]=0;[.J384]=&quot;&quot;);&quot;&quot;;&quot;X&quot;)">
            <text:p/>
          </table:table-cell>
          <table:table-cell table:style-name="ce45"/>
          <table:table-cell table:style-name="ce50" table:formula="of:=IF(OR([.L384]=0;[.L384]=&quot;&quot;);&quot;&quot;;&quot;X&quot;)">
            <text:p/>
          </table:table-cell>
          <table:table-cell table:style-name="ce45"/>
          <table:table-cell table:style-name="ce50" table:formula="of:=IF(OR([.H384]=&quot;&quot;;[.H384]=0);&quot;&quot;;&quot;=&quot;)">
            <text:p/>
          </table:table-cell>
          <table:table-cell table:style-name="ce54" table:formula="of:=IF(OR([.F384]=&quot;&quot;;[.G384]=&quot;&quot;);&quot;&quot;;IF([.G384]=&quot;&quot;;&quot;&quot;;IF(OR([.H384]=0;[.H384]=0);&quot;&quot;;IF([.J384]=0;IF([.F384]=&quot;-&quot;;-1*[.H384]*[.G384];[.H384]*[.G384]);&quot;&quot;))))">
            <text:p/>
          </table:table-cell>
          <table:table-cell table:style-name="ce58" table:formula="of:=IF(OR([.F384]=&quot;&quot;;[.G384]=&quot;&quot;);&quot;&quot;;IF(OR([.J384]=&quot;&quot;;[.J384]=0);&quot;&quot;;IF([.L384]=0;IF([.F384]=&quot;-&quot;;-1*[.H384]*[.J384]*[.G384];[.H384]*[.J384]*[.G384]);&quot;&quot;)))">
            <text:p/>
          </table:table-cell>
          <table:table-cell table:style-name="ce61" table:formula="of:=IF(OR([.L384]=&quot;&quot;;[.L384]=0);&quot;&quot;;IF([.F384]=&quot;-&quot;;-1*[.H384]*[.J384]*[.L384]*[.G384];[.H384]*[.J384]*[.L384]*[.G38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85]=0;[.J385]=&quot;&quot;);&quot;&quot;;&quot;X&quot;)">
            <text:p/>
          </table:table-cell>
          <table:table-cell table:style-name="ce45"/>
          <table:table-cell table:style-name="ce50" table:formula="of:=IF(OR([.L385]=0;[.L385]=&quot;&quot;);&quot;&quot;;&quot;X&quot;)">
            <text:p/>
          </table:table-cell>
          <table:table-cell table:style-name="ce45"/>
          <table:table-cell table:style-name="ce50" table:formula="of:=IF(OR([.H385]=&quot;&quot;;[.H385]=0);&quot;&quot;;&quot;=&quot;)">
            <text:p/>
          </table:table-cell>
          <table:table-cell table:style-name="ce54" table:formula="of:=IF(OR([.F385]=&quot;&quot;;[.G385]=&quot;&quot;);&quot;&quot;;IF([.G385]=&quot;&quot;;&quot;&quot;;IF(OR([.H385]=0;[.H385]=0);&quot;&quot;;IF([.J385]=0;IF([.F385]=&quot;-&quot;;-1*[.H385]*[.G385];[.H385]*[.G385]);&quot;&quot;))))">
            <text:p/>
          </table:table-cell>
          <table:table-cell table:style-name="ce58" table:formula="of:=IF(OR([.F385]=&quot;&quot;;[.G385]=&quot;&quot;);&quot;&quot;;IF(OR([.J385]=&quot;&quot;;[.J385]=0);&quot;&quot;;IF([.L385]=0;IF([.F385]=&quot;-&quot;;-1*[.H385]*[.J385]*[.G385];[.H385]*[.J385]*[.G385]);&quot;&quot;)))">
            <text:p/>
          </table:table-cell>
          <table:table-cell table:style-name="ce61" table:formula="of:=IF(OR([.L385]=&quot;&quot;;[.L385]=0);&quot;&quot;;IF([.F385]=&quot;-&quot;;-1*[.H385]*[.J385]*[.L385]*[.G385];[.H385]*[.J385]*[.L385]*[.G38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86]=0;[.J386]=&quot;&quot;);&quot;&quot;;&quot;X&quot;)">
            <text:p/>
          </table:table-cell>
          <table:table-cell table:style-name="ce45"/>
          <table:table-cell table:style-name="ce50" table:formula="of:=IF(OR([.L386]=0;[.L386]=&quot;&quot;);&quot;&quot;;&quot;X&quot;)">
            <text:p/>
          </table:table-cell>
          <table:table-cell table:style-name="ce45"/>
          <table:table-cell table:style-name="ce50" table:formula="of:=IF(OR([.H386]=&quot;&quot;;[.H386]=0);&quot;&quot;;&quot;=&quot;)">
            <text:p/>
          </table:table-cell>
          <table:table-cell table:style-name="ce54" table:formula="of:=IF(OR([.F386]=&quot;&quot;;[.G386]=&quot;&quot;);&quot;&quot;;IF([.G386]=&quot;&quot;;&quot;&quot;;IF(OR([.H386]=0;[.H386]=0);&quot;&quot;;IF([.J386]=0;IF([.F386]=&quot;-&quot;;-1*[.H386]*[.G386];[.H386]*[.G386]);&quot;&quot;))))">
            <text:p/>
          </table:table-cell>
          <table:table-cell table:style-name="ce58" table:formula="of:=IF(OR([.F386]=&quot;&quot;;[.G386]=&quot;&quot;);&quot;&quot;;IF(OR([.J386]=&quot;&quot;;[.J386]=0);&quot;&quot;;IF([.L386]=0;IF([.F386]=&quot;-&quot;;-1*[.H386]*[.J386]*[.G386];[.H386]*[.J386]*[.G386]);&quot;&quot;)))">
            <text:p/>
          </table:table-cell>
          <table:table-cell table:style-name="ce61" table:formula="of:=IF(OR([.L386]=&quot;&quot;;[.L386]=0);&quot;&quot;;IF([.F386]=&quot;-&quot;;-1*[.H386]*[.J386]*[.L386]*[.G386];[.H386]*[.J386]*[.L386]*[.G38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87]=0;[.J387]=&quot;&quot;);&quot;&quot;;&quot;X&quot;)">
            <text:p/>
          </table:table-cell>
          <table:table-cell table:style-name="ce45"/>
          <table:table-cell table:style-name="ce50" table:formula="of:=IF(OR([.L387]=0;[.L387]=&quot;&quot;);&quot;&quot;;&quot;X&quot;)">
            <text:p/>
          </table:table-cell>
          <table:table-cell table:style-name="ce45"/>
          <table:table-cell table:style-name="ce50" table:formula="of:=IF(OR([.H387]=&quot;&quot;;[.H387]=0);&quot;&quot;;&quot;=&quot;)">
            <text:p/>
          </table:table-cell>
          <table:table-cell table:style-name="ce54" table:formula="of:=IF(OR([.F387]=&quot;&quot;;[.G387]=&quot;&quot;);&quot;&quot;;IF([.G387]=&quot;&quot;;&quot;&quot;;IF(OR([.H387]=0;[.H387]=0);&quot;&quot;;IF([.J387]=0;IF([.F387]=&quot;-&quot;;-1*[.H387]*[.G387];[.H387]*[.G387]);&quot;&quot;))))">
            <text:p/>
          </table:table-cell>
          <table:table-cell table:style-name="ce58" table:formula="of:=IF(OR([.F387]=&quot;&quot;;[.G387]=&quot;&quot;);&quot;&quot;;IF(OR([.J387]=&quot;&quot;;[.J387]=0);&quot;&quot;;IF([.L387]=0;IF([.F387]=&quot;-&quot;;-1*[.H387]*[.J387]*[.G387];[.H387]*[.J387]*[.G387]);&quot;&quot;)))">
            <text:p/>
          </table:table-cell>
          <table:table-cell table:style-name="ce61" table:formula="of:=IF(OR([.L387]=&quot;&quot;;[.L387]=0);&quot;&quot;;IF([.F387]=&quot;-&quot;;-1*[.H387]*[.J387]*[.L387]*[.G387];[.H387]*[.J387]*[.L387]*[.G38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88]=0;[.J388]=&quot;&quot;);&quot;&quot;;&quot;X&quot;)">
            <text:p/>
          </table:table-cell>
          <table:table-cell table:style-name="ce45"/>
          <table:table-cell table:style-name="ce50" table:formula="of:=IF(OR([.L388]=0;[.L388]=&quot;&quot;);&quot;&quot;;&quot;X&quot;)">
            <text:p/>
          </table:table-cell>
          <table:table-cell table:style-name="ce45"/>
          <table:table-cell table:style-name="ce50" table:formula="of:=IF(OR([.H388]=&quot;&quot;;[.H388]=0);&quot;&quot;;&quot;=&quot;)">
            <text:p/>
          </table:table-cell>
          <table:table-cell table:style-name="ce54" table:formula="of:=IF(OR([.F388]=&quot;&quot;;[.G388]=&quot;&quot;);&quot;&quot;;IF([.G388]=&quot;&quot;;&quot;&quot;;IF(OR([.H388]=0;[.H388]=0);&quot;&quot;;IF([.J388]=0;IF([.F388]=&quot;-&quot;;-1*[.H388]*[.G388];[.H388]*[.G388]);&quot;&quot;))))">
            <text:p/>
          </table:table-cell>
          <table:table-cell table:style-name="ce58" table:formula="of:=IF(OR([.F388]=&quot;&quot;;[.G388]=&quot;&quot;);&quot;&quot;;IF(OR([.J388]=&quot;&quot;;[.J388]=0);&quot;&quot;;IF([.L388]=0;IF([.F388]=&quot;-&quot;;-1*[.H388]*[.J388]*[.G388];[.H388]*[.J388]*[.G388]);&quot;&quot;)))">
            <text:p/>
          </table:table-cell>
          <table:table-cell table:style-name="ce61" table:formula="of:=IF(OR([.L388]=&quot;&quot;;[.L388]=0);&quot;&quot;;IF([.F388]=&quot;-&quot;;-1*[.H388]*[.J388]*[.L388]*[.G388];[.H388]*[.J388]*[.L388]*[.G38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89]=0;[.J389]=&quot;&quot;);&quot;&quot;;&quot;X&quot;)">
            <text:p/>
          </table:table-cell>
          <table:table-cell table:style-name="ce45"/>
          <table:table-cell table:style-name="ce50" table:formula="of:=IF(OR([.L389]=0;[.L389]=&quot;&quot;);&quot;&quot;;&quot;X&quot;)">
            <text:p/>
          </table:table-cell>
          <table:table-cell table:style-name="ce45"/>
          <table:table-cell table:style-name="ce50" table:formula="of:=IF(OR([.H389]=&quot;&quot;;[.H389]=0);&quot;&quot;;&quot;=&quot;)">
            <text:p/>
          </table:table-cell>
          <table:table-cell table:style-name="ce54" table:formula="of:=IF(OR([.F389]=&quot;&quot;;[.G389]=&quot;&quot;);&quot;&quot;;IF([.G389]=&quot;&quot;;&quot;&quot;;IF(OR([.H389]=0;[.H389]=0);&quot;&quot;;IF([.J389]=0;IF([.F389]=&quot;-&quot;;-1*[.H389]*[.G389];[.H389]*[.G389]);&quot;&quot;))))">
            <text:p/>
          </table:table-cell>
          <table:table-cell table:style-name="ce58" table:formula="of:=IF(OR([.F389]=&quot;&quot;;[.G389]=&quot;&quot;);&quot;&quot;;IF(OR([.J389]=&quot;&quot;;[.J389]=0);&quot;&quot;;IF([.L389]=0;IF([.F389]=&quot;-&quot;;-1*[.H389]*[.J389]*[.G389];[.H389]*[.J389]*[.G389]);&quot;&quot;)))">
            <text:p/>
          </table:table-cell>
          <table:table-cell table:style-name="ce61" table:formula="of:=IF(OR([.L389]=&quot;&quot;;[.L389]=0);&quot;&quot;;IF([.F389]=&quot;-&quot;;-1*[.H389]*[.J389]*[.L389]*[.G389];[.H389]*[.J389]*[.L389]*[.G38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90]=0;[.J390]=&quot;&quot;);&quot;&quot;;&quot;X&quot;)">
            <text:p/>
          </table:table-cell>
          <table:table-cell table:style-name="ce45"/>
          <table:table-cell table:style-name="ce50" table:formula="of:=IF(OR([.L390]=0;[.L390]=&quot;&quot;);&quot;&quot;;&quot;X&quot;)">
            <text:p/>
          </table:table-cell>
          <table:table-cell table:style-name="ce45"/>
          <table:table-cell table:style-name="ce50" table:formula="of:=IF(OR([.H390]=&quot;&quot;;[.H390]=0);&quot;&quot;;&quot;=&quot;)">
            <text:p/>
          </table:table-cell>
          <table:table-cell table:style-name="ce54" table:formula="of:=IF(OR([.F390]=&quot;&quot;;[.G390]=&quot;&quot;);&quot;&quot;;IF([.G390]=&quot;&quot;;&quot;&quot;;IF(OR([.H390]=0;[.H390]=0);&quot;&quot;;IF([.J390]=0;IF([.F390]=&quot;-&quot;;-1*[.H390]*[.G390];[.H390]*[.G390]);&quot;&quot;))))">
            <text:p/>
          </table:table-cell>
          <table:table-cell table:style-name="ce58" table:formula="of:=IF(OR([.F390]=&quot;&quot;;[.G390]=&quot;&quot;);&quot;&quot;;IF(OR([.J390]=&quot;&quot;;[.J390]=0);&quot;&quot;;IF([.L390]=0;IF([.F390]=&quot;-&quot;;-1*[.H390]*[.J390]*[.G390];[.H390]*[.J390]*[.G390]);&quot;&quot;)))">
            <text:p/>
          </table:table-cell>
          <table:table-cell table:style-name="ce61" table:formula="of:=IF(OR([.L390]=&quot;&quot;;[.L390]=0);&quot;&quot;;IF([.F390]=&quot;-&quot;;-1*[.H390]*[.J390]*[.L390]*[.G390];[.H390]*[.J390]*[.L390]*[.G39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91]=0;[.J391]=&quot;&quot;);&quot;&quot;;&quot;X&quot;)">
            <text:p/>
          </table:table-cell>
          <table:table-cell table:style-name="ce45"/>
          <table:table-cell table:style-name="ce50" table:formula="of:=IF(OR([.L391]=0;[.L391]=&quot;&quot;);&quot;&quot;;&quot;X&quot;)">
            <text:p/>
          </table:table-cell>
          <table:table-cell table:style-name="ce45"/>
          <table:table-cell table:style-name="ce50" table:formula="of:=IF(OR([.H391]=&quot;&quot;;[.H391]=0);&quot;&quot;;&quot;=&quot;)">
            <text:p/>
          </table:table-cell>
          <table:table-cell table:style-name="ce54" table:formula="of:=IF(OR([.F391]=&quot;&quot;;[.G391]=&quot;&quot;);&quot;&quot;;IF([.G391]=&quot;&quot;;&quot;&quot;;IF(OR([.H391]=0;[.H391]=0);&quot;&quot;;IF([.J391]=0;IF([.F391]=&quot;-&quot;;-1*[.H391]*[.G391];[.H391]*[.G391]);&quot;&quot;))))">
            <text:p/>
          </table:table-cell>
          <table:table-cell table:style-name="ce58" table:formula="of:=IF(OR([.F391]=&quot;&quot;;[.G391]=&quot;&quot;);&quot;&quot;;IF(OR([.J391]=&quot;&quot;;[.J391]=0);&quot;&quot;;IF([.L391]=0;IF([.F391]=&quot;-&quot;;-1*[.H391]*[.J391]*[.G391];[.H391]*[.J391]*[.G391]);&quot;&quot;)))">
            <text:p/>
          </table:table-cell>
          <table:table-cell table:style-name="ce61" table:formula="of:=IF(OR([.L391]=&quot;&quot;;[.L391]=0);&quot;&quot;;IF([.F391]=&quot;-&quot;;-1*[.H391]*[.J391]*[.L391]*[.G391];[.H391]*[.J391]*[.L391]*[.G39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92]=0;[.J392]=&quot;&quot;);&quot;&quot;;&quot;X&quot;)">
            <text:p/>
          </table:table-cell>
          <table:table-cell table:style-name="ce45"/>
          <table:table-cell table:style-name="ce50" table:formula="of:=IF(OR([.L392]=0;[.L392]=&quot;&quot;);&quot;&quot;;&quot;X&quot;)">
            <text:p/>
          </table:table-cell>
          <table:table-cell table:style-name="ce45"/>
          <table:table-cell table:style-name="ce50" table:formula="of:=IF(OR([.H392]=&quot;&quot;;[.H392]=0);&quot;&quot;;&quot;=&quot;)">
            <text:p/>
          </table:table-cell>
          <table:table-cell table:style-name="ce54" table:formula="of:=IF(OR([.F392]=&quot;&quot;;[.G392]=&quot;&quot;);&quot;&quot;;IF([.G392]=&quot;&quot;;&quot;&quot;;IF(OR([.H392]=0;[.H392]=0);&quot;&quot;;IF([.J392]=0;IF([.F392]=&quot;-&quot;;-1*[.H392]*[.G392];[.H392]*[.G392]);&quot;&quot;))))">
            <text:p/>
          </table:table-cell>
          <table:table-cell table:style-name="ce58" table:formula="of:=IF(OR([.F392]=&quot;&quot;;[.G392]=&quot;&quot;);&quot;&quot;;IF(OR([.J392]=&quot;&quot;;[.J392]=0);&quot;&quot;;IF([.L392]=0;IF([.F392]=&quot;-&quot;;-1*[.H392]*[.J392]*[.G392];[.H392]*[.J392]*[.G392]);&quot;&quot;)))">
            <text:p/>
          </table:table-cell>
          <table:table-cell table:style-name="ce61" table:formula="of:=IF(OR([.L392]=&quot;&quot;;[.L392]=0);&quot;&quot;;IF([.F392]=&quot;-&quot;;-1*[.H392]*[.J392]*[.L392]*[.G392];[.H392]*[.J392]*[.L392]*[.G39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93]=0;[.J393]=&quot;&quot;);&quot;&quot;;&quot;X&quot;)">
            <text:p/>
          </table:table-cell>
          <table:table-cell table:style-name="ce45"/>
          <table:table-cell table:style-name="ce50" table:formula="of:=IF(OR([.L393]=0;[.L393]=&quot;&quot;);&quot;&quot;;&quot;X&quot;)">
            <text:p/>
          </table:table-cell>
          <table:table-cell table:style-name="ce45"/>
          <table:table-cell table:style-name="ce50" table:formula="of:=IF(OR([.H393]=&quot;&quot;;[.H393]=0);&quot;&quot;;&quot;=&quot;)">
            <text:p/>
          </table:table-cell>
          <table:table-cell table:style-name="ce54" table:formula="of:=IF(OR([.F393]=&quot;&quot;;[.G393]=&quot;&quot;);&quot;&quot;;IF([.G393]=&quot;&quot;;&quot;&quot;;IF(OR([.H393]=0;[.H393]=0);&quot;&quot;;IF([.J393]=0;IF([.F393]=&quot;-&quot;;-1*[.H393]*[.G393];[.H393]*[.G393]);&quot;&quot;))))">
            <text:p/>
          </table:table-cell>
          <table:table-cell table:style-name="ce58" table:formula="of:=IF(OR([.F393]=&quot;&quot;;[.G393]=&quot;&quot;);&quot;&quot;;IF(OR([.J393]=&quot;&quot;;[.J393]=0);&quot;&quot;;IF([.L393]=0;IF([.F393]=&quot;-&quot;;-1*[.H393]*[.J393]*[.G393];[.H393]*[.J393]*[.G393]);&quot;&quot;)))">
            <text:p/>
          </table:table-cell>
          <table:table-cell table:style-name="ce61" table:formula="of:=IF(OR([.L393]=&quot;&quot;;[.L393]=0);&quot;&quot;;IF([.F393]=&quot;-&quot;;-1*[.H393]*[.J393]*[.L393]*[.G393];[.H393]*[.J393]*[.L393]*[.G39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94]=0;[.J394]=&quot;&quot;);&quot;&quot;;&quot;X&quot;)">
            <text:p/>
          </table:table-cell>
          <table:table-cell table:style-name="ce45"/>
          <table:table-cell table:style-name="ce50" table:formula="of:=IF(OR([.L394]=0;[.L394]=&quot;&quot;);&quot;&quot;;&quot;X&quot;)">
            <text:p/>
          </table:table-cell>
          <table:table-cell table:style-name="ce45"/>
          <table:table-cell table:style-name="ce50" table:formula="of:=IF(OR([.H394]=&quot;&quot;;[.H394]=0);&quot;&quot;;&quot;=&quot;)">
            <text:p/>
          </table:table-cell>
          <table:table-cell table:style-name="ce54" table:formula="of:=IF(OR([.F394]=&quot;&quot;;[.G394]=&quot;&quot;);&quot;&quot;;IF([.G394]=&quot;&quot;;&quot;&quot;;IF(OR([.H394]=0;[.H394]=0);&quot;&quot;;IF([.J394]=0;IF([.F394]=&quot;-&quot;;-1*[.H394]*[.G394];[.H394]*[.G394]);&quot;&quot;))))">
            <text:p/>
          </table:table-cell>
          <table:table-cell table:style-name="ce58" table:formula="of:=IF(OR([.F394]=&quot;&quot;;[.G394]=&quot;&quot;);&quot;&quot;;IF(OR([.J394]=&quot;&quot;;[.J394]=0);&quot;&quot;;IF([.L394]=0;IF([.F394]=&quot;-&quot;;-1*[.H394]*[.J394]*[.G394];[.H394]*[.J394]*[.G394]);&quot;&quot;)))">
            <text:p/>
          </table:table-cell>
          <table:table-cell table:style-name="ce61" table:formula="of:=IF(OR([.L394]=&quot;&quot;;[.L394]=0);&quot;&quot;;IF([.F394]=&quot;-&quot;;-1*[.H394]*[.J394]*[.L394]*[.G394];[.H394]*[.J394]*[.L394]*[.G39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95]=0;[.J395]=&quot;&quot;);&quot;&quot;;&quot;X&quot;)">
            <text:p/>
          </table:table-cell>
          <table:table-cell table:style-name="ce45"/>
          <table:table-cell table:style-name="ce50" table:formula="of:=IF(OR([.L395]=0;[.L395]=&quot;&quot;);&quot;&quot;;&quot;X&quot;)">
            <text:p/>
          </table:table-cell>
          <table:table-cell table:style-name="ce45"/>
          <table:table-cell table:style-name="ce50" table:formula="of:=IF(OR([.H395]=&quot;&quot;;[.H395]=0);&quot;&quot;;&quot;=&quot;)">
            <text:p/>
          </table:table-cell>
          <table:table-cell table:style-name="ce54" table:formula="of:=IF(OR([.F395]=&quot;&quot;;[.G395]=&quot;&quot;);&quot;&quot;;IF([.G395]=&quot;&quot;;&quot;&quot;;IF(OR([.H395]=0;[.H395]=0);&quot;&quot;;IF([.J395]=0;IF([.F395]=&quot;-&quot;;-1*[.H395]*[.G395];[.H395]*[.G395]);&quot;&quot;))))">
            <text:p/>
          </table:table-cell>
          <table:table-cell table:style-name="ce58" table:formula="of:=IF(OR([.F395]=&quot;&quot;;[.G395]=&quot;&quot;);&quot;&quot;;IF(OR([.J395]=&quot;&quot;;[.J395]=0);&quot;&quot;;IF([.L395]=0;IF([.F395]=&quot;-&quot;;-1*[.H395]*[.J395]*[.G395];[.H395]*[.J395]*[.G395]);&quot;&quot;)))">
            <text:p/>
          </table:table-cell>
          <table:table-cell table:style-name="ce61" table:formula="of:=IF(OR([.L395]=&quot;&quot;;[.L395]=0);&quot;&quot;;IF([.F395]=&quot;-&quot;;-1*[.H395]*[.J395]*[.L395]*[.G395];[.H395]*[.J395]*[.L395]*[.G39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96]=0;[.J396]=&quot;&quot;);&quot;&quot;;&quot;X&quot;)">
            <text:p/>
          </table:table-cell>
          <table:table-cell table:style-name="ce45"/>
          <table:table-cell table:style-name="ce50" table:formula="of:=IF(OR([.L396]=0;[.L396]=&quot;&quot;);&quot;&quot;;&quot;X&quot;)">
            <text:p/>
          </table:table-cell>
          <table:table-cell table:style-name="ce45"/>
          <table:table-cell table:style-name="ce50" table:formula="of:=IF(OR([.H396]=&quot;&quot;;[.H396]=0);&quot;&quot;;&quot;=&quot;)">
            <text:p/>
          </table:table-cell>
          <table:table-cell table:style-name="ce54" table:formula="of:=IF(OR([.F396]=&quot;&quot;;[.G396]=&quot;&quot;);&quot;&quot;;IF([.G396]=&quot;&quot;;&quot;&quot;;IF(OR([.H396]=0;[.H396]=0);&quot;&quot;;IF([.J396]=0;IF([.F396]=&quot;-&quot;;-1*[.H396]*[.G396];[.H396]*[.G396]);&quot;&quot;))))">
            <text:p/>
          </table:table-cell>
          <table:table-cell table:style-name="ce58" table:formula="of:=IF(OR([.F396]=&quot;&quot;;[.G396]=&quot;&quot;);&quot;&quot;;IF(OR([.J396]=&quot;&quot;;[.J396]=0);&quot;&quot;;IF([.L396]=0;IF([.F396]=&quot;-&quot;;-1*[.H396]*[.J396]*[.G396];[.H396]*[.J396]*[.G396]);&quot;&quot;)))">
            <text:p/>
          </table:table-cell>
          <table:table-cell table:style-name="ce61" table:formula="of:=IF(OR([.L396]=&quot;&quot;;[.L396]=0);&quot;&quot;;IF([.F396]=&quot;-&quot;;-1*[.H396]*[.J396]*[.L396]*[.G396];[.H396]*[.J396]*[.L396]*[.G39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97]=0;[.J397]=&quot;&quot;);&quot;&quot;;&quot;X&quot;)">
            <text:p/>
          </table:table-cell>
          <table:table-cell table:style-name="ce45"/>
          <table:table-cell table:style-name="ce50" table:formula="of:=IF(OR([.L397]=0;[.L397]=&quot;&quot;);&quot;&quot;;&quot;X&quot;)">
            <text:p/>
          </table:table-cell>
          <table:table-cell table:style-name="ce45"/>
          <table:table-cell table:style-name="ce50" table:formula="of:=IF(OR([.H397]=&quot;&quot;;[.H397]=0);&quot;&quot;;&quot;=&quot;)">
            <text:p/>
          </table:table-cell>
          <table:table-cell table:style-name="ce54" table:formula="of:=IF(OR([.F397]=&quot;&quot;;[.G397]=&quot;&quot;);&quot;&quot;;IF([.G397]=&quot;&quot;;&quot;&quot;;IF(OR([.H397]=0;[.H397]=0);&quot;&quot;;IF([.J397]=0;IF([.F397]=&quot;-&quot;;-1*[.H397]*[.G397];[.H397]*[.G397]);&quot;&quot;))))">
            <text:p/>
          </table:table-cell>
          <table:table-cell table:style-name="ce58" table:formula="of:=IF(OR([.F397]=&quot;&quot;;[.G397]=&quot;&quot;);&quot;&quot;;IF(OR([.J397]=&quot;&quot;;[.J397]=0);&quot;&quot;;IF([.L397]=0;IF([.F397]=&quot;-&quot;;-1*[.H397]*[.J397]*[.G397];[.H397]*[.J397]*[.G397]);&quot;&quot;)))">
            <text:p/>
          </table:table-cell>
          <table:table-cell table:style-name="ce61" table:formula="of:=IF(OR([.L397]=&quot;&quot;;[.L397]=0);&quot;&quot;;IF([.F397]=&quot;-&quot;;-1*[.H397]*[.J397]*[.L397]*[.G397];[.H397]*[.J397]*[.L397]*[.G39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98]=0;[.J398]=&quot;&quot;);&quot;&quot;;&quot;X&quot;)">
            <text:p/>
          </table:table-cell>
          <table:table-cell table:style-name="ce45"/>
          <table:table-cell table:style-name="ce50" table:formula="of:=IF(OR([.L398]=0;[.L398]=&quot;&quot;);&quot;&quot;;&quot;X&quot;)">
            <text:p/>
          </table:table-cell>
          <table:table-cell table:style-name="ce45"/>
          <table:table-cell table:style-name="ce50" table:formula="of:=IF(OR([.H398]=&quot;&quot;;[.H398]=0);&quot;&quot;;&quot;=&quot;)">
            <text:p/>
          </table:table-cell>
          <table:table-cell table:style-name="ce54" table:formula="of:=IF(OR([.F398]=&quot;&quot;;[.G398]=&quot;&quot;);&quot;&quot;;IF([.G398]=&quot;&quot;;&quot;&quot;;IF(OR([.H398]=0;[.H398]=0);&quot;&quot;;IF([.J398]=0;IF([.F398]=&quot;-&quot;;-1*[.H398]*[.G398];[.H398]*[.G398]);&quot;&quot;))))">
            <text:p/>
          </table:table-cell>
          <table:table-cell table:style-name="ce58" table:formula="of:=IF(OR([.F398]=&quot;&quot;;[.G398]=&quot;&quot;);&quot;&quot;;IF(OR([.J398]=&quot;&quot;;[.J398]=0);&quot;&quot;;IF([.L398]=0;IF([.F398]=&quot;-&quot;;-1*[.H398]*[.J398]*[.G398];[.H398]*[.J398]*[.G398]);&quot;&quot;)))">
            <text:p/>
          </table:table-cell>
          <table:table-cell table:style-name="ce61" table:formula="of:=IF(OR([.L398]=&quot;&quot;;[.L398]=0);&quot;&quot;;IF([.F398]=&quot;-&quot;;-1*[.H398]*[.J398]*[.L398]*[.G398];[.H398]*[.J398]*[.L398]*[.G39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399]=0;[.J399]=&quot;&quot;);&quot;&quot;;&quot;X&quot;)">
            <text:p/>
          </table:table-cell>
          <table:table-cell table:style-name="ce45"/>
          <table:table-cell table:style-name="ce50" table:formula="of:=IF(OR([.L399]=0;[.L399]=&quot;&quot;);&quot;&quot;;&quot;X&quot;)">
            <text:p/>
          </table:table-cell>
          <table:table-cell table:style-name="ce45"/>
          <table:table-cell table:style-name="ce50" table:formula="of:=IF(OR([.H399]=&quot;&quot;;[.H399]=0);&quot;&quot;;&quot;=&quot;)">
            <text:p/>
          </table:table-cell>
          <table:table-cell table:style-name="ce54" table:formula="of:=IF(OR([.F399]=&quot;&quot;;[.G399]=&quot;&quot;);&quot;&quot;;IF([.G399]=&quot;&quot;;&quot;&quot;;IF(OR([.H399]=0;[.H399]=0);&quot;&quot;;IF([.J399]=0;IF([.F399]=&quot;-&quot;;-1*[.H399]*[.G399];[.H399]*[.G399]);&quot;&quot;))))">
            <text:p/>
          </table:table-cell>
          <table:table-cell table:style-name="ce58" table:formula="of:=IF(OR([.F399]=&quot;&quot;;[.G399]=&quot;&quot;);&quot;&quot;;IF(OR([.J399]=&quot;&quot;;[.J399]=0);&quot;&quot;;IF([.L399]=0;IF([.F399]=&quot;-&quot;;-1*[.H399]*[.J399]*[.G399];[.H399]*[.J399]*[.G399]);&quot;&quot;)))">
            <text:p/>
          </table:table-cell>
          <table:table-cell table:style-name="ce61" table:formula="of:=IF(OR([.L399]=&quot;&quot;;[.L399]=0);&quot;&quot;;IF([.F399]=&quot;-&quot;;-1*[.H399]*[.J399]*[.L399]*[.G399];[.H399]*[.J399]*[.L399]*[.G39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00]=0;[.J400]=&quot;&quot;);&quot;&quot;;&quot;X&quot;)">
            <text:p/>
          </table:table-cell>
          <table:table-cell table:style-name="ce45"/>
          <table:table-cell table:style-name="ce50" table:formula="of:=IF(OR([.L400]=0;[.L400]=&quot;&quot;);&quot;&quot;;&quot;X&quot;)">
            <text:p/>
          </table:table-cell>
          <table:table-cell table:style-name="ce45"/>
          <table:table-cell table:style-name="ce50" table:formula="of:=IF(OR([.H400]=&quot;&quot;;[.H400]=0);&quot;&quot;;&quot;=&quot;)">
            <text:p/>
          </table:table-cell>
          <table:table-cell table:style-name="ce54" table:formula="of:=IF(OR([.F400]=&quot;&quot;;[.G400]=&quot;&quot;);&quot;&quot;;IF([.G400]=&quot;&quot;;&quot;&quot;;IF(OR([.H400]=0;[.H400]=0);&quot;&quot;;IF([.J400]=0;IF([.F400]=&quot;-&quot;;-1*[.H400]*[.G400];[.H400]*[.G400]);&quot;&quot;))))">
            <text:p/>
          </table:table-cell>
          <table:table-cell table:style-name="ce58" table:formula="of:=IF(OR([.F400]=&quot;&quot;;[.G400]=&quot;&quot;);&quot;&quot;;IF(OR([.J400]=&quot;&quot;;[.J400]=0);&quot;&quot;;IF([.L400]=0;IF([.F400]=&quot;-&quot;;-1*[.H400]*[.J400]*[.G400];[.H400]*[.J400]*[.G400]);&quot;&quot;)))">
            <text:p/>
          </table:table-cell>
          <table:table-cell table:style-name="ce61" table:formula="of:=IF(OR([.L400]=&quot;&quot;;[.L400]=0);&quot;&quot;;IF([.F400]=&quot;-&quot;;-1*[.H400]*[.J400]*[.L400]*[.G400];[.H400]*[.J400]*[.L400]*[.G40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01]=0;[.J401]=&quot;&quot;);&quot;&quot;;&quot;X&quot;)">
            <text:p/>
          </table:table-cell>
          <table:table-cell table:style-name="ce45"/>
          <table:table-cell table:style-name="ce50" table:formula="of:=IF(OR([.L401]=0;[.L401]=&quot;&quot;);&quot;&quot;;&quot;X&quot;)">
            <text:p/>
          </table:table-cell>
          <table:table-cell table:style-name="ce45"/>
          <table:table-cell table:style-name="ce50" table:formula="of:=IF(OR([.H401]=&quot;&quot;;[.H401]=0);&quot;&quot;;&quot;=&quot;)">
            <text:p/>
          </table:table-cell>
          <table:table-cell table:style-name="ce54" table:formula="of:=IF(OR([.F401]=&quot;&quot;;[.G401]=&quot;&quot;);&quot;&quot;;IF([.G401]=&quot;&quot;;&quot;&quot;;IF(OR([.H401]=0;[.H401]=0);&quot;&quot;;IF([.J401]=0;IF([.F401]=&quot;-&quot;;-1*[.H401]*[.G401];[.H401]*[.G401]);&quot;&quot;))))">
            <text:p/>
          </table:table-cell>
          <table:table-cell table:style-name="ce58" table:formula="of:=IF(OR([.F401]=&quot;&quot;;[.G401]=&quot;&quot;);&quot;&quot;;IF(OR([.J401]=&quot;&quot;;[.J401]=0);&quot;&quot;;IF([.L401]=0;IF([.F401]=&quot;-&quot;;-1*[.H401]*[.J401]*[.G401];[.H401]*[.J401]*[.G401]);&quot;&quot;)))">
            <text:p/>
          </table:table-cell>
          <table:table-cell table:style-name="ce61" table:formula="of:=IF(OR([.L401]=&quot;&quot;;[.L401]=0);&quot;&quot;;IF([.F401]=&quot;-&quot;;-1*[.H401]*[.J401]*[.L401]*[.G401];[.H401]*[.J401]*[.L401]*[.G40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02]=0;[.J402]=&quot;&quot;);&quot;&quot;;&quot;X&quot;)">
            <text:p/>
          </table:table-cell>
          <table:table-cell table:style-name="ce45"/>
          <table:table-cell table:style-name="ce50" table:formula="of:=IF(OR([.L402]=0;[.L402]=&quot;&quot;);&quot;&quot;;&quot;X&quot;)">
            <text:p/>
          </table:table-cell>
          <table:table-cell table:style-name="ce45"/>
          <table:table-cell table:style-name="ce50" table:formula="of:=IF(OR([.H402]=&quot;&quot;;[.H402]=0);&quot;&quot;;&quot;=&quot;)">
            <text:p/>
          </table:table-cell>
          <table:table-cell table:style-name="ce54" table:formula="of:=IF(OR([.F402]=&quot;&quot;;[.G402]=&quot;&quot;);&quot;&quot;;IF([.G402]=&quot;&quot;;&quot;&quot;;IF(OR([.H402]=0;[.H402]=0);&quot;&quot;;IF([.J402]=0;IF([.F402]=&quot;-&quot;;-1*[.H402]*[.G402];[.H402]*[.G402]);&quot;&quot;))))">
            <text:p/>
          </table:table-cell>
          <table:table-cell table:style-name="ce58" table:formula="of:=IF(OR([.F402]=&quot;&quot;;[.G402]=&quot;&quot;);&quot;&quot;;IF(OR([.J402]=&quot;&quot;;[.J402]=0);&quot;&quot;;IF([.L402]=0;IF([.F402]=&quot;-&quot;;-1*[.H402]*[.J402]*[.G402];[.H402]*[.J402]*[.G402]);&quot;&quot;)))">
            <text:p/>
          </table:table-cell>
          <table:table-cell table:style-name="ce61" table:formula="of:=IF(OR([.L402]=&quot;&quot;;[.L402]=0);&quot;&quot;;IF([.F402]=&quot;-&quot;;-1*[.H402]*[.J402]*[.L402]*[.G402];[.H402]*[.J402]*[.L402]*[.G40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03]=0;[.J403]=&quot;&quot;);&quot;&quot;;&quot;X&quot;)">
            <text:p/>
          </table:table-cell>
          <table:table-cell table:style-name="ce45"/>
          <table:table-cell table:style-name="ce50" table:formula="of:=IF(OR([.L403]=0;[.L403]=&quot;&quot;);&quot;&quot;;&quot;X&quot;)">
            <text:p/>
          </table:table-cell>
          <table:table-cell table:style-name="ce45"/>
          <table:table-cell table:style-name="ce50" table:formula="of:=IF(OR([.H403]=&quot;&quot;;[.H403]=0);&quot;&quot;;&quot;=&quot;)">
            <text:p/>
          </table:table-cell>
          <table:table-cell table:style-name="ce54" table:formula="of:=IF(OR([.F403]=&quot;&quot;;[.G403]=&quot;&quot;);&quot;&quot;;IF([.G403]=&quot;&quot;;&quot;&quot;;IF(OR([.H403]=0;[.H403]=0);&quot;&quot;;IF([.J403]=0;IF([.F403]=&quot;-&quot;;-1*[.H403]*[.G403];[.H403]*[.G403]);&quot;&quot;))))">
            <text:p/>
          </table:table-cell>
          <table:table-cell table:style-name="ce58" table:formula="of:=IF(OR([.F403]=&quot;&quot;;[.G403]=&quot;&quot;);&quot;&quot;;IF(OR([.J403]=&quot;&quot;;[.J403]=0);&quot;&quot;;IF([.L403]=0;IF([.F403]=&quot;-&quot;;-1*[.H403]*[.J403]*[.G403];[.H403]*[.J403]*[.G403]);&quot;&quot;)))">
            <text:p/>
          </table:table-cell>
          <table:table-cell table:style-name="ce61" table:formula="of:=IF(OR([.L403]=&quot;&quot;;[.L403]=0);&quot;&quot;;IF([.F403]=&quot;-&quot;;-1*[.H403]*[.J403]*[.L403]*[.G403];[.H403]*[.J403]*[.L403]*[.G40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04]=0;[.J404]=&quot;&quot;);&quot;&quot;;&quot;X&quot;)">
            <text:p/>
          </table:table-cell>
          <table:table-cell table:style-name="ce45"/>
          <table:table-cell table:style-name="ce50" table:formula="of:=IF(OR([.L404]=0;[.L404]=&quot;&quot;);&quot;&quot;;&quot;X&quot;)">
            <text:p/>
          </table:table-cell>
          <table:table-cell table:style-name="ce45"/>
          <table:table-cell table:style-name="ce50" table:formula="of:=IF(OR([.H404]=&quot;&quot;;[.H404]=0);&quot;&quot;;&quot;=&quot;)">
            <text:p/>
          </table:table-cell>
          <table:table-cell table:style-name="ce54" table:formula="of:=IF(OR([.F404]=&quot;&quot;;[.G404]=&quot;&quot;);&quot;&quot;;IF([.G404]=&quot;&quot;;&quot;&quot;;IF(OR([.H404]=0;[.H404]=0);&quot;&quot;;IF([.J404]=0;IF([.F404]=&quot;-&quot;;-1*[.H404]*[.G404];[.H404]*[.G404]);&quot;&quot;))))">
            <text:p/>
          </table:table-cell>
          <table:table-cell table:style-name="ce58" table:formula="of:=IF(OR([.F404]=&quot;&quot;;[.G404]=&quot;&quot;);&quot;&quot;;IF(OR([.J404]=&quot;&quot;;[.J404]=0);&quot;&quot;;IF([.L404]=0;IF([.F404]=&quot;-&quot;;-1*[.H404]*[.J404]*[.G404];[.H404]*[.J404]*[.G404]);&quot;&quot;)))">
            <text:p/>
          </table:table-cell>
          <table:table-cell table:style-name="ce61" table:formula="of:=IF(OR([.L404]=&quot;&quot;;[.L404]=0);&quot;&quot;;IF([.F404]=&quot;-&quot;;-1*[.H404]*[.J404]*[.L404]*[.G404];[.H404]*[.J404]*[.L404]*[.G40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05]=0;[.J405]=&quot;&quot;);&quot;&quot;;&quot;X&quot;)">
            <text:p/>
          </table:table-cell>
          <table:table-cell table:style-name="ce45"/>
          <table:table-cell table:style-name="ce50" table:formula="of:=IF(OR([.L405]=0;[.L405]=&quot;&quot;);&quot;&quot;;&quot;X&quot;)">
            <text:p/>
          </table:table-cell>
          <table:table-cell table:style-name="ce45"/>
          <table:table-cell table:style-name="ce50" table:formula="of:=IF(OR([.H405]=&quot;&quot;;[.H405]=0);&quot;&quot;;&quot;=&quot;)">
            <text:p/>
          </table:table-cell>
          <table:table-cell table:style-name="ce54" table:formula="of:=IF(OR([.F405]=&quot;&quot;;[.G405]=&quot;&quot;);&quot;&quot;;IF([.G405]=&quot;&quot;;&quot;&quot;;IF(OR([.H405]=0;[.H405]=0);&quot;&quot;;IF([.J405]=0;IF([.F405]=&quot;-&quot;;-1*[.H405]*[.G405];[.H405]*[.G405]);&quot;&quot;))))">
            <text:p/>
          </table:table-cell>
          <table:table-cell table:style-name="ce58" table:formula="of:=IF(OR([.F405]=&quot;&quot;;[.G405]=&quot;&quot;);&quot;&quot;;IF(OR([.J405]=&quot;&quot;;[.J405]=0);&quot;&quot;;IF([.L405]=0;IF([.F405]=&quot;-&quot;;-1*[.H405]*[.J405]*[.G405];[.H405]*[.J405]*[.G405]);&quot;&quot;)))">
            <text:p/>
          </table:table-cell>
          <table:table-cell table:style-name="ce61" table:formula="of:=IF(OR([.L405]=&quot;&quot;;[.L405]=0);&quot;&quot;;IF([.F405]=&quot;-&quot;;-1*[.H405]*[.J405]*[.L405]*[.G405];[.H405]*[.J405]*[.L405]*[.G40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06]=0;[.J406]=&quot;&quot;);&quot;&quot;;&quot;X&quot;)">
            <text:p/>
          </table:table-cell>
          <table:table-cell table:style-name="ce45"/>
          <table:table-cell table:style-name="ce50" table:formula="of:=IF(OR([.L406]=0;[.L406]=&quot;&quot;);&quot;&quot;;&quot;X&quot;)">
            <text:p/>
          </table:table-cell>
          <table:table-cell table:style-name="ce45"/>
          <table:table-cell table:style-name="ce50" table:formula="of:=IF(OR([.H406]=&quot;&quot;;[.H406]=0);&quot;&quot;;&quot;=&quot;)">
            <text:p/>
          </table:table-cell>
          <table:table-cell table:style-name="ce54" table:formula="of:=IF(OR([.F406]=&quot;&quot;;[.G406]=&quot;&quot;);&quot;&quot;;IF([.G406]=&quot;&quot;;&quot;&quot;;IF(OR([.H406]=0;[.H406]=0);&quot;&quot;;IF([.J406]=0;IF([.F406]=&quot;-&quot;;-1*[.H406]*[.G406];[.H406]*[.G406]);&quot;&quot;))))">
            <text:p/>
          </table:table-cell>
          <table:table-cell table:style-name="ce58" table:formula="of:=IF(OR([.F406]=&quot;&quot;;[.G406]=&quot;&quot;);&quot;&quot;;IF(OR([.J406]=&quot;&quot;;[.J406]=0);&quot;&quot;;IF([.L406]=0;IF([.F406]=&quot;-&quot;;-1*[.H406]*[.J406]*[.G406];[.H406]*[.J406]*[.G406]);&quot;&quot;)))">
            <text:p/>
          </table:table-cell>
          <table:table-cell table:style-name="ce61" table:formula="of:=IF(OR([.L406]=&quot;&quot;;[.L406]=0);&quot;&quot;;IF([.F406]=&quot;-&quot;;-1*[.H406]*[.J406]*[.L406]*[.G406];[.H406]*[.J406]*[.L406]*[.G40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07]=0;[.J407]=&quot;&quot;);&quot;&quot;;&quot;X&quot;)">
            <text:p/>
          </table:table-cell>
          <table:table-cell table:style-name="ce45"/>
          <table:table-cell table:style-name="ce50" table:formula="of:=IF(OR([.L407]=0;[.L407]=&quot;&quot;);&quot;&quot;;&quot;X&quot;)">
            <text:p/>
          </table:table-cell>
          <table:table-cell table:style-name="ce45"/>
          <table:table-cell table:style-name="ce50" table:formula="of:=IF(OR([.H407]=&quot;&quot;;[.H407]=0);&quot;&quot;;&quot;=&quot;)">
            <text:p/>
          </table:table-cell>
          <table:table-cell table:style-name="ce54" table:formula="of:=IF(OR([.F407]=&quot;&quot;;[.G407]=&quot;&quot;);&quot;&quot;;IF([.G407]=&quot;&quot;;&quot;&quot;;IF(OR([.H407]=0;[.H407]=0);&quot;&quot;;IF([.J407]=0;IF([.F407]=&quot;-&quot;;-1*[.H407]*[.G407];[.H407]*[.G407]);&quot;&quot;))))">
            <text:p/>
          </table:table-cell>
          <table:table-cell table:style-name="ce58" table:formula="of:=IF(OR([.F407]=&quot;&quot;;[.G407]=&quot;&quot;);&quot;&quot;;IF(OR([.J407]=&quot;&quot;;[.J407]=0);&quot;&quot;;IF([.L407]=0;IF([.F407]=&quot;-&quot;;-1*[.H407]*[.J407]*[.G407];[.H407]*[.J407]*[.G407]);&quot;&quot;)))">
            <text:p/>
          </table:table-cell>
          <table:table-cell table:style-name="ce61" table:formula="of:=IF(OR([.L407]=&quot;&quot;;[.L407]=0);&quot;&quot;;IF([.F407]=&quot;-&quot;;-1*[.H407]*[.J407]*[.L407]*[.G407];[.H407]*[.J407]*[.L407]*[.G40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08]=0;[.J408]=&quot;&quot;);&quot;&quot;;&quot;X&quot;)">
            <text:p/>
          </table:table-cell>
          <table:table-cell table:style-name="ce45"/>
          <table:table-cell table:style-name="ce50" table:formula="of:=IF(OR([.L408]=0;[.L408]=&quot;&quot;);&quot;&quot;;&quot;X&quot;)">
            <text:p/>
          </table:table-cell>
          <table:table-cell table:style-name="ce45"/>
          <table:table-cell table:style-name="ce50" table:formula="of:=IF(OR([.H408]=&quot;&quot;;[.H408]=0);&quot;&quot;;&quot;=&quot;)">
            <text:p/>
          </table:table-cell>
          <table:table-cell table:style-name="ce54" table:formula="of:=IF(OR([.F408]=&quot;&quot;;[.G408]=&quot;&quot;);&quot;&quot;;IF([.G408]=&quot;&quot;;&quot;&quot;;IF(OR([.H408]=0;[.H408]=0);&quot;&quot;;IF([.J408]=0;IF([.F408]=&quot;-&quot;;-1*[.H408]*[.G408];[.H408]*[.G408]);&quot;&quot;))))">
            <text:p/>
          </table:table-cell>
          <table:table-cell table:style-name="ce58" table:formula="of:=IF(OR([.F408]=&quot;&quot;;[.G408]=&quot;&quot;);&quot;&quot;;IF(OR([.J408]=&quot;&quot;;[.J408]=0);&quot;&quot;;IF([.L408]=0;IF([.F408]=&quot;-&quot;;-1*[.H408]*[.J408]*[.G408];[.H408]*[.J408]*[.G408]);&quot;&quot;)))">
            <text:p/>
          </table:table-cell>
          <table:table-cell table:style-name="ce61" table:formula="of:=IF(OR([.L408]=&quot;&quot;;[.L408]=0);&quot;&quot;;IF([.F408]=&quot;-&quot;;-1*[.H408]*[.J408]*[.L408]*[.G408];[.H408]*[.J408]*[.L408]*[.G40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09]=0;[.J409]=&quot;&quot;);&quot;&quot;;&quot;X&quot;)">
            <text:p/>
          </table:table-cell>
          <table:table-cell table:style-name="ce45"/>
          <table:table-cell table:style-name="ce50" table:formula="of:=IF(OR([.L409]=0;[.L409]=&quot;&quot;);&quot;&quot;;&quot;X&quot;)">
            <text:p/>
          </table:table-cell>
          <table:table-cell table:style-name="ce45"/>
          <table:table-cell table:style-name="ce50" table:formula="of:=IF(OR([.H409]=&quot;&quot;;[.H409]=0);&quot;&quot;;&quot;=&quot;)">
            <text:p/>
          </table:table-cell>
          <table:table-cell table:style-name="ce54" table:formula="of:=IF(OR([.F409]=&quot;&quot;;[.G409]=&quot;&quot;);&quot;&quot;;IF([.G409]=&quot;&quot;;&quot;&quot;;IF(OR([.H409]=0;[.H409]=0);&quot;&quot;;IF([.J409]=0;IF([.F409]=&quot;-&quot;;-1*[.H409]*[.G409];[.H409]*[.G409]);&quot;&quot;))))">
            <text:p/>
          </table:table-cell>
          <table:table-cell table:style-name="ce58" table:formula="of:=IF(OR([.F409]=&quot;&quot;;[.G409]=&quot;&quot;);&quot;&quot;;IF(OR([.J409]=&quot;&quot;;[.J409]=0);&quot;&quot;;IF([.L409]=0;IF([.F409]=&quot;-&quot;;-1*[.H409]*[.J409]*[.G409];[.H409]*[.J409]*[.G409]);&quot;&quot;)))">
            <text:p/>
          </table:table-cell>
          <table:table-cell table:style-name="ce61" table:formula="of:=IF(OR([.L409]=&quot;&quot;;[.L409]=0);&quot;&quot;;IF([.F409]=&quot;-&quot;;-1*[.H409]*[.J409]*[.L409]*[.G409];[.H409]*[.J409]*[.L409]*[.G40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10]=0;[.J410]=&quot;&quot;);&quot;&quot;;&quot;X&quot;)">
            <text:p/>
          </table:table-cell>
          <table:table-cell table:style-name="ce45"/>
          <table:table-cell table:style-name="ce50" table:formula="of:=IF(OR([.L410]=0;[.L410]=&quot;&quot;);&quot;&quot;;&quot;X&quot;)">
            <text:p/>
          </table:table-cell>
          <table:table-cell table:style-name="ce45"/>
          <table:table-cell table:style-name="ce50" table:formula="of:=IF(OR([.H410]=&quot;&quot;;[.H410]=0);&quot;&quot;;&quot;=&quot;)">
            <text:p/>
          </table:table-cell>
          <table:table-cell table:style-name="ce54" table:formula="of:=IF(OR([.F410]=&quot;&quot;;[.G410]=&quot;&quot;);&quot;&quot;;IF([.G410]=&quot;&quot;;&quot;&quot;;IF(OR([.H410]=0;[.H410]=0);&quot;&quot;;IF([.J410]=0;IF([.F410]=&quot;-&quot;;-1*[.H410]*[.G410];[.H410]*[.G410]);&quot;&quot;))))">
            <text:p/>
          </table:table-cell>
          <table:table-cell table:style-name="ce58" table:formula="of:=IF(OR([.F410]=&quot;&quot;;[.G410]=&quot;&quot;);&quot;&quot;;IF(OR([.J410]=&quot;&quot;;[.J410]=0);&quot;&quot;;IF([.L410]=0;IF([.F410]=&quot;-&quot;;-1*[.H410]*[.J410]*[.G410];[.H410]*[.J410]*[.G410]);&quot;&quot;)))">
            <text:p/>
          </table:table-cell>
          <table:table-cell table:style-name="ce61" table:formula="of:=IF(OR([.L410]=&quot;&quot;;[.L410]=0);&quot;&quot;;IF([.F410]=&quot;-&quot;;-1*[.H410]*[.J410]*[.L410]*[.G410];[.H410]*[.J410]*[.L410]*[.G41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11]=0;[.J411]=&quot;&quot;);&quot;&quot;;&quot;X&quot;)">
            <text:p/>
          </table:table-cell>
          <table:table-cell table:style-name="ce45"/>
          <table:table-cell table:style-name="ce50" table:formula="of:=IF(OR([.L411]=0;[.L411]=&quot;&quot;);&quot;&quot;;&quot;X&quot;)">
            <text:p/>
          </table:table-cell>
          <table:table-cell table:style-name="ce45"/>
          <table:table-cell table:style-name="ce50" table:formula="of:=IF(OR([.H411]=&quot;&quot;;[.H411]=0);&quot;&quot;;&quot;=&quot;)">
            <text:p/>
          </table:table-cell>
          <table:table-cell table:style-name="ce54" table:formula="of:=IF(OR([.F411]=&quot;&quot;;[.G411]=&quot;&quot;);&quot;&quot;;IF([.G411]=&quot;&quot;;&quot;&quot;;IF(OR([.H411]=0;[.H411]=0);&quot;&quot;;IF([.J411]=0;IF([.F411]=&quot;-&quot;;-1*[.H411]*[.G411];[.H411]*[.G411]);&quot;&quot;))))">
            <text:p/>
          </table:table-cell>
          <table:table-cell table:style-name="ce58" table:formula="of:=IF(OR([.F411]=&quot;&quot;;[.G411]=&quot;&quot;);&quot;&quot;;IF(OR([.J411]=&quot;&quot;;[.J411]=0);&quot;&quot;;IF([.L411]=0;IF([.F411]=&quot;-&quot;;-1*[.H411]*[.J411]*[.G411];[.H411]*[.J411]*[.G411]);&quot;&quot;)))">
            <text:p/>
          </table:table-cell>
          <table:table-cell table:style-name="ce61" table:formula="of:=IF(OR([.L411]=&quot;&quot;;[.L411]=0);&quot;&quot;;IF([.F411]=&quot;-&quot;;-1*[.H411]*[.J411]*[.L411]*[.G411];[.H411]*[.J411]*[.L411]*[.G41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12]=0;[.J412]=&quot;&quot;);&quot;&quot;;&quot;X&quot;)">
            <text:p/>
          </table:table-cell>
          <table:table-cell table:style-name="ce45"/>
          <table:table-cell table:style-name="ce50" table:formula="of:=IF(OR([.L412]=0;[.L412]=&quot;&quot;);&quot;&quot;;&quot;X&quot;)">
            <text:p/>
          </table:table-cell>
          <table:table-cell table:style-name="ce45"/>
          <table:table-cell table:style-name="ce50" table:formula="of:=IF(OR([.H412]=&quot;&quot;;[.H412]=0);&quot;&quot;;&quot;=&quot;)">
            <text:p/>
          </table:table-cell>
          <table:table-cell table:style-name="ce54" table:formula="of:=IF(OR([.F412]=&quot;&quot;;[.G412]=&quot;&quot;);&quot;&quot;;IF([.G412]=&quot;&quot;;&quot;&quot;;IF(OR([.H412]=0;[.H412]=0);&quot;&quot;;IF([.J412]=0;IF([.F412]=&quot;-&quot;;-1*[.H412]*[.G412];[.H412]*[.G412]);&quot;&quot;))))">
            <text:p/>
          </table:table-cell>
          <table:table-cell table:style-name="ce58" table:formula="of:=IF(OR([.F412]=&quot;&quot;;[.G412]=&quot;&quot;);&quot;&quot;;IF(OR([.J412]=&quot;&quot;;[.J412]=0);&quot;&quot;;IF([.L412]=0;IF([.F412]=&quot;-&quot;;-1*[.H412]*[.J412]*[.G412];[.H412]*[.J412]*[.G412]);&quot;&quot;)))">
            <text:p/>
          </table:table-cell>
          <table:table-cell table:style-name="ce61" table:formula="of:=IF(OR([.L412]=&quot;&quot;;[.L412]=0);&quot;&quot;;IF([.F412]=&quot;-&quot;;-1*[.H412]*[.J412]*[.L412]*[.G412];[.H412]*[.J412]*[.L412]*[.G41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13]=0;[.J413]=&quot;&quot;);&quot;&quot;;&quot;X&quot;)">
            <text:p/>
          </table:table-cell>
          <table:table-cell table:style-name="ce45"/>
          <table:table-cell table:style-name="ce50" table:formula="of:=IF(OR([.L413]=0;[.L413]=&quot;&quot;);&quot;&quot;;&quot;X&quot;)">
            <text:p/>
          </table:table-cell>
          <table:table-cell table:style-name="ce45"/>
          <table:table-cell table:style-name="ce50" table:formula="of:=IF(OR([.H413]=&quot;&quot;;[.H413]=0);&quot;&quot;;&quot;=&quot;)">
            <text:p/>
          </table:table-cell>
          <table:table-cell table:style-name="ce54" table:formula="of:=IF(OR([.F413]=&quot;&quot;;[.G413]=&quot;&quot;);&quot;&quot;;IF([.G413]=&quot;&quot;;&quot;&quot;;IF(OR([.H413]=0;[.H413]=0);&quot;&quot;;IF([.J413]=0;IF([.F413]=&quot;-&quot;;-1*[.H413]*[.G413];[.H413]*[.G413]);&quot;&quot;))))">
            <text:p/>
          </table:table-cell>
          <table:table-cell table:style-name="ce58" table:formula="of:=IF(OR([.F413]=&quot;&quot;;[.G413]=&quot;&quot;);&quot;&quot;;IF(OR([.J413]=&quot;&quot;;[.J413]=0);&quot;&quot;;IF([.L413]=0;IF([.F413]=&quot;-&quot;;-1*[.H413]*[.J413]*[.G413];[.H413]*[.J413]*[.G413]);&quot;&quot;)))">
            <text:p/>
          </table:table-cell>
          <table:table-cell table:style-name="ce61" table:formula="of:=IF(OR([.L413]=&quot;&quot;;[.L413]=0);&quot;&quot;;IF([.F413]=&quot;-&quot;;-1*[.H413]*[.J413]*[.L413]*[.G413];[.H413]*[.J413]*[.L413]*[.G41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14]=0;[.J414]=&quot;&quot;);&quot;&quot;;&quot;X&quot;)">
            <text:p/>
          </table:table-cell>
          <table:table-cell table:style-name="ce45"/>
          <table:table-cell table:style-name="ce50" table:formula="of:=IF(OR([.L414]=0;[.L414]=&quot;&quot;);&quot;&quot;;&quot;X&quot;)">
            <text:p/>
          </table:table-cell>
          <table:table-cell table:style-name="ce45"/>
          <table:table-cell table:style-name="ce50" table:formula="of:=IF(OR([.H414]=&quot;&quot;;[.H414]=0);&quot;&quot;;&quot;=&quot;)">
            <text:p/>
          </table:table-cell>
          <table:table-cell table:style-name="ce54" table:formula="of:=IF(OR([.F414]=&quot;&quot;;[.G414]=&quot;&quot;);&quot;&quot;;IF([.G414]=&quot;&quot;;&quot;&quot;;IF(OR([.H414]=0;[.H414]=0);&quot;&quot;;IF([.J414]=0;IF([.F414]=&quot;-&quot;;-1*[.H414]*[.G414];[.H414]*[.G414]);&quot;&quot;))))">
            <text:p/>
          </table:table-cell>
          <table:table-cell table:style-name="ce58" table:formula="of:=IF(OR([.F414]=&quot;&quot;;[.G414]=&quot;&quot;);&quot;&quot;;IF(OR([.J414]=&quot;&quot;;[.J414]=0);&quot;&quot;;IF([.L414]=0;IF([.F414]=&quot;-&quot;;-1*[.H414]*[.J414]*[.G414];[.H414]*[.J414]*[.G414]);&quot;&quot;)))">
            <text:p/>
          </table:table-cell>
          <table:table-cell table:style-name="ce61" table:formula="of:=IF(OR([.L414]=&quot;&quot;;[.L414]=0);&quot;&quot;;IF([.F414]=&quot;-&quot;;-1*[.H414]*[.J414]*[.L414]*[.G414];[.H414]*[.J414]*[.L414]*[.G41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15]=0;[.J415]=&quot;&quot;);&quot;&quot;;&quot;X&quot;)">
            <text:p/>
          </table:table-cell>
          <table:table-cell table:style-name="ce45"/>
          <table:table-cell table:style-name="ce50" table:formula="of:=IF(OR([.L415]=0;[.L415]=&quot;&quot;);&quot;&quot;;&quot;X&quot;)">
            <text:p/>
          </table:table-cell>
          <table:table-cell table:style-name="ce45"/>
          <table:table-cell table:style-name="ce50" table:formula="of:=IF(OR([.H415]=&quot;&quot;;[.H415]=0);&quot;&quot;;&quot;=&quot;)">
            <text:p/>
          </table:table-cell>
          <table:table-cell table:style-name="ce54" table:formula="of:=IF(OR([.F415]=&quot;&quot;;[.G415]=&quot;&quot;);&quot;&quot;;IF([.G415]=&quot;&quot;;&quot;&quot;;IF(OR([.H415]=0;[.H415]=0);&quot;&quot;;IF([.J415]=0;IF([.F415]=&quot;-&quot;;-1*[.H415]*[.G415];[.H415]*[.G415]);&quot;&quot;))))">
            <text:p/>
          </table:table-cell>
          <table:table-cell table:style-name="ce58" table:formula="of:=IF(OR([.F415]=&quot;&quot;;[.G415]=&quot;&quot;);&quot;&quot;;IF(OR([.J415]=&quot;&quot;;[.J415]=0);&quot;&quot;;IF([.L415]=0;IF([.F415]=&quot;-&quot;;-1*[.H415]*[.J415]*[.G415];[.H415]*[.J415]*[.G415]);&quot;&quot;)))">
            <text:p/>
          </table:table-cell>
          <table:table-cell table:style-name="ce61" table:formula="of:=IF(OR([.L415]=&quot;&quot;;[.L415]=0);&quot;&quot;;IF([.F415]=&quot;-&quot;;-1*[.H415]*[.J415]*[.L415]*[.G415];[.H415]*[.J415]*[.L415]*[.G415]))">
            <text:p/>
          </table:table-cell>
          <table:table-cell table:number-columns-repeated="1008"/>
        </table:table-row>
        <table:table-row table:style-name="ro3">
          <table:covered-table-cell table:number-columns-repeated="2" table:style-name="ce9"/>
          <table:table-cell table:style-name="ce22" office:value-type="string" calcext:value-type="string" table:number-columns-spanned="11" table:number-rows-spanned="1">
            <text:p>Total</text:p>
          </table:table-cell>
          <table:covered-table-cell table:number-columns-repeated="2" table:style-name="ce26"/>
          <table:covered-table-cell table:number-columns-repeated="2" table:style-name="ce34"/>
          <table:covered-table-cell table:style-name="ce46"/>
          <table:covered-table-cell table:style-name="ce51"/>
          <table:covered-table-cell table:style-name="ce46"/>
          <table:covered-table-cell table:style-name="ce51"/>
          <table:covered-table-cell table:style-name="ce46"/>
          <table:covered-table-cell table:style-name="ce51"/>
          <table:table-cell table:style-name="ce55" table:formula="of:=IF(SUM([.N376:.N415])=0;&quot;&quot;;SUM([.N376:.N415]))">
            <text:p/>
          </table:table-cell>
          <table:table-cell table:style-name="ce59" table:formula="of:=IF(SUM([.O376:.O415])=0;&quot;&quot;;SUM([.O376:.O415]))">
            <text:p/>
          </table:table-cell>
          <table:table-cell table:style-name="ce62" table:formula="of:=IF(SUM([.P376:.P415])=0;&quot;&quot;;SUM([.P376:.P415]))">
            <text:p/>
          </table:table-cell>
          <table:table-cell table:number-columns-repeated="1008"/>
        </table:table-row>
        <table:table-row table:style-name="ro2">
          <table:table-cell table:style-name="ce2" table:number-columns-spanned="16" table:number-rows-spanned="1"/>
          <table:covered-table-cell table:number-columns-repeated="15"/>
          <table:table-cell table:number-columns-repeated="1008"/>
        </table:table-row>
        <table:table-row table:style-name="ro9">
          <table:table-cell table:style-name="ce5" office:value-type="float" office:value="10" calcext:value-type="float" table:number-columns-spanned="2" table:number-rows-spanned="1">
            <text:p>Lot n° 10</text:p>
          </table:table-cell>
          <table:covered-table-cell table:style-name="ce16"/>
          <table:table-cell table:style-name="ce20" table:number-columns-spanned="14" table:number-rows-spanned="1"/>
          <table:covered-table-cell table:number-columns-repeated="13" table:style-name="ce25"/>
          <table:table-cell table:number-columns-repeated="1008"/>
        </table:table-row>
        <table:table-row table:style-name="ro8">
          <table:table-cell table:style-name="ce6" office:value-type="string" calcext:value-type="string" table:number-columns-spanned="2" table:number-rows-spanned="2">
            <text:p>Remarques</text:p>
          </table:table-cell>
          <table:covered-table-cell table:style-name="ce13"/>
          <table:table-cell table:style-name="ce6" office:value-type="string" calcext:value-type="string" table:number-columns-spanned="3" table:number-rows-spanned="2">
            <text:p>Localisations</text:p>
          </table:table-cell>
          <table:covered-table-cell table:style-name="ce13"/>
          <table:covered-table-cell table:style-name="ce29"/>
          <table:table-cell table:style-name="ce31" office:value-type="string" calcext:value-type="string" table:number-columns-spanned="1" table:number-rows-spanned="2">
            <text:p>+ / -</text:p>
          </table:table-cell>
          <table:table-cell table:style-name="ce32" office:value-type="string" calcext:value-type="string" table:number-columns-spanned="1" table:number-rows-spanned="2">
            <text:p>Nb</text:p>
          </table:table-cell>
          <table:table-cell table:style-name="ce31" office:value-type="string" calcext:value-type="string" table:number-columns-spanned="1" table:number-rows-spanned="2">
            <text:p>Larg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Haut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Longueur</text:p>
            <text:p>(en m)</text:p>
          </table:table-cell>
          <table:table-cell table:style-name="ce48" office:value-type="string" calcext:value-type="string" table:number-columns-spanned="1" table:number-rows-spanned="2">
            <text:p>=</text:p>
          </table:table-cell>
          <table:table-cell table:style-name="ce53" office:value-type="string" calcext:value-type="string" table:number-columns-spanned="3" table:number-rows-spanned="1">
            <text:p>Résultats des calculs</text:p>
          </table:table-cell>
          <table:covered-table-cell table:number-columns-repeated="2" table:style-name="ce57"/>
          <table:table-cell table:number-columns-repeated="1008"/>
        </table:table-row>
        <table:table-row table:style-name="ro10">
          <table:covered-table-cell table:number-columns-repeated="5" table:style-name="ce7"/>
          <table:covered-table-cell table:style-name="ce32"/>
          <table:covered-table-cell table:style-name="ce38"/>
          <table:covered-table-cell table:style-name="ce44"/>
          <table:covered-table-cell table:style-name="ce49"/>
          <table:covered-table-cell table:style-name="ce32"/>
          <table:covered-table-cell table:style-name="ce49"/>
          <table:covered-table-cell table:style-name="ce32"/>
          <table:covered-table-cell table:style-name="ce49"/>
          <table:table-cell table:style-name="ce53" office:value-type="string" calcext:value-type="string">
            <text:p>Longueur</text:p>
            <text:p>ml</text:p>
          </table:table-cell>
          <table:table-cell table:style-name="ce53" office:value-type="string" calcext:value-type="string">
            <text:p>Surface</text:p>
            <text:p>m²</text:p>
          </table:table-cell>
          <table:table-cell table:style-name="ce53" office:value-type="string" calcext:value-type="string">
            <text:p>Cubage</text:p>
            <text:p>m<text:span text:style-name="T1">3</text:span></text:p>
          </table:table-cell>
          <table:table-cell table:number-columns-repeated="1008"/>
        </table:table-row>
        <table:table-row table:style-name="ro8">
          <table:table-cell table:style-name="ce12" table:number-columns-spanned="2" table:number-rows-spanned="41"/>
          <table:covered-table-cell table:style-name="ce17"/>
          <table:table-cell table:style-name="ce21" table:number-columns-spanned="3" table:number-rows-spanned="1"/>
          <table:covered-table-cell table:style-name="ce17"/>
          <table:covered-table-cell table:style-name="ce10"/>
          <table:table-cell table:style-name="ce33"/>
          <table:table-cell table:style-name="ce39"/>
          <table:table-cell table:style-name="ce45"/>
          <table:table-cell table:style-name="ce50" table:formula="of:=IF(OR([.J421]=0;[.J421]=&quot;&quot;);&quot;&quot;;&quot;X&quot;)">
            <text:p/>
          </table:table-cell>
          <table:table-cell table:style-name="ce45"/>
          <table:table-cell table:style-name="ce50" table:formula="of:=IF(OR([.L421]=0;[.L421]=&quot;&quot;);&quot;&quot;;&quot;X&quot;)">
            <text:p/>
          </table:table-cell>
          <table:table-cell table:style-name="ce45"/>
          <table:table-cell table:style-name="ce50" table:formula="of:=IF(OR([.H421]=&quot;&quot;;[.H421]=0);&quot;&quot;;&quot;=&quot;)">
            <text:p/>
          </table:table-cell>
          <table:table-cell table:style-name="ce54" table:formula="of:=IF(OR([.F421]=&quot;&quot;;[.G421]=&quot;&quot;);&quot;&quot;;IF([.G421]=&quot;&quot;;&quot;&quot;;IF(OR([.H421]=0;[.H421]=0);&quot;&quot;;IF([.J421]=0;IF([.F421]=&quot;-&quot;;-1*[.H421]*[.G421];[.H421]*[.G421]);&quot;&quot;))))">
            <text:p/>
          </table:table-cell>
          <table:table-cell table:style-name="ce58" table:formula="of:=IF(OR([.F421]=&quot;&quot;;[.G421]=&quot;&quot;);&quot;&quot;;IF(OR([.J421]=&quot;&quot;;[.J421]=0);&quot;&quot;;IF([.L421]=0;IF([.F421]=&quot;-&quot;;-1*[.H421]*[.J421]*[.G421];[.H421]*[.J421]*[.G421]);&quot;&quot;)))">
            <text:p/>
          </table:table-cell>
          <table:table-cell table:style-name="ce61" table:formula="of:=IF(OR([.L421]=&quot;&quot;;[.L421]=0);&quot;&quot;;IF([.F421]=&quot;-&quot;;-1*[.H421]*[.J421]*[.L421]*[.G421];[.H421]*[.J421]*[.L421]*[.G42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22]=0;[.J422]=&quot;&quot;);&quot;&quot;;&quot;X&quot;)">
            <text:p/>
          </table:table-cell>
          <table:table-cell table:style-name="ce45"/>
          <table:table-cell table:style-name="ce50" table:formula="of:=IF(OR([.L422]=0;[.L422]=&quot;&quot;);&quot;&quot;;&quot;X&quot;)">
            <text:p/>
          </table:table-cell>
          <table:table-cell table:style-name="ce45"/>
          <table:table-cell table:style-name="ce50" table:formula="of:=IF(OR([.H422]=&quot;&quot;;[.H422]=0);&quot;&quot;;&quot;=&quot;)">
            <text:p/>
          </table:table-cell>
          <table:table-cell table:style-name="ce54" table:formula="of:=IF(OR([.F422]=&quot;&quot;;[.G422]=&quot;&quot;);&quot;&quot;;IF([.G422]=&quot;&quot;;&quot;&quot;;IF(OR([.H422]=0;[.H422]=0);&quot;&quot;;IF([.J422]=0;IF([.F422]=&quot;-&quot;;-1*[.H422]*[.G422];[.H422]*[.G422]);&quot;&quot;))))">
            <text:p/>
          </table:table-cell>
          <table:table-cell table:style-name="ce58" table:formula="of:=IF(OR([.F422]=&quot;&quot;;[.G422]=&quot;&quot;);&quot;&quot;;IF(OR([.J422]=&quot;&quot;;[.J422]=0);&quot;&quot;;IF([.L422]=0;IF([.F422]=&quot;-&quot;;-1*[.H422]*[.J422]*[.G422];[.H422]*[.J422]*[.G422]);&quot;&quot;)))">
            <text:p/>
          </table:table-cell>
          <table:table-cell table:style-name="ce61" table:formula="of:=IF(OR([.L422]=&quot;&quot;;[.L422]=0);&quot;&quot;;IF([.F422]=&quot;-&quot;;-1*[.H422]*[.J422]*[.L422]*[.G422];[.H422]*[.J422]*[.L422]*[.G42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23]=0;[.J423]=&quot;&quot;);&quot;&quot;;&quot;X&quot;)">
            <text:p/>
          </table:table-cell>
          <table:table-cell table:style-name="ce45"/>
          <table:table-cell table:style-name="ce50" table:formula="of:=IF(OR([.L423]=0;[.L423]=&quot;&quot;);&quot;&quot;;&quot;X&quot;)">
            <text:p/>
          </table:table-cell>
          <table:table-cell table:style-name="ce45"/>
          <table:table-cell table:style-name="ce50" table:formula="of:=IF(OR([.H423]=&quot;&quot;;[.H423]=0);&quot;&quot;;&quot;=&quot;)">
            <text:p/>
          </table:table-cell>
          <table:table-cell table:style-name="ce54" table:formula="of:=IF(OR([.F423]=&quot;&quot;;[.G423]=&quot;&quot;);&quot;&quot;;IF([.G423]=&quot;&quot;;&quot;&quot;;IF(OR([.H423]=0;[.H423]=0);&quot;&quot;;IF([.J423]=0;IF([.F423]=&quot;-&quot;;-1*[.H423]*[.G423];[.H423]*[.G423]);&quot;&quot;))))">
            <text:p/>
          </table:table-cell>
          <table:table-cell table:style-name="ce58" table:formula="of:=IF(OR([.F423]=&quot;&quot;;[.G423]=&quot;&quot;);&quot;&quot;;IF(OR([.J423]=&quot;&quot;;[.J423]=0);&quot;&quot;;IF([.L423]=0;IF([.F423]=&quot;-&quot;;-1*[.H423]*[.J423]*[.G423];[.H423]*[.J423]*[.G423]);&quot;&quot;)))">
            <text:p/>
          </table:table-cell>
          <table:table-cell table:style-name="ce61" table:formula="of:=IF(OR([.L423]=&quot;&quot;;[.L423]=0);&quot;&quot;;IF([.F423]=&quot;-&quot;;-1*[.H423]*[.J423]*[.L423]*[.G423];[.H423]*[.J423]*[.L423]*[.G42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24]=0;[.J424]=&quot;&quot;);&quot;&quot;;&quot;X&quot;)">
            <text:p/>
          </table:table-cell>
          <table:table-cell table:style-name="ce45"/>
          <table:table-cell table:style-name="ce50" table:formula="of:=IF(OR([.L424]=0;[.L424]=&quot;&quot;);&quot;&quot;;&quot;X&quot;)">
            <text:p/>
          </table:table-cell>
          <table:table-cell table:style-name="ce45"/>
          <table:table-cell table:style-name="ce50" table:formula="of:=IF(OR([.H424]=&quot;&quot;;[.H424]=0);&quot;&quot;;&quot;=&quot;)">
            <text:p/>
          </table:table-cell>
          <table:table-cell table:style-name="ce54" table:formula="of:=IF(OR([.F424]=&quot;&quot;;[.G424]=&quot;&quot;);&quot;&quot;;IF([.G424]=&quot;&quot;;&quot;&quot;;IF(OR([.H424]=0;[.H424]=0);&quot;&quot;;IF([.J424]=0;IF([.F424]=&quot;-&quot;;-1*[.H424]*[.G424];[.H424]*[.G424]);&quot;&quot;))))">
            <text:p/>
          </table:table-cell>
          <table:table-cell table:style-name="ce58" table:formula="of:=IF(OR([.F424]=&quot;&quot;;[.G424]=&quot;&quot;);&quot;&quot;;IF(OR([.J424]=&quot;&quot;;[.J424]=0);&quot;&quot;;IF([.L424]=0;IF([.F424]=&quot;-&quot;;-1*[.H424]*[.J424]*[.G424];[.H424]*[.J424]*[.G424]);&quot;&quot;)))">
            <text:p/>
          </table:table-cell>
          <table:table-cell table:style-name="ce61" table:formula="of:=IF(OR([.L424]=&quot;&quot;;[.L424]=0);&quot;&quot;;IF([.F424]=&quot;-&quot;;-1*[.H424]*[.J424]*[.L424]*[.G424];[.H424]*[.J424]*[.L424]*[.G42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25]=0;[.J425]=&quot;&quot;);&quot;&quot;;&quot;X&quot;)">
            <text:p/>
          </table:table-cell>
          <table:table-cell table:style-name="ce45"/>
          <table:table-cell table:style-name="ce50" table:formula="of:=IF(OR([.L425]=0;[.L425]=&quot;&quot;);&quot;&quot;;&quot;X&quot;)">
            <text:p/>
          </table:table-cell>
          <table:table-cell table:style-name="ce45"/>
          <table:table-cell table:style-name="ce50" table:formula="of:=IF(OR([.H425]=&quot;&quot;;[.H425]=0);&quot;&quot;;&quot;=&quot;)">
            <text:p/>
          </table:table-cell>
          <table:table-cell table:style-name="ce54" table:formula="of:=IF(OR([.F425]=&quot;&quot;;[.G425]=&quot;&quot;);&quot;&quot;;IF([.G425]=&quot;&quot;;&quot;&quot;;IF(OR([.H425]=0;[.H425]=0);&quot;&quot;;IF([.J425]=0;IF([.F425]=&quot;-&quot;;-1*[.H425]*[.G425];[.H425]*[.G425]);&quot;&quot;))))">
            <text:p/>
          </table:table-cell>
          <table:table-cell table:style-name="ce58" table:formula="of:=IF(OR([.F425]=&quot;&quot;;[.G425]=&quot;&quot;);&quot;&quot;;IF(OR([.J425]=&quot;&quot;;[.J425]=0);&quot;&quot;;IF([.L425]=0;IF([.F425]=&quot;-&quot;;-1*[.H425]*[.J425]*[.G425];[.H425]*[.J425]*[.G425]);&quot;&quot;)))">
            <text:p/>
          </table:table-cell>
          <table:table-cell table:style-name="ce61" table:formula="of:=IF(OR([.L425]=&quot;&quot;;[.L425]=0);&quot;&quot;;IF([.F425]=&quot;-&quot;;-1*[.H425]*[.J425]*[.L425]*[.G425];[.H425]*[.J425]*[.L425]*[.G42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26]=0;[.J426]=&quot;&quot;);&quot;&quot;;&quot;X&quot;)">
            <text:p/>
          </table:table-cell>
          <table:table-cell table:style-name="ce45"/>
          <table:table-cell table:style-name="ce50" table:formula="of:=IF(OR([.L426]=0;[.L426]=&quot;&quot;);&quot;&quot;;&quot;X&quot;)">
            <text:p/>
          </table:table-cell>
          <table:table-cell table:style-name="ce45"/>
          <table:table-cell table:style-name="ce50" table:formula="of:=IF(OR([.H426]=&quot;&quot;;[.H426]=0);&quot;&quot;;&quot;=&quot;)">
            <text:p/>
          </table:table-cell>
          <table:table-cell table:style-name="ce54" table:formula="of:=IF(OR([.F426]=&quot;&quot;;[.G426]=&quot;&quot;);&quot;&quot;;IF([.G426]=&quot;&quot;;&quot;&quot;;IF(OR([.H426]=0;[.H426]=0);&quot;&quot;;IF([.J426]=0;IF([.F426]=&quot;-&quot;;-1*[.H426]*[.G426];[.H426]*[.G426]);&quot;&quot;))))">
            <text:p/>
          </table:table-cell>
          <table:table-cell table:style-name="ce58" table:formula="of:=IF(OR([.F426]=&quot;&quot;;[.G426]=&quot;&quot;);&quot;&quot;;IF(OR([.J426]=&quot;&quot;;[.J426]=0);&quot;&quot;;IF([.L426]=0;IF([.F426]=&quot;-&quot;;-1*[.H426]*[.J426]*[.G426];[.H426]*[.J426]*[.G426]);&quot;&quot;)))">
            <text:p/>
          </table:table-cell>
          <table:table-cell table:style-name="ce61" table:formula="of:=IF(OR([.L426]=&quot;&quot;;[.L426]=0);&quot;&quot;;IF([.F426]=&quot;-&quot;;-1*[.H426]*[.J426]*[.L426]*[.G426];[.H426]*[.J426]*[.L426]*[.G42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27]=0;[.J427]=&quot;&quot;);&quot;&quot;;&quot;X&quot;)">
            <text:p/>
          </table:table-cell>
          <table:table-cell table:style-name="ce45"/>
          <table:table-cell table:style-name="ce50" table:formula="of:=IF(OR([.L427]=0;[.L427]=&quot;&quot;);&quot;&quot;;&quot;X&quot;)">
            <text:p/>
          </table:table-cell>
          <table:table-cell table:style-name="ce45"/>
          <table:table-cell table:style-name="ce50" table:formula="of:=IF(OR([.H427]=&quot;&quot;;[.H427]=0);&quot;&quot;;&quot;=&quot;)">
            <text:p/>
          </table:table-cell>
          <table:table-cell table:style-name="ce54" table:formula="of:=IF(OR([.F427]=&quot;&quot;;[.G427]=&quot;&quot;);&quot;&quot;;IF([.G427]=&quot;&quot;;&quot;&quot;;IF(OR([.H427]=0;[.H427]=0);&quot;&quot;;IF([.J427]=0;IF([.F427]=&quot;-&quot;;-1*[.H427]*[.G427];[.H427]*[.G427]);&quot;&quot;))))">
            <text:p/>
          </table:table-cell>
          <table:table-cell table:style-name="ce58" table:formula="of:=IF(OR([.F427]=&quot;&quot;;[.G427]=&quot;&quot;);&quot;&quot;;IF(OR([.J427]=&quot;&quot;;[.J427]=0);&quot;&quot;;IF([.L427]=0;IF([.F427]=&quot;-&quot;;-1*[.H427]*[.J427]*[.G427];[.H427]*[.J427]*[.G427]);&quot;&quot;)))">
            <text:p/>
          </table:table-cell>
          <table:table-cell table:style-name="ce61" table:formula="of:=IF(OR([.L427]=&quot;&quot;;[.L427]=0);&quot;&quot;;IF([.F427]=&quot;-&quot;;-1*[.H427]*[.J427]*[.L427]*[.G427];[.H427]*[.J427]*[.L427]*[.G42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28]=0;[.J428]=&quot;&quot;);&quot;&quot;;&quot;X&quot;)">
            <text:p/>
          </table:table-cell>
          <table:table-cell table:style-name="ce45"/>
          <table:table-cell table:style-name="ce50" table:formula="of:=IF(OR([.L428]=0;[.L428]=&quot;&quot;);&quot;&quot;;&quot;X&quot;)">
            <text:p/>
          </table:table-cell>
          <table:table-cell table:style-name="ce45"/>
          <table:table-cell table:style-name="ce50" table:formula="of:=IF(OR([.H428]=&quot;&quot;;[.H428]=0);&quot;&quot;;&quot;=&quot;)">
            <text:p/>
          </table:table-cell>
          <table:table-cell table:style-name="ce54" table:formula="of:=IF(OR([.F428]=&quot;&quot;;[.G428]=&quot;&quot;);&quot;&quot;;IF([.G428]=&quot;&quot;;&quot;&quot;;IF(OR([.H428]=0;[.H428]=0);&quot;&quot;;IF([.J428]=0;IF([.F428]=&quot;-&quot;;-1*[.H428]*[.G428];[.H428]*[.G428]);&quot;&quot;))))">
            <text:p/>
          </table:table-cell>
          <table:table-cell table:style-name="ce58" table:formula="of:=IF(OR([.F428]=&quot;&quot;;[.G428]=&quot;&quot;);&quot;&quot;;IF(OR([.J428]=&quot;&quot;;[.J428]=0);&quot;&quot;;IF([.L428]=0;IF([.F428]=&quot;-&quot;;-1*[.H428]*[.J428]*[.G428];[.H428]*[.J428]*[.G428]);&quot;&quot;)))">
            <text:p/>
          </table:table-cell>
          <table:table-cell table:style-name="ce61" table:formula="of:=IF(OR([.L428]=&quot;&quot;;[.L428]=0);&quot;&quot;;IF([.F428]=&quot;-&quot;;-1*[.H428]*[.J428]*[.L428]*[.G428];[.H428]*[.J428]*[.L428]*[.G42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29]=0;[.J429]=&quot;&quot;);&quot;&quot;;&quot;X&quot;)">
            <text:p/>
          </table:table-cell>
          <table:table-cell table:style-name="ce45"/>
          <table:table-cell table:style-name="ce50" table:formula="of:=IF(OR([.L429]=0;[.L429]=&quot;&quot;);&quot;&quot;;&quot;X&quot;)">
            <text:p/>
          </table:table-cell>
          <table:table-cell table:style-name="ce45"/>
          <table:table-cell table:style-name="ce50" table:formula="of:=IF(OR([.H429]=&quot;&quot;;[.H429]=0);&quot;&quot;;&quot;=&quot;)">
            <text:p/>
          </table:table-cell>
          <table:table-cell table:style-name="ce54" table:formula="of:=IF(OR([.F429]=&quot;&quot;;[.G429]=&quot;&quot;);&quot;&quot;;IF([.G429]=&quot;&quot;;&quot;&quot;;IF(OR([.H429]=0;[.H429]=0);&quot;&quot;;IF([.J429]=0;IF([.F429]=&quot;-&quot;;-1*[.H429]*[.G429];[.H429]*[.G429]);&quot;&quot;))))">
            <text:p/>
          </table:table-cell>
          <table:table-cell table:style-name="ce58" table:formula="of:=IF(OR([.F429]=&quot;&quot;;[.G429]=&quot;&quot;);&quot;&quot;;IF(OR([.J429]=&quot;&quot;;[.J429]=0);&quot;&quot;;IF([.L429]=0;IF([.F429]=&quot;-&quot;;-1*[.H429]*[.J429]*[.G429];[.H429]*[.J429]*[.G429]);&quot;&quot;)))">
            <text:p/>
          </table:table-cell>
          <table:table-cell table:style-name="ce61" table:formula="of:=IF(OR([.L429]=&quot;&quot;;[.L429]=0);&quot;&quot;;IF([.F429]=&quot;-&quot;;-1*[.H429]*[.J429]*[.L429]*[.G429];[.H429]*[.J429]*[.L429]*[.G42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30]=0;[.J430]=&quot;&quot;);&quot;&quot;;&quot;X&quot;)">
            <text:p/>
          </table:table-cell>
          <table:table-cell table:style-name="ce45"/>
          <table:table-cell table:style-name="ce50" table:formula="of:=IF(OR([.L430]=0;[.L430]=&quot;&quot;);&quot;&quot;;&quot;X&quot;)">
            <text:p/>
          </table:table-cell>
          <table:table-cell table:style-name="ce45"/>
          <table:table-cell table:style-name="ce50" table:formula="of:=IF(OR([.H430]=&quot;&quot;;[.H430]=0);&quot;&quot;;&quot;=&quot;)">
            <text:p/>
          </table:table-cell>
          <table:table-cell table:style-name="ce54" table:formula="of:=IF(OR([.F430]=&quot;&quot;;[.G430]=&quot;&quot;);&quot;&quot;;IF([.G430]=&quot;&quot;;&quot;&quot;;IF(OR([.H430]=0;[.H430]=0);&quot;&quot;;IF([.J430]=0;IF([.F430]=&quot;-&quot;;-1*[.H430]*[.G430];[.H430]*[.G430]);&quot;&quot;))))">
            <text:p/>
          </table:table-cell>
          <table:table-cell table:style-name="ce58" table:formula="of:=IF(OR([.F430]=&quot;&quot;;[.G430]=&quot;&quot;);&quot;&quot;;IF(OR([.J430]=&quot;&quot;;[.J430]=0);&quot;&quot;;IF([.L430]=0;IF([.F430]=&quot;-&quot;;-1*[.H430]*[.J430]*[.G430];[.H430]*[.J430]*[.G430]);&quot;&quot;)))">
            <text:p/>
          </table:table-cell>
          <table:table-cell table:style-name="ce61" table:formula="of:=IF(OR([.L430]=&quot;&quot;;[.L430]=0);&quot;&quot;;IF([.F430]=&quot;-&quot;;-1*[.H430]*[.J430]*[.L430]*[.G430];[.H430]*[.J430]*[.L430]*[.G43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31]=0;[.J431]=&quot;&quot;);&quot;&quot;;&quot;X&quot;)">
            <text:p/>
          </table:table-cell>
          <table:table-cell table:style-name="ce45"/>
          <table:table-cell table:style-name="ce50" table:formula="of:=IF(OR([.L431]=0;[.L431]=&quot;&quot;);&quot;&quot;;&quot;X&quot;)">
            <text:p/>
          </table:table-cell>
          <table:table-cell table:style-name="ce45"/>
          <table:table-cell table:style-name="ce50" table:formula="of:=IF(OR([.H431]=&quot;&quot;;[.H431]=0);&quot;&quot;;&quot;=&quot;)">
            <text:p/>
          </table:table-cell>
          <table:table-cell table:style-name="ce54" table:formula="of:=IF(OR([.F431]=&quot;&quot;;[.G431]=&quot;&quot;);&quot;&quot;;IF([.G431]=&quot;&quot;;&quot;&quot;;IF(OR([.H431]=0;[.H431]=0);&quot;&quot;;IF([.J431]=0;IF([.F431]=&quot;-&quot;;-1*[.H431]*[.G431];[.H431]*[.G431]);&quot;&quot;))))">
            <text:p/>
          </table:table-cell>
          <table:table-cell table:style-name="ce58" table:formula="of:=IF(OR([.F431]=&quot;&quot;;[.G431]=&quot;&quot;);&quot;&quot;;IF(OR([.J431]=&quot;&quot;;[.J431]=0);&quot;&quot;;IF([.L431]=0;IF([.F431]=&quot;-&quot;;-1*[.H431]*[.J431]*[.G431];[.H431]*[.J431]*[.G431]);&quot;&quot;)))">
            <text:p/>
          </table:table-cell>
          <table:table-cell table:style-name="ce61" table:formula="of:=IF(OR([.L431]=&quot;&quot;;[.L431]=0);&quot;&quot;;IF([.F431]=&quot;-&quot;;-1*[.H431]*[.J431]*[.L431]*[.G431];[.H431]*[.J431]*[.L431]*[.G43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32]=0;[.J432]=&quot;&quot;);&quot;&quot;;&quot;X&quot;)">
            <text:p/>
          </table:table-cell>
          <table:table-cell table:style-name="ce45"/>
          <table:table-cell table:style-name="ce50" table:formula="of:=IF(OR([.L432]=0;[.L432]=&quot;&quot;);&quot;&quot;;&quot;X&quot;)">
            <text:p/>
          </table:table-cell>
          <table:table-cell table:style-name="ce45"/>
          <table:table-cell table:style-name="ce50" table:formula="of:=IF(OR([.H432]=&quot;&quot;;[.H432]=0);&quot;&quot;;&quot;=&quot;)">
            <text:p/>
          </table:table-cell>
          <table:table-cell table:style-name="ce54" table:formula="of:=IF(OR([.F432]=&quot;&quot;;[.G432]=&quot;&quot;);&quot;&quot;;IF([.G432]=&quot;&quot;;&quot;&quot;;IF(OR([.H432]=0;[.H432]=0);&quot;&quot;;IF([.J432]=0;IF([.F432]=&quot;-&quot;;-1*[.H432]*[.G432];[.H432]*[.G432]);&quot;&quot;))))">
            <text:p/>
          </table:table-cell>
          <table:table-cell table:style-name="ce58" table:formula="of:=IF(OR([.F432]=&quot;&quot;;[.G432]=&quot;&quot;);&quot;&quot;;IF(OR([.J432]=&quot;&quot;;[.J432]=0);&quot;&quot;;IF([.L432]=0;IF([.F432]=&quot;-&quot;;-1*[.H432]*[.J432]*[.G432];[.H432]*[.J432]*[.G432]);&quot;&quot;)))">
            <text:p/>
          </table:table-cell>
          <table:table-cell table:style-name="ce61" table:formula="of:=IF(OR([.L432]=&quot;&quot;;[.L432]=0);&quot;&quot;;IF([.F432]=&quot;-&quot;;-1*[.H432]*[.J432]*[.L432]*[.G432];[.H432]*[.J432]*[.L432]*[.G43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33]=0;[.J433]=&quot;&quot;);&quot;&quot;;&quot;X&quot;)">
            <text:p/>
          </table:table-cell>
          <table:table-cell table:style-name="ce45"/>
          <table:table-cell table:style-name="ce50" table:formula="of:=IF(OR([.L433]=0;[.L433]=&quot;&quot;);&quot;&quot;;&quot;X&quot;)">
            <text:p/>
          </table:table-cell>
          <table:table-cell table:style-name="ce45"/>
          <table:table-cell table:style-name="ce50" table:formula="of:=IF(OR([.H433]=&quot;&quot;;[.H433]=0);&quot;&quot;;&quot;=&quot;)">
            <text:p/>
          </table:table-cell>
          <table:table-cell table:style-name="ce54" table:formula="of:=IF(OR([.F433]=&quot;&quot;;[.G433]=&quot;&quot;);&quot;&quot;;IF([.G433]=&quot;&quot;;&quot;&quot;;IF(OR([.H433]=0;[.H433]=0);&quot;&quot;;IF([.J433]=0;IF([.F433]=&quot;-&quot;;-1*[.H433]*[.G433];[.H433]*[.G433]);&quot;&quot;))))">
            <text:p/>
          </table:table-cell>
          <table:table-cell table:style-name="ce58" table:formula="of:=IF(OR([.F433]=&quot;&quot;;[.G433]=&quot;&quot;);&quot;&quot;;IF(OR([.J433]=&quot;&quot;;[.J433]=0);&quot;&quot;;IF([.L433]=0;IF([.F433]=&quot;-&quot;;-1*[.H433]*[.J433]*[.G433];[.H433]*[.J433]*[.G433]);&quot;&quot;)))">
            <text:p/>
          </table:table-cell>
          <table:table-cell table:style-name="ce61" table:formula="of:=IF(OR([.L433]=&quot;&quot;;[.L433]=0);&quot;&quot;;IF([.F433]=&quot;-&quot;;-1*[.H433]*[.J433]*[.L433]*[.G433];[.H433]*[.J433]*[.L433]*[.G43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34]=0;[.J434]=&quot;&quot;);&quot;&quot;;&quot;X&quot;)">
            <text:p/>
          </table:table-cell>
          <table:table-cell table:style-name="ce45"/>
          <table:table-cell table:style-name="ce50" table:formula="of:=IF(OR([.L434]=0;[.L434]=&quot;&quot;);&quot;&quot;;&quot;X&quot;)">
            <text:p/>
          </table:table-cell>
          <table:table-cell table:style-name="ce45"/>
          <table:table-cell table:style-name="ce50" table:formula="of:=IF(OR([.H434]=&quot;&quot;;[.H434]=0);&quot;&quot;;&quot;=&quot;)">
            <text:p/>
          </table:table-cell>
          <table:table-cell table:style-name="ce54" table:formula="of:=IF(OR([.F434]=&quot;&quot;;[.G434]=&quot;&quot;);&quot;&quot;;IF([.G434]=&quot;&quot;;&quot;&quot;;IF(OR([.H434]=0;[.H434]=0);&quot;&quot;;IF([.J434]=0;IF([.F434]=&quot;-&quot;;-1*[.H434]*[.G434];[.H434]*[.G434]);&quot;&quot;))))">
            <text:p/>
          </table:table-cell>
          <table:table-cell table:style-name="ce58" table:formula="of:=IF(OR([.F434]=&quot;&quot;;[.G434]=&quot;&quot;);&quot;&quot;;IF(OR([.J434]=&quot;&quot;;[.J434]=0);&quot;&quot;;IF([.L434]=0;IF([.F434]=&quot;-&quot;;-1*[.H434]*[.J434]*[.G434];[.H434]*[.J434]*[.G434]);&quot;&quot;)))">
            <text:p/>
          </table:table-cell>
          <table:table-cell table:style-name="ce61" table:formula="of:=IF(OR([.L434]=&quot;&quot;;[.L434]=0);&quot;&quot;;IF([.F434]=&quot;-&quot;;-1*[.H434]*[.J434]*[.L434]*[.G434];[.H434]*[.J434]*[.L434]*[.G43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35]=0;[.J435]=&quot;&quot;);&quot;&quot;;&quot;X&quot;)">
            <text:p/>
          </table:table-cell>
          <table:table-cell table:style-name="ce45"/>
          <table:table-cell table:style-name="ce50" table:formula="of:=IF(OR([.L435]=0;[.L435]=&quot;&quot;);&quot;&quot;;&quot;X&quot;)">
            <text:p/>
          </table:table-cell>
          <table:table-cell table:style-name="ce45"/>
          <table:table-cell table:style-name="ce50" table:formula="of:=IF(OR([.H435]=&quot;&quot;;[.H435]=0);&quot;&quot;;&quot;=&quot;)">
            <text:p/>
          </table:table-cell>
          <table:table-cell table:style-name="ce54" table:formula="of:=IF(OR([.F435]=&quot;&quot;;[.G435]=&quot;&quot;);&quot;&quot;;IF([.G435]=&quot;&quot;;&quot;&quot;;IF(OR([.H435]=0;[.H435]=0);&quot;&quot;;IF([.J435]=0;IF([.F435]=&quot;-&quot;;-1*[.H435]*[.G435];[.H435]*[.G435]);&quot;&quot;))))">
            <text:p/>
          </table:table-cell>
          <table:table-cell table:style-name="ce58" table:formula="of:=IF(OR([.F435]=&quot;&quot;;[.G435]=&quot;&quot;);&quot;&quot;;IF(OR([.J435]=&quot;&quot;;[.J435]=0);&quot;&quot;;IF([.L435]=0;IF([.F435]=&quot;-&quot;;-1*[.H435]*[.J435]*[.G435];[.H435]*[.J435]*[.G435]);&quot;&quot;)))">
            <text:p/>
          </table:table-cell>
          <table:table-cell table:style-name="ce61" table:formula="of:=IF(OR([.L435]=&quot;&quot;;[.L435]=0);&quot;&quot;;IF([.F435]=&quot;-&quot;;-1*[.H435]*[.J435]*[.L435]*[.G435];[.H435]*[.J435]*[.L435]*[.G43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36]=0;[.J436]=&quot;&quot;);&quot;&quot;;&quot;X&quot;)">
            <text:p/>
          </table:table-cell>
          <table:table-cell table:style-name="ce45"/>
          <table:table-cell table:style-name="ce50" table:formula="of:=IF(OR([.L436]=0;[.L436]=&quot;&quot;);&quot;&quot;;&quot;X&quot;)">
            <text:p/>
          </table:table-cell>
          <table:table-cell table:style-name="ce45"/>
          <table:table-cell table:style-name="ce50" table:formula="of:=IF(OR([.H436]=&quot;&quot;;[.H436]=0);&quot;&quot;;&quot;=&quot;)">
            <text:p/>
          </table:table-cell>
          <table:table-cell table:style-name="ce54" table:formula="of:=IF(OR([.F436]=&quot;&quot;;[.G436]=&quot;&quot;);&quot;&quot;;IF([.G436]=&quot;&quot;;&quot;&quot;;IF(OR([.H436]=0;[.H436]=0);&quot;&quot;;IF([.J436]=0;IF([.F436]=&quot;-&quot;;-1*[.H436]*[.G436];[.H436]*[.G436]);&quot;&quot;))))">
            <text:p/>
          </table:table-cell>
          <table:table-cell table:style-name="ce58" table:formula="of:=IF(OR([.F436]=&quot;&quot;;[.G436]=&quot;&quot;);&quot;&quot;;IF(OR([.J436]=&quot;&quot;;[.J436]=0);&quot;&quot;;IF([.L436]=0;IF([.F436]=&quot;-&quot;;-1*[.H436]*[.J436]*[.G436];[.H436]*[.J436]*[.G436]);&quot;&quot;)))">
            <text:p/>
          </table:table-cell>
          <table:table-cell table:style-name="ce61" table:formula="of:=IF(OR([.L436]=&quot;&quot;;[.L436]=0);&quot;&quot;;IF([.F436]=&quot;-&quot;;-1*[.H436]*[.J436]*[.L436]*[.G436];[.H436]*[.J436]*[.L436]*[.G43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37]=0;[.J437]=&quot;&quot;);&quot;&quot;;&quot;X&quot;)">
            <text:p/>
          </table:table-cell>
          <table:table-cell table:style-name="ce45"/>
          <table:table-cell table:style-name="ce50" table:formula="of:=IF(OR([.L437]=0;[.L437]=&quot;&quot;);&quot;&quot;;&quot;X&quot;)">
            <text:p/>
          </table:table-cell>
          <table:table-cell table:style-name="ce45"/>
          <table:table-cell table:style-name="ce50" table:formula="of:=IF(OR([.H437]=&quot;&quot;;[.H437]=0);&quot;&quot;;&quot;=&quot;)">
            <text:p/>
          </table:table-cell>
          <table:table-cell table:style-name="ce54" table:formula="of:=IF(OR([.F437]=&quot;&quot;;[.G437]=&quot;&quot;);&quot;&quot;;IF([.G437]=&quot;&quot;;&quot;&quot;;IF(OR([.H437]=0;[.H437]=0);&quot;&quot;;IF([.J437]=0;IF([.F437]=&quot;-&quot;;-1*[.H437]*[.G437];[.H437]*[.G437]);&quot;&quot;))))">
            <text:p/>
          </table:table-cell>
          <table:table-cell table:style-name="ce58" table:formula="of:=IF(OR([.F437]=&quot;&quot;;[.G437]=&quot;&quot;);&quot;&quot;;IF(OR([.J437]=&quot;&quot;;[.J437]=0);&quot;&quot;;IF([.L437]=0;IF([.F437]=&quot;-&quot;;-1*[.H437]*[.J437]*[.G437];[.H437]*[.J437]*[.G437]);&quot;&quot;)))">
            <text:p/>
          </table:table-cell>
          <table:table-cell table:style-name="ce61" table:formula="of:=IF(OR([.L437]=&quot;&quot;;[.L437]=0);&quot;&quot;;IF([.F437]=&quot;-&quot;;-1*[.H437]*[.J437]*[.L437]*[.G437];[.H437]*[.J437]*[.L437]*[.G43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38]=0;[.J438]=&quot;&quot;);&quot;&quot;;&quot;X&quot;)">
            <text:p/>
          </table:table-cell>
          <table:table-cell table:style-name="ce45"/>
          <table:table-cell table:style-name="ce50" table:formula="of:=IF(OR([.L438]=0;[.L438]=&quot;&quot;);&quot;&quot;;&quot;X&quot;)">
            <text:p/>
          </table:table-cell>
          <table:table-cell table:style-name="ce45"/>
          <table:table-cell table:style-name="ce50" table:formula="of:=IF(OR([.H438]=&quot;&quot;;[.H438]=0);&quot;&quot;;&quot;=&quot;)">
            <text:p/>
          </table:table-cell>
          <table:table-cell table:style-name="ce54" table:formula="of:=IF(OR([.F438]=&quot;&quot;;[.G438]=&quot;&quot;);&quot;&quot;;IF([.G438]=&quot;&quot;;&quot;&quot;;IF(OR([.H438]=0;[.H438]=0);&quot;&quot;;IF([.J438]=0;IF([.F438]=&quot;-&quot;;-1*[.H438]*[.G438];[.H438]*[.G438]);&quot;&quot;))))">
            <text:p/>
          </table:table-cell>
          <table:table-cell table:style-name="ce58" table:formula="of:=IF(OR([.F438]=&quot;&quot;;[.G438]=&quot;&quot;);&quot;&quot;;IF(OR([.J438]=&quot;&quot;;[.J438]=0);&quot;&quot;;IF([.L438]=0;IF([.F438]=&quot;-&quot;;-1*[.H438]*[.J438]*[.G438];[.H438]*[.J438]*[.G438]);&quot;&quot;)))">
            <text:p/>
          </table:table-cell>
          <table:table-cell table:style-name="ce61" table:formula="of:=IF(OR([.L438]=&quot;&quot;;[.L438]=0);&quot;&quot;;IF([.F438]=&quot;-&quot;;-1*[.H438]*[.J438]*[.L438]*[.G438];[.H438]*[.J438]*[.L438]*[.G43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39]=0;[.J439]=&quot;&quot;);&quot;&quot;;&quot;X&quot;)">
            <text:p/>
          </table:table-cell>
          <table:table-cell table:style-name="ce45"/>
          <table:table-cell table:style-name="ce50" table:formula="of:=IF(OR([.L439]=0;[.L439]=&quot;&quot;);&quot;&quot;;&quot;X&quot;)">
            <text:p/>
          </table:table-cell>
          <table:table-cell table:style-name="ce45"/>
          <table:table-cell table:style-name="ce50" table:formula="of:=IF(OR([.H439]=&quot;&quot;;[.H439]=0);&quot;&quot;;&quot;=&quot;)">
            <text:p/>
          </table:table-cell>
          <table:table-cell table:style-name="ce54" table:formula="of:=IF(OR([.F439]=&quot;&quot;;[.G439]=&quot;&quot;);&quot;&quot;;IF([.G439]=&quot;&quot;;&quot;&quot;;IF(OR([.H439]=0;[.H439]=0);&quot;&quot;;IF([.J439]=0;IF([.F439]=&quot;-&quot;;-1*[.H439]*[.G439];[.H439]*[.G439]);&quot;&quot;))))">
            <text:p/>
          </table:table-cell>
          <table:table-cell table:style-name="ce58" table:formula="of:=IF(OR([.F439]=&quot;&quot;;[.G439]=&quot;&quot;);&quot;&quot;;IF(OR([.J439]=&quot;&quot;;[.J439]=0);&quot;&quot;;IF([.L439]=0;IF([.F439]=&quot;-&quot;;-1*[.H439]*[.J439]*[.G439];[.H439]*[.J439]*[.G439]);&quot;&quot;)))">
            <text:p/>
          </table:table-cell>
          <table:table-cell table:style-name="ce61" table:formula="of:=IF(OR([.L439]=&quot;&quot;;[.L439]=0);&quot;&quot;;IF([.F439]=&quot;-&quot;;-1*[.H439]*[.J439]*[.L439]*[.G439];[.H439]*[.J439]*[.L439]*[.G43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40]=0;[.J440]=&quot;&quot;);&quot;&quot;;&quot;X&quot;)">
            <text:p/>
          </table:table-cell>
          <table:table-cell table:style-name="ce45"/>
          <table:table-cell table:style-name="ce50" table:formula="of:=IF(OR([.L440]=0;[.L440]=&quot;&quot;);&quot;&quot;;&quot;X&quot;)">
            <text:p/>
          </table:table-cell>
          <table:table-cell table:style-name="ce45"/>
          <table:table-cell table:style-name="ce50" table:formula="of:=IF(OR([.H440]=&quot;&quot;;[.H440]=0);&quot;&quot;;&quot;=&quot;)">
            <text:p/>
          </table:table-cell>
          <table:table-cell table:style-name="ce54" table:formula="of:=IF(OR([.F440]=&quot;&quot;;[.G440]=&quot;&quot;);&quot;&quot;;IF([.G440]=&quot;&quot;;&quot;&quot;;IF(OR([.H440]=0;[.H440]=0);&quot;&quot;;IF([.J440]=0;IF([.F440]=&quot;-&quot;;-1*[.H440]*[.G440];[.H440]*[.G440]);&quot;&quot;))))">
            <text:p/>
          </table:table-cell>
          <table:table-cell table:style-name="ce58" table:formula="of:=IF(OR([.F440]=&quot;&quot;;[.G440]=&quot;&quot;);&quot;&quot;;IF(OR([.J440]=&quot;&quot;;[.J440]=0);&quot;&quot;;IF([.L440]=0;IF([.F440]=&quot;-&quot;;-1*[.H440]*[.J440]*[.G440];[.H440]*[.J440]*[.G440]);&quot;&quot;)))">
            <text:p/>
          </table:table-cell>
          <table:table-cell table:style-name="ce61" table:formula="of:=IF(OR([.L440]=&quot;&quot;;[.L440]=0);&quot;&quot;;IF([.F440]=&quot;-&quot;;-1*[.H440]*[.J440]*[.L440]*[.G440];[.H440]*[.J440]*[.L440]*[.G44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41]=0;[.J441]=&quot;&quot;);&quot;&quot;;&quot;X&quot;)">
            <text:p/>
          </table:table-cell>
          <table:table-cell table:style-name="ce45"/>
          <table:table-cell table:style-name="ce50" table:formula="of:=IF(OR([.L441]=0;[.L441]=&quot;&quot;);&quot;&quot;;&quot;X&quot;)">
            <text:p/>
          </table:table-cell>
          <table:table-cell table:style-name="ce45"/>
          <table:table-cell table:style-name="ce50" table:formula="of:=IF(OR([.H441]=&quot;&quot;;[.H441]=0);&quot;&quot;;&quot;=&quot;)">
            <text:p/>
          </table:table-cell>
          <table:table-cell table:style-name="ce54" table:formula="of:=IF(OR([.F441]=&quot;&quot;;[.G441]=&quot;&quot;);&quot;&quot;;IF([.G441]=&quot;&quot;;&quot;&quot;;IF(OR([.H441]=0;[.H441]=0);&quot;&quot;;IF([.J441]=0;IF([.F441]=&quot;-&quot;;-1*[.H441]*[.G441];[.H441]*[.G441]);&quot;&quot;))))">
            <text:p/>
          </table:table-cell>
          <table:table-cell table:style-name="ce58" table:formula="of:=IF(OR([.F441]=&quot;&quot;;[.G441]=&quot;&quot;);&quot;&quot;;IF(OR([.J441]=&quot;&quot;;[.J441]=0);&quot;&quot;;IF([.L441]=0;IF([.F441]=&quot;-&quot;;-1*[.H441]*[.J441]*[.G441];[.H441]*[.J441]*[.G441]);&quot;&quot;)))">
            <text:p/>
          </table:table-cell>
          <table:table-cell table:style-name="ce61" table:formula="of:=IF(OR([.L441]=&quot;&quot;;[.L441]=0);&quot;&quot;;IF([.F441]=&quot;-&quot;;-1*[.H441]*[.J441]*[.L441]*[.G441];[.H441]*[.J441]*[.L441]*[.G44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42]=0;[.J442]=&quot;&quot;);&quot;&quot;;&quot;X&quot;)">
            <text:p/>
          </table:table-cell>
          <table:table-cell table:style-name="ce45"/>
          <table:table-cell table:style-name="ce50" table:formula="of:=IF(OR([.L442]=0;[.L442]=&quot;&quot;);&quot;&quot;;&quot;X&quot;)">
            <text:p/>
          </table:table-cell>
          <table:table-cell table:style-name="ce45"/>
          <table:table-cell table:style-name="ce50" table:formula="of:=IF(OR([.H442]=&quot;&quot;;[.H442]=0);&quot;&quot;;&quot;=&quot;)">
            <text:p/>
          </table:table-cell>
          <table:table-cell table:style-name="ce54" table:formula="of:=IF(OR([.F442]=&quot;&quot;;[.G442]=&quot;&quot;);&quot;&quot;;IF([.G442]=&quot;&quot;;&quot;&quot;;IF(OR([.H442]=0;[.H442]=0);&quot;&quot;;IF([.J442]=0;IF([.F442]=&quot;-&quot;;-1*[.H442]*[.G442];[.H442]*[.G442]);&quot;&quot;))))">
            <text:p/>
          </table:table-cell>
          <table:table-cell table:style-name="ce58" table:formula="of:=IF(OR([.F442]=&quot;&quot;;[.G442]=&quot;&quot;);&quot;&quot;;IF(OR([.J442]=&quot;&quot;;[.J442]=0);&quot;&quot;;IF([.L442]=0;IF([.F442]=&quot;-&quot;;-1*[.H442]*[.J442]*[.G442];[.H442]*[.J442]*[.G442]);&quot;&quot;)))">
            <text:p/>
          </table:table-cell>
          <table:table-cell table:style-name="ce61" table:formula="of:=IF(OR([.L442]=&quot;&quot;;[.L442]=0);&quot;&quot;;IF([.F442]=&quot;-&quot;;-1*[.H442]*[.J442]*[.L442]*[.G442];[.H442]*[.J442]*[.L442]*[.G44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43]=0;[.J443]=&quot;&quot;);&quot;&quot;;&quot;X&quot;)">
            <text:p/>
          </table:table-cell>
          <table:table-cell table:style-name="ce45"/>
          <table:table-cell table:style-name="ce50" table:formula="of:=IF(OR([.L443]=0;[.L443]=&quot;&quot;);&quot;&quot;;&quot;X&quot;)">
            <text:p/>
          </table:table-cell>
          <table:table-cell table:style-name="ce45"/>
          <table:table-cell table:style-name="ce50" table:formula="of:=IF(OR([.H443]=&quot;&quot;;[.H443]=0);&quot;&quot;;&quot;=&quot;)">
            <text:p/>
          </table:table-cell>
          <table:table-cell table:style-name="ce54" table:formula="of:=IF(OR([.F443]=&quot;&quot;;[.G443]=&quot;&quot;);&quot;&quot;;IF([.G443]=&quot;&quot;;&quot;&quot;;IF(OR([.H443]=0;[.H443]=0);&quot;&quot;;IF([.J443]=0;IF([.F443]=&quot;-&quot;;-1*[.H443]*[.G443];[.H443]*[.G443]);&quot;&quot;))))">
            <text:p/>
          </table:table-cell>
          <table:table-cell table:style-name="ce58" table:formula="of:=IF(OR([.F443]=&quot;&quot;;[.G443]=&quot;&quot;);&quot;&quot;;IF(OR([.J443]=&quot;&quot;;[.J443]=0);&quot;&quot;;IF([.L443]=0;IF([.F443]=&quot;-&quot;;-1*[.H443]*[.J443]*[.G443];[.H443]*[.J443]*[.G443]);&quot;&quot;)))">
            <text:p/>
          </table:table-cell>
          <table:table-cell table:style-name="ce61" table:formula="of:=IF(OR([.L443]=&quot;&quot;;[.L443]=0);&quot;&quot;;IF([.F443]=&quot;-&quot;;-1*[.H443]*[.J443]*[.L443]*[.G443];[.H443]*[.J443]*[.L443]*[.G44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44]=0;[.J444]=&quot;&quot;);&quot;&quot;;&quot;X&quot;)">
            <text:p/>
          </table:table-cell>
          <table:table-cell table:style-name="ce45"/>
          <table:table-cell table:style-name="ce50" table:formula="of:=IF(OR([.L444]=0;[.L444]=&quot;&quot;);&quot;&quot;;&quot;X&quot;)">
            <text:p/>
          </table:table-cell>
          <table:table-cell table:style-name="ce45"/>
          <table:table-cell table:style-name="ce50" table:formula="of:=IF(OR([.H444]=&quot;&quot;;[.H444]=0);&quot;&quot;;&quot;=&quot;)">
            <text:p/>
          </table:table-cell>
          <table:table-cell table:style-name="ce54" table:formula="of:=IF(OR([.F444]=&quot;&quot;;[.G444]=&quot;&quot;);&quot;&quot;;IF([.G444]=&quot;&quot;;&quot;&quot;;IF(OR([.H444]=0;[.H444]=0);&quot;&quot;;IF([.J444]=0;IF([.F444]=&quot;-&quot;;-1*[.H444]*[.G444];[.H444]*[.G444]);&quot;&quot;))))">
            <text:p/>
          </table:table-cell>
          <table:table-cell table:style-name="ce58" table:formula="of:=IF(OR([.F444]=&quot;&quot;;[.G444]=&quot;&quot;);&quot;&quot;;IF(OR([.J444]=&quot;&quot;;[.J444]=0);&quot;&quot;;IF([.L444]=0;IF([.F444]=&quot;-&quot;;-1*[.H444]*[.J444]*[.G444];[.H444]*[.J444]*[.G444]);&quot;&quot;)))">
            <text:p/>
          </table:table-cell>
          <table:table-cell table:style-name="ce61" table:formula="of:=IF(OR([.L444]=&quot;&quot;;[.L444]=0);&quot;&quot;;IF([.F444]=&quot;-&quot;;-1*[.H444]*[.J444]*[.L444]*[.G444];[.H444]*[.J444]*[.L444]*[.G44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45]=0;[.J445]=&quot;&quot;);&quot;&quot;;&quot;X&quot;)">
            <text:p/>
          </table:table-cell>
          <table:table-cell table:style-name="ce45"/>
          <table:table-cell table:style-name="ce50" table:formula="of:=IF(OR([.L445]=0;[.L445]=&quot;&quot;);&quot;&quot;;&quot;X&quot;)">
            <text:p/>
          </table:table-cell>
          <table:table-cell table:style-name="ce45"/>
          <table:table-cell table:style-name="ce50" table:formula="of:=IF(OR([.H445]=&quot;&quot;;[.H445]=0);&quot;&quot;;&quot;=&quot;)">
            <text:p/>
          </table:table-cell>
          <table:table-cell table:style-name="ce54" table:formula="of:=IF(OR([.F445]=&quot;&quot;;[.G445]=&quot;&quot;);&quot;&quot;;IF([.G445]=&quot;&quot;;&quot;&quot;;IF(OR([.H445]=0;[.H445]=0);&quot;&quot;;IF([.J445]=0;IF([.F445]=&quot;-&quot;;-1*[.H445]*[.G445];[.H445]*[.G445]);&quot;&quot;))))">
            <text:p/>
          </table:table-cell>
          <table:table-cell table:style-name="ce58" table:formula="of:=IF(OR([.F445]=&quot;&quot;;[.G445]=&quot;&quot;);&quot;&quot;;IF(OR([.J445]=&quot;&quot;;[.J445]=0);&quot;&quot;;IF([.L445]=0;IF([.F445]=&quot;-&quot;;-1*[.H445]*[.J445]*[.G445];[.H445]*[.J445]*[.G445]);&quot;&quot;)))">
            <text:p/>
          </table:table-cell>
          <table:table-cell table:style-name="ce61" table:formula="of:=IF(OR([.L445]=&quot;&quot;;[.L445]=0);&quot;&quot;;IF([.F445]=&quot;-&quot;;-1*[.H445]*[.J445]*[.L445]*[.G445];[.H445]*[.J445]*[.L445]*[.G44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46]=0;[.J446]=&quot;&quot;);&quot;&quot;;&quot;X&quot;)">
            <text:p/>
          </table:table-cell>
          <table:table-cell table:style-name="ce45"/>
          <table:table-cell table:style-name="ce50" table:formula="of:=IF(OR([.L446]=0;[.L446]=&quot;&quot;);&quot;&quot;;&quot;X&quot;)">
            <text:p/>
          </table:table-cell>
          <table:table-cell table:style-name="ce45"/>
          <table:table-cell table:style-name="ce50" table:formula="of:=IF(OR([.H446]=&quot;&quot;;[.H446]=0);&quot;&quot;;&quot;=&quot;)">
            <text:p/>
          </table:table-cell>
          <table:table-cell table:style-name="ce54" table:formula="of:=IF(OR([.F446]=&quot;&quot;;[.G446]=&quot;&quot;);&quot;&quot;;IF([.G446]=&quot;&quot;;&quot;&quot;;IF(OR([.H446]=0;[.H446]=0);&quot;&quot;;IF([.J446]=0;IF([.F446]=&quot;-&quot;;-1*[.H446]*[.G446];[.H446]*[.G446]);&quot;&quot;))))">
            <text:p/>
          </table:table-cell>
          <table:table-cell table:style-name="ce58" table:formula="of:=IF(OR([.F446]=&quot;&quot;;[.G446]=&quot;&quot;);&quot;&quot;;IF(OR([.J446]=&quot;&quot;;[.J446]=0);&quot;&quot;;IF([.L446]=0;IF([.F446]=&quot;-&quot;;-1*[.H446]*[.J446]*[.G446];[.H446]*[.J446]*[.G446]);&quot;&quot;)))">
            <text:p/>
          </table:table-cell>
          <table:table-cell table:style-name="ce61" table:formula="of:=IF(OR([.L446]=&quot;&quot;;[.L446]=0);&quot;&quot;;IF([.F446]=&quot;-&quot;;-1*[.H446]*[.J446]*[.L446]*[.G446];[.H446]*[.J446]*[.L446]*[.G44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47]=0;[.J447]=&quot;&quot;);&quot;&quot;;&quot;X&quot;)">
            <text:p/>
          </table:table-cell>
          <table:table-cell table:style-name="ce45"/>
          <table:table-cell table:style-name="ce50" table:formula="of:=IF(OR([.L447]=0;[.L447]=&quot;&quot;);&quot;&quot;;&quot;X&quot;)">
            <text:p/>
          </table:table-cell>
          <table:table-cell table:style-name="ce45"/>
          <table:table-cell table:style-name="ce50" table:formula="of:=IF(OR([.H447]=&quot;&quot;;[.H447]=0);&quot;&quot;;&quot;=&quot;)">
            <text:p/>
          </table:table-cell>
          <table:table-cell table:style-name="ce54" table:formula="of:=IF(OR([.F447]=&quot;&quot;;[.G447]=&quot;&quot;);&quot;&quot;;IF([.G447]=&quot;&quot;;&quot;&quot;;IF(OR([.H447]=0;[.H447]=0);&quot;&quot;;IF([.J447]=0;IF([.F447]=&quot;-&quot;;-1*[.H447]*[.G447];[.H447]*[.G447]);&quot;&quot;))))">
            <text:p/>
          </table:table-cell>
          <table:table-cell table:style-name="ce58" table:formula="of:=IF(OR([.F447]=&quot;&quot;;[.G447]=&quot;&quot;);&quot;&quot;;IF(OR([.J447]=&quot;&quot;;[.J447]=0);&quot;&quot;;IF([.L447]=0;IF([.F447]=&quot;-&quot;;-1*[.H447]*[.J447]*[.G447];[.H447]*[.J447]*[.G447]);&quot;&quot;)))">
            <text:p/>
          </table:table-cell>
          <table:table-cell table:style-name="ce61" table:formula="of:=IF(OR([.L447]=&quot;&quot;;[.L447]=0);&quot;&quot;;IF([.F447]=&quot;-&quot;;-1*[.H447]*[.J447]*[.L447]*[.G447];[.H447]*[.J447]*[.L447]*[.G44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48]=0;[.J448]=&quot;&quot;);&quot;&quot;;&quot;X&quot;)">
            <text:p/>
          </table:table-cell>
          <table:table-cell table:style-name="ce45"/>
          <table:table-cell table:style-name="ce50" table:formula="of:=IF(OR([.L448]=0;[.L448]=&quot;&quot;);&quot;&quot;;&quot;X&quot;)">
            <text:p/>
          </table:table-cell>
          <table:table-cell table:style-name="ce45"/>
          <table:table-cell table:style-name="ce50" table:formula="of:=IF(OR([.H448]=&quot;&quot;;[.H448]=0);&quot;&quot;;&quot;=&quot;)">
            <text:p/>
          </table:table-cell>
          <table:table-cell table:style-name="ce54" table:formula="of:=IF(OR([.F448]=&quot;&quot;;[.G448]=&quot;&quot;);&quot;&quot;;IF([.G448]=&quot;&quot;;&quot;&quot;;IF(OR([.H448]=0;[.H448]=0);&quot;&quot;;IF([.J448]=0;IF([.F448]=&quot;-&quot;;-1*[.H448]*[.G448];[.H448]*[.G448]);&quot;&quot;))))">
            <text:p/>
          </table:table-cell>
          <table:table-cell table:style-name="ce58" table:formula="of:=IF(OR([.F448]=&quot;&quot;;[.G448]=&quot;&quot;);&quot;&quot;;IF(OR([.J448]=&quot;&quot;;[.J448]=0);&quot;&quot;;IF([.L448]=0;IF([.F448]=&quot;-&quot;;-1*[.H448]*[.J448]*[.G448];[.H448]*[.J448]*[.G448]);&quot;&quot;)))">
            <text:p/>
          </table:table-cell>
          <table:table-cell table:style-name="ce61" table:formula="of:=IF(OR([.L448]=&quot;&quot;;[.L448]=0);&quot;&quot;;IF([.F448]=&quot;-&quot;;-1*[.H448]*[.J448]*[.L448]*[.G448];[.H448]*[.J448]*[.L448]*[.G44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49]=0;[.J449]=&quot;&quot;);&quot;&quot;;&quot;X&quot;)">
            <text:p/>
          </table:table-cell>
          <table:table-cell table:style-name="ce45"/>
          <table:table-cell table:style-name="ce50" table:formula="of:=IF(OR([.L449]=0;[.L449]=&quot;&quot;);&quot;&quot;;&quot;X&quot;)">
            <text:p/>
          </table:table-cell>
          <table:table-cell table:style-name="ce45"/>
          <table:table-cell table:style-name="ce50" table:formula="of:=IF(OR([.H449]=&quot;&quot;;[.H449]=0);&quot;&quot;;&quot;=&quot;)">
            <text:p/>
          </table:table-cell>
          <table:table-cell table:style-name="ce54" table:formula="of:=IF(OR([.F449]=&quot;&quot;;[.G449]=&quot;&quot;);&quot;&quot;;IF([.G449]=&quot;&quot;;&quot;&quot;;IF(OR([.H449]=0;[.H449]=0);&quot;&quot;;IF([.J449]=0;IF([.F449]=&quot;-&quot;;-1*[.H449]*[.G449];[.H449]*[.G449]);&quot;&quot;))))">
            <text:p/>
          </table:table-cell>
          <table:table-cell table:style-name="ce58" table:formula="of:=IF(OR([.F449]=&quot;&quot;;[.G449]=&quot;&quot;);&quot;&quot;;IF(OR([.J449]=&quot;&quot;;[.J449]=0);&quot;&quot;;IF([.L449]=0;IF([.F449]=&quot;-&quot;;-1*[.H449]*[.J449]*[.G449];[.H449]*[.J449]*[.G449]);&quot;&quot;)))">
            <text:p/>
          </table:table-cell>
          <table:table-cell table:style-name="ce61" table:formula="of:=IF(OR([.L449]=&quot;&quot;;[.L449]=0);&quot;&quot;;IF([.F449]=&quot;-&quot;;-1*[.H449]*[.J449]*[.L449]*[.G449];[.H449]*[.J449]*[.L449]*[.G44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50]=0;[.J450]=&quot;&quot;);&quot;&quot;;&quot;X&quot;)">
            <text:p/>
          </table:table-cell>
          <table:table-cell table:style-name="ce45"/>
          <table:table-cell table:style-name="ce50" table:formula="of:=IF(OR([.L450]=0;[.L450]=&quot;&quot;);&quot;&quot;;&quot;X&quot;)">
            <text:p/>
          </table:table-cell>
          <table:table-cell table:style-name="ce45"/>
          <table:table-cell table:style-name="ce50" table:formula="of:=IF(OR([.H450]=&quot;&quot;;[.H450]=0);&quot;&quot;;&quot;=&quot;)">
            <text:p/>
          </table:table-cell>
          <table:table-cell table:style-name="ce54" table:formula="of:=IF(OR([.F450]=&quot;&quot;;[.G450]=&quot;&quot;);&quot;&quot;;IF([.G450]=&quot;&quot;;&quot;&quot;;IF(OR([.H450]=0;[.H450]=0);&quot;&quot;;IF([.J450]=0;IF([.F450]=&quot;-&quot;;-1*[.H450]*[.G450];[.H450]*[.G450]);&quot;&quot;))))">
            <text:p/>
          </table:table-cell>
          <table:table-cell table:style-name="ce58" table:formula="of:=IF(OR([.F450]=&quot;&quot;;[.G450]=&quot;&quot;);&quot;&quot;;IF(OR([.J450]=&quot;&quot;;[.J450]=0);&quot;&quot;;IF([.L450]=0;IF([.F450]=&quot;-&quot;;-1*[.H450]*[.J450]*[.G450];[.H450]*[.J450]*[.G450]);&quot;&quot;)))">
            <text:p/>
          </table:table-cell>
          <table:table-cell table:style-name="ce61" table:formula="of:=IF(OR([.L450]=&quot;&quot;;[.L450]=0);&quot;&quot;;IF([.F450]=&quot;-&quot;;-1*[.H450]*[.J450]*[.L450]*[.G450];[.H450]*[.J450]*[.L450]*[.G45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51]=0;[.J451]=&quot;&quot;);&quot;&quot;;&quot;X&quot;)">
            <text:p/>
          </table:table-cell>
          <table:table-cell table:style-name="ce45"/>
          <table:table-cell table:style-name="ce50" table:formula="of:=IF(OR([.L451]=0;[.L451]=&quot;&quot;);&quot;&quot;;&quot;X&quot;)">
            <text:p/>
          </table:table-cell>
          <table:table-cell table:style-name="ce45"/>
          <table:table-cell table:style-name="ce50" table:formula="of:=IF(OR([.H451]=&quot;&quot;;[.H451]=0);&quot;&quot;;&quot;=&quot;)">
            <text:p/>
          </table:table-cell>
          <table:table-cell table:style-name="ce54" table:formula="of:=IF(OR([.F451]=&quot;&quot;;[.G451]=&quot;&quot;);&quot;&quot;;IF([.G451]=&quot;&quot;;&quot;&quot;;IF(OR([.H451]=0;[.H451]=0);&quot;&quot;;IF([.J451]=0;IF([.F451]=&quot;-&quot;;-1*[.H451]*[.G451];[.H451]*[.G451]);&quot;&quot;))))">
            <text:p/>
          </table:table-cell>
          <table:table-cell table:style-name="ce58" table:formula="of:=IF(OR([.F451]=&quot;&quot;;[.G451]=&quot;&quot;);&quot;&quot;;IF(OR([.J451]=&quot;&quot;;[.J451]=0);&quot;&quot;;IF([.L451]=0;IF([.F451]=&quot;-&quot;;-1*[.H451]*[.J451]*[.G451];[.H451]*[.J451]*[.G451]);&quot;&quot;)))">
            <text:p/>
          </table:table-cell>
          <table:table-cell table:style-name="ce61" table:formula="of:=IF(OR([.L451]=&quot;&quot;;[.L451]=0);&quot;&quot;;IF([.F451]=&quot;-&quot;;-1*[.H451]*[.J451]*[.L451]*[.G451];[.H451]*[.J451]*[.L451]*[.G45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52]=0;[.J452]=&quot;&quot;);&quot;&quot;;&quot;X&quot;)">
            <text:p/>
          </table:table-cell>
          <table:table-cell table:style-name="ce45"/>
          <table:table-cell table:style-name="ce50" table:formula="of:=IF(OR([.L452]=0;[.L452]=&quot;&quot;);&quot;&quot;;&quot;X&quot;)">
            <text:p/>
          </table:table-cell>
          <table:table-cell table:style-name="ce45"/>
          <table:table-cell table:style-name="ce50" table:formula="of:=IF(OR([.H452]=&quot;&quot;;[.H452]=0);&quot;&quot;;&quot;=&quot;)">
            <text:p/>
          </table:table-cell>
          <table:table-cell table:style-name="ce54" table:formula="of:=IF(OR([.F452]=&quot;&quot;;[.G452]=&quot;&quot;);&quot;&quot;;IF([.G452]=&quot;&quot;;&quot;&quot;;IF(OR([.H452]=0;[.H452]=0);&quot;&quot;;IF([.J452]=0;IF([.F452]=&quot;-&quot;;-1*[.H452]*[.G452];[.H452]*[.G452]);&quot;&quot;))))">
            <text:p/>
          </table:table-cell>
          <table:table-cell table:style-name="ce58" table:formula="of:=IF(OR([.F452]=&quot;&quot;;[.G452]=&quot;&quot;);&quot;&quot;;IF(OR([.J452]=&quot;&quot;;[.J452]=0);&quot;&quot;;IF([.L452]=0;IF([.F452]=&quot;-&quot;;-1*[.H452]*[.J452]*[.G452];[.H452]*[.J452]*[.G452]);&quot;&quot;)))">
            <text:p/>
          </table:table-cell>
          <table:table-cell table:style-name="ce61" table:formula="of:=IF(OR([.L452]=&quot;&quot;;[.L452]=0);&quot;&quot;;IF([.F452]=&quot;-&quot;;-1*[.H452]*[.J452]*[.L452]*[.G452];[.H452]*[.J452]*[.L452]*[.G45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53]=0;[.J453]=&quot;&quot;);&quot;&quot;;&quot;X&quot;)">
            <text:p/>
          </table:table-cell>
          <table:table-cell table:style-name="ce45"/>
          <table:table-cell table:style-name="ce50" table:formula="of:=IF(OR([.L453]=0;[.L453]=&quot;&quot;);&quot;&quot;;&quot;X&quot;)">
            <text:p/>
          </table:table-cell>
          <table:table-cell table:style-name="ce45"/>
          <table:table-cell table:style-name="ce50" table:formula="of:=IF(OR([.H453]=&quot;&quot;;[.H453]=0);&quot;&quot;;&quot;=&quot;)">
            <text:p/>
          </table:table-cell>
          <table:table-cell table:style-name="ce54" table:formula="of:=IF(OR([.F453]=&quot;&quot;;[.G453]=&quot;&quot;);&quot;&quot;;IF([.G453]=&quot;&quot;;&quot;&quot;;IF(OR([.H453]=0;[.H453]=0);&quot;&quot;;IF([.J453]=0;IF([.F453]=&quot;-&quot;;-1*[.H453]*[.G453];[.H453]*[.G453]);&quot;&quot;))))">
            <text:p/>
          </table:table-cell>
          <table:table-cell table:style-name="ce58" table:formula="of:=IF(OR([.F453]=&quot;&quot;;[.G453]=&quot;&quot;);&quot;&quot;;IF(OR([.J453]=&quot;&quot;;[.J453]=0);&quot;&quot;;IF([.L453]=0;IF([.F453]=&quot;-&quot;;-1*[.H453]*[.J453]*[.G453];[.H453]*[.J453]*[.G453]);&quot;&quot;)))">
            <text:p/>
          </table:table-cell>
          <table:table-cell table:style-name="ce61" table:formula="of:=IF(OR([.L453]=&quot;&quot;;[.L453]=0);&quot;&quot;;IF([.F453]=&quot;-&quot;;-1*[.H453]*[.J453]*[.L453]*[.G453];[.H453]*[.J453]*[.L453]*[.G45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54]=0;[.J454]=&quot;&quot;);&quot;&quot;;&quot;X&quot;)">
            <text:p/>
          </table:table-cell>
          <table:table-cell table:style-name="ce45"/>
          <table:table-cell table:style-name="ce50" table:formula="of:=IF(OR([.L454]=0;[.L454]=&quot;&quot;);&quot;&quot;;&quot;X&quot;)">
            <text:p/>
          </table:table-cell>
          <table:table-cell table:style-name="ce45"/>
          <table:table-cell table:style-name="ce50" table:formula="of:=IF(OR([.H454]=&quot;&quot;;[.H454]=0);&quot;&quot;;&quot;=&quot;)">
            <text:p/>
          </table:table-cell>
          <table:table-cell table:style-name="ce54" table:formula="of:=IF(OR([.F454]=&quot;&quot;;[.G454]=&quot;&quot;);&quot;&quot;;IF([.G454]=&quot;&quot;;&quot;&quot;;IF(OR([.H454]=0;[.H454]=0);&quot;&quot;;IF([.J454]=0;IF([.F454]=&quot;-&quot;;-1*[.H454]*[.G454];[.H454]*[.G454]);&quot;&quot;))))">
            <text:p/>
          </table:table-cell>
          <table:table-cell table:style-name="ce58" table:formula="of:=IF(OR([.F454]=&quot;&quot;;[.G454]=&quot;&quot;);&quot;&quot;;IF(OR([.J454]=&quot;&quot;;[.J454]=0);&quot;&quot;;IF([.L454]=0;IF([.F454]=&quot;-&quot;;-1*[.H454]*[.J454]*[.G454];[.H454]*[.J454]*[.G454]);&quot;&quot;)))">
            <text:p/>
          </table:table-cell>
          <table:table-cell table:style-name="ce61" table:formula="of:=IF(OR([.L454]=&quot;&quot;;[.L454]=0);&quot;&quot;;IF([.F454]=&quot;-&quot;;-1*[.H454]*[.J454]*[.L454]*[.G454];[.H454]*[.J454]*[.L454]*[.G45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55]=0;[.J455]=&quot;&quot;);&quot;&quot;;&quot;X&quot;)">
            <text:p/>
          </table:table-cell>
          <table:table-cell table:style-name="ce45"/>
          <table:table-cell table:style-name="ce50" table:formula="of:=IF(OR([.L455]=0;[.L455]=&quot;&quot;);&quot;&quot;;&quot;X&quot;)">
            <text:p/>
          </table:table-cell>
          <table:table-cell table:style-name="ce45"/>
          <table:table-cell table:style-name="ce50" table:formula="of:=IF(OR([.H455]=&quot;&quot;;[.H455]=0);&quot;&quot;;&quot;=&quot;)">
            <text:p/>
          </table:table-cell>
          <table:table-cell table:style-name="ce54" table:formula="of:=IF(OR([.F455]=&quot;&quot;;[.G455]=&quot;&quot;);&quot;&quot;;IF([.G455]=&quot;&quot;;&quot;&quot;;IF(OR([.H455]=0;[.H455]=0);&quot;&quot;;IF([.J455]=0;IF([.F455]=&quot;-&quot;;-1*[.H455]*[.G455];[.H455]*[.G455]);&quot;&quot;))))">
            <text:p/>
          </table:table-cell>
          <table:table-cell table:style-name="ce58" table:formula="of:=IF(OR([.F455]=&quot;&quot;;[.G455]=&quot;&quot;);&quot;&quot;;IF(OR([.J455]=&quot;&quot;;[.J455]=0);&quot;&quot;;IF([.L455]=0;IF([.F455]=&quot;-&quot;;-1*[.H455]*[.J455]*[.G455];[.H455]*[.J455]*[.G455]);&quot;&quot;)))">
            <text:p/>
          </table:table-cell>
          <table:table-cell table:style-name="ce61" table:formula="of:=IF(OR([.L455]=&quot;&quot;;[.L455]=0);&quot;&quot;;IF([.F455]=&quot;-&quot;;-1*[.H455]*[.J455]*[.L455]*[.G455];[.H455]*[.J455]*[.L455]*[.G45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56]=0;[.J456]=&quot;&quot;);&quot;&quot;;&quot;X&quot;)">
            <text:p/>
          </table:table-cell>
          <table:table-cell table:style-name="ce45"/>
          <table:table-cell table:style-name="ce50" table:formula="of:=IF(OR([.L456]=0;[.L456]=&quot;&quot;);&quot;&quot;;&quot;X&quot;)">
            <text:p/>
          </table:table-cell>
          <table:table-cell table:style-name="ce45"/>
          <table:table-cell table:style-name="ce50" table:formula="of:=IF(OR([.H456]=&quot;&quot;;[.H456]=0);&quot;&quot;;&quot;=&quot;)">
            <text:p/>
          </table:table-cell>
          <table:table-cell table:style-name="ce54" table:formula="of:=IF(OR([.F456]=&quot;&quot;;[.G456]=&quot;&quot;);&quot;&quot;;IF([.G456]=&quot;&quot;;&quot;&quot;;IF(OR([.H456]=0;[.H456]=0);&quot;&quot;;IF([.J456]=0;IF([.F456]=&quot;-&quot;;-1*[.H456]*[.G456];[.H456]*[.G456]);&quot;&quot;))))">
            <text:p/>
          </table:table-cell>
          <table:table-cell table:style-name="ce58" table:formula="of:=IF(OR([.F456]=&quot;&quot;;[.G456]=&quot;&quot;);&quot;&quot;;IF(OR([.J456]=&quot;&quot;;[.J456]=0);&quot;&quot;;IF([.L456]=0;IF([.F456]=&quot;-&quot;;-1*[.H456]*[.J456]*[.G456];[.H456]*[.J456]*[.G456]);&quot;&quot;)))">
            <text:p/>
          </table:table-cell>
          <table:table-cell table:style-name="ce61" table:formula="of:=IF(OR([.L456]=&quot;&quot;;[.L456]=0);&quot;&quot;;IF([.F456]=&quot;-&quot;;-1*[.H456]*[.J456]*[.L456]*[.G456];[.H456]*[.J456]*[.L456]*[.G45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57]=0;[.J457]=&quot;&quot;);&quot;&quot;;&quot;X&quot;)">
            <text:p/>
          </table:table-cell>
          <table:table-cell table:style-name="ce45"/>
          <table:table-cell table:style-name="ce50" table:formula="of:=IF(OR([.L457]=0;[.L457]=&quot;&quot;);&quot;&quot;;&quot;X&quot;)">
            <text:p/>
          </table:table-cell>
          <table:table-cell table:style-name="ce45"/>
          <table:table-cell table:style-name="ce50" table:formula="of:=IF(OR([.H457]=&quot;&quot;;[.H457]=0);&quot;&quot;;&quot;=&quot;)">
            <text:p/>
          </table:table-cell>
          <table:table-cell table:style-name="ce54" table:formula="of:=IF(OR([.F457]=&quot;&quot;;[.G457]=&quot;&quot;);&quot;&quot;;IF([.G457]=&quot;&quot;;&quot;&quot;;IF(OR([.H457]=0;[.H457]=0);&quot;&quot;;IF([.J457]=0;IF([.F457]=&quot;-&quot;;-1*[.H457]*[.G457];[.H457]*[.G457]);&quot;&quot;))))">
            <text:p/>
          </table:table-cell>
          <table:table-cell table:style-name="ce58" table:formula="of:=IF(OR([.F457]=&quot;&quot;;[.G457]=&quot;&quot;);&quot;&quot;;IF(OR([.J457]=&quot;&quot;;[.J457]=0);&quot;&quot;;IF([.L457]=0;IF([.F457]=&quot;-&quot;;-1*[.H457]*[.J457]*[.G457];[.H457]*[.J457]*[.G457]);&quot;&quot;)))">
            <text:p/>
          </table:table-cell>
          <table:table-cell table:style-name="ce61" table:formula="of:=IF(OR([.L457]=&quot;&quot;;[.L457]=0);&quot;&quot;;IF([.F457]=&quot;-&quot;;-1*[.H457]*[.J457]*[.L457]*[.G457];[.H457]*[.J457]*[.L457]*[.G45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58]=0;[.J458]=&quot;&quot;);&quot;&quot;;&quot;X&quot;)">
            <text:p/>
          </table:table-cell>
          <table:table-cell table:style-name="ce45"/>
          <table:table-cell table:style-name="ce50" table:formula="of:=IF(OR([.L458]=0;[.L458]=&quot;&quot;);&quot;&quot;;&quot;X&quot;)">
            <text:p/>
          </table:table-cell>
          <table:table-cell table:style-name="ce45"/>
          <table:table-cell table:style-name="ce50" table:formula="of:=IF(OR([.H458]=&quot;&quot;;[.H458]=0);&quot;&quot;;&quot;=&quot;)">
            <text:p/>
          </table:table-cell>
          <table:table-cell table:style-name="ce54" table:formula="of:=IF(OR([.F458]=&quot;&quot;;[.G458]=&quot;&quot;);&quot;&quot;;IF([.G458]=&quot;&quot;;&quot;&quot;;IF(OR([.H458]=0;[.H458]=0);&quot;&quot;;IF([.J458]=0;IF([.F458]=&quot;-&quot;;-1*[.H458]*[.G458];[.H458]*[.G458]);&quot;&quot;))))">
            <text:p/>
          </table:table-cell>
          <table:table-cell table:style-name="ce58" table:formula="of:=IF(OR([.F458]=&quot;&quot;;[.G458]=&quot;&quot;);&quot;&quot;;IF(OR([.J458]=&quot;&quot;;[.J458]=0);&quot;&quot;;IF([.L458]=0;IF([.F458]=&quot;-&quot;;-1*[.H458]*[.J458]*[.G458];[.H458]*[.J458]*[.G458]);&quot;&quot;)))">
            <text:p/>
          </table:table-cell>
          <table:table-cell table:style-name="ce61" table:formula="of:=IF(OR([.L458]=&quot;&quot;;[.L458]=0);&quot;&quot;;IF([.F458]=&quot;-&quot;;-1*[.H458]*[.J458]*[.L458]*[.G458];[.H458]*[.J458]*[.L458]*[.G45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59]=0;[.J459]=&quot;&quot;);&quot;&quot;;&quot;X&quot;)">
            <text:p/>
          </table:table-cell>
          <table:table-cell table:style-name="ce45"/>
          <table:table-cell table:style-name="ce50" table:formula="of:=IF(OR([.L459]=0;[.L459]=&quot;&quot;);&quot;&quot;;&quot;X&quot;)">
            <text:p/>
          </table:table-cell>
          <table:table-cell table:style-name="ce45"/>
          <table:table-cell table:style-name="ce50" table:formula="of:=IF(OR([.H459]=&quot;&quot;;[.H459]=0);&quot;&quot;;&quot;=&quot;)">
            <text:p/>
          </table:table-cell>
          <table:table-cell table:style-name="ce54" table:formula="of:=IF(OR([.F459]=&quot;&quot;;[.G459]=&quot;&quot;);&quot;&quot;;IF([.G459]=&quot;&quot;;&quot;&quot;;IF(OR([.H459]=0;[.H459]=0);&quot;&quot;;IF([.J459]=0;IF([.F459]=&quot;-&quot;;-1*[.H459]*[.G459];[.H459]*[.G459]);&quot;&quot;))))">
            <text:p/>
          </table:table-cell>
          <table:table-cell table:style-name="ce58" table:formula="of:=IF(OR([.F459]=&quot;&quot;;[.G459]=&quot;&quot;);&quot;&quot;;IF(OR([.J459]=&quot;&quot;;[.J459]=0);&quot;&quot;;IF([.L459]=0;IF([.F459]=&quot;-&quot;;-1*[.H459]*[.J459]*[.G459];[.H459]*[.J459]*[.G459]);&quot;&quot;)))">
            <text:p/>
          </table:table-cell>
          <table:table-cell table:style-name="ce61" table:formula="of:=IF(OR([.L459]=&quot;&quot;;[.L459]=0);&quot;&quot;;IF([.F459]=&quot;-&quot;;-1*[.H459]*[.J459]*[.L459]*[.G459];[.H459]*[.J459]*[.L459]*[.G45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60]=0;[.J460]=&quot;&quot;);&quot;&quot;;&quot;X&quot;)">
            <text:p/>
          </table:table-cell>
          <table:table-cell table:style-name="ce45"/>
          <table:table-cell table:style-name="ce50" table:formula="of:=IF(OR([.L460]=0;[.L460]=&quot;&quot;);&quot;&quot;;&quot;X&quot;)">
            <text:p/>
          </table:table-cell>
          <table:table-cell table:style-name="ce45"/>
          <table:table-cell table:style-name="ce50" table:formula="of:=IF(OR([.H460]=&quot;&quot;;[.H460]=0);&quot;&quot;;&quot;=&quot;)">
            <text:p/>
          </table:table-cell>
          <table:table-cell table:style-name="ce54" table:formula="of:=IF(OR([.F460]=&quot;&quot;;[.G460]=&quot;&quot;);&quot;&quot;;IF([.G460]=&quot;&quot;;&quot;&quot;;IF(OR([.H460]=0;[.H460]=0);&quot;&quot;;IF([.J460]=0;IF([.F460]=&quot;-&quot;;-1*[.H460]*[.G460];[.H460]*[.G460]);&quot;&quot;))))">
            <text:p/>
          </table:table-cell>
          <table:table-cell table:style-name="ce58" table:formula="of:=IF(OR([.F460]=&quot;&quot;;[.G460]=&quot;&quot;);&quot;&quot;;IF(OR([.J460]=&quot;&quot;;[.J460]=0);&quot;&quot;;IF([.L460]=0;IF([.F460]=&quot;-&quot;;-1*[.H460]*[.J460]*[.G460];[.H460]*[.J460]*[.G460]);&quot;&quot;)))">
            <text:p/>
          </table:table-cell>
          <table:table-cell table:style-name="ce61" table:formula="of:=IF(OR([.L460]=&quot;&quot;;[.L460]=0);&quot;&quot;;IF([.F460]=&quot;-&quot;;-1*[.H460]*[.J460]*[.L460]*[.G460];[.H460]*[.J460]*[.L460]*[.G460]))">
            <text:p/>
          </table:table-cell>
          <table:table-cell table:number-columns-repeated="1008"/>
        </table:table-row>
        <table:table-row table:style-name="ro3">
          <table:covered-table-cell table:number-columns-repeated="2" table:style-name="ce9"/>
          <table:table-cell table:style-name="ce22" office:value-type="string" calcext:value-type="string" table:number-columns-spanned="11" table:number-rows-spanned="1">
            <text:p>Total</text:p>
          </table:table-cell>
          <table:covered-table-cell table:number-columns-repeated="2" table:style-name="ce26"/>
          <table:covered-table-cell table:number-columns-repeated="2" table:style-name="ce34"/>
          <table:covered-table-cell table:style-name="ce46"/>
          <table:covered-table-cell table:style-name="ce51"/>
          <table:covered-table-cell table:style-name="ce46"/>
          <table:covered-table-cell table:style-name="ce51"/>
          <table:covered-table-cell table:style-name="ce46"/>
          <table:covered-table-cell table:style-name="ce51"/>
          <table:table-cell table:style-name="ce55" table:formula="of:=IF(SUM([.N421:.N460])=0;&quot;&quot;;SUM([.N421:.N460]))">
            <text:p/>
          </table:table-cell>
          <table:table-cell table:style-name="ce59" table:formula="of:=IF(SUM([.O421:.O460])=0;&quot;&quot;;SUM([.O421:.O460]))">
            <text:p/>
          </table:table-cell>
          <table:table-cell table:style-name="ce62" table:formula="of:=IF(SUM([.P421:.P460])=0;&quot;&quot;;SUM([.P421:.P460]))">
            <text:p/>
          </table:table-cell>
          <table:table-cell table:number-columns-repeated="1008"/>
        </table:table-row>
        <table:table-row table:style-name="ro2">
          <table:table-cell table:style-name="ce2" table:number-columns-spanned="16" table:number-rows-spanned="1"/>
          <table:covered-table-cell table:number-columns-repeated="15"/>
          <table:table-cell table:number-columns-repeated="1008"/>
        </table:table-row>
        <table:table-row table:style-name="ro9">
          <table:table-cell table:style-name="ce5" office:value-type="float" office:value="11" calcext:value-type="float" table:number-columns-spanned="2" table:number-rows-spanned="1">
            <text:p>Lot n° 11</text:p>
          </table:table-cell>
          <table:covered-table-cell table:style-name="ce16"/>
          <table:table-cell table:style-name="ce20" table:number-columns-spanned="14" table:number-rows-spanned="1"/>
          <table:covered-table-cell table:number-columns-repeated="13" table:style-name="ce25"/>
          <table:table-cell table:number-columns-repeated="1008"/>
        </table:table-row>
        <table:table-row table:style-name="ro8">
          <table:table-cell table:style-name="ce6" office:value-type="string" calcext:value-type="string" table:number-columns-spanned="2" table:number-rows-spanned="2">
            <text:p>Remarques</text:p>
          </table:table-cell>
          <table:covered-table-cell table:style-name="ce13"/>
          <table:table-cell table:style-name="ce6" office:value-type="string" calcext:value-type="string" table:number-columns-spanned="3" table:number-rows-spanned="2">
            <text:p>Localisations</text:p>
          </table:table-cell>
          <table:covered-table-cell table:style-name="ce13"/>
          <table:covered-table-cell table:style-name="ce29"/>
          <table:table-cell table:style-name="ce31" office:value-type="string" calcext:value-type="string" table:number-columns-spanned="1" table:number-rows-spanned="2">
            <text:p>+ / -</text:p>
          </table:table-cell>
          <table:table-cell table:style-name="ce32" office:value-type="string" calcext:value-type="string" table:number-columns-spanned="1" table:number-rows-spanned="2">
            <text:p>Nb</text:p>
          </table:table-cell>
          <table:table-cell table:style-name="ce31" office:value-type="string" calcext:value-type="string" table:number-columns-spanned="1" table:number-rows-spanned="2">
            <text:p>Larg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Hauteur</text:p>
            <text:p>(en m)</text:p>
          </table:table-cell>
          <table:table-cell table:style-name="ce4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Longueur</text:p>
            <text:p>(en m)</text:p>
          </table:table-cell>
          <table:table-cell table:style-name="ce48" office:value-type="string" calcext:value-type="string" table:number-columns-spanned="1" table:number-rows-spanned="2">
            <text:p>=</text:p>
          </table:table-cell>
          <table:table-cell table:style-name="ce53" office:value-type="string" calcext:value-type="string" table:number-columns-spanned="3" table:number-rows-spanned="1">
            <text:p>Résultats des calculs</text:p>
          </table:table-cell>
          <table:covered-table-cell table:number-columns-repeated="2" table:style-name="ce57"/>
          <table:table-cell table:number-columns-repeated="1008"/>
        </table:table-row>
        <table:table-row table:style-name="ro10">
          <table:covered-table-cell table:number-columns-repeated="5" table:style-name="ce7"/>
          <table:covered-table-cell table:style-name="ce32"/>
          <table:covered-table-cell table:style-name="ce38"/>
          <table:covered-table-cell table:style-name="ce44"/>
          <table:covered-table-cell table:style-name="ce49"/>
          <table:covered-table-cell table:style-name="ce32"/>
          <table:covered-table-cell table:style-name="ce49"/>
          <table:covered-table-cell table:style-name="ce32"/>
          <table:covered-table-cell table:style-name="ce49"/>
          <table:table-cell table:style-name="ce53" office:value-type="string" calcext:value-type="string">
            <text:p>Longueur</text:p>
            <text:p>ml</text:p>
          </table:table-cell>
          <table:table-cell table:style-name="ce53" office:value-type="string" calcext:value-type="string">
            <text:p>Surface</text:p>
            <text:p>m²</text:p>
          </table:table-cell>
          <table:table-cell table:style-name="ce53" office:value-type="string" calcext:value-type="string">
            <text:p>Cubage</text:p>
            <text:p>m<text:span text:style-name="T1">3</text:span></text:p>
          </table:table-cell>
          <table:table-cell table:number-columns-repeated="1008"/>
        </table:table-row>
        <table:table-row table:style-name="ro8">
          <table:table-cell table:style-name="ce12" table:number-columns-spanned="2" table:number-rows-spanned="41"/>
          <table:covered-table-cell table:style-name="ce17"/>
          <table:table-cell table:style-name="ce21" table:number-columns-spanned="3" table:number-rows-spanned="1"/>
          <table:covered-table-cell table:style-name="ce17"/>
          <table:covered-table-cell table:style-name="ce10"/>
          <table:table-cell table:style-name="ce33"/>
          <table:table-cell table:style-name="ce39"/>
          <table:table-cell table:style-name="ce45"/>
          <table:table-cell table:style-name="ce50" table:formula="of:=IF(OR([.J466]=0;[.J466]=&quot;&quot;);&quot;&quot;;&quot;X&quot;)">
            <text:p/>
          </table:table-cell>
          <table:table-cell table:style-name="ce45"/>
          <table:table-cell table:style-name="ce50" table:formula="of:=IF(OR([.L466]=0;[.L466]=&quot;&quot;);&quot;&quot;;&quot;X&quot;)">
            <text:p/>
          </table:table-cell>
          <table:table-cell table:style-name="ce45"/>
          <table:table-cell table:style-name="ce50" table:formula="of:=IF(OR([.H466]=&quot;&quot;;[.H466]=0);&quot;&quot;;&quot;=&quot;)">
            <text:p/>
          </table:table-cell>
          <table:table-cell table:style-name="ce54" table:formula="of:=IF(OR([.F466]=&quot;&quot;;[.G466]=&quot;&quot;);&quot;&quot;;IF([.G466]=&quot;&quot;;&quot;&quot;;IF(OR([.H466]=0;[.H466]=0);&quot;&quot;;IF([.J466]=0;IF([.F466]=&quot;-&quot;;-1*[.H466]*[.G466];[.H466]*[.G466]);&quot;&quot;))))">
            <text:p/>
          </table:table-cell>
          <table:table-cell table:style-name="ce58" table:formula="of:=IF(OR([.F466]=&quot;&quot;;[.G466]=&quot;&quot;);&quot;&quot;;IF(OR([.J466]=&quot;&quot;;[.J466]=0);&quot;&quot;;IF([.L466]=0;IF([.F466]=&quot;-&quot;;-1*[.H466]*[.J466]*[.G466];[.H466]*[.J466]*[.G466]);&quot;&quot;)))">
            <text:p/>
          </table:table-cell>
          <table:table-cell table:style-name="ce61" table:formula="of:=IF(OR([.L466]=&quot;&quot;;[.L466]=0);&quot;&quot;;IF([.F466]=&quot;-&quot;;-1*[.H466]*[.J466]*[.L466]*[.G466];[.H466]*[.J466]*[.L466]*[.G46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67]=0;[.J467]=&quot;&quot;);&quot;&quot;;&quot;X&quot;)">
            <text:p/>
          </table:table-cell>
          <table:table-cell table:style-name="ce45"/>
          <table:table-cell table:style-name="ce50" table:formula="of:=IF(OR([.L467]=0;[.L467]=&quot;&quot;);&quot;&quot;;&quot;X&quot;)">
            <text:p/>
          </table:table-cell>
          <table:table-cell table:style-name="ce45"/>
          <table:table-cell table:style-name="ce50" table:formula="of:=IF(OR([.H467]=&quot;&quot;;[.H467]=0);&quot;&quot;;&quot;=&quot;)">
            <text:p/>
          </table:table-cell>
          <table:table-cell table:style-name="ce54" table:formula="of:=IF(OR([.F467]=&quot;&quot;;[.G467]=&quot;&quot;);&quot;&quot;;IF([.G467]=&quot;&quot;;&quot;&quot;;IF(OR([.H467]=0;[.H467]=0);&quot;&quot;;IF([.J467]=0;IF([.F467]=&quot;-&quot;;-1*[.H467]*[.G467];[.H467]*[.G467]);&quot;&quot;))))">
            <text:p/>
          </table:table-cell>
          <table:table-cell table:style-name="ce58" table:formula="of:=IF(OR([.F467]=&quot;&quot;;[.G467]=&quot;&quot;);&quot;&quot;;IF(OR([.J467]=&quot;&quot;;[.J467]=0);&quot;&quot;;IF([.L467]=0;IF([.F467]=&quot;-&quot;;-1*[.H467]*[.J467]*[.G467];[.H467]*[.J467]*[.G467]);&quot;&quot;)))">
            <text:p/>
          </table:table-cell>
          <table:table-cell table:style-name="ce61" table:formula="of:=IF(OR([.L467]=&quot;&quot;;[.L467]=0);&quot;&quot;;IF([.F467]=&quot;-&quot;;-1*[.H467]*[.J467]*[.L467]*[.G467];[.H467]*[.J467]*[.L467]*[.G46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68]=0;[.J468]=&quot;&quot;);&quot;&quot;;&quot;X&quot;)">
            <text:p/>
          </table:table-cell>
          <table:table-cell table:style-name="ce45"/>
          <table:table-cell table:style-name="ce50" table:formula="of:=IF(OR([.L468]=0;[.L468]=&quot;&quot;);&quot;&quot;;&quot;X&quot;)">
            <text:p/>
          </table:table-cell>
          <table:table-cell table:style-name="ce45"/>
          <table:table-cell table:style-name="ce50" table:formula="of:=IF(OR([.H468]=&quot;&quot;;[.H468]=0);&quot;&quot;;&quot;=&quot;)">
            <text:p/>
          </table:table-cell>
          <table:table-cell table:style-name="ce54" table:formula="of:=IF(OR([.F468]=&quot;&quot;;[.G468]=&quot;&quot;);&quot;&quot;;IF([.G468]=&quot;&quot;;&quot;&quot;;IF(OR([.H468]=0;[.H468]=0);&quot;&quot;;IF([.J468]=0;IF([.F468]=&quot;-&quot;;-1*[.H468]*[.G468];[.H468]*[.G468]);&quot;&quot;))))">
            <text:p/>
          </table:table-cell>
          <table:table-cell table:style-name="ce58" table:formula="of:=IF(OR([.F468]=&quot;&quot;;[.G468]=&quot;&quot;);&quot;&quot;;IF(OR([.J468]=&quot;&quot;;[.J468]=0);&quot;&quot;;IF([.L468]=0;IF([.F468]=&quot;-&quot;;-1*[.H468]*[.J468]*[.G468];[.H468]*[.J468]*[.G468]);&quot;&quot;)))">
            <text:p/>
          </table:table-cell>
          <table:table-cell table:style-name="ce61" table:formula="of:=IF(OR([.L468]=&quot;&quot;;[.L468]=0);&quot;&quot;;IF([.F468]=&quot;-&quot;;-1*[.H468]*[.J468]*[.L468]*[.G468];[.H468]*[.J468]*[.L468]*[.G46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69]=0;[.J469]=&quot;&quot;);&quot;&quot;;&quot;X&quot;)">
            <text:p/>
          </table:table-cell>
          <table:table-cell table:style-name="ce45"/>
          <table:table-cell table:style-name="ce50" table:formula="of:=IF(OR([.L469]=0;[.L469]=&quot;&quot;);&quot;&quot;;&quot;X&quot;)">
            <text:p/>
          </table:table-cell>
          <table:table-cell table:style-name="ce45"/>
          <table:table-cell table:style-name="ce50" table:formula="of:=IF(OR([.H469]=&quot;&quot;;[.H469]=0);&quot;&quot;;&quot;=&quot;)">
            <text:p/>
          </table:table-cell>
          <table:table-cell table:style-name="ce54" table:formula="of:=IF(OR([.F469]=&quot;&quot;;[.G469]=&quot;&quot;);&quot;&quot;;IF([.G469]=&quot;&quot;;&quot;&quot;;IF(OR([.H469]=0;[.H469]=0);&quot;&quot;;IF([.J469]=0;IF([.F469]=&quot;-&quot;;-1*[.H469]*[.G469];[.H469]*[.G469]);&quot;&quot;))))">
            <text:p/>
          </table:table-cell>
          <table:table-cell table:style-name="ce58" table:formula="of:=IF(OR([.F469]=&quot;&quot;;[.G469]=&quot;&quot;);&quot;&quot;;IF(OR([.J469]=&quot;&quot;;[.J469]=0);&quot;&quot;;IF([.L469]=0;IF([.F469]=&quot;-&quot;;-1*[.H469]*[.J469]*[.G469];[.H469]*[.J469]*[.G469]);&quot;&quot;)))">
            <text:p/>
          </table:table-cell>
          <table:table-cell table:style-name="ce61" table:formula="of:=IF(OR([.L469]=&quot;&quot;;[.L469]=0);&quot;&quot;;IF([.F469]=&quot;-&quot;;-1*[.H469]*[.J469]*[.L469]*[.G469];[.H469]*[.J469]*[.L469]*[.G46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70]=0;[.J470]=&quot;&quot;);&quot;&quot;;&quot;X&quot;)">
            <text:p/>
          </table:table-cell>
          <table:table-cell table:style-name="ce45"/>
          <table:table-cell table:style-name="ce50" table:formula="of:=IF(OR([.L470]=0;[.L470]=&quot;&quot;);&quot;&quot;;&quot;X&quot;)">
            <text:p/>
          </table:table-cell>
          <table:table-cell table:style-name="ce45"/>
          <table:table-cell table:style-name="ce50" table:formula="of:=IF(OR([.H470]=&quot;&quot;;[.H470]=0);&quot;&quot;;&quot;=&quot;)">
            <text:p/>
          </table:table-cell>
          <table:table-cell table:style-name="ce54" table:formula="of:=IF(OR([.F470]=&quot;&quot;;[.G470]=&quot;&quot;);&quot;&quot;;IF([.G470]=&quot;&quot;;&quot;&quot;;IF(OR([.H470]=0;[.H470]=0);&quot;&quot;;IF([.J470]=0;IF([.F470]=&quot;-&quot;;-1*[.H470]*[.G470];[.H470]*[.G470]);&quot;&quot;))))">
            <text:p/>
          </table:table-cell>
          <table:table-cell table:style-name="ce58" table:formula="of:=IF(OR([.F470]=&quot;&quot;;[.G470]=&quot;&quot;);&quot;&quot;;IF(OR([.J470]=&quot;&quot;;[.J470]=0);&quot;&quot;;IF([.L470]=0;IF([.F470]=&quot;-&quot;;-1*[.H470]*[.J470]*[.G470];[.H470]*[.J470]*[.G470]);&quot;&quot;)))">
            <text:p/>
          </table:table-cell>
          <table:table-cell table:style-name="ce61" table:formula="of:=IF(OR([.L470]=&quot;&quot;;[.L470]=0);&quot;&quot;;IF([.F470]=&quot;-&quot;;-1*[.H470]*[.J470]*[.L470]*[.G470];[.H470]*[.J470]*[.L470]*[.G47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71]=0;[.J471]=&quot;&quot;);&quot;&quot;;&quot;X&quot;)">
            <text:p/>
          </table:table-cell>
          <table:table-cell table:style-name="ce45"/>
          <table:table-cell table:style-name="ce50" table:formula="of:=IF(OR([.L471]=0;[.L471]=&quot;&quot;);&quot;&quot;;&quot;X&quot;)">
            <text:p/>
          </table:table-cell>
          <table:table-cell table:style-name="ce45"/>
          <table:table-cell table:style-name="ce50" table:formula="of:=IF(OR([.H471]=&quot;&quot;;[.H471]=0);&quot;&quot;;&quot;=&quot;)">
            <text:p/>
          </table:table-cell>
          <table:table-cell table:style-name="ce54" table:formula="of:=IF(OR([.F471]=&quot;&quot;;[.G471]=&quot;&quot;);&quot;&quot;;IF([.G471]=&quot;&quot;;&quot;&quot;;IF(OR([.H471]=0;[.H471]=0);&quot;&quot;;IF([.J471]=0;IF([.F471]=&quot;-&quot;;-1*[.H471]*[.G471];[.H471]*[.G471]);&quot;&quot;))))">
            <text:p/>
          </table:table-cell>
          <table:table-cell table:style-name="ce58" table:formula="of:=IF(OR([.F471]=&quot;&quot;;[.G471]=&quot;&quot;);&quot;&quot;;IF(OR([.J471]=&quot;&quot;;[.J471]=0);&quot;&quot;;IF([.L471]=0;IF([.F471]=&quot;-&quot;;-1*[.H471]*[.J471]*[.G471];[.H471]*[.J471]*[.G471]);&quot;&quot;)))">
            <text:p/>
          </table:table-cell>
          <table:table-cell table:style-name="ce61" table:formula="of:=IF(OR([.L471]=&quot;&quot;;[.L471]=0);&quot;&quot;;IF([.F471]=&quot;-&quot;;-1*[.H471]*[.J471]*[.L471]*[.G471];[.H471]*[.J471]*[.L471]*[.G47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72]=0;[.J472]=&quot;&quot;);&quot;&quot;;&quot;X&quot;)">
            <text:p/>
          </table:table-cell>
          <table:table-cell table:style-name="ce45"/>
          <table:table-cell table:style-name="ce50" table:formula="of:=IF(OR([.L472]=0;[.L472]=&quot;&quot;);&quot;&quot;;&quot;X&quot;)">
            <text:p/>
          </table:table-cell>
          <table:table-cell table:style-name="ce45"/>
          <table:table-cell table:style-name="ce50" table:formula="of:=IF(OR([.H472]=&quot;&quot;;[.H472]=0);&quot;&quot;;&quot;=&quot;)">
            <text:p/>
          </table:table-cell>
          <table:table-cell table:style-name="ce54" table:formula="of:=IF(OR([.F472]=&quot;&quot;;[.G472]=&quot;&quot;);&quot;&quot;;IF([.G472]=&quot;&quot;;&quot;&quot;;IF(OR([.H472]=0;[.H472]=0);&quot;&quot;;IF([.J472]=0;IF([.F472]=&quot;-&quot;;-1*[.H472]*[.G472];[.H472]*[.G472]);&quot;&quot;))))">
            <text:p/>
          </table:table-cell>
          <table:table-cell table:style-name="ce58" table:formula="of:=IF(OR([.F472]=&quot;&quot;;[.G472]=&quot;&quot;);&quot;&quot;;IF(OR([.J472]=&quot;&quot;;[.J472]=0);&quot;&quot;;IF([.L472]=0;IF([.F472]=&quot;-&quot;;-1*[.H472]*[.J472]*[.G472];[.H472]*[.J472]*[.G472]);&quot;&quot;)))">
            <text:p/>
          </table:table-cell>
          <table:table-cell table:style-name="ce61" table:formula="of:=IF(OR([.L472]=&quot;&quot;;[.L472]=0);&quot;&quot;;IF([.F472]=&quot;-&quot;;-1*[.H472]*[.J472]*[.L472]*[.G472];[.H472]*[.J472]*[.L472]*[.G47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73]=0;[.J473]=&quot;&quot;);&quot;&quot;;&quot;X&quot;)">
            <text:p/>
          </table:table-cell>
          <table:table-cell table:style-name="ce45"/>
          <table:table-cell table:style-name="ce50" table:formula="of:=IF(OR([.L473]=0;[.L473]=&quot;&quot;);&quot;&quot;;&quot;X&quot;)">
            <text:p/>
          </table:table-cell>
          <table:table-cell table:style-name="ce45"/>
          <table:table-cell table:style-name="ce50" table:formula="of:=IF(OR([.H473]=&quot;&quot;;[.H473]=0);&quot;&quot;;&quot;=&quot;)">
            <text:p/>
          </table:table-cell>
          <table:table-cell table:style-name="ce54" table:formula="of:=IF(OR([.F473]=&quot;&quot;;[.G473]=&quot;&quot;);&quot;&quot;;IF([.G473]=&quot;&quot;;&quot;&quot;;IF(OR([.H473]=0;[.H473]=0);&quot;&quot;;IF([.J473]=0;IF([.F473]=&quot;-&quot;;-1*[.H473]*[.G473];[.H473]*[.G473]);&quot;&quot;))))">
            <text:p/>
          </table:table-cell>
          <table:table-cell table:style-name="ce58" table:formula="of:=IF(OR([.F473]=&quot;&quot;;[.G473]=&quot;&quot;);&quot;&quot;;IF(OR([.J473]=&quot;&quot;;[.J473]=0);&quot;&quot;;IF([.L473]=0;IF([.F473]=&quot;-&quot;;-1*[.H473]*[.J473]*[.G473];[.H473]*[.J473]*[.G473]);&quot;&quot;)))">
            <text:p/>
          </table:table-cell>
          <table:table-cell table:style-name="ce61" table:formula="of:=IF(OR([.L473]=&quot;&quot;;[.L473]=0);&quot;&quot;;IF([.F473]=&quot;-&quot;;-1*[.H473]*[.J473]*[.L473]*[.G473];[.H473]*[.J473]*[.L473]*[.G47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74]=0;[.J474]=&quot;&quot;);&quot;&quot;;&quot;X&quot;)">
            <text:p/>
          </table:table-cell>
          <table:table-cell table:style-name="ce45"/>
          <table:table-cell table:style-name="ce50" table:formula="of:=IF(OR([.L474]=0;[.L474]=&quot;&quot;);&quot;&quot;;&quot;X&quot;)">
            <text:p/>
          </table:table-cell>
          <table:table-cell table:style-name="ce45"/>
          <table:table-cell table:style-name="ce50" table:formula="of:=IF(OR([.H474]=&quot;&quot;;[.H474]=0);&quot;&quot;;&quot;=&quot;)">
            <text:p/>
          </table:table-cell>
          <table:table-cell table:style-name="ce54" table:formula="of:=IF(OR([.F474]=&quot;&quot;;[.G474]=&quot;&quot;);&quot;&quot;;IF([.G474]=&quot;&quot;;&quot;&quot;;IF(OR([.H474]=0;[.H474]=0);&quot;&quot;;IF([.J474]=0;IF([.F474]=&quot;-&quot;;-1*[.H474]*[.G474];[.H474]*[.G474]);&quot;&quot;))))">
            <text:p/>
          </table:table-cell>
          <table:table-cell table:style-name="ce58" table:formula="of:=IF(OR([.F474]=&quot;&quot;;[.G474]=&quot;&quot;);&quot;&quot;;IF(OR([.J474]=&quot;&quot;;[.J474]=0);&quot;&quot;;IF([.L474]=0;IF([.F474]=&quot;-&quot;;-1*[.H474]*[.J474]*[.G474];[.H474]*[.J474]*[.G474]);&quot;&quot;)))">
            <text:p/>
          </table:table-cell>
          <table:table-cell table:style-name="ce61" table:formula="of:=IF(OR([.L474]=&quot;&quot;;[.L474]=0);&quot;&quot;;IF([.F474]=&quot;-&quot;;-1*[.H474]*[.J474]*[.L474]*[.G474];[.H474]*[.J474]*[.L474]*[.G47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75]=0;[.J475]=&quot;&quot;);&quot;&quot;;&quot;X&quot;)">
            <text:p/>
          </table:table-cell>
          <table:table-cell table:style-name="ce45"/>
          <table:table-cell table:style-name="ce50" table:formula="of:=IF(OR([.L475]=0;[.L475]=&quot;&quot;);&quot;&quot;;&quot;X&quot;)">
            <text:p/>
          </table:table-cell>
          <table:table-cell table:style-name="ce45"/>
          <table:table-cell table:style-name="ce50" table:formula="of:=IF(OR([.H475]=&quot;&quot;;[.H475]=0);&quot;&quot;;&quot;=&quot;)">
            <text:p/>
          </table:table-cell>
          <table:table-cell table:style-name="ce54" table:formula="of:=IF(OR([.F475]=&quot;&quot;;[.G475]=&quot;&quot;);&quot;&quot;;IF([.G475]=&quot;&quot;;&quot;&quot;;IF(OR([.H475]=0;[.H475]=0);&quot;&quot;;IF([.J475]=0;IF([.F475]=&quot;-&quot;;-1*[.H475]*[.G475];[.H475]*[.G475]);&quot;&quot;))))">
            <text:p/>
          </table:table-cell>
          <table:table-cell table:style-name="ce58" table:formula="of:=IF(OR([.F475]=&quot;&quot;;[.G475]=&quot;&quot;);&quot;&quot;;IF(OR([.J475]=&quot;&quot;;[.J475]=0);&quot;&quot;;IF([.L475]=0;IF([.F475]=&quot;-&quot;;-1*[.H475]*[.J475]*[.G475];[.H475]*[.J475]*[.G475]);&quot;&quot;)))">
            <text:p/>
          </table:table-cell>
          <table:table-cell table:style-name="ce61" table:formula="of:=IF(OR([.L475]=&quot;&quot;;[.L475]=0);&quot;&quot;;IF([.F475]=&quot;-&quot;;-1*[.H475]*[.J475]*[.L475]*[.G475];[.H475]*[.J475]*[.L475]*[.G47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76]=0;[.J476]=&quot;&quot;);&quot;&quot;;&quot;X&quot;)">
            <text:p/>
          </table:table-cell>
          <table:table-cell table:style-name="ce45"/>
          <table:table-cell table:style-name="ce50" table:formula="of:=IF(OR([.L476]=0;[.L476]=&quot;&quot;);&quot;&quot;;&quot;X&quot;)">
            <text:p/>
          </table:table-cell>
          <table:table-cell table:style-name="ce45"/>
          <table:table-cell table:style-name="ce50" table:formula="of:=IF(OR([.H476]=&quot;&quot;;[.H476]=0);&quot;&quot;;&quot;=&quot;)">
            <text:p/>
          </table:table-cell>
          <table:table-cell table:style-name="ce54" table:formula="of:=IF(OR([.F476]=&quot;&quot;;[.G476]=&quot;&quot;);&quot;&quot;;IF([.G476]=&quot;&quot;;&quot;&quot;;IF(OR([.H476]=0;[.H476]=0);&quot;&quot;;IF([.J476]=0;IF([.F476]=&quot;-&quot;;-1*[.H476]*[.G476];[.H476]*[.G476]);&quot;&quot;))))">
            <text:p/>
          </table:table-cell>
          <table:table-cell table:style-name="ce58" table:formula="of:=IF(OR([.F476]=&quot;&quot;;[.G476]=&quot;&quot;);&quot;&quot;;IF(OR([.J476]=&quot;&quot;;[.J476]=0);&quot;&quot;;IF([.L476]=0;IF([.F476]=&quot;-&quot;;-1*[.H476]*[.J476]*[.G476];[.H476]*[.J476]*[.G476]);&quot;&quot;)))">
            <text:p/>
          </table:table-cell>
          <table:table-cell table:style-name="ce61" table:formula="of:=IF(OR([.L476]=&quot;&quot;;[.L476]=0);&quot;&quot;;IF([.F476]=&quot;-&quot;;-1*[.H476]*[.J476]*[.L476]*[.G476];[.H476]*[.J476]*[.L476]*[.G47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77]=0;[.J477]=&quot;&quot;);&quot;&quot;;&quot;X&quot;)">
            <text:p/>
          </table:table-cell>
          <table:table-cell table:style-name="ce45"/>
          <table:table-cell table:style-name="ce50" table:formula="of:=IF(OR([.L477]=0;[.L477]=&quot;&quot;);&quot;&quot;;&quot;X&quot;)">
            <text:p/>
          </table:table-cell>
          <table:table-cell table:style-name="ce45"/>
          <table:table-cell table:style-name="ce50" table:formula="of:=IF(OR([.H477]=&quot;&quot;;[.H477]=0);&quot;&quot;;&quot;=&quot;)">
            <text:p/>
          </table:table-cell>
          <table:table-cell table:style-name="ce54" table:formula="of:=IF(OR([.F477]=&quot;&quot;;[.G477]=&quot;&quot;);&quot;&quot;;IF([.G477]=&quot;&quot;;&quot;&quot;;IF(OR([.H477]=0;[.H477]=0);&quot;&quot;;IF([.J477]=0;IF([.F477]=&quot;-&quot;;-1*[.H477]*[.G477];[.H477]*[.G477]);&quot;&quot;))))">
            <text:p/>
          </table:table-cell>
          <table:table-cell table:style-name="ce58" table:formula="of:=IF(OR([.F477]=&quot;&quot;;[.G477]=&quot;&quot;);&quot;&quot;;IF(OR([.J477]=&quot;&quot;;[.J477]=0);&quot;&quot;;IF([.L477]=0;IF([.F477]=&quot;-&quot;;-1*[.H477]*[.J477]*[.G477];[.H477]*[.J477]*[.G477]);&quot;&quot;)))">
            <text:p/>
          </table:table-cell>
          <table:table-cell table:style-name="ce61" table:formula="of:=IF(OR([.L477]=&quot;&quot;;[.L477]=0);&quot;&quot;;IF([.F477]=&quot;-&quot;;-1*[.H477]*[.J477]*[.L477]*[.G477];[.H477]*[.J477]*[.L477]*[.G47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78]=0;[.J478]=&quot;&quot;);&quot;&quot;;&quot;X&quot;)">
            <text:p/>
          </table:table-cell>
          <table:table-cell table:style-name="ce45"/>
          <table:table-cell table:style-name="ce50" table:formula="of:=IF(OR([.L478]=0;[.L478]=&quot;&quot;);&quot;&quot;;&quot;X&quot;)">
            <text:p/>
          </table:table-cell>
          <table:table-cell table:style-name="ce45"/>
          <table:table-cell table:style-name="ce50" table:formula="of:=IF(OR([.H478]=&quot;&quot;;[.H478]=0);&quot;&quot;;&quot;=&quot;)">
            <text:p/>
          </table:table-cell>
          <table:table-cell table:style-name="ce54" table:formula="of:=IF(OR([.F478]=&quot;&quot;;[.G478]=&quot;&quot;);&quot;&quot;;IF([.G478]=&quot;&quot;;&quot;&quot;;IF(OR([.H478]=0;[.H478]=0);&quot;&quot;;IF([.J478]=0;IF([.F478]=&quot;-&quot;;-1*[.H478]*[.G478];[.H478]*[.G478]);&quot;&quot;))))">
            <text:p/>
          </table:table-cell>
          <table:table-cell table:style-name="ce58" table:formula="of:=IF(OR([.F478]=&quot;&quot;;[.G478]=&quot;&quot;);&quot;&quot;;IF(OR([.J478]=&quot;&quot;;[.J478]=0);&quot;&quot;;IF([.L478]=0;IF([.F478]=&quot;-&quot;;-1*[.H478]*[.J478]*[.G478];[.H478]*[.J478]*[.G478]);&quot;&quot;)))">
            <text:p/>
          </table:table-cell>
          <table:table-cell table:style-name="ce61" table:formula="of:=IF(OR([.L478]=&quot;&quot;;[.L478]=0);&quot;&quot;;IF([.F478]=&quot;-&quot;;-1*[.H478]*[.J478]*[.L478]*[.G478];[.H478]*[.J478]*[.L478]*[.G47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79]=0;[.J479]=&quot;&quot;);&quot;&quot;;&quot;X&quot;)">
            <text:p/>
          </table:table-cell>
          <table:table-cell table:style-name="ce45"/>
          <table:table-cell table:style-name="ce50" table:formula="of:=IF(OR([.L479]=0;[.L479]=&quot;&quot;);&quot;&quot;;&quot;X&quot;)">
            <text:p/>
          </table:table-cell>
          <table:table-cell table:style-name="ce45"/>
          <table:table-cell table:style-name="ce50" table:formula="of:=IF(OR([.H479]=&quot;&quot;;[.H479]=0);&quot;&quot;;&quot;=&quot;)">
            <text:p/>
          </table:table-cell>
          <table:table-cell table:style-name="ce54" table:formula="of:=IF(OR([.F479]=&quot;&quot;;[.G479]=&quot;&quot;);&quot;&quot;;IF([.G479]=&quot;&quot;;&quot;&quot;;IF(OR([.H479]=0;[.H479]=0);&quot;&quot;;IF([.J479]=0;IF([.F479]=&quot;-&quot;;-1*[.H479]*[.G479];[.H479]*[.G479]);&quot;&quot;))))">
            <text:p/>
          </table:table-cell>
          <table:table-cell table:style-name="ce58" table:formula="of:=IF(OR([.F479]=&quot;&quot;;[.G479]=&quot;&quot;);&quot;&quot;;IF(OR([.J479]=&quot;&quot;;[.J479]=0);&quot;&quot;;IF([.L479]=0;IF([.F479]=&quot;-&quot;;-1*[.H479]*[.J479]*[.G479];[.H479]*[.J479]*[.G479]);&quot;&quot;)))">
            <text:p/>
          </table:table-cell>
          <table:table-cell table:style-name="ce61" table:formula="of:=IF(OR([.L479]=&quot;&quot;;[.L479]=0);&quot;&quot;;IF([.F479]=&quot;-&quot;;-1*[.H479]*[.J479]*[.L479]*[.G479];[.H479]*[.J479]*[.L479]*[.G47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80]=0;[.J480]=&quot;&quot;);&quot;&quot;;&quot;X&quot;)">
            <text:p/>
          </table:table-cell>
          <table:table-cell table:style-name="ce45"/>
          <table:table-cell table:style-name="ce50" table:formula="of:=IF(OR([.L480]=0;[.L480]=&quot;&quot;);&quot;&quot;;&quot;X&quot;)">
            <text:p/>
          </table:table-cell>
          <table:table-cell table:style-name="ce45"/>
          <table:table-cell table:style-name="ce50" table:formula="of:=IF(OR([.H480]=&quot;&quot;;[.H480]=0);&quot;&quot;;&quot;=&quot;)">
            <text:p/>
          </table:table-cell>
          <table:table-cell table:style-name="ce54" table:formula="of:=IF(OR([.F480]=&quot;&quot;;[.G480]=&quot;&quot;);&quot;&quot;;IF([.G480]=&quot;&quot;;&quot;&quot;;IF(OR([.H480]=0;[.H480]=0);&quot;&quot;;IF([.J480]=0;IF([.F480]=&quot;-&quot;;-1*[.H480]*[.G480];[.H480]*[.G480]);&quot;&quot;))))">
            <text:p/>
          </table:table-cell>
          <table:table-cell table:style-name="ce58" table:formula="of:=IF(OR([.F480]=&quot;&quot;;[.G480]=&quot;&quot;);&quot;&quot;;IF(OR([.J480]=&quot;&quot;;[.J480]=0);&quot;&quot;;IF([.L480]=0;IF([.F480]=&quot;-&quot;;-1*[.H480]*[.J480]*[.G480];[.H480]*[.J480]*[.G480]);&quot;&quot;)))">
            <text:p/>
          </table:table-cell>
          <table:table-cell table:style-name="ce61" table:formula="of:=IF(OR([.L480]=&quot;&quot;;[.L480]=0);&quot;&quot;;IF([.F480]=&quot;-&quot;;-1*[.H480]*[.J480]*[.L480]*[.G480];[.H480]*[.J480]*[.L480]*[.G48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81]=0;[.J481]=&quot;&quot;);&quot;&quot;;&quot;X&quot;)">
            <text:p/>
          </table:table-cell>
          <table:table-cell table:style-name="ce45"/>
          <table:table-cell table:style-name="ce50" table:formula="of:=IF(OR([.L481]=0;[.L481]=&quot;&quot;);&quot;&quot;;&quot;X&quot;)">
            <text:p/>
          </table:table-cell>
          <table:table-cell table:style-name="ce45"/>
          <table:table-cell table:style-name="ce50" table:formula="of:=IF(OR([.H481]=&quot;&quot;;[.H481]=0);&quot;&quot;;&quot;=&quot;)">
            <text:p/>
          </table:table-cell>
          <table:table-cell table:style-name="ce54" table:formula="of:=IF(OR([.F481]=&quot;&quot;;[.G481]=&quot;&quot;);&quot;&quot;;IF([.G481]=&quot;&quot;;&quot;&quot;;IF(OR([.H481]=0;[.H481]=0);&quot;&quot;;IF([.J481]=0;IF([.F481]=&quot;-&quot;;-1*[.H481]*[.G481];[.H481]*[.G481]);&quot;&quot;))))">
            <text:p/>
          </table:table-cell>
          <table:table-cell table:style-name="ce58" table:formula="of:=IF(OR([.F481]=&quot;&quot;;[.G481]=&quot;&quot;);&quot;&quot;;IF(OR([.J481]=&quot;&quot;;[.J481]=0);&quot;&quot;;IF([.L481]=0;IF([.F481]=&quot;-&quot;;-1*[.H481]*[.J481]*[.G481];[.H481]*[.J481]*[.G481]);&quot;&quot;)))">
            <text:p/>
          </table:table-cell>
          <table:table-cell table:style-name="ce61" table:formula="of:=IF(OR([.L481]=&quot;&quot;;[.L481]=0);&quot;&quot;;IF([.F481]=&quot;-&quot;;-1*[.H481]*[.J481]*[.L481]*[.G481];[.H481]*[.J481]*[.L481]*[.G48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82]=0;[.J482]=&quot;&quot;);&quot;&quot;;&quot;X&quot;)">
            <text:p/>
          </table:table-cell>
          <table:table-cell table:style-name="ce45"/>
          <table:table-cell table:style-name="ce50" table:formula="of:=IF(OR([.L482]=0;[.L482]=&quot;&quot;);&quot;&quot;;&quot;X&quot;)">
            <text:p/>
          </table:table-cell>
          <table:table-cell table:style-name="ce45"/>
          <table:table-cell table:style-name="ce50" table:formula="of:=IF(OR([.H482]=&quot;&quot;;[.H482]=0);&quot;&quot;;&quot;=&quot;)">
            <text:p/>
          </table:table-cell>
          <table:table-cell table:style-name="ce54" table:formula="of:=IF(OR([.F482]=&quot;&quot;;[.G482]=&quot;&quot;);&quot;&quot;;IF([.G482]=&quot;&quot;;&quot;&quot;;IF(OR([.H482]=0;[.H482]=0);&quot;&quot;;IF([.J482]=0;IF([.F482]=&quot;-&quot;;-1*[.H482]*[.G482];[.H482]*[.G482]);&quot;&quot;))))">
            <text:p/>
          </table:table-cell>
          <table:table-cell table:style-name="ce58" table:formula="of:=IF(OR([.F482]=&quot;&quot;;[.G482]=&quot;&quot;);&quot;&quot;;IF(OR([.J482]=&quot;&quot;;[.J482]=0);&quot;&quot;;IF([.L482]=0;IF([.F482]=&quot;-&quot;;-1*[.H482]*[.J482]*[.G482];[.H482]*[.J482]*[.G482]);&quot;&quot;)))">
            <text:p/>
          </table:table-cell>
          <table:table-cell table:style-name="ce61" table:formula="of:=IF(OR([.L482]=&quot;&quot;;[.L482]=0);&quot;&quot;;IF([.F482]=&quot;-&quot;;-1*[.H482]*[.J482]*[.L482]*[.G482];[.H482]*[.J482]*[.L482]*[.G48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83]=0;[.J483]=&quot;&quot;);&quot;&quot;;&quot;X&quot;)">
            <text:p/>
          </table:table-cell>
          <table:table-cell table:style-name="ce45"/>
          <table:table-cell table:style-name="ce50" table:formula="of:=IF(OR([.L483]=0;[.L483]=&quot;&quot;);&quot;&quot;;&quot;X&quot;)">
            <text:p/>
          </table:table-cell>
          <table:table-cell table:style-name="ce45"/>
          <table:table-cell table:style-name="ce50" table:formula="of:=IF(OR([.H483]=&quot;&quot;;[.H483]=0);&quot;&quot;;&quot;=&quot;)">
            <text:p/>
          </table:table-cell>
          <table:table-cell table:style-name="ce54" table:formula="of:=IF(OR([.F483]=&quot;&quot;;[.G483]=&quot;&quot;);&quot;&quot;;IF([.G483]=&quot;&quot;;&quot;&quot;;IF(OR([.H483]=0;[.H483]=0);&quot;&quot;;IF([.J483]=0;IF([.F483]=&quot;-&quot;;-1*[.H483]*[.G483];[.H483]*[.G483]);&quot;&quot;))))">
            <text:p/>
          </table:table-cell>
          <table:table-cell table:style-name="ce58" table:formula="of:=IF(OR([.F483]=&quot;&quot;;[.G483]=&quot;&quot;);&quot;&quot;;IF(OR([.J483]=&quot;&quot;;[.J483]=0);&quot;&quot;;IF([.L483]=0;IF([.F483]=&quot;-&quot;;-1*[.H483]*[.J483]*[.G483];[.H483]*[.J483]*[.G483]);&quot;&quot;)))">
            <text:p/>
          </table:table-cell>
          <table:table-cell table:style-name="ce61" table:formula="of:=IF(OR([.L483]=&quot;&quot;;[.L483]=0);&quot;&quot;;IF([.F483]=&quot;-&quot;;-1*[.H483]*[.J483]*[.L483]*[.G483];[.H483]*[.J483]*[.L483]*[.G48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84]=0;[.J484]=&quot;&quot;);&quot;&quot;;&quot;X&quot;)">
            <text:p/>
          </table:table-cell>
          <table:table-cell table:style-name="ce45"/>
          <table:table-cell table:style-name="ce50" table:formula="of:=IF(OR([.L484]=0;[.L484]=&quot;&quot;);&quot;&quot;;&quot;X&quot;)">
            <text:p/>
          </table:table-cell>
          <table:table-cell table:style-name="ce45"/>
          <table:table-cell table:style-name="ce50" table:formula="of:=IF(OR([.H484]=&quot;&quot;;[.H484]=0);&quot;&quot;;&quot;=&quot;)">
            <text:p/>
          </table:table-cell>
          <table:table-cell table:style-name="ce54" table:formula="of:=IF(OR([.F484]=&quot;&quot;;[.G484]=&quot;&quot;);&quot;&quot;;IF([.G484]=&quot;&quot;;&quot;&quot;;IF(OR([.H484]=0;[.H484]=0);&quot;&quot;;IF([.J484]=0;IF([.F484]=&quot;-&quot;;-1*[.H484]*[.G484];[.H484]*[.G484]);&quot;&quot;))))">
            <text:p/>
          </table:table-cell>
          <table:table-cell table:style-name="ce58" table:formula="of:=IF(OR([.F484]=&quot;&quot;;[.G484]=&quot;&quot;);&quot;&quot;;IF(OR([.J484]=&quot;&quot;;[.J484]=0);&quot;&quot;;IF([.L484]=0;IF([.F484]=&quot;-&quot;;-1*[.H484]*[.J484]*[.G484];[.H484]*[.J484]*[.G484]);&quot;&quot;)))">
            <text:p/>
          </table:table-cell>
          <table:table-cell table:style-name="ce61" table:formula="of:=IF(OR([.L484]=&quot;&quot;;[.L484]=0);&quot;&quot;;IF([.F484]=&quot;-&quot;;-1*[.H484]*[.J484]*[.L484]*[.G484];[.H484]*[.J484]*[.L484]*[.G48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85]=0;[.J485]=&quot;&quot;);&quot;&quot;;&quot;X&quot;)">
            <text:p/>
          </table:table-cell>
          <table:table-cell table:style-name="ce45"/>
          <table:table-cell table:style-name="ce50" table:formula="of:=IF(OR([.L485]=0;[.L485]=&quot;&quot;);&quot;&quot;;&quot;X&quot;)">
            <text:p/>
          </table:table-cell>
          <table:table-cell table:style-name="ce45"/>
          <table:table-cell table:style-name="ce50" table:formula="of:=IF(OR([.H485]=&quot;&quot;;[.H485]=0);&quot;&quot;;&quot;=&quot;)">
            <text:p/>
          </table:table-cell>
          <table:table-cell table:style-name="ce54" table:formula="of:=IF(OR([.F485]=&quot;&quot;;[.G485]=&quot;&quot;);&quot;&quot;;IF([.G485]=&quot;&quot;;&quot;&quot;;IF(OR([.H485]=0;[.H485]=0);&quot;&quot;;IF([.J485]=0;IF([.F485]=&quot;-&quot;;-1*[.H485]*[.G485];[.H485]*[.G485]);&quot;&quot;))))">
            <text:p/>
          </table:table-cell>
          <table:table-cell table:style-name="ce58" table:formula="of:=IF(OR([.F485]=&quot;&quot;;[.G485]=&quot;&quot;);&quot;&quot;;IF(OR([.J485]=&quot;&quot;;[.J485]=0);&quot;&quot;;IF([.L485]=0;IF([.F485]=&quot;-&quot;;-1*[.H485]*[.J485]*[.G485];[.H485]*[.J485]*[.G485]);&quot;&quot;)))">
            <text:p/>
          </table:table-cell>
          <table:table-cell table:style-name="ce61" table:formula="of:=IF(OR([.L485]=&quot;&quot;;[.L485]=0);&quot;&quot;;IF([.F485]=&quot;-&quot;;-1*[.H485]*[.J485]*[.L485]*[.G485];[.H485]*[.J485]*[.L485]*[.G48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86]=0;[.J486]=&quot;&quot;);&quot;&quot;;&quot;X&quot;)">
            <text:p/>
          </table:table-cell>
          <table:table-cell table:style-name="ce45"/>
          <table:table-cell table:style-name="ce50" table:formula="of:=IF(OR([.L486]=0;[.L486]=&quot;&quot;);&quot;&quot;;&quot;X&quot;)">
            <text:p/>
          </table:table-cell>
          <table:table-cell table:style-name="ce45"/>
          <table:table-cell table:style-name="ce50" table:formula="of:=IF(OR([.H486]=&quot;&quot;;[.H486]=0);&quot;&quot;;&quot;=&quot;)">
            <text:p/>
          </table:table-cell>
          <table:table-cell table:style-name="ce54" table:formula="of:=IF(OR([.F486]=&quot;&quot;;[.G486]=&quot;&quot;);&quot;&quot;;IF([.G486]=&quot;&quot;;&quot;&quot;;IF(OR([.H486]=0;[.H486]=0);&quot;&quot;;IF([.J486]=0;IF([.F486]=&quot;-&quot;;-1*[.H486]*[.G486];[.H486]*[.G486]);&quot;&quot;))))">
            <text:p/>
          </table:table-cell>
          <table:table-cell table:style-name="ce58" table:formula="of:=IF(OR([.F486]=&quot;&quot;;[.G486]=&quot;&quot;);&quot;&quot;;IF(OR([.J486]=&quot;&quot;;[.J486]=0);&quot;&quot;;IF([.L486]=0;IF([.F486]=&quot;-&quot;;-1*[.H486]*[.J486]*[.G486];[.H486]*[.J486]*[.G486]);&quot;&quot;)))">
            <text:p/>
          </table:table-cell>
          <table:table-cell table:style-name="ce61" table:formula="of:=IF(OR([.L486]=&quot;&quot;;[.L486]=0);&quot;&quot;;IF([.F486]=&quot;-&quot;;-1*[.H486]*[.J486]*[.L486]*[.G486];[.H486]*[.J486]*[.L486]*[.G48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87]=0;[.J487]=&quot;&quot;);&quot;&quot;;&quot;X&quot;)">
            <text:p/>
          </table:table-cell>
          <table:table-cell table:style-name="ce45"/>
          <table:table-cell table:style-name="ce50" table:formula="of:=IF(OR([.L487]=0;[.L487]=&quot;&quot;);&quot;&quot;;&quot;X&quot;)">
            <text:p/>
          </table:table-cell>
          <table:table-cell table:style-name="ce45"/>
          <table:table-cell table:style-name="ce50" table:formula="of:=IF(OR([.H487]=&quot;&quot;;[.H487]=0);&quot;&quot;;&quot;=&quot;)">
            <text:p/>
          </table:table-cell>
          <table:table-cell table:style-name="ce54" table:formula="of:=IF(OR([.F487]=&quot;&quot;;[.G487]=&quot;&quot;);&quot;&quot;;IF([.G487]=&quot;&quot;;&quot;&quot;;IF(OR([.H487]=0;[.H487]=0);&quot;&quot;;IF([.J487]=0;IF([.F487]=&quot;-&quot;;-1*[.H487]*[.G487];[.H487]*[.G487]);&quot;&quot;))))">
            <text:p/>
          </table:table-cell>
          <table:table-cell table:style-name="ce58" table:formula="of:=IF(OR([.F487]=&quot;&quot;;[.G487]=&quot;&quot;);&quot;&quot;;IF(OR([.J487]=&quot;&quot;;[.J487]=0);&quot;&quot;;IF([.L487]=0;IF([.F487]=&quot;-&quot;;-1*[.H487]*[.J487]*[.G487];[.H487]*[.J487]*[.G487]);&quot;&quot;)))">
            <text:p/>
          </table:table-cell>
          <table:table-cell table:style-name="ce61" table:formula="of:=IF(OR([.L487]=&quot;&quot;;[.L487]=0);&quot;&quot;;IF([.F487]=&quot;-&quot;;-1*[.H487]*[.J487]*[.L487]*[.G487];[.H487]*[.J487]*[.L487]*[.G48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88]=0;[.J488]=&quot;&quot;);&quot;&quot;;&quot;X&quot;)">
            <text:p/>
          </table:table-cell>
          <table:table-cell table:style-name="ce45"/>
          <table:table-cell table:style-name="ce50" table:formula="of:=IF(OR([.L488]=0;[.L488]=&quot;&quot;);&quot;&quot;;&quot;X&quot;)">
            <text:p/>
          </table:table-cell>
          <table:table-cell table:style-name="ce45"/>
          <table:table-cell table:style-name="ce50" table:formula="of:=IF(OR([.H488]=&quot;&quot;;[.H488]=0);&quot;&quot;;&quot;=&quot;)">
            <text:p/>
          </table:table-cell>
          <table:table-cell table:style-name="ce54" table:formula="of:=IF(OR([.F488]=&quot;&quot;;[.G488]=&quot;&quot;);&quot;&quot;;IF([.G488]=&quot;&quot;;&quot;&quot;;IF(OR([.H488]=0;[.H488]=0);&quot;&quot;;IF([.J488]=0;IF([.F488]=&quot;-&quot;;-1*[.H488]*[.G488];[.H488]*[.G488]);&quot;&quot;))))">
            <text:p/>
          </table:table-cell>
          <table:table-cell table:style-name="ce58" table:formula="of:=IF(OR([.F488]=&quot;&quot;;[.G488]=&quot;&quot;);&quot;&quot;;IF(OR([.J488]=&quot;&quot;;[.J488]=0);&quot;&quot;;IF([.L488]=0;IF([.F488]=&quot;-&quot;;-1*[.H488]*[.J488]*[.G488];[.H488]*[.J488]*[.G488]);&quot;&quot;)))">
            <text:p/>
          </table:table-cell>
          <table:table-cell table:style-name="ce61" table:formula="of:=IF(OR([.L488]=&quot;&quot;;[.L488]=0);&quot;&quot;;IF([.F488]=&quot;-&quot;;-1*[.H488]*[.J488]*[.L488]*[.G488];[.H488]*[.J488]*[.L488]*[.G48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89]=0;[.J489]=&quot;&quot;);&quot;&quot;;&quot;X&quot;)">
            <text:p/>
          </table:table-cell>
          <table:table-cell table:style-name="ce45"/>
          <table:table-cell table:style-name="ce50" table:formula="of:=IF(OR([.L489]=0;[.L489]=&quot;&quot;);&quot;&quot;;&quot;X&quot;)">
            <text:p/>
          </table:table-cell>
          <table:table-cell table:style-name="ce45"/>
          <table:table-cell table:style-name="ce50" table:formula="of:=IF(OR([.H489]=&quot;&quot;;[.H489]=0);&quot;&quot;;&quot;=&quot;)">
            <text:p/>
          </table:table-cell>
          <table:table-cell table:style-name="ce54" table:formula="of:=IF(OR([.F489]=&quot;&quot;;[.G489]=&quot;&quot;);&quot;&quot;;IF([.G489]=&quot;&quot;;&quot;&quot;;IF(OR([.H489]=0;[.H489]=0);&quot;&quot;;IF([.J489]=0;IF([.F489]=&quot;-&quot;;-1*[.H489]*[.G489];[.H489]*[.G489]);&quot;&quot;))))">
            <text:p/>
          </table:table-cell>
          <table:table-cell table:style-name="ce58" table:formula="of:=IF(OR([.F489]=&quot;&quot;;[.G489]=&quot;&quot;);&quot;&quot;;IF(OR([.J489]=&quot;&quot;;[.J489]=0);&quot;&quot;;IF([.L489]=0;IF([.F489]=&quot;-&quot;;-1*[.H489]*[.J489]*[.G489];[.H489]*[.J489]*[.G489]);&quot;&quot;)))">
            <text:p/>
          </table:table-cell>
          <table:table-cell table:style-name="ce61" table:formula="of:=IF(OR([.L489]=&quot;&quot;;[.L489]=0);&quot;&quot;;IF([.F489]=&quot;-&quot;;-1*[.H489]*[.J489]*[.L489]*[.G489];[.H489]*[.J489]*[.L489]*[.G48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90]=0;[.J490]=&quot;&quot;);&quot;&quot;;&quot;X&quot;)">
            <text:p/>
          </table:table-cell>
          <table:table-cell table:style-name="ce45"/>
          <table:table-cell table:style-name="ce50" table:formula="of:=IF(OR([.L490]=0;[.L490]=&quot;&quot;);&quot;&quot;;&quot;X&quot;)">
            <text:p/>
          </table:table-cell>
          <table:table-cell table:style-name="ce45"/>
          <table:table-cell table:style-name="ce50" table:formula="of:=IF(OR([.H490]=&quot;&quot;;[.H490]=0);&quot;&quot;;&quot;=&quot;)">
            <text:p/>
          </table:table-cell>
          <table:table-cell table:style-name="ce54" table:formula="of:=IF(OR([.F490]=&quot;&quot;;[.G490]=&quot;&quot;);&quot;&quot;;IF([.G490]=&quot;&quot;;&quot;&quot;;IF(OR([.H490]=0;[.H490]=0);&quot;&quot;;IF([.J490]=0;IF([.F490]=&quot;-&quot;;-1*[.H490]*[.G490];[.H490]*[.G490]);&quot;&quot;))))">
            <text:p/>
          </table:table-cell>
          <table:table-cell table:style-name="ce58" table:formula="of:=IF(OR([.F490]=&quot;&quot;;[.G490]=&quot;&quot;);&quot;&quot;;IF(OR([.J490]=&quot;&quot;;[.J490]=0);&quot;&quot;;IF([.L490]=0;IF([.F490]=&quot;-&quot;;-1*[.H490]*[.J490]*[.G490];[.H490]*[.J490]*[.G490]);&quot;&quot;)))">
            <text:p/>
          </table:table-cell>
          <table:table-cell table:style-name="ce61" table:formula="of:=IF(OR([.L490]=&quot;&quot;;[.L490]=0);&quot;&quot;;IF([.F490]=&quot;-&quot;;-1*[.H490]*[.J490]*[.L490]*[.G490];[.H490]*[.J490]*[.L490]*[.G49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91]=0;[.J491]=&quot;&quot;);&quot;&quot;;&quot;X&quot;)">
            <text:p/>
          </table:table-cell>
          <table:table-cell table:style-name="ce45"/>
          <table:table-cell table:style-name="ce50" table:formula="of:=IF(OR([.L491]=0;[.L491]=&quot;&quot;);&quot;&quot;;&quot;X&quot;)">
            <text:p/>
          </table:table-cell>
          <table:table-cell table:style-name="ce45"/>
          <table:table-cell table:style-name="ce50" table:formula="of:=IF(OR([.H491]=&quot;&quot;;[.H491]=0);&quot;&quot;;&quot;=&quot;)">
            <text:p/>
          </table:table-cell>
          <table:table-cell table:style-name="ce54" table:formula="of:=IF(OR([.F491]=&quot;&quot;;[.G491]=&quot;&quot;);&quot;&quot;;IF([.G491]=&quot;&quot;;&quot;&quot;;IF(OR([.H491]=0;[.H491]=0);&quot;&quot;;IF([.J491]=0;IF([.F491]=&quot;-&quot;;-1*[.H491]*[.G491];[.H491]*[.G491]);&quot;&quot;))))">
            <text:p/>
          </table:table-cell>
          <table:table-cell table:style-name="ce58" table:formula="of:=IF(OR([.F491]=&quot;&quot;;[.G491]=&quot;&quot;);&quot;&quot;;IF(OR([.J491]=&quot;&quot;;[.J491]=0);&quot;&quot;;IF([.L491]=0;IF([.F491]=&quot;-&quot;;-1*[.H491]*[.J491]*[.G491];[.H491]*[.J491]*[.G491]);&quot;&quot;)))">
            <text:p/>
          </table:table-cell>
          <table:table-cell table:style-name="ce61" table:formula="of:=IF(OR([.L491]=&quot;&quot;;[.L491]=0);&quot;&quot;;IF([.F491]=&quot;-&quot;;-1*[.H491]*[.J491]*[.L491]*[.G491];[.H491]*[.J491]*[.L491]*[.G49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92]=0;[.J492]=&quot;&quot;);&quot;&quot;;&quot;X&quot;)">
            <text:p/>
          </table:table-cell>
          <table:table-cell table:style-name="ce45"/>
          <table:table-cell table:style-name="ce50" table:formula="of:=IF(OR([.L492]=0;[.L492]=&quot;&quot;);&quot;&quot;;&quot;X&quot;)">
            <text:p/>
          </table:table-cell>
          <table:table-cell table:style-name="ce45"/>
          <table:table-cell table:style-name="ce50" table:formula="of:=IF(OR([.H492]=&quot;&quot;;[.H492]=0);&quot;&quot;;&quot;=&quot;)">
            <text:p/>
          </table:table-cell>
          <table:table-cell table:style-name="ce54" table:formula="of:=IF(OR([.F492]=&quot;&quot;;[.G492]=&quot;&quot;);&quot;&quot;;IF([.G492]=&quot;&quot;;&quot;&quot;;IF(OR([.H492]=0;[.H492]=0);&quot;&quot;;IF([.J492]=0;IF([.F492]=&quot;-&quot;;-1*[.H492]*[.G492];[.H492]*[.G492]);&quot;&quot;))))">
            <text:p/>
          </table:table-cell>
          <table:table-cell table:style-name="ce58" table:formula="of:=IF(OR([.F492]=&quot;&quot;;[.G492]=&quot;&quot;);&quot;&quot;;IF(OR([.J492]=&quot;&quot;;[.J492]=0);&quot;&quot;;IF([.L492]=0;IF([.F492]=&quot;-&quot;;-1*[.H492]*[.J492]*[.G492];[.H492]*[.J492]*[.G492]);&quot;&quot;)))">
            <text:p/>
          </table:table-cell>
          <table:table-cell table:style-name="ce61" table:formula="of:=IF(OR([.L492]=&quot;&quot;;[.L492]=0);&quot;&quot;;IF([.F492]=&quot;-&quot;;-1*[.H492]*[.J492]*[.L492]*[.G492];[.H492]*[.J492]*[.L492]*[.G49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93]=0;[.J493]=&quot;&quot;);&quot;&quot;;&quot;X&quot;)">
            <text:p/>
          </table:table-cell>
          <table:table-cell table:style-name="ce45"/>
          <table:table-cell table:style-name="ce50" table:formula="of:=IF(OR([.L493]=0;[.L493]=&quot;&quot;);&quot;&quot;;&quot;X&quot;)">
            <text:p/>
          </table:table-cell>
          <table:table-cell table:style-name="ce45"/>
          <table:table-cell table:style-name="ce50" table:formula="of:=IF(OR([.H493]=&quot;&quot;;[.H493]=0);&quot;&quot;;&quot;=&quot;)">
            <text:p/>
          </table:table-cell>
          <table:table-cell table:style-name="ce54" table:formula="of:=IF(OR([.F493]=&quot;&quot;;[.G493]=&quot;&quot;);&quot;&quot;;IF([.G493]=&quot;&quot;;&quot;&quot;;IF(OR([.H493]=0;[.H493]=0);&quot;&quot;;IF([.J493]=0;IF([.F493]=&quot;-&quot;;-1*[.H493]*[.G493];[.H493]*[.G493]);&quot;&quot;))))">
            <text:p/>
          </table:table-cell>
          <table:table-cell table:style-name="ce58" table:formula="of:=IF(OR([.F493]=&quot;&quot;;[.G493]=&quot;&quot;);&quot;&quot;;IF(OR([.J493]=&quot;&quot;;[.J493]=0);&quot;&quot;;IF([.L493]=0;IF([.F493]=&quot;-&quot;;-1*[.H493]*[.J493]*[.G493];[.H493]*[.J493]*[.G493]);&quot;&quot;)))">
            <text:p/>
          </table:table-cell>
          <table:table-cell table:style-name="ce61" table:formula="of:=IF(OR([.L493]=&quot;&quot;;[.L493]=0);&quot;&quot;;IF([.F493]=&quot;-&quot;;-1*[.H493]*[.J493]*[.L493]*[.G493];[.H493]*[.J493]*[.L493]*[.G49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94]=0;[.J494]=&quot;&quot;);&quot;&quot;;&quot;X&quot;)">
            <text:p/>
          </table:table-cell>
          <table:table-cell table:style-name="ce45"/>
          <table:table-cell table:style-name="ce50" table:formula="of:=IF(OR([.L494]=0;[.L494]=&quot;&quot;);&quot;&quot;;&quot;X&quot;)">
            <text:p/>
          </table:table-cell>
          <table:table-cell table:style-name="ce45"/>
          <table:table-cell table:style-name="ce50" table:formula="of:=IF(OR([.H494]=&quot;&quot;;[.H494]=0);&quot;&quot;;&quot;=&quot;)">
            <text:p/>
          </table:table-cell>
          <table:table-cell table:style-name="ce54" table:formula="of:=IF(OR([.F494]=&quot;&quot;;[.G494]=&quot;&quot;);&quot;&quot;;IF([.G494]=&quot;&quot;;&quot;&quot;;IF(OR([.H494]=0;[.H494]=0);&quot;&quot;;IF([.J494]=0;IF([.F494]=&quot;-&quot;;-1*[.H494]*[.G494];[.H494]*[.G494]);&quot;&quot;))))">
            <text:p/>
          </table:table-cell>
          <table:table-cell table:style-name="ce58" table:formula="of:=IF(OR([.F494]=&quot;&quot;;[.G494]=&quot;&quot;);&quot;&quot;;IF(OR([.J494]=&quot;&quot;;[.J494]=0);&quot;&quot;;IF([.L494]=0;IF([.F494]=&quot;-&quot;;-1*[.H494]*[.J494]*[.G494];[.H494]*[.J494]*[.G494]);&quot;&quot;)))">
            <text:p/>
          </table:table-cell>
          <table:table-cell table:style-name="ce61" table:formula="of:=IF(OR([.L494]=&quot;&quot;;[.L494]=0);&quot;&quot;;IF([.F494]=&quot;-&quot;;-1*[.H494]*[.J494]*[.L494]*[.G494];[.H494]*[.J494]*[.L494]*[.G49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95]=0;[.J495]=&quot;&quot;);&quot;&quot;;&quot;X&quot;)">
            <text:p/>
          </table:table-cell>
          <table:table-cell table:style-name="ce45"/>
          <table:table-cell table:style-name="ce50" table:formula="of:=IF(OR([.L495]=0;[.L495]=&quot;&quot;);&quot;&quot;;&quot;X&quot;)">
            <text:p/>
          </table:table-cell>
          <table:table-cell table:style-name="ce45"/>
          <table:table-cell table:style-name="ce50" table:formula="of:=IF(OR([.H495]=&quot;&quot;;[.H495]=0);&quot;&quot;;&quot;=&quot;)">
            <text:p/>
          </table:table-cell>
          <table:table-cell table:style-name="ce54" table:formula="of:=IF(OR([.F495]=&quot;&quot;;[.G495]=&quot;&quot;);&quot;&quot;;IF([.G495]=&quot;&quot;;&quot;&quot;;IF(OR([.H495]=0;[.H495]=0);&quot;&quot;;IF([.J495]=0;IF([.F495]=&quot;-&quot;;-1*[.H495]*[.G495];[.H495]*[.G495]);&quot;&quot;))))">
            <text:p/>
          </table:table-cell>
          <table:table-cell table:style-name="ce58" table:formula="of:=IF(OR([.F495]=&quot;&quot;;[.G495]=&quot;&quot;);&quot;&quot;;IF(OR([.J495]=&quot;&quot;;[.J495]=0);&quot;&quot;;IF([.L495]=0;IF([.F495]=&quot;-&quot;;-1*[.H495]*[.J495]*[.G495];[.H495]*[.J495]*[.G495]);&quot;&quot;)))">
            <text:p/>
          </table:table-cell>
          <table:table-cell table:style-name="ce61" table:formula="of:=IF(OR([.L495]=&quot;&quot;;[.L495]=0);&quot;&quot;;IF([.F495]=&quot;-&quot;;-1*[.H495]*[.J495]*[.L495]*[.G495];[.H495]*[.J495]*[.L495]*[.G495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96]=0;[.J496]=&quot;&quot;);&quot;&quot;;&quot;X&quot;)">
            <text:p/>
          </table:table-cell>
          <table:table-cell table:style-name="ce45"/>
          <table:table-cell table:style-name="ce50" table:formula="of:=IF(OR([.L496]=0;[.L496]=&quot;&quot;);&quot;&quot;;&quot;X&quot;)">
            <text:p/>
          </table:table-cell>
          <table:table-cell table:style-name="ce45"/>
          <table:table-cell table:style-name="ce50" table:formula="of:=IF(OR([.H496]=&quot;&quot;;[.H496]=0);&quot;&quot;;&quot;=&quot;)">
            <text:p/>
          </table:table-cell>
          <table:table-cell table:style-name="ce54" table:formula="of:=IF(OR([.F496]=&quot;&quot;;[.G496]=&quot;&quot;);&quot;&quot;;IF([.G496]=&quot;&quot;;&quot;&quot;;IF(OR([.H496]=0;[.H496]=0);&quot;&quot;;IF([.J496]=0;IF([.F496]=&quot;-&quot;;-1*[.H496]*[.G496];[.H496]*[.G496]);&quot;&quot;))))">
            <text:p/>
          </table:table-cell>
          <table:table-cell table:style-name="ce58" table:formula="of:=IF(OR([.F496]=&quot;&quot;;[.G496]=&quot;&quot;);&quot;&quot;;IF(OR([.J496]=&quot;&quot;;[.J496]=0);&quot;&quot;;IF([.L496]=0;IF([.F496]=&quot;-&quot;;-1*[.H496]*[.J496]*[.G496];[.H496]*[.J496]*[.G496]);&quot;&quot;)))">
            <text:p/>
          </table:table-cell>
          <table:table-cell table:style-name="ce61" table:formula="of:=IF(OR([.L496]=&quot;&quot;;[.L496]=0);&quot;&quot;;IF([.F496]=&quot;-&quot;;-1*[.H496]*[.J496]*[.L496]*[.G496];[.H496]*[.J496]*[.L496]*[.G496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97]=0;[.J497]=&quot;&quot;);&quot;&quot;;&quot;X&quot;)">
            <text:p/>
          </table:table-cell>
          <table:table-cell table:style-name="ce45"/>
          <table:table-cell table:style-name="ce50" table:formula="of:=IF(OR([.L497]=0;[.L497]=&quot;&quot;);&quot;&quot;;&quot;X&quot;)">
            <text:p/>
          </table:table-cell>
          <table:table-cell table:style-name="ce45"/>
          <table:table-cell table:style-name="ce50" table:formula="of:=IF(OR([.H497]=&quot;&quot;;[.H497]=0);&quot;&quot;;&quot;=&quot;)">
            <text:p/>
          </table:table-cell>
          <table:table-cell table:style-name="ce54" table:formula="of:=IF(OR([.F497]=&quot;&quot;;[.G497]=&quot;&quot;);&quot;&quot;;IF([.G497]=&quot;&quot;;&quot;&quot;;IF(OR([.H497]=0;[.H497]=0);&quot;&quot;;IF([.J497]=0;IF([.F497]=&quot;-&quot;;-1*[.H497]*[.G497];[.H497]*[.G497]);&quot;&quot;))))">
            <text:p/>
          </table:table-cell>
          <table:table-cell table:style-name="ce58" table:formula="of:=IF(OR([.F497]=&quot;&quot;;[.G497]=&quot;&quot;);&quot;&quot;;IF(OR([.J497]=&quot;&quot;;[.J497]=0);&quot;&quot;;IF([.L497]=0;IF([.F497]=&quot;-&quot;;-1*[.H497]*[.J497]*[.G497];[.H497]*[.J497]*[.G497]);&quot;&quot;)))">
            <text:p/>
          </table:table-cell>
          <table:table-cell table:style-name="ce61" table:formula="of:=IF(OR([.L497]=&quot;&quot;;[.L497]=0);&quot;&quot;;IF([.F497]=&quot;-&quot;;-1*[.H497]*[.J497]*[.L497]*[.G497];[.H497]*[.J497]*[.L497]*[.G497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98]=0;[.J498]=&quot;&quot;);&quot;&quot;;&quot;X&quot;)">
            <text:p/>
          </table:table-cell>
          <table:table-cell table:style-name="ce45"/>
          <table:table-cell table:style-name="ce50" table:formula="of:=IF(OR([.L498]=0;[.L498]=&quot;&quot;);&quot;&quot;;&quot;X&quot;)">
            <text:p/>
          </table:table-cell>
          <table:table-cell table:style-name="ce45"/>
          <table:table-cell table:style-name="ce50" table:formula="of:=IF(OR([.H498]=&quot;&quot;;[.H498]=0);&quot;&quot;;&quot;=&quot;)">
            <text:p/>
          </table:table-cell>
          <table:table-cell table:style-name="ce54" table:formula="of:=IF(OR([.F498]=&quot;&quot;;[.G498]=&quot;&quot;);&quot;&quot;;IF([.G498]=&quot;&quot;;&quot;&quot;;IF(OR([.H498]=0;[.H498]=0);&quot;&quot;;IF([.J498]=0;IF([.F498]=&quot;-&quot;;-1*[.H498]*[.G498];[.H498]*[.G498]);&quot;&quot;))))">
            <text:p/>
          </table:table-cell>
          <table:table-cell table:style-name="ce58" table:formula="of:=IF(OR([.F498]=&quot;&quot;;[.G498]=&quot;&quot;);&quot;&quot;;IF(OR([.J498]=&quot;&quot;;[.J498]=0);&quot;&quot;;IF([.L498]=0;IF([.F498]=&quot;-&quot;;-1*[.H498]*[.J498]*[.G498];[.H498]*[.J498]*[.G498]);&quot;&quot;)))">
            <text:p/>
          </table:table-cell>
          <table:table-cell table:style-name="ce61" table:formula="of:=IF(OR([.L498]=&quot;&quot;;[.L498]=0);&quot;&quot;;IF([.F498]=&quot;-&quot;;-1*[.H498]*[.J498]*[.L498]*[.G498];[.H498]*[.J498]*[.L498]*[.G498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499]=0;[.J499]=&quot;&quot;);&quot;&quot;;&quot;X&quot;)">
            <text:p/>
          </table:table-cell>
          <table:table-cell table:style-name="ce45"/>
          <table:table-cell table:style-name="ce50" table:formula="of:=IF(OR([.L499]=0;[.L499]=&quot;&quot;);&quot;&quot;;&quot;X&quot;)">
            <text:p/>
          </table:table-cell>
          <table:table-cell table:style-name="ce45"/>
          <table:table-cell table:style-name="ce50" table:formula="of:=IF(OR([.H499]=&quot;&quot;;[.H499]=0);&quot;&quot;;&quot;=&quot;)">
            <text:p/>
          </table:table-cell>
          <table:table-cell table:style-name="ce54" table:formula="of:=IF(OR([.F499]=&quot;&quot;;[.G499]=&quot;&quot;);&quot;&quot;;IF([.G499]=&quot;&quot;;&quot;&quot;;IF(OR([.H499]=0;[.H499]=0);&quot;&quot;;IF([.J499]=0;IF([.F499]=&quot;-&quot;;-1*[.H499]*[.G499];[.H499]*[.G499]);&quot;&quot;))))">
            <text:p/>
          </table:table-cell>
          <table:table-cell table:style-name="ce58" table:formula="of:=IF(OR([.F499]=&quot;&quot;;[.G499]=&quot;&quot;);&quot;&quot;;IF(OR([.J499]=&quot;&quot;;[.J499]=0);&quot;&quot;;IF([.L499]=0;IF([.F499]=&quot;-&quot;;-1*[.H499]*[.J499]*[.G499];[.H499]*[.J499]*[.G499]);&quot;&quot;)))">
            <text:p/>
          </table:table-cell>
          <table:table-cell table:style-name="ce61" table:formula="of:=IF(OR([.L499]=&quot;&quot;;[.L499]=0);&quot;&quot;;IF([.F499]=&quot;-&quot;;-1*[.H499]*[.J499]*[.L499]*[.G499];[.H499]*[.J499]*[.L499]*[.G499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500]=0;[.J500]=&quot;&quot;);&quot;&quot;;&quot;X&quot;)">
            <text:p/>
          </table:table-cell>
          <table:table-cell table:style-name="ce45"/>
          <table:table-cell table:style-name="ce50" table:formula="of:=IF(OR([.L500]=0;[.L500]=&quot;&quot;);&quot;&quot;;&quot;X&quot;)">
            <text:p/>
          </table:table-cell>
          <table:table-cell table:style-name="ce45"/>
          <table:table-cell table:style-name="ce50" table:formula="of:=IF(OR([.H500]=&quot;&quot;;[.H500]=0);&quot;&quot;;&quot;=&quot;)">
            <text:p/>
          </table:table-cell>
          <table:table-cell table:style-name="ce54" table:formula="of:=IF(OR([.F500]=&quot;&quot;;[.G500]=&quot;&quot;);&quot;&quot;;IF([.G500]=&quot;&quot;;&quot;&quot;;IF(OR([.H500]=0;[.H500]=0);&quot;&quot;;IF([.J500]=0;IF([.F500]=&quot;-&quot;;-1*[.H500]*[.G500];[.H500]*[.G500]);&quot;&quot;))))">
            <text:p/>
          </table:table-cell>
          <table:table-cell table:style-name="ce58" table:formula="of:=IF(OR([.F500]=&quot;&quot;;[.G500]=&quot;&quot;);&quot;&quot;;IF(OR([.J500]=&quot;&quot;;[.J500]=0);&quot;&quot;;IF([.L500]=0;IF([.F500]=&quot;-&quot;;-1*[.H500]*[.J500]*[.G500];[.H500]*[.J500]*[.G500]);&quot;&quot;)))">
            <text:p/>
          </table:table-cell>
          <table:table-cell table:style-name="ce61" table:formula="of:=IF(OR([.L500]=&quot;&quot;;[.L500]=0);&quot;&quot;;IF([.F500]=&quot;-&quot;;-1*[.H500]*[.J500]*[.L500]*[.G500];[.H500]*[.J500]*[.L500]*[.G500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501]=0;[.J501]=&quot;&quot;);&quot;&quot;;&quot;X&quot;)">
            <text:p/>
          </table:table-cell>
          <table:table-cell table:style-name="ce45"/>
          <table:table-cell table:style-name="ce50" table:formula="of:=IF(OR([.L501]=0;[.L501]=&quot;&quot;);&quot;&quot;;&quot;X&quot;)">
            <text:p/>
          </table:table-cell>
          <table:table-cell table:style-name="ce45"/>
          <table:table-cell table:style-name="ce50" table:formula="of:=IF(OR([.H501]=&quot;&quot;;[.H501]=0);&quot;&quot;;&quot;=&quot;)">
            <text:p/>
          </table:table-cell>
          <table:table-cell table:style-name="ce54" table:formula="of:=IF(OR([.F501]=&quot;&quot;;[.G501]=&quot;&quot;);&quot;&quot;;IF([.G501]=&quot;&quot;;&quot;&quot;;IF(OR([.H501]=0;[.H501]=0);&quot;&quot;;IF([.J501]=0;IF([.F501]=&quot;-&quot;;-1*[.H501]*[.G501];[.H501]*[.G501]);&quot;&quot;))))">
            <text:p/>
          </table:table-cell>
          <table:table-cell table:style-name="ce58" table:formula="of:=IF(OR([.F501]=&quot;&quot;;[.G501]=&quot;&quot;);&quot;&quot;;IF(OR([.J501]=&quot;&quot;;[.J501]=0);&quot;&quot;;IF([.L501]=0;IF([.F501]=&quot;-&quot;;-1*[.H501]*[.J501]*[.G501];[.H501]*[.J501]*[.G501]);&quot;&quot;)))">
            <text:p/>
          </table:table-cell>
          <table:table-cell table:style-name="ce61" table:formula="of:=IF(OR([.L501]=&quot;&quot;;[.L501]=0);&quot;&quot;;IF([.F501]=&quot;-&quot;;-1*[.H501]*[.J501]*[.L501]*[.G501];[.H501]*[.J501]*[.L501]*[.G501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502]=0;[.J502]=&quot;&quot;);&quot;&quot;;&quot;X&quot;)">
            <text:p/>
          </table:table-cell>
          <table:table-cell table:style-name="ce45"/>
          <table:table-cell table:style-name="ce50" table:formula="of:=IF(OR([.L502]=0;[.L502]=&quot;&quot;);&quot;&quot;;&quot;X&quot;)">
            <text:p/>
          </table:table-cell>
          <table:table-cell table:style-name="ce45"/>
          <table:table-cell table:style-name="ce50" table:formula="of:=IF(OR([.H502]=&quot;&quot;;[.H502]=0);&quot;&quot;;&quot;=&quot;)">
            <text:p/>
          </table:table-cell>
          <table:table-cell table:style-name="ce54" table:formula="of:=IF(OR([.F502]=&quot;&quot;;[.G502]=&quot;&quot;);&quot;&quot;;IF([.G502]=&quot;&quot;;&quot;&quot;;IF(OR([.H502]=0;[.H502]=0);&quot;&quot;;IF([.J502]=0;IF([.F502]=&quot;-&quot;;-1*[.H502]*[.G502];[.H502]*[.G502]);&quot;&quot;))))">
            <text:p/>
          </table:table-cell>
          <table:table-cell table:style-name="ce58" table:formula="of:=IF(OR([.F502]=&quot;&quot;;[.G502]=&quot;&quot;);&quot;&quot;;IF(OR([.J502]=&quot;&quot;;[.J502]=0);&quot;&quot;;IF([.L502]=0;IF([.F502]=&quot;-&quot;;-1*[.H502]*[.J502]*[.G502];[.H502]*[.J502]*[.G502]);&quot;&quot;)))">
            <text:p/>
          </table:table-cell>
          <table:table-cell table:style-name="ce61" table:formula="of:=IF(OR([.L502]=&quot;&quot;;[.L502]=0);&quot;&quot;;IF([.F502]=&quot;-&quot;;-1*[.H502]*[.J502]*[.L502]*[.G502];[.H502]*[.J502]*[.L502]*[.G502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10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503]=0;[.J503]=&quot;&quot;);&quot;&quot;;&quot;X&quot;)">
            <text:p/>
          </table:table-cell>
          <table:table-cell table:style-name="ce45"/>
          <table:table-cell table:style-name="ce50" table:formula="of:=IF(OR([.L503]=0;[.L503]=&quot;&quot;);&quot;&quot;;&quot;X&quot;)">
            <text:p/>
          </table:table-cell>
          <table:table-cell table:style-name="ce45"/>
          <table:table-cell table:style-name="ce50" table:formula="of:=IF(OR([.H503]=&quot;&quot;;[.H503]=0);&quot;&quot;;&quot;=&quot;)">
            <text:p/>
          </table:table-cell>
          <table:table-cell table:style-name="ce54" table:formula="of:=IF(OR([.F503]=&quot;&quot;;[.G503]=&quot;&quot;);&quot;&quot;;IF([.G503]=&quot;&quot;;&quot;&quot;;IF(OR([.H503]=0;[.H503]=0);&quot;&quot;;IF([.J503]=0;IF([.F503]=&quot;-&quot;;-1*[.H503]*[.G503];[.H503]*[.G503]);&quot;&quot;))))">
            <text:p/>
          </table:table-cell>
          <table:table-cell table:style-name="ce58" table:formula="of:=IF(OR([.F503]=&quot;&quot;;[.G503]=&quot;&quot;);&quot;&quot;;IF(OR([.J503]=&quot;&quot;;[.J503]=0);&quot;&quot;;IF([.L503]=0;IF([.F503]=&quot;-&quot;;-1*[.H503]*[.J503]*[.G503];[.H503]*[.J503]*[.G503]);&quot;&quot;)))">
            <text:p/>
          </table:table-cell>
          <table:table-cell table:style-name="ce61" table:formula="of:=IF(OR([.L503]=&quot;&quot;;[.L503]=0);&quot;&quot;;IF([.F503]=&quot;-&quot;;-1*[.H503]*[.J503]*[.L503]*[.G503];[.H503]*[.J503]*[.L503]*[.G503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504]=0;[.J504]=&quot;&quot;);&quot;&quot;;&quot;X&quot;)">
            <text:p/>
          </table:table-cell>
          <table:table-cell table:style-name="ce45"/>
          <table:table-cell table:style-name="ce50" table:formula="of:=IF(OR([.L504]=0;[.L504]=&quot;&quot;);&quot;&quot;;&quot;X&quot;)">
            <text:p/>
          </table:table-cell>
          <table:table-cell table:style-name="ce45"/>
          <table:table-cell table:style-name="ce50" table:formula="of:=IF(OR([.H504]=&quot;&quot;;[.H504]=0);&quot;&quot;;&quot;=&quot;)">
            <text:p/>
          </table:table-cell>
          <table:table-cell table:style-name="ce54" table:formula="of:=IF(OR([.F504]=&quot;&quot;;[.G504]=&quot;&quot;);&quot;&quot;;IF([.G504]=&quot;&quot;;&quot;&quot;;IF(OR([.H504]=0;[.H504]=0);&quot;&quot;;IF([.J504]=0;IF([.F504]=&quot;-&quot;;-1*[.H504]*[.G504];[.H504]*[.G504]);&quot;&quot;))))">
            <text:p/>
          </table:table-cell>
          <table:table-cell table:style-name="ce58" table:formula="of:=IF(OR([.F504]=&quot;&quot;;[.G504]=&quot;&quot;);&quot;&quot;;IF(OR([.J504]=&quot;&quot;;[.J504]=0);&quot;&quot;;IF([.L504]=0;IF([.F504]=&quot;-&quot;;-1*[.H504]*[.J504]*[.G504];[.H504]*[.J504]*[.G504]);&quot;&quot;)))">
            <text:p/>
          </table:table-cell>
          <table:table-cell table:style-name="ce61" table:formula="of:=IF(OR([.L504]=&quot;&quot;;[.L504]=0);&quot;&quot;;IF([.F504]=&quot;-&quot;;-1*[.H504]*[.J504]*[.L504]*[.G504];[.H504]*[.J504]*[.L504]*[.G504]))">
            <text:p/>
          </table:table-cell>
          <table:table-cell table:number-columns-repeated="1008"/>
        </table:table-row>
        <table:table-row table:style-name="ro8"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/>
          <table:table-cell table:style-name="ce33"/>
          <table:table-cell table:style-name="ce39"/>
          <table:table-cell table:style-name="ce45"/>
          <table:table-cell table:style-name="ce50" table:formula="of:=IF(OR([.J505]=0;[.J505]=&quot;&quot;);&quot;&quot;;&quot;X&quot;)">
            <text:p/>
          </table:table-cell>
          <table:table-cell table:style-name="ce45"/>
          <table:table-cell table:style-name="ce50" table:formula="of:=IF(OR([.L505]=0;[.L505]=&quot;&quot;);&quot;&quot;;&quot;X&quot;)">
            <text:p/>
          </table:table-cell>
          <table:table-cell table:style-name="ce45"/>
          <table:table-cell table:style-name="ce50" table:formula="of:=IF(OR([.H505]=&quot;&quot;;[.H505]=0);&quot;&quot;;&quot;=&quot;)">
            <text:p/>
          </table:table-cell>
          <table:table-cell table:style-name="ce54" table:formula="of:=IF(OR([.F505]=&quot;&quot;;[.G505]=&quot;&quot;);&quot;&quot;;IF([.G505]=&quot;&quot;;&quot;&quot;;IF(OR([.H505]=0;[.H505]=0);&quot;&quot;;IF([.J505]=0;IF([.F505]=&quot;-&quot;;-1*[.H505]*[.G505];[.H505]*[.G505]);&quot;&quot;))))">
            <text:p/>
          </table:table-cell>
          <table:table-cell table:style-name="ce58" table:formula="of:=IF(OR([.F505]=&quot;&quot;;[.G505]=&quot;&quot;);&quot;&quot;;IF(OR([.J505]=&quot;&quot;;[.J505]=0);&quot;&quot;;IF([.L505]=0;IF([.F505]=&quot;-&quot;;-1*[.H505]*[.J505]*[.G505];[.H505]*[.J505]*[.G505]);&quot;&quot;)))">
            <text:p/>
          </table:table-cell>
          <table:table-cell table:style-name="ce61" table:formula="of:=IF(OR([.L505]=&quot;&quot;;[.L505]=0);&quot;&quot;;IF([.F505]=&quot;-&quot;;-1*[.H505]*[.J505]*[.L505]*[.G505];[.H505]*[.J505]*[.L505]*[.G505]))">
            <text:p/>
          </table:table-cell>
          <table:table-cell table:number-columns-repeated="1008"/>
        </table:table-row>
        <table:table-row table:style-name="ro3">
          <table:covered-table-cell table:number-columns-repeated="2" table:style-name="ce9"/>
          <table:table-cell table:style-name="ce22" office:value-type="string" calcext:value-type="string" table:number-columns-spanned="11" table:number-rows-spanned="1">
            <text:p>Total</text:p>
          </table:table-cell>
          <table:covered-table-cell table:number-columns-repeated="2" table:style-name="ce26"/>
          <table:covered-table-cell table:number-columns-repeated="2" table:style-name="ce34"/>
          <table:covered-table-cell table:style-name="ce46"/>
          <table:covered-table-cell table:style-name="ce51"/>
          <table:covered-table-cell table:style-name="ce46"/>
          <table:covered-table-cell table:style-name="ce51"/>
          <table:covered-table-cell table:style-name="ce46"/>
          <table:covered-table-cell table:style-name="ce51"/>
          <table:table-cell table:style-name="ce55" table:formula="of:=IF(SUM([.N466:.N505])=0;&quot;&quot;;SUM([.N466:.N505]))">
            <text:p/>
          </table:table-cell>
          <table:table-cell table:style-name="ce59" table:formula="of:=IF(SUM([.O466:.O505])=0;&quot;&quot;;SUM([.O466:.O505]))">
            <text:p/>
          </table:table-cell>
          <table:table-cell table:style-name="ce62" table:formula="of:=IF(SUM([.P466:.P505])=0;&quot;&quot;;SUM([.P466:.P505]))">
            <text:p/>
          </table:table-cell>
          <table:table-cell table:number-columns-repeated="1008"/>
        </table:table-row>
        <table:table-row table:style-name="ro2" table:number-rows-repeated="1048063">
          <table:table-cell table:number-columns-repeated="1024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2" table:style-name="ta1">
        <office:forms form:automatic-focus="false" form:apply-design-mode="false"/>
        <table:table-column table:style-name="co13" table:number-columns-repeated="3" table:default-cell-style-name="ce18"/>
        <table:table-column table:style-name="co14" table:default-cell-style-name="ce18"/>
        <table:table-column table:style-name="co13" table:number-columns-repeated="6" table:default-cell-style-name="ce18"/>
        <table:table-column table:style-name="co15" table:default-cell-style-name="ce18"/>
        <table:table-column table:style-name="co13" table:number-columns-repeated="1013" table:default-cell-style-name="ce18"/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"/>
          <table:table-cell office:value-type="string" calcext:value-type="string">
            <text:p>long bottes</text:p>
          </table:table-cell>
          <table:table-cell table:number-columns-repeated="1013"/>
        </table:table-row>
        <table:table-row table:style-name="ro8">
          <table:table-cell table:number-columns-repeated="3"/>
          <table:table-cell office:value-type="string" calcext:value-type="string">
            <text:p>Soubassement</text:p>
          </table:table-cell>
          <table:table-cell table:number-columns-repeated="2"/>
          <table:table-cell table:style-name="ce90" office:value-type="float" office:value="0" calcext:value-type="float">
            <text:p>0,00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string" calcext:value-type="string">
            <text:p>Lisse basse</text:p>
          </table:table-cell>
          <table:table-cell table:number-columns-repeated="2"/>
          <table:table-cell table:style-name="ce90" office:value-type="float" office:value="0" calcext:value-type="float">
            <text:p>0,00</text:p>
          </table:table-cell>
          <table:table-cell table:number-columns-repeated="3"/>
          <table:table-cell table:formula="of:=[.K4]+1.2" office:value-type="float" office:value="2.4" calcext:value-type="float">
            <text:p>2,4</text:p>
          </table:table-cell>
          <table:table-cell table:formula="of:=[.L4]+0.6" office:value-type="float" office:value="1.2" calcext:value-type="float">
            <text:p>1,2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string" calcext:value-type="string">
            <text:p>Botte de paille 1</text:p>
          </table:table-cell>
          <table:table-cell table:number-columns-repeated="2"/>
          <table:table-cell table:style-name="ce90" table:formula="of:=[.G5]+0.35" office:value-type="float" office:value="0.35" calcext:value-type="float">
            <text:p>0,35</text:p>
          </table:table-cell>
          <table:table-cell table:number-columns-repeated="3"/>
          <table:table-cell table:formula="of:=[.K5]+1.2" office:value-type="float" office:value="3.6" calcext:value-type="float">
            <text:p>3,6</text:p>
          </table:table-cell>
          <table:table-cell table:formula="of:=[.L5]+0.6" office:value-type="float" office:value="1.8" calcext:value-type="float">
            <text:p>1,8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string" calcext:value-type="string">
            <text:p>Botte de paille 2</text:p>
          </table:table-cell>
          <table:table-cell table:number-columns-repeated="2"/>
          <table:table-cell table:style-name="ce90" table:formula="of:=[.G6]+0.35" office:value-type="float" office:value="0.7" calcext:value-type="float">
            <text:p>0,70</text:p>
          </table:table-cell>
          <table:table-cell table:number-columns-repeated="3"/>
          <table:table-cell table:formula="of:=[.K6]+1.2" office:value-type="float" office:value="4.8" calcext:value-type="float">
            <text:p>4,8</text:p>
          </table:table-cell>
          <table:table-cell table:formula="of:=[.L6]+0.6" office:value-type="float" office:value="2.4" calcext:value-type="float">
            <text:p>2,4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string" calcext:value-type="string">
            <text:p>Botte de paille 3</text:p>
          </table:table-cell>
          <table:table-cell table:number-columns-repeated="2"/>
          <table:table-cell table:style-name="ce90" table:formula="of:=[.G7]+0.35" office:value-type="float" office:value="1.05" calcext:value-type="float">
            <text:p>1,05</text:p>
          </table:table-cell>
          <table:table-cell table:number-columns-repeated="3"/>
          <table:table-cell table:formula="of:=[.K7]+1.2" office:value-type="float" office:value="6" calcext:value-type="float">
            <text:p>6</text:p>
          </table:table-cell>
          <table:table-cell table:formula="of:=[.L7]+0.6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string" calcext:value-type="string">
            <text:p>Botte de paille 4</text:p>
          </table:table-cell>
          <table:table-cell table:number-columns-repeated="2"/>
          <table:table-cell table:style-name="ce90" table:formula="of:=[.G8]+0.35" office:value-type="float" office:value="1.4" calcext:value-type="float">
            <text:p>1,40</text:p>
          </table:table-cell>
          <table:table-cell table:number-columns-repeated="3"/>
          <table:table-cell table:formula="of:=[.K8]+1.2" office:value-type="float" office:value="7.2" calcext:value-type="float">
            <text:p>7,2</text:p>
          </table:table-cell>
          <table:table-cell table:formula="of:=[.L8]+0.6" office:value-type="float" office:value="3.6" calcext:value-type="float">
            <text:p>3,6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string" calcext:value-type="string">
            <text:p>Botte de paille 5</text:p>
          </table:table-cell>
          <table:table-cell table:number-columns-repeated="2"/>
          <table:table-cell table:style-name="ce90" table:formula="of:=[.G9]+0.35" office:value-type="float" office:value="1.75" calcext:value-type="float">
            <text:p>1,75</text:p>
          </table:table-cell>
          <table:table-cell table:number-columns-repeated="3"/>
          <table:table-cell table:formula="of:=[.K9]+1.2" office:value-type="float" office:value="8.4" calcext:value-type="float">
            <text:p>8,4</text:p>
          </table:table-cell>
          <table:table-cell table:formula="of:=[.L9]+0.6" office:value-type="float" office:value="4.2" calcext:value-type="float">
            <text:p>4,2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string" calcext:value-type="string">
            <text:p>Botte de paille 6</text:p>
          </table:table-cell>
          <table:table-cell table:number-columns-repeated="2"/>
          <table:table-cell table:style-name="ce90" table:formula="of:=[.G10]+0.35" office:value-type="float" office:value="2.1" calcext:value-type="float">
            <text:p>2,10</text:p>
          </table:table-cell>
          <table:table-cell table:number-columns-repeated="3"/>
          <table:table-cell table:formula="of:=[.K10]+1.2" office:value-type="float" office:value="9.6" calcext:value-type="float">
            <text:p>9,6</text:p>
          </table:table-cell>
          <table:table-cell table:formula="of:=[.L10]+0.6" office:value-type="float" office:value="4.8" calcext:value-type="float">
            <text:p>4,8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string" calcext:value-type="string">
            <text:p>Botte de paille 7</text:p>
          </table:table-cell>
          <table:table-cell table:number-columns-repeated="2"/>
          <table:table-cell table:style-name="ce90" table:formula="of:=[.G11]+0.35" office:value-type="float" office:value="2.45" calcext:value-type="float">
            <text:p>2,45</text:p>
          </table:table-cell>
          <table:table-cell table:number-columns-repeated="3"/>
          <table:table-cell table:formula="of:=[.K11]+1.2" office:value-type="float" office:value="10.8" calcext:value-type="float">
            <text:p>10,8</text:p>
          </table:table-cell>
          <table:table-cell table:formula="of:=[.L11]+0.6" office:value-type="float" office:value="5.4" calcext:value-type="float">
            <text:p>5,4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string" calcext:value-type="string">
            <text:p>Botte de paille 8</text:p>
          </table:table-cell>
          <table:table-cell table:number-columns-repeated="2"/>
          <table:table-cell table:style-name="ce90" table:formula="of:=[.G12]+0.35" office:value-type="float" office:value="2.8" calcext:value-type="float">
            <text:p>2,80</text:p>
          </table:table-cell>
          <table:table-cell table:number-columns-repeated="3"/>
          <table:table-cell table:formula="of:=[.K12]+1.2" office:value-type="float" office:value="12" calcext:value-type="float">
            <text:p>12</text:p>
          </table:table-cell>
          <table:table-cell table:formula="of:=[.L12]+0.6" office:value-type="float" office:value="6" calcext:value-type="float">
            <text:p>6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string" calcext:value-type="string">
            <text:p>Botte de paille 9</text:p>
          </table:table-cell>
          <table:table-cell table:number-columns-repeated="2"/>
          <table:table-cell table:style-name="ce90" table:formula="of:=[.G13]+0.35" office:value-type="float" office:value="3.15" calcext:value-type="float">
            <text:p>3,15</text:p>
          </table:table-cell>
          <table:table-cell table:number-columns-repeated="3"/>
          <table:table-cell table:formula="of:=[.K13]+1.2" office:value-type="float" office:value="13.2" calcext:value-type="float">
            <text:p>13,2</text:p>
          </table:table-cell>
          <table:table-cell table:formula="of:=[.L13]+0.6" office:value-type="float" office:value="6.6" calcext:value-type="float">
            <text:p>6,6</text:p>
          </table:table-cell>
          <table:table-cell table:number-columns-repeated="2"/>
          <table:table-cell table:formula="of:=6.4-0.9" office:value-type="float" office:value="5.5" calcext:value-type="float">
            <text:p>5,5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Botte de paille 10</text:p>
          </table:table-cell>
          <table:table-cell table:number-columns-repeated="2"/>
          <table:table-cell table:style-name="ce90" table:formula="of:=[.G14]+0.35" office:value-type="float" office:value="3.5" calcext:value-type="float">
            <text:p>3,50</text:p>
          </table:table-cell>
          <table:table-cell table:number-columns-repeated="3"/>
          <table:table-cell table:formula="of:=[.K14]+1.2" office:value-type="float" office:value="14.4" calcext:value-type="float">
            <text:p>14,4</text:p>
          </table:table-cell>
          <table:table-cell table:formula="of:=[.L14]+0.6" office:value-type="float" office:value="7.2" calcext:value-type="float">
            <text:p>7,2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string" calcext:value-type="string">
            <text:p>Botte de paille 11</text:p>
          </table:table-cell>
          <table:table-cell table:number-columns-repeated="2"/>
          <table:table-cell table:style-name="ce90" table:formula="of:=[.G15]+0.35" office:value-type="float" office:value="3.85" calcext:value-type="float">
            <text:p>3,85</text:p>
          </table:table-cell>
          <table:table-cell table:number-columns-repeated="3"/>
          <table:table-cell table:formula="of:=[.K15]+1.2" office:value-type="float" office:value="15.6" calcext:value-type="float">
            <text:p>15,6</text:p>
          </table:table-cell>
          <table:table-cell table:formula="of:=[.L15]+0.6" office:value-type="float" office:value="7.8" calcext:value-type="float">
            <text:p>7,8</text:p>
          </table:table-cell>
          <table:table-cell table:number-columns-repeated="1012"/>
        </table:table-row>
        <table:table-row table:style-name="ro8">
          <table:table-cell table:number-columns-repeated="10"/>
          <table:table-cell table:formula="of:=[.K16]+1.2" office:value-type="float" office:value="16.8" calcext:value-type="float">
            <text:p>16,8</text:p>
          </table:table-cell>
          <table:table-cell table:formula="of:=[.L16]+0.6" office:value-type="float" office:value="8.4" calcext:value-type="float">
            <text:p>8,4</text:p>
          </table:table-cell>
          <table:table-cell table:number-columns-repeated="1012"/>
        </table:table-row>
        <table:table-row table:style-name="ro8">
          <table:table-cell table:number-columns-repeated="10"/>
          <table:table-cell table:formula="of:=[.K17]+1.2" office:value-type="float" office:value="18" calcext:value-type="float">
            <text:p>18</text:p>
          </table:table-cell>
          <table:table-cell table:formula="of:=[.L17]+0.6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table:number-columns-repeated="1006"/>
        </table:table-row>
        <table:table-row table:style-name="ro8">
          <table:table-cell table:number-columns-repeated="11"/>
          <table:table-cell table:formula="of:=[.L18]+0.6" office:value-type="float" office:value="9.6" calcext:value-type="float">
            <text:p>9,6</text:p>
          </table:table-cell>
          <table:table-cell table:number-columns-repeated="2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number-columns-repeated="1006"/>
        </table:table-row>
        <table:table-row table:style-name="ro8"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8"/>
          <table:table-cell table:formula="of:=[.L19]+0.6" office:value-type="float" office:value="10.2" calcext:value-type="float">
            <text:p>10,2</text:p>
          </table:table-cell>
          <table:table-cell table:number-columns-repeated="2"/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number-columns-repeated="1006"/>
        </table:table-row>
        <table:table-row table:style-name="ro8"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8"/>
          <table:table-cell table:formula="of:=[.L20]+0.6" office:value-type="float" office:value="10.8" calcext:value-type="float">
            <text:p>10,8</text:p>
          </table:table-cell>
          <table:table-cell table:number-columns-repeated="2"/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,4</text:p>
          </table:table-cell>
          <table:table-cell table:number-columns-repeated="1006"/>
        </table:table-row>
        <table:table-row table:style-name="ro8"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8"/>
          <table:table-cell table:formula="of:=[.L21]+0.6" office:value-type="float" office:value="11.4" calcext:value-type="float">
            <text:p>11,4</text:p>
          </table:table-cell>
          <table:table-cell table:number-columns-repeated="2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,75</text:p>
          </table:table-cell>
          <table:table-cell table:number-columns-repeated="1006"/>
        </table:table-row>
        <table:table-row table:style-name="ro8"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8"/>
          <table:table-cell table:formula="of:=[.L22]+0.6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,1</text:p>
          </table:table-cell>
          <table:table-cell table:number-columns-repeated="1006"/>
        </table:table-row>
        <table:table-row table:style-name="ro8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/>
          <table:table-cell table:formula="of:=[.L23]+0.6" office:value-type="float" office:value="12.6" calcext:value-type="float">
            <text:p>12,6</text:p>
          </table:table-cell>
          <table:table-cell table:number-columns-repeated="2"/>
          <table:table-cell table:style-name="Default"/>
          <table:table-cell/>
          <table:table-cell office:value-type="float" office:value="7" calcext:value-type="float">
            <text:p>7</text:p>
          </table:table-cell>
          <table:table-cell office:value-type="float" office:value="2.45" calcext:value-type="float">
            <text:p>2,45</text:p>
          </table:table-cell>
          <table:table-cell table:number-columns-repeated="1006"/>
        </table:table-row>
        <table:table-row table:style-name="ro8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/>
          <table:table-cell table:formula="of:=[.L24]+0.6" office:value-type="float" office:value="13.2" calcext:value-type="float">
            <text:p>13,2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8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8"/>
          <table:table-cell table:formula="of:=[.L25]+0.6" office:value-type="float" office:value="13.8" calcext:value-type="float">
            <text:p>13,8</text:p>
          </table:table-cell>
          <table:table-cell table:number-columns-repeated="1012"/>
        </table:table-row>
        <table:table-row table:style-name="ro8"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8"/>
          <table:table-cell table:formula="of:=[.L26]+0.6" office:value-type="float" office:value="14.4" calcext:value-type="float">
            <text:p>14,4</text:p>
          </table:table-cell>
          <table:table-cell table:number-columns-repeated="1012"/>
        </table:table-row>
        <table:table-row table:style-name="ro8"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8"/>
          <table:table-cell table:formula="of:=[.L27]+0.6" office:value-type="float" office:value="15" calcext:value-type="float">
            <text:p>15</text:p>
          </table:table-cell>
          <table:table-cell table:number-columns-repeated="1012"/>
        </table:table-row>
        <table:table-row table:style-name="ro8">
          <table:table-cell table:number-columns-repeated="11"/>
          <table:table-cell table:formula="of:=[.L28]+0.6" office:value-type="float" office:value="15.6" calcext:value-type="float">
            <text:p>15,6</text:p>
          </table:table-cell>
          <table:table-cell table:number-columns-repeated="1012"/>
        </table:table-row>
        <table:table-row table:style-name="ro8">
          <table:table-cell table:number-columns-repeated="11"/>
          <table:table-cell table:formula="of:=[.L29]+0.6" office:value-type="float" office:value="16.2" calcext:value-type="float">
            <text:p>16,2</text:p>
          </table:table-cell>
          <table:table-cell table:number-columns-repeated="1012"/>
        </table:table-row>
        <table:table-row table:style-name="ro8">
          <table:table-cell table:number-columns-repeated="11"/>
          <table:table-cell table:formula="of:=[.L30]+0.6" office:value-type="float" office:value="16.8" calcext:value-type="float">
            <text:p>16,8</text:p>
          </table:table-cell>
          <table:table-cell table:number-columns-repeated="1012"/>
        </table:table-row>
        <table:table-row table:style-name="ro8">
          <table:table-cell table:number-columns-repeated="11"/>
          <table:table-cell table:formula="of:=[.L31]+0.6" office:value-type="float" office:value="17.4" calcext:value-type="float">
            <text:p>17,4</text:p>
          </table:table-cell>
          <table:table-cell table:number-columns-repeated="1012"/>
        </table:table-row>
        <table:table-row table:style-name="ro8">
          <table:table-cell table:number-columns-repeated="11"/>
          <table:table-cell table:formula="of:=[.L32]+0.6" office:value-type="float" office:value="18" calcext:value-type="float">
            <text:p>18</text:p>
          </table:table-cell>
          <table:table-cell table:number-columns-repeated="1012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lot1" table:base-cell-address="$Métrés.$A$20" table:cell-range-address="$Métrés.$A$20"/>
        <table:named-range table:name="lot10" table:base-cell-address="$Métrés.$A$425" table:cell-range-address="$Métrés.$A$418"/>
        <table:named-range table:name="lot11" table:base-cell-address="$Métrés.$A$470" table:cell-range-address="$Métrés.$A$463"/>
        <table:named-range table:name="lot2" table:base-cell-address="$Métrés.$A$65" table:cell-range-address="$Métrés.$A$58"/>
        <table:named-range table:name="lot3" table:base-cell-address="$Métrés.$A$110" table:cell-range-address="$Métrés.$A$103"/>
        <table:named-range table:name="lot4" table:base-cell-address="$Métrés.$A$155" table:cell-range-address="$Métrés.$A$148"/>
        <table:named-range table:name="lot5" table:base-cell-address="$Métrés.$A$200" table:cell-range-address="$Métrés.$A$193"/>
        <table:named-range table:name="lot6" table:base-cell-address="$Métrés.$A$245" table:cell-range-address="$Métrés.$A$238"/>
        <table:named-range table:name="lot7" table:base-cell-address="$Métrés.$A$290" table:cell-range-address="$Métrés.$A$283"/>
        <table:named-range table:name="lot8" table:base-cell-address="$Métrés.$A$335" table:cell-range-address="$Métrés.$A$328"/>
        <table:named-range table:name="lot9" table:base-cell-address="$Métrés.$A$380" table:cell-range-address="$Métrés.$A$373"/>
      </table:named-expressions>
      <table:database-ranges>
        <table:database-range table:name="__Anonymous_DB__1" table:target-range-address="Métrés.F23:Métrés.F5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/>
      <number:text> daN</number:text>
    </number:number-style>
    <number:number-style style:name="N109">
      <style:text-properties fo:color="#ff0000"/>
      <number:text>-</number:text>
      <number:number number:decimal-places="0" number:min-integer-digits="1"/>
      <number:text> daN</number:text>
      <style:map style:condition="value()&gt;=0" style:apply-style-name="N109P0"/>
    </number:number-style>
    <number:number-style style:name="N108">
      <number:number number:decimal-places="0" number:min-integer-digits="1"/>
      <number:text> daN</number:text>
    </number:number-style>
    <number:number-style style:name="N110">
      <number:text> $ </number:text>
      <number:number number:decimal-places="2" number:min-integer-digits="1" number:grouping="true"/>
      <number:text> </number:text>
    </number:number-style>
    <number:number-style style:name="N111">
      <number:text> $ (</number:text>
      <number:number number:decimal-places="2" number:min-integer-digits="1" number:grouping="true"/>
      <number:text>)</number:text>
    </number:number-style>
    <number:number-style style:name="N112">
      <number:text> $ - </number:text>
    </number:number-style>
    <number:number-style style:name="N113P0" style:volatile="true">
      <number:text> $ </number:text>
      <number:number number:decimal-places="2" number:min-integer-digits="1" number:grouping="true"/>
      <number:text> </number:text>
    </number:number-style>
    <number:number-style style:name="N113P1" style:volatile="true">
      <number:text> $ (</number:text>
      <number:number number:decimal-places="2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text> $ </number:text>
      <number:number number:decimal-places="0" number:min-integer-digits="1" number:grouping="true"/>
      <number:text> </number:text>
    </number:number-style>
    <number:number-style style:name="N115">
      <number:text> $ (</number:text>
      <number:number number:decimal-places="0" number:min-integer-digits="1" number:grouping="true"/>
      <number:text>)</number:text>
    </number:number-style>
    <number:number-style style:name="N116P0" style:volatile="true">
      <number:text> $ </number:text>
      <number:number number:decimal-places="0" number:min-integer-digits="1" number:grouping="true"/>
      <number:text> </number:text>
    </number:number-style>
    <number:number-style style:name="N116P1" style:volatile="true">
      <number:text> $ (</number:text>
      <number:number number:decimal-places="0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text>  </number:text>
      <number:number number:decimal-places="2" number:min-integer-digits="1" number:grouping="true"/>
      <number:text> </number:text>
    </number:number-style>
    <number:number-style style:name="N118">
      <number:text>  (</number:text>
      <number:number number:decimal-places="2" number:min-integer-digits="1" number:grouping="true"/>
      <number:text>)</number:text>
    </number:number-style>
    <number:number-style style:name="N119">
      <number:text>  - </number:text>
    </number:number-style>
    <number:number-style style:name="N120P0" style:volatile="true">
      <number:text>  </number:text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  </number:text>
      <number:number number:decimal-places="0" number:min-integer-digits="1" number:grouping="true"/>
      <number:text> </number:text>
    </number:number-style>
    <number:number-style style:name="N122">
      <number:text>  (</number:text>
      <number:number number:decimal-places="0" number:min-integer-digits="1" number:grouping="true"/>
      <number:text>)</number:text>
    </number:number-style>
    <number:number-style style:name="N123P0" style:volatile="true">
      <number:text>  </number:text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0" number:min-integer-digits="0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P0" style:volatile="true">
      <number:month/>
      <number:text>/</number:text>
      <number:day/>
      <number:text>/</number:text>
      <number:year number:style="long"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1" number:min-integer-digits="1" number:grouping="true"/>
    </number:number-style>
    <number:currency-style style:name="N128">
      <number:number number:decimal-places="2" number:min-integer-digits="1" number:grouping="true"/>
      <number:text> </number:text>
      <number:currency-symbol>€</number:currency-symbol>
    </number:currency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ext-style style:name="N131">
      <number:text-content/>
      <number:text> Kg/m³</number:text>
    </number:text-style>
    <number:text-style style:name="N132">
      <number:text-content/>
      <number:text> Kg/m²</number:text>
    </number:text-style>
    <number:text-style style:name="N133">
      <number:text-content/>
      <number:text> m</number:text>
    </number:text-style>
    <number:text-style style:name="N134">
      <number:text-content/>
      <number:text> mm</number:text>
    </number:text-style>
    <number:text-style style:name="N135">
      <number:text-content/>
      <number:text> € / m linéaire</number:text>
    </number:text-style>
    <number:number-style style:name="N136">
      <number:number number:decimal-places="0" number:min-integer-digits="0" number:grouping="true"/>
      <number:text> Kg/m³</number:text>
    </number:number-style>
    <number:number-style style:name="N137">
      <number:number number:decimal-places="0" number:min-integer-digits="0" number:grouping="true"/>
      <number:text> Kg</number:text>
    </number:number-style>
    <number:number-style style:name="N138">
      <number:number number:decimal-places="0" number:min-integer-digits="0" number:grouping="true"/>
      <number:text> m³</number:text>
    </number:number-style>
    <number:number-style style:name="N139">
      <number:number number:decimal-places="3" number:min-integer-digits="1"/>
      <number:text> m</number:text>
    </number:number-style>
    <number:number-style style:name="N140">
      <number:number number:decimal-places="2" number:min-integer-digits="1" number:grouping="true"/>
      <number:text> € TTC</number:text>
    </number:number-style>
    <number:number-style style:name="N141">
      <number:number number:decimal-places="2" number:min-integer-digits="1" number:grouping="true"/>
      <number:text> € HT</number:text>
    </number:number-style>
    <number:text-style style:name="N142">
      <number:text-content/>
      <number:text> € / m3</number:text>
    </number:text-style>
    <number:number-style style:name="N143">
      <number:number number:decimal-places="3" number:min-integer-digits="0"/>
    </number:number-style>
    <number:number-style style:name="N144">
      <number:number number:decimal-places="2" number:min-integer-digits="1" number:grouping="true"/>
      <number:text> m³</number:text>
    </number:number-style>
    <number:number-style style:name="N145">
      <number:number number:decimal-places="0" number:min-integer-digits="1"/>
      <number:text> m</number:text>
    </number:number-style>
    <number:text-style style:name="N146">
      <number:text-content/>
      <number:text> Kg</number:text>
    </number:text-style>
    <number:number-style style:name="N147">
      <number:number number:decimal-places="0" number:min-integer-digits="0"/>
      <number:text>Kg</number:text>
    </number:number-style>
    <number:number-style style:name="N148">
      <number:number number:decimal-places="0" number:min-integer-digits="1"/>
      <number:text> Kg</number:text>
    </number:number-style>
    <number:number-style style:name="N149">
      <number:number number:decimal-places="2" number:min-integer-digits="1" number:grouping="true"/>
      <number:text> m3</number:text>
    </number:number-style>
    <number:number-style style:name="N150">
      <number:number number:decimal-places="0" number:min-integer-digits="0"/>
      <number:text> m</number:text>
    </number:number-style>
    <number:number-style style:name="N151">
      <number:number number:decimal-places="0" number:min-integer-digits="0" number:grouping="true"/>
      <number:text> m</number:text>
    </number:number-style>
    <number:number-style style:name="N152">
      <number:number number:decimal-places="1" number:min-integer-digits="0" number:grouping="true"/>
      <number:text> m³</number:text>
    </number:number-style>
    <number:number-style style:name="N153">
      <number:number number:decimal-places="0" number:min-integer-digits="0"/>
      <number:text> € / m3</number:text>
    </number:number-style>
    <number:number-style style:name="N154">
      <number:text>1,23 € TTC</number:text>
    </number:number-style>
    <number:text-style style:name="N155">
      <number:text-content/>
      <number:text> € TTC</number:text>
    </number:text-style>
    <number:text-style style:name="N156">
      <number:text-content/>
      <number:text>0,00 € TTC</number:text>
    </number:text-style>
    <number:text-style style:name="N157">
      <number:text-content/>
      <number:text># ###,## € TTC</number:text>
    </number:text-style>
    <number:number-style style:name="N158">
      <number:number number:decimal-places="2" number:min-integer-digits="0" number:decimal-replacement="" number:grouping="true"/>
      <number:text> € TTC</number:text>
    </number:number-style>
    <number:number-style style:name="N159P0" style:volatile="true">
      <number:number number:decimal-places="0" number:min-integer-digits="1"/>
    </number:number-style>
    <number:number-style style:name="N159">
      <style:text-properties fo:color="#ff0000"/>
      <number:text>-</number:text>
      <number:number number:decimal-places="0" number:min-integer-digits="1"/>
      <style:map style:condition="value()&gt;=0" style:apply-style-name="N159P0"/>
    </number:number-style>
    <number:number-style style:name="N160P0" style:volatile="true">
      <number:number number:decimal-places="0" number:min-integer-digits="0"/>
    </number:number-style>
    <number:number-style style:name="N160">
      <style:text-properties fo:color="#ff0000"/>
      <number:text>-</number:text>
      <number:number number:decimal-places="0" number:min-integer-digits="0"/>
      <style:map style:condition="value()&gt;=0" style:apply-style-name="N160P0"/>
    </number:number-style>
    <number:number-style style:name="N161">
      <number:number number:decimal-places="2" number:min-integer-digits="1"/>
      <number:text> m</number:text>
    </number:number-style>
    <number:number-style style:name="N162">
      <number:number number:decimal-places="2" number:min-integer-digits="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/>
    </number:number-style>
    <number:number-style style:name="N164">
      <style:text-properties fo:color="#ff0000"/>
      <number:text>-</number:text>
      <number:number number:decimal-places="2" number:min-integer-digits="1"/>
      <style:map style:condition="value()&gt;=0" style:apply-style-name="N164P0"/>
    </number:number-style>
    <number:number-style style:name="N165">
      <number:number number:decimal-places="2" number:min-integer-digits="1" number:grouping="true"/>
      <number:text> €</number:text>
    </number:number-style>
    <number:number-style style:name="N166">
      <number:number number:decimal-places="2" number:min-integer-digits="1"/>
      <number:text> €</number:text>
    </number:number-style>
    <number:number-style style:name="N167">
      <number:number number:decimal-places="0" number:min-integer-digits="0"/>
      <number:text> m3</number:text>
    </number:number-style>
    <number:number-style style:name="N168">
      <number:number number:decimal-places="2" number:min-integer-digits="1"/>
      <number:text> m3</number:text>
    </number:number-style>
    <number:number-style style:name="N169">
      <number:number number:decimal-places="1" number:min-integer-digits="1"/>
      <number:text> m</number:text>
    </number:number-style>
    <number:number-style style:name="N170P0" style:volatile="true">
      <number:number number:decimal-places="1" number:min-integer-digits="1"/>
    </number:number-style>
    <number:number-style style:name="N170">
      <style:text-properties fo:color="#ff0000"/>
      <number:text>-</number:text>
      <number:number number:decimal-places="1" number:min-integer-digits="1"/>
      <style:map style:condition="value()&gt;=0" style:apply-style-name="N170P0"/>
    </number:number-style>
    <number:text-style style:name="N171">
      <number:text-content/>
      <number:text> ml</number:text>
    </number:text-style>
    <number:number-style style:name="N172">
      <number:number number:decimal-places="4" number:min-integer-digits="1"/>
    </number:number-style>
    <number:number-style style:name="N173">
      <number:number number:decimal-places="0" number:min-integer-digits="1"/>
      <number:text> daN/m3</number:text>
    </number:number-style>
    <number:number-style style:name="N174">
      <number:number number:decimal-places="0" number:min-integer-digits="1"/>
      <number:text> daN = </number:text>
    </number:number-style>
    <number:number-style style:name="N175">
      <number:number number:decimal-places="4" number:min-integer-digits="1"/>
      <number:text> Kg</number:text>
    </number:number-style>
    <number:number-style style:name="N176">
      <number:number number:decimal-places="3" number:min-integer-digits="1"/>
      <number:text> Kg</number:text>
    </number:number-style>
    <number:number-style style:name="N177">
      <number:number number:decimal-places="0" number:min-integer-digits="1"/>
      <number:text> *</number:text>
    </number:number-style>
    <number:number-style style:name="N179P0" style:volatile="true">
      <number:number number:decimal-places="2" number:min-integer-digits="1"/>
      <number:text> daN/m²</number:text>
    </number:number-style>
    <number:number-style style:name="N179">
      <style:text-properties fo:color="#ff0000"/>
      <number:text>-</number:text>
      <number:number number:decimal-places="2" number:min-integer-digits="1"/>
      <number:text> daN/m²</number:text>
      <style:map style:condition="value()&gt;=0" style:apply-style-name="N179P0"/>
    </number:number-style>
    <number:number-style style:name="N181P0" style:volatile="true">
      <number:number number:decimal-places="2" number:min-integer-digits="1"/>
      <number:text> Kg/m3</number:text>
    </number:number-style>
    <number:number-style style:name="N181">
      <style:text-properties fo:color="#ff0000"/>
      <number:text>-</number:text>
      <number:number number:decimal-places="2" number:min-integer-digits="1"/>
      <number:text> Kg/m3</number:text>
      <style:map style:condition="value()&gt;=0" style:apply-style-name="N181P0"/>
    </number:number-style>
    <number:number-style style:name="N183P0" style:volatile="true">
      <number:number number:decimal-places="0" number:min-integer-digits="1"/>
      <number:text> mm</number:text>
    </number:number-style>
    <number:number-style style:name="N183">
      <style:text-properties fo:color="#ff0000"/>
      <number:text>-</number:text>
      <number:number number:decimal-places="0" number:min-integer-digits="1"/>
      <number:text> mm</number:text>
      <style:map style:condition="value()&gt;=0" style:apply-style-name="N183P0"/>
    </number:number-style>
    <number:number-style style:name="N184P0" style:volatile="true">
      <number:number number:decimal-places="3" number:min-integer-digits="1"/>
      <number:text> m</number:text>
    </number:number-style>
    <number:number-style style:name="N184">
      <style:text-properties fo:color="#ff0000"/>
      <number:text>-</number:text>
      <number:number number:decimal-places="3" number:min-integer-digits="1"/>
      <number:text> m</number:text>
      <style:map style:condition="value()&gt;=0" style:apply-style-name="N184P0"/>
    </number:number-style>
    <number:number-style style:name="N185P0" style:volatile="true">
      <number:number number:decimal-places="2" number:min-integer-digits="0"/>
    </number:number-style>
    <number:number-style style:name="N185">
      <style:text-properties fo:color="#ff0000"/>
      <number:text>-</number:text>
      <number:number number:decimal-places="2" number:min-integer-digits="0"/>
      <style:map style:condition="value()&gt;=0" style:apply-style-name="N185P0"/>
    </number:number-style>
    <number:number-style style:name="N187P0" style:volatile="true">
      <number:number number:decimal-places="2" number:min-integer-digits="1"/>
      <number:text> Kg/m²</number:text>
    </number:number-style>
    <number:number-style style:name="N187">
      <style:text-properties fo:color="#ff0000"/>
      <number:text>-</number:text>
      <number:number number:decimal-places="2" number:min-integer-digits="1"/>
      <number:text> Kg/m²</number:text>
      <style:map style:condition="value()&gt;=0" style:apply-style-name="N187P0"/>
    </number:number-style>
    <number:number-style style:name="N189P0" style:volatile="true">
      <number:number number:decimal-places="2" number:min-integer-digits="1"/>
      <number:text> Kg</number:text>
    </number:number-style>
    <number:number-style style:name="N189">
      <style:text-properties fo:color="#ff0000"/>
      <number:text>-</number:text>
      <number:number number:decimal-places="2" number:min-integer-digits="1"/>
      <number:text> Kg</number:text>
      <style:map style:condition="value()&gt;=0" style:apply-style-name="N189P0"/>
    </number:number-style>
    <number:number-style style:name="N191P0" style:volatile="true">
      <number:number number:decimal-places="2" number:min-integer-digits="1"/>
      <number:text> m²</number:text>
    </number:number-style>
    <number:number-style style:name="N191">
      <style:text-properties fo:color="#ff0000"/>
      <number:text>-</number:text>
      <number:number number:decimal-places="2" number:min-integer-digits="1"/>
      <number:text> m²</number:text>
      <style:map style:condition="value()&gt;=0" style:apply-style-name="N191P0"/>
    </number:number-style>
    <number:number-style style:name="N192P0" style:volatile="true">
      <number:number number:decimal-places="2" number:min-integer-digits="1"/>
      <number:text> m3</number:text>
    </number:number-style>
    <number:number-style style:name="N192">
      <style:text-properties fo:color="#ff0000"/>
      <number:text>-</number:text>
      <number:number number:decimal-places="2" number:min-integer-digits="1"/>
      <number:text> m3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degrés</number:text>
    </number:number-style>
    <number:number-style style:name="N194">
      <style:text-properties fo:color="#ff0000"/>
      <number:text>-</number:text>
      <number:number number:decimal-places="2" number:min-integer-digits="1"/>
      <number:text> degrés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daN</number:text>
    </number:number-style>
    <number:number-style style:name="N196">
      <style:text-properties fo:color="#ff0000"/>
      <number:text>-</number:text>
      <number:number number:decimal-places="2" number:min-integer-digits="1"/>
      <number:text> daN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ml</number:text>
    </number:number-style>
    <number:number-style style:name="N198">
      <style:text-properties fo:color="#ff0000"/>
      <number:text>-</number:text>
      <number:number number:decimal-places="2" number:min-integer-digits="1"/>
      <number:text> ml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daN/ml</number:text>
    </number:number-style>
    <number:number-style style:name="N200">
      <style:text-properties fo:color="#ff0000"/>
      <number:text>-</number:text>
      <number:number number:decimal-places="2" number:min-integer-digits="1"/>
      <number:text> daN/ml</number:text>
      <style:map style:condition="value()&gt;=0" style:apply-style-name="N200P0"/>
    </number:number-style>
    <number:number-style style:name="N202P0" style:volatile="true">
      <number:number number:decimal-places="0" number:min-integer-digits="1"/>
      <number:text> daN/ml</number:text>
    </number:number-style>
    <number:number-style style:name="N202">
      <style:text-properties fo:color="#ff0000"/>
      <number:text>-</number:text>
      <number:number number:decimal-places="0" number:min-integer-digits="1"/>
      <number:text> daN/ml</number:text>
      <style:map style:condition="value()&gt;=0" style:apply-style-name="N202P0"/>
    </number:number-style>
    <number:number-style style:name="N204P0" style:volatile="true">
      <number:number number:decimal-places="0" number:min-integer-digits="1"/>
      <number:text> Kg/m3</number:text>
    </number:number-style>
    <number:number-style style:name="N204">
      <style:text-properties fo:color="#ff0000"/>
      <number:text>-</number:text>
      <number:number number:decimal-places="0" number:min-integer-digits="1"/>
      <number:text> Kg/m3</number:text>
      <style:map style:condition="value()&gt;=0" style:apply-style-name="N204P0"/>
    </number:number-style>
    <number:number-style style:name="N206P0" style:volatile="true">
      <number:number number:decimal-places="0" number:min-integer-digits="1"/>
      <number:text> Kg/m²</number:text>
    </number:number-style>
    <number:number-style style:name="N206">
      <style:text-properties fo:color="#ff0000"/>
      <number:text>-</number:text>
      <number:number number:decimal-places="0" number:min-integer-digits="1"/>
      <number:text> Kg/m²</number:text>
      <style:map style:condition="value()&gt;=0" style:apply-style-name="N206P0"/>
    </number:number-style>
    <number:number-style style:name="N208P0" style:volatile="true">
      <number:number number:decimal-places="3" number:min-integer-digits="1"/>
      <number:text> mm²</number:text>
    </number:number-style>
    <number:number-style style:name="N208">
      <style:text-properties fo:color="#ff0000"/>
      <number:text>-</number:text>
      <number:number number:decimal-places="3" number:min-integer-digits="1"/>
      <number:text> mm²</number:text>
      <style:map style:condition="value()&gt;=0" style:apply-style-name="N208P0"/>
    </number:number-style>
    <number:number-style style:name="N210P0" style:volatile="true">
      <number:number number:decimal-places="4" number:min-integer-digits="1"/>
      <number:text> mm²</number:text>
    </number:number-style>
    <number:number-style style:name="N210">
      <style:text-properties fo:color="#ff0000"/>
      <number:text>-</number:text>
      <number:number number:decimal-places="4" number:min-integer-digits="1"/>
      <number:text> mm²</number:text>
      <style:map style:condition="value()&gt;=0" style:apply-style-name="N210P0"/>
    </number:number-style>
    <number:number-style style:name="N212P0" style:volatile="true">
      <number:number number:decimal-places="0" number:min-integer-digits="1"/>
      <number:text> daN/m²</number:text>
    </number:number-style>
    <number:number-style style:name="N212">
      <style:text-properties fo:color="#ff0000"/>
      <number:text>-</number:text>
      <number:number number:decimal-places="0" number:min-integer-digits="1"/>
      <number:text> daN/m²</number:text>
      <style:map style:condition="value()&gt;=0" style:apply-style-name="N212P0"/>
    </number:number-style>
    <number:number-style style:name="N213P0" style:volatile="true">
      <number:number number:decimal-places="3" number:min-integer-digits="1"/>
      <number:text> Kg</number:text>
    </number:number-style>
    <number:number-style style:name="N213">
      <style:text-properties fo:color="#ff0000"/>
      <number:text>-</number:text>
      <number:number number:decimal-places="3" number:min-integer-digits="1"/>
      <number:text> Kg</number:text>
      <style:map style:condition="value()&gt;=0" style:apply-style-name="N213P0"/>
    </number:number-style>
    <number:number-style style:name="N214P0" style:volatile="true">
      <number:number number:decimal-places="0" number:min-integer-digits="1"/>
      <number:text> Kg</number:text>
    </number:number-style>
    <number:number-style style:name="N214">
      <style:text-properties fo:color="#ff0000"/>
      <number:text>-</number:text>
      <number:number number:decimal-places="0" number:min-integer-digits="1"/>
      <number:text> Kg</number:text>
      <style:map style:condition="value()&gt;=0" style:apply-style-name="N214P0"/>
    </number:number-style>
    <number:number-style style:name="N215P0" style:volatile="true">
      <number:number number:decimal-places="0" number:min-integer-digits="1"/>
      <number:text> m</number:text>
    </number:number-style>
    <number:number-style style:name="N215">
      <style:text-properties fo:color="#ff0000"/>
      <number:text>-</number:text>
      <number:number number:decimal-places="0" number:min-integer-digits="1"/>
      <number:text> m</number:text>
      <style:map style:condition="value()&gt;=0" style:apply-style-name="N215P0"/>
    </number:number-style>
    <number:number-style style:name="N217P0" style:volatile="true">
      <number:number number:decimal-places="2" number:min-integer-digits="1"/>
      <number:text> kN/m²</number:text>
    </number:number-style>
    <number:number-style style:name="N217">
      <style:text-properties fo:color="#ff0000"/>
      <number:text>-</number:text>
      <number:number number:decimal-places="2" number:min-integer-digits="1"/>
      <number:text> kN/m²</number:text>
      <style:map style:condition="value()&gt;=0" style:apply-style-name="N217P0"/>
    </number:number-style>
    <number:number-style style:name="N219P0" style:volatile="true">
      <number:number number:decimal-places="4" number:min-integer-digits="1"/>
      <number:text> m²</number:text>
    </number:number-style>
    <number:number-style style:name="N219">
      <style:text-properties fo:color="#ff0000"/>
      <number:text>-</number:text>
      <number:number number:decimal-places="4" number:min-integer-digits="1"/>
      <number:text> m²</number:text>
      <style:map style:condition="value()&gt;=0" style:apply-style-name="N219P0"/>
    </number:number-style>
    <number:number-style style:name="N221P0" style:volatile="true">
      <number:number number:decimal-places="2" number:min-integer-digits="1"/>
      <number:text> kN</number:text>
    </number:number-style>
    <number:number-style style:name="N221">
      <style:text-properties fo:color="#ff0000"/>
      <number:text>-</number:text>
      <number:number number:decimal-places="2" number:min-integer-digits="1"/>
      <number:text> kN</number:text>
      <style:map style:condition="value()&gt;=0" style:apply-style-name="N221P0"/>
    </number:number-style>
    <number:number-style style:name="N223P0" style:volatile="true">
      <number:number number:decimal-places="2" number:min-integer-digits="1"/>
      <number:text> kN/m</number:text>
    </number:number-style>
    <number:number-style style:name="N223">
      <style:text-properties fo:color="#ff0000"/>
      <number:text>-</number:text>
      <number:number number:decimal-places="2" number:min-integer-digits="1"/>
      <number:text> kN/m</number:text>
      <style:map style:condition="value()&gt;=0" style:apply-style-name="N223P0"/>
    </number:number-style>
    <number:number-style style:name="N225P0" style:volatile="true">
      <number:number number:decimal-places="2" number:min-integer-digits="1"/>
      <number:text> kN.m</number:text>
    </number:number-style>
    <number:number-style style:name="N225">
      <style:text-properties fo:color="#ff0000"/>
      <number:text>-</number:text>
      <number:number number:decimal-places="2" number:min-integer-digits="1"/>
      <number:text> kN.m</number:text>
      <style:map style:condition="value()&gt;=0" style:apply-style-name="N225P0"/>
    </number:number-style>
    <number:number-style style:name="N227P0" style:volatile="true">
      <number:number number:decimal-places="0" number:min-integer-digits="1"/>
      <number:text> daN/m</number:text>
    </number:number-style>
    <number:number-style style:name="N227">
      <style:text-properties fo:color="#ff0000"/>
      <number:text>-</number:text>
      <number:number number:decimal-places="0" number:min-integer-digits="1"/>
      <number:text> daN/m</number:text>
      <style:map style:condition="value()&gt;=0" style:apply-style-name="N227P0"/>
    </number:number-style>
    <number:number-style style:name="N229P0" style:volatile="true">
      <number:number number:decimal-places="1" number:min-integer-digits="1"/>
      <number:text> cm</number:text>
    </number:number-style>
    <number:number-style style:name="N229">
      <style:text-properties fo:color="#ff0000"/>
      <number:text>-</number:text>
      <number:number number:decimal-places="1" number:min-integer-digits="1"/>
      <number:text> cm</number:text>
      <style:map style:condition="value()&gt;=0" style:apply-style-name="N229P0"/>
    </number:number-style>
    <number:number-style style:name="N230">
      <number:number number:decimal-places="0" number:min-integer-digits="1" number:grouping="true"/>
      <number:text> €</number:text>
    </number:number-style>
    <number:number-style style:name="N231P0" style:volatile="true">
      <number:number number:decimal-places="0" number:min-integer-digits="1" number:grouping="true"/>
      <number:text> €</number:text>
    </number:number-style>
    <number:number-style style:name="N231">
      <number:text>-</number:text>
      <number:number number:decimal-places="0" number:min-integer-digits="1" number:grouping="true"/>
      <number:text> €</number:text>
      <style:map style:condition="value()&gt;=0" style:apply-style-name="N231P0"/>
    </number:number-style>
    <number:number-style style:name="N232P0" style:volatile="true">
      <number:number number:decimal-places="0" number:min-integer-digits="1" number:grouping="true"/>
      <number:text> €</number:text>
    </number:number-style>
    <number:number-style style:name="N23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32P0"/>
    </number:number-style>
    <number:number-style style:name="N233P0" style:volatile="true">
      <number:number number:decimal-places="2" number:min-integer-digits="1" number:grouping="true"/>
      <number:text> €</number:text>
    </number:number-style>
    <number:number-style style:name="N233">
      <number:text>-</number:text>
      <number:number number: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integer-digits="1" number:grouping="true"/>
      <number:text> €</number:text>
    </number:number-style>
    <number:number-style style:name="N23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34P0"/>
    </number:number-style>
    <number:number-style style:name="N238P0" style:volatile="true">
      <number:text> </number:text>
      <number:number number:decimal-places="0" number:min-integer-digits="1" number:grouping="true"/>
      <number:text>    </number:text>
    </number:number-style>
    <number:number-style style:name="N238P1" style:volatile="true">
      <number:text>-</number:text>
      <number:number number:decimal-places="0" number:min-integer-digits="1" number:grouping="true"/>
      <number:text>    </number:text>
    </number:number-style>
    <number:number-style style:name="N238P2" style:volatile="true">
      <number:text> -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0" number:min-integer-digits="1" number:grouping="true"/>
      <number:text> € </number:text>
    </number:number-style>
    <number:number-style style:name="N242P1" style:volatile="true">
      <number:text>-</number:text>
      <number:number number:decimal-places="0" number:min-integer-digits="1" number:grouping="true"/>
      <number:text> € </number:text>
    </number:number-style>
    <number:number-style style:name="N242P2" style:volatile="true">
      <number:text> - €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number:min-integer-digits="1" number:grouping="true"/>
      <number:text>    </number:text>
    </number:number-style>
    <number:number-style style:name="N246P1" style:volatile="true">
      <number:text>-</number:text>
      <number:number number:decimal-places="2" number:min-integer-digits="1" number:grouping="true"/>
      <number:text>    </number:text>
    </number:number-style>
    <number:number-style style:name="N246P2" style:volatile="true">
      <number:text> -</number:text>
      <number:number number:decimal-places="0" number:min-integer-digits="0"/>
      <number:text>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text> </number:text>
      <number:number number:decimal-places="2" number:min-integer-digits="1" number:grouping="true"/>
      <number:text> € </number:text>
    </number:number-style>
    <number:number-style style:name="N250P1" style:volatile="true">
      <number:text>-</number:text>
      <number:number number:decimal-places="2" number:min-integer-digits="1" number:grouping="true"/>
      <number:text> € </number:text>
    </number:number-style>
    <number:number-style style:name="N250P2" style:volatile="true">
      <number:text> -</number:text>
      <number:number number:decimal-places="0" number:min-integer-digits="0"/>
      <number:text>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time-style style:name="N251">
      <number:minutes number:style="long"/>
      <number:text>:</number:text>
      <number:seconds number:style="long"/>
    </number:time-style>
    <number:time-style style:name="N2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53">
      <number:minutes number:style="long"/>
      <number:text>:</number:text>
      <number:seconds number:style="long" number:decimal-places="1"/>
    </number:time-style>
    <number:number-style style:name="N254">
      <number:scientific-number number:decimal-places="1" number:min-integer-digits="3" number:min-exponent-digits="1"/>
    </number:number-style>
    <number:number-style style:name="N256P0" style:volatile="true">
      <number:number number:decimal-places="0" number:min-integer-digits="1" number:grouping="true"/>
      <number:text> F</number:text>
    </number:number-style>
    <number:number-style style:name="N256">
      <number:text>-</number:text>
      <number:number number:decimal-places="0" number:min-integer-digits="1" number:grouping="true"/>
      <number:text> F</number:text>
      <style:map style:condition="value()&gt;=0" style:apply-style-name="N256P0"/>
    </number:number-style>
    <number:number-style style:name="N257P0" style:volatile="true">
      <number:number number:decimal-places="0" number:min-integer-digits="1" number:grouping="true"/>
      <number:text> F</number:text>
    </number:number-style>
    <number:number-style style:name="N25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57P0"/>
    </number:number-style>
    <number:number-style style:name="N259P0" style:volatile="true">
      <number:number number:decimal-places="2" number:min-integer-digits="1" number:grouping="true"/>
      <number:text> F</number:text>
    </number:number-style>
    <number:number-style style:name="N259">
      <number:text>-</number:text>
      <number:number number:decimal-places="2" number:min-integer-digits="1" number:grouping="true"/>
      <number:text> F</number:text>
      <style:map style:condition="value()&gt;=0" style:apply-style-name="N259P0"/>
    </number:number-style>
    <number:number-style style:name="N260P0" style:volatile="true">
      <number:number number:decimal-places="2" number:min-integer-digits="1" number:grouping="true"/>
      <number:text> F</number:text>
    </number:number-style>
    <number:number-style style:name="N26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60P0"/>
    </number:number-style>
    <number:number-style style:name="N264P0" style:volatile="true">
      <number:text> </number:text>
      <number:number number:decimal-places="0" number:min-integer-digits="1" number:grouping="true"/>
      <number:text> F </number:text>
    </number:number-style>
    <number:number-style style:name="N264P1" style:volatile="true">
      <number:text>-</number:text>
      <number:number number:decimal-places="0" number:min-integer-digits="1" number:grouping="true"/>
      <number:text> F </number:text>
    </number:number-style>
    <number:number-style style:name="N264P2" style:volatile="true">
      <number:text> - F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</number:text>
      <number:number number:decimal-places="2" number:min-integer-digits="1" number:grouping="true"/>
      <number:text> F </number:text>
    </number:number-style>
    <number:number-style style:name="N268P1" style:volatile="true">
      <number:text>-</number:text>
      <number:number number:decimal-places="2" number:min-integer-digits="1" number:grouping="true"/>
      <number:text> F </number:text>
    </number:number-style>
    <number:number-style style:name="N268P2" style:volatile="true">
      <number:text> -</number:text>
      <number:number number:decimal-places="0" number:min-integer-digits="0"/>
      <number:text> F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text>Vrai</number:text>
    </number:number-style>
    <number:number-style style:name="N270P1" style:volatile="true">
      <number:text>Vrai</number:text>
    </number:number-style>
    <number:number-style style:name="N270">
      <number:text>Faux</number:text>
      <style:map style:condition="value()&gt;0" style:apply-style-name="N270P0"/>
      <style:map style:condition="value()&lt;0" style:apply-style-name="N270P1"/>
    </number:number-style>
    <number:number-style style:name="N272P0" style:volatile="true">
      <number:text>Actif</number:text>
    </number:number-style>
    <number:number-style style:name="N272P1" style:volatile="true">
      <number:text>Actif</number:text>
    </number:number-style>
    <number:number-style style:name="N272">
      <number:text>Inactif</number:text>
      <style:map style:condition="value()&gt;0" style:apply-style-name="N272P0"/>
      <style:map style:condition="value()&lt;0" style:apply-style-name="N272P1"/>
    </number:number-style>
    <number:date-style style:name="N273">
      <number:text>B2</number:text>
      <number:day number:style="long"/>
      <number:text>-</number:text>
      <number:month number:textual="true"/>
    </number:date-style>
    <number:number-style style:name="N274">
      <number:number number:decimal-places="16" number:min-integer-digits="1"/>
    </number:number-style>
    <number:number-style style:name="N275">
      <number:number number:decimal-places="8" number:min-integer-digits="1"/>
    </number:number-style>
    <number:number-style style:name="N276">
      <number:number number:decimal-places="7" number:min-integer-digits="1"/>
    </number:number-style>
    <number:number-style style:name="N277">
      <number:number number:decimal-places="6" number:min-integer-digits="1"/>
    </number:number-style>
    <number:number-style style:name="N278">
      <number:number number:decimal-places="5" number:min-integer-digits="1"/>
    </number:number-style>
    <number:number-style style:name="N279">
      <number:number number:decimal-places="9" number:min-integer-digits="1"/>
    </number:number-style>
    <number:percentage-style style:name="N280">
      <number:number number:decimal-places="1" number:min-integer-digits="1"/>
      <number:text>%</number:text>
    </number:percentage-style>
    <number:percentage-style style:name="N281">
      <number:number number:decimal-places="3" number:min-integer-digits="1"/>
      <number:text>%</number:text>
    </number:percentage-style>
    <number:number-style style:name="N282">
      <number:number number:decimal-places="14" number:min-integer-digits="1"/>
    </number:number-style>
    <number:number-style style:name="N283">
      <number:number number:decimal-places="15" number:min-integer-digits="1"/>
    </number:number-style>
    <number:number-style style:name="N284">
      <number:number number:decimal-places="13" number:min-integer-digits="1"/>
    </number:number-style>
    <number:number-style style:name="N285">
      <number:number number:decimal-places="12" number:min-integer-digits="1"/>
    </number:number-style>
    <number:number-style style:name="N286">
      <number:number number:decimal-places="11" number:min-integer-digits="1"/>
    </number:number-style>
    <number:number-style style:name="N287">
      <number:number number:decimal-places="10" number:min-integer-digits="1"/>
    </number:number-style>
    <number:number-style style:name="N288">
      <number:number number:decimal-places="1" number:min-integer-digits="1" number:grouping="true"/>
      <number:text> €</number:text>
    </number:number-style>
    <number:number-style style:name="N289">
      <number:number number:min-integer-digits="1"/>
      <number:text> </number:text>
    </number:number-style>
    <number:number-style style:name="N291P0" style:volatile="true">
      <number:number number:decimal-places="0" number:min-integer-digits="1" number:grouping="true"/>
      <number:text>F </number:text>
    </number:number-style>
    <number:number-style style:name="N291">
      <number:text>(</number:text>
      <number:number number:decimal-places="0" number:min-integer-digits="1" number:grouping="true"/>
      <number:text>F)</number:text>
      <style:map style:condition="value()&gt;=0" style:apply-style-name="N291P0"/>
    </number:number-style>
    <number:number-style style:name="N292">
      <number:number number:decimal-places="3" number:min-integer-digits="1" number:grouping="true"/>
      <number:text> €</number:text>
    </number:number-style>
    <number:number-style style:name="N293">
      <number:number number:decimal-places="2" number:min-integer-digits="1" number:grouping="true"/>
      <number:text>   </number:text>
    </number:number-style>
    <number:number-style style:name="N294">
      <number:scientific-number number:decimal-places="0" number:min-integer-digits="1" number:min-exponent-digits="2"/>
    </number:number-style>
    <number:number-style style:name="N296P0" style:volatile="true">
      <number:text>F</number:text>
      <number:number number:decimal-places="2" number:min-integer-digits="1" number:grouping="true"/>
    </number:number-style>
    <number:number-style style:name="N296">
      <number:text>(F</number:text>
      <number:number number:decimal-places="2" number:min-integer-digits="1" number:grouping="true"/>
      <number:text>)</number:text>
      <style:map style:condition="value()&gt;=0" style:apply-style-name="N296P0"/>
    </number:number-style>
    <number:number-style style:name="N298P0" style:volatile="true">
      <number:text>F</number:text>
      <number:number number:decimal-places="0" number:min-integer-digits="1" number:grouping="true"/>
    </number:number-style>
    <number:number-style style:name="N298">
      <number:text>(F</number:text>
      <number:number number:decimal-places="0" number:min-integer-digits="1" number:grouping="true"/>
      <number:text>)</number:text>
      <style:map style:condition="value()&gt;=0" style:apply-style-name="N298P0"/>
    </number:number-style>
    <number:date-style style:name="N299">
      <number:month/>
      <number:text>/</number:text>
      <number:day/>
    </number:date-style>
    <number:number-style style:name="N300">
      <number:text>.</number:text>
    </number:number-style>
    <number:number-style style:name="N301">
      <number:number number:decimal-places="0" number:min-integer-digits="2" number:grouping="true"/>
    </number:number-style>
    <number:number-style style:name="N302">
      <number:scientific-number number:decimal-places="1" number:min-integer-digits="1" number:min-exponent-digits="2"/>
    </number:number-style>
    <number:number-style style:name="N303">
      <number:scientific-number number:decimal-places="3" number:min-integer-digits="1" number:min-exponent-digits="2"/>
    </number:number-style>
    <number:number-style style:name="N304">
      <number:scientific-number number:decimal-places="10" number:min-integer-digits="1" number:min-exponent-digits="2"/>
    </number:number-style>
    <number:number-style style:name="N306P0" style:volatile="true">
      <number:text>€</number:text>
      <number:number number:decimal-places="0" number:min-integer-digits="1" number:grouping="true"/>
      <number:text> </number:text>
    </number:number-style>
    <number:number-style style:name="N306">
      <number:text>(€</number:text>
      <number:number number:decimal-places="0" number:min-integer-digits="1" number:grouping="true"/>
      <number:text>)</number:text>
      <style:map style:condition="value()&gt;=0" style:apply-style-name="N306P0"/>
    </number:number-style>
    <number:number-style style:name="N307P0" style:volatile="true">
      <number:text>€</number:text>
      <number:number number:decimal-places="0" number:min-integer-digits="1" number:grouping="true"/>
      <number:text> </number:text>
    </number:number-style>
    <number:number-style style:name="N307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307P0"/>
    </number:number-style>
    <number:number-style style:name="N309P0" style:volatile="true">
      <number:text>€</number:text>
      <number:number number:decimal-places="2" number:min-integer-digits="1" number:grouping="true"/>
      <number:text> </number:text>
    </number:number-style>
    <number:number-style style:name="N309">
      <number:text>(€</number:text>
      <number:number number:decimal-places="2" number:min-integer-digits="1" number:grouping="true"/>
      <number:text>)</number:text>
      <style:map style:condition="value()&gt;=0" style:apply-style-name="N309P0"/>
    </number:number-style>
    <number:number-style style:name="N310P0" style:volatile="true">
      <number:text>€</number:text>
      <number:number number:decimal-places="2" number:min-integer-digits="1" number:grouping="true"/>
      <number:text> </number:text>
    </number:number-style>
    <number:number-style style:name="N31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310P0"/>
    </number:number-style>
    <number:number-style style:name="N314P0" style:volatile="true">
      <number:text> €</number:text>
      <number:number number:decimal-places="0" number:min-integer-digits="1" number:grouping="true"/>
      <number:text> </number:text>
    </number:number-style>
    <number:number-style style:name="N314P1" style:volatile="true">
      <number:text> €(</number:text>
      <number:number number:decimal-places="0" number:min-integer-digits="1" number:grouping="true"/>
      <number:text>)</number:text>
    </number:number-style>
    <number:number-style style:name="N314P2" style:volatile="true">
      <number:text> €-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text> </number:text>
      <number:number number:decimal-places="0" number:min-integer-digits="1" number:grouping="true"/>
      <number:text> </number:text>
    </number:number-style>
    <number:number-style style:name="N318P1" style:volatile="true">
      <number:text> (</number:text>
      <number:number number:decimal-places="0" number:min-integer-digits="1" number:grouping="true"/>
      <number:text>)</number:text>
    </number:number-style>
    <number:number-style style:name="N318P2" style:volatile="true">
      <number:text> -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2P0" style:volatile="true">
      <number:text> €</number:text>
      <number:number number:decimal-places="2" number:min-integer-digits="1" number:grouping="true"/>
      <number:text> </number:text>
    </number:number-style>
    <number:number-style style:name="N322P1" style:volatile="true">
      <number:text> €(</number:text>
      <number:number number:decimal-places="2" number:min-integer-digits="1" number:grouping="true"/>
      <number:text>)</number:text>
    </number:number-style>
    <number:number-style style:name="N322P2" style:volatile="true">
      <number:text> €-</number:text>
      <number:number number:decimal-places="0" number:min-integer-digits="0"/>
      <number:text>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6P0" style:volatile="true">
      <number:text> </number:text>
      <number:number number:decimal-places="2" number:min-integer-digits="1" number:grouping="true"/>
      <number:text> </number:text>
    </number:number-style>
    <number:number-style style:name="N326P1" style:volatile="true">
      <number:text> (</number:text>
      <number:number number:decimal-places="2" number:min-integer-digits="1" number:grouping="true"/>
      <number:text>)</number:text>
    </number:number-style>
    <number:number-style style:name="N326P2" style:volatile="true">
      <number:text> -</number:text>
      <number:number number:decimal-places="0" number:min-integer-digits="0"/>
      <number:text>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8P0" style:volatile="true">
      <number:number number:decimal-places="2" number:min-integer-digits="1"/>
      <number:text> cm²</number:text>
    </number:number-style>
    <number:number-style style:name="N328">
      <style:text-properties fo:color="#ff0000"/>
      <number:text>-</number:text>
      <number:number number:decimal-places="2" number:min-integer-digits="1"/>
      <number:text> cm²</number:text>
      <style:map style:condition="value()&gt;=0" style:apply-style-name="N328P0"/>
    </number:number-style>
    <number:number-style style:name="N330P0" style:volatile="true">
      <number:number number:decimal-places="4" number:min-integer-digits="1"/>
      <number:text> daN/m</number:text>
    </number:number-style>
    <number:number-style style:name="N330">
      <style:text-properties fo:color="#ff0000"/>
      <number:text>-</number:text>
      <number:number number:decimal-places="4" number:min-integer-digits="1"/>
      <number:text> daN/m</number:text>
      <style:map style:condition="value()&gt;=0" style:apply-style-name="N330P0"/>
    </number:number-style>
    <number:number-style style:name="N332P0" style:volatile="true">
      <number:number number:decimal-places="2" number:min-integer-digits="1"/>
      <number:text> daN/m</number:text>
    </number:number-style>
    <number:number-style style:name="N332">
      <style:text-properties fo:color="#ff0000"/>
      <number:text>-</number:text>
      <number:number number:decimal-places="2" number:min-integer-digits="1"/>
      <number:text> daN/m</number:text>
      <style:map style:condition="value()&gt;=0" style:apply-style-name="N332P0"/>
    </number:number-style>
    <number:number-style style:name="N333P0" style:volatile="true">
      <number:number number:decimal-places="0" number:min-integer-digits="1"/>
      <number:text> daN/m3</number:text>
    </number:number-style>
    <number:number-style style:name="N333">
      <style:text-properties fo:color="#ff0000"/>
      <number:text>-</number:text>
      <number:number number:decimal-places="0" number:min-integer-digits="1"/>
      <number:text> daN/m3</number:text>
      <style:map style:condition="value()&gt;=0" style:apply-style-name="N333P0"/>
    </number:number-style>
    <number:number-style style:name="N335P0" style:volatile="true">
      <number:number number:decimal-places="1" number:min-integer-digits="1"/>
      <number:text> daN/ml</number:text>
    </number:number-style>
    <number:number-style style:name="N335">
      <style:text-properties fo:color="#ff0000"/>
      <number:text>-</number:text>
      <number:number number:decimal-places="1" number:min-integer-digits="1"/>
      <number:text> daN/ml</number:text>
      <style:map style:condition="value()&gt;=0" style:apply-style-name="N335P0"/>
    </number:number-style>
    <number:number-style style:name="N337P0" style:volatile="true">
      <number:number number:decimal-places="1" number:min-integer-digits="1"/>
      <number:text> daN</number:text>
    </number:number-style>
    <number:number-style style:name="N337">
      <style:text-properties fo:color="#ff0000"/>
      <number:text>-</number:text>
      <number:number number:decimal-places="1" number:min-integer-digits="1"/>
      <number:text> daN</number:text>
      <style:map style:condition="value()&gt;=0" style:apply-style-name="N337P0"/>
    </number:number-style>
    <number:number-style style:name="N339P0" style:volatile="true">
      <number:number number:decimal-places="1" number:min-integer-digits="1"/>
      <number:text> daN/m²</number:text>
    </number:number-style>
    <number:number-style style:name="N339">
      <style:text-properties fo:color="#ff0000"/>
      <number:text>-</number:text>
      <number:number number:decimal-places="1" number:min-integer-digits="1"/>
      <number:text> daN/m²</number:text>
      <style:map style:condition="value()&gt;=0" style:apply-style-name="N339P0"/>
    </number:number-style>
    <number:number-style style:name="N341P0" style:volatile="true">
      <number:number number:decimal-places="3" number:min-integer-digits="1"/>
      <number:text> ml</number:text>
    </number:number-style>
    <number:number-style style:name="N341">
      <style:text-properties fo:color="#ff0000"/>
      <number:text>-</number:text>
      <number:number number:decimal-places="3" number:min-integer-digits="1"/>
      <number:text> ml</number:text>
      <style:map style:condition="value()&gt;=0" style:apply-style-name="N341P0"/>
    </number:number-style>
    <number:number-style style:name="N343P0" style:volatile="true">
      <number:number number:decimal-places="2" number:min-integer-digits="1"/>
      <number:text> N/mm²</number:text>
    </number:number-style>
    <number:number-style style:name="N343">
      <style:text-properties fo:color="#ff0000"/>
      <number:text>-</number:text>
      <number:number number:decimal-places="2" number:min-integer-digits="1"/>
      <number:text> N/mm²</number:text>
      <style:map style:condition="value()&gt;=0" style:apply-style-name="N343P0"/>
    </number:number-style>
    <number:number-style style:name="N345P0" style:volatile="true">
      <number:number number:decimal-places="1" number:min-integer-digits="1"/>
      <number:text> N.mm²</number:text>
    </number:number-style>
    <number:number-style style:name="N345">
      <style:text-properties fo:color="#ff0000"/>
      <number:text>-</number:text>
      <number:number number:decimal-places="1" number:min-integer-digits="1"/>
      <number:text> N.mm²</number:text>
      <style:map style:condition="value()&gt;=0" style:apply-style-name="N345P0"/>
    </number:number-style>
    <number:number-style style:name="N347P0" style:volatile="true">
      <number:number number:decimal-places="1" number:min-integer-digits="1"/>
      <number:text> N/mm²</number:text>
    </number:number-style>
    <number:number-style style:name="N347">
      <style:text-properties fo:color="#ff0000"/>
      <number:text>-</number:text>
      <number:number number:decimal-places="1" number:min-integer-digits="1"/>
      <number:text> N/mm²</number:text>
      <style:map style:condition="value()&gt;=0" style:apply-style-name="N347P0"/>
    </number:number-style>
    <number:number-style style:name="N349P0" style:volatile="true">
      <number:number number:decimal-places="0" number:min-integer-digits="1"/>
      <number:text> N/mm²</number:text>
    </number:number-style>
    <number:number-style style:name="N349">
      <style:text-properties fo:color="#ff0000"/>
      <number:text>-</number:text>
      <number:number number:decimal-places="0" number:min-integer-digits="1"/>
      <number:text> N/mm²</number:text>
      <style:map style:condition="value()&gt;=0" style:apply-style-name="N349P0"/>
    </number:number-style>
    <number:number-style style:name="N351P0" style:volatile="true">
      <number:number number:decimal-places="2" number:min-integer-digits="1"/>
      <number:text> euros/ml</number:text>
    </number:number-style>
    <number:number-style style:name="N351">
      <style:text-properties fo:color="#ff0000"/>
      <number:text>-</number:text>
      <number:number number:decimal-places="2" number:min-integer-digits="1"/>
      <number:text> euros/ml</number:text>
      <style:map style:condition="value()&gt;=0" style:apply-style-name="N351P0"/>
    </number:number-style>
    <number:number-style style:name="N353P0" style:volatile="true">
      <number:number number:decimal-places="4" number:min-integer-digits="1"/>
      <number:text> m3/ml</number:text>
    </number:number-style>
    <number:number-style style:name="N353">
      <style:text-properties fo:color="#ff0000"/>
      <number:text>-</number:text>
      <number:number number:decimal-places="4" number:min-integer-digits="1"/>
      <number:text> m3/ml</number:text>
      <style:map style:condition="value()&gt;=0" style:apply-style-name="N353P0"/>
    </number:number-style>
    <number:number-style style:name="N355P0" style:volatile="true">
      <number:number number:decimal-places="2" number:min-integer-digits="1"/>
      <number:text> °</number:text>
    </number:number-style>
    <number:number-style style:name="N355">
      <style:text-properties fo:color="#ff0000"/>
      <number:text>-</number:text>
      <number:number number:decimal-places="2" number:min-integer-digits="1"/>
      <number:text> °</number:text>
      <style:map style:condition="value()&gt;=0" style:apply-style-name="N355P0"/>
    </number:number-style>
    <number:number-style style:name="N357P0" style:volatile="true">
      <number:number number:decimal-places="3" number:min-integer-digits="1"/>
      <number:text> m3</number:text>
    </number:number-style>
    <number:number-style style:name="N357">
      <style:text-properties fo:color="#ff0000"/>
      <number:text>-</number:text>
      <number:number number:decimal-places="3" number:min-integer-digits="1"/>
      <number:text> m3</number:text>
      <style:map style:condition="value()&gt;=0" style:apply-style-name="N357P0"/>
    </number:number-style>
    <number:number-style style:name="N359P0" style:volatile="true">
      <number:number number:decimal-places="3" number:min-integer-digits="1"/>
      <number:text> m²</number:text>
    </number:number-style>
    <number:number-style style:name="N359">
      <style:text-properties fo:color="#ff0000"/>
      <number:text>-</number:text>
      <number:number number:decimal-places="3" number:min-integer-digits="1"/>
      <number:text> m²</number:text>
      <style:map style:condition="value()&gt;=0" style:apply-style-name="N359P0"/>
    </number:number-style>
    <number:number-style style:name="N361P0" style:volatile="true">
      <number:number number:decimal-places="2" number:min-integer-digits="1"/>
      <number:text>kWh/(m².an)</number:text>
    </number:number-style>
    <number:number-style style:name="N361">
      <style:text-properties fo:color="#ff0000"/>
      <number:text>-</number:text>
      <number:number number:decimal-places="2" number:min-integer-digits="1"/>
      <number:text>kWh/(m².an)</number:text>
      <style:map style:condition="value()&gt;=0" style:apply-style-name="N361P0"/>
    </number:number-style>
    <number:number-style style:name="N362P0" style:volatile="true">
      <number:number number:decimal-places="3" number:min-integer-digits="1"/>
    </number:number-style>
    <number:number-style style:name="N362">
      <style:text-properties fo:color="#ff0000"/>
      <number:text>-</number:text>
      <number:number number:decimal-places="3" number:min-integer-digits="1"/>
      <style:map style:condition="value()&gt;=0" style:apply-style-name="N362P0"/>
    </number:number-style>
    <number:number-style style:name="N363">
      <number:text>Numéro du lot : </number:text>
    </number:number-style>
    <number:number-style style:name="N364">
      <number:text>Numéro du lot : </number:text>
      <number:number number:min-integer-digits="1"/>
      <number:text/>
    </number:number-style>
    <number:number-style style:name="N365">
      <number:text>Lot numéro : </number:text>
      <number:number number:min-integer-digits="1"/>
      <number:text/>
    </number:number-style>
    <number:number-style style:name="N366">
      <number:text>Lot n° </number:text>
      <number:number number:min-integer-digits="1"/>
      <number:text/>
    </number:number-style>
    <number:number-style style:name="N367">
      <number:number number:min-integer-digits="1"/>
      <number:text> ml</number:text>
    </number:number-style>
    <number:number-style style:name="N368">
      <number:number number:min-integer-digits="1"/>
      <number:text> bottes</number:text>
    </number:number-style>
    <number:number-style style:name="N369">
      <number:number number:min-integer-digits="1"/>
      <number:text> rangs</number:text>
    </number:number-style>
    <number:currency-style style:name="N37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text-align-source="fix" style:repeat-content="false" fo:background-color="transparent" fo:wrap-option="no-wrap" style:rotation-align="none" style:vertical-align="middle"/>
      <style:paragraph-properties fo:text-align="start" fo:margin-left="0.176cm"/>
      <style:text-properties style:font-name="Arial1" fo:font-family="Arial" fo:font-size="16pt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ésultat_20_OK" style:display-name="Résultat OK" style:family="table-cell" style:parent-style-name="Default" style:data-style-name="N109">
      <style:table-cell-properties fo:background-color="#94bd5e"/>
    </style:style>
    <style:style style:name="Résultat_20_Attention" style:display-name="Résultat Attention" style:family="table-cell" style:parent-style-name="Default" style:data-style-name="N109">
      <style:table-cell-properties fo:background-color="#ff9966"/>
    </style:style>
    <style:style style:name="Résultat_20_Erreur" style:display-name="Résultat Erreur" style:family="table-cell" style:parent-style-name="Default" style:data-style-name="N109">
      <style:table-cell-properties fo:background-color="#ff0000"/>
    </style:style>
    <style:style style:name="OK_25_" style:display-name="OK%" style:family="table-cell" style:parent-style-name="Default">
      <style:table-cell-properties fo:background-color="#94bd5e" style:text-align-source="fix" style:repeat-content="false"/>
      <style:paragraph-properties fo:text-align="center"/>
      <style:text-properties fo:font-size="22pt" fo:font-weight="bold"/>
    </style:style>
    <style:style style:name="NON_25_" style:display-name="NON%" style:family="table-cell" style:parent-style-name="Default">
      <style:table-cell-properties fo:background-color="#dc2300" style:text-align-source="fix" style:repeat-content="false"/>
      <style:paragraph-properties fo:text-align="center"/>
      <style:text-properties fo:font-size="22pt" fo:font-weight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Manque_20_Nb" style:display-name="Manque Nb" style:family="table-cell" style:parent-style-name="Default">
      <style:table-cell-properties fo:background-color="transparent"/>
    </style:style>
    <style:style style:name="fond_20_vert_20_aligné_20_droite" style:display-name="fond vert aligné droite" style:family="table-cell" style:parent-style-name="Default">
      <style:table-cell-properties fo:background-color="#5c8526" style:text-align-source="fix" style:repeat-content="false"/>
      <style:paragraph-properties fo:text-align="end"/>
      <style:text-properties fo:font-size="24pt"/>
    </style:style>
    <style:style style:name="fond_20_rouge_20_aligné_20_droite" style:display-name="fond rouge aligné droite" style:family="table-cell" style:parent-style-name="Default">
      <style:table-cell-properties fo:background-color="#ff0000" style:text-align-source="fix" style:repeat-content="false"/>
      <style:paragraph-properties fo:text-align="end"/>
      <style:text-properties fo:font-size="24pt"/>
    </style:style>
    <style:style style:name="Sans_20_nom1" style:display-name="Sans nom1" style:family="table-cell" style:parent-style-name="Default">
      <style:table-cell-properties style:text-align-source="fix" style:repeat-content="false"/>
      <style:paragraph-properties fo:text-align="end"/>
      <style:text-properties fo:font-size="20pt"/>
    </style:style>
    <style:style style:name="fond_20_vert_20_aligné_20_gauche" style:display-name="fond vert aligné gauche" style:family="table-cell" style:parent-style-name="Default">
      <style:table-cell-properties fo:background-color="#5c8526"/>
      <style:text-properties fo:font-size="24pt"/>
    </style:style>
    <style:style style:name="Sans_20_nom2" style:display-name="Sans nom2" style:family="table-cell" style:parent-style-name="Default">
      <style:table-cell-properties fo:background-color="#ff0000"/>
      <style:text-properties fo:font-size="20pt"/>
    </style:style>
    <style:style style:name="fond_20_rouge_20_aligné_20_gauche" style:display-name="fond rouge aligné gauche" style:family="table-cell" style:parent-style-name="Default">
      <style:table-cell-properties fo:background-color="#ff0000"/>
      <style:text-properties fo:font-size="22pt"/>
    </style:style>
    <draw:gradient draw:name="Gradient_20_7" draw:display-name="Gradient 7" draw:style="linear" draw:start-color="#fe3e02" draw:end-color="#ffe701" draw:start-intensity="100%" draw:end-intensity="100%" draw:angle="0" draw:border="0%"/>
    <draw:fill-image draw:name="Bbio" xlink:href="Pictures/10000000000003D50000023B2E81DDC9.png" xlink:type="simple" xlink:show="embed" xlink:actuate="onLoad"/>
    <draw:fill-image draw:name="Bbiomax" xlink:href="Pictures/10000000000003E7000000EF8868190B.png" xlink:type="simple" xlink:show="embed" xlink:actuate="onLoad"/>
    <draw:fill-image draw:name="Bitmape_20_13" draw:display-name="Bitmape 13" xlink:href="Pictures/10000000000005080000008E7D3884A0.png" xlink:type="simple" xlink:show="embed" xlink:actuate="onLoad"/>
    <draw:fill-image draw:name="Bitmape_20_2" draw:display-name="Bitmape 2" xlink:href="Pictures/100000000000008000000080F867FF6B.png" xlink:type="simple" xlink:show="embed" xlink:actuate="onLoad"/>
    <draw:fill-image draw:name="Bitmape_20_3" draw:display-name="Bitmape 3" xlink:href="Pictures/10000000000002120000019177DFC08D.png" xlink:type="simple" xlink:show="embed" xlink:actuate="onLoad"/>
    <draw:fill-image draw:name="Mbalt" xlink:href="Pictures/10000000000003A1000000FCDDD589B7.png" xlink:type="simple" xlink:show="embed" xlink:actuate="onLoad"/>
    <draw:fill-image draw:name="Mbgeo" xlink:href="Pictures/10000000000003E70000018B9A11047C.png" xlink:type="simple" xlink:show="embed" xlink:actuate="onLoad"/>
    <draw:fill-image draw:name="Mbsurf" xlink:href="Pictures/1000000000000337000003ADAF29FA76.png" xlink:type="simple" xlink:show="embed" xlink:actuate="onLoad"/>
    <draw:fill-image draw:name="McGES" xlink:href="Pictures/10000000000003C40000038208362CB4.png" xlink:type="simple" xlink:show="embed" xlink:actuate="onLoad"/>
    <draw:fill-image draw:name="Mcalt" xlink:href="Pictures/10000000000003AA000000D5EC4B7808.png" xlink:type="simple" xlink:show="embed" xlink:actuate="onLoad"/>
    <draw:fill-image draw:name="Mcgeo" xlink:href="Pictures/100000000000041C000001295AF1BA20.png" xlink:type="simple" xlink:show="embed" xlink:actuate="onLoad"/>
    <draw:fill-image draw:name="Mcsurf" xlink:href="Pictures/100000000000030C000002AFF556B41D.png" xlink:type="simple" xlink:show="embed" xlink:actuate="onLoad"/>
    <draw:fill-image draw:name="Mctype" xlink:href="Pictures/10000000000003E1000000EE426FBB72.png" xlink:type="simple" xlink:show="embed" xlink:actuate="onLoad"/>
    <draw:fill-image draw:name="façade_5f_ouest" draw:display-name="façade_ouest" xlink:href="Pictures/10000000000002E60000015F07DE1FFD.png" xlink:type="simple" xlink:show="embed" xlink:actuate="onLoad"/>
    <draw:fill-image draw:name="rt2012_5f_2" draw:display-name="rt2012_2" xlink:href="Pictures/10000000000003B200000382700002A1.png" xlink:type="simple" xlink:show="embed" xlink:actuate="onLoad"/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draw:marker draw:name="Extrémités_20_de_20_ligne_20_2" draw:display-name="Extrémités de ligne 2" svg:viewBox="0 0 20 30" svg:d="M10 0l-10 30h20z"/>
    <draw:marker draw:name="Extrémités_20_de_20_ligne_20_6" draw:display-name="Extrémités de ligne 6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scale-to="2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8:17:19.796936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EUSES_20_SOLIVES" style:display-name="PageStyle_PORTEUSES SOLIV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08:28:20.60</meta:creation-date>
    <meta:editing-duration>P1DT21H56M</meta:editing-duration>
    <meta:editing-cycles>290</meta:editing-cycles>
    <meta:generator>LibreOffice/4.3.6.2$Linux_X86_64 LibreOffice_project/430m0$Build-2</meta:generator>
    <dc:date>2015-03-25T18:21:38.743743819</dc:date>
    <dc:creator>Mathieu Godard</dc:creator>
    <meta:document-statistic meta:table-count="2" meta:cell-count="3095" meta:object-count="0"/>
  </office:meta>
</office:document-meta>
</file>